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9.26mm" svg:height="116.34mm" svg:x="97.47mm" svg:y="15.14mm">
            <draw:object draw:notify-on-update-of-ranges="Sheet1.A1:Sheet1.A1 Sheet1.A1500:Sheet1.A2500 Sheet1.B1:Sheet1.B1 Sheet1.B1500:Sheet1.B2500 Sheet1.C1:Sheet1.C1 Sheet1.C1500:Sheet1.C2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Forecast</text:p>
          </table:table-cell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30599180565" calcext:value-type="float">
            <text:p>1.71330599180565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1644875569" calcext:value-type="float">
            <text:p>1.71361644875569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0574788848" calcext:value-type="float">
            <text:p>1.7136057478884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330240930541" calcext:value-type="float">
            <text:p>1.71330240930541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300970730837" calcext:value-type="float">
            <text:p>1.71300970730837</text:p>
          </table:table-cell>
          <table:table-cell/>
        </table:table-row>
        <table:table-row table:style-name="ro1">
          <table:table-cell office:value-type="float" office:value="1.7133" calcext:value-type="float">
            <text:p>1.7133</text:p>
          </table:table-cell>
          <table:table-cell office:value-type="float" office:value="1.71302051032054" calcext:value-type="float">
            <text:p>1.71302051032054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291934022497" calcext:value-type="float">
            <text:p>1.71291934022497</text:p>
          </table:table-cell>
          <table:table-cell/>
        </table:table-row>
        <table:table-row table:style-name="ro1">
          <table:table-cell office:value-type="float" office:value="1.7131" calcext:value-type="float">
            <text:p>1.7131</text:p>
          </table:table-cell>
          <table:table-cell office:value-type="float" office:value="1.71302411259343" calcext:value-type="float">
            <text:p>1.71302411259343</text:p>
          </table:table-cell>
          <table:table-cell/>
        </table:table-row>
        <table:table-row table:style-name="ro1">
          <table:table-cell office:value-type="float" office:value="1.7133" calcext:value-type="float">
            <text:p>1.7133</text:p>
          </table:table-cell>
          <table:table-cell office:value-type="float" office:value="1.71271694658262" calcext:value-type="float">
            <text:p>1.71271694658262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293016505862" calcext:value-type="float">
            <text:p>1.71293016505862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302411259343" calcext:value-type="float">
            <text:p>1.71302411259343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302051032054" calcext:value-type="float">
            <text:p>1.71302051032054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302051032054" calcext:value-type="float">
            <text:p>1.71302051032054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02051032054" calcext:value-type="float">
            <text:p>1.71302051032054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12166255317" calcext:value-type="float">
            <text:p>1.71312166255317</text:p>
          </table:table-cell>
          <table:table-cell/>
        </table:table-row>
        <table:table-row table:style-name="ro1">
          <table:table-cell office:value-type="float" office:value="1.7133" calcext:value-type="float">
            <text:p>1.7133</text:p>
          </table:table-cell>
          <table:table-cell office:value-type="float" office:value="1.71311806627868" calcext:value-type="float">
            <text:p>1.71311806627868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291573323717" calcext:value-type="float">
            <text:p>1.71291573323717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02411259343" calcext:value-type="float">
            <text:p>1.71302411259343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12166255317" calcext:value-type="float">
            <text:p>1.71312166255317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11806627868" calcext:value-type="float">
            <text:p>1.71311806627868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21920599986" calcext:value-type="float">
            <text:p>1.71321920599986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11447062445" calcext:value-type="float">
            <text:p>1.71311447062445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32032780917" calcext:value-type="float">
            <text:p>1.71332032780917</text:p>
          </table:table-cell>
          <table:table-cell/>
        </table:table-row>
        <table:table-row table:style-name="ro1">
          <table:table-cell office:value-type="float" office:value="1.7132" calcext:value-type="float">
            <text:p>1.7132</text:p>
          </table:table-cell>
          <table:table-cell office:value-type="float" office:value="1.71331315861396" calcext:value-type="float">
            <text:p>1.71331315861396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280731735719" calcext:value-type="float">
            <text:p>1.71280731735719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02771549484" calcext:value-type="float">
            <text:p>1.71302771549484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32391329303" calcext:value-type="float">
            <text:p>1.71332391329303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11087559403" calcext:value-type="float">
            <text:p>1.71311087559403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332032780917" calcext:value-type="float">
            <text:p>1.71332032780917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00970730837" calcext:value-type="float">
            <text:p>1.71300970730837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322279688868" calcext:value-type="float">
            <text:p>1.71322279688868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01330767447" calcext:value-type="float">
            <text:p>1.71301330767447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332391329303" calcext:value-type="float">
            <text:p>1.71332391329303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00970730837" calcext:value-type="float">
            <text:p>1.71300970730837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312166255317" calcext:value-type="float">
            <text:p>1.71312166255317</text:p>
          </table:table-cell>
          <table:table-cell/>
        </table:table-row>
        <table:table-row table:style-name="ro1">
          <table:table-cell office:value-type="float" office:value="1.7132" calcext:value-type="float">
            <text:p>1.7132</text:p>
          </table:table-cell>
          <table:table-cell office:value-type="float" office:value="1.71301690867971" calcext:value-type="float">
            <text:p>1.71301690867971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281815230082" calcext:value-type="float">
            <text:p>1.71281815230082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312885694882" calcext:value-type="float">
            <text:p>1.71312885694882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01690867971" calcext:value-type="float">
            <text:p>1.71301690867971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312166255317" calcext:value-type="float">
            <text:p>1.71312166255317</text:p>
          </table:table-cell>
          <table:table-cell/>
        </table:table-row>
        <table:table-row table:style-name="ro1">
          <table:table-cell office:value-type="float" office:value="1.7133" calcext:value-type="float">
            <text:p>1.7133</text:p>
          </table:table-cell>
          <table:table-cell office:value-type="float" office:value="1.71301690867971" calcext:value-type="float">
            <text:p>1.71301690867971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291934022497" calcext:value-type="float">
            <text:p>1.71291934022497</text:p>
          </table:table-cell>
          <table:table-cell/>
        </table:table-row>
        <table:table-row table:style-name="ro1">
          <table:table-cell office:value-type="float" office:value="1.7133" calcext:value-type="float">
            <text:p>1.7133</text:p>
          </table:table-cell>
          <table:table-cell office:value-type="float" office:value="1.7131252594444" calcext:value-type="float">
            <text:p>1.7131252594444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291573323717" calcext:value-type="float">
            <text:p>1.71291573323717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322638837892" calcext:value-type="float">
            <text:p>1.71322638837892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01330767447" calcext:value-type="float">
            <text:p>1.71301330767447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12166255317" calcext:value-type="float">
            <text:p>1.71312166255317</text:p>
          </table:table-cell>
          <table:table-cell/>
        </table:table-row>
        <table:table-row table:style-name="ro1">
          <table:table-cell office:value-type="float" office:value="1.7133" calcext:value-type="float">
            <text:p>1.7133</text:p>
          </table:table-cell>
          <table:table-cell office:value-type="float" office:value="1.71311806627868" calcext:value-type="float">
            <text:p>1.71311806627868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291573323717" calcext:value-type="float">
            <text:p>1.71291573323717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403477081801" calcext:value-type="float">
            <text:p>1.71403477081801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49037159485" calcext:value-type="float">
            <text:p>1.71349037159485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7068248933" calcext:value-type="float">
            <text:p>1.7137068248933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60218205107" calcext:value-type="float">
            <text:p>1.71360218205107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80788391414" calcext:value-type="float">
            <text:p>1.71380788391414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49751109635" calcext:value-type="float">
            <text:p>1.71349751109635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71394742268" calcext:value-type="float">
            <text:p>1.71371394742268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0108172459" calcext:value-type="float">
            <text:p>1.71350108172459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7068248933" calcext:value-type="float">
            <text:p>1.7137068248933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80432887668" calcext:value-type="float">
            <text:p>1.71380432887668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80077437381" calcext:value-type="float">
            <text:p>1.7138007743738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986167787" calcext:value-type="float">
            <text:p>1.7135986167787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71038588662" calcext:value-type="float">
            <text:p>1.71371038588662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80432887668" calcext:value-type="float">
            <text:p>1.71380432887668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29524613041" calcext:value-type="float">
            <text:p>1.71329524613041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61644875569" calcext:value-type="float">
            <text:p>1.71361644875569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80788391414" calcext:value-type="float">
            <text:p>1.71380788391414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5986167787" calcext:value-type="float">
            <text:p>1.7135986167787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7068248933" calcext:value-type="float">
            <text:p>1.7137068248933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80432887668" calcext:value-type="float">
            <text:p>1.71380432887668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986167787" calcext:value-type="float">
            <text:p>1.7135986167787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60574788848" calcext:value-type="float">
            <text:p>1.7136057478884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0574788848" calcext:value-type="float">
            <text:p>1.71360574788848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81143948266" calcext:value-type="float">
            <text:p>1.71381143948266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49751109635" calcext:value-type="float">
            <text:p>1.71349751109635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80788391414" calcext:value-type="float">
            <text:p>1.71380788391414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49751109635" calcext:value-type="float">
            <text:p>1.71349751109635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71038588662" calcext:value-type="float">
            <text:p>1.71371038588662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39996350046" calcext:value-type="float">
            <text:p>1.71339996350046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81143948266" calcext:value-type="float">
            <text:p>1.71381143948266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49751109635" calcext:value-type="float">
            <text:p>1.71349751109635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71038588662" calcext:value-type="float">
            <text:p>1.71371038588662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80432887668" calcext:value-type="float">
            <text:p>1.71380432887668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69970454903" calcext:value-type="float">
            <text:p>1.71369970454903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80432887668" calcext:value-type="float">
            <text:p>1.7138043288766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80077437381" calcext:value-type="float">
            <text:p>1.71380077437381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49751109635" calcext:value-type="float">
            <text:p>1.71349751109635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71038588662" calcext:value-type="float">
            <text:p>1.71371038588662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60218205107" calcext:value-type="float">
            <text:p>1.71360218205107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60574788848" calcext:value-type="float">
            <text:p>1.71360574788848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411095274088" calcext:value-type="float">
            <text:p>1.71411095274088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68902819145" calcext:value-type="float">
            <text:p>1.71368902819145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70326444626" calcext:value-type="float">
            <text:p>1.71370326444626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90537530903" calcext:value-type="float">
            <text:p>1.71390537530903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59505207491" calcext:value-type="float">
            <text:p>1.71359505207491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80788391414" calcext:value-type="float">
            <text:p>1.71380788391414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69970454903" calcext:value-type="float">
            <text:p>1.71369970454903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80432887668" calcext:value-type="float">
            <text:p>1.71380432887668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329524613041" calcext:value-type="float">
            <text:p>1.71329524613041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00970730837" calcext:value-type="float">
            <text:p>1.71300970730837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12166255317" calcext:value-type="float">
            <text:p>1.71312166255317</text:p>
          </table:table-cell>
          <table:table-cell/>
        </table:table-row>
        <table:table-row table:style-name="ro1">
          <table:table-cell office:value-type="float" office:value="1.7132" calcext:value-type="float">
            <text:p>1.7132</text:p>
          </table:table-cell>
          <table:table-cell office:value-type="float" office:value="1.71332032780917" calcext:value-type="float">
            <text:p>1.71332032780917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280731735719" calcext:value-type="float">
            <text:p>1.71280731735719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02771549484" calcext:value-type="float">
            <text:p>1.71302771549484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12166255317" calcext:value-type="float">
            <text:p>1.71312166255317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2032780917" calcext:value-type="float">
            <text:p>1.71332032780917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41427328011" calcext:value-type="float">
            <text:p>1.71341427328011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10728119094" calcext:value-type="float">
            <text:p>1.71310728119094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11806627868" calcext:value-type="float">
            <text:p>1.71311806627868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72463525211" calcext:value-type="float">
            <text:p>1.71372463525211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29882741248" calcext:value-type="float">
            <text:p>1.71329882741248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21202604061" calcext:value-type="float">
            <text:p>1.71321202604061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41785218746" calcext:value-type="float">
            <text:p>1.71341785218746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20843697725" calcext:value-type="float">
            <text:p>1.71320843697725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311447062445" calcext:value-type="float">
            <text:p>1.71311447062445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301690867971" calcext:value-type="float">
            <text:p>1.71301690867971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02051032054" calcext:value-type="float">
            <text:p>1.71302051032054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12166255317" calcext:value-type="float">
            <text:p>1.71312166255317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21920599986" calcext:value-type="float">
            <text:p>1.71321920599986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11447062445" calcext:value-type="float">
            <text:p>1.71311447062445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42143167271" calcext:value-type="float">
            <text:p>1.71342143167271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21202604061" calcext:value-type="float">
            <text:p>1.71321202604061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31674291497" calcext:value-type="float">
            <text:p>1.71331674291497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311087559403" calcext:value-type="float">
            <text:p>1.71311087559403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01690867971" calcext:value-type="float">
            <text:p>1.71301690867971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12166255317" calcext:value-type="float">
            <text:p>1.71312166255317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21920599986" calcext:value-type="float">
            <text:p>1.71321920599986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72107210896" calcext:value-type="float">
            <text:p>1.71372107210896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80432887668" calcext:value-type="float">
            <text:p>1.71380432887668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80077437381" calcext:value-type="float">
            <text:p>1.71380077437381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400286005351" calcext:value-type="float">
            <text:p>1.71400286005351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79366698594" calcext:value-type="float">
            <text:p>1.71379366698594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986167787" calcext:value-type="float">
            <text:p>1.7135986167787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60574788848" calcext:value-type="float">
            <text:p>1.71360574788848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7068248933" calcext:value-type="float">
            <text:p>1.7137068248933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90537530903" calcext:value-type="float">
            <text:p>1.71390537530903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59505207491" calcext:value-type="float">
            <text:p>1.71359505207491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7068248933" calcext:value-type="float">
            <text:p>1.7137068248933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80432887668" calcext:value-type="float">
            <text:p>1.71380432887668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80077437381" calcext:value-type="float">
            <text:p>1.7138007743738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9970454903" calcext:value-type="float">
            <text:p>1.71369970454903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50108172459" calcext:value-type="float">
            <text:p>1.71350108172459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81143948266" calcext:value-type="float">
            <text:p>1.71381143948266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9018262197" calcext:value-type="float">
            <text:p>1.7139018262197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59505207491" calcext:value-type="float">
            <text:p>1.71359505207491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80788391414" calcext:value-type="float">
            <text:p>1.71380788391414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9018262197" calcext:value-type="float">
            <text:p>1.7139018262197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99931690459" calcext:value-type="float">
            <text:p>1.71399931690459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79366698594" calcext:value-type="float">
            <text:p>1.71379366698594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80077437381" calcext:value-type="float">
            <text:p>1.71380077437381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49751109635" calcext:value-type="float">
            <text:p>1.71349751109635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81143948266" calcext:value-type="float">
            <text:p>1.71381143948266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69970454903" calcext:value-type="float">
            <text:p>1.71369970454903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60218205107" calcext:value-type="float">
            <text:p>1.71360218205107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80788391414" calcext:value-type="float">
            <text:p>1.71380788391414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5986167787" calcext:value-type="float">
            <text:p>1.7135986167787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7068248933" calcext:value-type="float">
            <text:p>1.7137068248933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60218205107" calcext:value-type="float">
            <text:p>1.71360218205107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80788391414" calcext:value-type="float">
            <text:p>1.71380788391414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69970454903" calcext:value-type="float">
            <text:p>1.71369970454903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90537530903" calcext:value-type="float">
            <text:p>1.71390537530903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69614520513" calcext:value-type="float">
            <text:p>1.71369614520513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80432887668" calcext:value-type="float">
            <text:p>1.71380432887668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69970454903" calcext:value-type="float">
            <text:p>1.71369970454903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90537530903" calcext:value-type="float">
            <text:p>1.71390537530903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69614520513" calcext:value-type="float">
            <text:p>1.71369614520513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60218205107" calcext:value-type="float">
            <text:p>1.71360218205107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7068248933" calcext:value-type="float">
            <text:p>1.7137068248933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400640371014" calcext:value-type="float">
            <text:p>1.71400640371014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6925864181" calcext:value-type="float">
            <text:p>1.7136925864181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80432887668" calcext:value-type="float">
            <text:p>1.71380432887668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5986167787" calcext:value-type="float">
            <text:p>1.7135986167787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80788391414" calcext:value-type="float">
            <text:p>1.71380788391414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69970454903" calcext:value-type="float">
            <text:p>1.71369970454903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80432887668" calcext:value-type="float">
            <text:p>1.71380432887668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80077437381" calcext:value-type="float">
            <text:p>1.71380077437381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69970454903" calcext:value-type="float">
            <text:p>1.71369970454903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80432887668" calcext:value-type="float">
            <text:p>1.71380432887668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41038758422" calcext:value-type="float">
            <text:p>1.7141038758422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68902819145" calcext:value-type="float">
            <text:p>1.71368902819145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90537530903" calcext:value-type="float">
            <text:p>1.71390537530903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9505207491" calcext:value-type="float">
            <text:p>1.7135950520749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0574788848" calcext:value-type="float">
            <text:p>1.71360574788848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9124750423" calcext:value-type="float">
            <text:p>1.7139124750423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49394105192" calcext:value-type="float">
            <text:p>1.71349394105192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90892491773" calcext:value-type="float">
            <text:p>1.71390892491773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410033812993" calcext:value-type="float">
            <text:p>1.71410033812993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89118210328" calcext:value-type="float">
            <text:p>1.71389118210328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59505207491" calcext:value-type="float">
            <text:p>1.71359505207491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80788391414" calcext:value-type="float">
            <text:p>1.71380788391414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5986167787" calcext:value-type="float">
            <text:p>1.7135986167787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411095274088" calcext:value-type="float">
            <text:p>1.71411095274088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89118210328" calcext:value-type="float">
            <text:p>1.71389118210328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89827765328" calcext:value-type="float">
            <text:p>1.71389827765328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59505207491" calcext:value-type="float">
            <text:p>1.71359505207491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80788391414" calcext:value-type="float">
            <text:p>1.71380788391414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41038758422" calcext:value-type="float">
            <text:p>1.7141038758422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79011410799" calcext:value-type="float">
            <text:p>1.71379011410799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80077437381" calcext:value-type="float">
            <text:p>1.71380077437381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80077437381" calcext:value-type="float">
            <text:p>1.71380077437381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400286005351" calcext:value-type="float">
            <text:p>1.71400286005351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8947296133" calcext:value-type="float">
            <text:p>1.7138947296133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29166546271" calcext:value-type="float">
            <text:p>1.71329166546271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31315861396" calcext:value-type="float">
            <text:p>1.71331315861396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31315861396" calcext:value-type="float">
            <text:p>1.71331315861396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21202604061" calcext:value-type="float">
            <text:p>1.7132120260406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41785218746" calcext:value-type="float">
            <text:p>1.71341785218746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33" calcext:value-type="float">
            <text:p>1.7133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290852121793" calcext:value-type="float">
            <text:p>1.71290852121793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32749936301" calcext:value-type="float">
            <text:p>1.71332749936301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21202604061" calcext:value-type="float">
            <text:p>1.71321202604061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31674291497" calcext:value-type="float">
            <text:p>1.71331674291497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21202604061" calcext:value-type="float">
            <text:p>1.71321202604061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41785218746" calcext:value-type="float">
            <text:p>1.71341785218746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20843697725" calcext:value-type="float">
            <text:p>1.71320843697725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21561571599" calcext:value-type="float">
            <text:p>1.71321561571599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1674291497" calcext:value-type="float">
            <text:p>1.71331674291497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41427328011" calcext:value-type="float">
            <text:p>1.7134142732801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41427328011" calcext:value-type="float">
            <text:p>1.71341427328011</text:p>
          </table:table-cell>
          <table:table-cell/>
        </table:table-row>
        <table:table-row table:style-name="ro1">
          <table:table-cell office:value-type="float" office:value="1.7133" calcext:value-type="float">
            <text:p>1.7133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33" calcext:value-type="float">
            <text:p>1.7133</text:p>
          </table:table-cell>
          <table:table-cell office:value-type="float" office:value="1.71290852121793" calcext:value-type="float">
            <text:p>1.71290852121793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292294786017" calcext:value-type="float">
            <text:p>1.71292294786017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2859236282" calcext:value-type="float">
            <text:p>1.71342859236282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30599180565" calcext:value-type="float">
            <text:p>1.71330599180565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21202604061" calcext:value-type="float">
            <text:p>1.7132120260406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31674291497" calcext:value-type="float">
            <text:p>1.71331674291497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51537000524" calcext:value-type="float">
            <text:p>1.71351537000524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10368741872" calcext:value-type="float">
            <text:p>1.71310368741872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42143167271" calcext:value-type="float">
            <text:p>1.7134214316727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41427328011" calcext:value-type="float">
            <text:p>1.7134142732801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10728119094" calcext:value-type="float">
            <text:p>1.71310728119094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42143167271" calcext:value-type="float">
            <text:p>1.7134214316727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10728119094" calcext:value-type="float">
            <text:p>1.71310728119094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2143167271" calcext:value-type="float">
            <text:p>1.71342143167271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2" calcext:value-type="float">
            <text:p>1.7132</text:p>
          </table:table-cell>
          <table:table-cell office:value-type="float" office:value="1.71330599180565" calcext:value-type="float">
            <text:p>1.71330599180565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280731735719" calcext:value-type="float">
            <text:p>1.71280731735719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12885694882" calcext:value-type="float">
            <text:p>1.71312885694882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2032780917" calcext:value-type="float">
            <text:p>1.71332032780917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1427328011" calcext:value-type="float">
            <text:p>1.7134142732801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10728119094" calcext:value-type="float">
            <text:p>1.71310728119094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2251755674" calcext:value-type="float">
            <text:p>1.71352251755674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10368741872" calcext:value-type="float">
            <text:p>1.71310368741872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21920599986" calcext:value-type="float">
            <text:p>1.71321920599986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21561571599" calcext:value-type="float">
            <text:p>1.71321561571599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41785218746" calcext:value-type="float">
            <text:p>1.71341785218746</text:p>
          </table:table-cell>
          <table:table-cell/>
        </table:table-row>
        <table:table-row table:style-name="ro1">
          <table:table-cell office:value-type="float" office:value="1.7133" calcext:value-type="float">
            <text:p>1.7133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290852121793" calcext:value-type="float">
            <text:p>1.71290852121793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32749936301" calcext:value-type="float">
            <text:p>1.71332749936301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21202604061" calcext:value-type="float">
            <text:p>1.71321202604061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31674291497" calcext:value-type="float">
            <text:p>1.71331674291497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11087559403" calcext:value-type="float">
            <text:p>1.71311087559403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21920599986" calcext:value-type="float">
            <text:p>1.71321920599986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31674291497" calcext:value-type="float">
            <text:p>1.71331674291497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31315861396" calcext:value-type="float">
            <text:p>1.71331315861396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1315861396" calcext:value-type="float">
            <text:p>1.71331315861396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41427328011" calcext:value-type="float">
            <text:p>1.7134142732801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11087559403" calcext:value-type="float">
            <text:p>1.71311087559403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62358542768" calcext:value-type="float">
            <text:p>1.71362358542768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40354006085" calcext:value-type="float">
            <text:p>1.71340354006085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41427328011" calcext:value-type="float">
            <text:p>1.7134142732801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1537000524" calcext:value-type="float">
            <text:p>1.71351537000524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30599180565" calcext:value-type="float">
            <text:p>1.71330599180565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11087559403" calcext:value-type="float">
            <text:p>1.71311087559403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42143167271" calcext:value-type="float">
            <text:p>1.71342143167271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61288124432" calcext:value-type="float">
            <text:p>1.71361288124432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30240930541" calcext:value-type="float">
            <text:p>1.7133024093054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31315861396" calcext:value-type="float">
            <text:p>1.71331315861396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51537000524" calcext:value-type="float">
            <text:p>1.71351537000524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30599180565" calcext:value-type="float">
            <text:p>1.71330599180565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1537000524" calcext:value-type="float">
            <text:p>1.71351537000524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20484852944" calcext:value-type="float">
            <text:p>1.71320484852944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41785218746" calcext:value-type="float">
            <text:p>1.71341785218746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31315861396" calcext:value-type="float">
            <text:p>1.71331315861396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1537000524" calcext:value-type="float">
            <text:p>1.71351537000524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20843697725" calcext:value-type="float">
            <text:p>1.71320843697725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62001681799" calcext:value-type="float">
            <text:p>1.71362001681799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40354006085" calcext:value-type="float">
            <text:p>1.71340354006085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1288124432" calcext:value-type="float">
            <text:p>1.71361288124432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10368741872" calcext:value-type="float">
            <text:p>1.71310368741872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2251755674" calcext:value-type="float">
            <text:p>1.71352251755674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1427328011" calcext:value-type="float">
            <text:p>1.71341427328011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20484852944" calcext:value-type="float">
            <text:p>1.71320484852944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41785218746" calcext:value-type="float">
            <text:p>1.71341785218746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1427328011" calcext:value-type="float">
            <text:p>1.71341427328011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0240930541" calcext:value-type="float">
            <text:p>1.7133024093054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1427328011" calcext:value-type="float">
            <text:p>1.7134142732801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20843697725" calcext:value-type="float">
            <text:p>1.71320843697725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1894349967" calcext:value-type="float">
            <text:p>1.71351894349967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1288124432" calcext:value-type="float">
            <text:p>1.71361288124432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1288124432" calcext:value-type="float">
            <text:p>1.71361288124432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30240930541" calcext:value-type="float">
            <text:p>1.7133024093054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11087559403" calcext:value-type="float">
            <text:p>1.71311087559403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42143167271" calcext:value-type="float">
            <text:p>1.7134214316727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1288124432" calcext:value-type="float">
            <text:p>1.71361288124432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61288124432" calcext:value-type="float">
            <text:p>1.71361288124432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60574788848" calcext:value-type="float">
            <text:p>1.7136057478884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0354006085" calcext:value-type="float">
            <text:p>1.71340354006085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71038588662" calcext:value-type="float">
            <text:p>1.71371038588662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50108172459" calcext:value-type="float">
            <text:p>1.71350108172459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71038588662" calcext:value-type="float">
            <text:p>1.71371038588662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9996350046" calcext:value-type="float">
            <text:p>1.71339996350046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81499557871" calcext:value-type="float">
            <text:p>1.7138149955787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9638753563" calcext:value-type="float">
            <text:p>1.71339638753563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41427328011" calcext:value-type="float">
            <text:p>1.71341427328011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61288124432" calcext:value-type="float">
            <text:p>1.71361288124432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7068248933" calcext:value-type="float">
            <text:p>1.7137068248933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9996350046" calcext:value-type="float">
            <text:p>1.71339996350046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30599180565" calcext:value-type="float">
            <text:p>1.71330599180565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51537000524" calcext:value-type="float">
            <text:p>1.71351537000524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20484852944" calcext:value-type="float">
            <text:p>1.71320484852944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51894349967" calcext:value-type="float">
            <text:p>1.71351894349967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71038588662" calcext:value-type="float">
            <text:p>1.71371038588662</text:p>
          </table:table-cell>
          <table:table-cell/>
        </table:table-row>
        <table:table-row table:style-name="ro1">
          <table:table-cell office:value-type="float" office:value="1.7134" calcext:value-type="float">
            <text:p>1.7134</text:p>
          </table:table-cell>
          <table:table-cell office:value-type="float" office:value="1.71350108172459" calcext:value-type="float">
            <text:p>1.71350108172459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00250850769" calcext:value-type="float">
            <text:p>1.71300250850769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2609217293" calcext:value-type="float">
            <text:p>1.71352609217293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40354006085" calcext:value-type="float">
            <text:p>1.71340354006085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71394742268" calcext:value-type="float">
            <text:p>1.7137139474226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39996350046" calcext:value-type="float">
            <text:p>1.71339996350046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10368741872" calcext:value-type="float">
            <text:p>1.71310368741872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2032780917" calcext:value-type="float">
            <text:p>1.71332032780917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1427328011" calcext:value-type="float">
            <text:p>1.7134142732801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0599180565" calcext:value-type="float">
            <text:p>1.71330599180565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41427328011" calcext:value-type="float">
            <text:p>1.7134142732801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1288124432" calcext:value-type="float">
            <text:p>1.71361288124432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0354006085" calcext:value-type="float">
            <text:p>1.71340354006085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30599180565" calcext:value-type="float">
            <text:p>1.71330599180565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31315861396" calcext:value-type="float">
            <text:p>1.71331315861396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1315861396" calcext:value-type="float">
            <text:p>1.71331315861396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1427328011" calcext:value-type="float">
            <text:p>1.71341427328011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30599180565" calcext:value-type="float">
            <text:p>1.71330599180565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1537000524" calcext:value-type="float">
            <text:p>1.71351537000524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20843697725" calcext:value-type="float">
            <text:p>1.71320843697725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1894349967" calcext:value-type="float">
            <text:p>1.71351894349967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61288124432" calcext:value-type="float">
            <text:p>1.71361288124432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60574788848" calcext:value-type="float">
            <text:p>1.7136057478884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30240930541" calcext:value-type="float">
            <text:p>1.7133024093054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1537000524" calcext:value-type="float">
            <text:p>1.71351537000524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51537000524" calcext:value-type="float">
            <text:p>1.71351537000524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30599180565" calcext:value-type="float">
            <text:p>1.71330599180565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51537000524" calcext:value-type="float">
            <text:p>1.71351537000524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0599180565" calcext:value-type="float">
            <text:p>1.71330599180565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41427328011" calcext:value-type="float">
            <text:p>1.7134142732801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1537000524" calcext:value-type="float">
            <text:p>1.71351537000524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20126070072" calcext:value-type="float">
            <text:p>1.71320126070072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1785218746" calcext:value-type="float">
            <text:p>1.71341785218746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1288124432" calcext:value-type="float">
            <text:p>1.71361288124432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1288124432" calcext:value-type="float">
            <text:p>1.71361288124432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61644875569" calcext:value-type="float">
            <text:p>1.71361644875569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0354006085" calcext:value-type="float">
            <text:p>1.71340354006085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30599180565" calcext:value-type="float">
            <text:p>1.71330599180565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1427328011" calcext:value-type="float">
            <text:p>1.71341427328011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6" calcext:value-type="float">
            <text:p>1.7136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20843697725" calcext:value-type="float">
            <text:p>1.71320843697725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41785218746" calcext:value-type="float">
            <text:p>1.71341785218746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61288124432" calcext:value-type="float">
            <text:p>1.71361288124432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0354006085" calcext:value-type="float">
            <text:p>1.71340354006085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1537000524" calcext:value-type="float">
            <text:p>1.71351537000524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1069495421" calcext:value-type="float">
            <text:p>1.71341069495421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9124750423" calcext:value-type="float">
            <text:p>1.7139124750423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99931690459" calcext:value-type="float">
            <text:p>1.71399931690459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6925864181" calcext:value-type="float">
            <text:p>1.7136925864181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00640371014" calcext:value-type="float">
            <text:p>1.71400640371014</text:p>
          </table:table-cell>
          <table:table-cell/>
        </table:table-row>
        <table:table-row table:style-name="ro1">
          <table:table-cell office:value-type="float" office:value="1.7146" calcext:value-type="float">
            <text:p>1.7146</text:p>
          </table:table-cell>
          <table:table-cell office:value-type="float" office:value="1.71399577426693" calcext:value-type="float">
            <text:p>1.71399577426693</text:p>
          </table:table-cell>
          <table:table-cell/>
        </table:table-row>
        <table:table-row table:style-name="ro1">
          <table:table-cell office:value-type="float" office:value="1.7146" calcext:value-type="float">
            <text:p>1.7146</text:p>
          </table:table-cell>
          <table:table-cell office:value-type="float" office:value="1.71419780952074" calcext:value-type="float">
            <text:p>1.71419780952074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19074742631" calcext:value-type="float">
            <text:p>1.71419074742631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08972798363" calcext:value-type="float">
            <text:p>1.71408972798363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09326419711" calcext:value-type="float">
            <text:p>1.71409326419711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09326419711" calcext:value-type="float">
            <text:p>1.71409326419711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99223214403" calcext:value-type="float">
            <text:p>1.71399223214403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99577426693" calcext:value-type="float">
            <text:p>1.71399577426693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09680091372" calcext:value-type="float">
            <text:p>1.71409680091372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99223214403" calcext:value-type="float">
            <text:p>1.71399223214403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99577426693" calcext:value-type="float">
            <text:p>1.71399577426693</text:p>
          </table:table-cell>
          <table:table-cell/>
        </table:table-row>
        <table:table-row table:style-name="ro1">
          <table:table-cell office:value-type="float" office:value="1.7147" calcext:value-type="float">
            <text:p>1.7147</text:p>
          </table:table-cell>
          <table:table-cell office:value-type="float" office:value="1.71409680091372" calcext:value-type="float">
            <text:p>1.71409680091372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29527420852" calcext:value-type="float">
            <text:p>1.71429527420852</text:p>
          </table:table-cell>
          <table:table-cell/>
        </table:table-row>
        <table:table-row table:style-name="ro1">
          <table:table-cell office:value-type="float" office:value="1.7146" calcext:value-type="float">
            <text:p>1.7146</text:p>
          </table:table-cell>
          <table:table-cell office:value-type="float" office:value="1.71398514945665" calcext:value-type="float">
            <text:p>1.71398514945665</text:p>
          </table:table-cell>
          <table:table-cell/>
        </table:table-row>
        <table:table-row table:style-name="ro1">
          <table:table-cell office:value-type="float" office:value="1.7147" calcext:value-type="float">
            <text:p>1.7147</text:p>
          </table:table-cell>
          <table:table-cell office:value-type="float" office:value="1.71419780952074" calcext:value-type="float">
            <text:p>1.71419780952074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29174883464" calcext:value-type="float">
            <text:p>1.71429174883464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98514945665" calcext:value-type="float">
            <text:p>1.71398514945665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409680091372" calcext:value-type="float">
            <text:p>1.71409680091372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89118210328" calcext:value-type="float">
            <text:p>1.71389118210328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99931690459" calcext:value-type="float">
            <text:p>1.71399931690459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99577426693" calcext:value-type="float">
            <text:p>1.71399577426693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99577426693" calcext:value-type="float">
            <text:p>1.71399577426693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09680091372" calcext:value-type="float">
            <text:p>1.71409680091372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99223214403" calcext:value-type="float">
            <text:p>1.71399223214403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359148794321" calcext:value-type="float">
            <text:p>1.71359148794321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80788391414" calcext:value-type="float">
            <text:p>1.71380788391414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400286005351" calcext:value-type="float">
            <text:p>1.71400286005351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8947296133" calcext:value-type="float">
            <text:p>1.7138947296133</text:p>
          </table:table-cell>
          <table:table-cell/>
        </table:table-row>
        <table:table-row table:style-name="ro1">
          <table:table-cell office:value-type="float" office:value="1.7147" calcext:value-type="float">
            <text:p>1.7147</text:p>
          </table:table-cell>
          <table:table-cell office:value-type="float" office:value="1.71399931690459" calcext:value-type="float">
            <text:p>1.71399931690459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29880005523" calcext:value-type="float">
            <text:p>1.71429880005523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08619227678" calcext:value-type="float">
            <text:p>1.71408619227678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99223214403" calcext:value-type="float">
            <text:p>1.71399223214403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409680091372" calcext:value-type="float">
            <text:p>1.71409680091372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79011410799" calcext:value-type="float">
            <text:p>1.71379011410799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00286005351" calcext:value-type="float">
            <text:p>1.71400286005351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409680091372" calcext:value-type="float">
            <text:p>1.71409680091372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89118210328" calcext:value-type="float">
            <text:p>1.71389118210328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10033812993" calcext:value-type="float">
            <text:p>1.71410033812993</text:p>
          </table:table-cell>
          <table:table-cell/>
        </table:table-row>
        <table:table-row table:style-name="ro1">
          <table:table-cell office:value-type="float" office:value="1.7146" calcext:value-type="float">
            <text:p>1.7146</text:p>
          </table:table-cell>
          <table:table-cell office:value-type="float" office:value="1.71409326419711" calcext:value-type="float">
            <text:p>1.71409326419711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19427822955" calcext:value-type="float">
            <text:p>1.71419427822955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08972798363" calcext:value-type="float">
            <text:p>1.71408972798363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09326419711" calcext:value-type="float">
            <text:p>1.71409326419711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409326419711" calcext:value-type="float">
            <text:p>1.71409326419711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89118210328" calcext:value-type="float">
            <text:p>1.71389118210328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99931690459" calcext:value-type="float">
            <text:p>1.71399931690459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8947296133" calcext:value-type="float">
            <text:p>1.7138947296133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59505207491" calcext:value-type="float">
            <text:p>1.71359505207491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90892491773" calcext:value-type="float">
            <text:p>1.71390892491773</text:p>
          </table:table-cell>
          <table:table-cell/>
        </table:table-row>
        <table:table-row table:style-name="ro1">
          <table:table-cell office:value-type="float" office:value="1.7146" calcext:value-type="float">
            <text:p>1.7146</text:p>
          </table:table-cell>
          <table:table-cell office:value-type="float" office:value="1.71399931690459" calcext:value-type="float">
            <text:p>1.71399931690459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19780952074" calcext:value-type="float">
            <text:p>1.71419780952074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08972798363" calcext:value-type="float">
            <text:p>1.71408972798363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09326419711" calcext:value-type="float">
            <text:p>1.71409326419711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99223214403" calcext:value-type="float">
            <text:p>1.71399223214403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925864181" calcext:value-type="float">
            <text:p>1.7136925864181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0108172459" calcext:value-type="float">
            <text:p>1.71350108172459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0354006085" calcext:value-type="float">
            <text:p>1.71340354006085</text:p>
          </table:table-cell>
          <table:table-cell/>
        </table:table-row>
        <table:table-row table:style-name="ro1">
          <table:table-cell office:value-type="float" office:value="1.7149" calcext:value-type="float">
            <text:p>1.7149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51830779487" calcext:value-type="float">
            <text:p>1.71451830779487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97806887063" calcext:value-type="float">
            <text:p>1.71397806887063</text:p>
          </table:table-cell>
          <table:table-cell/>
        </table:table-row>
        <table:table-row table:style-name="ro1">
          <table:table-cell office:value-type="float" office:value="1.7148" calcext:value-type="float">
            <text:p>1.7148</text:p>
          </table:table-cell>
          <table:table-cell office:value-type="float" office:value="1.7138947296133" calcext:value-type="float">
            <text:p>1.7138947296133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44032933219" calcext:value-type="float">
            <text:p>1.7144032933219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67835690909" calcext:value-type="float">
            <text:p>1.71367835690909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00640371014" calcext:value-type="float">
            <text:p>1.71400640371014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99577426693" calcext:value-type="float">
            <text:p>1.71399577426693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09680091372" calcext:value-type="float">
            <text:p>1.71409680091372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409326419711" calcext:value-type="float">
            <text:p>1.71409326419711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89118210328" calcext:value-type="float">
            <text:p>1.71389118210328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10033812993" calcext:value-type="float">
            <text:p>1.71410033812993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99223214403" calcext:value-type="float">
            <text:p>1.71399223214403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99577426693" calcext:value-type="float">
            <text:p>1.71399577426693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09680091372" calcext:value-type="float">
            <text:p>1.71409680091372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99223214403" calcext:value-type="float">
            <text:p>1.71399223214403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99577426693" calcext:value-type="float">
            <text:p>1.71399577426693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09680091372" calcext:value-type="float">
            <text:p>1.71409680091372</text:p>
          </table:table-cell>
          <table:table-cell/>
        </table:table-row>
        <table:table-row table:style-name="ro1">
          <table:table-cell office:value-type="float" office:value="1.7146" calcext:value-type="float">
            <text:p>1.7146</text:p>
          </table:table-cell>
          <table:table-cell office:value-type="float" office:value="1.71399223214403" calcext:value-type="float">
            <text:p>1.71399223214403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19780952074" calcext:value-type="float">
            <text:p>1.71419780952074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08972798363" calcext:value-type="float">
            <text:p>1.71408972798363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99223214403" calcext:value-type="float">
            <text:p>1.71399223214403</text:p>
          </table:table-cell>
          <table:table-cell/>
        </table:table-row>
        <table:table-row table:style-name="ro1">
          <table:table-cell office:value-type="float" office:value="1.7142" calcext:value-type="float">
            <text:p>1.7142</text:p>
          </table:table-cell>
          <table:table-cell office:value-type="float" office:value="1.71409680091372" calcext:value-type="float">
            <text:p>1.71409680091372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79011410799" calcext:value-type="float">
            <text:p>1.71379011410799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1038758422" calcext:value-type="float">
            <text:p>1.7141038758422</text:p>
          </table:table-cell>
          <table:table-cell/>
        </table:table-row>
        <table:table-row table:style-name="ro1">
          <table:table-cell office:value-type="float" office:value="1.7147" calcext:value-type="float">
            <text:p>1.7147</text:p>
          </table:table-cell>
          <table:table-cell office:value-type="float" office:value="1.71399223214403" calcext:value-type="float">
            <text:p>1.71399223214403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29880005523" calcext:value-type="float">
            <text:p>1.71429880005523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98514945665" calcext:value-type="float">
            <text:p>1.71398514945665</text:p>
          </table:table-cell>
          <table:table-cell/>
        </table:table-row>
        <table:table-row table:style-name="ro1">
          <table:table-cell office:value-type="float" office:value="1.7148" calcext:value-type="float">
            <text:p>1.7148</text:p>
          </table:table-cell>
          <table:table-cell office:value-type="float" office:value="1.71399577426693" calcext:value-type="float">
            <text:p>1.71399577426693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439977248456" calcext:value-type="float">
            <text:p>1.71439977248456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88054278822" calcext:value-type="float">
            <text:p>1.71388054278822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10033812993" calcext:value-type="float">
            <text:p>1.71410033812993</text:p>
          </table:table-cell>
          <table:table-cell/>
        </table:table-row>
        <table:table-row table:style-name="ro1">
          <table:table-cell office:value-type="float" office:value="1.7147" calcext:value-type="float">
            <text:p>1.7147</text:p>
          </table:table-cell>
          <table:table-cell office:value-type="float" office:value="1.71409326419711" calcext:value-type="float">
            <text:p>1.71409326419711</text:p>
          </table:table-cell>
          <table:table-cell/>
        </table:table-row>
        <table:table-row table:style-name="ro1">
          <table:table-cell office:value-type="float" office:value="1.7146" calcext:value-type="float">
            <text:p>1.7146</text:p>
          </table:table-cell>
          <table:table-cell office:value-type="float" office:value="1.71429527420852" calcext:value-type="float">
            <text:p>1.71429527420852</text:p>
          </table:table-cell>
          <table:table-cell/>
        </table:table-row>
        <table:table-row table:style-name="ro1">
          <table:table-cell office:value-type="float" office:value="1.7147" calcext:value-type="float">
            <text:p>1.7147</text:p>
          </table:table-cell>
          <table:table-cell office:value-type="float" office:value="1.71418721711456" calcext:value-type="float">
            <text:p>1.71418721711456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29174883464" calcext:value-type="float">
            <text:p>1.71429174883464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98514945665" calcext:value-type="float">
            <text:p>1.71398514945665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8947296133" calcext:value-type="float">
            <text:p>1.7138947296133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10033812993" calcext:value-type="float">
            <text:p>1.71410033812993</text:p>
          </table:table-cell>
          <table:table-cell/>
        </table:table-row>
        <table:table-row table:style-name="ro1">
          <table:table-cell office:value-type="float" office:value="1.7146" calcext:value-type="float">
            <text:p>1.7146</text:p>
          </table:table-cell>
          <table:table-cell office:value-type="float" office:value="1.71409326419711" calcext:value-type="float">
            <text:p>1.71409326419711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19427822955" calcext:value-type="float">
            <text:p>1.71419427822955</text:p>
          </table:table-cell>
          <table:table-cell/>
        </table:table-row>
        <table:table-row table:style-name="ro1">
          <table:table-cell office:value-type="float" office:value="1.7146" calcext:value-type="float">
            <text:p>1.7146</text:p>
          </table:table-cell>
          <table:table-cell office:value-type="float" office:value="1.71398869053943" calcext:value-type="float">
            <text:p>1.71398869053943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19780952074" calcext:value-type="float">
            <text:p>1.71419780952074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08972798363" calcext:value-type="float">
            <text:p>1.71408972798363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09326419711" calcext:value-type="float">
            <text:p>1.71409326419711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09326419711" calcext:value-type="float">
            <text:p>1.71409326419711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99223214403" calcext:value-type="float">
            <text:p>1.71399223214403</text:p>
          </table:table-cell>
          <table:table-cell/>
        </table:table-row>
        <table:table-row table:style-name="ro1">
          <table:table-cell office:value-type="float" office:value="1.7146" calcext:value-type="float">
            <text:p>1.7146</text:p>
          </table:table-cell>
          <table:table-cell office:value-type="float" office:value="1.71409680091372" calcext:value-type="float">
            <text:p>1.71409680091372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419427822955" calcext:value-type="float">
            <text:p>1.71419427822955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98869053943" calcext:value-type="float">
            <text:p>1.71398869053943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409680091372" calcext:value-type="float">
            <text:p>1.71409680091372</text:p>
          </table:table-cell>
          <table:table-cell/>
        </table:table-row>
        <table:table-row table:style-name="ro1">
          <table:table-cell office:value-type="float" office:value="1.7147" calcext:value-type="float">
            <text:p>1.7147</text:p>
          </table:table-cell>
          <table:table-cell office:value-type="float" office:value="1.71409326419711" calcext:value-type="float">
            <text:p>1.71409326419711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429527420852" calcext:value-type="float">
            <text:p>1.71429527420852</text:p>
          </table:table-cell>
          <table:table-cell/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1.71388408868721" calcext:value-type="float">
            <text:p>1.71388408868721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99931690459" calcext:value-type="float">
            <text:p>1.71399931690459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409680091372" calcext:value-type="float">
            <text:p>1.71409680091372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8792438713" calcext:value-type="float">
            <text:p>1.71358792438713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40711721328" calcext:value-type="float">
            <text:p>1.71340711721328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71394742268" calcext:value-type="float">
            <text:p>1.7137139474226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0218205107" calcext:value-type="float">
            <text:p>1.71360218205107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7068248933" calcext:value-type="float">
            <text:p>1.7137068248933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60218205107" calcext:value-type="float">
            <text:p>1.71360218205107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40354006085" calcext:value-type="float">
            <text:p>1.71340354006085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1179707699" calcext:value-type="float">
            <text:p>1.71351179707699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71038588662" calcext:value-type="float">
            <text:p>1.71371038588662</text:p>
          </table:table-cell>
          <table:table-cell/>
        </table:table-row>
        <table:table-row table:style-name="ro1">
          <table:table-cell office:value-type="float" office:value="1.7137" calcext:value-type="float">
            <text:p>1.7137</text:p>
          </table:table-cell>
          <table:table-cell office:value-type="float" office:value="1.71339996350046" calcext:value-type="float">
            <text:p>1.71339996350046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30957490968" calcext:value-type="float">
            <text:p>1.71330957490968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71750949797" calcext:value-type="float">
            <text:p>1.71371750949797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09650178101" calcext:value-type="float">
            <text:p>1.71309650178101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62358542768" calcext:value-type="float">
            <text:p>1.71362358542768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7068248933" calcext:value-type="float">
            <text:p>1.7137068248933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50108172459" calcext:value-type="float">
            <text:p>1.71350108172459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71038588662" calcext:value-type="float">
            <text:p>1.71371038588662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0108172459" calcext:value-type="float">
            <text:p>1.71350108172459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40354006085" calcext:value-type="float">
            <text:p>1.71340354006085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1288124432" calcext:value-type="float">
            <text:p>1.71361288124432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350465293313" calcext:value-type="float">
            <text:p>1.71350465293313</text:p>
          </table:table-cell>
          <table:table-cell/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1.71350822471844" calcext:value-type="float">
            <text:p>1.71350822471844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60931428741" calcext:value-type="float">
            <text:p>1.71360931428741</text:p>
          </table:table-cell>
          <table:table-cell/>
        </table:table-row>
        <table:table-row table:style-name="ro1">
          <table:table-cell office:value-type="float" office:value="1.7139" calcext:value-type="float">
            <text:p>1.7139</text:p>
          </table:table-cell>
          <table:table-cell office:value-type="float" office:value="1.71411095274088" calcext:value-type="float">
            <text:p>1.71411095274088</text:p>
          </table:table-cell>
          <table:table-cell/>
        </table:table-row>
        <table:table-row table:style-name="ro1">
          <table:table-cell office:value-type="float" office:value="1.7135" calcext:value-type="float">
            <text:p>1.7135</text:p>
          </table:table-cell>
          <table:table-cell office:value-type="float" office:value="1.71348680272866" calcext:value-type="float">
            <text:p>1.71348680272866</text:p>
          </table:table-cell>
          <table:table-cell/>
        </table:table-row>
        <table:table-row table:style-name="ro1">
          <table:table-cell office:value-type="float" office:value="1.7138" calcext:value-type="float">
            <text:p>1.7138</text:p>
          </table:table-cell>
          <table:table-cell office:value-type="float" office:value="1.71310368741872" calcext:value-type="float">
            <text:p>1.71310368741872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42143167271" calcext:value-type="float">
            <text:p>1.71342143167271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91602567919" calcext:value-type="float">
            <text:p>1.71391602567919</text:p>
          </table:table-cell>
          <table:table-cell/>
        </table:table-row>
        <table:table-row table:style-name="ro1">
          <table:table-cell office:value-type="float" office:value="1.7141" calcext:value-type="float">
            <text:p>1.7141</text:p>
          </table:table-cell>
          <table:table-cell office:value-type="float" office:value="1.71389827765328" calcext:value-type="float">
            <text:p>1.71389827765328</text:p>
          </table:table-cell>
          <table:table-cell/>
        </table:table-row>
        <table:table-row table:style-name="ro1">
          <table:table-cell office:value-type="float" office:value="1.7143" calcext:value-type="float">
            <text:p>1.7143</text:p>
          </table:table-cell>
          <table:table-cell office:value-type="float" office:value="1.71369614520513" calcext:value-type="float">
            <text:p>1.71369614520513</text:p>
          </table:table-cell>
          <table:table-cell/>
        </table:table-row>
        <table:table-row table:style-name="ro1">
          <table:table-cell office:value-type="float" office:value="1.7145" calcext:value-type="float">
            <text:p>1.7145</text:p>
          </table:table-cell>
          <table:table-cell office:value-type="float" office:value="1.71390537530903" calcext:value-type="float">
            <text:p>1.71390537530903</text:p>
          </table:table-cell>
          <table:table-cell/>
        </table:table-row>
        <table:table-row table:style-name="ro1">
          <table:table-cell office:value-type="float" office:value="1.7004" calcext:value-type="float">
            <text:p>1.7004</text:p>
          </table:table-cell>
          <table:table-cell office:value-type="float" office:value="1.71410033812993" calcext:value-type="float">
            <text:p>1.71410033812993</text:p>
          </table:table-cell>
          <table:table-cell/>
        </table:table-row>
        <table:table-row table:style-name="ro1">
          <table:table-cell office:value-type="float" office:value="1.7003" calcext:value-type="float">
            <text:p>1.7003</text:p>
          </table:table-cell>
          <table:table-cell office:value-type="float" office:value="1.69968792453169" calcext:value-type="float">
            <text:p>1.69968792453169</text:p>
          </table:table-cell>
          <table:table-cell/>
        </table:table-row>
        <table:table-row table:style-name="ro1">
          <table:table-cell office:value-type="float" office:value="1.7005" calcext:value-type="float">
            <text:p>1.7005</text:p>
          </table:table-cell>
          <table:table-cell office:value-type="float" office:value="1.7001881565731" calcext:value-type="float">
            <text:p>1.7001881565731</text:p>
          </table:table-cell>
          <table:table-cell/>
        </table:table-row>
        <table:table-row table:style-name="ro1">
          <table:table-cell office:value-type="float" office:value="1.7004" calcext:value-type="float">
            <text:p>1.7004</text:p>
          </table:table-cell>
          <table:table-cell office:value-type="float" office:value="1.7003979231599" calcext:value-type="float">
            <text:p>1.7003979231599</text:p>
          </table:table-cell>
          <table:table-cell/>
        </table:table-row>
        <table:table-row table:style-name="ro1">
          <table:table-cell office:value-type="float" office:value="1.7004" calcext:value-type="float">
            <text:p>1.7004</text:p>
          </table:table-cell>
          <table:table-cell office:value-type="float" office:value="1.70028637854166" calcext:value-type="float">
            <text:p>1.70028637854166</text:p>
          </table:table-cell>
          <table:table-cell/>
        </table:table-row>
        <table:table-row table:style-name="ro1">
          <table:table-cell office:value-type="float" office:value="1.7003" calcext:value-type="float">
            <text:p>1.7003</text:p>
          </table:table-cell>
          <table:table-cell office:value-type="float" office:value="1.70029082529736" calcext:value-type="float">
            <text:p>1.70029082529736</text:p>
          </table:table-cell>
          <table:table-cell/>
        </table:table-row>
        <table:table-row table:style-name="ro1">
          <table:table-cell office:value-type="float" office:value="1.7002" calcext:value-type="float">
            <text:p>1.7002</text:p>
          </table:table-cell>
          <table:table-cell office:value-type="float" office:value="1.7001881565731" calcext:value-type="float">
            <text:p>1.7001881565731</text:p>
          </table:table-cell>
          <table:table-cell/>
        </table:table-row>
        <table:table-row table:style-name="ro1">
          <table:table-cell office:value-type="float" office:value="1.7059" calcext:value-type="float">
            <text:p>1.7059</text:p>
          </table:table-cell>
          <table:table-cell office:value-type="float" office:value="1.7000899312826" calcext:value-type="float">
            <text:p>1.7000899312826</text:p>
          </table:table-cell>
          <table:table-cell/>
        </table:table-row>
        <table:table-row table:style-name="ro1">
          <table:table-cell office:value-type="float" office:value="1.7032" calcext:value-type="float">
            <text:p>1.7032</text:p>
          </table:table-cell>
          <table:table-cell office:value-type="float" office:value="1.70592133811933" calcext:value-type="float">
            <text:p>1.70592133811933</text:p>
          </table:table-cell>
          <table:table-cell/>
        </table:table-row>
        <table:table-row table:style-name="ro1">
          <table:table-cell office:value-type="float" office:value="1.6943" calcext:value-type="float">
            <text:p>1.6943</text:p>
          </table:table-cell>
          <table:table-cell office:value-type="float" office:value="1.70292521260129" calcext:value-type="float">
            <text:p>1.70292521260129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87224399677" calcext:value-type="float">
            <text:p>1.69387224399677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95134278804" calcext:value-type="float">
            <text:p>1.69295134278804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01587522831" calcext:value-type="float">
            <text:p>1.69301587522831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80912029884" calcext:value-type="float">
            <text:p>1.69280912029884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71572578742" calcext:value-type="float">
            <text:p>1.69271572578742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82411569523" calcext:value-type="float">
            <text:p>1.69282411569523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71572578742" calcext:value-type="float">
            <text:p>1.69271572578742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282411569523" calcext:value-type="float">
            <text:p>1.69282411569523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261232483206" calcext:value-type="float">
            <text:p>1.69261232483206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251894326541" calcext:value-type="float">
            <text:p>1.69251894326541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221368516912" calcext:value-type="float">
            <text:p>1.69221368516912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253904690114" calcext:value-type="float">
            <text:p>1.69253904690114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21368516912" calcext:value-type="float">
            <text:p>1.69221368516912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33223221936" calcext:value-type="float">
            <text:p>1.69233223221936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232719288351" calcext:value-type="float">
            <text:p>1.69232719288351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222376227855" calcext:value-type="float">
            <text:p>1.69222376227855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202191524648" calcext:value-type="float">
            <text:p>1.69202191524648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72162447614" calcext:value-type="float">
            <text:p>1.69172162447614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84032630293" calcext:value-type="float">
            <text:p>1.69184032630293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93870909493" calcext:value-type="float">
            <text:p>1.69193870909493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193363956238" calcext:value-type="float">
            <text:p>1.69193363956238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203709111369" calcext:value-type="float">
            <text:p>1.69203709111369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82510515381" calcext:value-type="float">
            <text:p>1.69182510515381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62829202839" calcext:value-type="float">
            <text:p>1.69162829202839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63846628699" calcext:value-type="float">
            <text:p>1.69163846628699</text:p>
          </table:table-cell>
          <table:table-cell/>
        </table:table-row>
        <table:table-row table:style-name="ro1">
          <table:table-cell office:value-type="float" office:value="1.6913" calcext:value-type="float">
            <text:p>1.6913</text:p>
          </table:table-cell>
          <table:table-cell office:value-type="float" office:value="1.6915349773844" calcext:value-type="float">
            <text:p>1.6915349773844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33306720044" calcext:value-type="float">
            <text:p>1.69133306720044</text:p>
          </table:table-cell>
          <table:table-cell/>
        </table:table-row>
        <table:table-row table:style-name="ro1">
          <table:table-cell office:value-type="float" office:value="1.6912" calcext:value-type="float">
            <text:p>1.6912</text:p>
          </table:table-cell>
          <table:table-cell office:value-type="float" office:value="1.69155027682615" calcext:value-type="float">
            <text:p>1.69155027682615</text:p>
          </table:table-cell>
          <table:table-cell/>
        </table:table-row>
        <table:table-row table:style-name="ro1">
          <table:table-cell office:value-type="float" office:value="1.6914" calcext:value-type="float">
            <text:p>1.6914</text:p>
          </table:table-cell>
          <table:table-cell office:value-type="float" office:value="1.69122954547618" calcext:value-type="float">
            <text:p>1.69122954547618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45189884956" calcext:value-type="float">
            <text:p>1.69145189884956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54517359882" calcext:value-type="float">
            <text:p>1.69154517359882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8504906074" calcext:value-type="float">
            <text:p>1.6918504906074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83524920766" calcext:value-type="float">
            <text:p>1.69183524920766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52479485413" calcext:value-type="float">
            <text:p>1.69152479485413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54007378338" calcext:value-type="float">
            <text:p>1.69154007378338</text:p>
          </table:table-cell>
          <table:table-cell/>
        </table:table-row>
        <table:table-row table:style-name="ro1">
          <table:table-cell office:value-type="float" office:value="1.6912" calcext:value-type="float">
            <text:p>1.6912</text:p>
          </table:table-cell>
          <table:table-cell office:value-type="float" office:value="1.69164355852373" calcext:value-type="float">
            <text:p>1.69164355852373</text:p>
          </table:table-cell>
          <table:table-cell/>
        </table:table-row>
        <table:table-row table:style-name="ro1">
          <table:table-cell office:value-type="float" office:value="1.6914" calcext:value-type="float">
            <text:p>1.6914</text:p>
          </table:table-cell>
          <table:table-cell office:value-type="float" office:value="1.69122443674281" calcext:value-type="float">
            <text:p>1.69122443674281</text:p>
          </table:table-cell>
          <table:table-cell/>
        </table:table-row>
        <table:table-row table:style-name="ro1">
          <table:table-cell office:value-type="float" office:value="1.6909" calcext:value-type="float">
            <text:p>1.6909</text:p>
          </table:table-cell>
          <table:table-cell office:value-type="float" office:value="1.69145189884956" calcext:value-type="float">
            <text:p>1.69145189884956</text:p>
          </table:table-cell>
          <table:table-cell/>
        </table:table-row>
        <table:table-row table:style-name="ro1">
          <table:table-cell office:value-type="float" office:value="1.691" calcext:value-type="float">
            <text:p>1.691</text:p>
          </table:table-cell>
          <table:table-cell office:value-type="float" office:value="1.69092403164592" calcext:value-type="float">
            <text:p>1.69092403164592</text:p>
          </table:table-cell>
          <table:table-cell/>
        </table:table-row>
        <table:table-row table:style-name="ro1">
          <table:table-cell office:value-type="float" office:value="1.6907" calcext:value-type="float">
            <text:p>1.6907</text:p>
          </table:table-cell>
          <table:table-cell office:value-type="float" office:value="1.69105323986786" calcext:value-type="float">
            <text:p>1.69105323986786</text:p>
          </table:table-cell>
          <table:table-cell/>
        </table:table-row>
        <table:table-row table:style-name="ro1">
          <table:table-cell office:value-type="float" office:value="1.691" calcext:value-type="float">
            <text:p>1.691</text:p>
          </table:table-cell>
          <table:table-cell office:value-type="float" office:value="1.69073745208005" calcext:value-type="float">
            <text:p>1.69073745208005</text:p>
          </table:table-cell>
          <table:table-cell/>
        </table:table-row>
        <table:table-row table:style-name="ro1">
          <table:table-cell office:value-type="float" office:value="1.6908" calcext:value-type="float">
            <text:p>1.6908</text:p>
          </table:table-cell>
          <table:table-cell office:value-type="float" office:value="1.69106352586883" calcext:value-type="float">
            <text:p>1.69106352586883</text:p>
          </table:table-cell>
          <table:table-cell/>
        </table:table-row>
        <table:table-row table:style-name="ro1">
          <table:table-cell office:value-type="float" office:value="1.6908" calcext:value-type="float">
            <text:p>1.6908</text:p>
          </table:table-cell>
          <table:table-cell office:value-type="float" office:value="1.69084101419869" calcext:value-type="float">
            <text:p>1.69084101419869</text:p>
          </table:table-cell>
          <table:table-cell/>
        </table:table-row>
        <table:table-row table:style-name="ro1">
          <table:table-cell office:value-type="float" office:value="1.6907" calcext:value-type="float">
            <text:p>1.6907</text:p>
          </table:table-cell>
          <table:table-cell office:value-type="float" office:value="1.6908513096958" calcext:value-type="float">
            <text:p>1.6908513096958</text:p>
          </table:table-cell>
          <table:table-cell/>
        </table:table-row>
        <table:table-row table:style-name="ro1">
          <table:table-cell office:value-type="float" office:value="1.6907" calcext:value-type="float">
            <text:p>1.6907</text:p>
          </table:table-cell>
          <table:table-cell office:value-type="float" office:value="1.69074775572313" calcext:value-type="float">
            <text:p>1.69074775572313</text:p>
          </table:table-cell>
          <table:table-cell/>
        </table:table-row>
        <table:table-row table:style-name="ro1">
          <table:table-cell office:value-type="float" office:value="1.6901" calcext:value-type="float">
            <text:p>1.6901</text:p>
          </table:table-cell>
          <table:table-cell office:value-type="float" office:value="1.69075291283481" calcext:value-type="float">
            <text:p>1.69075291283481</text:p>
          </table:table-cell>
          <table:table-cell/>
        </table:table-row>
        <table:table-row table:style-name="ro1">
          <table:table-cell office:value-type="float" office:value="1.6904" calcext:value-type="float">
            <text:p>1.6904</text:p>
          </table:table-cell>
          <table:table-cell office:value-type="float" office:value="1.6901313612685" calcext:value-type="float">
            <text:p>1.6901313612685</text:p>
          </table:table-cell>
          <table:table-cell/>
        </table:table-row>
        <table:table-row table:style-name="ro1">
          <table:table-cell office:value-type="float" office:value="1.6902" calcext:value-type="float">
            <text:p>1.6902</text:p>
          </table:table-cell>
          <table:table-cell office:value-type="float" office:value="1.69047328117942" calcext:value-type="float">
            <text:p>1.69047328117942</text:p>
          </table:table-cell>
          <table:table-cell/>
        </table:table-row>
        <table:table-row table:style-name="ro1">
          <table:table-cell office:value-type="float" office:value="1.6903" calcext:value-type="float">
            <text:p>1.6903</text:p>
          </table:table-cell>
          <table:table-cell office:value-type="float" office:value="1.69025053624061" calcext:value-type="float">
            <text:p>1.69025053624061</text:p>
          </table:table-cell>
          <table:table-cell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.69036451282481" calcext:value-type="float">
            <text:p>1.69036451282481</text:p>
          </table:table-cell>
          <table:table-cell/>
        </table:table-row>
        <table:table-row table:style-name="ro1">
          <table:table-cell office:value-type="float" office:value="1.6904" calcext:value-type="float">
            <text:p>1.6904</text:p>
          </table:table-cell>
          <table:table-cell office:value-type="float" office:value="1.69004850459745" calcext:value-type="float">
            <text:p>1.69004850459745</text:p>
          </table:table-cell>
          <table:table-cell/>
        </table:table-row>
        <table:table-row table:style-name="ro1">
          <table:table-cell office:value-type="float" office:value="1.6903" calcext:value-type="float">
            <text:p>1.6903</text:p>
          </table:table-cell>
          <table:table-cell office:value-type="float" office:value="1.69047847535249" calcext:value-type="float">
            <text:p>1.69047847535249</text:p>
          </table:table-cell>
          <table:table-cell/>
        </table:table-row>
        <table:table-row table:style-name="ro1">
          <table:table-cell office:value-type="float" office:value="1.6898" calcext:value-type="float">
            <text:p>1.6898</text:p>
          </table:table-cell>
          <table:table-cell office:value-type="float" office:value="1.69035413407272" calcext:value-type="float">
            <text:p>1.69035413407272</text:p>
          </table:table-cell>
          <table:table-cell/>
        </table:table-row>
        <table:table-row table:style-name="ro1">
          <table:table-cell office:value-type="float" office:value="1.6897" calcext:value-type="float">
            <text:p>1.6897</text:p>
          </table:table-cell>
          <table:table-cell office:value-type="float" office:value="1.68984123413467" calcext:value-type="float">
            <text:p>1.68984123413467</text:p>
          </table:table-cell>
          <table:table-cell/>
        </table:table-row>
        <table:table-row table:style-name="ro1">
          <table:table-cell office:value-type="float" office:value="1.6897" calcext:value-type="float">
            <text:p>1.6897</text:p>
          </table:table-cell>
          <table:table-cell office:value-type="float" office:value="1.68976369370595" calcext:value-type="float">
            <text:p>1.68976369370595</text:p>
          </table:table-cell>
          <table:table-cell/>
        </table:table-row>
        <table:table-row table:style-name="ro1">
          <table:table-cell office:value-type="float" office:value="1.6896" calcext:value-type="float">
            <text:p>1.6896</text:p>
          </table:table-cell>
          <table:table-cell office:value-type="float" office:value="1.68976892715954" calcext:value-type="float">
            <text:p>1.68976892715954</text:p>
          </table:table-cell>
          <table:table-cell/>
        </table:table-row>
        <table:table-row table:style-name="ro1">
          <table:table-cell office:value-type="float" office:value="1.6898" calcext:value-type="float">
            <text:p>1.6898</text:p>
          </table:table-cell>
          <table:table-cell office:value-type="float" office:value="1.6896652864595" calcext:value-type="float">
            <text:p>1.6896652864595</text:p>
          </table:table-cell>
          <table:table-cell/>
        </table:table-row>
        <table:table-row table:style-name="ro1">
          <table:table-cell office:value-type="float" office:value="1.6894" calcext:value-type="float">
            <text:p>1.6894</text:p>
          </table:table-cell>
          <table:table-cell office:value-type="float" office:value="1.68987778915699" calcext:value-type="float">
            <text:p>1.68987778915699</text:p>
          </table:table-cell>
          <table:table-cell/>
        </table:table-row>
        <table:table-row table:style-name="ro1">
          <table:table-cell office:value-type="float" office:value="1.6895" calcext:value-type="float">
            <text:p>1.6895</text:p>
          </table:table-cell>
          <table:table-cell office:value-type="float" office:value="1.6894527246384" calcext:value-type="float">
            <text:p>1.6894527246384</text:p>
          </table:table-cell>
          <table:table-cell/>
        </table:table-row>
        <table:table-row table:style-name="ro1">
          <table:table-cell office:value-type="float" office:value="1.6894" calcext:value-type="float">
            <text:p>1.6894</text:p>
          </table:table-cell>
          <table:table-cell office:value-type="float" office:value="1.68957738038405" calcext:value-type="float">
            <text:p>1.68957738038405</text:p>
          </table:table-cell>
          <table:table-cell/>
        </table:table-row>
        <table:table-row table:style-name="ro1">
          <table:table-cell office:value-type="float" office:value="1.6894" calcext:value-type="float">
            <text:p>1.6894</text:p>
          </table:table-cell>
          <table:table-cell office:value-type="float" office:value="1.68946847180405" calcext:value-type="float">
            <text:p>1.68946847180405</text:p>
          </table:table-cell>
          <table:table-cell/>
        </table:table-row>
        <table:table-row table:style-name="ro1">
          <table:table-cell office:value-type="float" office:value="1.6893" calcext:value-type="float">
            <text:p>1.6893</text:p>
          </table:table-cell>
          <table:table-cell office:value-type="float" office:value="1.68947372825371" calcext:value-type="float">
            <text:p>1.68947372825371</text:p>
          </table:table-cell>
          <table:table-cell/>
        </table:table-row>
        <table:table-row table:style-name="ro1">
          <table:table-cell office:value-type="float" office:value="1.6894" calcext:value-type="float">
            <text:p>1.6894</text:p>
          </table:table-cell>
          <table:table-cell office:value-type="float" office:value="1.68937006445774" calcext:value-type="float">
            <text:p>1.68937006445774</text:p>
          </table:table-cell>
          <table:table-cell/>
        </table:table-row>
        <table:table-row table:style-name="ro1">
          <table:table-cell office:value-type="float" office:value="1.6893" calcext:value-type="float">
            <text:p>1.6893</text:p>
          </table:table-cell>
          <table:table-cell office:value-type="float" office:value="1.68947898839269" calcext:value-type="float">
            <text:p>1.68947898839269</text:p>
          </table:table-cell>
          <table:table-cell/>
        </table:table-row>
        <table:table-row table:style-name="ro1">
          <table:table-cell office:value-type="float" office:value="1.689" calcext:value-type="float">
            <text:p>1.689</text:p>
          </table:table-cell>
          <table:table-cell office:value-type="float" office:value="1.68937006445774" calcext:value-type="float">
            <text:p>1.68937006445774</text:p>
          </table:table-cell>
          <table:table-cell/>
        </table:table-row>
        <table:table-row table:style-name="ro1">
          <table:table-cell office:value-type="float" office:value="1.6892" calcext:value-type="float">
            <text:p>1.6892</text:p>
          </table:table-cell>
          <table:table-cell office:value-type="float" office:value="1.68906427961162" calcext:value-type="float">
            <text:p>1.68906427961162</text:p>
          </table:table-cell>
          <table:table-cell/>
        </table:table-row>
        <table:table-row table:style-name="ro1">
          <table:table-cell office:value-type="float" office:value="1.689" calcext:value-type="float">
            <text:p>1.689</text:p>
          </table:table-cell>
          <table:table-cell office:value-type="float" office:value="1.68928748369241" calcext:value-type="float">
            <text:p>1.68928748369241</text:p>
          </table:table-cell>
          <table:table-cell/>
        </table:table-row>
        <table:table-row table:style-name="ro1">
          <table:table-cell office:value-type="float" office:value="1.6892" calcext:value-type="float">
            <text:p>1.6892</text:p>
          </table:table-cell>
          <table:table-cell office:value-type="float" office:value="1.68906955929076" calcext:value-type="float">
            <text:p>1.68906955929076</text:p>
          </table:table-cell>
          <table:table-cell/>
        </table:table-row>
        <table:table-row table:style-name="ro1">
          <table:table-cell office:value-type="float" office:value="1.6893" calcext:value-type="float">
            <text:p>1.6893</text:p>
          </table:table-cell>
          <table:table-cell office:value-type="float" office:value="1.68928748369241" calcext:value-type="float">
            <text:p>1.68928748369241</text:p>
          </table:table-cell>
          <table:table-cell/>
        </table:table-row>
        <table:table-row table:style-name="ro1">
          <table:table-cell office:value-type="float" office:value="1.689" calcext:value-type="float">
            <text:p>1.689</text:p>
          </table:table-cell>
          <table:table-cell office:value-type="float" office:value="1.68938059640864" calcext:value-type="float">
            <text:p>1.68938059640864</text:p>
          </table:table-cell>
          <table:table-cell/>
        </table:table-row>
        <table:table-row table:style-name="ro1">
          <table:table-cell office:value-type="float" office:value="1.689" calcext:value-type="float">
            <text:p>1.689</text:p>
          </table:table-cell>
          <table:table-cell office:value-type="float" office:value="1.68906427961162" calcext:value-type="float">
            <text:p>1.68906427961162</text:p>
          </table:table-cell>
          <table:table-cell/>
        </table:table-row>
        <table:table-row table:style-name="ro1">
          <table:table-cell office:value-type="float" office:value="1.689" calcext:value-type="float">
            <text:p>1.689</text:p>
          </table:table-cell>
          <table:table-cell office:value-type="float" office:value="1.68908012989626" calcext:value-type="float">
            <text:p>1.68908012989626</text:p>
          </table:table-cell>
          <table:table-cell/>
        </table:table-row>
        <table:table-row table:style-name="ro1">
          <table:table-cell office:value-type="float" office:value="1.6888" calcext:value-type="float">
            <text:p>1.6888</text:p>
          </table:table-cell>
          <table:table-cell office:value-type="float" office:value="1.68908012989626" calcext:value-type="float">
            <text:p>1.68908012989626</text:p>
          </table:table-cell>
          <table:table-cell/>
        </table:table-row>
        <table:table-row table:style-name="ro1">
          <table:table-cell office:value-type="float" office:value="1.6887" calcext:value-type="float">
            <text:p>1.6887</text:p>
          </table:table-cell>
          <table:table-cell office:value-type="float" office:value="1.68887273000002" calcext:value-type="float">
            <text:p>1.68887273000002</text:p>
          </table:table-cell>
          <table:table-cell/>
        </table:table-row>
        <table:table-row table:style-name="ro1">
          <table:table-cell office:value-type="float" office:value="1.6889" calcext:value-type="float">
            <text:p>1.6889</text:p>
          </table:table-cell>
          <table:table-cell office:value-type="float" office:value="1.68877962209432" calcext:value-type="float">
            <text:p>1.68877962209432</text:p>
          </table:table-cell>
          <table:table-cell/>
        </table:table-row>
        <table:table-row table:style-name="ro1">
          <table:table-cell office:value-type="float" office:value="1.6887" calcext:value-type="float">
            <text:p>1.6887</text:p>
          </table:table-cell>
          <table:table-cell office:value-type="float" office:value="1.68899233154287" calcext:value-type="float">
            <text:p>1.68899233154287</text:p>
          </table:table-cell>
          <table:table-cell/>
        </table:table-row>
        <table:table-row table:style-name="ro1">
          <table:table-cell office:value-type="float" office:value="1.6889" calcext:value-type="float">
            <text:p>1.6889</text:p>
          </table:table-cell>
          <table:table-cell office:value-type="float" office:value="1.6887743156115" calcext:value-type="float">
            <text:p>1.6887743156115</text:p>
          </table:table-cell>
          <table:table-cell/>
        </table:table-row>
        <table:table-row table:style-name="ro1">
          <table:table-cell office:value-type="float" office:value="1.6892" calcext:value-type="float">
            <text:p>1.6892</text:p>
          </table:table-cell>
          <table:table-cell office:value-type="float" office:value="1.68899233154287" calcext:value-type="float">
            <text:p>1.68899233154287</text:p>
          </table:table-cell>
          <table:table-cell/>
        </table:table-row>
        <table:table-row table:style-name="ro1">
          <table:table-cell office:value-type="float" office:value="1.6889" calcext:value-type="float">
            <text:p>1.6889</text:p>
          </table:table-cell>
          <table:table-cell office:value-type="float" office:value="1.68929276662735" calcext:value-type="float">
            <text:p>1.68929276662735</text:p>
          </table:table-cell>
          <table:table-cell/>
        </table:table-row>
        <table:table-row table:style-name="ro1">
          <table:table-cell office:value-type="float" office:value="1.6888" calcext:value-type="float">
            <text:p>1.6888</text:p>
          </table:table-cell>
          <table:table-cell office:value-type="float" office:value="1.68896585722417" calcext:value-type="float">
            <text:p>1.68896585722417</text:p>
          </table:table-cell>
          <table:table-cell/>
        </table:table-row>
        <table:table-row table:style-name="ro1">
          <table:table-cell office:value-type="float" office:value="1.6889" calcext:value-type="float">
            <text:p>1.6889</text:p>
          </table:table-cell>
          <table:table-cell office:value-type="float" office:value="1.68887802879405" calcext:value-type="float">
            <text:p>1.68887802879405</text:p>
          </table:table-cell>
          <table:table-cell/>
        </table:table-row>
        <table:table-row table:style-name="ro1">
          <table:table-cell office:value-type="float" office:value="1.6888" calcext:value-type="float">
            <text:p>1.6888</text:p>
          </table:table-cell>
          <table:table-cell office:value-type="float" office:value="1.68898702917102" calcext:value-type="float">
            <text:p>1.68898702917102</text:p>
          </table:table-cell>
          <table:table-cell/>
        </table:table-row>
        <table:table-row table:style-name="ro1">
          <table:table-cell office:value-type="float" office:value="1.6887" calcext:value-type="float">
            <text:p>1.6887</text:p>
          </table:table-cell>
          <table:table-cell office:value-type="float" office:value="1.68887802879405" calcext:value-type="float">
            <text:p>1.68887802879405</text:p>
          </table:table-cell>
          <table:table-cell/>
        </table:table-row>
        <table:table-row table:style-name="ro1">
          <table:table-cell office:value-type="float" office:value="1.6885" calcext:value-type="float">
            <text:p>1.6885</text:p>
          </table:table-cell>
          <table:table-cell office:value-type="float" office:value="1.68877962209432" calcext:value-type="float">
            <text:p>1.68877962209432</text:p>
          </table:table-cell>
          <table:table-cell/>
        </table:table-row>
        <table:table-row table:style-name="ro1">
          <table:table-cell office:value-type="float" office:value="1.6887" calcext:value-type="float">
            <text:p>1.6887</text:p>
          </table:table-cell>
          <table:table-cell office:value-type="float" office:value="1.68857748750508" calcext:value-type="float">
            <text:p>1.68857748750508</text:p>
          </table:table-cell>
          <table:table-cell/>
        </table:table-row>
        <table:table-row table:style-name="ro1">
          <table:table-cell office:value-type="float" office:value="1.6889" calcext:value-type="float">
            <text:p>1.6889</text:p>
          </table:table-cell>
          <table:table-cell office:value-type="float" office:value="1.68879556423189" calcext:value-type="float">
            <text:p>1.68879556423189</text:p>
          </table:table-cell>
          <table:table-cell/>
        </table:table-row>
        <table:table-row table:style-name="ro1">
          <table:table-cell office:value-type="float" office:value="1.6887" calcext:value-type="float">
            <text:p>1.6887</text:p>
          </table:table-cell>
          <table:table-cell office:value-type="float" office:value="1.68899233154287" calcext:value-type="float">
            <text:p>1.68899233154287</text:p>
          </table:table-cell>
          <table:table-cell/>
        </table:table-row>
        <table:table-row table:style-name="ro1">
          <table:table-cell office:value-type="float" office:value="1.6888" calcext:value-type="float">
            <text:p>1.6888</text:p>
          </table:table-cell>
          <table:table-cell office:value-type="float" office:value="1.6887743156115" calcext:value-type="float">
            <text:p>1.6887743156115</text:p>
          </table:table-cell>
          <table:table-cell/>
        </table:table-row>
        <table:table-row table:style-name="ro1">
          <table:table-cell office:value-type="float" office:value="1.6886" calcext:value-type="float">
            <text:p>1.6886</text:p>
          </table:table-cell>
          <table:table-cell office:value-type="float" office:value="1.68888863769268" calcext:value-type="float">
            <text:p>1.68888863769268</text:p>
          </table:table-cell>
          <table:table-cell/>
        </table:table-row>
        <table:table-row table:style-name="ro1">
          <table:table-cell office:value-type="float" office:value="1.6889" calcext:value-type="float">
            <text:p>1.6889</text:p>
          </table:table-cell>
          <table:table-cell office:value-type="float" office:value="1.68867590143606" calcext:value-type="float">
            <text:p>1.68867590143606</text:p>
          </table:table-cell>
          <table:table-cell/>
        </table:table-row>
        <table:table-row table:style-name="ro1">
          <table:table-cell office:value-type="float" office:value="1.6888" calcext:value-type="float">
            <text:p>1.6888</text:p>
          </table:table-cell>
          <table:table-cell office:value-type="float" office:value="1.6889976376592" calcext:value-type="float">
            <text:p>1.6889976376592</text:p>
          </table:table-cell>
          <table:table-cell/>
        </table:table-row>
        <table:table-row table:style-name="ro1">
          <table:table-cell office:value-type="float" office:value="1.6887" calcext:value-type="float">
            <text:p>1.6887</text:p>
          </table:table-cell>
          <table:table-cell office:value-type="float" office:value="1.68887802879405" calcext:value-type="float">
            <text:p>1.68887802879405</text:p>
          </table:table-cell>
          <table:table-cell/>
        </table:table-row>
        <table:table-row table:style-name="ro1">
          <table:table-cell office:value-type="float" office:value="1.6888" calcext:value-type="float">
            <text:p>1.6888</text:p>
          </table:table-cell>
          <table:table-cell office:value-type="float" office:value="1.68877962209432" calcext:value-type="float">
            <text:p>1.68877962209432</text:p>
          </table:table-cell>
          <table:table-cell/>
        </table:table-row>
        <table:table-row table:style-name="ro1">
          <table:table-cell office:value-type="float" office:value="1.6886" calcext:value-type="float">
            <text:p>1.6886</text:p>
          </table:table-cell>
          <table:table-cell office:value-type="float" office:value="1.68888863769268" calcext:value-type="float">
            <text:p>1.68888863769268</text:p>
          </table:table-cell>
          <table:table-cell/>
        </table:table-row>
        <table:table-row table:style-name="ro1">
          <table:table-cell office:value-type="float" office:value="1.6885" calcext:value-type="float">
            <text:p>1.6885</text:p>
          </table:table-cell>
          <table:table-cell office:value-type="float" office:value="1.68867590143606" calcext:value-type="float">
            <text:p>1.68867590143606</text:p>
          </table:table-cell>
          <table:table-cell/>
        </table:table-row>
        <table:table-row table:style-name="ro1">
          <table:table-cell office:value-type="float" office:value="1.6887" calcext:value-type="float">
            <text:p>1.6887</text:p>
          </table:table-cell>
          <table:table-cell office:value-type="float" office:value="1.68858280937862" calcext:value-type="float">
            <text:p>1.68858280937862</text:p>
          </table:table-cell>
          <table:table-cell/>
        </table:table-row>
        <table:table-row table:style-name="ro1">
          <table:table-cell office:value-type="float" office:value="1.6886" calcext:value-type="float">
            <text:p>1.6886</text:p>
          </table:table-cell>
          <table:table-cell office:value-type="float" office:value="1.68879556423189" calcext:value-type="float">
            <text:p>1.68879556423189</text:p>
          </table:table-cell>
          <table:table-cell/>
        </table:table-row>
        <table:table-row table:style-name="ro1">
          <table:table-cell office:value-type="float" office:value="1.6887" calcext:value-type="float">
            <text:p>1.6887</text:p>
          </table:table-cell>
          <table:table-cell office:value-type="float" office:value="1.68868121561206" calcext:value-type="float">
            <text:p>1.68868121561206</text:p>
          </table:table-cell>
          <table:table-cell/>
        </table:table-row>
        <table:table-row table:style-name="ro1">
          <table:table-cell office:value-type="float" office:value="1.6886" calcext:value-type="float">
            <text:p>1.6886</text:p>
          </table:table-cell>
          <table:table-cell office:value-type="float" office:value="1.68879024640932" calcext:value-type="float">
            <text:p>1.68879024640932</text:p>
          </table:table-cell>
          <table:table-cell/>
        </table:table-row>
        <table:table-row table:style-name="ro1">
          <table:table-cell office:value-type="float" office:value="1.6887" calcext:value-type="float">
            <text:p>1.6887</text:p>
          </table:table-cell>
          <table:table-cell office:value-type="float" office:value="1.68868121561206" calcext:value-type="float">
            <text:p>1.68868121561206</text:p>
          </table:table-cell>
          <table:table-cell/>
        </table:table-row>
        <table:table-row table:style-name="ro1">
          <table:table-cell office:value-type="float" office:value="1.6886" calcext:value-type="float">
            <text:p>1.6886</text:p>
          </table:table-cell>
          <table:table-cell office:value-type="float" office:value="1.68879024640932" calcext:value-type="float">
            <text:p>1.68879024640932</text:p>
          </table:table-cell>
          <table:table-cell/>
        </table:table-row>
        <table:table-row table:style-name="ro1">
          <table:table-cell office:value-type="float" office:value="1.6885" calcext:value-type="float">
            <text:p>1.6885</text:p>
          </table:table-cell>
          <table:table-cell office:value-type="float" office:value="1.68868121561206" calcext:value-type="float">
            <text:p>1.68868121561206</text:p>
          </table:table-cell>
          <table:table-cell/>
        </table:table-row>
        <table:table-row table:style-name="ro1">
          <table:table-cell office:value-type="float" office:value="1.6884" calcext:value-type="float">
            <text:p>1.6884</text:p>
          </table:table-cell>
          <table:table-cell office:value-type="float" office:value="1.68858280937862" calcext:value-type="float">
            <text:p>1.68858280937862</text:p>
          </table:table-cell>
          <table:table-cell/>
        </table:table-row>
        <table:table-row table:style-name="ro1">
          <table:table-cell office:value-type="float" office:value="1.6888" calcext:value-type="float">
            <text:p>1.6888</text:p>
          </table:table-cell>
          <table:table-cell office:value-type="float" office:value="1.68848440342535" calcext:value-type="float">
            <text:p>1.68848440342535</text:p>
          </table:table-cell>
          <table:table-cell/>
        </table:table-row>
        <table:table-row table:style-name="ro1">
          <table:table-cell office:value-type="float" office:value="1.6886" calcext:value-type="float">
            <text:p>1.6886</text:p>
          </table:table-cell>
          <table:table-cell office:value-type="float" office:value="1.68890457924506" calcext:value-type="float">
            <text:p>1.68890457924506</text:p>
          </table:table-cell>
          <table:table-cell/>
        </table:table-row>
        <table:table-row table:style-name="ro1">
          <table:table-cell office:value-type="float" office:value="1.6886" calcext:value-type="float">
            <text:p>1.6886</text:p>
          </table:table-cell>
          <table:table-cell office:value-type="float" office:value="1.68867590143606" calcext:value-type="float">
            <text:p>1.68867590143606</text:p>
          </table:table-cell>
          <table:table-cell/>
        </table:table-row>
        <table:table-row table:style-name="ro1">
          <table:table-cell office:value-type="float" office:value="1.6888" calcext:value-type="float">
            <text:p>1.6888</text:p>
          </table:table-cell>
          <table:table-cell office:value-type="float" office:value="1.68868653358572" calcext:value-type="float">
            <text:p>1.68868653358572</text:p>
          </table:table-cell>
          <table:table-cell/>
        </table:table-row>
        <table:table-row table:style-name="ro1">
          <table:table-cell office:value-type="float" office:value="1.6886" calcext:value-type="float">
            <text:p>1.6886</text:p>
          </table:table-cell>
          <table:table-cell office:value-type="float" office:value="1.68889394778768" calcext:value-type="float">
            <text:p>1.68889394778768</text:p>
          </table:table-cell>
          <table:table-cell/>
        </table:table-row>
        <table:table-row table:style-name="ro1">
          <table:table-cell office:value-type="float" office:value="1.6886" calcext:value-type="float">
            <text:p>1.6886</text:p>
          </table:table-cell>
          <table:table-cell office:value-type="float" office:value="1.68867590143606" calcext:value-type="float">
            <text:p>1.68867590143606</text:p>
          </table:table-cell>
          <table:table-cell/>
        </table:table-row>
        <table:table-row table:style-name="ro1">
          <table:table-cell office:value-type="float" office:value="1.6888" calcext:value-type="float">
            <text:p>1.6888</text:p>
          </table:table-cell>
          <table:table-cell office:value-type="float" office:value="1.68868653358572" calcext:value-type="float">
            <text:p>1.68868653358572</text:p>
          </table:table-cell>
          <table:table-cell/>
        </table:table-row>
        <table:table-row table:style-name="ro1">
          <table:table-cell office:value-type="float" office:value="1.6886" calcext:value-type="float">
            <text:p>1.6886</text:p>
          </table:table-cell>
          <table:table-cell office:value-type="float" office:value="1.68889394778768" calcext:value-type="float">
            <text:p>1.68889394778768</text:p>
          </table:table-cell>
          <table:table-cell/>
        </table:table-row>
        <table:table-row table:style-name="ro1">
          <table:table-cell office:value-type="float" office:value="1.6884" calcext:value-type="float">
            <text:p>1.6884</text:p>
          </table:table-cell>
          <table:table-cell office:value-type="float" office:value="1.68867590143606" calcext:value-type="float">
            <text:p>1.68867590143606</text:p>
          </table:table-cell>
          <table:table-cell/>
        </table:table-row>
        <table:table-row table:style-name="ro1">
          <table:table-cell office:value-type="float" office:value="1.6885" calcext:value-type="float">
            <text:p>1.6885</text:p>
          </table:table-cell>
          <table:table-cell office:value-type="float" office:value="1.68847907384992" calcext:value-type="float">
            <text:p>1.68847907384992</text:p>
          </table:table-cell>
          <table:table-cell/>
        </table:table-row>
        <table:table-row table:style-name="ro1">
          <table:table-cell office:value-type="float" office:value="1.6887" calcext:value-type="float">
            <text:p>1.6887</text:p>
          </table:table-cell>
          <table:table-cell office:value-type="float" office:value="1.68859346455267" calcext:value-type="float">
            <text:p>1.68859346455267</text:p>
          </table:table-cell>
          <table:table-cell/>
        </table:table-row>
        <table:table-row table:style-name="ro1">
          <table:table-cell office:value-type="float" office:value="1.6888" calcext:value-type="float">
            <text:p>1.6888</text:p>
          </table:table-cell>
          <table:table-cell office:value-type="float" office:value="1.68879556423189" calcext:value-type="float">
            <text:p>1.68879556423189</text:p>
          </table:table-cell>
          <table:table-cell/>
        </table:table-row>
        <table:table-row table:style-name="ro1">
          <table:table-cell office:value-type="float" office:value="1.6887" calcext:value-type="float">
            <text:p>1.6887</text:p>
          </table:table-cell>
          <table:table-cell office:value-type="float" office:value="1.68888863769268" calcext:value-type="float">
            <text:p>1.68888863769268</text:p>
          </table:table-cell>
          <table:table-cell/>
        </table:table-row>
        <table:table-row table:style-name="ro1">
          <table:table-cell office:value-type="float" office:value="1.6885" calcext:value-type="float">
            <text:p>1.6885</text:p>
          </table:table-cell>
          <table:table-cell office:value-type="float" office:value="1.68877962209432" calcext:value-type="float">
            <text:p>1.68877962209432</text:p>
          </table:table-cell>
          <table:table-cell/>
        </table:table-row>
        <table:table-row table:style-name="ro1">
          <table:table-cell office:value-type="float" office:value="1.6887" calcext:value-type="float">
            <text:p>1.6887</text:p>
          </table:table-cell>
          <table:table-cell office:value-type="float" office:value="1.68857748750508" calcext:value-type="float">
            <text:p>1.68857748750508</text:p>
          </table:table-cell>
          <table:table-cell/>
        </table:table-row>
        <table:table-row table:style-name="ro1">
          <table:table-cell office:value-type="float" office:value="1.6887" calcext:value-type="float">
            <text:p>1.6887</text:p>
          </table:table-cell>
          <table:table-cell office:value-type="float" office:value="1.68879556423189" calcext:value-type="float">
            <text:p>1.68879556423189</text:p>
          </table:table-cell>
          <table:table-cell/>
        </table:table-row>
        <table:table-row table:style-name="ro1">
          <table:table-cell office:value-type="float" office:value="1.6892" calcext:value-type="float">
            <text:p>1.6892</text:p>
          </table:table-cell>
          <table:table-cell office:value-type="float" office:value="1.68878493236186" calcext:value-type="float">
            <text:p>1.68878493236186</text:p>
          </table:table-cell>
          <table:table-cell/>
        </table:table-row>
        <table:table-row table:style-name="ro1">
          <table:table-cell office:value-type="float" office:value="1.6887" calcext:value-type="float">
            <text:p>1.6887</text:p>
          </table:table-cell>
          <table:table-cell office:value-type="float" office:value="1.68930334359525" calcext:value-type="float">
            <text:p>1.68930334359525</text:p>
          </table:table-cell>
          <table:table-cell/>
        </table:table-row>
        <table:table-row table:style-name="ro1">
          <table:table-cell office:value-type="float" office:value="1.6889" calcext:value-type="float">
            <text:p>1.6889</text:p>
          </table:table-cell>
          <table:table-cell office:value-type="float" office:value="1.68875841891937" calcext:value-type="float">
            <text:p>1.68875841891937</text:p>
          </table:table-cell>
          <table:table-cell/>
        </table:table-row>
        <table:table-row table:style-name="ro1">
          <table:table-cell office:value-type="float" office:value="1.6889" calcext:value-type="float">
            <text:p>1.6889</text:p>
          </table:table-cell>
          <table:table-cell office:value-type="float" office:value="1.68899233154287" calcext:value-type="float">
            <text:p>1.68899233154287</text:p>
          </table:table-cell>
          <table:table-cell/>
        </table:table-row>
        <table:table-row table:style-name="ro1">
          <table:table-cell office:value-type="float" office:value="1.6891" calcext:value-type="float">
            <text:p>1.6891</text:p>
          </table:table-cell>
          <table:table-cell office:value-type="float" office:value="1.68898173054844" calcext:value-type="float">
            <text:p>1.68898173054844</text:p>
          </table:table-cell>
          <table:table-cell/>
        </table:table-row>
        <table:table-row table:style-name="ro1">
          <table:table-cell office:value-type="float" office:value="1.6889" calcext:value-type="float">
            <text:p>1.6889</text:p>
          </table:table-cell>
          <table:table-cell office:value-type="float" office:value="1.68918909952648" calcext:value-type="float">
            <text:p>1.68918909952648</text:p>
          </table:table-cell>
          <table:table-cell/>
        </table:table-row>
        <table:table-row table:style-name="ro1">
          <table:table-cell office:value-type="float" office:value="1.6889" calcext:value-type="float">
            <text:p>1.6889</text:p>
          </table:table-cell>
          <table:table-cell office:value-type="float" office:value="1.68897114457023" calcext:value-type="float">
            <text:p>1.68897114457023</text:p>
          </table:table-cell>
          <table:table-cell/>
        </table:table-row>
        <table:table-row table:style-name="ro1">
          <table:table-cell office:value-type="float" office:value="1.6885" calcext:value-type="float">
            <text:p>1.6885</text:p>
          </table:table-cell>
          <table:table-cell office:value-type="float" office:value="1.68898173054844" calcext:value-type="float">
            <text:p>1.68898173054844</text:p>
          </table:table-cell>
          <table:table-cell/>
        </table:table-row>
        <table:table-row table:style-name="ro1">
          <table:table-cell office:value-type="float" office:value="1.6883" calcext:value-type="float">
            <text:p>1.6883</text:p>
          </table:table-cell>
          <table:table-cell office:value-type="float" office:value="1.688566855209" calcext:value-type="float">
            <text:p>1.688566855209</text:p>
          </table:table-cell>
          <table:table-cell/>
        </table:table-row>
        <table:table-row table:style-name="ro1">
          <table:table-cell office:value-type="float" office:value="1.6885" calcext:value-type="float">
            <text:p>1.6885</text:p>
          </table:table-cell>
          <table:table-cell office:value-type="float" office:value="1.68838066050197" calcext:value-type="float">
            <text:p>1.68838066050197</text:p>
          </table:table-cell>
          <table:table-cell/>
        </table:table-row>
        <table:table-row table:style-name="ro1">
          <table:table-cell office:value-type="float" office:value="1.6886" calcext:value-type="float">
            <text:p>1.6886</text:p>
          </table:table-cell>
          <table:table-cell office:value-type="float" office:value="1.68859879784353" calcext:value-type="float">
            <text:p>1.68859879784353</text:p>
          </table:table-cell>
          <table:table-cell/>
        </table:table-row>
        <table:table-row table:style-name="ro1">
          <table:table-cell office:value-type="float" office:value="1.6885" calcext:value-type="float">
            <text:p>1.6885</text:p>
          </table:table-cell>
          <table:table-cell office:value-type="float" office:value="1.68869185535222" calcext:value-type="float">
            <text:p>1.68869185535222</text:p>
          </table:table-cell>
          <table:table-cell/>
        </table:table-row>
        <table:table-row table:style-name="ro1">
          <table:table-cell office:value-type="float" office:value="1.6885" calcext:value-type="float">
            <text:p>1.6885</text:p>
          </table:table-cell>
          <table:table-cell office:value-type="float" office:value="1.68858280937862" calcext:value-type="float">
            <text:p>1.68858280937862</text:p>
          </table:table-cell>
          <table:table-cell/>
        </table:table-row>
        <table:table-row table:style-name="ro1">
          <table:table-cell office:value-type="float" office:value="1.6886" calcext:value-type="float">
            <text:p>1.6886</text:p>
          </table:table-cell>
          <table:table-cell office:value-type="float" office:value="1.68858813506276" calcext:value-type="float">
            <text:p>1.68858813506276</text:p>
          </table:table-cell>
          <table:table-cell/>
        </table:table-row>
        <table:table-row table:style-name="ro1">
          <table:table-cell office:value-type="float" office:value="1.6884" calcext:value-type="float">
            <text:p>1.6884</text:p>
          </table:table-cell>
          <table:table-cell office:value-type="float" office:value="1.68869185535222" calcext:value-type="float">
            <text:p>1.68869185535222</text:p>
          </table:table-cell>
          <table:table-cell/>
        </table:table-row>
        <table:table-row table:style-name="ro1">
          <table:table-cell office:value-type="float" office:value="1.6885" calcext:value-type="float">
            <text:p>1.6885</text:p>
          </table:table-cell>
          <table:table-cell office:value-type="float" office:value="1.68847907384992" calcext:value-type="float">
            <text:p>1.68847907384992</text:p>
          </table:table-cell>
          <table:table-cell/>
        </table:table-row>
        <table:table-row table:style-name="ro1">
          <table:table-cell office:value-type="float" office:value="1.6883" calcext:value-type="float">
            <text:p>1.6883</text:p>
          </table:table-cell>
          <table:table-cell office:value-type="float" office:value="1.68859346455267" calcext:value-type="float">
            <text:p>1.68859346455267</text:p>
          </table:table-cell>
          <table:table-cell/>
        </table:table-row>
        <table:table-row table:style-name="ro1">
          <table:table-cell office:value-type="float" office:value="1.6886" calcext:value-type="float">
            <text:p>1.6886</text:p>
          </table:table-cell>
          <table:table-cell office:value-type="float" office:value="1.68838066050197" calcext:value-type="float">
            <text:p>1.68838066050197</text:p>
          </table:table-cell>
          <table:table-cell/>
        </table:table-row>
        <table:table-row table:style-name="ro1">
          <table:table-cell office:value-type="float" office:value="1.6885" calcext:value-type="float">
            <text:p>1.6885</text:p>
          </table:table-cell>
          <table:table-cell office:value-type="float" office:value="1.68870251024452" calcext:value-type="float">
            <text:p>1.68870251024452</text:p>
          </table:table-cell>
          <table:table-cell/>
        </table:table-row>
        <table:table-row table:style-name="ro1">
          <table:table-cell office:value-type="float" office:value="1.6886" calcext:value-type="float">
            <text:p>1.6886</text:p>
          </table:table-cell>
          <table:table-cell office:value-type="float" office:value="1.68858280937862" calcext:value-type="float">
            <text:p>1.68858280937862</text:p>
          </table:table-cell>
          <table:table-cell/>
        </table:table-row>
        <table:table-row table:style-name="ro1">
          <table:table-cell office:value-type="float" office:value="1.6886" calcext:value-type="float">
            <text:p>1.6886</text:p>
          </table:table-cell>
          <table:table-cell office:value-type="float" office:value="1.68869185535222" calcext:value-type="float">
            <text:p>1.68869185535222</text:p>
          </table:table-cell>
          <table:table-cell/>
        </table:table-row>
        <table:table-row table:style-name="ro1">
          <table:table-cell office:value-type="float" office:value="1.6888" calcext:value-type="float">
            <text:p>1.6888</text:p>
          </table:table-cell>
          <table:table-cell office:value-type="float" office:value="1.68868653358572" calcext:value-type="float">
            <text:p>1.68868653358572</text:p>
          </table:table-cell>
          <table:table-cell/>
        </table:table-row>
        <table:table-row table:style-name="ro1">
          <table:table-cell office:value-type="float" office:value="1.6886" calcext:value-type="float">
            <text:p>1.6886</text:p>
          </table:table-cell>
          <table:table-cell office:value-type="float" office:value="1.68889394778768" calcext:value-type="float">
            <text:p>1.68889394778768</text:p>
          </table:table-cell>
          <table:table-cell/>
        </table:table-row>
        <table:table-row table:style-name="ro1">
          <table:table-cell office:value-type="float" office:value="1.6889" calcext:value-type="float">
            <text:p>1.6889</text:p>
          </table:table-cell>
          <table:table-cell office:value-type="float" office:value="1.68867590143606" calcext:value-type="float">
            <text:p>1.68867590143606</text:p>
          </table:table-cell>
          <table:table-cell/>
        </table:table-row>
        <table:table-row table:style-name="ro1">
          <table:table-cell office:value-type="float" office:value="1.6888" calcext:value-type="float">
            <text:p>1.6888</text:p>
          </table:table-cell>
          <table:table-cell office:value-type="float" office:value="1.6889976376592" calcext:value-type="float">
            <text:p>1.6889976376592</text:p>
          </table:table-cell>
          <table:table-cell/>
        </table:table-row>
        <table:table-row table:style-name="ro1">
          <table:table-cell office:value-type="float" office:value="1.6889" calcext:value-type="float">
            <text:p>1.6889</text:p>
          </table:table-cell>
          <table:table-cell office:value-type="float" office:value="1.68887802879405" calcext:value-type="float">
            <text:p>1.68887802879405</text:p>
          </table:table-cell>
          <table:table-cell/>
        </table:table-row>
        <table:table-row table:style-name="ro1">
          <table:table-cell office:value-type="float" office:value="1.6889" calcext:value-type="float">
            <text:p>1.6889</text:p>
          </table:table-cell>
          <table:table-cell office:value-type="float" office:value="1.68898702917102" calcext:value-type="float">
            <text:p>1.68898702917102</text:p>
          </table:table-cell>
          <table:table-cell/>
        </table:table-row>
        <table:table-row table:style-name="ro1">
          <table:table-cell office:value-type="float" office:value="1.6889" calcext:value-type="float">
            <text:p>1.6889</text:p>
          </table:table-cell>
          <table:table-cell office:value-type="float" office:value="1.68898173054844" calcext:value-type="float">
            <text:p>1.68898173054844</text:p>
          </table:table-cell>
          <table:table-cell/>
        </table:table-row>
        <table:table-row table:style-name="ro1">
          <table:table-cell office:value-type="float" office:value="1.689" calcext:value-type="float">
            <text:p>1.689</text:p>
          </table:table-cell>
          <table:table-cell office:value-type="float" office:value="1.68898173054844" calcext:value-type="float">
            <text:p>1.68898173054844</text:p>
          </table:table-cell>
          <table:table-cell/>
        </table:table-row>
        <table:table-row table:style-name="ro1">
          <table:table-cell office:value-type="float" office:value="1.6893" calcext:value-type="float">
            <text:p>1.6893</text:p>
          </table:table-cell>
          <table:table-cell office:value-type="float" office:value="1.68908542081307" calcext:value-type="float">
            <text:p>1.68908542081307</text:p>
          </table:table-cell>
          <table:table-cell/>
        </table:table-row>
        <table:table-row table:style-name="ro1">
          <table:table-cell office:value-type="float" office:value="1.6894" calcext:value-type="float">
            <text:p>1.6894</text:p>
          </table:table-cell>
          <table:table-cell office:value-type="float" office:value="1.68939114314962" calcext:value-type="float">
            <text:p>1.68939114314962</text:p>
          </table:table-cell>
          <table:table-cell/>
        </table:table-row>
        <table:table-row table:style-name="ro1">
          <table:table-cell office:value-type="float" office:value="1.689" calcext:value-type="float">
            <text:p>1.689</text:p>
          </table:table-cell>
          <table:table-cell office:value-type="float" office:value="1.68947898839269" calcext:value-type="float">
            <text:p>1.68947898839269</text:p>
          </table:table-cell>
          <table:table-cell/>
        </table:table-row>
        <table:table-row table:style-name="ro1">
          <table:table-cell office:value-type="float" office:value="1.6891" calcext:value-type="float">
            <text:p>1.6891</text:p>
          </table:table-cell>
          <table:table-cell office:value-type="float" office:value="1.68905900368793" calcext:value-type="float">
            <text:p>1.68905900368793</text:p>
          </table:table-cell>
          <table:table-cell/>
        </table:table-row>
        <table:table-row table:style-name="ro1">
          <table:table-cell office:value-type="float" office:value="1.6893" calcext:value-type="float">
            <text:p>1.6893</text:p>
          </table:table-cell>
          <table:table-cell office:value-type="float" office:value="1.68918381258755" calcext:value-type="float">
            <text:p>1.68918381258755</text:p>
          </table:table-cell>
          <table:table-cell/>
        </table:table-row>
        <table:table-row table:style-name="ro1">
          <table:table-cell office:value-type="float" office:value="1.6892" calcext:value-type="float">
            <text:p>1.6892</text:p>
          </table:table-cell>
          <table:table-cell office:value-type="float" office:value="1.68938586793275" calcext:value-type="float">
            <text:p>1.68938586793275</text:p>
          </table:table-cell>
          <table:table-cell/>
        </table:table-row>
        <table:table-row table:style-name="ro1">
          <table:table-cell office:value-type="float" office:value="1.6893" calcext:value-type="float">
            <text:p>1.6893</text:p>
          </table:table-cell>
          <table:table-cell office:value-type="float" office:value="1.68927165714082" calcext:value-type="float">
            <text:p>1.68927165714082</text:p>
          </table:table-cell>
          <table:table-cell/>
        </table:table-row>
        <table:table-row table:style-name="ro1">
          <table:table-cell office:value-type="float" office:value="1.6893" calcext:value-type="float">
            <text:p>1.6893</text:p>
          </table:table-cell>
          <table:table-cell office:value-type="float" office:value="1.68938059640864" calcext:value-type="float">
            <text:p>1.68938059640864</text:p>
          </table:table-cell>
          <table:table-cell/>
        </table:table-row>
        <table:table-row table:style-name="ro1">
          <table:table-cell office:value-type="float" office:value="1.689" calcext:value-type="float">
            <text:p>1.689</text:p>
          </table:table-cell>
          <table:table-cell office:value-type="float" office:value="1.68937532858205" calcext:value-type="float">
            <text:p>1.68937532858205</text:p>
          </table:table-cell>
          <table:table-cell/>
        </table:table-row>
        <table:table-row table:style-name="ro1">
          <table:table-cell office:value-type="float" office:value="1.6893" calcext:value-type="float">
            <text:p>1.6893</text:p>
          </table:table-cell>
          <table:table-cell office:value-type="float" office:value="1.68906427961162" calcext:value-type="float">
            <text:p>1.68906427961162</text:p>
          </table:table-cell>
          <table:table-cell/>
        </table:table-row>
        <table:table-row table:style-name="ro1">
          <table:table-cell office:value-type="float" office:value="1.6899" calcext:value-type="float">
            <text:p>1.6899</text:p>
          </table:table-cell>
          <table:table-cell office:value-type="float" office:value="1.68939114314962" calcext:value-type="float">
            <text:p>1.68939114314962</text:p>
          </table:table-cell>
          <table:table-cell/>
        </table:table-row>
        <table:table-row table:style-name="ro1">
          <table:table-cell office:value-type="float" office:value="1.6893" calcext:value-type="float">
            <text:p>1.6893</text:p>
          </table:table-cell>
          <table:table-cell office:value-type="float" office:value="1.68999711085404" calcext:value-type="float">
            <text:p>1.68999711085404</text:p>
          </table:table-cell>
          <table:table-cell/>
        </table:table-row>
        <table:table-row table:style-name="ro1">
          <table:table-cell office:value-type="float" office:value="1.6892" calcext:value-type="float">
            <text:p>1.6892</text:p>
          </table:table-cell>
          <table:table-cell office:value-type="float" office:value="1.68934379953648" calcext:value-type="float">
            <text:p>1.68934379953648</text:p>
          </table:table-cell>
          <table:table-cell/>
        </table:table-row>
        <table:table-row table:style-name="ro1">
          <table:table-cell office:value-type="float" office:value="1.6894" calcext:value-type="float">
            <text:p>1.6894</text:p>
          </table:table-cell>
          <table:table-cell office:value-type="float" office:value="1.68927165714082" calcext:value-type="float">
            <text:p>1.68927165714082</text:p>
          </table:table-cell>
          <table:table-cell/>
        </table:table-row>
        <table:table-row table:style-name="ro1">
          <table:table-cell office:value-type="float" office:value="1.6896" calcext:value-type="float">
            <text:p>1.6896</text:p>
          </table:table-cell>
          <table:table-cell office:value-type="float" office:value="1.68948425221625" calcext:value-type="float">
            <text:p>1.68948425221625</text:p>
          </table:table-cell>
          <table:table-cell/>
        </table:table-row>
        <table:table-row table:style-name="ro1">
          <table:table-cell office:value-type="float" office:value="1.6896" calcext:value-type="float">
            <text:p>1.6896</text:p>
          </table:table-cell>
          <table:table-cell office:value-type="float" office:value="1.68968102078776" calcext:value-type="float">
            <text:p>1.68968102078776</text:p>
          </table:table-cell>
          <table:table-cell/>
        </table:table-row>
        <table:table-row table:style-name="ro1">
          <table:table-cell office:value-type="float" office:value="1.6895" calcext:value-type="float">
            <text:p>1.6895</text:p>
          </table:table-cell>
          <table:table-cell office:value-type="float" office:value="1.68967052757377" calcext:value-type="float">
            <text:p>1.68967052757377</text:p>
          </table:table-cell>
          <table:table-cell/>
        </table:table-row>
        <table:table-row table:style-name="ro1">
          <table:table-cell office:value-type="float" office:value="1.6898" calcext:value-type="float">
            <text:p>1.6898</text:p>
          </table:table-cell>
          <table:table-cell office:value-type="float" office:value="1.68956687914842" calcext:value-type="float">
            <text:p>1.68956687914842</text:p>
          </table:table-cell>
          <table:table-cell/>
        </table:table-row>
        <table:table-row table:style-name="ro1">
          <table:table-cell office:value-type="float" office:value="1.6897" calcext:value-type="float">
            <text:p>1.6897</text:p>
          </table:table-cell>
          <table:table-cell office:value-type="float" office:value="1.68988302585286" calcext:value-type="float">
            <text:p>1.68988302585286</text:p>
          </table:table-cell>
          <table:table-cell/>
        </table:table-row>
        <table:table-row table:style-name="ro1">
          <table:table-cell office:value-type="float" office:value="1.6898" calcext:value-type="float">
            <text:p>1.6898</text:p>
          </table:table-cell>
          <table:table-cell office:value-type="float" office:value="1.68976369370595" calcext:value-type="float">
            <text:p>1.68976369370595</text:p>
          </table:table-cell>
          <table:table-cell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.68987255608915" calcext:value-type="float">
            <text:p>1.68987255608915</text:p>
          </table:table-cell>
          <table:table-cell/>
        </table:table-row>
        <table:table-row table:style-name="ro1">
          <table:table-cell office:value-type="float" office:value="1.6901" calcext:value-type="float">
            <text:p>1.6901</text:p>
          </table:table-cell>
          <table:table-cell office:value-type="float" office:value="1.69007455707401" calcext:value-type="float">
            <text:p>1.69007455707401</text:p>
          </table:table-cell>
          <table:table-cell/>
        </table:table-row>
        <table:table-row table:style-name="ro1">
          <table:table-cell office:value-type="float" office:value="1.6904" calcext:value-type="float">
            <text:p>1.6904</text:p>
          </table:table-cell>
          <table:table-cell office:value-type="float" office:value="1.69016773073407" calcext:value-type="float">
            <text:p>1.69016773073407</text:p>
          </table:table-cell>
          <table:table-cell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.69047328117942" calcext:value-type="float">
            <text:p>1.69047328117942</text:p>
          </table:table-cell>
          <table:table-cell/>
        </table:table-row>
        <table:table-row table:style-name="ro1">
          <table:table-cell office:value-type="float" office:value="1.6901" calcext:value-type="float">
            <text:p>1.6901</text:p>
          </table:table-cell>
          <table:table-cell office:value-type="float" office:value="1.69004330496011" calcext:value-type="float">
            <text:p>1.69004330496011</text:p>
          </table:table-cell>
          <table:table-cell/>
        </table:table-row>
        <table:table-row table:style-name="ro1">
          <table:table-cell office:value-type="float" office:value="1.6902" calcext:value-type="float">
            <text:p>1.6902</text:p>
          </table:table-cell>
          <table:table-cell office:value-type="float" office:value="1.69016773073407" calcext:value-type="float">
            <text:p>1.69016773073407</text:p>
          </table:table-cell>
          <table:table-cell/>
        </table:table-row>
        <table:table-row table:style-name="ro1">
          <table:table-cell office:value-type="float" office:value="1.6902" calcext:value-type="float">
            <text:p>1.6902</text:p>
          </table:table-cell>
          <table:table-cell office:value-type="float" office:value="1.69026612190087" calcext:value-type="float">
            <text:p>1.69026612190087</text:p>
          </table:table-cell>
          <table:table-cell/>
        </table:table-row>
        <table:table-row table:style-name="ro1">
          <table:table-cell office:value-type="float" office:value="1.6903" calcext:value-type="float">
            <text:p>1.6903</text:p>
          </table:table-cell>
          <table:table-cell office:value-type="float" office:value="1.69026092309368" calcext:value-type="float">
            <text:p>1.69026092309368</text:p>
          </table:table-cell>
          <table:table-cell/>
        </table:table-row>
        <table:table-row table:style-name="ro1">
          <table:table-cell office:value-type="float" office:value="1.6905" calcext:value-type="float">
            <text:p>1.6905</text:p>
          </table:table-cell>
          <table:table-cell office:value-type="float" office:value="1.69036451282481" calcext:value-type="float">
            <text:p>1.69036451282481</text:p>
          </table:table-cell>
          <table:table-cell/>
        </table:table-row>
        <table:table-row table:style-name="ro1">
          <table:table-cell office:value-type="float" office:value="1.6904" calcext:value-type="float">
            <text:p>1.6904</text:p>
          </table:table-cell>
          <table:table-cell office:value-type="float" office:value="1.69056647324839" calcext:value-type="float">
            <text:p>1.69056647324839</text:p>
          </table:table-cell>
          <table:table-cell/>
        </table:table-row>
        <table:table-row table:style-name="ro1">
          <table:table-cell office:value-type="float" office:value="1.6905" calcext:value-type="float">
            <text:p>1.6905</text:p>
          </table:table-cell>
          <table:table-cell office:value-type="float" office:value="1.69045253998948" calcext:value-type="float">
            <text:p>1.69045253998948</text:p>
          </table:table-cell>
          <table:table-cell/>
        </table:table-row>
        <table:table-row table:style-name="ro1">
          <table:table-cell office:value-type="float" office:value="1.6907" calcext:value-type="float">
            <text:p>1.6907</text:p>
          </table:table-cell>
          <table:table-cell office:value-type="float" office:value="1.69056129381913" calcext:value-type="float">
            <text:p>1.69056129381913</text:p>
          </table:table-cell>
          <table:table-cell/>
        </table:table-row>
        <table:table-row table:style-name="ro1">
          <table:table-cell office:value-type="float" office:value="1.6907" calcext:value-type="float">
            <text:p>1.6907</text:p>
          </table:table-cell>
          <table:table-cell office:value-type="float" office:value="1.69076323761523" calcext:value-type="float">
            <text:p>1.69076323761523</text:p>
          </table:table-cell>
          <table:table-cell/>
        </table:table-row>
        <table:table-row table:style-name="ro1">
          <table:table-cell office:value-type="float" office:value="1.6904" calcext:value-type="float">
            <text:p>1.6904</text:p>
          </table:table-cell>
          <table:table-cell office:value-type="float" office:value="1.69075291283481" calcext:value-type="float">
            <text:p>1.69075291283481</text:p>
          </table:table-cell>
          <table:table-cell/>
        </table:table-row>
        <table:table-row table:style-name="ro1">
          <table:table-cell office:value-type="float" office:value="1.6908" calcext:value-type="float">
            <text:p>1.6908</text:p>
          </table:table-cell>
          <table:table-cell office:value-type="float" office:value="1.6904421907612" calcext:value-type="float">
            <text:p>1.6904421907612</text:p>
          </table:table-cell>
          <table:table-cell/>
        </table:table-row>
        <table:table-row table:style-name="ro1">
          <table:table-cell office:value-type="float" office:value="1.6905" calcext:value-type="float">
            <text:p>1.6905</text:p>
          </table:table-cell>
          <table:table-cell office:value-type="float" office:value="1.69087194274377" calcext:value-type="float">
            <text:p>1.69087194274377</text:p>
          </table:table-cell>
          <table:table-cell/>
        </table:table-row>
        <table:table-row table:style-name="ro1">
          <table:table-cell office:value-type="float" office:value="1.6909" calcext:value-type="float">
            <text:p>1.6909</text:p>
          </table:table-cell>
          <table:table-cell office:value-type="float" office:value="1.69054061156776" calcext:value-type="float">
            <text:p>1.69054061156776</text:p>
          </table:table-cell>
          <table:table-cell/>
        </table:table-row>
        <table:table-row table:style-name="ro1">
          <table:table-cell office:value-type="float" office:value="1.6908" calcext:value-type="float">
            <text:p>1.6908</text:p>
          </table:table-cell>
          <table:table-cell office:value-type="float" office:value="1.6909703086316" calcext:value-type="float">
            <text:p>1.6909703086316</text:p>
          </table:table-cell>
          <table:table-cell/>
        </table:table-row>
        <table:table-row table:style-name="ro1">
          <table:table-cell office:value-type="float" office:value="1.6909" calcext:value-type="float">
            <text:p>1.6909</text:p>
          </table:table-cell>
          <table:table-cell office:value-type="float" office:value="1.69084616019115" calcext:value-type="float">
            <text:p>1.69084616019115</text:p>
          </table:table-cell>
          <table:table-cell/>
        </table:table-row>
        <table:table-row table:style-name="ro1">
          <table:table-cell office:value-type="float" office:value="1.6908" calcext:value-type="float">
            <text:p>1.6908</text:p>
          </table:table-cell>
          <table:table-cell office:value-type="float" office:value="1.6909548515187" calcext:value-type="float">
            <text:p>1.6909548515187</text:p>
          </table:table-cell>
          <table:table-cell/>
        </table:table-row>
        <table:table-row table:style-name="ro1">
          <table:table-cell office:value-type="float" office:value="1.6908" calcext:value-type="float">
            <text:p>1.6908</text:p>
          </table:table-cell>
          <table:table-cell office:value-type="float" office:value="1.69084616019115" calcext:value-type="float">
            <text:p>1.69084616019115</text:p>
          </table:table-cell>
          <table:table-cell/>
        </table:table-row>
        <table:table-row table:style-name="ro1">
          <table:table-cell office:value-type="float" office:value="1.691" calcext:value-type="float">
            <text:p>1.691</text:p>
          </table:table-cell>
          <table:table-cell office:value-type="float" office:value="1.6908513096958" calcext:value-type="float">
            <text:p>1.6908513096958</text:p>
          </table:table-cell>
          <table:table-cell/>
        </table:table-row>
        <table:table-row table:style-name="ro1">
          <table:table-cell office:value-type="float" office:value="1.6909" calcext:value-type="float">
            <text:p>1.6909</text:p>
          </table:table-cell>
          <table:table-cell office:value-type="float" office:value="1.69105838113218" calcext:value-type="float">
            <text:p>1.69105838113218</text:p>
          </table:table-cell>
          <table:table-cell/>
        </table:table-row>
        <table:table-row table:style-name="ro1">
          <table:table-cell office:value-type="float" office:value="1.6911" calcext:value-type="float">
            <text:p>1.6911</text:p>
          </table:table-cell>
          <table:table-cell office:value-type="float" office:value="1.69094456421874" calcext:value-type="float">
            <text:p>1.69094456421874</text:p>
          </table:table-cell>
          <table:table-cell/>
        </table:table-row>
        <table:table-row table:style-name="ro1">
          <table:table-cell office:value-type="float" office:value="1.6909" calcext:value-type="float">
            <text:p>1.6909</text:p>
          </table:table-cell>
          <table:table-cell office:value-type="float" office:value="1.69115676137087" calcext:value-type="float">
            <text:p>1.69115676137087</text:p>
          </table:table-cell>
          <table:table-cell/>
        </table:table-row>
        <table:table-row table:style-name="ro1">
          <table:table-cell office:value-type="float" office:value="1.691" calcext:value-type="float">
            <text:p>1.691</text:p>
          </table:table-cell>
          <table:table-cell office:value-type="float" office:value="1.69093942581522" calcext:value-type="float">
            <text:p>1.69093942581522</text:p>
          </table:table-cell>
          <table:table-cell/>
        </table:table-row>
        <table:table-row table:style-name="ro1">
          <table:table-cell office:value-type="float" office:value="1.6911" calcext:value-type="float">
            <text:p>1.6911</text:p>
          </table:table-cell>
          <table:table-cell office:value-type="float" office:value="1.69105323986786" calcext:value-type="float">
            <text:p>1.69105323986786</text:p>
          </table:table-cell>
          <table:table-cell/>
        </table:table-row>
        <table:table-row table:style-name="ro1">
          <table:table-cell office:value-type="float" office:value="1.6911" calcext:value-type="float">
            <text:p>1.6911</text:p>
          </table:table-cell>
          <table:table-cell office:value-type="float" office:value="1.6911516277243" calcext:value-type="float">
            <text:p>1.6911516277243</text:p>
          </table:table-cell>
          <table:table-cell/>
        </table:table-row>
        <table:table-row table:style-name="ro1">
          <table:table-cell office:value-type="float" office:value="1.6914" calcext:value-type="float">
            <text:p>1.6914</text:p>
          </table:table-cell>
          <table:table-cell office:value-type="float" office:value="1.69114649754166" calcext:value-type="float">
            <text:p>1.69114649754166</text:p>
          </table:table-cell>
          <table:table-cell/>
        </table:table-row>
        <table:table-row table:style-name="ro1">
          <table:table-cell office:value-type="float" office:value="1.6912" calcext:value-type="float">
            <text:p>1.6912</text:p>
          </table:table-cell>
          <table:table-cell office:value-type="float" office:value="1.69145701309419" calcext:value-type="float">
            <text:p>1.69145701309419</text:p>
          </table:table-cell>
          <table:table-cell/>
        </table:table-row>
        <table:table-row table:style-name="ro1">
          <table:table-cell office:value-type="float" office:value="1.6912" calcext:value-type="float">
            <text:p>1.6912</text:p>
          </table:table-cell>
          <table:table-cell office:value-type="float" office:value="1.69123465767886" calcext:value-type="float">
            <text:p>1.69123465767886</text:p>
          </table:table-cell>
          <table:table-cell/>
        </table:table-row>
        <table:table-row table:style-name="ro1">
          <table:table-cell office:value-type="float" office:value="1.6913" calcext:value-type="float">
            <text:p>1.6913</text:p>
          </table:table-cell>
          <table:table-cell office:value-type="float" office:value="1.69124489247376" calcext:value-type="float">
            <text:p>1.69124489247376</text:p>
          </table:table-cell>
          <table:table-cell/>
        </table:table-row>
        <table:table-row table:style-name="ro1">
          <table:table-cell office:value-type="float" office:value="1.6914" calcext:value-type="float">
            <text:p>1.6914</text:p>
          </table:table-cell>
          <table:table-cell office:value-type="float" office:value="1.69134840183418" calcext:value-type="float">
            <text:p>1.69134840183418</text:p>
          </table:table-cell>
          <table:table-cell/>
        </table:table-row>
        <table:table-row table:style-name="ro1">
          <table:table-cell office:value-type="float" office:value="1.6914" calcext:value-type="float">
            <text:p>1.6914</text:p>
          </table:table-cell>
          <table:table-cell office:value-type="float" office:value="1.69144678802525" calcext:value-type="float">
            <text:p>1.69144678802525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44168062584" calcext:value-type="float">
            <text:p>1.69144168062584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64865415935" calcext:value-type="float">
            <text:p>1.69164865415935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5349773844" calcext:value-type="float">
            <text:p>1.6915349773844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8504906074" calcext:value-type="float">
            <text:p>1.6918504906074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73177683255" calcext:value-type="float">
            <text:p>1.69173177683255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94378198729" calcext:value-type="float">
            <text:p>1.69194378198729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183017548977" calcext:value-type="float">
            <text:p>1.69183017548977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204215643569" calcext:value-type="float">
            <text:p>1.69204215643569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192857339417" calcext:value-type="float">
            <text:p>1.69192857339417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203709111369" calcext:value-type="float">
            <text:p>1.69203709111369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182510515381" calcext:value-type="float">
            <text:p>1.69182510515381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224901324372" calcext:value-type="float">
            <text:p>1.69224901324372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202191524648" calcext:value-type="float">
            <text:p>1.69202191524648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223890290456" calcext:value-type="float">
            <text:p>1.69223890290456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222880583016" calcext:value-type="float">
            <text:p>1.69222880583016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243564592906" calcext:value-type="float">
            <text:p>1.69243564592906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242557903372" calcext:value-type="float">
            <text:p>1.69242557903372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190834245558" calcext:value-type="float">
            <text:p>1.69190834245558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65753420466" calcext:value-type="float">
            <text:p>1.69265753420466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72574098167" calcext:value-type="float">
            <text:p>1.69272574098167</text:p>
          </table:table-cell>
          <table:table-cell/>
        </table:table-row>
        <table:table-row table:style-name="ro1">
          <table:table-cell office:value-type="float" office:value="1.6929" calcext:value-type="float">
            <text:p>1.6929</text:p>
          </table:table-cell>
          <table:table-cell office:value-type="float" office:value="1.69272073175454" calcext:value-type="float">
            <text:p>1.69272073175454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9274867917" calcext:value-type="float">
            <text:p>1.6929274867917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71072308479" calcext:value-type="float">
            <text:p>1.69271072308479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72073175454" calcext:value-type="float">
            <text:p>1.69272073175454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82411569523" calcext:value-type="float">
            <text:p>1.69282411569523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302585185356" calcext:value-type="float">
            <text:p>1.69302585185356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311923339472" calcext:value-type="float">
            <text:p>1.69311923339472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21760371087" calcext:value-type="float">
            <text:p>1.69321760371087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300591148648" calcext:value-type="float">
            <text:p>1.69300591148648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322257861889" calcext:value-type="float">
            <text:p>1.69322257861889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31597285026" calcext:value-type="float">
            <text:p>1.69331597285026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351765990696" calcext:value-type="float">
            <text:p>1.69351765990696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30108970085" calcext:value-type="float">
            <text:p>1.69330108970085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41434078194" calcext:value-type="float">
            <text:p>1.69341434078194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71931509631" calcext:value-type="float">
            <text:p>1.69371931509631</text:p>
          </table:table-cell>
          <table:table-cell/>
        </table:table-row>
        <table:table-row table:style-name="ro1">
          <table:table-cell office:value-type="float" office:value="1.6914" calcext:value-type="float">
            <text:p>1.6914</text:p>
          </table:table-cell>
          <table:table-cell office:value-type="float" office:value="1.69360119241402" calcext:value-type="float">
            <text:p>1.69360119241402</text:p>
          </table:table-cell>
          <table:table-cell/>
        </table:table-row>
        <table:table-row table:style-name="ro1">
          <table:table-cell office:value-type="float" office:value="1.6914" calcext:value-type="float">
            <text:p>1.6914</text:p>
          </table:table-cell>
          <table:table-cell office:value-type="float" office:value="1.69133019358199" calcext:value-type="float">
            <text:p>1.69133019358199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44168062584" calcext:value-type="float">
            <text:p>1.69144168062584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64865415935" calcext:value-type="float">
            <text:p>1.69164865415935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84540677103" calcext:value-type="float">
            <text:p>1.69184540677103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193870909493" calcext:value-type="float">
            <text:p>1.69193870909493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203709111369" calcext:value-type="float">
            <text:p>1.69203709111369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223890290456" calcext:value-type="float">
            <text:p>1.69223890290456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222880583016" calcext:value-type="float">
            <text:p>1.69222880583016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253904690114" calcext:value-type="float">
            <text:p>1.69253904690114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42055053253" calcext:value-type="float">
            <text:p>1.69242055053253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83914027398" calcext:value-type="float">
            <text:p>1.69283914027398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71572578742" calcext:value-type="float">
            <text:p>1.69271572578742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72073175454" calcext:value-type="float">
            <text:p>1.69272073175454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82411569523" calcext:value-type="float">
            <text:p>1.69282411569523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02585185356" calcext:value-type="float">
            <text:p>1.69302585185356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80912029884" calcext:value-type="float">
            <text:p>1.69280912029884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312920141674" calcext:value-type="float">
            <text:p>1.69312920141674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32094026048" calcext:value-type="float">
            <text:p>1.69332094026048</text:p>
          </table:table-cell>
          <table:table-cell/>
        </table:table-row>
        <table:table-row table:style-name="ro1">
          <table:table-cell office:value-type="float" office:value="1.694" calcext:value-type="float">
            <text:p>1.694</text:p>
          </table:table-cell>
          <table:table-cell office:value-type="float" office:value="1.69351765990696" calcext:value-type="float">
            <text:p>1.69351765990696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402420010635" calcext:value-type="float">
            <text:p>1.69402420010635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58639530023" calcext:value-type="float">
            <text:p>1.69358639530023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70943702159" calcext:value-type="float">
            <text:p>1.69370943702159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360119241402" calcext:value-type="float">
            <text:p>1.69360119241402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64089885897" calcext:value-type="float">
            <text:p>1.69164089885897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84032630293" calcext:value-type="float">
            <text:p>1.69184032630293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83524920766" calcext:value-type="float">
            <text:p>1.69183524920766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193870909493" calcext:value-type="float">
            <text:p>1.69193870909493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34737005491" calcext:value-type="float">
            <text:p>1.69234737005491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232719288351" calcext:value-type="float">
            <text:p>1.69232719288351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43061083407" calcext:value-type="float">
            <text:p>1.69243061083407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325249481405" calcext:value-type="float">
            <text:p>1.69325249481405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48888661955" calcext:value-type="float">
            <text:p>1.69248888661955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283412884604" calcext:value-type="float">
            <text:p>1.69283412884604</text:p>
          </table:table-cell>
          <table:table-cell/>
        </table:table-row>
        <table:table-row table:style-name="ro1">
          <table:table-cell office:value-type="float" office:value="1.6929" calcext:value-type="float">
            <text:p>1.6929</text:p>
          </table:table-cell>
          <table:table-cell office:value-type="float" office:value="1.69261232483206" calcext:value-type="float">
            <text:p>1.69261232483206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93248745245" calcext:value-type="float">
            <text:p>1.69293248745245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22755671277" calcext:value-type="float">
            <text:p>1.69322755671277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300591148648" calcext:value-type="float">
            <text:p>1.69300591148648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22257861889" calcext:value-type="float">
            <text:p>1.69322257861889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52261548567" calcext:value-type="float">
            <text:p>1.69352261548567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61107289849" calcext:value-type="float">
            <text:p>1.69361107289849</text:p>
          </table:table-cell>
          <table:table-cell/>
        </table:table-row>
        <table:table-row table:style-name="ro1">
          <table:table-cell office:value-type="float" office:value="1.6938" calcext:value-type="float">
            <text:p>1.6938</text:p>
          </table:table-cell>
          <table:table-cell office:value-type="float" office:value="1.693606131085" calcext:value-type="float">
            <text:p>1.693606131085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381272982178" calcext:value-type="float">
            <text:p>1.69381272982178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73442258291" calcext:value-type="float">
            <text:p>1.69173442258291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93870909493" calcext:value-type="float">
            <text:p>1.69193870909493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193363956238" calcext:value-type="float">
            <text:p>1.69193363956238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234737005491" calcext:value-type="float">
            <text:p>1.69234737005491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22376227855" calcext:value-type="float">
            <text:p>1.69222376227855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233223221936" calcext:value-type="float">
            <text:p>1.69233223221936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253401607204" calcext:value-type="float">
            <text:p>1.69253401607204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62736524627" calcext:value-type="float">
            <text:p>1.69262736524627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82912065163" calcext:value-type="float">
            <text:p>1.69282912065163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02585185356" calcext:value-type="float">
            <text:p>1.69302585185356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42923001141" calcext:value-type="float">
            <text:p>1.69342923001141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40938402793" calcext:value-type="float">
            <text:p>1.69340938402793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340938402793" calcext:value-type="float">
            <text:p>1.69340938402793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185800283288" calcext:value-type="float">
            <text:p>1.69185800283288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224395641831" calcext:value-type="float">
            <text:p>1.69224395641831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243564592906" calcext:value-type="float">
            <text:p>1.69243564592906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52898852006" calcext:value-type="float">
            <text:p>1.69252898852006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73075346434" calcext:value-type="float">
            <text:p>1.69273075346434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72073175454" calcext:value-type="float">
            <text:p>1.69272073175454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313419022163" calcext:value-type="float">
            <text:p>1.69313419022163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321760371087" calcext:value-type="float">
            <text:p>1.69321760371087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10927818609" calcext:value-type="float">
            <text:p>1.69310927818609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63087148922" calcext:value-type="float">
            <text:p>1.69363087148922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370943702159" calcext:value-type="float">
            <text:p>1.69370943702159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329118354662" calcext:value-type="float">
            <text:p>1.69329118354662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7595006057" calcext:value-type="float">
            <text:p>1.6917595006057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193870909493" calcext:value-type="float">
            <text:p>1.69193870909493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224395641831" calcext:value-type="float">
            <text:p>1.69224395641831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53904690114" calcext:value-type="float">
            <text:p>1.69253904690114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31712415292" calcext:value-type="float">
            <text:p>1.69231712415292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84415493097" calcext:value-type="float">
            <text:p>1.69284415493097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302585185356" calcext:value-type="float">
            <text:p>1.69302585185356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311923339472" calcext:value-type="float">
            <text:p>1.69311923339472</text:p>
          </table:table-cell>
          <table:table-cell/>
        </table:table-row>
        <table:table-row table:style-name="ro1">
          <table:table-cell office:value-type="float" office:value="1.6939" calcext:value-type="float">
            <text:p>1.6939</text:p>
          </table:table-cell>
          <table:table-cell office:value-type="float" office:value="1.69332094026048" calcext:value-type="float">
            <text:p>1.69332094026048</text:p>
          </table:table-cell>
          <table:table-cell/>
        </table:table-row>
        <table:table-row table:style-name="ro1">
          <table:table-cell office:value-type="float" office:value="1.6939" calcext:value-type="float">
            <text:p>1.6939</text:p>
          </table:table-cell>
          <table:table-cell office:value-type="float" office:value="1.69393080487256" calcext:value-type="float">
            <text:p>1.69393080487256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390124179635" calcext:value-type="float">
            <text:p>1.69390124179635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52229339537" calcext:value-type="float">
            <text:p>1.69152229339537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163846628699" calcext:value-type="float">
            <text:p>1.69163846628699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225913681142" calcext:value-type="float">
            <text:p>1.69225913681142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253904690114" calcext:value-type="float">
            <text:p>1.69253904690114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52396424968" calcext:value-type="float">
            <text:p>1.69252396424968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304084086978" calcext:value-type="float">
            <text:p>1.69304084086978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332591084352" calcext:value-type="float">
            <text:p>1.69332591084352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20766347019" calcext:value-type="float">
            <text:p>1.69320766347019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41930070014" calcext:value-type="float">
            <text:p>1.69341930070014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351270747498" calcext:value-type="float">
            <text:p>1.69351270747498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185298767303" calcext:value-type="float">
            <text:p>1.69185298767303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203709111369" calcext:value-type="float">
            <text:p>1.69203709111369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213547232808" calcext:value-type="float">
            <text:p>1.69213547232808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44068431419" calcext:value-type="float">
            <text:p>1.69244068431419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83914027398" calcext:value-type="float">
            <text:p>1.69283914027398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81911398131" calcext:value-type="float">
            <text:p>1.69281911398131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12920141674" calcext:value-type="float">
            <text:p>1.69312920141674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42426377811" calcext:value-type="float">
            <text:p>1.69342426377811</text:p>
          </table:table-cell>
          <table:table-cell/>
        </table:table-row>
        <table:table-row table:style-name="ro1">
          <table:table-cell office:value-type="float" office:value="1.6939" calcext:value-type="float">
            <text:p>1.6939</text:p>
          </table:table-cell>
          <table:table-cell office:value-type="float" office:value="1.69371931509631" calcext:value-type="float">
            <text:p>1.69371931509631</text:p>
          </table:table-cell>
          <table:table-cell/>
        </table:table-row>
        <table:table-row table:style-name="ro1">
          <table:table-cell office:value-type="float" office:value="1.6938" calcext:value-type="float">
            <text:p>1.6938</text:p>
          </table:table-cell>
          <table:table-cell office:value-type="float" office:value="1.6939110837887" calcext:value-type="float">
            <text:p>1.6939110837887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379794913696" calcext:value-type="float">
            <text:p>1.69379794913696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173442258291" calcext:value-type="float">
            <text:p>1.69173442258291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214559117141" calcext:value-type="float">
            <text:p>1.69214559117141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44068431419" calcext:value-type="float">
            <text:p>1.69244068431419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73576919804" calcext:value-type="float">
            <text:p>1.69273576919804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313419022163" calcext:value-type="float">
            <text:p>1.69313419022163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1142541865" calcext:value-type="float">
            <text:p>1.6931142541865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42426377811" calcext:value-type="float">
            <text:p>1.69342426377811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40938402793" calcext:value-type="float">
            <text:p>1.69340938402793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351270747498" calcext:value-type="float">
            <text:p>1.69351270747498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174945902925" calcext:value-type="float">
            <text:p>1.69174945902925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04215643569" calcext:value-type="float">
            <text:p>1.69204215643569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234232080958" calcext:value-type="float">
            <text:p>1.69234232080958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91339512102" calcext:value-type="float">
            <text:p>1.69191339512102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183017548977" calcext:value-type="float">
            <text:p>1.69183017548977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55920289848" calcext:value-type="float">
            <text:p>1.69255920289848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304084086978" calcext:value-type="float">
            <text:p>1.69304084086978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22257861889" calcext:value-type="float">
            <text:p>1.69322257861889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52261548567" calcext:value-type="float">
            <text:p>1.69352261548567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371437449864" calcext:value-type="float">
            <text:p>1.69371437449864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8429676677" calcext:value-type="float">
            <text:p>1.6918429676677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183017548977" calcext:value-type="float">
            <text:p>1.69183017548977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45581916528" calcext:value-type="float">
            <text:p>1.69245581916528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73576919804" calcext:value-type="float">
            <text:p>1.69273576919804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82411569523" calcext:value-type="float">
            <text:p>1.69282411569523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12920141674" calcext:value-type="float">
            <text:p>1.69312920141674</text:p>
          </table:table-cell>
          <table:table-cell/>
        </table:table-row>
        <table:table-row table:style-name="ro1">
          <table:table-cell office:value-type="float" office:value="1.6938" calcext:value-type="float">
            <text:p>1.6938</text:p>
          </table:table-cell>
          <table:table-cell office:value-type="float" office:value="1.69342426377811" calcext:value-type="float">
            <text:p>1.69342426377811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38225991569" calcext:value-type="float">
            <text:p>1.6938225991569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18379628312" calcext:value-type="float">
            <text:p>1.6918379628312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214053008514" calcext:value-type="float">
            <text:p>1.69214053008514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244068431419" calcext:value-type="float">
            <text:p>1.69244068431419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63238526081" calcext:value-type="float">
            <text:p>1.69263238526081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72574098167" calcext:value-type="float">
            <text:p>1.69272574098167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13419022163" calcext:value-type="float">
            <text:p>1.69313419022163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52757420667" calcext:value-type="float">
            <text:p>1.69352757420667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361107289849" calcext:value-type="float">
            <text:p>1.69361107289849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95149638839" calcext:value-type="float">
            <text:p>1.69195149638839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172162447614" calcext:value-type="float">
            <text:p>1.69172162447614</text:p>
          </table:table-cell>
          <table:table-cell/>
        </table:table-row>
        <table:table-row table:style-name="ro1">
          <table:table-cell office:value-type="float" office:value="1.6929" calcext:value-type="float">
            <text:p>1.6929</text:p>
          </table:table-cell>
          <table:table-cell office:value-type="float" office:value="1.69246087066582" calcext:value-type="float">
            <text:p>1.69246087066582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94249843098" calcext:value-type="float">
            <text:p>1.69294249843098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12421580628" calcext:value-type="float">
            <text:p>1.69312421580628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63087148922" calcext:value-type="float">
            <text:p>1.69363087148922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350281206889" calcext:value-type="float">
            <text:p>1.69350281206889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19565042004" calcext:value-type="float">
            <text:p>1.6919565042004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34232080958" calcext:value-type="float">
            <text:p>1.69234232080958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74078817831" calcext:value-type="float">
            <text:p>1.69274078817831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82411569523" calcext:value-type="float">
            <text:p>1.69282411569523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23253798804" calcext:value-type="float">
            <text:p>1.69323253798804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00591148648" calcext:value-type="float">
            <text:p>1.69300591148648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373910860499" calcext:value-type="float">
            <text:p>1.69373910860499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05000420706" calcext:value-type="float">
            <text:p>1.69205000420706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33727486288" calcext:value-type="float">
            <text:p>1.69233727486288</text:p>
          </table:table-cell>
          <table:table-cell/>
        </table:table-row>
        <table:table-row table:style-name="ro1">
          <table:table-cell office:value-type="float" office:value="1.6929" calcext:value-type="float">
            <text:p>1.6929</text:p>
          </table:table-cell>
          <table:table-cell office:value-type="float" office:value="1.69274078817831" calcext:value-type="float">
            <text:p>1.69274078817831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29274867917" calcext:value-type="float">
            <text:p>1.6929274867917</text:p>
          </table:table-cell>
          <table:table-cell/>
        </table:table-row>
        <table:table-row table:style-name="ro1">
          <table:table-cell office:value-type="float" office:value="1.6939" calcext:value-type="float">
            <text:p>1.6939</text:p>
          </table:table-cell>
          <table:table-cell office:value-type="float" office:value="1.69333088459492" calcext:value-type="float">
            <text:p>1.69333088459492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393080487256" calcext:value-type="float">
            <text:p>1.69393080487256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2247017028" calcext:value-type="float">
            <text:p>1.692247017028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253401607204" calcext:value-type="float">
            <text:p>1.69253401607204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62736524627" calcext:value-type="float">
            <text:p>1.69262736524627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24251006499" calcext:value-type="float">
            <text:p>1.69324251006499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352261548567" calcext:value-type="float">
            <text:p>1.69352261548567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19565042004" calcext:value-type="float">
            <text:p>1.6919565042004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65249791474" calcext:value-type="float">
            <text:p>1.69265249791474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82912065163" calcext:value-type="float">
            <text:p>1.69282912065163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12920141674" calcext:value-type="float">
            <text:p>1.69312920141674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363087148922" calcext:value-type="float">
            <text:p>1.69363087148922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195149638839" calcext:value-type="float">
            <text:p>1.69195149638839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34232080958" calcext:value-type="float">
            <text:p>1.69234232080958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74078817831" calcext:value-type="float">
            <text:p>1.69274078817831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13419022163" calcext:value-type="float">
            <text:p>1.69313419022163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42426377811" calcext:value-type="float">
            <text:p>1.69342426377811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371931509631" calcext:value-type="float">
            <text:p>1.69371931509631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215350423013" calcext:value-type="float">
            <text:p>1.69215350423013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53904690114" calcext:value-type="float">
            <text:p>1.69253904690114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14417739688" calcext:value-type="float">
            <text:p>1.69314417739688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363087148922" calcext:value-type="float">
            <text:p>1.69363087148922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195149638839" calcext:value-type="float">
            <text:p>1.69195149638839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44572598495" calcext:value-type="float">
            <text:p>1.69244572598495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31491757583" calcext:value-type="float">
            <text:p>1.6931491757583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32094026048" calcext:value-type="float">
            <text:p>1.69332094026048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41434078194" calcext:value-type="float">
            <text:p>1.69341434078194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361601785008" calcext:value-type="float">
            <text:p>1.69361601785008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26198456585" calcext:value-type="float">
            <text:p>1.69226198456585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74078817831" calcext:value-type="float">
            <text:p>1.69274078817831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82411569523" calcext:value-type="float">
            <text:p>1.69282411569523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12920141674" calcext:value-type="float">
            <text:p>1.69312920141674</text:p>
          </table:table-cell>
          <table:table-cell/>
        </table:table-row>
        <table:table-row table:style-name="ro1">
          <table:table-cell office:value-type="float" office:value="1.6938" calcext:value-type="float">
            <text:p>1.6938</text:p>
          </table:table-cell>
          <table:table-cell office:value-type="float" office:value="1.69363087148922" calcext:value-type="float">
            <text:p>1.69363087148922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381272982178" calcext:value-type="float">
            <text:p>1.69381272982178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04500714776" calcext:value-type="float">
            <text:p>1.69204500714776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285419391412" calcext:value-type="float">
            <text:p>1.69285419391412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37490239682" calcext:value-type="float">
            <text:p>1.6937490239682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25699201002" calcext:value-type="float">
            <text:p>1.69225699201002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305084954735" calcext:value-type="float">
            <text:p>1.69305084954735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11923339472" calcext:value-type="float">
            <text:p>1.69311923339472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363087148922" calcext:value-type="float">
            <text:p>1.69363087148922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319277711416" calcext:value-type="float">
            <text:p>1.69319277711416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69573460861" calcext:value-type="float">
            <text:p>1.69269573460861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23752244027" calcext:value-type="float">
            <text:p>1.69323752244027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37292056359" calcext:value-type="float">
            <text:p>1.6937292056359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205000420706" calcext:value-type="float">
            <text:p>1.69205000420706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54408100284" calcext:value-type="float">
            <text:p>1.69254408100284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14417739688" calcext:value-type="float">
            <text:p>1.69314417739688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52757420667" calcext:value-type="float">
            <text:p>1.69352757420667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350775819415" calcext:value-type="float">
            <text:p>1.69350775819415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216350066904" calcext:value-type="float">
            <text:p>1.69216350066904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64243507761" calcext:value-type="float">
            <text:p>1.69264243507761</text:p>
          </table:table-cell>
          <table:table-cell/>
        </table:table-row>
        <table:table-row table:style-name="ro1">
          <table:table-cell office:value-type="float" office:value="1.6938" calcext:value-type="float">
            <text:p>1.6938</text:p>
          </table:table-cell>
          <table:table-cell office:value-type="float" office:value="1.69324251006499" calcext:value-type="float">
            <text:p>1.69324251006499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383248088707" calcext:value-type="float">
            <text:p>1.69383248088707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35548228422" calcext:value-type="float">
            <text:p>1.69235548228422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73576919804" calcext:value-type="float">
            <text:p>1.69273576919804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282411569523" calcext:value-type="float">
            <text:p>1.69282411569523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33586151025" calcext:value-type="float">
            <text:p>1.69333586151025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362096593535" calcext:value-type="float">
            <text:p>1.69362096593535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57236179839" calcext:value-type="float">
            <text:p>1.69257236179839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1391822165" calcext:value-type="float">
            <text:p>1.6931391822165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42426377811" calcext:value-type="float">
            <text:p>1.69342426377811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361601785008" calcext:value-type="float">
            <text:p>1.69361601785008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57236179839" calcext:value-type="float">
            <text:p>1.69257236179839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1391822165" calcext:value-type="float">
            <text:p>1.6931391822165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52757420667" calcext:value-type="float">
            <text:p>1.69352757420667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350775819415" calcext:value-type="float">
            <text:p>1.69350775819415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47390302245" calcext:value-type="float">
            <text:p>1.69247390302245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24750085773" calcext:value-type="float">
            <text:p>1.69324750085773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37292056359" calcext:value-type="float">
            <text:p>1.6937292056359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56738130238" calcext:value-type="float">
            <text:p>1.69256738130238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282912065163" calcext:value-type="float">
            <text:p>1.69282912065163</text:p>
          </table:table-cell>
          <table:table-cell/>
        </table:table-row>
        <table:table-row table:style-name="ro1">
          <table:table-cell office:value-type="float" office:value="1.6938" calcext:value-type="float">
            <text:p>1.6938</text:p>
          </table:table-cell>
          <table:table-cell office:value-type="float" office:value="1.69354246917909" calcext:value-type="float">
            <text:p>1.69354246917909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81766293775" calcext:value-type="float">
            <text:p>1.69381766293775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76927616194" calcext:value-type="float">
            <text:p>1.69276927616194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281911398131" calcext:value-type="float">
            <text:p>1.69281911398131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364575321197" calcext:value-type="float">
            <text:p>1.69364575321197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46891514595" calcext:value-type="float">
            <text:p>1.69246891514595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304084086978" calcext:value-type="float">
            <text:p>1.69304084086978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22257861889" calcext:value-type="float">
            <text:p>1.69322257861889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37292056359" calcext:value-type="float">
            <text:p>1.6937292056359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670819522" calcext:value-type="float">
            <text:p>1.692670819522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282411569523" calcext:value-type="float">
            <text:p>1.69282411569523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354246917909" calcext:value-type="float">
            <text:p>1.69354246917909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68077567382" calcext:value-type="float">
            <text:p>1.69268077567382</text:p>
          </table:table-cell>
          <table:table-cell/>
        </table:table-row>
        <table:table-row table:style-name="ro1">
          <table:table-cell office:value-type="float" office:value="1.6939" calcext:value-type="float">
            <text:p>1.6939</text:p>
          </table:table-cell>
          <table:table-cell office:value-type="float" office:value="1.69303084498633" calcext:value-type="float">
            <text:p>1.69303084498633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94562800848" calcext:value-type="float">
            <text:p>1.69394562800848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297114036123" calcext:value-type="float">
            <text:p>1.69297114036123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332591084352" calcext:value-type="float">
            <text:p>1.69332591084352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331100861729" calcext:value-type="float">
            <text:p>1.69331100861729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248388876372" calcext:value-type="float">
            <text:p>1.69248388876372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35081119524" calcext:value-type="float">
            <text:p>1.69335081119524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362096593535" calcext:value-type="float">
            <text:p>1.69362096593535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36545604892" calcext:value-type="float">
            <text:p>1.69236545604892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25249481405" calcext:value-type="float">
            <text:p>1.69325249481405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362591714987" calcext:value-type="float">
            <text:p>1.69362591714987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15850075548" calcext:value-type="float">
            <text:p>1.69215850075548</text:p>
          </table:table-cell>
          <table:table-cell/>
        </table:table-row>
        <table:table-row table:style-name="ro1">
          <table:table-cell office:value-type="float" office:value="1.6939" calcext:value-type="float">
            <text:p>1.6939</text:p>
          </table:table-cell>
          <table:table-cell office:value-type="float" office:value="1.69326249219952" calcext:value-type="float">
            <text:p>1.69326249219952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393574284683" calcext:value-type="float">
            <text:p>1.69393574284683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66087658886" calcext:value-type="float">
            <text:p>1.69266087658886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323752244027" calcext:value-type="float">
            <text:p>1.69323752244027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59231691576" calcext:value-type="float">
            <text:p>1.69259231691576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72574098167" calcext:value-type="float">
            <text:p>1.69272574098167</text:p>
          </table:table-cell>
          <table:table-cell/>
        </table:table-row>
        <table:table-row table:style-name="ro1">
          <table:table-cell office:value-type="float" office:value="1.6938" calcext:value-type="float">
            <text:p>1.6938</text:p>
          </table:table-cell>
          <table:table-cell office:value-type="float" office:value="1.69313419022163" calcext:value-type="float">
            <text:p>1.69313419022163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383742638927" calcext:value-type="float">
            <text:p>1.69383742638927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66584640087" calcext:value-type="float">
            <text:p>1.69266584640087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323752244027" calcext:value-type="float">
            <text:p>1.69323752244027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331597285026" calcext:value-type="float">
            <text:p>1.69331597285026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23804418321" calcext:value-type="float">
            <text:p>1.6923804418321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335580072172" calcext:value-type="float">
            <text:p>1.69335580072172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07002650252" calcext:value-type="float">
            <text:p>1.69207002650252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75083586053" calcext:value-type="float">
            <text:p>1.69275083586053</text:p>
          </table:table-cell>
          <table:table-cell/>
        </table:table-row>
        <table:table-row table:style-name="ro1">
          <table:table-cell office:value-type="float" office:value="1.6938" calcext:value-type="float">
            <text:p>1.6938</text:p>
          </table:table-cell>
          <table:table-cell office:value-type="float" office:value="1.69303084498633" calcext:value-type="float">
            <text:p>1.69303084498633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384237497698" calcext:value-type="float">
            <text:p>1.69384237497698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66584640087" calcext:value-type="float">
            <text:p>1.69266584640087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13419022163" calcext:value-type="float">
            <text:p>1.69313419022163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42426377811" calcext:value-type="float">
            <text:p>1.69342426377811</text:p>
          </table:table-cell>
          <table:table-cell/>
        </table:table-row>
        <table:table-row table:style-name="ro1">
          <table:table-cell office:value-type="float" office:value="1.6929" calcext:value-type="float">
            <text:p>1.6929</text:p>
          </table:table-cell>
          <table:table-cell office:value-type="float" office:value="1.69278917204044" calcext:value-type="float">
            <text:p>1.69278917204044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292248935591" calcext:value-type="float">
            <text:p>1.69292248935591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36407895247" calcext:value-type="float">
            <text:p>1.6936407895247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236545604892" calcext:value-type="float">
            <text:p>1.69236545604892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252898852006" calcext:value-type="float">
            <text:p>1.69252898852006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345410835241" calcext:value-type="float">
            <text:p>1.69345410835241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330604756601" calcext:value-type="float">
            <text:p>1.69330604756601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248388876372" calcext:value-type="float">
            <text:p>1.69248388876372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45410835241" calcext:value-type="float">
            <text:p>1.69345410835241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51270747498" calcext:value-type="float">
            <text:p>1.69351270747498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278419314906" calcext:value-type="float">
            <text:p>1.69278419314906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43917192625" calcext:value-type="float">
            <text:p>1.69343917192625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99596066373" calcext:value-type="float">
            <text:p>1.69299596066373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11923339472" calcext:value-type="float">
            <text:p>1.69311923339472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373415556897" calcext:value-type="float">
            <text:p>1.69373415556897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670819522" calcext:value-type="float">
            <text:p>1.692670819522</text:p>
          </table:table-cell>
          <table:table-cell/>
        </table:table-row>
        <table:table-row table:style-name="ro1">
          <table:table-cell office:value-type="float" office:value="1.6938" calcext:value-type="float">
            <text:p>1.6938</text:p>
          </table:table-cell>
          <table:table-cell office:value-type="float" office:value="1.69313419022163" calcext:value-type="float">
            <text:p>1.69313419022163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383742638927" calcext:value-type="float">
            <text:p>1.69383742638927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56240412862" calcext:value-type="float">
            <text:p>1.69256240412862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31391822165" calcext:value-type="float">
            <text:p>1.6931391822165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208005802245" calcext:value-type="float">
            <text:p>1.69208005802245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64746487088" calcext:value-type="float">
            <text:p>1.69264746487088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1391822165" calcext:value-type="float">
            <text:p>1.6931391822165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373415556897" calcext:value-type="float">
            <text:p>1.69373415556897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670819522" calcext:value-type="float">
            <text:p>1.692670819522</text:p>
          </table:table-cell>
          <table:table-cell/>
        </table:table-row>
        <table:table-row table:style-name="ro1">
          <table:table-cell office:value-type="float" office:value="1.6938" calcext:value-type="float">
            <text:p>1.6938</text:p>
          </table:table-cell>
          <table:table-cell office:value-type="float" office:value="1.69323752244027" calcext:value-type="float">
            <text:p>1.69323752244027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383248088707" calcext:value-type="float">
            <text:p>1.69383248088707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66584640087" calcext:value-type="float">
            <text:p>1.69266584640087</text:p>
          </table:table-cell>
          <table:table-cell/>
        </table:table-row>
        <table:table-row table:style-name="ro1">
          <table:table-cell office:value-type="float" office:value="1.6938" calcext:value-type="float">
            <text:p>1.6938</text:p>
          </table:table-cell>
          <table:table-cell office:value-type="float" office:value="1.69313419022163" calcext:value-type="float">
            <text:p>1.69313419022163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383742638927" calcext:value-type="float">
            <text:p>1.69383742638927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66584640087" calcext:value-type="float">
            <text:p>1.69266584640087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03084498633" calcext:value-type="float">
            <text:p>1.69303084498633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353253606553" calcext:value-type="float">
            <text:p>1.69353253606553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330108970085" calcext:value-type="float">
            <text:p>1.69330108970085</text:p>
          </table:table-cell>
          <table:table-cell/>
        </table:table-row>
        <table:table-row table:style-name="ro1">
          <table:table-cell office:value-type="float" office:value="1.6939" calcext:value-type="float">
            <text:p>1.6939</text:p>
          </table:table-cell>
          <table:table-cell office:value-type="float" office:value="1.69320766347019" calcext:value-type="float">
            <text:p>1.69320766347019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93574284683" calcext:value-type="float">
            <text:p>1.69393574284683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297114036123" calcext:value-type="float">
            <text:p>1.69297114036123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42923001141" calcext:value-type="float">
            <text:p>1.69342923001141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361601785008" calcext:value-type="float">
            <text:p>1.69361601785008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08940635143" calcext:value-type="float">
            <text:p>1.69308940635143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352757420667" calcext:value-type="float">
            <text:p>1.69352757420667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47390302245" calcext:value-type="float">
            <text:p>1.69247390302245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24750085773" calcext:value-type="float">
            <text:p>1.69324750085773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37292056359" calcext:value-type="float">
            <text:p>1.6937292056359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25699201002" calcext:value-type="float">
            <text:p>1.69225699201002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1541772963" calcext:value-type="float">
            <text:p>1.6931541772963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63087148922" calcext:value-type="float">
            <text:p>1.69363087148922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77921753589" calcext:value-type="float">
            <text:p>1.69277921753589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02585185356" calcext:value-type="float">
            <text:p>1.69302585185356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53253606553" calcext:value-type="float">
            <text:p>1.69353253606553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299099010813" calcext:value-type="float">
            <text:p>1.69299099010813</text:p>
          </table:table-cell>
          <table:table-cell/>
        </table:table-row>
        <table:table-row table:style-name="ro1">
          <table:table-cell office:value-type="float" office:value="1.6938" calcext:value-type="float">
            <text:p>1.6938</text:p>
          </table:table-cell>
          <table:table-cell office:value-type="float" office:value="1.69342923001141" calcext:value-type="float">
            <text:p>1.69342923001141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8225991569" calcext:value-type="float">
            <text:p>1.6938225991569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297609791775" calcext:value-type="float">
            <text:p>1.69297609791775</text:p>
          </table:table-cell>
          <table:table-cell/>
        </table:table-row>
        <table:table-row table:style-name="ro1">
          <table:table-cell office:value-type="float" office:value="1.6938" calcext:value-type="float">
            <text:p>1.6938</text:p>
          </table:table-cell>
          <table:table-cell office:value-type="float" office:value="1.69332591084352" calcext:value-type="float">
            <text:p>1.69332591084352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82753847481" calcext:value-type="float">
            <text:p>1.69382753847481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297609791775" calcext:value-type="float">
            <text:p>1.69297609791775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53253606553" calcext:value-type="float">
            <text:p>1.69353253606553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278419314906" calcext:value-type="float">
            <text:p>1.69278419314906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54246917909" calcext:value-type="float">
            <text:p>1.69354246917909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99099010813" calcext:value-type="float">
            <text:p>1.69299099010813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311923339472" calcext:value-type="float">
            <text:p>1.69311923339472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332094026048" calcext:value-type="float">
            <text:p>1.69332094026048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58732317535" calcext:value-type="float">
            <text:p>1.69258732317535</text:p>
          </table:table-cell>
          <table:table-cell/>
        </table:table-row>
        <table:table-row table:style-name="ro1">
          <table:table-cell office:value-type="float" office:value="1.6938" calcext:value-type="float">
            <text:p>1.6938</text:p>
          </table:table-cell>
          <table:table-cell office:value-type="float" office:value="1.69303584132655" calcext:value-type="float">
            <text:p>1.69303584132655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84237497698" calcext:value-type="float">
            <text:p>1.69384237497698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297609791775" calcext:value-type="float">
            <text:p>1.69297609791775</text:p>
          </table:table-cell>
          <table:table-cell/>
        </table:table-row>
        <table:table-row table:style-name="ro1">
          <table:table-cell office:value-type="float" office:value="1.6941" calcext:value-type="float">
            <text:p>1.6941</text:p>
          </table:table-cell>
          <table:table-cell office:value-type="float" office:value="1.69353253606553" calcext:value-type="float">
            <text:p>1.69353253606553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412744872291" calcext:value-type="float">
            <text:p>1.69412744872291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29612350352" calcext:value-type="float">
            <text:p>1.6929612350352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342923001141" calcext:value-type="float">
            <text:p>1.69342923001141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58233273934" calcext:value-type="float">
            <text:p>1.69258233273934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24251006499" calcext:value-type="float">
            <text:p>1.69324251006499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362591714987" calcext:value-type="float">
            <text:p>1.69362591714987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6757959478" calcext:value-type="float">
            <text:p>1.6926757959478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23752244027" calcext:value-type="float">
            <text:p>1.69323752244027</text:p>
          </table:table-cell>
          <table:table-cell/>
        </table:table-row>
        <table:table-row table:style-name="ro1">
          <table:table-cell office:value-type="float" office:value="1.6929" calcext:value-type="float">
            <text:p>1.6929</text:p>
          </table:table-cell>
          <table:table-cell office:value-type="float" office:value="1.6937292056359" calcext:value-type="float">
            <text:p>1.6937292056359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287765829428" calcext:value-type="float">
            <text:p>1.69287765829428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353750105781" calcext:value-type="float">
            <text:p>1.69353750105781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47390302245" calcext:value-type="float">
            <text:p>1.69247390302245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273075346434" calcext:value-type="float">
            <text:p>1.69273075346434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34441475989" calcext:value-type="float">
            <text:p>1.6934441475989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247889422986" calcext:value-type="float">
            <text:p>1.69247889422986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262736524627" calcext:value-type="float">
            <text:p>1.69262736524627</text:p>
          </table:table-cell>
          <table:table-cell/>
        </table:table-row>
        <table:table-row table:style-name="ro1">
          <table:table-cell office:value-type="float" office:value="1.6941" calcext:value-type="float">
            <text:p>1.6941</text:p>
          </table:table-cell>
          <table:table-cell office:value-type="float" office:value="1.69365568990337" calcext:value-type="float">
            <text:p>1.69365568990337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412252883755" calcext:value-type="float">
            <text:p>1.69412252883755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9612350352" calcext:value-type="float">
            <text:p>1.6929612350352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322257861889" calcext:value-type="float">
            <text:p>1.69322257861889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59231691576" calcext:value-type="float">
            <text:p>1.69259231691576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303584132655" calcext:value-type="float">
            <text:p>1.69303584132655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32591084352" calcext:value-type="float">
            <text:p>1.69332591084352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41434078194" calcext:value-type="float">
            <text:p>1.69341434078194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278917204044" calcext:value-type="float">
            <text:p>1.69278917204044</text:p>
          </table:table-cell>
          <table:table-cell/>
        </table:table-row>
        <table:table-row table:style-name="ro1">
          <table:table-cell office:value-type="float" office:value="1.6938" calcext:value-type="float">
            <text:p>1.6938</text:p>
          </table:table-cell>
          <table:table-cell office:value-type="float" office:value="1.69333586151025" calcext:value-type="float">
            <text:p>1.69333586151025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382753847481" calcext:value-type="float">
            <text:p>1.69382753847481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56240412862" calcext:value-type="float">
            <text:p>1.69256240412862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24251006499" calcext:value-type="float">
            <text:p>1.69324251006499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62591714987" calcext:value-type="float">
            <text:p>1.69362591714987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298602279563" calcext:value-type="float">
            <text:p>1.69298602279563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32591084352" calcext:value-type="float">
            <text:p>1.69332591084352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51765990696" calcext:value-type="float">
            <text:p>1.69351765990696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278419314906" calcext:value-type="float">
            <text:p>1.69278419314906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343917192625" calcext:value-type="float">
            <text:p>1.69343917192625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6857586956" calcext:value-type="float">
            <text:p>1.6926857586956</text:p>
          </table:table-cell>
          <table:table-cell/>
        </table:table-row>
        <table:table-row table:style-name="ro1">
          <table:table-cell office:value-type="float" office:value="1.6929" calcext:value-type="float">
            <text:p>1.6929</text:p>
          </table:table-cell>
          <table:table-cell office:value-type="float" office:value="1.69272073175454" calcext:value-type="float">
            <text:p>1.69272073175454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29274867917" calcext:value-type="float">
            <text:p>1.6929274867917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33088459492" calcext:value-type="float">
            <text:p>1.69333088459492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79415420556" calcext:value-type="float">
            <text:p>1.69279415420556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12920141674" calcext:value-type="float">
            <text:p>1.69312920141674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63087148922" calcext:value-type="float">
            <text:p>1.69363087148922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350281206889" calcext:value-type="float">
            <text:p>1.69350281206889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309436947616" calcext:value-type="float">
            <text:p>1.69309436947616</text:p>
          </table:table-cell>
          <table:table-cell/>
        </table:table-row>
        <table:table-row table:style-name="ro1">
          <table:table-cell office:value-type="float" office:value="1.6938" calcext:value-type="float">
            <text:p>1.6938</text:p>
          </table:table-cell>
          <table:table-cell office:value-type="float" office:value="1.69321760371087" calcext:value-type="float">
            <text:p>1.69321760371087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83248088707" calcext:value-type="float">
            <text:p>1.69383248088707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76927616194" calcext:value-type="float">
            <text:p>1.69276927616194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23253798804" calcext:value-type="float">
            <text:p>1.69323253798804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52261548567" calcext:value-type="float">
            <text:p>1.69352261548567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299099010813" calcext:value-type="float">
            <text:p>1.69299099010813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80912029884" calcext:value-type="float">
            <text:p>1.69280912029884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23253798804" calcext:value-type="float">
            <text:p>1.69323253798804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352261548567" calcext:value-type="float">
            <text:p>1.69352261548567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68077567382" calcext:value-type="float">
            <text:p>1.69268077567382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23752244027" calcext:value-type="float">
            <text:p>1.69323752244027</text:p>
          </table:table-cell>
          <table:table-cell/>
        </table:table-row>
        <table:table-row table:style-name="ro1">
          <table:table-cell office:value-type="float" office:value="1.694" calcext:value-type="float">
            <text:p>1.694</text:p>
          </table:table-cell>
          <table:table-cell office:value-type="float" office:value="1.69341930070014" calcext:value-type="float">
            <text:p>1.69341930070014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402912749473" calcext:value-type="float">
            <text:p>1.69402912749473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296618606557" calcext:value-type="float">
            <text:p>1.69296618606557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32591084352" calcext:value-type="float">
            <text:p>1.69332591084352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341434078194" calcext:value-type="float">
            <text:p>1.69341434078194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47889422986" calcext:value-type="float">
            <text:p>1.69247889422986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24750085773" calcext:value-type="float">
            <text:p>1.69324750085773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362591714987" calcext:value-type="float">
            <text:p>1.69362591714987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26757959478" calcext:value-type="float">
            <text:p>1.6926757959478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54744042492" calcext:value-type="float">
            <text:p>1.69354744042492</text:p>
          </table:table-cell>
          <table:table-cell/>
        </table:table-row>
        <table:table-row table:style-name="ro1">
          <table:table-cell office:value-type="float" office:value="1.6929" calcext:value-type="float">
            <text:p>1.6929</text:p>
          </table:table-cell>
          <table:table-cell office:value-type="float" office:value="1.69299099010813" calcext:value-type="float">
            <text:p>1.69299099010813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291250417715" calcext:value-type="float">
            <text:p>1.69291250417715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6407895247" calcext:value-type="float">
            <text:p>1.6936407895247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77921753589" calcext:value-type="float">
            <text:p>1.69277921753589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12920141674" calcext:value-type="float">
            <text:p>1.69312920141674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52757420667" calcext:value-type="float">
            <text:p>1.69352757420667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299099010813" calcext:value-type="float">
            <text:p>1.69299099010813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53253606553" calcext:value-type="float">
            <text:p>1.69353253606553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371437449864" calcext:value-type="float">
            <text:p>1.69371437449864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18782141456" calcext:value-type="float">
            <text:p>1.69318782141456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52261548567" calcext:value-type="float">
            <text:p>1.69352261548567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78419314906" calcext:value-type="float">
            <text:p>1.69278419314906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02585185356" calcext:value-type="float">
            <text:p>1.69302585185356</text:p>
          </table:table-cell>
          <table:table-cell/>
        </table:table-row>
        <table:table-row table:style-name="ro1">
          <table:table-cell office:value-type="float" office:value="1.6939" calcext:value-type="float">
            <text:p>1.6939</text:p>
          </table:table-cell>
          <table:table-cell office:value-type="float" office:value="1.69342923001141" calcext:value-type="float">
            <text:p>1.69342923001141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9258699752" calcext:value-type="float">
            <text:p>1.6939258699752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297114036123" calcext:value-type="float">
            <text:p>1.69297114036123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332591084352" calcext:value-type="float">
            <text:p>1.69332591084352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58732317535" calcext:value-type="float">
            <text:p>1.69258732317535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1391822165" calcext:value-type="float">
            <text:p>1.6931391822165</text:p>
          </table:table-cell>
          <table:table-cell/>
        </table:table-row>
        <table:table-row table:style-name="ro1">
          <table:table-cell office:value-type="float" office:value="1.6939" calcext:value-type="float">
            <text:p>1.6939</text:p>
          </table:table-cell>
          <table:table-cell office:value-type="float" office:value="1.69363087148922" calcext:value-type="float">
            <text:p>1.69363087148922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91600942887" calcext:value-type="float">
            <text:p>1.69391600942887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297114036123" calcext:value-type="float">
            <text:p>1.69297114036123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353253606553" calcext:value-type="float">
            <text:p>1.69353253606553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5773456122" calcext:value-type="float">
            <text:p>1.6925773456122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1391822165" calcext:value-type="float">
            <text:p>1.6931391822165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52757420667" calcext:value-type="float">
            <text:p>1.69352757420667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78419314906" calcext:value-type="float">
            <text:p>1.69278419314906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302585185356" calcext:value-type="float">
            <text:p>1.69302585185356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322257861889" calcext:value-type="float">
            <text:p>1.69322257861889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362591714987" calcext:value-type="float">
            <text:p>1.69362591714987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08940635143" calcext:value-type="float">
            <text:p>1.69308940635143</text:p>
          </table:table-cell>
          <table:table-cell/>
        </table:table-row>
        <table:table-row table:style-name="ro1">
          <table:table-cell office:value-type="float" office:value="1.694" calcext:value-type="float">
            <text:p>1.694</text:p>
          </table:table-cell>
          <table:table-cell office:value-type="float" office:value="1.69352757420667" calcext:value-type="float">
            <text:p>1.69352757420667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402420010635" calcext:value-type="float">
            <text:p>1.69402420010635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296618606557" calcext:value-type="float">
            <text:p>1.69296618606557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53253606553" calcext:value-type="float">
            <text:p>1.69353253606553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78419314906" calcext:value-type="float">
            <text:p>1.69278419314906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02585185356" calcext:value-type="float">
            <text:p>1.69302585185356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53253606553" calcext:value-type="float">
            <text:p>1.69353253606553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78419314906" calcext:value-type="float">
            <text:p>1.69278419314906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02585185356" calcext:value-type="float">
            <text:p>1.69302585185356</text:p>
          </table:table-cell>
          <table:table-cell/>
        </table:table-row>
        <table:table-row table:style-name="ro1">
          <table:table-cell office:value-type="float" office:value="1.6939" calcext:value-type="float">
            <text:p>1.6939</text:p>
          </table:table-cell>
          <table:table-cell office:value-type="float" office:value="1.69373910860499" calcext:value-type="float">
            <text:p>1.69373910860499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9110837887" calcext:value-type="float">
            <text:p>1.6939110837887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38464787588" calcext:value-type="float">
            <text:p>1.69338464787588</text:p>
          </table:table-cell>
          <table:table-cell/>
        </table:table-row>
        <table:table-row table:style-name="ro1">
          <table:table-cell office:value-type="float" office:value="1.6929" calcext:value-type="float">
            <text:p>1.6929</text:p>
          </table:table-cell>
          <table:table-cell office:value-type="float" office:value="1.69371931509631" calcext:value-type="float">
            <text:p>1.69371931509631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87765829428" calcext:value-type="float">
            <text:p>1.69287765829428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02086193274" calcext:value-type="float">
            <text:p>1.69302086193274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42923001141" calcext:value-type="float">
            <text:p>1.69342923001141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278917204044" calcext:value-type="float">
            <text:p>1.69278917204044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33586151025" calcext:value-type="float">
            <text:p>1.69333586151025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351765990696" calcext:value-type="float">
            <text:p>1.69351765990696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309436947616" calcext:value-type="float">
            <text:p>1.69309436947616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321760371087" calcext:value-type="float">
            <text:p>1.69321760371087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69573460861" calcext:value-type="float">
            <text:p>1.69269573460861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13419022163" calcext:value-type="float">
            <text:p>1.69313419022163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301089174474" calcext:value-type="float">
            <text:p>1.69301089174474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60231429193" calcext:value-type="float">
            <text:p>1.69260231429193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24251006499" calcext:value-type="float">
            <text:p>1.69324251006499</text:p>
          </table:table-cell>
          <table:table-cell/>
        </table:table-row>
        <table:table-row table:style-name="ro1">
          <table:table-cell office:value-type="float" office:value="1.6928" calcext:value-type="float">
            <text:p>1.6928</text:p>
          </table:table-cell>
          <table:table-cell office:value-type="float" office:value="1.69341930070014" calcext:value-type="float">
            <text:p>1.69341930070014</text:p>
          </table:table-cell>
          <table:table-cell/>
        </table:table-row>
        <table:table-row table:style-name="ro1">
          <table:table-cell office:value-type="float" office:value="1.6933" calcext:value-type="float">
            <text:p>1.6933</text:p>
          </table:table-cell>
          <table:table-cell office:value-type="float" office:value="1.69278917204044" calcext:value-type="float">
            <text:p>1.69278917204044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333586151025" calcext:value-type="float">
            <text:p>1.69333586151025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258732317535" calcext:value-type="float">
            <text:p>1.69258732317535</text:p>
          </table:table-cell>
          <table:table-cell/>
        </table:table-row>
        <table:table-row table:style-name="ro1">
          <table:table-cell office:value-type="float" office:value="1.6934" calcext:value-type="float">
            <text:p>1.6934</text:p>
          </table:table-cell>
          <table:table-cell office:value-type="float" office:value="1.6931391822165" calcext:value-type="float">
            <text:p>1.6931391822165</text:p>
          </table:table-cell>
          <table:table-cell/>
        </table:table-row>
        <table:table-row table:style-name="ro1">
          <table:table-cell office:value-type="float" office:value="1.6929" calcext:value-type="float">
            <text:p>1.6929</text:p>
          </table:table-cell>
          <table:table-cell office:value-type="float" office:value="1.69342426377811" calcext:value-type="float">
            <text:p>1.69342426377811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89257271579" calcext:value-type="float">
            <text:p>1.69289257271579</text:p>
          </table:table-cell>
          <table:table-cell/>
        </table:table-row>
        <table:table-row table:style-name="ro1">
          <table:table-cell office:value-type="float" office:value="1.6939" calcext:value-type="float">
            <text:p>1.6939</text:p>
          </table:table-cell>
          <table:table-cell office:value-type="float" office:value="1.69322755671277" calcext:value-type="float">
            <text:p>1.69322755671277</text:p>
          </table:table-cell>
          <table:table-cell/>
        </table:table-row>
        <table:table-row table:style-name="ro1">
          <table:table-cell office:value-type="float" office:value="1.6937" calcext:value-type="float">
            <text:p>1.6937</text:p>
          </table:table-cell>
          <table:table-cell office:value-type="float" office:value="1.69393574284683" calcext:value-type="float">
            <text:p>1.69393574284683</text:p>
          </table:table-cell>
          <table:table-cell/>
        </table:table-row>
        <table:table-row table:style-name="ro1">
          <table:table-cell office:value-type="float" office:value="1.6964" calcext:value-type="float">
            <text:p>1.6964</text:p>
          </table:table-cell>
          <table:table-cell office:value-type="float" office:value="1.69369464335831" calcext:value-type="float">
            <text:p>1.69369464335831</text:p>
          </table:table-cell>
          <table:table-cell/>
        </table:table-row>
        <table:table-row table:style-name="ro1">
          <table:table-cell office:value-type="float" office:value="1.7043" calcext:value-type="float">
            <text:p>1.7043</text:p>
          </table:table-cell>
          <table:table-cell office:value-type="float" office:value="1.69648874033761" calcext:value-type="float">
            <text:p>1.69648874033761</text:p>
          </table:table-cell>
          <table:table-cell/>
        </table:table-row>
        <table:table-row table:style-name="ro1">
          <table:table-cell office:value-type="float" office:value="1.6965" calcext:value-type="float">
            <text:p>1.6965</text:p>
          </table:table-cell>
          <table:table-cell office:value-type="float" office:value="1.70445372301382" calcext:value-type="float">
            <text:p>1.70445372301382</text:p>
          </table:table-cell>
          <table:table-cell/>
        </table:table-row>
        <table:table-row table:style-name="ro1">
          <table:table-cell office:value-type="float" office:value="1.6994" calcext:value-type="float">
            <text:p>1.6994</text:p>
          </table:table-cell>
          <table:table-cell office:value-type="float" office:value="1.69609831868978" calcext:value-type="float">
            <text:p>1.69609831868978</text:p>
          </table:table-cell>
          <table:table-cell/>
        </table:table-row>
        <table:table-row table:style-name="ro1">
          <table:table-cell office:value-type="float" office:value="1.7027" calcext:value-type="float">
            <text:p>1.7027</text:p>
          </table:table-cell>
          <table:table-cell office:value-type="float" office:value="1.69944054778785" calcext:value-type="float">
            <text:p>1.69944054778785</text:p>
          </table:table-cell>
          <table:table-cell/>
        </table:table-row>
        <table:table-row table:style-name="ro1">
          <table:table-cell office:value-type="float" office:value="1.7036" calcext:value-type="float">
            <text:p>1.7036</text:p>
          </table:table-cell>
          <table:table-cell office:value-type="float" office:value="1.70269135879405" calcext:value-type="float">
            <text:p>1.70269135879405</text:p>
          </table:table-cell>
          <table:table-cell/>
        </table:table-row>
        <table:table-row table:style-name="ro1">
          <table:table-cell office:value-type="float" office:value="1.6948" calcext:value-type="float">
            <text:p>1.6948</text:p>
          </table:table-cell>
          <table:table-cell office:value-type="float" office:value="1.70346990591368" calcext:value-type="float">
            <text:p>1.70346990591368</text:p>
          </table:table-cell>
          <table:table-cell/>
        </table:table-row>
        <table:table-row table:style-name="ro1">
          <table:table-cell office:value-type="float" office:value="1.6946" calcext:value-type="float">
            <text:p>1.6946</text:p>
          </table:table-cell>
          <table:table-cell office:value-type="float" office:value="1.69437163702039" calcext:value-type="float">
            <text:p>1.69437163702039</text:p>
          </table:table-cell>
          <table:table-cell/>
        </table:table-row>
        <table:table-row table:style-name="ro1">
          <table:table-cell office:value-type="float" office:value="1.6949" calcext:value-type="float">
            <text:p>1.6949</text:p>
          </table:table-cell>
          <table:table-cell office:value-type="float" office:value="1.6945800571643" calcext:value-type="float">
            <text:p>1.6945800571643</text:p>
          </table:table-cell>
          <table:table-cell/>
        </table:table-row>
        <table:table-row table:style-name="ro1">
          <table:table-cell office:value-type="float" office:value="1.8664" calcext:value-type="float">
            <text:p>1.8664</text:p>
          </table:table-cell>
          <table:table-cell office:value-type="float" office:value="1.69489939331062" calcext:value-type="float">
            <text:p>1.69489939331062</text:p>
          </table:table-cell>
          <table:table-cell/>
        </table:table-row>
        <table:table-row table:style-name="ro1">
          <table:table-cell office:value-type="float" office:value="1.8641" calcext:value-type="float">
            <text:p>1.8641</text:p>
          </table:table-cell>
          <table:table-cell office:value-type="float" office:value="1.84597610166482" calcext:value-type="float">
            <text:p>1.84597610166482</text:p>
          </table:table-cell>
          <table:table-cell/>
        </table:table-row>
        <table:table-row table:style-name="ro1">
          <table:table-cell office:value-type="float" office:value="1.8574" calcext:value-type="float">
            <text:p>1.8574</text:p>
          </table:table-cell>
          <table:table-cell office:value-type="float" office:value="1.86379689129941" calcext:value-type="float">
            <text:p>1.86379689129941</text:p>
          </table:table-cell>
          <table:table-cell/>
        </table:table-row>
        <table:table-row table:style-name="ro1">
          <table:table-cell office:value-type="float" office:value="1.8509" calcext:value-type="float">
            <text:p>1.8509</text:p>
          </table:table-cell>
          <table:table-cell office:value-type="float" office:value="1.85690273444281" calcext:value-type="float">
            <text:p>1.85690273444281</text:p>
          </table:table-cell>
          <table:table-cell/>
        </table:table-row>
        <table:table-row table:style-name="ro1">
          <table:table-cell office:value-type="float" office:value="1.846" calcext:value-type="float">
            <text:p>1.846</text:p>
          </table:table-cell>
          <table:table-cell office:value-type="float" office:value="1.84991702192131" calcext:value-type="float">
            <text:p>1.84991702192131</text:p>
          </table:table-cell>
          <table:table-cell/>
        </table:table-row>
        <table:table-row table:style-name="ro1">
          <table:table-cell office:value-type="float" office:value="1.844" calcext:value-type="float">
            <text:p>1.844</text:p>
          </table:table-cell>
          <table:table-cell office:value-type="float" office:value="1.84455716117612" calcext:value-type="float">
            <text:p>1.84455716117612</text:p>
          </table:table-cell>
          <table:table-cell/>
        </table:table-row>
        <table:table-row table:style-name="ro1">
          <table:table-cell office:value-type="float" office:value="1.8444" calcext:value-type="float">
            <text:p>1.8444</text:p>
          </table:table-cell>
          <table:table-cell office:value-type="float" office:value="1.8422597376301" calcext:value-type="float">
            <text:p>1.8422597376301</text:p>
          </table:table-cell>
          <table:table-cell/>
        </table:table-row>
        <table:table-row table:style-name="ro1">
          <table:table-cell office:value-type="float" office:value="1.8446" calcext:value-type="float">
            <text:p>1.8446</text:p>
          </table:table-cell>
          <table:table-cell office:value-type="float" office:value="1.84257178786797" calcext:value-type="float">
            <text:p>1.84257178786797</text:p>
          </table:table-cell>
          <table:table-cell/>
        </table:table-row>
        <table:table-row table:style-name="ro1">
          <table:table-cell office:value-type="float" office:value="1.8454" calcext:value-type="float">
            <text:p>1.8454</text:p>
          </table:table-cell>
          <table:table-cell office:value-type="float" office:value="1.84279688911915" calcext:value-type="float">
            <text:p>1.84279688911915</text:p>
          </table:table-cell>
          <table:table-cell/>
        </table:table-row>
        <table:table-row table:style-name="ro1">
          <table:table-cell office:value-type="float" office:value="1.8449" calcext:value-type="float">
            <text:p>1.8449</text:p>
          </table:table-cell>
          <table:table-cell office:value-type="float" office:value="1.84362767600025" calcext:value-type="float">
            <text:p>1.84362767600025</text:p>
          </table:table-cell>
          <table:table-cell/>
        </table:table-row>
        <table:table-row table:style-name="ro1">
          <table:table-cell office:value-type="float" office:value="1.8455" calcext:value-type="float">
            <text:p>1.8455</text:p>
          </table:table-cell>
          <table:table-cell office:value-type="float" office:value="1.84315449134518" calcext:value-type="float">
            <text:p>1.84315449134518</text:p>
          </table:table-cell>
          <table:table-cell/>
        </table:table-row>
        <table:table-row table:style-name="ro1">
          <table:table-cell office:value-type="float" office:value="1.8454" calcext:value-type="float">
            <text:p>1.8454</text:p>
          </table:table-cell>
          <table:table-cell office:value-type="float" office:value="1.84374528880884" calcext:value-type="float">
            <text:p>1.84374528880884</text:p>
          </table:table-cell>
          <table:table-cell/>
        </table:table-row>
        <table:table-row table:style-name="ro1">
          <table:table-cell office:value-type="float" office:value="1.8454" calcext:value-type="float">
            <text:p>1.8454</text:p>
          </table:table-cell>
          <table:table-cell office:value-type="float" office:value="1.84367269154688" calcext:value-type="float">
            <text:p>1.84367269154688</text:p>
          </table:table-cell>
          <table:table-cell/>
        </table:table-row>
        <table:table-row table:style-name="ro1">
          <table:table-cell office:value-type="float" office:value="1.8455" calcext:value-type="float">
            <text:p>1.8455</text:p>
          </table:table-cell>
          <table:table-cell office:value-type="float" office:value="1.84366769715171" calcext:value-type="float">
            <text:p>1.84366769715171</text:p>
          </table:table-cell>
          <table:table-cell/>
        </table:table-row>
        <table:table-row table:style-name="ro1">
          <table:table-cell office:value-type="float" office:value="1.8458" calcext:value-type="float">
            <text:p>1.8458</text:p>
          </table:table-cell>
          <table:table-cell office:value-type="float" office:value="1.8437703160828" calcext:value-type="float">
            <text:p>1.8437703160828</text:p>
          </table:table-cell>
          <table:table-cell/>
        </table:table-row>
        <table:table-row table:style-name="ro1">
          <table:table-cell office:value-type="float" office:value="1.8454" calcext:value-type="float">
            <text:p>1.8454</text:p>
          </table:table-cell>
          <table:table-cell office:value-type="float" office:value="1.84408314389782" calcext:value-type="float">
            <text:p>1.84408314389782</text:p>
          </table:table-cell>
          <table:table-cell/>
        </table:table-row>
        <table:table-row table:style-name="ro1">
          <table:table-cell office:value-type="float" office:value="1.8457" calcext:value-type="float">
            <text:p>1.8457</text:p>
          </table:table-cell>
          <table:table-cell office:value-type="float" office:value="1.84368766385728" calcext:value-type="float">
            <text:p>1.84368766385728</text:p>
          </table:table-cell>
          <table:table-cell/>
        </table:table-row>
        <table:table-row table:style-name="ro1">
          <table:table-cell office:value-type="float" office:value="1.8455" calcext:value-type="float">
            <text:p>1.8455</text:p>
          </table:table-cell>
          <table:table-cell office:value-type="float" office:value="1.84397553126231" calcext:value-type="float">
            <text:p>1.84397553126231</text:p>
          </table:table-cell>
          <table:table-cell/>
        </table:table-row>
        <table:table-row table:style-name="ro1">
          <table:table-cell office:value-type="float" office:value="1.8456" calcext:value-type="float">
            <text:p>1.8456</text:p>
          </table:table-cell>
          <table:table-cell office:value-type="float" office:value="1.84378531044294" calcext:value-type="float">
            <text:p>1.84378531044294</text:p>
          </table:table-cell>
          <table:table-cell/>
        </table:table-row>
        <table:table-row table:style-name="ro1">
          <table:table-cell office:value-type="float" office:value="1.8463" calcext:value-type="float">
            <text:p>1.8463</text:p>
          </table:table-cell>
          <table:table-cell office:value-type="float" office:value="1.84387793294911" calcext:value-type="float">
            <text:p>1.84387793294911</text:p>
          </table:table-cell>
          <table:table-cell/>
        </table:table-row>
        <table:table-row table:style-name="ro1">
          <table:table-cell office:value-type="float" office:value="1.8436" calcext:value-type="float">
            <text:p>1.8436</text:p>
          </table:table-cell>
          <table:table-cell office:value-type="float" office:value="1.84460107694237" calcext:value-type="float">
            <text:p>1.84460107694237</text:p>
          </table:table-cell>
          <table:table-cell/>
        </table:table-row>
        <table:table-row table:style-name="ro1">
          <table:table-cell office:value-type="float" office:value="1.8378" calcext:value-type="float">
            <text:p>1.8378</text:p>
          </table:table-cell>
          <table:table-cell office:value-type="float" office:value="1.84186329997613" calcext:value-type="float">
            <text:p>1.84186329997613</text:p>
          </table:table-cell>
          <table:table-cell/>
        </table:table-row>
        <table:table-row table:style-name="ro1">
          <table:table-cell office:value-type="float" office:value="1.8334" calcext:value-type="float">
            <text:p>1.8334</text:p>
          </table:table-cell>
          <table:table-cell office:value-type="float" office:value="1.83576894065675" calcext:value-type="float">
            <text:p>1.83576894065675</text:p>
          </table:table-cell>
          <table:table-cell/>
        </table:table-row>
        <table:table-row table:style-name="ro1">
          <table:table-cell office:value-type="float" office:value="1.8299" calcext:value-type="float">
            <text:p>1.8299</text:p>
          </table:table-cell>
          <table:table-cell office:value-type="float" office:value="1.83099009140394" calcext:value-type="float">
            <text:p>1.83099009140394</text:p>
          </table:table-cell>
          <table:table-cell/>
        </table:table-row>
        <table:table-row table:style-name="ro1">
          <table:table-cell office:value-type="float" office:value="1.8283" calcext:value-type="float">
            <text:p>1.8283</text:p>
          </table:table-cell>
          <table:table-cell office:value-type="float" office:value="1.82722102837988" calcext:value-type="float">
            <text:p>1.82722102837988</text:p>
          </table:table-cell>
          <table:table-cell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.82544679757889" calcext:value-type="float">
            <text:p>1.82544679757889</text:p>
          </table:table-cell>
          <table:table-cell/>
        </table:table-row>
        <table:table-row table:style-name="ro1">
          <table:table-cell office:value-type="float" office:value="1.8287" calcext:value-type="float">
            <text:p>1.8287</text:p>
          </table:table-cell>
          <table:table-cell office:value-type="float" office:value="1.82711321049917" calcext:value-type="float">
            <text:p>1.82711321049917</text:p>
          </table:table-cell>
          <table:table-cell/>
        </table:table-row>
        <table:table-row table:style-name="ro1">
          <table:table-cell office:value-type="float" office:value="1.8279" calcext:value-type="float">
            <text:p>1.8279</text:p>
          </table:table-cell>
          <table:table-cell office:value-type="float" office:value="1.8258584725647" calcext:value-type="float">
            <text:p>1.8258584725647</text:p>
          </table:table-cell>
          <table:table-cell/>
        </table:table-row>
        <table:table-row table:style-name="ro1">
          <table:table-cell office:value-type="float" office:value="1.8275" calcext:value-type="float">
            <text:p>1.8275</text:p>
          </table:table-cell>
          <table:table-cell office:value-type="float" office:value="1.82499169439228" calcext:value-type="float">
            <text:p>1.82499169439228</text:p>
          </table:table-cell>
          <table:table-cell/>
        </table:table-row>
        <table:table-row table:style-name="ro1">
          <table:table-cell office:value-type="float" office:value="1.8276" calcext:value-type="float">
            <text:p>1.8276</text:p>
          </table:table-cell>
          <table:table-cell office:value-type="float" office:value="1.82455304570666" calcext:value-type="float">
            <text:p>1.82455304570666</text:p>
          </table:table-cell>
          <table:table-cell/>
        </table:table-row>
        <table:table-row table:style-name="ro1">
          <table:table-cell office:value-type="float" office:value="1.8273" calcext:value-type="float">
            <text:p>1.8273</text:p>
          </table:table-cell>
          <table:table-cell office:value-type="float" office:value="1.82463896433723" calcext:value-type="float">
            <text:p>1.82463896433723</text:p>
          </table:table-cell>
          <table:table-cell/>
        </table:table-row>
        <table:table-row table:style-name="ro1">
          <table:table-cell office:value-type="float" office:value="1.8271" calcext:value-type="float">
            <text:p>1.8271</text:p>
          </table:table-cell>
          <table:table-cell office:value-type="float" office:value="1.82433784072252" calcext:value-type="float">
            <text:p>1.82433784072252</text:p>
          </table:table-cell>
          <table:table-cell/>
        </table:table-row>
        <table:table-row table:style-name="ro1">
          <table:table-cell office:value-type="float" office:value="1.8266" calcext:value-type="float">
            <text:p>1.8266</text:p>
          </table:table-cell>
          <table:table-cell office:value-type="float" office:value="1.82412273944024" calcext:value-type="float">
            <text:p>1.82412273944024</text:p>
          </table:table-cell>
          <table:table-cell/>
        </table:table-row>
        <table:table-row table:style-name="ro1">
          <table:table-cell office:value-type="float" office:value="1.8266" calcext:value-type="float">
            <text:p>1.8266</text:p>
          </table:table-cell>
          <table:table-cell office:value-type="float" office:value="1.8236067414758" calcext:value-type="float">
            <text:p>1.8236067414758</text:p>
          </table:table-cell>
          <table:table-cell/>
        </table:table-row>
        <table:table-row table:style-name="ro1">
          <table:table-cell office:value-type="float" office:value="1.8266" calcext:value-type="float">
            <text:p>1.8266</text:p>
          </table:table-cell>
          <table:table-cell office:value-type="float" office:value="1.8235873820051" calcext:value-type="float">
            <text:p>1.8235873820051</text:p>
          </table:table-cell>
          <table:table-cell/>
        </table:table-row>
        <table:table-row table:style-name="ro1">
          <table:table-cell office:value-type="float" office:value="1.8264" calcext:value-type="float">
            <text:p>1.8264</text:p>
          </table:table-cell>
          <table:table-cell office:value-type="float" office:value="1.8235873820051" calcext:value-type="float">
            <text:p>1.8235873820051</text:p>
          </table:table-cell>
          <table:table-cell/>
        </table:table-row>
        <table:table-row table:style-name="ro1">
          <table:table-cell office:value-type="float" office:value="1.8266" calcext:value-type="float">
            <text:p>1.8266</text:p>
          </table:table-cell>
          <table:table-cell office:value-type="float" office:value="1.82338421903751" calcext:value-type="float">
            <text:p>1.82338421903751</text:p>
          </table:table-cell>
          <table:table-cell/>
        </table:table-row>
        <table:table-row table:style-name="ro1">
          <table:table-cell office:value-type="float" office:value="1.8267" calcext:value-type="float">
            <text:p>1.8267</text:p>
          </table:table-cell>
          <table:table-cell office:value-type="float" office:value="1.82357962865739" calcext:value-type="float">
            <text:p>1.82357962865739</text:p>
          </table:table-cell>
          <table:table-cell/>
        </table:table-row>
        <table:table-row table:style-name="ro1">
          <table:table-cell office:value-type="float" office:value="1.8275" calcext:value-type="float">
            <text:p>1.8275</text:p>
          </table:table-cell>
          <table:table-cell office:value-type="float" office:value="1.82368896686404" calcext:value-type="float">
            <text:p>1.82368896686404</text:p>
          </table:table-cell>
          <table:table-cell/>
        </table:table-row>
        <table:table-row table:style-name="ro1">
          <table:table-cell office:value-type="float" office:value="1.8321" calcext:value-type="float">
            <text:p>1.8321</text:p>
          </table:table-cell>
          <table:table-cell office:value-type="float" office:value="1.82450567989583" calcext:value-type="float">
            <text:p>1.82450567989583</text:p>
          </table:table-cell>
          <table:table-cell/>
        </table:table-row>
        <table:table-row table:style-name="ro1">
          <table:table-cell office:value-type="float" office:value="1.8366" calcext:value-type="float">
            <text:p>1.8366</text:p>
          </table:table-cell>
          <table:table-cell office:value-type="float" office:value="1.82921638671052" calcext:value-type="float">
            <text:p>1.82921638671052</text:p>
          </table:table-cell>
          <table:table-cell/>
        </table:table-row>
        <table:table-row table:style-name="ro1">
          <table:table-cell office:value-type="float" office:value="1.8411" calcext:value-type="float">
            <text:p>1.8411</text:p>
          </table:table-cell>
          <table:table-cell office:value-type="float" office:value="1.83401046038858" calcext:value-type="float">
            <text:p>1.83401046038858</text:p>
          </table:table-cell>
          <table:table-cell/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1.8388251909119" calcext:value-type="float">
            <text:p>1.8388251909119</text:p>
          </table:table-cell>
          <table:table-cell/>
        </table:table-row>
        <table:table-row table:style-name="ro1">
          <table:table-cell office:value-type="float" office:value="1.8524" calcext:value-type="float">
            <text:p>1.8524</text:p>
          </table:table-cell>
          <table:table-cell office:value-type="float" office:value="1.84611040716512" calcext:value-type="float">
            <text:p>1.84611040716512</text:p>
          </table:table-cell>
          <table:table-cell/>
        </table:table-row>
        <table:table-row table:style-name="ro1">
          <table:table-cell office:value-type="float" office:value="1.8571" calcext:value-type="float">
            <text:p>1.8571</text:p>
          </table:table-cell>
          <table:table-cell office:value-type="float" office:value="1.85096780678492" calcext:value-type="float">
            <text:p>1.85096780678492</text:p>
          </table:table-cell>
          <table:table-cell/>
        </table:table-row>
        <table:table-row table:style-name="ro1">
          <table:table-cell office:value-type="float" office:value="1.8618" calcext:value-type="float">
            <text:p>1.8618</text:p>
          </table:table-cell>
          <table:table-cell office:value-type="float" office:value="1.85598826782469" calcext:value-type="float">
            <text:p>1.85598826782469</text:p>
          </table:table-cell>
          <table:table-cell/>
        </table:table-row>
        <table:table-row table:style-name="ro1">
          <table:table-cell office:value-type="float" office:value="1.8659" calcext:value-type="float">
            <text:p>1.8659</text:p>
          </table:table-cell>
          <table:table-cell office:value-type="float" office:value="1.86099685527471" calcext:value-type="float">
            <text:p>1.86099685527471</text:p>
          </table:table-cell>
          <table:table-cell/>
        </table:table-row>
        <table:table-row table:style-name="ro1">
          <table:table-cell office:value-type="float" office:value="1.8698" calcext:value-type="float">
            <text:p>1.8698</text:p>
          </table:table-cell>
          <table:table-cell office:value-type="float" office:value="1.86536303299887" calcext:value-type="float">
            <text:p>1.86536303299887</text:p>
          </table:table-cell>
          <table:table-cell/>
        </table:table-row>
        <table:table-row table:style-name="ro1">
          <table:table-cell office:value-type="float" office:value="1.8731" calcext:value-type="float">
            <text:p>1.8731</text:p>
          </table:table-cell>
          <table:table-cell office:value-type="float" office:value="1.8694561222687" calcext:value-type="float">
            <text:p>1.8694561222687</text:p>
          </table:table-cell>
          <table:table-cell/>
        </table:table-row>
        <table:table-row table:style-name="ro1">
          <table:table-cell office:value-type="float" office:value="1.8771" calcext:value-type="float">
            <text:p>1.8771</text:p>
          </table:table-cell>
          <table:table-cell office:value-type="float" office:value="1.8729032868274" calcext:value-type="float">
            <text:p>1.8729032868274</text:p>
          </table:table-cell>
          <table:table-cell/>
        </table:table-row>
        <table:table-row table:style-name="ro1">
          <table:table-cell office:value-type="float" office:value="1.8804" calcext:value-type="float">
            <text:p>1.8804</text:p>
          </table:table-cell>
          <table:table-cell office:value-type="float" office:value="1.87695758655801" calcext:value-type="float">
            <text:p>1.87695758655801</text:p>
          </table:table-cell>
          <table:table-cell/>
        </table:table-row>
        <table:table-row table:style-name="ro1">
          <table:table-cell office:value-type="float" office:value="1.8835" calcext:value-type="float">
            <text:p>1.8835</text:p>
          </table:table-cell>
          <table:table-cell office:value-type="float" office:value="1.88031269561408" calcext:value-type="float">
            <text:p>1.88031269561408</text:p>
          </table:table-cell>
          <table:table-cell/>
        </table:table-row>
        <table:table-row table:style-name="ro1">
          <table:table-cell office:value-type="float" office:value="1.8862" calcext:value-type="float">
            <text:p>1.8862</text:p>
          </table:table-cell>
          <table:table-cell office:value-type="float" office:value="1.88339584311486" calcext:value-type="float">
            <text:p>1.88339584311486</text:p>
          </table:table-cell>
          <table:table-cell/>
        </table:table-row>
        <table:table-row table:style-name="ro1">
          <table:table-cell office:value-type="float" office:value="1.8887" calcext:value-type="float">
            <text:p>1.8887</text:p>
          </table:table-cell>
          <table:table-cell office:value-type="float" office:value="1.88605016997554" calcext:value-type="float">
            <text:p>1.88605016997554</text:p>
          </table:table-cell>
          <table:table-cell/>
        </table:table-row>
        <table:table-row table:style-name="ro1">
          <table:table-cell office:value-type="float" office:value="1.8912" calcext:value-type="float">
            <text:p>1.8912</text:p>
          </table:table-cell>
          <table:table-cell office:value-type="float" office:value="1.88846488681759" calcext:value-type="float">
            <text:p>1.88846488681759</text:p>
          </table:table-cell>
          <table:table-cell/>
        </table:table-row>
        <table:table-row table:style-name="ro1">
          <table:table-cell office:value-type="float" office:value="1.8932" calcext:value-type="float">
            <text:p>1.8932</text:p>
          </table:table-cell>
          <table:table-cell office:value-type="float" office:value="1.89083629515337" calcext:value-type="float">
            <text:p>1.89083629515337</text:p>
          </table:table-cell>
          <table:table-cell/>
        </table:table-row>
        <table:table-row table:style-name="ro1">
          <table:table-cell office:value-type="float" office:value="1.8955" calcext:value-type="float">
            <text:p>1.8955</text:p>
          </table:table-cell>
          <table:table-cell office:value-type="float" office:value="1.89272375781119" calcext:value-type="float">
            <text:p>1.89272375781119</text:p>
          </table:table-cell>
          <table:table-cell/>
        </table:table-row>
        <table:table-row table:style-name="ro1">
          <table:table-cell office:value-type="float" office:value="1.8972" calcext:value-type="float">
            <text:p>1.8972</text:p>
          </table:table-cell>
          <table:table-cell office:value-type="float" office:value="1.8948344123638" calcext:value-type="float">
            <text:p>1.8948344123638</text:p>
          </table:table-cell>
          <table:table-cell/>
        </table:table-row>
        <table:table-row table:style-name="ro1">
          <table:table-cell office:value-type="float" office:value="1.8989" calcext:value-type="float">
            <text:p>1.8989</text:p>
          </table:table-cell>
          <table:table-cell office:value-type="float" office:value="1.89639812698611" calcext:value-type="float">
            <text:p>1.89639812698611</text:p>
          </table:table-cell>
          <table:table-cell/>
        </table:table-row>
        <table:table-row table:style-name="ro1">
          <table:table-cell office:value-type="float" office:value="1.8993" calcext:value-type="float">
            <text:p>1.8993</text:p>
          </table:table-cell>
          <table:table-cell office:value-type="float" office:value="1.89792464848203" calcext:value-type="float">
            <text:p>1.89792464848203</text:p>
          </table:table-cell>
          <table:table-cell/>
        </table:table-row>
        <table:table-row table:style-name="ro1">
          <table:table-cell office:value-type="float" office:value="1.8996" calcext:value-type="float">
            <text:p>1.8996</text:p>
          </table:table-cell>
          <table:table-cell office:value-type="float" office:value="1.89831546728206" calcext:value-type="float">
            <text:p>1.89831546728206</text:p>
          </table:table-cell>
          <table:table-cell/>
        </table:table-row>
        <table:table-row table:style-name="ro1">
          <table:table-cell office:value-type="float" office:value="1.8998" calcext:value-type="float">
            <text:p>1.8998</text:p>
          </table:table-cell>
          <table:table-cell office:value-type="float" office:value="1.89858424784905" calcext:value-type="float">
            <text:p>1.89858424784905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89876391329308" calcext:value-type="float">
            <text:p>1.89876391329308</text:p>
          </table:table-cell>
          <table:table-cell/>
        </table:table-row>
        <table:table-row table:style-name="ro1">
          <table:table-cell office:value-type="float" office:value="1.9005" calcext:value-type="float">
            <text:p>1.9005</text:p>
          </table:table-cell>
          <table:table-cell office:value-type="float" office:value="1.89894074123801" calcext:value-type="float">
            <text:p>1.89894074123801</text:p>
          </table:table-cell>
          <table:table-cell/>
        </table:table-row>
        <table:table-row table:style-name="ro1">
          <table:table-cell office:value-type="float" office:value="1.9001" calcext:value-type="float">
            <text:p>1.9001</text:p>
          </table:table-cell>
          <table:table-cell office:value-type="float" office:value="1.89937422403296" calcext:value-type="float">
            <text:p>1.89937422403296</text:p>
          </table:table-cell>
          <table:table-cell/>
        </table:table-row>
        <table:table-row table:style-name="ro1">
          <table:table-cell office:value-type="float" office:value="1.8914" calcext:value-type="float">
            <text:p>1.8914</text:p>
          </table:table-cell>
          <table:table-cell office:value-type="float" office:value="1.89904404959646" calcext:value-type="float">
            <text:p>1.89904404959646</text:p>
          </table:table-cell>
          <table:table-cell/>
        </table:table-row>
        <table:table-row table:style-name="ro1">
          <table:table-cell office:value-type="float" office:value="1.8827" calcext:value-type="float">
            <text:p>1.8827</text:p>
          </table:table-cell>
          <table:table-cell office:value-type="float" office:value="1.89139477088136" calcext:value-type="float">
            <text:p>1.89139477088136</text:p>
          </table:table-cell>
          <table:table-cell/>
        </table:table-row>
        <table:table-row table:style-name="ro1">
          <table:table-cell office:value-type="float" office:value="1.8774" calcext:value-type="float">
            <text:p>1.8774</text:p>
          </table:table-cell>
          <table:table-cell office:value-type="float" office:value="1.88309184303843" calcext:value-type="float">
            <text:p>1.88309184303843</text:p>
          </table:table-cell>
          <table:table-cell/>
        </table:table-row>
        <table:table-row table:style-name="ro1">
          <table:table-cell office:value-type="float" office:value="1.8757" calcext:value-type="float">
            <text:p>1.8757</text:p>
          </table:table-cell>
          <table:table-cell office:value-type="float" office:value="1.87768659655203" calcext:value-type="float">
            <text:p>1.87768659655203</text:p>
          </table:table-cell>
          <table:table-cell/>
        </table:table-row>
        <table:table-row table:style-name="ro1">
          <table:table-cell office:value-type="float" office:value="1.8764" calcext:value-type="float">
            <text:p>1.8764</text:p>
          </table:table-cell>
          <table:table-cell office:value-type="float" office:value="1.87580352864456" calcext:value-type="float">
            <text:p>1.87580352864456</text:p>
          </table:table-cell>
          <table:table-cell/>
        </table:table-row>
        <table:table-row table:style-name="ro1">
          <table:table-cell office:value-type="float" office:value="1.8763" calcext:value-type="float">
            <text:p>1.8763</text:p>
          </table:table-cell>
          <table:table-cell office:value-type="float" office:value="1.8764029325202" calcext:value-type="float">
            <text:p>1.8764029325202</text:p>
          </table:table-cell>
          <table:table-cell/>
        </table:table-row>
        <table:table-row table:style-name="ro1">
          <table:table-cell office:value-type="float" office:value="1.8766" calcext:value-type="float">
            <text:p>1.8766</text:p>
          </table:table-cell>
          <table:table-cell office:value-type="float" office:value="1.87633874717487" calcext:value-type="float">
            <text:p>1.87633874717487</text:p>
          </table:table-cell>
          <table:table-cell/>
        </table:table-row>
        <table:table-row table:style-name="ro1">
          <table:table-cell office:value-type="float" office:value="1.8764" calcext:value-type="float">
            <text:p>1.8764</text:p>
          </table:table-cell>
          <table:table-cell office:value-type="float" office:value="1.87662452020607" calcext:value-type="float">
            <text:p>1.87662452020607</text:p>
          </table:table-cell>
          <table:table-cell/>
        </table:table-row>
        <table:table-row table:style-name="ro1">
          <table:table-cell office:value-type="float" office:value="1.8764" calcext:value-type="float">
            <text:p>1.8764</text:p>
          </table:table-cell>
          <table:table-cell office:value-type="float" office:value="1.87644488644711" calcext:value-type="float">
            <text:p>1.87644488644711</text:p>
          </table:table-cell>
          <table:table-cell/>
        </table:table-row>
        <table:table-row table:style-name="ro1">
          <table:table-cell office:value-type="float" office:value="1.8763" calcext:value-type="float">
            <text:p>1.8763</text:p>
          </table:table-cell>
          <table:table-cell office:value-type="float" office:value="1.87643558819755" calcext:value-type="float">
            <text:p>1.87643558819755</text:p>
          </table:table-cell>
          <table:table-cell/>
        </table:table-row>
        <table:table-row table:style-name="ro1">
          <table:table-cell office:value-type="float" office:value="1.8768" calcext:value-type="float">
            <text:p>1.8768</text:p>
          </table:table-cell>
          <table:table-cell office:value-type="float" office:value="1.87633874717487" calcext:value-type="float">
            <text:p>1.87633874717487</text:p>
          </table:table-cell>
          <table:table-cell/>
        </table:table-row>
        <table:table-row table:style-name="ro1">
          <table:table-cell office:value-type="float" office:value="1.8763" calcext:value-type="float">
            <text:p>1.8763</text:p>
          </table:table-cell>
          <table:table-cell office:value-type="float" office:value="1.87681797201333" calcext:value-type="float">
            <text:p>1.87681797201333</text:p>
          </table:table-cell>
          <table:table-cell/>
        </table:table-row>
        <table:table-row table:style-name="ro1">
          <table:table-cell office:value-type="float" office:value="1.8767" calcext:value-type="float">
            <text:p>1.8767</text:p>
          </table:table-cell>
          <table:table-cell office:value-type="float" office:value="1.87635733971977" calcext:value-type="float">
            <text:p>1.87635733971977</text:p>
          </table:table-cell>
          <table:table-cell/>
        </table:table-row>
        <table:table-row table:style-name="ro1">
          <table:table-cell office:value-type="float" office:value="1.8772" calcext:value-type="float">
            <text:p>1.8772</text:p>
          </table:table-cell>
          <table:table-cell office:value-type="float" office:value="1.87672126297342" calcext:value-type="float">
            <text:p>1.87672126297342</text:p>
          </table:table-cell>
          <table:table-cell/>
        </table:table-row>
        <table:table-row table:style-name="ro1">
          <table:table-cell office:value-type="float" office:value="1.8767" calcext:value-type="float">
            <text:p>1.8767</text:p>
          </table:table-cell>
          <table:table-cell office:value-type="float" office:value="1.87722298320545" calcext:value-type="float">
            <text:p>1.87722298320545</text:p>
          </table:table-cell>
          <table:table-cell/>
        </table:table-row>
        <table:table-row table:style-name="ro1">
          <table:table-cell office:value-type="float" office:value="1.8764" calcext:value-type="float">
            <text:p>1.8764</text:p>
          </table:table-cell>
          <table:table-cell office:value-type="float" office:value="1.87676295606748" calcext:value-type="float">
            <text:p>1.87676295606748</text:p>
          </table:table-cell>
          <table:table-cell/>
        </table:table-row>
        <table:table-row table:style-name="ro1">
          <table:table-cell office:value-type="float" office:value="1.8771" calcext:value-type="float">
            <text:p>1.8771</text:p>
          </table:table-cell>
          <table:table-cell office:value-type="float" office:value="1.8764495302738" calcext:value-type="float">
            <text:p>1.8764495302738</text:p>
          </table:table-cell>
          <table:table-cell/>
        </table:table-row>
        <table:table-row table:style-name="ro1">
          <table:table-cell office:value-type="float" office:value="1.8762" calcext:value-type="float">
            <text:p>1.8762</text:p>
          </table:table-cell>
          <table:table-cell office:value-type="float" office:value="1.87711253255681" calcext:value-type="float">
            <text:p>1.87711253255681</text:p>
          </table:table-cell>
          <table:table-cell/>
        </table:table-row>
        <table:table-row table:style-name="ro1">
          <table:table-cell office:value-type="float" office:value="1.8692" calcext:value-type="float">
            <text:p>1.8692</text:p>
          </table:table-cell>
          <table:table-cell office:value-type="float" office:value="1.87627439059734" calcext:value-type="float">
            <text:p>1.87627439059734</text:p>
          </table:table-cell>
          <table:table-cell/>
        </table:table-row>
        <table:table-row table:style-name="ro1">
          <table:table-cell office:value-type="float" office:value="1.8184" calcext:value-type="float">
            <text:p>1.8184</text:p>
          </table:table-cell>
          <table:table-cell office:value-type="float" office:value="1.86937202609177" calcext:value-type="float">
            <text:p>1.86937202609177</text:p>
          </table:table-cell>
          <table:table-cell/>
        </table:table-row>
        <table:table-row table:style-name="ro1">
          <table:table-cell office:value-type="float" office:value="1.8267" calcext:value-type="float">
            <text:p>1.8267</text:p>
          </table:table-cell>
          <table:table-cell office:value-type="float" office:value="1.81657527622602" calcext:value-type="float">
            <text:p>1.81657527622602</text:p>
          </table:table-cell>
          <table:table-cell/>
        </table:table-row>
        <table:table-row table:style-name="ro1">
          <table:table-cell office:value-type="float" office:value="1.8193" calcext:value-type="float">
            <text:p>1.8193</text:p>
          </table:table-cell>
          <table:table-cell office:value-type="float" office:value="1.82336528136674" calcext:value-type="float">
            <text:p>1.82336528136674</text:p>
          </table:table-cell>
          <table:table-cell/>
        </table:table-row>
        <table:table-row table:style-name="ro1">
          <table:table-cell office:value-type="float" office:value="1.8023" calcext:value-type="float">
            <text:p>1.8023</text:p>
          </table:table-cell>
          <table:table-cell office:value-type="float" office:value="1.81618225618787" calcext:value-type="float">
            <text:p>1.81618225618787</text:p>
          </table:table-cell>
          <table:table-cell/>
        </table:table-row>
        <table:table-row table:style-name="ro1">
          <table:table-cell office:value-type="float" office:value="1.7973" calcext:value-type="float">
            <text:p>1.7973</text:p>
          </table:table-cell>
          <table:table-cell office:value-type="float" office:value="1.79888891581228" calcext:value-type="float">
            <text:p>1.79888891581228</text:p>
          </table:table-cell>
          <table:table-cell/>
        </table:table-row>
        <table:table-row table:style-name="ro1">
          <table:table-cell office:value-type="float" office:value="1.7937" calcext:value-type="float">
            <text:p>1.7937</text:p>
          </table:table-cell>
          <table:table-cell office:value-type="float" office:value="1.79369746617957" calcext:value-type="float">
            <text:p>1.79369746617957</text:p>
          </table:table-cell>
          <table:table-cell/>
        </table:table-row>
        <table:table-row table:style-name="ro1">
          <table:table-cell office:value-type="float" office:value="1.7963" calcext:value-type="float">
            <text:p>1.7963</text:p>
          </table:table-cell>
          <table:table-cell office:value-type="float" office:value="1.79011970083752" calcext:value-type="float">
            <text:p>1.79011970083752</text:p>
          </table:table-cell>
          <table:table-cell/>
        </table:table-row>
        <table:table-row table:style-name="ro1">
          <table:table-cell office:value-type="float" office:value="1.7979" calcext:value-type="float">
            <text:p>1.7979</text:p>
          </table:table-cell>
          <table:table-cell office:value-type="float" office:value="1.79261096025225" calcext:value-type="float">
            <text:p>1.79261096025225</text:p>
          </table:table-cell>
          <table:table-cell/>
        </table:table-row>
        <table:table-row table:style-name="ro1">
          <table:table-cell office:value-type="float" office:value="1.8002" calcext:value-type="float">
            <text:p>1.8002</text:p>
          </table:table-cell>
          <table:table-cell office:value-type="float" office:value="1.79420421353372" calcext:value-type="float">
            <text:p>1.79420421353372</text:p>
          </table:table-cell>
          <table:table-cell/>
        </table:table-row>
        <table:table-row table:style-name="ro1">
          <table:table-cell office:value-type="float" office:value="1.8159" calcext:value-type="float">
            <text:p>1.8159</text:p>
          </table:table-cell>
          <table:table-cell office:value-type="float" office:value="1.79647387929327" calcext:value-type="float">
            <text:p>1.79647387929327</text:p>
          </table:table-cell>
          <table:table-cell/>
        </table:table-row>
        <table:table-row table:style-name="ro1">
          <table:table-cell office:value-type="float" office:value="1.8085" calcext:value-type="float">
            <text:p>1.8085</text:p>
          </table:table-cell>
          <table:table-cell office:value-type="float" office:value="1.81193221666809" calcext:value-type="float">
            <text:p>1.81193221666809</text:p>
          </table:table-cell>
          <table:table-cell/>
        </table:table-row>
        <table:table-row table:style-name="ro1">
          <table:table-cell office:value-type="float" office:value="1.8087" calcext:value-type="float">
            <text:p>1.8087</text:p>
          </table:table-cell>
          <table:table-cell office:value-type="float" office:value="1.80501994661355" calcext:value-type="float">
            <text:p>1.80501994661355</text:p>
          </table:table-cell>
          <table:table-cell/>
        </table:table-row>
        <table:table-row table:style-name="ro1">
          <table:table-cell office:value-type="float" office:value="1.7283" calcext:value-type="float">
            <text:p>1.7283</text:p>
          </table:table-cell>
          <table:table-cell office:value-type="float" office:value="1.80504975256309" calcext:value-type="float">
            <text:p>1.80504975256309</text:p>
          </table:table-cell>
          <table:table-cell/>
        </table:table-row>
        <table:table-row table:style-name="ro1">
          <table:table-cell office:value-type="float" office:value="1.7103" calcext:value-type="float">
            <text:p>1.7103</text:p>
          </table:table-cell>
          <table:table-cell office:value-type="float" office:value="1.72529208706401" calcext:value-type="float">
            <text:p>1.72529208706401</text:p>
          </table:table-cell>
          <table:table-cell/>
        </table:table-row>
        <table:table-row table:style-name="ro1">
          <table:table-cell office:value-type="float" office:value="1.7041" calcext:value-type="float">
            <text:p>1.7041</text:p>
          </table:table-cell>
          <table:table-cell office:value-type="float" office:value="1.70933039538724" calcext:value-type="float">
            <text:p>1.70933039538724</text:p>
          </table:table-cell>
          <table:table-cell/>
        </table:table-row>
        <table:table-row table:style-name="ro1">
          <table:table-cell office:value-type="float" office:value="1.7007" calcext:value-type="float">
            <text:p>1.7007</text:p>
          </table:table-cell>
          <table:table-cell office:value-type="float" office:value="1.70366575007418" calcext:value-type="float">
            <text:p>1.70366575007418</text:p>
          </table:table-cell>
          <table:table-cell/>
        </table:table-row>
        <table:table-row table:style-name="ro1">
          <table:table-cell office:value-type="float" office:value="1.6987" calcext:value-type="float">
            <text:p>1.6987</text:p>
          </table:table-cell>
          <table:table-cell office:value-type="float" office:value="1.70043624272503" calcext:value-type="float">
            <text:p>1.70043624272503</text:p>
          </table:table-cell>
          <table:table-cell/>
        </table:table-row>
        <table:table-row table:style-name="ro1">
          <table:table-cell office:value-type="float" office:value="1.6975" calcext:value-type="float">
            <text:p>1.6975</text:p>
          </table:table-cell>
          <table:table-cell office:value-type="float" office:value="1.6985298796271" calcext:value-type="float">
            <text:p>1.6985298796271</text:p>
          </table:table-cell>
          <table:table-cell/>
        </table:table-row>
        <table:table-row table:style-name="ro1">
          <table:table-cell office:value-type="float" office:value="1.6966" calcext:value-type="float">
            <text:p>1.6966</text:p>
          </table:table-cell>
          <table:table-cell office:value-type="float" office:value="1.69738569344049" calcext:value-type="float">
            <text:p>1.69738569344049</text:p>
          </table:table-cell>
          <table:table-cell/>
        </table:table-row>
        <table:table-row table:style-name="ro1">
          <table:table-cell office:value-type="float" office:value="1.6962" calcext:value-type="float">
            <text:p>1.6962</text:p>
          </table:table-cell>
          <table:table-cell office:value-type="float" office:value="1.69651421079499" calcext:value-type="float">
            <text:p>1.69651421079499</text:p>
          </table:table-cell>
          <table:table-cell/>
        </table:table-row>
        <table:table-row table:style-name="ro1">
          <table:table-cell office:value-type="float" office:value="1.6956" calcext:value-type="float">
            <text:p>1.6956</text:p>
          </table:table-cell>
          <table:table-cell office:value-type="float" office:value="1.69614430664182" calcext:value-type="float">
            <text:p>1.69614430664182</text:p>
          </table:table-cell>
          <table:table-cell/>
        </table:table-row>
        <table:table-row table:style-name="ro1">
          <table:table-cell office:value-type="float" office:value="1.6952" calcext:value-type="float">
            <text:p>1.6952</text:p>
          </table:table-cell>
          <table:table-cell office:value-type="float" office:value="1.69554457188716" calcext:value-type="float">
            <text:p>1.69554457188716</text:p>
          </table:table-cell>
          <table:table-cell/>
        </table:table-row>
        <table:table-row table:style-name="ro1">
          <table:table-cell office:value-type="float" office:value="1.6959" calcext:value-type="float">
            <text:p>1.6959</text:p>
          </table:table-cell>
          <table:table-cell office:value-type="float" office:value="1.69516063550211" calcext:value-type="float">
            <text:p>1.69516063550211</text:p>
          </table:table-cell>
          <table:table-cell/>
        </table:table-row>
        <table:table-row table:style-name="ro1">
          <table:table-cell office:value-type="float" office:value="1.6952" calcext:value-type="float">
            <text:p>1.6952</text:p>
          </table:table-cell>
          <table:table-cell office:value-type="float" office:value="1.69590174629673" calcext:value-type="float">
            <text:p>1.69590174629673</text:p>
          </table:table-cell>
          <table:table-cell/>
        </table:table-row>
        <table:table-row table:style-name="ro1">
          <table:table-cell office:value-type="float" office:value="1.6948" calcext:value-type="float">
            <text:p>1.6948</text:p>
          </table:table-cell>
          <table:table-cell office:value-type="float" office:value="1.69514621905205" calcext:value-type="float">
            <text:p>1.69514621905205</text:p>
          </table:table-cell>
          <table:table-cell/>
        </table:table-row>
        <table:table-row table:style-name="ro1">
          <table:table-cell office:value-type="float" office:value="1.694" calcext:value-type="float">
            <text:p>1.694</text:p>
          </table:table-cell>
          <table:table-cell office:value-type="float" office:value="1.69476711428627" calcext:value-type="float">
            <text:p>1.69476711428627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96042487026" calcext:value-type="float">
            <text:p>1.69396042487026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96618606557" calcext:value-type="float">
            <text:p>1.69296618606557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301587522831" calcext:value-type="float">
            <text:p>1.69301587522831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70572365113" calcext:value-type="float">
            <text:p>1.69270572365113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272073175454" calcext:value-type="float">
            <text:p>1.69272073175454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251392557175" calcext:value-type="float">
            <text:p>1.69251392557175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252396424968" calcext:value-type="float">
            <text:p>1.69252396424968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190329317716" calcext:value-type="float">
            <text:p>1.69190329317716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214053008514" calcext:value-type="float">
            <text:p>1.69214053008514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213041790476" calcext:value-type="float">
            <text:p>1.69213041790476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213041790476" calcext:value-type="float">
            <text:p>1.69213041790476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202697051455" calcext:value-type="float">
            <text:p>1.69202697051455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223890290456" calcext:value-type="float">
            <text:p>1.69223890290456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91845116895" calcext:value-type="float">
            <text:p>1.69191845116895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193363956238" calcext:value-type="float">
            <text:p>1.69193363956238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203709111369" calcext:value-type="float">
            <text:p>1.69203709111369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82510515381" calcext:value-type="float">
            <text:p>1.69182510515381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83524920766" calcext:value-type="float">
            <text:p>1.69183524920766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52479485413" calcext:value-type="float">
            <text:p>1.69152479485413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8504906074" calcext:value-type="float">
            <text:p>1.6918504906074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83524920766" calcext:value-type="float">
            <text:p>1.69183524920766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93870909493" calcext:value-type="float">
            <text:p>1.69193870909493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172669895458" calcext:value-type="float">
            <text:p>1.69172669895458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215065558237" calcext:value-type="float">
            <text:p>1.69215065558237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82003820432" calcext:value-type="float">
            <text:p>1.69182003820432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73177683255" calcext:value-type="float">
            <text:p>1.69173177683255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84032630293" calcext:value-type="float">
            <text:p>1.69184032630293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83524920766" calcext:value-type="float">
            <text:p>1.69183524920766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183524920766" calcext:value-type="float">
            <text:p>1.69183524920766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204215643569" calcext:value-type="float">
            <text:p>1.69204215643569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82510515381" calcext:value-type="float">
            <text:p>1.69182510515381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193870909493" calcext:value-type="float">
            <text:p>1.69193870909493</text:p>
          </table:table-cell>
          <table:table-cell/>
        </table:table-row>
        <table:table-row table:style-name="ro1">
          <table:table-cell office:value-type="float" office:value="1.6929" calcext:value-type="float">
            <text:p>1.6929</text:p>
          </table:table-cell>
          <table:table-cell office:value-type="float" office:value="1.69307090514149" calcext:value-type="float">
            <text:p>1.69307090514149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291250417715" calcext:value-type="float">
            <text:p>1.69291250417715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302086193274" calcext:value-type="float">
            <text:p>1.69302086193274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69322257861889" calcext:value-type="float">
            <text:p>1.69322257861889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10927818609" calcext:value-type="float">
            <text:p>1.69310927818609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01089174474" calcext:value-type="float">
            <text:p>1.69301089174474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01587522831" calcext:value-type="float">
            <text:p>1.69301587522831</text:p>
          </table:table-cell>
          <table:table-cell/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.69301587522831" calcext:value-type="float">
            <text:p>1.69301587522831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301587522831" calcext:value-type="float">
            <text:p>1.69301587522831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70572365113" calcext:value-type="float">
            <text:p>1.69270572365113</text:p>
          </table:table-cell>
          <table:table-cell/>
        </table:table-row>
        <table:table-row table:style-name="ro1">
          <table:table-cell office:value-type="float" office:value="1.6935" calcext:value-type="float">
            <text:p>1.6935</text:p>
          </table:table-cell>
          <table:table-cell office:value-type="float" office:value="1.69323752244027" calcext:value-type="float">
            <text:p>1.69323752244027</text:p>
          </table:table-cell>
          <table:table-cell/>
        </table:table-row>
        <table:table-row table:style-name="ro1">
          <table:table-cell office:value-type="float" office:value="1.6929" calcext:value-type="float">
            <text:p>1.6929</text:p>
          </table:table-cell>
          <table:table-cell office:value-type="float" office:value="1.69352261548567" calcext:value-type="float">
            <text:p>1.69352261548567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88759797982" calcext:value-type="float">
            <text:p>1.69288759797982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322755671277" calcext:value-type="float">
            <text:p>1.69322755671277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86804344449" calcext:value-type="float">
            <text:p>1.69186804344449</text:p>
          </table:table-cell>
          <table:table-cell/>
        </table:table-row>
        <table:table-row table:style-name="ro1">
          <table:table-cell office:value-type="float" office:value="1.6914" calcext:value-type="float">
            <text:p>1.6914</text:p>
          </table:table-cell>
          <table:table-cell office:value-type="float" office:value="1.69183017548977" calcext:value-type="float">
            <text:p>1.69183017548977</text:p>
          </table:table-cell>
          <table:table-cell/>
        </table:table-row>
        <table:table-row table:style-name="ro1">
          <table:table-cell office:value-type="float" office:value="1.6907" calcext:value-type="float">
            <text:p>1.6907</text:p>
          </table:table-cell>
          <table:table-cell office:value-type="float" office:value="1.69142128536885" calcext:value-type="float">
            <text:p>1.69142128536885</text:p>
          </table:table-cell>
          <table:table-cell/>
        </table:table-row>
        <table:table-row table:style-name="ro1">
          <table:table-cell office:value-type="float" office:value="1.6908" calcext:value-type="float">
            <text:p>1.6908</text:p>
          </table:table-cell>
          <table:table-cell office:value-type="float" office:value="1.6907168872445" calcext:value-type="float">
            <text:p>1.6907168872445</text:p>
          </table:table-cell>
          <table:table-cell/>
        </table:table-row>
        <table:table-row table:style-name="ro1">
          <table:table-cell office:value-type="float" office:value="1.6908" calcext:value-type="float">
            <text:p>1.6908</text:p>
          </table:table-cell>
          <table:table-cell office:value-type="float" office:value="1.69085646270802" calcext:value-type="float">
            <text:p>1.69085646270802</text:p>
          </table:table-cell>
          <table:table-cell/>
        </table:table-row>
        <table:table-row table:style-name="ro1">
          <table:table-cell office:value-type="float" office:value="1.6906" calcext:value-type="float">
            <text:p>1.6906</text:p>
          </table:table-cell>
          <table:table-cell office:value-type="float" office:value="1.6908513096958" calcext:value-type="float">
            <text:p>1.6908513096958</text:p>
          </table:table-cell>
          <table:table-cell/>
        </table:table-row>
        <table:table-row table:style-name="ro1">
          <table:table-cell office:value-type="float" office:value="1.6905" calcext:value-type="float">
            <text:p>1.6905</text:p>
          </table:table-cell>
          <table:table-cell office:value-type="float" office:value="1.69064418966048" calcext:value-type="float">
            <text:p>1.69064418966048</text:p>
          </table:table-cell>
          <table:table-cell/>
        </table:table-row>
        <table:table-row table:style-name="ro1">
          <table:table-cell office:value-type="float" office:value="1.6907" calcext:value-type="float">
            <text:p>1.6907</text:p>
          </table:table-cell>
          <table:table-cell office:value-type="float" office:value="1.690550945591" calcext:value-type="float">
            <text:p>1.690550945591</text:p>
          </table:table-cell>
          <table:table-cell/>
        </table:table-row>
        <table:table-row table:style-name="ro1">
          <table:table-cell office:value-type="float" office:value="1.6906" calcext:value-type="float">
            <text:p>1.6906</text:p>
          </table:table-cell>
          <table:table-cell office:value-type="float" office:value="1.69076323761523" calcext:value-type="float">
            <text:p>1.69076323761523</text:p>
          </table:table-cell>
          <table:table-cell/>
        </table:table-row>
        <table:table-row table:style-name="ro1">
          <table:table-cell office:value-type="float" office:value="1.6909" calcext:value-type="float">
            <text:p>1.6909</text:p>
          </table:table-cell>
          <table:table-cell office:value-type="float" office:value="1.69064935084599" calcext:value-type="float">
            <text:p>1.69064935084599</text:p>
          </table:table-cell>
          <table:table-cell/>
        </table:table-row>
        <table:table-row table:style-name="ro1">
          <table:table-cell office:value-type="float" office:value="1.6909" calcext:value-type="float">
            <text:p>1.6909</text:p>
          </table:table-cell>
          <table:table-cell office:value-type="float" office:value="1.69096515277841" calcext:value-type="float">
            <text:p>1.69096515277841</text:p>
          </table:table-cell>
          <table:table-cell/>
        </table:table-row>
        <table:table-row table:style-name="ro1">
          <table:table-cell office:value-type="float" office:value="1.691" calcext:value-type="float">
            <text:p>1.691</text:p>
          </table:table-cell>
          <table:table-cell office:value-type="float" office:value="1.69094970612144" calcext:value-type="float">
            <text:p>1.69094970612144</text:p>
          </table:table-cell>
          <table:table-cell/>
        </table:table-row>
        <table:table-row table:style-name="ro1">
          <table:table-cell office:value-type="float" office:value="1.6908" calcext:value-type="float">
            <text:p>1.6908</text:p>
          </table:table-cell>
          <table:table-cell office:value-type="float" office:value="1.69105323986786" calcext:value-type="float">
            <text:p>1.69105323986786</text:p>
          </table:table-cell>
          <table:table-cell/>
        </table:table-row>
        <table:table-row table:style-name="ro1">
          <table:table-cell office:value-type="float" office:value="1.6912" calcext:value-type="float">
            <text:p>1.6912</text:p>
          </table:table-cell>
          <table:table-cell office:value-type="float" office:value="1.69084101419869" calcext:value-type="float">
            <text:p>1.69084101419869</text:p>
          </table:table-cell>
          <table:table-cell/>
        </table:table-row>
        <table:table-row table:style-name="ro1">
          <table:table-cell office:value-type="float" office:value="1.6909" calcext:value-type="float">
            <text:p>1.6909</text:p>
          </table:table-cell>
          <table:table-cell office:value-type="float" office:value="1.69126540349306" calcext:value-type="float">
            <text:p>1.69126540349306</text:p>
          </table:table-cell>
          <table:table-cell/>
        </table:table-row>
        <table:table-row table:style-name="ro1">
          <table:table-cell office:value-type="float" office:value="1.691" calcext:value-type="float">
            <text:p>1.691</text:p>
          </table:table-cell>
          <table:table-cell office:value-type="float" office:value="1.69093429091551" calcext:value-type="float">
            <text:p>1.69093429091551</text:p>
          </table:table-cell>
          <table:table-cell/>
        </table:table-row>
        <table:table-row table:style-name="ro1">
          <table:table-cell office:value-type="float" office:value="1.691" calcext:value-type="float">
            <text:p>1.691</text:p>
          </table:table-cell>
          <table:table-cell office:value-type="float" office:value="1.69105323986786" calcext:value-type="float">
            <text:p>1.69105323986786</text:p>
          </table:table-cell>
          <table:table-cell/>
        </table:table-row>
        <table:table-row table:style-name="ro1">
          <table:table-cell office:value-type="float" office:value="1.6911" calcext:value-type="float">
            <text:p>1.6911</text:p>
          </table:table-cell>
          <table:table-cell office:value-type="float" office:value="1.69104810208047" calcext:value-type="float">
            <text:p>1.69104810208047</text:p>
          </table:table-cell>
          <table:table-cell/>
        </table:table-row>
        <table:table-row table:style-name="ro1">
          <table:table-cell office:value-type="float" office:value="1.6913" calcext:value-type="float">
            <text:p>1.6913</text:p>
          </table:table-cell>
          <table:table-cell office:value-type="float" office:value="1.6911516277243" calcext:value-type="float">
            <text:p>1.6911516277243</text:p>
          </table:table-cell>
          <table:table-cell/>
        </table:table-row>
        <table:table-row table:style-name="ro1">
          <table:table-cell office:value-type="float" office:value="1.691" calcext:value-type="float">
            <text:p>1.691</text:p>
          </table:table-cell>
          <table:table-cell office:value-type="float" office:value="1.69135352026072" calcext:value-type="float">
            <text:p>1.69135352026072</text:p>
          </table:table-cell>
          <table:table-cell/>
        </table:table-row>
        <table:table-row table:style-name="ro1">
          <table:table-cell office:value-type="float" office:value="1.6909" calcext:value-type="float">
            <text:p>1.6909</text:p>
          </table:table-cell>
          <table:table-cell office:value-type="float" office:value="1.69103270962607" calcext:value-type="float">
            <text:p>1.69103270962607</text:p>
          </table:table-cell>
          <table:table-cell/>
        </table:table-row>
        <table:table-row table:style-name="ro1">
          <table:table-cell office:value-type="float" office:value="1.6911" calcext:value-type="float">
            <text:p>1.6911</text:p>
          </table:table-cell>
          <table:table-cell office:value-type="float" office:value="1.69094456421874" calcext:value-type="float">
            <text:p>1.69094456421874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15676137087" calcext:value-type="float">
            <text:p>1.69115676137087</text:p>
          </table:table-cell>
          <table:table-cell/>
        </table:table-row>
        <table:table-row table:style-name="ro1">
          <table:table-cell office:value-type="float" office:value="1.6912" calcext:value-type="float">
            <text:p>1.6912</text:p>
          </table:table-cell>
          <table:table-cell office:value-type="float" office:value="1.69156049349816" calcext:value-type="float">
            <text:p>1.69156049349816</text:p>
          </table:table-cell>
          <table:table-cell/>
        </table:table-row>
        <table:table-row table:style-name="ro1">
          <table:table-cell office:value-type="float" office:value="1.6912" calcext:value-type="float">
            <text:p>1.6912</text:p>
          </table:table-cell>
          <table:table-cell office:value-type="float" office:value="1.69122954547618" calcext:value-type="float">
            <text:p>1.69122954547618</text:p>
          </table:table-cell>
          <table:table-cell/>
        </table:table-row>
        <table:table-row table:style-name="ro1">
          <table:table-cell office:value-type="float" office:value="1.6913" calcext:value-type="float">
            <text:p>1.6913</text:p>
          </table:table-cell>
          <table:table-cell office:value-type="float" office:value="1.69124489247376" calcext:value-type="float">
            <text:p>1.69124489247376</text:p>
          </table:table-cell>
          <table:table-cell/>
        </table:table-row>
        <table:table-row table:style-name="ro1">
          <table:table-cell office:value-type="float" office:value="1.6913" calcext:value-type="float">
            <text:p>1.6913</text:p>
          </table:table-cell>
          <table:table-cell office:value-type="float" office:value="1.69134840183418" calcext:value-type="float">
            <text:p>1.69134840183418</text:p>
          </table:table-cell>
          <table:table-cell/>
        </table:table-row>
        <table:table-row table:style-name="ro1">
          <table:table-cell office:value-type="float" office:value="1.6913" calcext:value-type="float">
            <text:p>1.6913</text:p>
          </table:table-cell>
          <table:table-cell office:value-type="float" office:value="1.69134328684556" calcext:value-type="float">
            <text:p>1.69134328684556</text:p>
          </table:table-cell>
          <table:table-cell/>
        </table:table-row>
        <table:table-row table:style-name="ro1">
          <table:table-cell office:value-type="float" office:value="1.6913" calcext:value-type="float">
            <text:p>1.6913</text:p>
          </table:table-cell>
          <table:table-cell office:value-type="float" office:value="1.69134328684556" calcext:value-type="float">
            <text:p>1.69134328684556</text:p>
          </table:table-cell>
          <table:table-cell/>
        </table:table-row>
        <table:table-row table:style-name="ro1">
          <table:table-cell office:value-type="float" office:value="1.6912" calcext:value-type="float">
            <text:p>1.6912</text:p>
          </table:table-cell>
          <table:table-cell office:value-type="float" office:value="1.69134328684556" calcext:value-type="float">
            <text:p>1.69134328684556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23977334625" calcext:value-type="float">
            <text:p>1.69123977334625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55538346079" calcext:value-type="float">
            <text:p>1.69155538346079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8504906074" calcext:value-type="float">
            <text:p>1.6918504906074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73177683255" calcext:value-type="float">
            <text:p>1.69173177683255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94378198729" calcext:value-type="float">
            <text:p>1.69194378198729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93363956238" calcext:value-type="float">
            <text:p>1.69193363956238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162321001565" calcext:value-type="float">
            <text:p>1.69162321001565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225913681142" calcext:value-type="float">
            <text:p>1.69225913681142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181497464585" calcext:value-type="float">
            <text:p>1.69181497464585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214559117141" calcext:value-type="float">
            <text:p>1.69214559117141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192351059485" calcext:value-type="float">
            <text:p>1.69192351059485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203709111369" calcext:value-type="float">
            <text:p>1.69203709111369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192857339417" calcext:value-type="float">
            <text:p>1.69192857339417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214053008514" calcext:value-type="float">
            <text:p>1.69214053008514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213041790476" calcext:value-type="float">
            <text:p>1.69213041790476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2233852707" calcext:value-type="float">
            <text:p>1.692233852707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202191524648" calcext:value-type="float">
            <text:p>1.69202191524648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223890290456" calcext:value-type="float">
            <text:p>1.69223890290456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22880583016" calcext:value-type="float">
            <text:p>1.69222880583016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233223221936" calcext:value-type="float">
            <text:p>1.69233223221936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212031907749" calcext:value-type="float">
            <text:p>1.69212031907749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233852707" calcext:value-type="float">
            <text:p>1.692233852707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33223221936" calcext:value-type="float">
            <text:p>1.69233223221936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32719288351" calcext:value-type="float">
            <text:p>1.69232719288351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232719288351" calcext:value-type="float">
            <text:p>1.69232719288351</text:p>
          </table:table-cell>
          <table:table-cell/>
        </table:table-row>
        <table:table-row table:style-name="ro1">
          <table:table-cell office:value-type="float" office:value="1.6925" calcext:value-type="float">
            <text:p>1.6925</text:p>
          </table:table-cell>
          <table:table-cell office:value-type="float" office:value="1.69212031907749" calcext:value-type="float">
            <text:p>1.69212031907749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54408100284" calcext:value-type="float">
            <text:p>1.69254408100284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31712415292" calcext:value-type="float">
            <text:p>1.69231712415292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232719288351" calcext:value-type="float">
            <text:p>1.69232719288351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201686333878" calcext:value-type="float">
            <text:p>1.69201686333878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265249791474" calcext:value-type="float">
            <text:p>1.69265249791474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1051959528" calcext:value-type="float">
            <text:p>1.6921051959528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233727486288" calcext:value-type="float">
            <text:p>1.69233727486288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43061083407" calcext:value-type="float">
            <text:p>1.69243061083407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232215685986" calcext:value-type="float">
            <text:p>1.69232215685986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243061083407" calcext:value-type="float">
            <text:p>1.69243061083407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42557903372" calcext:value-type="float">
            <text:p>1.69242557903372</text:p>
          </table:table-cell>
          <table:table-cell/>
        </table:table-row>
        <table:table-row table:style-name="ro1">
          <table:table-cell office:value-type="float" office:value="1.6926" calcext:value-type="float">
            <text:p>1.6926</text:p>
          </table:table-cell>
          <table:table-cell office:value-type="float" office:value="1.69232215685986" calcext:value-type="float">
            <text:p>1.69232215685986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263740853942" calcext:value-type="float">
            <text:p>1.69263740853942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241552533499" calcext:value-type="float">
            <text:p>1.69241552533499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242557903372" calcext:value-type="float">
            <text:p>1.69242557903372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2187220567" calcext:value-type="float">
            <text:p>1.6922187220567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233223221936" calcext:value-type="float">
            <text:p>1.69233223221936</text:p>
          </table:table-cell>
          <table:table-cell/>
        </table:table-row>
        <table:table-row table:style-name="ro1">
          <table:table-cell office:value-type="float" office:value="1.6927" calcext:value-type="float">
            <text:p>1.6927</text:p>
          </table:table-cell>
          <table:table-cell office:value-type="float" office:value="1.69243061083407" calcext:value-type="float">
            <text:p>1.69243061083407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273576919804" calcext:value-type="float">
            <text:p>1.69273576919804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241050344561" calcext:value-type="float">
            <text:p>1.69241050344561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22187220567" calcext:value-type="float">
            <text:p>1.6922187220567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243564592906" calcext:value-type="float">
            <text:p>1.69243564592906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11527468258" calcext:value-type="float">
            <text:p>1.69211527468258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233727486288" calcext:value-type="float">
            <text:p>1.69233727486288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22376227855" calcext:value-type="float">
            <text:p>1.69222376227855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233223221936" calcext:value-type="float">
            <text:p>1.69233223221936</text:p>
          </table:table-cell>
          <table:table-cell/>
        </table:table-row>
        <table:table-row table:style-name="ro1">
          <table:table-cell office:value-type="float" office:value="1.6924" calcext:value-type="float">
            <text:p>1.6924</text:p>
          </table:table-cell>
          <table:table-cell office:value-type="float" office:value="1.69201686333878" calcext:value-type="float">
            <text:p>1.69201686333878</text:p>
          </table:table-cell>
          <table:table-cell/>
        </table:table-row>
        <table:table-row table:style-name="ro1">
          <table:table-cell office:value-type="float" office:value="1.6923" calcext:value-type="float">
            <text:p>1.6923</text:p>
          </table:table-cell>
          <table:table-cell office:value-type="float" office:value="1.69244572598495" calcext:value-type="float">
            <text:p>1.69244572598495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232215685986" calcext:value-type="float">
            <text:p>1.69232215685986</text:p>
          </table:table-cell>
          <table:table-cell/>
        </table:table-row>
        <table:table-row table:style-name="ro1">
          <table:table-cell office:value-type="float" office:value="1.6922" calcext:value-type="float">
            <text:p>1.6922</text:p>
          </table:table-cell>
          <table:table-cell office:value-type="float" office:value="1.69180991448294" calcext:value-type="float">
            <text:p>1.69180991448294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224901324372" calcext:value-type="float">
            <text:p>1.69224901324372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81497464585" calcext:value-type="float">
            <text:p>1.69181497464585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83524920766" calcext:value-type="float">
            <text:p>1.69183524920766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93870909493" calcext:value-type="float">
            <text:p>1.69193870909493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83017548977" calcext:value-type="float">
            <text:p>1.69183017548977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73177683255" calcext:value-type="float">
            <text:p>1.69173177683255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94378198729" calcext:value-type="float">
            <text:p>1.69194378198729</text:p>
          </table:table-cell>
          <table:table-cell/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1.69193363956238" calcext:value-type="float">
            <text:p>1.69193363956238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203709111369" calcext:value-type="float">
            <text:p>1.69203709111369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72162447614" calcext:value-type="float">
            <text:p>1.69172162447614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73685810548" calcext:value-type="float">
            <text:p>1.69173685810548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84032630293" calcext:value-type="float">
            <text:p>1.69184032630293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83524920766" calcext:value-type="float">
            <text:p>1.69183524920766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73177683255" calcext:value-type="float">
            <text:p>1.69173177683255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84032630293" calcext:value-type="float">
            <text:p>1.69184032630293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93870909493" calcext:value-type="float">
            <text:p>1.69193870909493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72669895458" calcext:value-type="float">
            <text:p>1.69172669895458</text:p>
          </table:table-cell>
          <table:table-cell/>
        </table:table-row>
        <table:table-row table:style-name="ro1">
          <table:table-cell office:value-type="float" office:value="1.6921" calcext:value-type="float">
            <text:p>1.6921</text:p>
          </table:table-cell>
          <table:table-cell office:value-type="float" office:value="1.69184032630293" calcext:value-type="float">
            <text:p>1.69184032630293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214559117141" calcext:value-type="float">
            <text:p>1.69214559117141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92351059485" calcext:value-type="float">
            <text:p>1.69192351059485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72669895458" calcext:value-type="float">
            <text:p>1.69172669895458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94378198729" calcext:value-type="float">
            <text:p>1.69194378198729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93363956238" calcext:value-type="float">
            <text:p>1.69193363956238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51970873196" calcext:value-type="float">
            <text:p>1.69151970873196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64355852373" calcext:value-type="float">
            <text:p>1.69164355852373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74194276882" calcext:value-type="float">
            <text:p>1.69174194276882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84032630293" calcext:value-type="float">
            <text:p>1.69184032630293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73177683255" calcext:value-type="float">
            <text:p>1.69173177683255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52988440646" calcext:value-type="float">
            <text:p>1.69152988440646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64355852373" calcext:value-type="float">
            <text:p>1.69164355852373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84540677103" calcext:value-type="float">
            <text:p>1.69184540677103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73177683255" calcext:value-type="float">
            <text:p>1.69173177683255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73685810548" calcext:value-type="float">
            <text:p>1.69173685810548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73685810548" calcext:value-type="float">
            <text:p>1.69173685810548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52988440646" calcext:value-type="float">
            <text:p>1.69152988440646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8504906074" calcext:value-type="float">
            <text:p>1.6918504906074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73177683255" calcext:value-type="float">
            <text:p>1.69173177683255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84032630293" calcext:value-type="float">
            <text:p>1.69184032630293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62829202839" calcext:value-type="float">
            <text:p>1.69162829202839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84540677103" calcext:value-type="float">
            <text:p>1.69184540677103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93870909493" calcext:value-type="float">
            <text:p>1.69193870909493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93363956238" calcext:value-type="float">
            <text:p>1.69193363956238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83017548977" calcext:value-type="float">
            <text:p>1.69183017548977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62829202839" calcext:value-type="float">
            <text:p>1.69162829202839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74194276882" calcext:value-type="float">
            <text:p>1.69174194276882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52988440646" calcext:value-type="float">
            <text:p>1.69152988440646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8504906074" calcext:value-type="float">
            <text:p>1.6918504906074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93870909493" calcext:value-type="float">
            <text:p>1.69193870909493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51970873196" calcext:value-type="float">
            <text:p>1.69151970873196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74703081801" calcext:value-type="float">
            <text:p>1.69174703081801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84032630293" calcext:value-type="float">
            <text:p>1.69184032630293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83524920766" calcext:value-type="float">
            <text:p>1.69183524920766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83524920766" calcext:value-type="float">
            <text:p>1.69183524920766</text:p>
          </table:table-cell>
          <table:table-cell/>
        </table:table-row>
        <table:table-row table:style-name="ro1">
          <table:table-cell office:value-type="float" office:value="1.6918" calcext:value-type="float">
            <text:p>1.6918</text:p>
          </table:table-cell>
          <table:table-cell office:value-type="float" office:value="1.69173177683255" calcext:value-type="float">
            <text:p>1.69173177683255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84032630293" calcext:value-type="float">
            <text:p>1.69184032630293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73177683255" calcext:value-type="float">
            <text:p>1.69173177683255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63337745369" calcext:value-type="float">
            <text:p>1.69163337745369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74194276882" calcext:value-type="float">
            <text:p>1.69174194276882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52988440646" calcext:value-type="float">
            <text:p>1.69152988440646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74703081801" calcext:value-type="float">
            <text:p>1.69174703081801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63337745369" calcext:value-type="float">
            <text:p>1.69163337745369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63846628699" calcext:value-type="float">
            <text:p>1.69163846628699</text:p>
          </table:table-cell>
          <table:table-cell/>
        </table:table-row>
        <table:table-row table:style-name="ro1">
          <table:table-cell office:value-type="float" office:value="1.6919" calcext:value-type="float">
            <text:p>1.6919</text:p>
          </table:table-cell>
          <table:table-cell office:value-type="float" office:value="1.69163846628699" calcext:value-type="float">
            <text:p>1.69163846628699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94885823491" calcext:value-type="float">
            <text:p>1.69194885823491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62321001565" calcext:value-type="float">
            <text:p>1.69162321001565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74194276882" calcext:value-type="float">
            <text:p>1.69174194276882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52988440646" calcext:value-type="float">
            <text:p>1.69152988440646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64355852373" calcext:value-type="float">
            <text:p>1.69164355852373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74194276882" calcext:value-type="float">
            <text:p>1.69174194276882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73685810548" calcext:value-type="float">
            <text:p>1.69173685810548</text:p>
          </table:table-cell>
          <table:table-cell/>
        </table:table-row>
        <table:table-row table:style-name="ro1">
          <table:table-cell office:value-type="float" office:value="1.6917" calcext:value-type="float">
            <text:p>1.6917</text:p>
          </table:table-cell>
          <table:table-cell office:value-type="float" office:value="1.69163337745369" calcext:value-type="float">
            <text:p>1.69163337745369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74194276882" calcext:value-type="float">
            <text:p>1.69174194276882</text:p>
          </table:table-cell>
          <table:table-cell/>
        </table:table-row>
        <table:table-row table:style-name="ro1">
          <table:table-cell office:value-type="float" office:value="1.6916" calcext:value-type="float">
            <text:p>1.6916</text:p>
          </table:table-cell>
          <table:table-cell office:value-type="float" office:value="1.69152988440646" calcext:value-type="float">
            <text:p>1.69152988440646</text:p>
          </table:table-cell>
          <table:table-cell/>
        </table:table-row>
        <table:table-row table:style-name="ro1">
          <table:table-cell office:value-type="float" office:value="1.6914" calcext:value-type="float">
            <text:p>1.6914</text:p>
          </table:table-cell>
          <table:table-cell office:value-type="float" office:value="1.69164355852373" calcext:value-type="float">
            <text:p>1.69164355852373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43147612006" calcext:value-type="float">
            <text:p>1.69143147612006</text:p>
          </table:table-cell>
          <table:table-cell/>
        </table:table-row>
        <table:table-row table:style-name="ro1">
          <table:table-cell office:value-type="float" office:value="1.6913" calcext:value-type="float">
            <text:p>1.6913</text:p>
          </table:table-cell>
          <table:table-cell office:value-type="float" office:value="1.69154517359882" calcext:value-type="float">
            <text:p>1.69154517359882</text:p>
          </table:table-cell>
          <table:table-cell/>
        </table:table-row>
        <table:table-row table:style-name="ro1">
          <table:table-cell office:value-type="float" office:value="1.6915" calcext:value-type="float">
            <text:p>1.6915</text:p>
          </table:table-cell>
          <table:table-cell office:value-type="float" office:value="1.69133306720044" calcext:value-type="float">
            <text:p>1.69133306720044</text:p>
          </table:table-cell>
          <table:table-cell/>
        </table:table-row>
        <table:table-row table:style-name="ro1">
          <table:table-cell office:value-type="float" office:value="1.8237" calcext:value-type="float">
            <text:p>1.8237</text:p>
          </table:table-cell>
          <table:table-cell office:value-type="float" office:value="1.69155027682615" calcext:value-type="float">
            <text:p>1.69155027682615</text:p>
          </table:table-cell>
          <table:table-cell/>
        </table:table-row>
        <table:table-row table:style-name="ro1">
          <table:table-cell office:value-type="float" office:value="1.8086" calcext:value-type="float">
            <text:p>1.8086</text:p>
          </table:table-cell>
          <table:table-cell office:value-type="float" office:value="1.81144444573429" calcext:value-type="float">
            <text:p>1.81144444573429</text:p>
          </table:table-cell>
          <table:table-cell/>
        </table:table-row>
        <table:table-row table:style-name="ro1">
          <table:table-cell office:value-type="float" office:value="1.6889" calcext:value-type="float">
            <text:p>1.6889</text:p>
          </table:table-cell>
          <table:table-cell office:value-type="float" office:value="1.80529173796356" calcext:value-type="float">
            <text:p>1.80529173796356</text:p>
          </table:table-cell>
          <table:table-cell/>
        </table:table-row>
        <table:table-row table:style-name="ro1">
          <table:table-cell office:value-type="float" office:value="1.6844" calcext:value-type="float">
            <text:p>1.6844</text:p>
          </table:table-cell>
          <table:table-cell office:value-type="float" office:value="1.68657466753423" calcext:value-type="float">
            <text:p>1.68657466753423</text:p>
          </table:table-cell>
          <table:table-cell/>
        </table:table-row>
        <table:table-row table:style-name="ro1">
          <table:table-cell office:value-type="float" office:value="1.6832" calcext:value-type="float">
            <text:p>1.6832</text:p>
          </table:table-cell>
          <table:table-cell office:value-type="float" office:value="1.68430473379003" calcext:value-type="float">
            <text:p>1.68430473379003</text:p>
          </table:table-cell>
          <table:table-cell/>
        </table:table-row>
        <table:table-row table:style-name="ro1">
          <table:table-cell office:value-type="float" office:value="1.6825" calcext:value-type="float">
            <text:p>1.6825</text:p>
          </table:table-cell>
          <table:table-cell office:value-type="float" office:value="1.68330561657139" calcext:value-type="float">
            <text:p>1.68330561657139</text:p>
          </table:table-cell>
          <table:table-cell/>
        </table:table-row>
        <table:table-row table:style-name="ro1">
          <table:table-cell office:value-type="float" office:value="1.6821" calcext:value-type="float">
            <text:p>1.6821</text:p>
          </table:table-cell>
          <table:table-cell office:value-type="float" office:value="1.68264539933143" calcext:value-type="float">
            <text:p>1.68264539933143</text:p>
          </table:table-cell>
          <table:table-cell/>
        </table:table-row>
        <table:table-row table:style-name="ro1">
          <table:table-cell office:value-type="float" office:value="1.6809" calcext:value-type="float">
            <text:p>1.6809</text:p>
          </table:table-cell>
          <table:table-cell office:value-type="float" office:value="1.68226930577172" calcext:value-type="float">
            <text:p>1.68226930577172</text:p>
          </table:table-cell>
          <table:table-cell/>
        </table:table-row>
        <table:table-row table:style-name="ro1">
          <table:table-cell office:value-type="float" office:value="1.6815" calcext:value-type="float">
            <text:p>1.6815</text:p>
          </table:table-cell>
          <table:table-cell office:value-type="float" office:value="1.68104221552693" calcext:value-type="float">
            <text:p>1.68104221552693</text:p>
          </table:table-cell>
          <table:table-cell/>
        </table:table-row>
        <table:table-row table:style-name="ro1">
          <table:table-cell office:value-type="float" office:value="1.6815" calcext:value-type="float">
            <text:p>1.6815</text:p>
          </table:table-cell>
          <table:table-cell office:value-type="float" office:value="1.68173807140948" calcext:value-type="float">
            <text:p>1.68173807140948</text:p>
          </table:table-cell>
          <table:table-cell/>
        </table:table-row>
        <table:table-row table:style-name="ro1">
          <table:table-cell office:value-type="float" office:value="1.6815" calcext:value-type="float">
            <text:p>1.6815</text:p>
          </table:table-cell>
          <table:table-cell office:value-type="float" office:value="1.68170272809774" calcext:value-type="float">
            <text:p>1.68170272809774</text:p>
          </table:table-cell>
          <table:table-cell/>
        </table:table-row>
        <table:table-row table:style-name="ro1">
          <table:table-cell office:value-type="float" office:value="1.6813" calcext:value-type="float">
            <text:p>1.6813</text:p>
          </table:table-cell>
          <table:table-cell office:value-type="float" office:value="1.68170272809774" calcext:value-type="float">
            <text:p>1.68170272809774</text:p>
          </table:table-cell>
          <table:table-cell/>
        </table:table-row>
        <table:table-row table:style-name="ro1">
          <table:table-cell office:value-type="float" office:value="1.6815" calcext:value-type="float">
            <text:p>1.6815</text:p>
          </table:table-cell>
          <table:table-cell office:value-type="float" office:value="1.68149435331193" calcext:value-type="float">
            <text:p>1.68149435331193</text:p>
          </table:table-cell>
          <table:table-cell/>
        </table:table-row>
        <table:table-row table:style-name="ro1">
          <table:table-cell office:value-type="float" office:value="1.6809" calcext:value-type="float">
            <text:p>1.6809</text:p>
          </table:table-cell>
          <table:table-cell office:value-type="float" office:value="1.68171449047684" calcext:value-type="float">
            <text:p>1.68171449047684</text:p>
          </table:table-cell>
          <table:table-cell/>
        </table:table-row>
        <table:table-row table:style-name="ro1">
          <table:table-cell office:value-type="float" office:value="1.6808" calcext:value-type="float">
            <text:p>1.6808</text:p>
          </table:table-cell>
          <table:table-cell office:value-type="float" office:value="1.68107750129444" calcext:value-type="float">
            <text:p>1.68107750129444</text:p>
          </table:table-cell>
          <table:table-cell/>
        </table:table-row>
        <table:table-row table:style-name="ro1">
          <table:table-cell office:value-type="float" office:value="1.6378" calcext:value-type="float">
            <text:p>1.6378</text:p>
          </table:table-cell>
          <table:table-cell office:value-type="float" office:value="1.68100874466573" calcext:value-type="float">
            <text:p>1.68100874466573</text:p>
          </table:table-cell>
          <table:table-cell/>
        </table:table-row>
        <table:table-row table:style-name="ro1">
          <table:table-cell office:value-type="float" office:value="1.6269" calcext:value-type="float">
            <text:p>1.6269</text:p>
          </table:table-cell>
          <table:table-cell office:value-type="float" office:value="1.63647291908582" calcext:value-type="float">
            <text:p>1.63647291908582</text:p>
          </table:table-cell>
          <table:table-cell/>
        </table:table-row>
        <table:table-row table:style-name="ro1">
          <table:table-cell office:value-type="float" office:value="1.6168" calcext:value-type="float">
            <text:p>1.6168</text:p>
          </table:table-cell>
          <table:table-cell office:value-type="float" office:value="1.62811153187496" calcext:value-type="float">
            <text:p>1.62811153187496</text:p>
          </table:table-cell>
          <table:table-cell/>
        </table:table-row>
        <table:table-row table:style-name="ro1">
          <table:table-cell office:value-type="float" office:value="1.5898" calcext:value-type="float">
            <text:p>1.5898</text:p>
          </table:table-cell>
          <table:table-cell office:value-type="float" office:value="1.61877307560183" calcext:value-type="float">
            <text:p>1.61877307560183</text:p>
          </table:table-cell>
          <table:table-cell/>
        </table:table-row>
        <table:table-row table:style-name="ro1">
          <table:table-cell office:value-type="float" office:value="1.5944" calcext:value-type="float">
            <text:p>1.5944</text:p>
          </table:table-cell>
          <table:table-cell office:value-type="float" office:value="1.59335218980566" calcext:value-type="float">
            <text:p>1.59335218980566</text:p>
          </table:table-cell>
          <table:table-cell/>
        </table:table-row>
        <table:table-row table:style-name="ro1">
          <table:table-cell office:value-type="float" office:value="1.5904" calcext:value-type="float">
            <text:p>1.5904</text:p>
          </table:table-cell>
          <table:table-cell office:value-type="float" office:value="1.59974655253101" calcext:value-type="float">
            <text:p>1.59974655253101</text:p>
          </table:table-cell>
          <table:table-cell/>
        </table:table-row>
        <table:table-row table:style-name="ro1">
          <table:table-cell office:value-type="float" office:value="1.5893" calcext:value-type="float">
            <text:p>1.5893</text:p>
          </table:table-cell>
          <table:table-cell office:value-type="float" office:value="1.59543537131273" calcext:value-type="float">
            <text:p>1.59543537131273</text:p>
          </table:table-cell>
          <table:table-cell/>
        </table:table-row>
        <table:table-row table:style-name="ro1">
          <table:table-cell office:value-type="float" office:value="1.5877" calcext:value-type="float">
            <text:p>1.5877</text:p>
          </table:table-cell>
          <table:table-cell office:value-type="float" office:value="1.59470642397915" calcext:value-type="float">
            <text:p>1.59470642397915</text:p>
          </table:table-cell>
          <table:table-cell/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1.59325431950983" calcext:value-type="float">
            <text:p>1.59325431950983</text:p>
          </table:table-cell>
          <table:table-cell/>
        </table:table-row>
        <table:table-row table:style-name="ro1">
          <table:table-cell office:value-type="float" office:value="1.5937" calcext:value-type="float">
            <text:p>1.5937</text:p>
          </table:table-cell>
          <table:table-cell office:value-type="float" office:value="1.59659779893836" calcext:value-type="float">
            <text:p>1.59659779893836</text:p>
          </table:table-cell>
          <table:table-cell/>
        </table:table-row>
        <table:table-row table:style-name="ro1">
          <table:table-cell office:value-type="float" office:value="1.5955" calcext:value-type="float">
            <text:p>1.5955</text:p>
          </table:table-cell>
          <table:table-cell office:value-type="float" office:value="1.59894583459623" calcext:value-type="float">
            <text:p>1.59894583459623</text:p>
          </table:table-cell>
          <table:table-cell/>
        </table:table-row>
        <table:table-row table:style-name="ro1">
          <table:table-cell office:value-type="float" office:value="1.5963" calcext:value-type="float">
            <text:p>1.5963</text:p>
          </table:table-cell>
          <table:table-cell office:value-type="float" office:value="1.60047094533533" calcext:value-type="float">
            <text:p>1.60047094533533</text:p>
          </table:table-cell>
          <table:table-cell/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1.60109567955889" calcext:value-type="float">
            <text:p>1.60109567955889</text:p>
          </table:table-cell>
          <table:table-cell/>
        </table:table-row>
        <table:table-row table:style-name="ro1">
          <table:table-cell office:value-type="float" office:value="1.599" calcext:value-type="float">
            <text:p>1.599</text:p>
          </table:table-cell>
          <table:table-cell office:value-type="float" office:value="1.60270159841923" calcext:value-type="float">
            <text:p>1.60270159841923</text:p>
          </table:table-cell>
          <table:table-cell/>
        </table:table-row>
        <table:table-row table:style-name="ro1">
          <table:table-cell office:value-type="float" office:value="1.5997" calcext:value-type="float">
            <text:p>1.5997</text:p>
          </table:table-cell>
          <table:table-cell office:value-type="float" office:value="1.60353560865762" calcext:value-type="float">
            <text:p>1.60353560865762</text:p>
          </table:table-cell>
          <table:table-cell/>
        </table:table-row>
        <table:table-row table:style-name="ro1">
          <table:table-cell office:value-type="float" office:value="1.6004" calcext:value-type="float">
            <text:p>1.6004</text:p>
          </table:table-cell>
          <table:table-cell office:value-type="float" office:value="1.60413770084823" calcext:value-type="float">
            <text:p>1.60413770084823</text:p>
          </table:table-cell>
          <table:table-cell/>
        </table:table-row>
        <table:table-row table:style-name="ro1">
          <table:table-cell office:value-type="float" office:value="1.6037" calcext:value-type="float">
            <text:p>1.6037</text:p>
          </table:table-cell>
          <table:table-cell office:value-type="float" office:value="1.60476799130949" calcext:value-type="float">
            <text:p>1.60476799130949</text:p>
          </table:table-cell>
          <table:table-cell/>
        </table:table-row>
        <table:table-row table:style-name="ro1">
          <table:table-cell office:value-type="float" office:value="1.6001" calcext:value-type="float">
            <text:p>1.6001</text:p>
          </table:table-cell>
          <table:table-cell office:value-type="float" office:value="1.6079940392796" calcext:value-type="float">
            <text:p>1.6079940392796</text:p>
          </table:table-cell>
          <table:table-cell/>
        </table:table-row>
        <table:table-row table:style-name="ro1">
          <table:table-cell office:value-type="float" office:value="1.6082" calcext:value-type="float">
            <text:p>1.6082</text:p>
          </table:table-cell>
          <table:table-cell office:value-type="float" office:value="1.60411303918826" calcext:value-type="float">
            <text:p>1.60411303918826</text:p>
          </table:table-cell>
          <table:table-cell/>
        </table:table-row>
        <table:table-row table:style-name="ro1">
          <table:table-cell office:value-type="float" office:value="1.6105" calcext:value-type="float">
            <text:p>1.6105</text:p>
          </table:table-cell>
          <table:table-cell office:value-type="float" office:value="1.61256111935632" calcext:value-type="float">
            <text:p>1.61256111935632</text:p>
          </table:table-cell>
          <table:table-cell/>
        </table:table-row>
        <table:table-row table:style-name="ro1">
          <table:table-cell office:value-type="float" office:value="1.6127" calcext:value-type="float">
            <text:p>1.6127</text:p>
          </table:table-cell>
          <table:table-cell office:value-type="float" office:value="1.61409203841849" calcext:value-type="float">
            <text:p>1.61409203841849</text:p>
          </table:table-cell>
          <table:table-cell/>
        </table:table-row>
        <table:table-row table:style-name="ro1">
          <table:table-cell office:value-type="float" office:value="1.6153" calcext:value-type="float">
            <text:p>1.6153</text:p>
          </table:table-cell>
          <table:table-cell office:value-type="float" office:value="1.61609931501409" calcext:value-type="float">
            <text:p>1.61609931501409</text:p>
          </table:table-cell>
          <table:table-cell/>
        </table:table-row>
        <table:table-row table:style-name="ro1">
          <table:table-cell office:value-type="float" office:value="1.6861" calcext:value-type="float">
            <text:p>1.6861</text:p>
          </table:table-cell>
          <table:table-cell office:value-type="float" office:value="1.61852945107348" calcext:value-type="float">
            <text:p>1.61852945107348</text:p>
          </table:table-cell>
          <table:table-cell/>
        </table:table-row>
        <table:table-row table:style-name="ro1">
          <table:table-cell office:value-type="float" office:value="1.7316" calcext:value-type="float">
            <text:p>1.7316</text:p>
          </table:table-cell>
          <table:table-cell office:value-type="float" office:value="1.69081064410669" calcext:value-type="float">
            <text:p>1.69081064410669</text:p>
          </table:table-cell>
          <table:table-cell/>
        </table:table-row>
        <table:table-row table:style-name="ro1">
          <table:table-cell office:value-type="float" office:value="1.7316" calcext:value-type="float">
            <text:p>1.7316</text:p>
          </table:table-cell>
          <table:table-cell office:value-type="float" office:value="1.73166412926559" calcext:value-type="float">
            <text:p>1.73166412926559</text:p>
          </table:table-cell>
          <table:table-cell/>
        </table:table-row>
        <table:table-row table:style-name="ro1">
          <table:table-cell office:value-type="float" office:value="1.7313" calcext:value-type="float">
            <text:p>1.7313</text:p>
          </table:table-cell>
          <table:table-cell office:value-type="float" office:value="1.73065533024865" calcext:value-type="float">
            <text:p>1.73065533024865</text:p>
          </table:table-cell>
          <table:table-cell/>
        </table:table-row>
        <table:table-row table:style-name="ro1">
          <table:table-cell office:value-type="float" office:value="1.7311" calcext:value-type="float">
            <text:p>1.7311</text:p>
          </table:table-cell>
          <table:table-cell office:value-type="float" office:value="1.73035880216318" calcext:value-type="float">
            <text:p>1.73035880216318</text:p>
          </table:table-cell>
          <table:table-cell/>
        </table:table-row>
        <table:table-row table:style-name="ro1">
          <table:table-cell office:value-type="float" office:value="1.715" calcext:value-type="float">
            <text:p>1.715</text:p>
          </table:table-cell>
          <table:table-cell office:value-type="float" office:value="1.73016898114782" calcext:value-type="float">
            <text:p>1.73016898114782</text:p>
          </table:table-cell>
          <table:table-cell/>
        </table:table-row>
        <table:table-row table:style-name="ro1">
          <table:table-cell office:value-type="float" office:value="1.7147" calcext:value-type="float">
            <text:p>1.7147</text:p>
          </table:table-cell>
          <table:table-cell office:value-type="float" office:value="1.71402420284639" calcext:value-type="float">
            <text:p>1.71402420284639</text:p>
          </table:table-cell>
          <table:table-cell/>
        </table:table-row>
        <table:table-row table:style-name="ro1">
          <table:table-cell office:value-type="float" office:value="1.7058" calcext:value-type="float">
            <text:p>1.7058</text:p>
          </table:table-cell>
          <table:table-cell office:value-type="float" office:value="1.71427765213776" calcext:value-type="float">
            <text:p>1.71427765213776</text:p>
          </table:table-cell>
          <table:table-cell/>
        </table:table-row>
        <table:table-row table:style-name="ro1">
          <table:table-cell office:value-type="float" office:value="1.6931" calcext:value-type="float">
            <text:p>1.6931</text:p>
          </table:table-cell>
          <table:table-cell office:value-type="float" office:value="1.70523220169366" calcext:value-type="float">
            <text:p>1.70523220169366</text:p>
          </table:table-cell>
          <table:table-cell/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1.69250945703323" calcext:value-type="float">
            <text:p>1.69250945703323</text:p>
          </table:table-cell>
          <table:table-cell/>
        </table:table-row>
        <table:table-row table:style-name="ro1">
          <table:table-cell office:value-type="float" office:value="1.694" calcext:value-type="float">
            <text:p>1.694</text:p>
          </table:table-cell>
          <table:table-cell office:value-type="float" office:value="1.69321760371087" calcext:value-type="float">
            <text:p>1.69321760371087</text:p>
          </table:table-cell>
          <table:table-cell/>
        </table:table-row>
        <table:table-row table:style-name="ro1">
          <table:table-cell office:value-type="float" office:value="1.6946" calcext:value-type="float">
            <text:p>1.6946</text:p>
          </table:table-cell>
          <table:table-cell office:value-type="float" office:value="1.69403899145877" calcext:value-type="float">
            <text:p>1.69403899145877</text:p>
          </table:table-cell>
          <table:table-cell/>
        </table:table-row>
        <table:table-row table:style-name="ro1">
          <table:table-cell office:value-type="float" office:value="1.6939" calcext:value-type="float">
            <text:p>1.6939</text:p>
          </table:table-cell>
          <table:table-cell office:value-type="float" office:value="1.69461903288138" calcext:value-type="float">
            <text:p>1.69461903288138</text:p>
          </table:table-cell>
          <table:table-cell/>
        </table:table-row>
        <table:table-row table:style-name="ro1">
          <table:table-cell office:value-type="float" office:value="1.694" calcext:value-type="float">
            <text:p>1.694</text:p>
          </table:table-cell>
          <table:table-cell office:value-type="float" office:value="1.69386689280802" calcext:value-type="float">
            <text:p>1.69386689280802</text:p>
          </table:table-cell>
          <table:table-cell/>
        </table:table-row>
        <table:table-row table:style-name="ro1">
          <table:table-cell office:value-type="float" office:value="1.6939" calcext:value-type="float">
            <text:p>1.6939</text:p>
          </table:table-cell>
          <table:table-cell office:value-type="float" office:value="1.69400452127976" calcext:value-type="float">
            <text:p>1.69400452127976</text:p>
          </table:table-cell>
          <table:table-cell/>
        </table:table-row>
        <table:table-row table:style-name="ro1">
          <table:table-cell office:value-type="float" office:value="1.6938" calcext:value-type="float">
            <text:p>1.6938</text:p>
          </table:table-cell>
          <table:table-cell office:value-type="float" office:value="1.69389632545296" calcext:value-type="float">
            <text:p>1.69389632545296</text:p>
          </table:table-cell>
          <table:table-cell/>
        </table:table-row>
        <table:table-row table:style-name="ro1">
          <table:table-cell office:value-type="float" office:value="1.688" calcext:value-type="float">
            <text:p>1.688</text:p>
          </table:table-cell>
          <table:table-cell office:value-type="float" office:value="1.69379794913696" calcext:value-type="float">
            <text:p>1.69379794913696</text:p>
          </table:table-cell>
          <table:table-cell/>
        </table:table-row>
        <table:table-row table:style-name="ro1">
          <table:table-cell office:value-type="float" office:value="1.6787" calcext:value-type="float">
            <text:p>1.6787</text:p>
          </table:table-cell>
          <table:table-cell office:value-type="float" office:value="1.68779157199511" calcext:value-type="float">
            <text:p>1.68779157199511</text:p>
          </table:table-cell>
          <table:table-cell/>
        </table:table-row>
        <table:table-row table:style-name="ro1">
          <table:table-cell office:value-type="float" office:value="1.6708" calcext:value-type="float">
            <text:p>1.6708</text:p>
          </table:table-cell>
          <table:table-cell office:value-type="float" office:value="1.6784066753181" calcext:value-type="float">
            <text:p>1.6784066753181</text:p>
          </table:table-cell>
          <table:table-cell/>
        </table:table-row>
        <table:table-row table:style-name="ro1">
          <table:table-cell office:value-type="float" office:value="1.6639" calcext:value-type="float">
            <text:p>1.6639</text:p>
          </table:table-cell>
          <table:table-cell office:value-type="float" office:value="1.67069224442997" calcext:value-type="float">
            <text:p>1.67069224442997</text:p>
          </table:table-cell>
          <table:table-cell/>
        </table:table-row>
        <table:table-row table:style-name="ro1">
          <table:table-cell office:value-type="float" office:value="1.6584" calcext:value-type="float">
            <text:p>1.6584</text:p>
          </table:table-cell>
          <table:table-cell office:value-type="float" office:value="1.66398125884758" calcext:value-type="float">
            <text:p>1.66398125884758</text:p>
          </table:table-cell>
          <table:table-cell/>
        </table:table-row>
        <table:table-row table:style-name="ro1">
          <table:table-cell office:value-type="float" office:value="1.655" calcext:value-type="float">
            <text:p>1.655</text:p>
          </table:table-cell>
          <table:table-cell office:value-type="float" office:value="1.65870819009895" calcext:value-type="float">
            <text:p>1.65870819009895</text:p>
          </table:table-cell>
          <table:table-cell/>
        </table:table-row>
        <table:table-row table:style-name="ro1">
          <table:table-cell office:value-type="float" office:value="1.6524" calcext:value-type="float">
            <text:p>1.6524</text:p>
          </table:table-cell>
          <table:table-cell office:value-type="float" office:value="1.65556111531691" calcext:value-type="float">
            <text:p>1.65556111531691</text:p>
          </table:table-cell>
          <table:table-cell/>
        </table:table-row>
        <table:table-row table:style-name="ro1">
          <table:table-cell office:value-type="float" office:value="1.6476" calcext:value-type="float">
            <text:p>1.6476</text:p>
          </table:table-cell>
          <table:table-cell office:value-type="float" office:value="1.6531067201567" calcext:value-type="float">
            <text:p>1.6531067201567</text:p>
          </table:table-cell>
          <table:table-cell/>
        </table:table-row>
        <table:table-row table:style-name="ro1">
          <table:table-cell office:value-type="float" office:value="1.6448" calcext:value-type="float">
            <text:p>1.6448</text:p>
          </table:table-cell>
          <table:table-cell office:value-type="float" office:value="1.6483025370565" calcext:value-type="float">
            <text:p>1.6483025370565</text:p>
          </table:table-cell>
          <table:table-cell/>
        </table:table-row>
        <table:table-row table:style-name="ro1">
          <table:table-cell office:value-type="float" office:value="1.6439" calcext:value-type="float">
            <text:p>1.6439</text:p>
          </table:table-cell>
          <table:table-cell office:value-type="float" office:value="1.64577530683462" calcext:value-type="float">
            <text:p>1.64577530683462</text:p>
          </table:table-cell>
          <table:table-cell/>
        </table:table-row>
        <table:table-row table:style-name="ro1">
          <table:table-cell office:value-type="float" office:value="1.6436" calcext:value-type="float">
            <text:p>1.6436</text:p>
          </table:table-cell>
          <table:table-cell office:value-type="float" office:value="1.64507298551623" calcext:value-type="float">
            <text:p>1.64507298551623</text:p>
          </table:table-cell>
          <table:table-cell/>
        </table:table-row>
        <table:table-row table:style-name="ro1">
          <table:table-cell office:value-type="float" office:value="1.6434" calcext:value-type="float">
            <text:p>1.6434</text:p>
          </table:table-cell>
          <table:table-cell office:value-type="float" office:value="1.64483731048914" calcext:value-type="float">
            <text:p>1.64483731048914</text:p>
          </table:table-cell>
          <table:table-cell/>
        </table:table-row>
        <table:table-row table:style-name="ro1">
          <table:table-cell office:value-type="float" office:value="1.6431" calcext:value-type="float">
            <text:p>1.6431</text:p>
          </table:table-cell>
          <table:table-cell office:value-type="float" office:value="1.64465472639582" calcext:value-type="float">
            <text:p>1.64465472639582</text:p>
          </table:table-cell>
          <table:table-cell/>
        </table:table-row>
        <table:table-row table:style-name="ro1">
          <table:table-cell office:value-type="float" office:value="1.6429" calcext:value-type="float">
            <text:p>1.6429</text:p>
          </table:table-cell>
          <table:table-cell office:value-type="float" office:value="1.64435947544144" calcext:value-type="float">
            <text:p>1.64435947544144</text:p>
          </table:table-cell>
          <table:table-cell/>
        </table:table-row>
        <table:table-row table:style-name="ro1">
          <table:table-cell office:value-type="float" office:value="1.6424" calcext:value-type="float">
            <text:p>1.6424</text:p>
          </table:table-cell>
          <table:table-cell office:value-type="float" office:value="1.64417702553065" calcext:value-type="float">
            <text:p>1.64417702553065</text:p>
          </table:table-cell>
          <table:table-cell/>
        </table:table-row>
        <table:table-row table:style-name="ro1">
          <table:table-cell office:value-type="float" office:value="1.6423" calcext:value-type="float">
            <text:p>1.6423</text:p>
          </table:table-cell>
          <table:table-cell office:value-type="float" office:value="1.64367371925515" calcext:value-type="float">
            <text:p>1.64367371925515</text:p>
          </table:table-cell>
          <table:table-cell/>
        </table:table-row>
        <table:table-row table:style-name="ro1">
          <table:table-cell office:value-type="float" office:value="1.642" calcext:value-type="float">
            <text:p>1.642</text:p>
          </table:table-cell>
          <table:table-cell office:value-type="float" office:value="1.64361279009444" calcext:value-type="float">
            <text:p>1.64361279009444</text:p>
          </table:table-cell>
          <table:table-cell/>
        </table:table-row>
        <table:table-row table:style-name="ro1">
          <table:table-cell office:value-type="float" office:value="1.642" calcext:value-type="float">
            <text:p>1.642</text:p>
          </table:table-cell>
          <table:table-cell office:value-type="float" office:value="1.64330919332729" calcext:value-type="float">
            <text:p>1.64330919332729</text:p>
          </table:table-cell>
          <table:table-cell/>
        </table:table-row>
        <table:table-row table:style-name="ro1">
          <table:table-cell office:value-type="float" office:value="1.6422" calcext:value-type="float">
            <text:p>1.6422</text:p>
          </table:table-cell>
          <table:table-cell office:value-type="float" office:value="1.6433351825033" calcext:value-type="float">
            <text:p>1.6433351825033</text:p>
          </table:table-cell>
          <table:table-cell/>
        </table:table-row>
        <table:table-row table:style-name="ro1">
          <table:table-cell office:value-type="float" office:value="1.6413" calcext:value-type="float">
            <text:p>1.6413</text:p>
          </table:table-cell>
          <table:table-cell office:value-type="float" office:value="1.64354336343229" calcext:value-type="float">
            <text:p>1.64354336343229</text:p>
          </table:table-cell>
          <table:table-cell/>
        </table:table-row>
        <table:table-row table:style-name="ro1">
          <table:table-cell office:value-type="float" office:value="1.641" calcext:value-type="float">
            <text:p>1.641</text:p>
          </table:table-cell>
          <table:table-cell office:value-type="float" office:value="1.64258956967362" calcext:value-type="float">
            <text:p>1.64258956967362</text:p>
          </table:table-cell>
          <table:table-cell/>
        </table:table-row>
        <table:table-row table:style-name="ro1">
          <table:table-cell office:value-type="float" office:value="1.6411" calcext:value-type="float">
            <text:p>1.6411</text:p>
          </table:table-cell>
          <table:table-cell office:value-type="float" office:value="1.64235554183779" calcext:value-type="float">
            <text:p>1.64235554183779</text:p>
          </table:table-cell>
          <table:table-cell/>
        </table:table-row>
        <table:table-row table:style-name="ro1">
          <table:table-cell office:value-type="float" office:value="1.6408" calcext:value-type="float">
            <text:p>1.6408</text:p>
          </table:table-cell>
          <table:table-cell office:value-type="float" office:value="1.64248570612203" calcext:value-type="float">
            <text:p>1.64248570612203</text:p>
          </table:table-cell>
          <table:table-cell/>
        </table:table-row>
        <table:table-row table:style-name="ro1">
          <table:table-cell office:value-type="float" office:value="1.6408" calcext:value-type="float">
            <text:p>1.6408</text:p>
          </table:table-cell>
          <table:table-cell office:value-type="float" office:value="1.64216494410043" calcext:value-type="float">
            <text:p>1.64216494410043</text:p>
          </table:table-cell>
          <table:table-cell/>
        </table:table-row>
        <table:table-row table:style-name="ro1">
          <table:table-cell office:value-type="float" office:value="1.6407" calcext:value-type="float">
            <text:p>1.6407</text:p>
          </table:table-cell>
          <table:table-cell office:value-type="float" office:value="1.6421911115127" calcext:value-type="float">
            <text:p>1.6421911115127</text:p>
          </table:table-cell>
          <table:table-cell/>
        </table:table-row>
        <table:table-row table:style-name="ro1">
          <table:table-cell office:value-type="float" office:value="1.6402" calcext:value-type="float">
            <text:p>1.6402</text:p>
          </table:table-cell>
          <table:table-cell office:value-type="float" office:value="1.64208710774758" calcext:value-type="float">
            <text:p>1.64208710774758</text:p>
          </table:table-cell>
          <table:table-cell/>
        </table:table-row>
        <table:table-row table:style-name="ro1">
          <table:table-cell office:value-type="float" office:value="1.6404" calcext:value-type="float">
            <text:p>1.6404</text:p>
          </table:table-cell>
          <table:table-cell office:value-type="float" office:value="1.64157595911342" calcext:value-type="float">
            <text:p>1.64157595911342</text:p>
          </table:table-cell>
          <table:table-cell/>
        </table:table-row>
        <table:table-row table:style-name="ro1">
          <table:table-cell office:value-type="float" office:value="1.6404" calcext:value-type="float">
            <text:p>1.6404</text:p>
          </table:table-cell>
          <table:table-cell office:value-type="float" office:value="1.6418276346022" calcext:value-type="float">
            <text:p>1.6418276346022</text:p>
          </table:table-cell>
          <table:table-cell/>
        </table:table-row>
        <table:table-row table:style-name="ro1">
          <table:table-cell office:value-type="float" office:value="1.6403" calcext:value-type="float">
            <text:p>1.6403</text:p>
          </table:table-cell>
          <table:table-cell office:value-type="float" office:value="1.64181010720288" calcext:value-type="float">
            <text:p>1.64181010720288</text:p>
          </table:table-cell>
          <table:table-cell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.6417061285057" calcext:value-type="float">
            <text:p>1.6417061285057</text:p>
          </table:table-cell>
          <table:table-cell/>
        </table:table-row>
        <table:table-row table:style-name="ro1">
          <table:table-cell office:value-type="float" office:value="1.6399" calcext:value-type="float">
            <text:p>1.6399</text:p>
          </table:table-cell>
          <table:table-cell office:value-type="float" office:value="1.64140299807958" calcext:value-type="float">
            <text:p>1.64140299807958</text:p>
          </table:table-cell>
          <table:table-cell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.64132532725494" calcext:value-type="float">
            <text:p>1.64132532725494</text:p>
          </table:table-cell>
          <table:table-cell/>
        </table:table-row>
        <table:table-row table:style-name="ro1">
          <table:table-cell office:value-type="float" office:value="1.6399" calcext:value-type="float">
            <text:p>1.6399</text:p>
          </table:table-cell>
          <table:table-cell office:value-type="float" office:value="1.64143805884687" calcext:value-type="float">
            <text:p>1.64143805884687</text:p>
          </table:table-cell>
          <table:table-cell/>
        </table:table-row>
        <table:table-row table:style-name="ro1">
          <table:table-cell office:value-type="float" office:value="1.6398" calcext:value-type="float">
            <text:p>1.6398</text:p>
          </table:table-cell>
          <table:table-cell office:value-type="float" office:value="1.64132532725494" calcext:value-type="float">
            <text:p>1.64132532725494</text:p>
          </table:table-cell>
          <table:table-cell/>
        </table:table-row>
        <table:table-row table:style-name="ro1">
          <table:table-cell office:value-type="float" office:value="1.6398" calcext:value-type="float">
            <text:p>1.6398</text:p>
          </table:table-cell>
          <table:table-cell office:value-type="float" office:value="1.64123015483682" calcext:value-type="float">
            <text:p>1.64123015483682</text:p>
          </table:table-cell>
          <table:table-cell/>
        </table:table-row>
        <table:table-row table:style-name="ro1">
          <table:table-cell office:value-type="float" office:value="1.6399" calcext:value-type="float">
            <text:p>1.6399</text:p>
          </table:table-cell>
          <table:table-cell office:value-type="float" office:value="1.6412389338684" calcext:value-type="float">
            <text:p>1.6412389338684</text:p>
          </table:table-cell>
          <table:table-cell/>
        </table:table-row>
        <table:table-row table:style-name="ro1">
          <table:table-cell office:value-type="float" office:value="1.6397" calcext:value-type="float">
            <text:p>1.6397</text:p>
          </table:table-cell>
          <table:table-cell office:value-type="float" office:value="1.64134288471302" calcext:value-type="float">
            <text:p>1.64134288471302</text:p>
          </table:table-cell>
          <table:table-cell/>
        </table:table-row>
        <table:table-row table:style-name="ro1">
          <table:table-cell office:value-type="float" office:value="1.6395" calcext:value-type="float">
            <text:p>1.6395</text:p>
          </table:table-cell>
          <table:table-cell office:value-type="float" office:value="1.64112621870876" calcext:value-type="float">
            <text:p>1.64112621870876</text:p>
          </table:table-cell>
          <table:table-cell/>
        </table:table-row>
        <table:table-row table:style-name="ro1">
          <table:table-cell office:value-type="float" office:value="1.6394" calcext:value-type="float">
            <text:p>1.6394</text:p>
          </table:table-cell>
          <table:table-cell office:value-type="float" office:value="1.6409359204996" calcext:value-type="float">
            <text:p>1.6409359204996</text:p>
          </table:table-cell>
          <table:table-cell/>
        </table:table-row>
        <table:table-row table:style-name="ro1">
          <table:table-cell office:value-type="float" office:value="1.6392" calcext:value-type="float">
            <text:p>1.6392</text:p>
          </table:table-cell>
          <table:table-cell office:value-type="float" office:value="1.64084957707303" calcext:value-type="float">
            <text:p>1.64084957707303</text:p>
          </table:table-cell>
          <table:table-cell/>
        </table:table-row>
        <table:table-row table:style-name="ro1">
          <table:table-cell office:value-type="float" office:value="1.6414" calcext:value-type="float">
            <text:p>1.6414</text:p>
          </table:table-cell>
          <table:table-cell office:value-type="float" office:value="1.64065055743318" calcext:value-type="float">
            <text:p>1.64065055743318</text:p>
          </table:table-cell>
          <table:table-cell/>
        </table:table-row>
        <table:table-row table:style-name="ro1">
          <table:table-cell office:value-type="float" office:value="1.6453" calcext:value-type="float">
            <text:p>1.6453</text:p>
          </table:table-cell>
          <table:table-cell office:value-type="float" office:value="1.64295657259911" calcext:value-type="float">
            <text:p>1.64295657259911</text:p>
          </table:table-cell>
          <table:table-cell/>
        </table:table-row>
        <table:table-row table:style-name="ro1">
          <table:table-cell office:value-type="float" office:value="1.6494" calcext:value-type="float">
            <text:p>1.6494</text:p>
          </table:table-cell>
          <table:table-cell office:value-type="float" office:value="1.64682725183781" calcext:value-type="float">
            <text:p>1.64682725183781</text:p>
          </table:table-cell>
          <table:table-cell/>
        </table:table-row>
        <table:table-row table:style-name="ro1">
          <table:table-cell office:value-type="float" office:value="1.6547" calcext:value-type="float">
            <text:p>1.6547</text:p>
          </table:table-cell>
          <table:table-cell office:value-type="float" office:value="1.65076958130023" calcext:value-type="float">
            <text:p>1.65076958130023</text:p>
          </table:table-cell>
          <table:table-cell/>
        </table:table-row>
        <table:table-row table:style-name="ro1">
          <table:table-cell office:value-type="float" office:value="1.6599" calcext:value-type="float">
            <text:p>1.6599</text:p>
          </table:table-cell>
          <table:table-cell office:value-type="float" office:value="1.65596537446136" calcext:value-type="float">
            <text:p>1.65596537446136</text:p>
          </table:table-cell>
          <table:table-cell/>
        </table:table-row>
        <table:table-row table:style-name="ro1">
          <table:table-cell office:value-type="float" office:value="1.6643" calcext:value-type="float">
            <text:p>1.6643</text:p>
          </table:table-cell>
          <table:table-cell office:value-type="float" office:value="1.6609767188507" calcext:value-type="float">
            <text:p>1.6609767188507</text:p>
          </table:table-cell>
          <table:table-cell/>
        </table:table-row>
        <table:table-row table:style-name="ro1">
          <table:table-cell office:value-type="float" office:value="1.6688" calcext:value-type="float">
            <text:p>1.6688</text:p>
          </table:table-cell>
          <table:table-cell office:value-type="float" office:value="1.66517995363722" calcext:value-type="float">
            <text:p>1.66517995363722</text:p>
          </table:table-cell>
          <table:table-cell/>
        </table:table-row>
        <table:table-row table:style-name="ro1">
          <table:table-cell office:value-type="float" office:value="1.6734" calcext:value-type="float">
            <text:p>1.6734</text:p>
          </table:table-cell>
          <table:table-cell office:value-type="float" office:value="1.66956403556266" calcext:value-type="float">
            <text:p>1.66956403556266</text:p>
          </table:table-cell>
          <table:table-cell/>
        </table:table-row>
        <table:table-row table:style-name="ro1">
          <table:table-cell office:value-type="float" office:value="1.6775" calcext:value-type="float">
            <text:p>1.6775</text:p>
          </table:table-cell>
          <table:table-cell office:value-type="float" office:value="1.67405678686552" calcext:value-type="float">
            <text:p>1.67405678686552</text:p>
          </table:table-cell>
          <table:table-cell/>
        </table:table-row>
        <table:table-row table:style-name="ro1">
          <table:table-cell office:value-type="float" office:value="1.6813" calcext:value-type="float">
            <text:p>1.6813</text:p>
          </table:table-cell>
          <table:table-cell office:value-type="float" office:value="1.67803119769938" calcext:value-type="float">
            <text:p>1.67803119769938</text:p>
          </table:table-cell>
          <table:table-cell/>
        </table:table-row>
        <table:table-row table:style-name="ro1">
          <table:table-cell office:value-type="float" office:value="1.6848" calcext:value-type="float">
            <text:p>1.6848</text:p>
          </table:table-cell>
          <table:table-cell office:value-type="float" office:value="1.68173339635112" calcext:value-type="float">
            <text:p>1.68173339635112</text:p>
          </table:table-cell>
          <table:table-cell/>
        </table:table-row>
        <table:table-row table:style-name="ro1">
          <table:table-cell office:value-type="float" office:value="1.6884" calcext:value-type="float">
            <text:p>1.6884</text:p>
          </table:table-cell>
          <table:table-cell office:value-type="float" office:value="1.68514699336114" calcext:value-type="float">
            <text:p>1.68514699336114</text:p>
          </table:table-cell>
          <table:table-cell/>
        </table:table-row>
        <table:table-row table:style-name="ro1">
          <table:table-cell office:value-type="float" office:value="1.6909" calcext:value-type="float">
            <text:p>1.6909</text:p>
          </table:table-cell>
          <table:table-cell office:value-type="float" office:value="1.68868424465467" calcext:value-type="float">
            <text:p>1.68868424465467</text:p>
          </table:table-cell>
          <table:table-cell/>
        </table:table-row>
        <table:table-row table:style-name="ro1">
          <table:table-cell office:value-type="float" office:value="1.6936" calcext:value-type="float">
            <text:p>1.6936</text:p>
          </table:table-cell>
          <table:table-cell office:value-type="float" office:value="1.69107937735141" calcext:value-type="float">
            <text:p>1.69107937735141</text:p>
          </table:table-cell>
          <table:table-cell/>
        </table:table-row>
        <table:table-row table:style-name="ro1">
          <table:table-cell office:value-type="float" office:value="1.6964" calcext:value-type="float">
            <text:p>1.6964</text:p>
          </table:table-cell>
          <table:table-cell office:value-type="float" office:value="1.69374064854359" calcext:value-type="float">
            <text:p>1.69374064854359</text:p>
          </table:table-cell>
          <table:table-cell/>
        </table:table-row>
        <table:table-row table:style-name="ro1">
          <table:table-cell office:value-type="float" office:value="1.6989" calcext:value-type="float">
            <text:p>1.6989</text:p>
          </table:table-cell>
          <table:table-cell office:value-type="float" office:value="1.69649354890032" calcext:value-type="float">
            <text:p>1.69649354890032</text:p>
          </table:table-cell>
          <table:table-cell/>
        </table:table-row>
        <table:table-row table:style-name="ro1">
          <table:table-cell office:value-type="float" office:value="1.7013" calcext:value-type="float">
            <text:p>1.7013</text:p>
          </table:table-cell>
          <table:table-cell office:value-type="float" office:value="1.69893186613859" calcext:value-type="float">
            <text:p>1.69893186613859</text:p>
          </table:table-cell>
          <table:table-cell/>
        </table:table-row>
        <table:table-row table:style-name="ro1">
          <table:table-cell office:value-type="float" office:value="1.7036" calcext:value-type="float">
            <text:p>1.7036</text:p>
          </table:table-cell>
          <table:table-cell office:value-type="float" office:value="1.70128045589788" calcext:value-type="float">
            <text:p>1.70128045589788</text:p>
          </table:table-cell>
          <table:table-cell/>
        </table:table-row>
        <table:table-row table:style-name="ro1">
          <table:table-cell office:value-type="float" office:value="1.7052" calcext:value-type="float">
            <text:p>1.7052</text:p>
          </table:table-cell>
          <table:table-cell office:value-type="float" office:value="1.70352949592094" calcext:value-type="float">
            <text:p>1.70352949592094</text:p>
          </table:table-cell>
          <table:table-cell/>
        </table:table-row>
        <table:table-row table:style-name="ro1">
          <table:table-cell office:value-type="float" office:value="1.7061" calcext:value-type="float">
            <text:p>1.7061</text:p>
          </table:table-cell>
          <table:table-cell office:value-type="float" office:value="1.70506682492933" calcext:value-type="float">
            <text:p>1.70506682492933</text:p>
          </table:table-cell>
          <table:table-cell/>
        </table:table-row>
        <table:table-row table:style-name="ro1">
          <table:table-cell office:value-type="float" office:value="1.7066" calcext:value-type="float">
            <text:p>1.7066</text:p>
          </table:table-cell>
          <table:table-cell office:value-type="float" office:value="1.70591929766776" calcext:value-type="float">
            <text:p>1.70591929766776</text:p>
          </table:table-cell>
          <table:table-cell/>
        </table:table-row>
        <table:table-row table:style-name="ro1">
          <table:table-cell office:value-type="float" office:value="1.7069" calcext:value-type="float">
            <text:p>1.7069</text:p>
          </table:table-cell>
          <table:table-cell office:value-type="float" office:value="1.70639267538946" calcext:value-type="float">
            <text:p>1.70639267538946</text:p>
          </table:table-cell>
          <table:table-cell/>
        </table:table-row>
        <table:table-row table:style-name="ro1">
          <table:table-cell office:value-type="float" office:value="1.7072" calcext:value-type="float">
            <text:p>1.7072</text:p>
          </table:table-cell>
          <table:table-cell office:value-type="float" office:value="1.70667838556362" calcext:value-type="float">
            <text:p>1.70667838556362</text:p>
          </table:table-cell>
          <table:table-cell/>
        </table:table-row>
        <table:table-row table:style-name="ro1">
          <table:table-cell office:value-type="float" office:value="1.7074" calcext:value-type="float">
            <text:p>1.7074</text:p>
          </table:table-cell>
          <table:table-cell office:value-type="float" office:value="1.70697211767807" calcext:value-type="float">
            <text:p>1.70697211767807</text:p>
          </table:table-cell>
          <table:table-cell/>
        </table:table-row>
        <table:table-row table:style-name="ro1">
          <table:table-cell office:value-type="float" office:value="1.7078" calcext:value-type="float">
            <text:p>1.7078</text:p>
          </table:table-cell>
          <table:table-cell office:value-type="float" office:value="1.70716393414335" calcext:value-type="float">
            <text:p>1.70716393414335</text:p>
          </table:table-cell>
          <table:table-cell/>
        </table:table-row>
        <table:table-row table:style-name="ro1">
          <table:table-cell office:value-type="float" office:value="1.7078" calcext:value-type="float">
            <text:p>1.7078</text:p>
          </table:table-cell>
          <table:table-cell office:value-type="float" office:value="1.70756339726224" calcext:value-type="float">
            <text:p>1.70756339726224</text:p>
          </table:table-cell>
          <table:table-cell/>
        </table:table-row>
        <table:table-row table:style-name="ro1">
          <table:table-cell office:value-type="float" office:value="1.7079" calcext:value-type="float">
            <text:p>1.7079</text:p>
          </table:table-cell>
          <table:table-cell office:value-type="float" office:value="1.70754758641857" calcext:value-type="float">
            <text:p>1.70754758641857</text:p>
          </table:table-cell>
          <table:table-cell/>
        </table:table-row>
        <table:table-row table:style-name="ro1">
          <table:table-cell office:value-type="float" office:value="1.7081" calcext:value-type="float">
            <text:p>1.7081</text:p>
          </table:table-cell>
          <table:table-cell office:value-type="float" office:value="1.70764941923439" calcext:value-type="float">
            <text:p>1.70764941923439</text:p>
          </table:table-cell>
          <table:table-cell/>
        </table:table-row>
        <table:table-row table:style-name="ro1">
          <table:table-cell office:value-type="float" office:value="1.7079" calcext:value-type="float">
            <text:p>1.7079</text:p>
          </table:table-cell>
          <table:table-cell office:value-type="float" office:value="1.70784910010334" calcext:value-type="float">
            <text:p>1.70784910010334</text:p>
          </table:table-cell>
          <table:table-cell/>
        </table:table-row>
        <table:table-row table:style-name="ro1">
          <table:table-cell office:value-type="float" office:value="1.7081" calcext:value-type="float">
            <text:p>1.7081</text:p>
          </table:table-cell>
          <table:table-cell office:value-type="float" office:value="1.70763759020606" calcext:value-type="float">
            <text:p>1.70763759020606</text:p>
          </table:table-cell>
          <table:table-cell/>
        </table:table-row>
        <table:table-row table:style-name="ro1">
          <table:table-cell office:value-type="float" office:value="1.7082" calcext:value-type="float">
            <text:p>1.7082</text:p>
          </table:table-cell>
          <table:table-cell office:value-type="float" office:value="1.70784910010334" calcext:value-type="float">
            <text:p>1.70784910010334</text:p>
          </table:table-cell>
          <table:table-cell/>
        </table:table-row>
        <table:table-row table:style-name="ro1">
          <table:table-cell office:value-type="float" office:value="1.7084" calcext:value-type="float">
            <text:p>1.7084</text:p>
          </table:table-cell>
          <table:table-cell office:value-type="float" office:value="1.70794303341215" calcext:value-type="float">
            <text:p>1.70794303341215</text:p>
          </table:table-cell>
          <table:table-cell/>
        </table:table-row>
        <table:table-row table:style-name="ro1">
          <table:table-cell office:value-type="float" office:value="1.7085" calcext:value-type="float">
            <text:p>1.7085</text:p>
          </table:table-cell>
          <table:table-cell office:value-type="float" office:value="1.70814266274079" calcext:value-type="float">
            <text:p>1.70814266274079</text:p>
          </table:table-cell>
          <table:table-cell/>
        </table:table-row>
        <table:table-row table:style-name="ro1">
          <table:table-cell office:value-type="float" office:value="1.7083" calcext:value-type="float">
            <text:p>1.7083</text:p>
          </table:table-cell>
          <table:table-cell office:value-type="float" office:value="1.70823659907021" calcext:value-type="float">
            <text:p>1.70823659907021</text:p>
          </table:table-cell>
          <table:table-cell/>
        </table:table-row>
        <table:table-row table:style-name="ro1">
          <table:table-cell office:value-type="float" office:value="1.7085" calcext:value-type="float">
            <text:p>1.7085</text:p>
          </table:table-cell>
          <table:table-cell office:value-type="float" office:value="1.70802914192851" calcext:value-type="float">
            <text:p>1.70802914192851</text:p>
          </table:table-cell>
          <table:table-cell/>
        </table:table-row>
        <table:table-row table:style-name="ro1">
          <table:table-cell office:value-type="float" office:value="1.7088" calcext:value-type="float">
            <text:p>1.7088</text:p>
          </table:table-cell>
          <table:table-cell office:value-type="float" office:value="1.70824050612425" calcext:value-type="float">
            <text:p>1.70824050612425</text:p>
          </table:table-cell>
          <table:table-cell/>
        </table:table-row>
        <table:table-row table:style-name="ro1">
          <table:table-cell office:value-type="float" office:value="1.7086" calcext:value-type="float">
            <text:p>1.7086</text:p>
          </table:table-cell>
          <table:table-cell office:value-type="float" office:value="1.70853789252648" calcext:value-type="float">
            <text:p>1.70853789252648</text:p>
          </table:table-cell>
          <table:table-cell/>
        </table:table-row>
        <table:table-row table:style-name="ro1">
          <table:table-cell office:value-type="float" office:value="1.7087" calcext:value-type="float">
            <text:p>1.7087</text:p>
          </table:table-cell>
          <table:table-cell office:value-type="float" office:value="1.70832274869965" calcext:value-type="float">
            <text:p>1.70832274869965</text:p>
          </table:table-cell>
          <table:table-cell/>
        </table:table-row>
        <table:table-row table:style-name="ro1">
          <table:table-cell office:value-type="float" office:value="1.7086" calcext:value-type="float">
            <text:p>1.7086</text:p>
          </table:table-cell>
          <table:table-cell office:value-type="float" office:value="1.70843228224063" calcext:value-type="float">
            <text:p>1.70843228224063</text:p>
          </table:table-cell>
          <table:table-cell/>
        </table:table-row>
        <table:table-row table:style-name="ro1">
          <table:table-cell office:value-type="float" office:value="1.7088" calcext:value-type="float">
            <text:p>1.7088</text:p>
          </table:table-cell>
          <table:table-cell office:value-type="float" office:value="1.70832664571689" calcext:value-type="float">
            <text:p>1.70832664571689</text:p>
          </table:table-cell>
          <table:table-cell/>
        </table:table-row>
        <table:table-row table:style-name="ro1">
          <table:table-cell office:value-type="float" office:value="1.7089" calcext:value-type="float">
            <text:p>1.7089</text:p>
          </table:table-cell>
          <table:table-cell office:value-type="float" office:value="1.70853400346047" calcext:value-type="float">
            <text:p>1.70853400346047</text:p>
          </table:table-cell>
          <table:table-cell/>
        </table:table-row>
        <table:table-row table:style-name="ro1">
          <table:table-cell office:value-type="float" office:value="1.7091" calcext:value-type="float">
            <text:p>1.7091</text:p>
          </table:table-cell>
          <table:table-cell office:value-type="float" office:value="1.70862794337934" calcext:value-type="float">
            <text:p>1.70862794337934</text:p>
          </table:table-cell>
          <table:table-cell/>
        </table:table-row>
        <table:table-row table:style-name="ro1">
          <table:table-cell office:value-type="float" office:value="1.709" calcext:value-type="float">
            <text:p>1.709</text:p>
          </table:table-cell>
          <table:table-cell office:value-type="float" office:value="1.70882745108929" calcext:value-type="float">
            <text:p>1.70882745108929</text:p>
          </table:table-cell>
          <table:table-cell/>
        </table:table-row>
        <table:table-row table:style-name="ro1">
          <table:table-cell office:value-type="float" office:value="1.7091" calcext:value-type="float">
            <text:p>1.7091</text:p>
          </table:table-cell>
          <table:table-cell office:value-type="float" office:value="1.70871801882196" calcext:value-type="float">
            <text:p>1.70871801882196</text:p>
          </table:table-cell>
          <table:table-cell/>
        </table:table-row>
        <table:table-row table:style-name="ro1">
          <table:table-cell office:value-type="float" office:value="1.7093" calcext:value-type="float">
            <text:p>1.7093</text:p>
          </table:table-cell>
          <table:table-cell office:value-type="float" office:value="1.70882358230181" calcext:value-type="float">
            <text:p>1.70882358230181</text:p>
          </table:table-cell>
          <table:table-cell/>
        </table:table-row>
        <table:table-row table:style-name="ro1">
          <table:table-cell office:value-type="float" office:value="1.7093" calcext:value-type="float">
            <text:p>1.7093</text:p>
          </table:table-cell>
          <table:table-cell office:value-type="float" office:value="1.7090230549205" calcext:value-type="float">
            <text:p>1.7090230549205</text:p>
          </table:table-cell>
          <table:table-cell/>
        </table:table-row>
        <table:table-row table:style-name="ro1">
          <table:table-cell office:value-type="float" office:value="1.7091" calcext:value-type="float">
            <text:p>1.7091</text:p>
          </table:table-cell>
          <table:table-cell office:value-type="float" office:value="1.70901534385227" calcext:value-type="float">
            <text:p>1.70901534385227</text:p>
          </table:table-cell>
          <table:table-cell/>
        </table:table-row>
        <table:table-row table:style-name="ro1">
          <table:table-cell office:value-type="float" office:value="1.7092" calcext:value-type="float">
            <text:p>1.7092</text:p>
          </table:table-cell>
          <table:table-cell office:value-type="float" office:value="1.70881198283977" calcext:value-type="float">
            <text:p>1.70881198283977</text:p>
          </table:table-cell>
          <table:table-cell/>
        </table:table-row>
        <table:table-row table:style-name="ro1">
          <table:table-cell office:value-type="float" office:value="1.7094" calcext:value-type="float">
            <text:p>1.7094</text:p>
          </table:table-cell>
          <table:table-cell office:value-type="float" office:value="1.70892139337466" calcext:value-type="float">
            <text:p>1.70892139337466</text:p>
          </table:table-cell>
          <table:table-cell/>
        </table:table-row>
        <table:table-row table:style-name="ro1">
          <table:table-cell office:value-type="float" office:value="1.7095" calcext:value-type="float">
            <text:p>1.7095</text:p>
          </table:table-cell>
          <table:table-cell office:value-type="float" office:value="1.7091208483914" calcext:value-type="float">
            <text:p>1.7091208483914</text:p>
          </table:table-cell>
          <table:table-cell/>
        </table:table-row>
        <table:table-row table:style-name="ro1">
          <table:table-cell office:value-type="float" office:value="1.7095" calcext:value-type="float">
            <text:p>1.7095</text:p>
          </table:table-cell>
          <table:table-cell office:value-type="float" office:value="1.70921479276677" calcext:value-type="float">
            <text:p>1.70921479276677</text:p>
          </table:table-cell>
          <table:table-cell/>
        </table:table-row>
        <table:table-row table:style-name="ro1">
          <table:table-cell office:value-type="float" office:value="1.7094" calcext:value-type="float">
            <text:p>1.7094</text:p>
          </table:table-cell>
          <table:table-cell office:value-type="float" office:value="1.70921095042963" calcext:value-type="float">
            <text:p>1.70921095042963</text:p>
          </table:table-cell>
          <table:table-cell/>
        </table:table-row>
        <table:table-row table:style-name="ro1">
          <table:table-cell office:value-type="float" office:value="1.7096" calcext:value-type="float">
            <text:p>1.7096</text:p>
          </table:table-cell>
          <table:table-cell office:value-type="float" office:value="1.70910930244232" calcext:value-type="float">
            <text:p>1.70910930244232</text:p>
          </table:table-cell>
          <table:table-cell/>
        </table:table-row>
        <table:table-row table:style-name="ro1">
          <table:table-cell office:value-type="float" office:value="1.7095" calcext:value-type="float">
            <text:p>1.7095</text:p>
          </table:table-cell>
          <table:table-cell office:value-type="float" office:value="1.70931641833087" calcext:value-type="float">
            <text:p>1.70931641833087</text:p>
          </table:table-cell>
          <table:table-cell/>
        </table:table-row>
        <table:table-row table:style-name="ro1">
          <table:table-cell office:value-type="float" office:value="1.7097" calcext:value-type="float">
            <text:p>1.7097</text:p>
          </table:table-cell>
          <table:table-cell office:value-type="float" office:value="1.70920710919453" calcext:value-type="float">
            <text:p>1.70920710919453</text:p>
          </table:table-cell>
          <table:table-cell/>
        </table:table-row>
        <table:table-row table:style-name="ro1">
          <table:table-cell office:value-type="float" office:value="1.7097" calcext:value-type="float">
            <text:p>1.7097</text:p>
          </table:table-cell>
          <table:table-cell office:value-type="float" office:value="1.70941419475452" calcext:value-type="float">
            <text:p>1.70941419475452</text:p>
          </table:table-cell>
          <table:table-cell/>
        </table:table-row>
        <table:table-row table:style-name="ro1">
          <table:table-cell office:value-type="float" office:value="1.7096" calcext:value-type="float">
            <text:p>1.7096</text:p>
          </table:table-cell>
          <table:table-cell office:value-type="float" office:value="1.70940653421367" calcext:value-type="float">
            <text:p>1.70940653421367</text:p>
          </table:table-cell>
          <table:table-cell/>
        </table:table-row>
        <table:table-row table:style-name="ro1">
          <table:table-cell office:value-type="float" office:value="1.7098" calcext:value-type="float">
            <text:p>1.7098</text:p>
          </table:table-cell>
          <table:table-cell office:value-type="float" office:value="1.70930491024046" calcext:value-type="float">
            <text:p>1.70930491024046</text:p>
          </table:table-cell>
          <table:table-cell/>
        </table:table-row>
        <table:table-row table:style-name="ro1">
          <table:table-cell office:value-type="float" office:value="1.7096" calcext:value-type="float">
            <text:p>1.7096</text:p>
          </table:table-cell>
          <table:table-cell office:value-type="float" office:value="1.70951196545099" calcext:value-type="float">
            <text:p>1.70951196545099</text:p>
          </table:table-cell>
          <table:table-cell/>
        </table:table-row>
        <table:table-row table:style-name="ro1">
          <table:table-cell office:value-type="float" office:value="1.7095" calcext:value-type="float">
            <text:p>1.7095</text:p>
          </table:table-cell>
          <table:table-cell office:value-type="float" office:value="1.70930107639229" calcext:value-type="float">
            <text:p>1.70930107639229</text:p>
          </table:table-cell>
          <table:table-cell/>
        </table:table-row>
        <table:table-row table:style-name="ro1">
          <table:table-cell office:value-type="float" office:value="1.7099" calcext:value-type="float">
            <text:p>1.7099</text:p>
          </table:table-cell>
          <table:table-cell office:value-type="float" office:value="1.70920710919453" calcext:value-type="float">
            <text:p>1.70920710919453</text:p>
          </table:table-cell>
          <table:table-cell/>
        </table:table-row>
        <table:table-row table:style-name="ro1">
          <table:table-cell office:value-type="float" office:value="1.7097" calcext:value-type="float">
            <text:p>1.7097</text:p>
          </table:table-cell>
          <table:table-cell office:value-type="float" office:value="1.70961736995379" calcext:value-type="float">
            <text:p>1.70961736995379</text:p>
          </table:table-cell>
          <table:table-cell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.70939887798285" calcext:value-type="float">
            <text:p>1.70939887798285</text:p>
          </table:table-cell>
          <table:table-cell/>
        </table:table-row>
        <table:table-row table:style-name="ro1">
          <table:table-cell office:value-type="float" office:value="1.7099" calcext:value-type="float">
            <text:p>1.7099</text:p>
          </table:table-cell>
          <table:table-cell office:value-type="float" office:value="1.70971130253179" calcext:value-type="float">
            <text:p>1.70971130253179</text:p>
          </table:table-cell>
          <table:table-cell/>
        </table:table-row>
        <table:table-row table:style-name="ro1">
          <table:table-cell office:value-type="float" office:value="1.7095" calcext:value-type="float">
            <text:p>1.7095</text:p>
          </table:table-cell>
          <table:table-cell office:value-type="float" office:value="1.7095982789169" calcext:value-type="float">
            <text:p>1.7095982789169</text:p>
          </table:table-cell>
          <table:table-cell/>
        </table:table-row>
        <table:table-row table:style-name="ro1">
          <table:table-cell office:value-type="float" office:value="1.7095" calcext:value-type="float">
            <text:p>1.7095</text:p>
          </table:table-cell>
          <table:table-cell office:value-type="float" office:value="1.70919559213771" calcext:value-type="float">
            <text:p>1.70919559213771</text:p>
          </table:table-cell>
          <table:table-cell/>
        </table:table-row>
        <table:table-row table:style-name="ro1">
          <table:table-cell office:value-type="float" office:value="1.7095" calcext:value-type="float">
            <text:p>1.7095</text:p>
          </table:table-cell>
          <table:table-cell office:value-type="float" office:value="1.70921095042963" calcext:value-type="float">
            <text:p>1.70921095042963</text:p>
          </table:table-cell>
          <table:table-cell/>
        </table:table-row>
        <table:table-row table:style-name="ro1">
          <table:table-cell office:value-type="float" office:value="1.7096" calcext:value-type="float">
            <text:p>1.7096</text:p>
          </table:table-cell>
          <table:table-cell office:value-type="float" office:value="1.70921095042963" calcext:value-type="float">
            <text:p>1.70921095042963</text:p>
          </table:table-cell>
          <table:table-cell/>
        </table:table-row>
        <table:table-row table:style-name="ro1">
          <table:table-cell office:value-type="float" office:value="1.7097" calcext:value-type="float">
            <text:p>1.7097</text:p>
          </table:table-cell>
          <table:table-cell office:value-type="float" office:value="1.70931258121337" calcext:value-type="float">
            <text:p>1.70931258121337</text:p>
          </table:table-cell>
          <table:table-cell/>
        </table:table-row>
        <table:table-row table:style-name="ro1">
          <table:table-cell office:value-type="float" office:value="1.7095" calcext:value-type="float">
            <text:p>1.7095</text:p>
          </table:table-cell>
          <table:table-cell office:value-type="float" office:value="1.70941036394714" calcext:value-type="float">
            <text:p>1.70941036394714</text:p>
          </table:table-cell>
          <table:table-cell/>
        </table:table-row>
        <table:table-row table:style-name="ro1">
          <table:table-cell office:value-type="float" office:value="1.7096" calcext:value-type="float">
            <text:p>1.7096</text:p>
          </table:table-cell>
          <table:table-cell office:value-type="float" office:value="1.70920326906511" calcext:value-type="float">
            <text:p>1.70920326906511</text:p>
          </table:table-cell>
          <table:table-cell/>
        </table:table-row>
        <table:table-row table:style-name="ro1">
          <table:table-cell office:value-type="float" office:value="1.7099" calcext:value-type="float">
            <text:p>1.7099</text:p>
          </table:table-cell>
          <table:table-cell office:value-type="float" office:value="1.70931258121337" calcext:value-type="float">
            <text:p>1.70931258121337</text:p>
          </table:table-cell>
          <table:table-cell/>
        </table:table-row>
        <table:table-row table:style-name="ro1">
          <table:table-cell office:value-type="float" office:value="1.7095" calcext:value-type="float">
            <text:p>1.7095</text:p>
          </table:table-cell>
          <table:table-cell office:value-type="float" office:value="1.70961354965481" calcext:value-type="float">
            <text:p>1.70961354965481</text:p>
          </table:table-cell>
          <table:table-cell/>
        </table:table-row>
        <table:table-row table:style-name="ro1">
          <table:table-cell office:value-type="float" office:value="1.7096" calcext:value-type="float">
            <text:p>1.7096</text:p>
          </table:table-cell>
          <table:table-cell office:value-type="float" office:value="1.70919559213771" calcext:value-type="float">
            <text:p>1.70919559213771</text:p>
          </table:table-cell>
          <table:table-cell/>
        </table:table-row>
        <table:table-row table:style-name="ro1">
          <table:table-cell office:value-type="float" office:value="1.7094" calcext:value-type="float">
            <text:p>1.7094</text:p>
          </table:table-cell>
          <table:table-cell office:value-type="float" office:value="1.70931258121337" calcext:value-type="float">
            <text:p>1.70931258121337</text:p>
          </table:table-cell>
          <table:table-cell/>
        </table:table-row>
        <table:table-row table:style-name="ro1">
          <table:table-cell office:value-type="float" office:value="1.7098" calcext:value-type="float">
            <text:p>1.7098</text:p>
          </table:table-cell>
          <table:table-cell office:value-type="float" office:value="1.70910545602373" calcext:value-type="float">
            <text:p>1.70910545602373</text:p>
          </table:table-cell>
          <table:table-cell/>
        </table:table-row>
        <table:table-row table:style-name="ro1">
          <table:table-cell office:value-type="float" office:value="1.7101" calcext:value-type="float">
            <text:p>1.7101</text:p>
          </table:table-cell>
          <table:table-cell office:value-type="float" office:value="1.70951961763191" calcext:value-type="float">
            <text:p>1.70951961763191</text:p>
          </table:table-cell>
          <table:table-cell/>
        </table:table-row>
        <table:table-row table:style-name="ro1">
          <table:table-cell office:value-type="float" office:value="1.7096" calcext:value-type="float">
            <text:p>1.7096</text:p>
          </table:table-cell>
          <table:table-cell office:value-type="float" office:value="1.70980904962311" calcext:value-type="float">
            <text:p>1.70980904962311</text:p>
          </table:table-cell>
          <table:table-cell/>
        </table:table-row>
        <table:table-row table:style-name="ro1">
          <table:table-cell office:value-type="float" office:value="1.7098" calcext:value-type="float">
            <text:p>1.7098</text:p>
          </table:table-cell>
          <table:table-cell office:value-type="float" office:value="1.70928958144415" calcext:value-type="float">
            <text:p>1.70928958144415</text:p>
          </table:table-cell>
          <table:table-cell/>
        </table:table-row>
        <table:table-row table:style-name="ro1">
          <table:table-cell office:value-type="float" office:value="1.7095" calcext:value-type="float">
            <text:p>1.7095</text:p>
          </table:table-cell>
          <table:table-cell office:value-type="float" office:value="1.70951196545099" calcext:value-type="float">
            <text:p>1.70951196545099</text:p>
          </table:table-cell>
          <table:table-cell/>
        </table:table-row>
        <table:table-row table:style-name="ro1">
          <table:table-cell office:value-type="float" office:value="1.7099" calcext:value-type="float">
            <text:p>1.7099</text:p>
          </table:table-cell>
          <table:table-cell office:value-type="float" office:value="1.70919943004496" calcext:value-type="float">
            <text:p>1.70919943004496</text:p>
          </table:table-cell>
          <table:table-cell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.70961736995379" calcext:value-type="float">
            <text:p>1.70961736995379</text:p>
          </table:table-cell>
          <table:table-cell/>
        </table:table-row>
        <table:table-row table:style-name="ro1">
          <table:table-cell office:value-type="float" office:value="1.7098" calcext:value-type="float">
            <text:p>1.7098</text:p>
          </table:table-cell>
          <table:table-cell office:value-type="float" office:value="1.70970367764879" calcext:value-type="float">
            <text:p>1.70970367764879</text:p>
          </table:table-cell>
          <table:table-cell/>
        </table:table-row>
        <table:table-row table:style-name="ro1">
          <table:table-cell office:value-type="float" office:value="1.7097" calcext:value-type="float">
            <text:p>1.7097</text:p>
          </table:table-cell>
          <table:table-cell office:value-type="float" office:value="1.70949667381448" calcext:value-type="float">
            <text:p>1.70949667381448</text:p>
          </table:table-cell>
          <table:table-cell/>
        </table:table-row>
        <table:table-row table:style-name="ro1">
          <table:table-cell office:value-type="float" office:value="1.7098" calcext:value-type="float">
            <text:p>1.7098</text:p>
          </table:table-cell>
          <table:table-cell office:value-type="float" office:value="1.7094027055577" calcext:value-type="float">
            <text:p>1.7094027055577</text:p>
          </table:table-cell>
          <table:table-cell/>
        </table:table-row>
        <table:table-row table:style-name="ro1">
          <table:table-cell office:value-type="float" office:value="1.7099" calcext:value-type="float">
            <text:p>1.7099</text:p>
          </table:table-cell>
          <table:table-cell office:value-type="float" office:value="1.70950814094578" calcext:value-type="float">
            <text:p>1.70950814094578</text:p>
          </table:table-cell>
          <table:table-cell/>
        </table:table-row>
        <table:table-row table:style-name="ro1">
          <table:table-cell office:value-type="float" office:value="1.7099" calcext:value-type="float">
            <text:p>1.7099</text:p>
          </table:table-cell>
          <table:table-cell office:value-type="float" office:value="1.70960591218705" calcext:value-type="float">
            <text:p>1.70960591218705</text:p>
          </table:table-cell>
          <table:table-cell/>
        </table:table-row>
        <table:table-row table:style-name="ro1">
          <table:table-cell office:value-type="float" office:value="1.7099" calcext:value-type="float">
            <text:p>1.7099</text:p>
          </table:table-cell>
          <table:table-cell office:value-type="float" office:value="1.70960209502547" calcext:value-type="float">
            <text:p>1.70960209502547</text:p>
          </table:table-cell>
          <table:table-cell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.70960209502547" calcext:value-type="float">
            <text:p>1.70960209502547</text:p>
          </table:table-cell>
          <table:table-cell/>
        </table:table-row>
        <table:table-row table:style-name="ro1">
          <table:table-cell office:value-type="float" office:value="1.7099" calcext:value-type="float">
            <text:p>1.7099</text:p>
          </table:table-cell>
          <table:table-cell office:value-type="float" office:value="1.70970367764879" calcext:value-type="float">
            <text:p>1.70970367764879</text:p>
          </table:table-cell>
          <table:table-cell/>
        </table:table-row>
        <table:table-row table:style-name="ro1">
          <table:table-cell office:value-type="float" office:value="1.7098" calcext:value-type="float">
            <text:p>1.7098</text:p>
          </table:table-cell>
          <table:table-cell office:value-type="float" office:value="1.7095982789169" calcext:value-type="float">
            <text:p>1.7095982789169</text:p>
          </table:table-cell>
          <table:table-cell/>
        </table:table-row>
        <table:table-row table:style-name="ro1">
          <table:table-cell office:value-type="float" office:value="1.7099" calcext:value-type="float">
            <text:p>1.7099</text:p>
          </table:table-cell>
          <table:table-cell office:value-type="float" office:value="1.70950049512392" calcext:value-type="float">
            <text:p>1.70950049512392</text:p>
          </table:table-cell>
          <table:table-cell/>
        </table:table-row>
        <table:table-row table:style-name="ro1">
          <table:table-cell office:value-type="float" office:value="1.7102" calcext:value-type="float">
            <text:p>1.7102</text:p>
          </table:table-cell>
          <table:table-cell office:value-type="float" office:value="1.70960591218705" calcext:value-type="float">
            <text:p>1.70960591218705</text:p>
          </table:table-cell>
          <table:table-cell/>
        </table:table-row>
        <table:table-row table:style-name="ro1">
          <table:table-cell office:value-type="float" office:value="1.7097" calcext:value-type="float">
            <text:p>1.7097</text:p>
          </table:table-cell>
          <table:table-cell office:value-type="float" office:value="1.7099067909068" calcext:value-type="float">
            <text:p>1.7099067909068</text:p>
          </table:table-cell>
          <table:table-cell/>
        </table:table-row>
        <table:table-row table:style-name="ro1">
          <table:table-cell office:value-type="float" office:value="1.7105" calcext:value-type="float">
            <text:p>1.7105</text:p>
          </table:table-cell>
          <table:table-cell office:value-type="float" office:value="1.70938740178105" calcext:value-type="float">
            <text:p>1.70938740178105</text:p>
          </table:table-cell>
          <table:table-cell/>
        </table:table-row>
        <table:table-row table:style-name="ro1">
          <table:table-cell office:value-type="float" office:value="1.7106" calcext:value-type="float">
            <text:p>1.7106</text:p>
          </table:table-cell>
          <table:table-cell office:value-type="float" office:value="1.71021890208296" calcext:value-type="float">
            <text:p>1.71021890208296</text:p>
          </table:table-cell>
          <table:table-cell/>
        </table:table-row>
        <table:table-row table:style-name="ro1">
          <table:table-cell office:value-type="float" office:value="1.7104" calcext:value-type="float">
            <text:p>1.7104</text:p>
          </table:table-cell>
          <table:table-cell office:value-type="float" office:value="1.7102901478208" calcext:value-type="float">
            <text:p>1.7102901478208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08332662809" calcext:value-type="float">
            <text:p>1.71008332662809</text:p>
          </table:table-cell>
          <table:table-cell/>
        </table:table-row>
        <table:table-row table:style-name="ro1">
          <table:table-cell office:value-type="float" office:value="1.7106" calcext:value-type="float">
            <text:p>1.7106</text:p>
          </table:table-cell>
          <table:table-cell office:value-type="float" office:value="1.71049687921956" calcext:value-type="float">
            <text:p>1.71049687921956</text:p>
          </table:table-cell>
          <table:table-cell/>
        </table:table-row>
        <table:table-row table:style-name="ro1">
          <table:table-cell office:value-type="float" office:value="1.7107" calcext:value-type="float">
            <text:p>1.7107</text:p>
          </table:table-cell>
          <table:table-cell office:value-type="float" office:value="1.71027883049737" calcext:value-type="float">
            <text:p>1.71027883049737</text:p>
          </table:table-cell>
          <table:table-cell/>
        </table:table-row>
        <table:table-row table:style-name="ro1">
          <table:table-cell office:value-type="float" office:value="1.7107" calcext:value-type="float">
            <text:p>1.7107</text:p>
          </table:table-cell>
          <table:table-cell office:value-type="float" office:value="1.71038787221356" calcext:value-type="float">
            <text:p>1.71038787221356</text:p>
          </table:table-cell>
          <table:table-cell/>
        </table:table-row>
        <table:table-row table:style-name="ro1">
          <table:table-cell office:value-type="float" office:value="1.7106" calcext:value-type="float">
            <text:p>1.7106</text:p>
          </table:table-cell>
          <table:table-cell office:value-type="float" office:value="1.71038410502212" calcext:value-type="float">
            <text:p>1.71038410502212</text:p>
          </table:table-cell>
          <table:table-cell/>
        </table:table-row>
        <table:table-row table:style-name="ro1">
          <table:table-cell office:value-type="float" office:value="1.7105" calcext:value-type="float">
            <text:p>1.7105</text:p>
          </table:table-cell>
          <table:table-cell office:value-type="float" office:value="1.71028260196851" calcext:value-type="float">
            <text:p>1.71028260196851</text:p>
          </table:table-cell>
          <table:table-cell/>
        </table:table-row>
        <table:table-row table:style-name="ro1">
          <table:table-cell office:value-type="float" office:value="1.7106" calcext:value-type="float">
            <text:p>1.7106</text:p>
          </table:table-cell>
          <table:table-cell office:value-type="float" office:value="1.71018485920309" calcext:value-type="float">
            <text:p>1.71018485920309</text:p>
          </table:table-cell>
          <table:table-cell/>
        </table:table-row>
        <table:table-row table:style-name="ro1">
          <table:table-cell office:value-type="float" office:value="1.7105" calcext:value-type="float">
            <text:p>1.7105</text:p>
          </table:table-cell>
          <table:table-cell office:value-type="float" office:value="1.7102901478208" calcext:value-type="float">
            <text:p>1.7102901478208</text:p>
          </table:table-cell>
          <table:table-cell/>
        </table:table-row>
        <table:table-row table:style-name="ro1">
          <table:table-cell office:value-type="float" office:value="1.7106" calcext:value-type="float">
            <text:p>1.7106</text:p>
          </table:table-cell>
          <table:table-cell office:value-type="float" office:value="1.71018485920309" calcext:value-type="float">
            <text:p>1.71018485920309</text:p>
          </table:table-cell>
          <table:table-cell/>
        </table:table-row>
        <table:table-row table:style-name="ro1">
          <table:table-cell office:value-type="float" office:value="1.7101" calcext:value-type="float">
            <text:p>1.7101</text:p>
          </table:table-cell>
          <table:table-cell office:value-type="float" office:value="1.7102901478208" calcext:value-type="float">
            <text:p>1.7102901478208</text:p>
          </table:table-cell>
          <table:table-cell/>
        </table:table-row>
        <table:table-row table:style-name="ro1">
          <table:table-cell office:value-type="float" office:value="1.7107" calcext:value-type="float">
            <text:p>1.7107</text:p>
          </table:table-cell>
          <table:table-cell office:value-type="float" office:value="1.70977862508052" calcext:value-type="float">
            <text:p>1.70977862508052</text:p>
          </table:table-cell>
          <table:table-cell/>
        </table:table-row>
        <table:table-row table:style-name="ro1">
          <table:table-cell office:value-type="float" office:value="1.7106" calcext:value-type="float">
            <text:p>1.7106</text:p>
          </table:table-cell>
          <table:table-cell office:value-type="float" office:value="1.71040672237715" calcext:value-type="float">
            <text:p>1.71040672237715</text:p>
          </table:table-cell>
          <table:table-cell/>
        </table:table-row>
        <table:table-row table:style-name="ro1">
          <table:table-cell office:value-type="float" office:value="1.7104" calcext:value-type="float">
            <text:p>1.7104</text:p>
          </table:table-cell>
          <table:table-cell office:value-type="float" office:value="1.71028260196851" calcext:value-type="float">
            <text:p>1.71028260196851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08332662809" calcext:value-type="float">
            <text:p>1.71008332662809</text:p>
          </table:table-cell>
          <table:table-cell/>
        </table:table-row>
        <table:table-row table:style-name="ro1">
          <table:table-cell office:value-type="float" office:value="1.7107" calcext:value-type="float">
            <text:p>1.7107</text:p>
          </table:table-cell>
          <table:table-cell office:value-type="float" office:value="1.71049687921956" calcext:value-type="float">
            <text:p>1.71049687921956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38033878613" calcext:value-type="float">
            <text:p>1.71038033878613</text:p>
          </table:table-cell>
          <table:table-cell/>
        </table:table-row>
        <table:table-row table:style-name="ro1">
          <table:table-cell office:value-type="float" office:value="1.7105" calcext:value-type="float">
            <text:p>1.7105</text:p>
          </table:table-cell>
          <table:table-cell office:value-type="float" office:value="1.71048559065293" calcext:value-type="float">
            <text:p>1.71048559065293</text:p>
          </table:table-cell>
          <table:table-cell/>
        </table:table-row>
        <table:table-row table:style-name="ro1">
          <table:table-cell office:value-type="float" office:value="1.7106" calcext:value-type="float">
            <text:p>1.7106</text:p>
          </table:table-cell>
          <table:table-cell office:value-type="float" office:value="1.71017730484353" calcext:value-type="float">
            <text:p>1.71017730484353</text:p>
          </table:table-cell>
          <table:table-cell/>
        </table:table-row>
        <table:table-row table:style-name="ro1">
          <table:table-cell office:value-type="float" office:value="1.7105" calcext:value-type="float">
            <text:p>1.7105</text:p>
          </table:table-cell>
          <table:table-cell office:value-type="float" office:value="1.7102901478208" calcext:value-type="float">
            <text:p>1.7102901478208</text:p>
          </table:table-cell>
          <table:table-cell/>
        </table:table-row>
        <table:table-row table:style-name="ro1">
          <table:table-cell office:value-type="float" office:value="1.7106" calcext:value-type="float">
            <text:p>1.7106</text:p>
          </table:table-cell>
          <table:table-cell office:value-type="float" office:value="1.71018485920309" calcext:value-type="float">
            <text:p>1.71018485920309</text:p>
          </table:table-cell>
          <table:table-cell/>
        </table:table-row>
        <table:table-row table:style-name="ro1">
          <table:table-cell office:value-type="float" office:value="1.7107" calcext:value-type="float">
            <text:p>1.7107</text:p>
          </table:table-cell>
          <table:table-cell office:value-type="float" office:value="1.7102901478208" calcext:value-type="float">
            <text:p>1.7102901478208</text:p>
          </table:table-cell>
          <table:table-cell/>
        </table:table-row>
        <table:table-row table:style-name="ro1">
          <table:table-cell office:value-type="float" office:value="1.7105" calcext:value-type="float">
            <text:p>1.7105</text:p>
          </table:table-cell>
          <table:table-cell office:value-type="float" office:value="1.71038787221356" calcext:value-type="float">
            <text:p>1.71038787221356</text:p>
          </table:table-cell>
          <table:table-cell/>
        </table:table-row>
        <table:table-row table:style-name="ro1">
          <table:table-cell office:value-type="float" office:value="1.7103" calcext:value-type="float">
            <text:p>1.7103</text:p>
          </table:table-cell>
          <table:table-cell office:value-type="float" office:value="1.71018108152984" calcext:value-type="float">
            <text:p>1.71018108152984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0998556581372" calcext:value-type="float">
            <text:p>1.70998556581372</text:p>
          </table:table-cell>
          <table:table-cell/>
        </table:table-row>
        <table:table-row table:style-name="ro1">
          <table:table-cell office:value-type="float" office:value="1.7107" calcext:value-type="float">
            <text:p>1.7107</text:p>
          </table:table-cell>
          <table:table-cell office:value-type="float" office:value="1.71050064393785" calcext:value-type="float">
            <text:p>1.71050064393785</text:p>
          </table:table-cell>
          <table:table-cell/>
        </table:table-row>
        <table:table-row table:style-name="ro1">
          <table:table-cell office:value-type="float" office:value="1.7105" calcext:value-type="float">
            <text:p>1.7105</text:p>
          </table:table-cell>
          <table:table-cell office:value-type="float" office:value="1.71038033878613" calcext:value-type="float">
            <text:p>1.71038033878613</text:p>
          </table:table-cell>
          <table:table-cell/>
        </table:table-row>
        <table:table-row table:style-name="ro1">
          <table:table-cell office:value-type="float" office:value="1.7106" calcext:value-type="float">
            <text:p>1.7106</text:p>
          </table:table-cell>
          <table:table-cell office:value-type="float" office:value="1.71018108152984" calcext:value-type="float">
            <text:p>1.71018108152984</text:p>
          </table:table-cell>
          <table:table-cell/>
        </table:table-row>
        <table:table-row table:style-name="ro1">
          <table:table-cell office:value-type="float" office:value="1.7109" calcext:value-type="float">
            <text:p>1.7109</text:p>
          </table:table-cell>
          <table:table-cell office:value-type="float" office:value="1.7102901478208" calcext:value-type="float">
            <text:p>1.7102901478208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59081545323" calcext:value-type="float">
            <text:p>1.71059081545323</text:p>
          </table:table-cell>
          <table:table-cell/>
        </table:table-row>
        <table:table-row table:style-name="ro1">
          <table:table-cell office:value-type="float" office:value="1.7107" calcext:value-type="float">
            <text:p>1.7107</text:p>
          </table:table-cell>
          <table:table-cell office:value-type="float" office:value="1.71047806963454" calcext:value-type="float">
            <text:p>1.71047806963454</text:p>
          </table:table-cell>
          <table:table-cell/>
        </table:table-row>
        <table:table-row table:style-name="ro1">
          <table:table-cell office:value-type="float" office:value="1.7109" calcext:value-type="float">
            <text:p>1.7109</text:p>
          </table:table-cell>
          <table:table-cell office:value-type="float" office:value="1.71038033878613" calcext:value-type="float">
            <text:p>1.71038033878613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58705882341" calcext:value-type="float">
            <text:p>1.71058705882341</text:p>
          </table:table-cell>
          <table:table-cell/>
        </table:table-row>
        <table:table-row table:style-name="ro1">
          <table:table-cell office:value-type="float" office:value="1.711" calcext:value-type="float">
            <text:p>1.711</text:p>
          </table:table-cell>
          <table:table-cell office:value-type="float" office:value="1.71047806963454" calcext:value-type="float">
            <text:p>1.71047806963454</text:p>
          </table:table-cell>
          <table:table-cell/>
        </table:table-row>
        <table:table-row table:style-name="ro1">
          <table:table-cell office:value-type="float" office:value="1.7106" calcext:value-type="float">
            <text:p>1.7106</text:p>
          </table:table-cell>
          <table:table-cell office:value-type="float" office:value="1.71068475908532" calcext:value-type="float">
            <text:p>1.71068475908532</text:p>
          </table:table-cell>
          <table:table-cell/>
        </table:table-row>
        <table:table-row table:style-name="ro1">
          <table:table-cell office:value-type="float" office:value="1.7104" calcext:value-type="float">
            <text:p>1.7104</text:p>
          </table:table-cell>
          <table:table-cell office:value-type="float" office:value="1.710271290483" calcext:value-type="float">
            <text:p>1.710271290483</text:p>
          </table:table-cell>
          <table:table-cell/>
        </table:table-row>
        <table:table-row table:style-name="ro1">
          <table:table-cell office:value-type="float" office:value="1.7106" calcext:value-type="float">
            <text:p>1.7106</text:p>
          </table:table-cell>
          <table:table-cell office:value-type="float" office:value="1.71008332662809" calcext:value-type="float">
            <text:p>1.71008332662809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29392219478" calcext:value-type="float">
            <text:p>1.71029392219478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48935257352" calcext:value-type="float">
            <text:p>1.71048935257352</text:p>
          </table:table-cell>
          <table:table-cell/>
        </table:table-row>
        <table:table-row table:style-name="ro1">
          <table:table-cell office:value-type="float" office:value="1.7106" calcext:value-type="float">
            <text:p>1.7106</text:p>
          </table:table-cell>
          <table:table-cell office:value-type="float" office:value="1.71048182967208" calcext:value-type="float">
            <text:p>1.71048182967208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27883049737" calcext:value-type="float">
            <text:p>1.71027883049737</text:p>
          </table:table-cell>
          <table:table-cell/>
        </table:table-row>
        <table:table-row table:style-name="ro1">
          <table:table-cell office:value-type="float" office:value="1.7107" calcext:value-type="float">
            <text:p>1.7107</text:p>
          </table:table-cell>
          <table:table-cell office:value-type="float" office:value="1.71048935257352" calcext:value-type="float">
            <text:p>1.71048935257352</text:p>
          </table:table-cell>
          <table:table-cell/>
        </table:table-row>
        <table:table-row table:style-name="ro1">
          <table:table-cell office:value-type="float" office:value="1.7105" calcext:value-type="float">
            <text:p>1.7105</text:p>
          </table:table-cell>
          <table:table-cell office:value-type="float" office:value="1.71038033878613" calcext:value-type="float">
            <text:p>1.71038033878613</text:p>
          </table:table-cell>
          <table:table-cell/>
        </table:table-row>
        <table:table-row table:style-name="ro1">
          <table:table-cell office:value-type="float" office:value="1.7109" calcext:value-type="float">
            <text:p>1.7109</text:p>
          </table:table-cell>
          <table:table-cell office:value-type="float" office:value="1.71018108152984" calcext:value-type="float">
            <text:p>1.71018108152984</text:p>
          </table:table-cell>
          <table:table-cell/>
        </table:table-row>
        <table:table-row table:style-name="ro1">
          <table:table-cell office:value-type="float" office:value="1.711" calcext:value-type="float">
            <text:p>1.711</text:p>
          </table:table-cell>
          <table:table-cell office:value-type="float" office:value="1.71059457300349" calcext:value-type="float">
            <text:p>1.71059457300349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6810095864" calcext:value-type="float">
            <text:p>1.7106810095864</text:p>
          </table:table-cell>
          <table:table-cell/>
        </table:table-row>
        <table:table-row table:style-name="ro1">
          <table:table-cell office:value-type="float" office:value="1.7109" calcext:value-type="float">
            <text:p>1.7109</text:p>
          </table:table-cell>
          <table:table-cell office:value-type="float" office:value="1.7104743105439" calcext:value-type="float">
            <text:p>1.7104743105439</text:p>
          </table:table-cell>
          <table:table-cell/>
        </table:table-row>
        <table:table-row table:style-name="ro1">
          <table:table-cell office:value-type="float" office:value="1.7107" calcext:value-type="float">
            <text:p>1.7107</text:p>
          </table:table-cell>
          <table:table-cell office:value-type="float" office:value="1.71058330311762" calcext:value-type="float">
            <text:p>1.71058330311762</text:p>
          </table:table-cell>
          <table:table-cell/>
        </table:table-row>
        <table:table-row table:style-name="ro1">
          <table:table-cell office:value-type="float" office:value="1.7109" calcext:value-type="float">
            <text:p>1.7109</text:p>
          </table:table-cell>
          <table:table-cell office:value-type="float" office:value="1.71037657350919" calcext:value-type="float">
            <text:p>1.71037657350919</text:p>
          </table:table-cell>
          <table:table-cell/>
        </table:table-row>
        <table:table-row table:style-name="ro1">
          <table:table-cell office:value-type="float" office:value="1.7109" calcext:value-type="float">
            <text:p>1.7109</text:p>
          </table:table-cell>
          <table:table-cell office:value-type="float" office:value="1.71058705882341" calcext:value-type="float">
            <text:p>1.71058705882341</text:p>
          </table:table-cell>
          <table:table-cell/>
        </table:table-row>
        <table:table-row table:style-name="ro1">
          <table:table-cell office:value-type="float" office:value="1.7102" calcext:value-type="float">
            <text:p>1.7102</text:p>
          </table:table-cell>
          <table:table-cell office:value-type="float" office:value="1.71057954833944" calcext:value-type="float">
            <text:p>1.71057954833944</text:p>
          </table:table-cell>
          <table:table-cell/>
        </table:table-row>
        <table:table-row table:style-name="ro1">
          <table:table-cell office:value-type="float" office:value="1.7103" calcext:value-type="float">
            <text:p>1.7103</text:p>
          </table:table-cell>
          <table:table-cell office:value-type="float" office:value="1.70986883289814" calcext:value-type="float">
            <text:p>1.70986883289814</text:p>
          </table:table-cell>
          <table:table-cell/>
        </table:table-row>
        <table:table-row table:style-name="ro1">
          <table:table-cell office:value-type="float" office:value="1.7101" calcext:value-type="float">
            <text:p>1.7101</text:p>
          </table:table-cell>
          <table:table-cell office:value-type="float" office:value="1.70999693913685" calcext:value-type="float">
            <text:p>1.70999693913685</text:p>
          </table:table-cell>
          <table:table-cell/>
        </table:table-row>
        <table:table-row table:style-name="ro1">
          <table:table-cell office:value-type="float" office:value="1.7103" calcext:value-type="float">
            <text:p>1.7103</text:p>
          </table:table-cell>
          <table:table-cell office:value-type="float" office:value="1.7097900265339" calcext:value-type="float">
            <text:p>1.7097900265339</text:p>
          </table:table-cell>
          <table:table-cell/>
        </table:table-row>
        <table:table-row table:style-name="ro1">
          <table:table-cell office:value-type="float" office:value="1.7102" calcext:value-type="float">
            <text:p>1.7102</text:p>
          </table:table-cell>
          <table:table-cell office:value-type="float" office:value="1.71000073225044" calcext:value-type="float">
            <text:p>1.71000073225044</text:p>
          </table:table-cell>
          <table:table-cell/>
        </table:table-row>
        <table:table-row table:style-name="ro1">
          <table:table-cell office:value-type="float" office:value="1.7103" calcext:value-type="float">
            <text:p>1.7103</text:p>
          </table:table-cell>
          <table:table-cell office:value-type="float" office:value="1.7098915954354" calcext:value-type="float">
            <text:p>1.7098915954354</text:p>
          </table:table-cell>
          <table:table-cell/>
        </table:table-row>
        <table:table-row table:style-name="ro1">
          <table:table-cell office:value-type="float" office:value="1.7104" calcext:value-type="float">
            <text:p>1.7104</text:p>
          </table:table-cell>
          <table:table-cell office:value-type="float" office:value="1.70999693913685" calcext:value-type="float">
            <text:p>1.70999693913685</text:p>
          </table:table-cell>
          <table:table-cell/>
        </table:table-row>
        <table:table-row table:style-name="ro1">
          <table:table-cell office:value-type="float" office:value="1.7104" calcext:value-type="float">
            <text:p>1.7104</text:p>
          </table:table-cell>
          <table:table-cell office:value-type="float" office:value="1.7100946812609" calcext:value-type="float">
            <text:p>1.7100946812609</text:p>
          </table:table-cell>
          <table:table-cell/>
        </table:table-row>
        <table:table-row table:style-name="ro1">
          <table:table-cell office:value-type="float" office:value="1.7103" calcext:value-type="float">
            <text:p>1.7103</text:p>
          </table:table-cell>
          <table:table-cell office:value-type="float" office:value="1.71009089539015" calcext:value-type="float">
            <text:p>1.71009089539015</text:p>
          </table:table-cell>
          <table:table-cell/>
        </table:table-row>
        <table:table-row table:style-name="ro1">
          <table:table-cell office:value-type="float" office:value="1.7102" calcext:value-type="float">
            <text:p>1.7102</text:p>
          </table:table-cell>
          <table:table-cell office:value-type="float" office:value="1.70998935591489" calcext:value-type="float">
            <text:p>1.70998935591489</text:p>
          </table:table-cell>
          <table:table-cell/>
        </table:table-row>
        <table:table-row table:style-name="ro1">
          <table:table-cell office:value-type="float" office:value="1.7104" calcext:value-type="float">
            <text:p>1.7104</text:p>
          </table:table-cell>
          <table:table-cell office:value-type="float" office:value="1.7098915954354" calcext:value-type="float">
            <text:p>1.7098915954354</text:p>
          </table:table-cell>
          <table:table-cell/>
        </table:table-row>
        <table:table-row table:style-name="ro1">
          <table:table-cell office:value-type="float" office:value="1.7103" calcext:value-type="float">
            <text:p>1.7103</text:p>
          </table:table-cell>
          <table:table-cell office:value-type="float" office:value="1.71009846812002" calcext:value-type="float">
            <text:p>1.71009846812002</text:p>
          </table:table-cell>
          <table:table-cell/>
        </table:table-row>
        <table:table-row table:style-name="ro1">
          <table:table-cell office:value-type="float" office:value="1.7101" calcext:value-type="float">
            <text:p>1.7101</text:p>
          </table:table-cell>
          <table:table-cell office:value-type="float" office:value="1.70998935591489" calcext:value-type="float">
            <text:p>1.70998935591489</text:p>
          </table:table-cell>
          <table:table-cell/>
        </table:table-row>
        <table:table-row table:style-name="ro1">
          <table:table-cell office:value-type="float" office:value="1.7102" calcext:value-type="float">
            <text:p>1.7102</text:p>
          </table:table-cell>
          <table:table-cell office:value-type="float" office:value="1.7097900265339" calcext:value-type="float">
            <text:p>1.7097900265339</text:p>
          </table:table-cell>
          <table:table-cell/>
        </table:table-row>
        <table:table-row table:style-name="ro1">
          <table:table-cell office:value-type="float" office:value="1.7104" calcext:value-type="float">
            <text:p>1.7104</text:p>
          </table:table-cell>
          <table:table-cell office:value-type="float" office:value="1.70989919114561" calcext:value-type="float">
            <text:p>1.70989919114561</text:p>
          </table:table-cell>
          <table:table-cell/>
        </table:table-row>
        <table:table-row table:style-name="ro1">
          <table:table-cell office:value-type="float" office:value="1.7102" calcext:value-type="float">
            <text:p>1.7102</text:p>
          </table:table-cell>
          <table:table-cell office:value-type="float" office:value="1.71009846812002" calcext:value-type="float">
            <text:p>1.71009846812002</text:p>
          </table:table-cell>
          <table:table-cell/>
        </table:table-row>
        <table:table-row table:style-name="ro1">
          <table:table-cell office:value-type="float" office:value="1.7103" calcext:value-type="float">
            <text:p>1.7103</text:p>
          </table:table-cell>
          <table:table-cell office:value-type="float" office:value="1.7098877991084" calcext:value-type="float">
            <text:p>1.7098877991084</text:p>
          </table:table-cell>
          <table:table-cell/>
        </table:table-row>
        <table:table-row table:style-name="ro1">
          <table:table-cell office:value-type="float" office:value="1.7104" calcext:value-type="float">
            <text:p>1.7104</text:p>
          </table:table-cell>
          <table:table-cell office:value-type="float" office:value="1.70999693913685" calcext:value-type="float">
            <text:p>1.70999693913685</text:p>
          </table:table-cell>
          <table:table-cell/>
        </table:table-row>
        <table:table-row table:style-name="ro1">
          <table:table-cell office:value-type="float" office:value="1.7103" calcext:value-type="float">
            <text:p>1.7103</text:p>
          </table:table-cell>
          <table:table-cell office:value-type="float" office:value="1.7100946812609" calcext:value-type="float">
            <text:p>1.7100946812609</text:p>
          </table:table-cell>
          <table:table-cell/>
        </table:table-row>
        <table:table-row table:style-name="ro1">
          <table:table-cell office:value-type="float" office:value="1.7105" calcext:value-type="float">
            <text:p>1.7105</text:p>
          </table:table-cell>
          <table:table-cell office:value-type="float" office:value="1.70998935591489" calcext:value-type="float">
            <text:p>1.70998935591489</text:p>
          </table:table-cell>
          <table:table-cell/>
        </table:table-row>
        <table:table-row table:style-name="ro1">
          <table:table-cell office:value-type="float" office:value="1.7104" calcext:value-type="float">
            <text:p>1.7104</text:p>
          </table:table-cell>
          <table:table-cell office:value-type="float" office:value="1.71019619810866" calcext:value-type="float">
            <text:p>1.71019619810866</text:p>
          </table:table-cell>
          <table:table-cell/>
        </table:table-row>
        <table:table-row table:style-name="ro1">
          <table:table-cell office:value-type="float" office:value="1.7102" calcext:value-type="float">
            <text:p>1.7102</text:p>
          </table:table-cell>
          <table:table-cell office:value-type="float" office:value="1.71008711051135" calcext:value-type="float">
            <text:p>1.71008711051135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098877991084" calcext:value-type="float">
            <text:p>1.7098877991084</text:p>
          </table:table-cell>
          <table:table-cell/>
        </table:table-row>
        <table:table-row table:style-name="ro1">
          <table:table-cell office:value-type="float" office:value="1.7109" calcext:value-type="float">
            <text:p>1.7109</text:p>
          </table:table-cell>
          <table:table-cell office:value-type="float" office:value="1.71050440958154" calcext:value-type="float">
            <text:p>1.71050440958154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58330311762" calcext:value-type="float">
            <text:p>1.71058330311762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47806963454" calcext:value-type="float">
            <text:p>1.71047806963454</text:p>
          </table:table-cell>
          <table:table-cell/>
        </table:table-row>
        <table:table-row table:style-name="ro1">
          <table:table-cell office:value-type="float" office:value="1.711" calcext:value-type="float">
            <text:p>1.711</text:p>
          </table:table-cell>
          <table:table-cell office:value-type="float" office:value="1.71048182967208" calcext:value-type="float">
            <text:p>1.71048182967208</text:p>
          </table:table-cell>
          <table:table-cell/>
        </table:table-row>
        <table:table-row table:style-name="ro1">
          <table:table-cell office:value-type="float" office:value="1.7112" calcext:value-type="float">
            <text:p>1.7112</text:p>
          </table:table-cell>
          <table:table-cell office:value-type="float" office:value="1.71068475908532" calcext:value-type="float">
            <text:p>1.71068475908532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88014156079" calcext:value-type="float">
            <text:p>1.71088014156079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46679521764" calcext:value-type="float">
            <text:p>1.71046679521764</text:p>
          </table:table-cell>
          <table:table-cell/>
        </table:table-row>
        <table:table-row table:style-name="ro1">
          <table:table-cell office:value-type="float" office:value="1.7109" calcext:value-type="float">
            <text:p>1.7109</text:p>
          </table:table-cell>
          <table:table-cell office:value-type="float" office:value="1.71048182967208" calcext:value-type="float">
            <text:p>1.71048182967208</text:p>
          </table:table-cell>
          <table:table-cell/>
        </table:table-row>
        <table:table-row table:style-name="ro1">
          <table:table-cell office:value-type="float" office:value="1.7109" calcext:value-type="float">
            <text:p>1.7109</text:p>
          </table:table-cell>
          <table:table-cell office:value-type="float" office:value="1.71058330311762" calcext:value-type="float">
            <text:p>1.71058330311762</text:p>
          </table:table-cell>
          <table:table-cell/>
        </table:table-row>
        <table:table-row table:style-name="ro1">
          <table:table-cell office:value-type="float" office:value="1.7107" calcext:value-type="float">
            <text:p>1.7107</text:p>
          </table:table-cell>
          <table:table-cell office:value-type="float" office:value="1.71057954833944" calcext:value-type="float">
            <text:p>1.71057954833944</text:p>
          </table:table-cell>
          <table:table-cell/>
        </table:table-row>
        <table:table-row table:style-name="ro1">
          <table:table-cell office:value-type="float" office:value="1.711" calcext:value-type="float">
            <text:p>1.711</text:p>
          </table:table-cell>
          <table:table-cell office:value-type="float" office:value="1.71037657350919" calcext:value-type="float">
            <text:p>1.71037657350919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68850949616" calcext:value-type="float">
            <text:p>1.71068850949616</text:p>
          </table:table-cell>
          <table:table-cell/>
        </table:table-row>
        <table:table-row table:style-name="ro1">
          <table:table-cell office:value-type="float" office:value="1.7109" calcext:value-type="float">
            <text:p>1.7109</text:p>
          </table:table-cell>
          <table:table-cell office:value-type="float" office:value="1.7104743105439" calcext:value-type="float">
            <text:p>1.7104743105439</text:p>
          </table:table-cell>
          <table:table-cell/>
        </table:table-row>
        <table:table-row table:style-name="ro1">
          <table:table-cell office:value-type="float" office:value="1.7106" calcext:value-type="float">
            <text:p>1.7106</text:p>
          </table:table-cell>
          <table:table-cell office:value-type="float" office:value="1.71058330311762" calcext:value-type="float">
            <text:p>1.71058330311762</text:p>
          </table:table-cell>
          <table:table-cell/>
        </table:table-row>
        <table:table-row table:style-name="ro1">
          <table:table-cell office:value-type="float" office:value="1.7109" calcext:value-type="float">
            <text:p>1.7109</text:p>
          </table:table-cell>
          <table:table-cell office:value-type="float" office:value="1.710275060001" calcext:value-type="float">
            <text:p>1.710275060001</text:p>
          </table:table-cell>
          <table:table-cell/>
        </table:table-row>
        <table:table-row table:style-name="ro1">
          <table:table-cell office:value-type="float" office:value="1.711" calcext:value-type="float">
            <text:p>1.711</text:p>
          </table:table-cell>
          <table:table-cell office:value-type="float" office:value="1.71059081545323" calcext:value-type="float">
            <text:p>1.71059081545323</text:p>
          </table:table-cell>
          <table:table-cell/>
        </table:table-row>
        <table:table-row table:style-name="ro1">
          <table:table-cell office:value-type="float" office:value="1.7106" calcext:value-type="float">
            <text:p>1.7106</text:p>
          </table:table-cell>
          <table:table-cell office:value-type="float" office:value="1.7106810095864" calcext:value-type="float">
            <text:p>1.7106810095864</text:p>
          </table:table-cell>
          <table:table-cell/>
        </table:table-row>
        <table:table-row table:style-name="ro1">
          <table:table-cell office:value-type="float" office:value="1.711" calcext:value-type="float">
            <text:p>1.711</text:p>
          </table:table-cell>
          <table:table-cell office:value-type="float" office:value="1.710271290483" calcext:value-type="float">
            <text:p>1.710271290483</text:p>
          </table:table-cell>
          <table:table-cell/>
        </table:table-row>
        <table:table-row table:style-name="ro1">
          <table:table-cell office:value-type="float" office:value="1.7106" calcext:value-type="float">
            <text:p>1.7106</text:p>
          </table:table-cell>
          <table:table-cell office:value-type="float" office:value="1.71069226081533" calcext:value-type="float">
            <text:p>1.71069226081533</text:p>
          </table:table-cell>
          <table:table-cell/>
        </table:table-row>
        <table:table-row table:style-name="ro1">
          <table:table-cell office:value-type="float" office:value="1.7107" calcext:value-type="float">
            <text:p>1.7107</text:p>
          </table:table-cell>
          <table:table-cell office:value-type="float" office:value="1.710271290483" calcext:value-type="float">
            <text:p>1.710271290483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38787221356" calcext:value-type="float">
            <text:p>1.71038787221356</text:p>
          </table:table-cell>
          <table:table-cell/>
        </table:table-row>
        <table:table-row table:style-name="ro1">
          <table:table-cell office:value-type="float" office:value="1.7109" calcext:value-type="float">
            <text:p>1.7109</text:p>
          </table:table-cell>
          <table:table-cell office:value-type="float" office:value="1.71048559065293" calcext:value-type="float">
            <text:p>1.71048559065293</text:p>
          </table:table-cell>
          <table:table-cell/>
        </table:table-row>
        <table:table-row table:style-name="ro1">
          <table:table-cell office:value-type="float" office:value="1.7107" calcext:value-type="float">
            <text:p>1.7107</text:p>
          </table:table-cell>
          <table:table-cell office:value-type="float" office:value="1.71058330311762" calcext:value-type="float">
            <text:p>1.71058330311762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37657350919" calcext:value-type="float">
            <text:p>1.71037657350919</text:p>
          </table:table-cell>
          <table:table-cell/>
        </table:table-row>
        <table:table-row table:style-name="ro1">
          <table:table-cell office:value-type="float" office:value="1.711" calcext:value-type="float">
            <text:p>1.711</text:p>
          </table:table-cell>
          <table:table-cell office:value-type="float" office:value="1.71048559065293" calcext:value-type="float">
            <text:p>1.71048559065293</text:p>
          </table:table-cell>
          <table:table-cell/>
        </table:table-row>
        <table:table-row table:style-name="ro1">
          <table:table-cell office:value-type="float" office:value="1.7111" calcext:value-type="float">
            <text:p>1.7111</text:p>
          </table:table-cell>
          <table:table-cell office:value-type="float" office:value="1.71068475908532" calcext:value-type="float">
            <text:p>1.71068475908532</text:p>
          </table:table-cell>
          <table:table-cell/>
        </table:table-row>
        <table:table-row table:style-name="ro1">
          <table:table-cell office:value-type="float" office:value="1.7112" calcext:value-type="float">
            <text:p>1.7112</text:p>
          </table:table-cell>
          <table:table-cell office:value-type="float" office:value="1.71077871003814" calcext:value-type="float">
            <text:p>1.71077871003814</text:p>
          </table:table-cell>
          <table:table-cell/>
        </table:table-row>
        <table:table-row table:style-name="ro1">
          <table:table-cell office:value-type="float" office:value="1.7109" calcext:value-type="float">
            <text:p>1.7109</text:p>
          </table:table-cell>
          <table:table-cell office:value-type="float" office:value="1.71087640445183" calcext:value-type="float">
            <text:p>1.71087640445183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56828960632" calcext:value-type="float">
            <text:p>1.71056828960632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47806963454" calcext:value-type="float">
            <text:p>1.71047806963454</text:p>
          </table:table-cell>
          <table:table-cell/>
        </table:table-row>
        <table:table-row table:style-name="ro1">
          <table:table-cell office:value-type="float" office:value="1.711" calcext:value-type="float">
            <text:p>1.711</text:p>
          </table:table-cell>
          <table:table-cell office:value-type="float" office:value="1.71048182967208" calcext:value-type="float">
            <text:p>1.71048182967208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68475908532" calcext:value-type="float">
            <text:p>1.71068475908532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4743105439" calcext:value-type="float">
            <text:p>1.7104743105439</text:p>
          </table:table-cell>
          <table:table-cell/>
        </table:table-row>
        <table:table-row table:style-name="ro1">
          <table:table-cell office:value-type="float" office:value="1.711" calcext:value-type="float">
            <text:p>1.711</text:p>
          </table:table-cell>
          <table:table-cell office:value-type="float" office:value="1.71048182967208" calcext:value-type="float">
            <text:p>1.71048182967208</text:p>
          </table:table-cell>
          <table:table-cell/>
        </table:table-row>
        <table:table-row table:style-name="ro1">
          <table:table-cell office:value-type="float" office:value="1.7109" calcext:value-type="float">
            <text:p>1.7109</text:p>
          </table:table-cell>
          <table:table-cell office:value-type="float" office:value="1.71068475908532" calcext:value-type="float">
            <text:p>1.71068475908532</text:p>
          </table:table-cell>
          <table:table-cell/>
        </table:table-row>
        <table:table-row table:style-name="ro1">
          <table:table-cell office:value-type="float" office:value="1.711" calcext:value-type="float">
            <text:p>1.711</text:p>
          </table:table-cell>
          <table:table-cell office:value-type="float" office:value="1.71057579449244" calcext:value-type="float">
            <text:p>1.71057579449244</text:p>
          </table:table-cell>
          <table:table-cell/>
        </table:table-row>
        <table:table-row table:style-name="ro1">
          <table:table-cell office:value-type="float" office:value="1.7109" calcext:value-type="float">
            <text:p>1.7109</text:p>
          </table:table-cell>
          <table:table-cell office:value-type="float" office:value="1.7106810095864" calcext:value-type="float">
            <text:p>1.7106810095864</text:p>
          </table:table-cell>
          <table:table-cell/>
        </table:table-row>
        <table:table-row table:style-name="ro1">
          <table:table-cell office:value-type="float" office:value="1.7111" calcext:value-type="float">
            <text:p>1.7111</text:p>
          </table:table-cell>
          <table:table-cell office:value-type="float" office:value="1.71057579449244" calcext:value-type="float">
            <text:p>1.71057579449244</text:p>
          </table:table-cell>
          <table:table-cell/>
        </table:table-row>
        <table:table-row table:style-name="ro1">
          <table:table-cell office:value-type="float" office:value="1.7111" calcext:value-type="float">
            <text:p>1.7111</text:p>
          </table:table-cell>
          <table:table-cell office:value-type="float" office:value="1.71078245333813" calcext:value-type="float">
            <text:p>1.71078245333813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77496764155" calcext:value-type="float">
            <text:p>1.71077496764155</text:p>
          </table:table-cell>
          <table:table-cell/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1.71047055240374" calcext:value-type="float">
            <text:p>1.71047055240374</text:p>
          </table:table-cell>
          <table:table-cell/>
        </table:table-row>
        <table:table-row table:style-name="ro1">
          <table:table-cell office:value-type="float" office:value="1.7109" calcext:value-type="float">
            <text:p>1.7109</text:p>
          </table:table-cell>
          <table:table-cell office:value-type="float" office:value="1.71048182967208" calcext:value-type="float">
            <text:p>1.71048182967208</text:p>
          </table:table-cell>
          <table:table-cell/>
        </table:table-row>
        <table:table-row table:style-name="ro1">
          <table:table-cell office:value-type="float" office:value="1.711" calcext:value-type="float">
            <text:p>1.711</text:p>
          </table:table-cell>
          <table:table-cell office:value-type="float" office:value="1.71058330311762" calcext:value-type="float">
            <text:p>1.710583303117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7106810095864" calcext:value-type="float">
            <text:p>1.7106810095864</text:p>
          </table:table-cell>
        </table:table-row>
        <table:table-row table:style-name="ro1">
          <table:table-cell table:number-columns-repeated="2"/>
          <table:table-cell office:value-type="float" office:value="1.710353531706" calcext:value-type="float">
            <text:p>1.710353531706</text:p>
          </table:table-cell>
        </table:table-row>
        <table:table-row table:style-name="ro1">
          <table:table-cell table:number-columns-repeated="2"/>
          <table:table-cell office:value-type="float" office:value="1.71003307374066" calcext:value-type="float">
            <text:p>1.71003307374066</text:p>
          </table:table-cell>
        </table:table-row>
        <table:table-row table:style-name="ro1">
          <table:table-cell table:number-columns-repeated="2"/>
          <table:table-cell office:value-type="float" office:value="1.70972000360786" calcext:value-type="float">
            <text:p>1.70972000360786</text:p>
          </table:table-cell>
        </table:table-row>
        <table:table-row table:style-name="ro1">
          <table:table-cell table:number-columns-repeated="2"/>
          <table:table-cell office:value-type="float" office:value="1.70941411601675" calcext:value-type="float">
            <text:p>1.70941411601675</text:p>
          </table:table-cell>
        </table:table-row>
        <table:table-row table:style-name="ro1">
          <table:table-cell table:number-columns-repeated="2"/>
          <table:table-cell office:value-type="float" office:value="1.70911519295588" calcext:value-type="float">
            <text:p>1.70911519295588</text:p>
          </table:table-cell>
        </table:table-row>
        <table:table-row table:style-name="ro1">
          <table:table-cell table:number-columns-repeated="2"/>
          <table:table-cell office:value-type="float" office:value="1.70882302485972" calcext:value-type="float">
            <text:p>1.70882302485972</text:p>
          </table:table-cell>
        </table:table-row>
        <table:table-row table:style-name="ro1">
          <table:table-cell table:number-columns-repeated="2"/>
          <table:table-cell office:value-type="float" office:value="1.70853741093427" calcext:value-type="float">
            <text:p>1.70853741093427</text:p>
          </table:table-cell>
        </table:table-row>
        <table:table-row table:style-name="ro1">
          <table:table-cell table:number-columns-repeated="2"/>
          <table:table-cell office:value-type="float" office:value="1.70825815870513" calcext:value-type="float">
            <text:p>1.70825815870513</text:p>
          </table:table-cell>
        </table:table-row>
        <table:table-row table:style-name="ro1">
          <table:table-cell table:number-columns-repeated="2"/>
          <table:table-cell office:value-type="float" office:value="1.70798508356589" calcext:value-type="float">
            <text:p>1.70798508356589</text:p>
          </table:table-cell>
        </table:table-row>
        <table:table-row table:style-name="ro1">
          <table:table-cell table:number-columns-repeated="2"/>
          <table:table-cell office:value-type="float" office:value="1.70771800835501" calcext:value-type="float">
            <text:p>1.70771800835501</text:p>
          </table:table-cell>
        </table:table-row>
        <table:table-row table:style-name="ro1">
          <table:table-cell table:number-columns-repeated="2"/>
          <table:table-cell office:value-type="float" office:value="1.70745676296007" calcext:value-type="float">
            <text:p>1.70745676296007</text:p>
          </table:table-cell>
        </table:table-row>
        <table:table-row table:style-name="ro1">
          <table:table-cell table:number-columns-repeated="2"/>
          <table:table-cell office:value-type="float" office:value="1.70720118394746" calcext:value-type="float">
            <text:p>1.70720118394746</text:p>
          </table:table-cell>
        </table:table-row>
        <table:table-row table:style-name="ro1">
          <table:table-cell table:number-columns-repeated="2"/>
          <table:table-cell office:value-type="float" office:value="1.70695111421561" calcext:value-type="float">
            <text:p>1.70695111421561</text:p>
          </table:table-cell>
        </table:table-row>
        <table:table-row table:style-name="ro1">
          <table:table-cell table:number-columns-repeated="2"/>
          <table:table-cell office:value-type="float" office:value="1.70670640267005" calcext:value-type="float">
            <text:p>1.70670640267005</text:p>
          </table:table-cell>
        </table:table-row>
        <table:table-row table:style-name="ro1">
          <table:table-cell table:number-columns-repeated="2"/>
          <table:table-cell office:value-type="float" office:value="1.70646690391878" calcext:value-type="float">
            <text:p>1.70646690391878</text:p>
          </table:table-cell>
        </table:table-row>
        <table:table-row table:style-name="ro1">
          <table:table-cell table:number-columns-repeated="2"/>
          <table:table-cell office:value-type="float" office:value="1.70623247798635" calcext:value-type="float">
            <text:p>1.70623247798635</text:p>
          </table:table-cell>
        </table:table-row>
        <table:table-row table:style-name="ro1">
          <table:table-cell table:number-columns-repeated="2"/>
          <table:table-cell office:value-type="float" office:value="1.70600299004547" calcext:value-type="float">
            <text:p>1.70600299004547</text:p>
          </table:table-cell>
        </table:table-row>
        <table:table-row table:style-name="ro1">
          <table:table-cell table:number-columns-repeated="2"/>
          <table:table-cell office:value-type="float" office:value="1.70577831016486" calcext:value-type="float">
            <text:p>1.70577831016486</text:p>
          </table:table-cell>
        </table:table-row>
        <table:table-row table:style-name="ro1">
          <table:table-cell table:number-columns-repeated="2"/>
          <table:table-cell office:value-type="float" office:value="1.7055583130722" calcext:value-type="float">
            <text:p>1.7055583130722</text:p>
          </table:table-cell>
        </table:table-row>
        <table:table-row table:style-name="ro1">
          <table:table-cell table:number-columns-repeated="2"/>
          <table:table-cell office:value-type="float" office:value="1.70534287793116" calcext:value-type="float">
            <text:p>1.70534287793116</text:p>
          </table:table-cell>
        </table:table-row>
        <table:table-row table:style-name="ro1">
          <table:table-cell table:number-columns-repeated="2"/>
          <table:table-cell office:value-type="float" office:value="1.70513188813148" calcext:value-type="float">
            <text:p>1.70513188813148</text:p>
          </table:table-cell>
        </table:table-row>
        <table:table-row table:style-name="ro1">
          <table:table-cell table:number-columns-repeated="2"/>
          <table:table-cell office:value-type="float" office:value="1.70492523109134" calcext:value-type="float">
            <text:p>1.70492523109134</text:p>
          </table:table-cell>
        </table:table-row>
        <table:table-row table:style-name="ro1">
          <table:table-cell table:number-columns-repeated="2"/>
          <table:table-cell office:value-type="float" office:value="1.70472279807107" calcext:value-type="float">
            <text:p>1.70472279807107</text:p>
          </table:table-cell>
        </table:table-row>
        <table:table-row table:style-name="ro1">
          <table:table-cell table:number-columns-repeated="2"/>
          <table:table-cell office:value-type="float" office:value="1.70452448399754" calcext:value-type="float">
            <text:p>1.70452448399754</text:p>
          </table:table-cell>
        </table:table-row>
        <table:table-row table:style-name="ro1">
          <table:table-cell table:number-columns-repeated="2"/>
          <table:table-cell office:value-type="float" office:value="1.70433018729839" calcext:value-type="float">
            <text:p>1.70433018729839</text:p>
          </table:table-cell>
        </table:table-row>
        <table:table-row table:style-name="ro1">
          <table:table-cell table:number-columns-repeated="2"/>
          <table:table-cell office:value-type="float" office:value="1.70413980974567" calcext:value-type="float">
            <text:p>1.70413980974567</text:p>
          </table:table-cell>
        </table:table-row>
        <table:table-row table:style-name="ro1">
          <table:table-cell table:number-columns-repeated="2"/>
          <table:table-cell office:value-type="float" office:value="1.70395325630803" calcext:value-type="float">
            <text:p>1.70395325630803</text:p>
          </table:table-cell>
        </table:table-row>
        <table:table-row table:style-name="ro1">
          <table:table-cell table:number-columns-repeated="2"/>
          <table:table-cell office:value-type="float" office:value="1.70377043501114" calcext:value-type="float">
            <text:p>1.70377043501114</text:p>
          </table:table-cell>
        </table:table-row>
        <table:table-row table:style-name="ro1">
          <table:table-cell table:number-columns-repeated="2"/>
          <table:table-cell office:value-type="float" office:value="1.70359125680558" calcext:value-type="float">
            <text:p>1.70359125680558</text:p>
          </table:table-cell>
        </table:table-row>
        <table:table-row table:style-name="ro1">
          <table:table-cell table:number-columns-repeated="2"/>
          <table:table-cell office:value-type="float" office:value="1.70341563544201" calcext:value-type="float">
            <text:p>1.70341563544201</text:p>
          </table:table-cell>
        </table:table-row>
        <table:table-row table:style-name="ro1">
          <table:table-cell table:number-columns-repeated="2"/>
          <table:table-cell office:value-type="float" office:value="1.70324348735287" calcext:value-type="float">
            <text:p>1.70324348735287</text:p>
          </table:table-cell>
        </table:table-row>
        <table:table-row table:style-name="ro1">
          <table:table-cell table:number-columns-repeated="2"/>
          <table:table-cell office:value-type="float" office:value="1.70307473154039" calcext:value-type="float">
            <text:p>1.70307473154039</text:p>
          </table:table-cell>
        </table:table-row>
        <table:table-row table:style-name="ro1">
          <table:table-cell table:number-columns-repeated="2"/>
          <table:table-cell office:value-type="float" office:value="1.7029092894705" calcext:value-type="float">
            <text:p>1.7029092894705</text:p>
          </table:table-cell>
        </table:table-row>
        <table:table-row table:style-name="ro1">
          <table:table-cell table:number-columns-repeated="2"/>
          <table:table-cell office:value-type="float" office:value="1.7027470849722" calcext:value-type="float">
            <text:p>1.7027470849722</text:p>
          </table:table-cell>
        </table:table-row>
        <table:table-row table:style-name="ro1">
          <table:table-cell table:number-columns-repeated="2"/>
          <table:table-cell office:value-type="float" office:value="1.70258804414214" calcext:value-type="float">
            <text:p>1.70258804414214</text:p>
          </table:table-cell>
        </table:table-row>
        <table:table-row table:style-name="ro1">
          <table:table-cell table:number-columns-repeated="2"/>
          <table:table-cell office:value-type="float" office:value="1.70243209525403" calcext:value-type="float">
            <text:p>1.70243209525403</text:p>
          </table:table-cell>
        </table:table-row>
        <table:table-row table:style-name="ro1">
          <table:table-cell table:number-columns-repeated="2"/>
          <table:table-cell office:value-type="float" office:value="1.70227916867265" calcext:value-type="float">
            <text:p>1.70227916867265</text:p>
          </table:table-cell>
        </table:table-row>
        <table:table-row table:style-name="ro1">
          <table:table-cell table:number-columns-repeated="2"/>
          <table:table-cell office:value-type="float" office:value="1.70212919677218" calcext:value-type="float">
            <text:p>1.70212919677218</text:p>
          </table:table-cell>
        </table:table-row>
        <table:table-row table:style-name="ro1">
          <table:table-cell table:number-columns-repeated="2"/>
          <table:table-cell office:value-type="float" office:value="1.70198211385852" calcext:value-type="float">
            <text:p>1.70198211385852</text:p>
          </table:table-cell>
        </table:table-row>
        <table:table-row table:style-name="ro1">
          <table:table-cell table:number-columns-repeated="2"/>
          <table:table-cell office:value-type="float" office:value="1.70183785609546" calcext:value-type="float">
            <text:p>1.70183785609546</text:p>
          </table:table-cell>
        </table:table-row>
        <table:table-row table:style-name="ro1">
          <table:table-cell table:number-columns-repeated="2"/>
          <table:table-cell office:value-type="float" office:value="1.70169636143446" calcext:value-type="float">
            <text:p>1.70169636143446</text:p>
          </table:table-cell>
        </table:table-row>
        <table:table-row table:style-name="ro1">
          <table:table-cell table:number-columns-repeated="2"/>
          <table:table-cell office:value-type="float" office:value="1.70155756954777" calcext:value-type="float">
            <text:p>1.70155756954777</text:p>
          </table:table-cell>
        </table:table-row>
        <table:table-row table:style-name="ro1">
          <table:table-cell table:number-columns-repeated="2"/>
          <table:table-cell office:value-type="float" office:value="1.70142142176478" calcext:value-type="float">
            <text:p>1.70142142176478</text:p>
          </table:table-cell>
        </table:table-row>
        <table:table-row table:style-name="ro1">
          <table:table-cell table:number-columns-repeated="2"/>
          <table:table-cell office:value-type="float" office:value="1.70128786101137" calcext:value-type="float">
            <text:p>1.70128786101137</text:p>
          </table:table-cell>
        </table:table-row>
        <table:table-row table:style-name="ro1">
          <table:table-cell table:number-columns-repeated="2"/>
          <table:table-cell office:value-type="float" office:value="1.70115683175208" calcext:value-type="float">
            <text:p>1.70115683175208</text:p>
          </table:table-cell>
        </table:table-row>
        <table:table-row table:style-name="ro1">
          <table:table-cell table:number-columns-repeated="2"/>
          <table:table-cell office:value-type="float" office:value="1.70102827993501" calcext:value-type="float">
            <text:p>1.70102827993501</text:p>
          </table:table-cell>
        </table:table-row>
        <table:table-row table:style-name="ro1">
          <table:table-cell table:number-columns-repeated="2"/>
          <table:table-cell office:value-type="float" office:value="1.70090215293924" calcext:value-type="float">
            <text:p>1.70090215293924</text:p>
          </table:table-cell>
        </table:table-row>
        <table:table-row table:style-name="ro1">
          <table:table-cell table:number-columns-repeated="2"/>
          <table:table-cell office:value-type="float" office:value="1.70077839952459" calcext:value-type="float">
            <text:p>1.70077839952459</text:p>
          </table:table-cell>
        </table:table-row>
        <table:table-row table:style-name="ro1">
          <table:table-cell table:number-columns-repeated="2"/>
          <table:table-cell office:value-type="float" office:value="1.70065696978377" calcext:value-type="float">
            <text:p>1.70065696978377</text:p>
          </table:table-cell>
        </table:table-row>
        <table:table-row table:style-name="ro1">
          <table:table-cell table:number-columns-repeated="2"/>
          <table:table-cell office:value-type="float" office:value="1.70053781509654" calcext:value-type="float">
            <text:p>1.70053781509654</text:p>
          </table:table-cell>
        </table:table-row>
        <table:table-row table:style-name="ro1">
          <table:table-cell table:number-columns-repeated="2"/>
          <table:table-cell office:value-type="float" office:value="1.70042088808601" calcext:value-type="float">
            <text:p>1.70042088808601</text:p>
          </table:table-cell>
        </table:table-row>
        <table:table-row table:style-name="ro1">
          <table:table-cell table:number-columns-repeated="2"/>
          <table:table-cell office:value-type="float" office:value="1.70030614257679" calcext:value-type="float">
            <text:p>1.70030614257679</text:p>
          </table:table-cell>
        </table:table-row>
        <table:table-row table:style-name="ro1">
          <table:table-cell table:number-columns-repeated="2"/>
          <table:table-cell office:value-type="float" office:value="1.70019353355499" calcext:value-type="float">
            <text:p>1.70019353355499</text:p>
          </table:table-cell>
        </table:table-row>
        <table:table-row table:style-name="ro1">
          <table:table-cell table:number-columns-repeated="2"/>
          <table:table-cell office:value-type="float" office:value="1.70008301712992" calcext:value-type="float">
            <text:p>1.70008301712992</text:p>
          </table:table-cell>
        </table:table-row>
        <table:table-row table:style-name="ro1">
          <table:table-cell table:number-columns-repeated="2"/>
          <table:table-cell office:value-type="float" office:value="1.6999745504975" calcext:value-type="float">
            <text:p>1.6999745504975</text:p>
          </table:table-cell>
        </table:table-row>
        <table:table-row table:style-name="ro1">
          <table:table-cell table:number-columns-repeated="2"/>
          <table:table-cell office:value-type="float" office:value="1.69986809190512" calcext:value-type="float">
            <text:p>1.69986809190512</text:p>
          </table:table-cell>
        </table:table-row>
        <table:table-row table:style-name="ro1">
          <table:table-cell table:number-columns-repeated="2"/>
          <table:table-cell office:value-type="float" office:value="1.69976360061805" calcext:value-type="float">
            <text:p>1.69976360061805</text:p>
          </table:table-cell>
        </table:table-row>
        <table:table-row table:style-name="ro1">
          <table:table-cell table:number-columns-repeated="2"/>
          <table:table-cell office:value-type="float" office:value="1.69966103688718" calcext:value-type="float">
            <text:p>1.69966103688718</text:p>
          </table:table-cell>
        </table:table-row>
        <table:table-row table:style-name="ro1">
          <table:table-cell table:number-columns-repeated="2"/>
          <table:table-cell office:value-type="float" office:value="1.69956036191816" calcext:value-type="float">
            <text:p>1.69956036191816</text:p>
          </table:table-cell>
        </table:table-row>
        <table:table-row table:style-name="ro1">
          <table:table-cell table:number-columns-repeated="2"/>
          <table:table-cell office:value-type="float" office:value="1.69946153784177" calcext:value-type="float">
            <text:p>1.69946153784177</text:p>
          </table:table-cell>
        </table:table-row>
        <table:table-row table:style-name="ro1">
          <table:table-cell table:number-columns-repeated="2"/>
          <table:table-cell office:value-type="float" office:value="1.69936452768543" calcext:value-type="float">
            <text:p>1.69936452768543</text:p>
          </table:table-cell>
        </table:table-row>
        <table:table-row table:style-name="ro1">
          <table:table-cell table:number-columns-repeated="2"/>
          <table:table-cell office:value-type="float" office:value="1.69926929534596" calcext:value-type="float">
            <text:p>1.69926929534596</text:p>
          </table:table-cell>
        </table:table-row>
        <table:table-row table:style-name="ro1">
          <table:table-cell table:number-columns-repeated="2"/>
          <table:table-cell office:value-type="float" office:value="1.69917580556334" calcext:value-type="float">
            <text:p>1.69917580556334</text:p>
          </table:table-cell>
        </table:table-row>
        <table:table-row table:style-name="ro1">
          <table:table-cell table:number-columns-repeated="2"/>
          <table:table-cell office:value-type="float" office:value="1.69908402389549" calcext:value-type="float">
            <text:p>1.69908402389549</text:p>
          </table:table-cell>
        </table:table-row>
        <table:table-row table:style-name="ro1">
          <table:table-cell table:number-columns-repeated="2"/>
          <table:table-cell office:value-type="float" office:value="1.69899391669415" calcext:value-type="float">
            <text:p>1.69899391669415</text:p>
          </table:table-cell>
        </table:table-row>
        <table:table-row table:style-name="ro1">
          <table:table-cell table:number-columns-repeated="2"/>
          <table:table-cell office:value-type="float" office:value="1.69890545108151" calcext:value-type="float">
            <text:p>1.69890545108151</text:p>
          </table:table-cell>
        </table:table-row>
        <table:table-row table:style-name="ro1">
          <table:table-cell table:number-columns-repeated="2"/>
          <table:table-cell office:value-type="float" office:value="1.6988185949279" calcext:value-type="float">
            <text:p>1.6988185949279</text:p>
          </table:table-cell>
        </table:table-row>
        <table:table-row table:style-name="ro1">
          <table:table-cell table:number-columns-repeated="2"/>
          <table:table-cell office:value-type="float" office:value="1.69873331683023" calcext:value-type="float">
            <text:p>1.69873331683023</text:p>
          </table:table-cell>
        </table:table-row>
        <table:table-row table:style-name="ro1">
          <table:table-cell table:number-columns-repeated="2"/>
          <table:table-cell office:value-type="float" office:value="1.69864958609126" calcext:value-type="float">
            <text:p>1.69864958609126</text:p>
          </table:table-cell>
        </table:table-row>
        <table:table-row table:style-name="ro1">
          <table:table-cell table:number-columns-repeated="2"/>
          <table:table-cell office:value-type="float" office:value="1.69856737269964" calcext:value-type="float">
            <text:p>1.69856737269964</text:p>
          </table:table-cell>
        </table:table-row>
        <table:table-row table:style-name="ro1">
          <table:table-cell table:number-columns-repeated="2"/>
          <table:table-cell office:value-type="float" office:value="1.69848664731072" calcext:value-type="float">
            <text:p>1.69848664731072</text:p>
          </table:table-cell>
        </table:table-row>
        <table:table-row table:style-name="ro1">
          <table:table-cell table:number-columns-repeated="2"/>
          <table:table-cell office:value-type="float" office:value="1.69840738122801" calcext:value-type="float">
            <text:p>1.69840738122801</text:p>
          </table:table-cell>
        </table:table-row>
        <table:table-row table:style-name="ro1">
          <table:table-cell table:number-columns-repeated="2"/>
          <table:table-cell office:value-type="float" office:value="1.6983295463853" calcext:value-type="float">
            <text:p>1.6983295463853</text:p>
          </table:table-cell>
        </table:table-row>
        <table:table-row table:style-name="ro1">
          <table:table-cell table:number-columns-repeated="2"/>
          <table:table-cell office:value-type="float" office:value="1.69825311532951" calcext:value-type="float">
            <text:p>1.69825311532951</text:p>
          </table:table-cell>
        </table:table-row>
        <table:table-row table:style-name="ro1">
          <table:table-cell table:number-columns-repeated="2"/>
          <table:table-cell office:value-type="float" office:value="1.69817806120406" calcext:value-type="float">
            <text:p>1.69817806120406</text:p>
          </table:table-cell>
        </table:table-row>
        <table:table-row table:style-name="ro1">
          <table:table-cell table:number-columns-repeated="2"/>
          <table:table-cell office:value-type="float" office:value="1.69810435773284" calcext:value-type="float">
            <text:p>1.69810435773284</text:p>
          </table:table-cell>
        </table:table-row>
        <table:table-row table:style-name="ro1">
          <table:table-cell table:number-columns-repeated="2"/>
          <table:table-cell office:value-type="float" office:value="1.69803197920477" calcext:value-type="float">
            <text:p>1.69803197920477</text:p>
          </table:table-cell>
        </table:table-row>
        <table:table-row table:style-name="ro1">
          <table:table-cell table:number-columns-repeated="2"/>
          <table:table-cell office:value-type="float" office:value="1.69796090045889" calcext:value-type="float">
            <text:p>1.69796090045889</text:p>
          </table:table-cell>
        </table:table-row>
        <table:table-row table:style-name="ro1">
          <table:table-cell table:number-columns-repeated="2"/>
          <table:table-cell office:value-type="float" office:value="1.69789109686993" calcext:value-type="float">
            <text:p>1.69789109686993</text:p>
          </table:table-cell>
        </table:table-row>
        <table:table-row table:style-name="ro1">
          <table:table-cell table:number-columns-repeated="2"/>
          <table:table-cell office:value-type="float" office:value="1.69782254433436" calcext:value-type="float">
            <text:p>1.69782254433436</text:p>
          </table:table-cell>
        </table:table-row>
        <table:table-row table:style-name="ro1">
          <table:table-cell table:number-columns-repeated="2"/>
          <table:table-cell office:value-type="float" office:value="1.697755219257" calcext:value-type="float">
            <text:p>1.697755219257</text:p>
          </table:table-cell>
        </table:table-row>
        <table:table-row table:style-name="ro1">
          <table:table-cell table:number-columns-repeated="2"/>
          <table:table-cell office:value-type="float" office:value="1.69768909853794" calcext:value-type="float">
            <text:p>1.69768909853794</text:p>
          </table:table-cell>
        </table:table-row>
        <table:table-row table:style-name="ro1">
          <table:table-cell table:number-columns-repeated="2"/>
          <table:table-cell office:value-type="float" office:value="1.69762415956002" calcext:value-type="float">
            <text:p>1.69762415956002</text:p>
          </table:table-cell>
        </table:table-row>
        <table:table-row table:style-name="ro1">
          <table:table-cell table:number-columns-repeated="2"/>
          <table:table-cell office:value-type="float" office:value="1.6975603801766" calcext:value-type="float">
            <text:p>1.6975603801766</text:p>
          </table:table-cell>
        </table:table-row>
        <table:table-row table:style-name="ro1">
          <table:table-cell table:number-columns-repeated="2"/>
          <table:table-cell office:value-type="float" office:value="1.69749773869987" calcext:value-type="float">
            <text:p>1.69749773869987</text:p>
          </table:table-cell>
        </table:table-row>
        <table:table-row table:style-name="ro1">
          <table:table-cell table:number-columns-repeated="2"/>
          <table:table-cell office:value-type="float" office:value="1.69743621388936" calcext:value-type="float">
            <text:p>1.69743621388936</text:p>
          </table:table-cell>
        </table:table-row>
        <table:table-row table:style-name="ro1">
          <table:table-cell table:number-columns-repeated="2"/>
          <table:table-cell office:value-type="float" office:value="1.69737578494098" calcext:value-type="float">
            <text:p>1.69737578494098</text:p>
          </table:table-cell>
        </table:table-row>
        <table:table-row table:style-name="ro1">
          <table:table-cell table:number-columns-repeated="2"/>
          <table:table-cell office:value-type="float" office:value="1.6973164314763" calcext:value-type="float">
            <text:p>1.6973164314763</text:p>
          </table:table-cell>
        </table:table-row>
        <table:table-row table:style-name="ro1">
          <table:table-cell table:number-columns-repeated="2"/>
          <table:table-cell office:value-type="float" office:value="1.6972581335322" calcext:value-type="float">
            <text:p>1.6972581335322</text:p>
          </table:table-cell>
        </table:table-row>
        <table:table-row table:style-name="ro1">
          <table:table-cell table:number-columns-repeated="2"/>
          <table:table-cell office:value-type="float" office:value="1.69720087155087" calcext:value-type="float">
            <text:p>1.69720087155087</text:p>
          </table:table-cell>
        </table:table-row>
        <table:table-row table:style-name="ro1">
          <table:table-cell table:number-columns-repeated="2"/>
          <table:table-cell office:value-type="float" office:value="1.69714462637004" calcext:value-type="float">
            <text:p>1.69714462637004</text:p>
          </table:table-cell>
        </table:table-row>
        <table:table-row table:style-name="ro1">
          <table:table-cell table:number-columns-repeated="2"/>
          <table:table-cell office:value-type="float" office:value="1.6970893792136" calcext:value-type="float">
            <text:p>1.6970893792136</text:p>
          </table:table-cell>
        </table:table-row>
        <table:table-row table:style-name="ro1">
          <table:table-cell table:number-columns-repeated="2"/>
          <table:table-cell office:value-type="float" office:value="1.69703511168245" calcext:value-type="float">
            <text:p>1.69703511168245</text:p>
          </table:table-cell>
        </table:table-row>
        <table:table-row table:style-name="ro1">
          <table:table-cell table:number-columns-repeated="2"/>
          <table:table-cell office:value-type="float" office:value="1.69698180574558" calcext:value-type="float">
            <text:p>1.69698180574558</text:p>
          </table:table-cell>
        </table:table-row>
        <table:table-row table:style-name="ro1">
          <table:table-cell table:number-columns-repeated="2"/>
          <table:table-cell office:value-type="float" office:value="1.69692944373157" calcext:value-type="float">
            <text:p>1.69692944373157</text:p>
          </table:table-cell>
        </table:table-row>
        <table:table-row table:style-name="ro1">
          <table:table-cell table:number-columns-repeated="2"/>
          <table:table-cell office:value-type="float" office:value="1.69687800832013" calcext:value-type="float">
            <text:p>1.69687800832013</text:p>
          </table:table-cell>
        </table:table-row>
        <table:table-row table:style-name="ro1">
          <table:table-cell table:number-columns-repeated="2"/>
          <table:table-cell office:value-type="float" office:value="1.69682748253407" calcext:value-type="float">
            <text:p>1.69682748253407</text:p>
          </table:table-cell>
        </table:table-row>
        <table:table-row table:style-name="ro1">
          <table:table-cell table:number-columns-repeated="2"/>
          <table:table-cell office:value-type="float" office:value="1.69677784973139" calcext:value-type="float">
            <text:p>1.69677784973139</text:p>
          </table:table-cell>
        </table:table-row>
        <table:table-row table:style-name="ro1">
          <table:table-cell table:number-columns-repeated="2"/>
          <table:table-cell office:value-type="float" office:value="1.69672909359766" calcext:value-type="float">
            <text:p>1.69672909359766</text:p>
          </table:table-cell>
        </table:table-row>
        <table:table-row table:style-name="ro1">
          <table:table-cell table:number-columns-repeated="2"/>
          <table:table-cell office:value-type="float" office:value="1.69668119813855" calcext:value-type="float">
            <text:p>1.69668119813855</text:p>
          </table:table-cell>
        </table:table-row>
        <table:table-row table:style-name="ro1">
          <table:table-cell table:number-columns-repeated="2"/>
          <table:table-cell office:value-type="float" office:value="1.69663414767268" calcext:value-type="float">
            <text:p>1.69663414767268</text:p>
          </table:table-cell>
        </table:table-row>
        <table:table-row table:style-name="ro1">
          <table:table-cell table:number-columns-repeated="2"/>
          <table:table-cell office:value-type="float" office:value="1.69658792682453" calcext:value-type="float">
            <text:p>1.69658792682453</text:p>
          </table:table-cell>
        </table:table-row>
        <table:table-row table:style-name="ro1">
          <table:table-cell table:number-columns-repeated="2"/>
          <table:table-cell office:value-type="float" office:value="1.69654252051767" calcext:value-type="float">
            <text:p>1.69654252051767</text:p>
          </table:table-cell>
        </table:table-row>
        <table:table-row table:style-name="ro1">
          <table:table-cell table:number-columns-repeated="2"/>
          <table:table-cell office:value-type="float" office:value="1.69649791396808" calcext:value-type="float">
            <text:p>1.69649791396808</text:p>
          </table:table-cell>
        </table:table-row>
        <table:table-row table:style-name="ro1">
          <table:table-cell table:number-columns-repeated="2"/>
          <table:table-cell office:value-type="float" office:value="1.69645409267777" calcext:value-type="float">
            <text:p>1.69645409267777</text:p>
          </table:table-cell>
        </table:table-row>
        <table:table-row table:style-name="ro1">
          <table:table-cell table:number-columns-repeated="2"/>
          <table:table-cell office:value-type="float" office:value="1.69641104242843" calcext:value-type="float">
            <text:p>1.69641104242843</text:p>
          </table:table-cell>
        </table:table-row>
        <table:table-row table:style-name="ro1">
          <table:table-cell table:number-columns-repeated="2"/>
          <table:table-cell office:value-type="float" office:value="1.69636874927537" calcext:value-type="float">
            <text:p>1.69636874927537</text:p>
          </table:table-cell>
        </table:table-row>
        <table:table-row table:style-name="ro1">
          <table:table-cell table:number-columns-repeated="2"/>
          <table:table-cell office:value-type="float" office:value="1.69632719954155" calcext:value-type="float">
            <text:p>1.69632719954155</text:p>
          </table:table-cell>
        </table:table-row>
        <table:table-row table:style-name="ro1">
          <table:table-cell table:number-columns-repeated="2"/>
          <table:table-cell office:value-type="float" office:value="1.69628637981181" calcext:value-type="float">
            <text:p>1.69628637981181</text:p>
          </table:table-cell>
        </table:table-row>
        <table:table-row table:style-name="ro1">
          <table:table-cell table:number-columns-repeated="2"/>
          <table:table-cell office:value-type="float" office:value="1.69624627692722" calcext:value-type="float">
            <text:p>1.69624627692722</text:p>
          </table:table-cell>
        </table:table-row>
        <table:table-row table:style-name="ro1">
          <table:table-cell table:number-columns-repeated="2"/>
          <table:table-cell office:value-type="float" office:value="1.69620687797962" calcext:value-type="float">
            <text:p>1.69620687797962</text:p>
          </table:table-cell>
        </table:table-row>
        <table:table-row table:style-name="ro1">
          <table:table-cell table:number-columns-repeated="2"/>
          <table:table-cell office:value-type="float" office:value="1.69616817030623" calcext:value-type="float">
            <text:p>1.69616817030623</text:p>
          </table:table-cell>
        </table:table-row>
        <table:table-row table:style-name="ro1">
          <table:table-cell table:number-columns-repeated="2"/>
          <table:table-cell office:value-type="float" office:value="1.6961301414845" calcext:value-type="float">
            <text:p>1.6961301414845</text:p>
          </table:table-cell>
        </table:table-row>
        <table:table-row table:style-name="ro1">
          <table:table-cell table:number-columns-repeated="2"/>
          <table:table-cell office:value-type="float" office:value="1.69609277932698" calcext:value-type="float">
            <text:p>1.69609277932698</text:p>
          </table:table-cell>
        </table:table-row>
        <table:table-row table:style-name="ro1">
          <table:table-cell table:number-columns-repeated="2"/>
          <table:table-cell office:value-type="float" office:value="1.69605607187644" calcext:value-type="float">
            <text:p>1.69605607187644</text:p>
          </table:table-cell>
        </table:table-row>
        <table:table-row table:style-name="ro1">
          <table:table-cell table:number-columns-repeated="2"/>
          <table:table-cell office:value-type="float" office:value="1.69602000740097" calcext:value-type="float">
            <text:p>1.69602000740097</text:p>
          </table:table-cell>
        </table:table-row>
        <table:table-row table:style-name="ro1">
          <table:table-cell table:number-columns-repeated="2"/>
          <table:table-cell office:value-type="float" office:value="1.69598457438936" calcext:value-type="float">
            <text:p>1.69598457438936</text:p>
          </table:table-cell>
        </table:table-row>
        <table:table-row table:style-name="ro1">
          <table:table-cell table:number-columns-repeated="2"/>
          <table:table-cell office:value-type="float" office:value="1.69594976154645" calcext:value-type="float">
            <text:p>1.69594976154645</text:p>
          </table:table-cell>
        </table:table-row>
        <table:table-row table:style-name="ro1">
          <table:table-cell table:number-columns-repeated="2"/>
          <table:table-cell office:value-type="float" office:value="1.69591555778872" calcext:value-type="float">
            <text:p>1.69591555778872</text:p>
          </table:table-cell>
        </table:table-row>
        <table:table-row table:style-name="ro1">
          <table:table-cell table:number-columns-repeated="2"/>
          <table:table-cell office:value-type="float" office:value="1.69588195223987" calcext:value-type="float">
            <text:p>1.69588195223987</text:p>
          </table:table-cell>
        </table:table-row>
        <table:table-row table:style-name="ro1">
          <table:table-cell table:number-columns-repeated="2"/>
          <table:table-cell office:value-type="float" office:value="1.69584893422663" calcext:value-type="float">
            <text:p>1.69584893422663</text:p>
          </table:table-cell>
        </table:table-row>
        <table:table-row table:style-name="ro1">
          <table:table-cell table:number-columns-repeated="2"/>
          <table:table-cell office:value-type="float" office:value="1.69581649327456" calcext:value-type="float">
            <text:p>1.69581649327456</text:p>
          </table:table-cell>
        </table:table-row>
        <table:table-row table:style-name="ro1">
          <table:table-cell table:number-columns-repeated="2"/>
          <table:table-cell office:value-type="float" office:value="1.69578461910402" calcext:value-type="float">
            <text:p>1.69578461910402</text:p>
          </table:table-cell>
        </table:table-row>
        <table:table-row table:style-name="ro1">
          <table:table-cell table:number-columns-repeated="2"/>
          <table:table-cell office:value-type="float" office:value="1.69575330162622" calcext:value-type="float">
            <text:p>1.69575330162622</text:p>
          </table:table-cell>
        </table:table-row>
        <table:table-row table:style-name="ro1">
          <table:table-cell table:number-columns-repeated="2"/>
          <table:table-cell office:value-type="float" office:value="1.69572253093934" calcext:value-type="float">
            <text:p>1.69572253093934</text:p>
          </table:table-cell>
        </table:table-row>
        <table:table-row table:style-name="ro1">
          <table:table-cell table:number-columns-repeated="2"/>
          <table:table-cell office:value-type="float" office:value="1.69569229732481" calcext:value-type="float">
            <text:p>1.69569229732481</text:p>
          </table:table-cell>
        </table:table-row>
        <table:table-row table:style-name="ro1">
          <table:table-cell table:number-columns-repeated="2"/>
          <table:table-cell office:value-type="float" office:value="1.69566259124356" calcext:value-type="float">
            <text:p>1.69566259124356</text:p>
          </table:table-cell>
        </table:table-row>
        <table:table-row table:style-name="ro1">
          <table:table-cell table:number-columns-repeated="2"/>
          <table:table-cell office:value-type="float" office:value="1.69563340333249" calcext:value-type="float">
            <text:p>1.69563340333249</text:p>
          </table:table-cell>
        </table:table-row>
        <table:table-row table:style-name="ro1">
          <table:table-cell table:number-columns-repeated="2"/>
          <table:table-cell office:value-type="float" office:value="1.6956047244009" calcext:value-type="float">
            <text:p>1.6956047244009</text:p>
          </table:table-cell>
        </table:table-row>
        <table:table-row table:style-name="ro1">
          <table:table-cell table:number-columns-repeated="2"/>
          <table:table-cell office:value-type="float" office:value="1.69557654542714" calcext:value-type="float">
            <text:p>1.69557654542714</text:p>
          </table:table-cell>
        </table:table-row>
        <table:table-row table:style-name="ro1">
          <table:table-cell table:number-columns-repeated="2"/>
          <table:table-cell office:value-type="float" office:value="1.69554885755516" calcext:value-type="float">
            <text:p>1.69554885755516</text:p>
          </table:table-cell>
        </table:table-row>
        <table:table-row table:style-name="ro1">
          <table:table-cell table:number-columns-repeated="2"/>
          <table:table-cell office:value-type="float" office:value="1.69552165209134" calcext:value-type="float">
            <text:p>1.69552165209134</text:p>
          </table:table-cell>
        </table:table-row>
        <table:table-row table:style-name="ro1">
          <table:table-cell table:number-columns-repeated="2"/>
          <table:table-cell office:value-type="float" office:value="1.69549492050119" calcext:value-type="float">
            <text:p>1.69549492050119</text:p>
          </table:table-cell>
        </table:table-row>
        <table:table-row table:style-name="ro1">
          <table:table-cell table:number-columns-repeated="2"/>
          <table:table-cell office:value-type="float" office:value="1.6954686544063" calcext:value-type="float">
            <text:p>1.6954686544063</text:p>
          </table:table-cell>
        </table:table-row>
        <table:table-row table:style-name="ro1">
          <table:table-cell table:number-columns-repeated="2"/>
          <table:table-cell office:value-type="float" office:value="1.69544284558125" calcext:value-type="float">
            <text:p>1.69544284558125</text:p>
          </table:table-cell>
        </table:table-row>
        <table:table-row table:style-name="ro1">
          <table:table-cell table:number-columns-repeated="2"/>
          <table:table-cell office:value-type="float" office:value="1.69541748595062" calcext:value-type="float">
            <text:p>1.69541748595062</text:p>
          </table:table-cell>
        </table:table-row>
        <table:table-row table:style-name="ro1">
          <table:table-cell table:number-columns-repeated="2"/>
          <table:table-cell office:value-type="float" office:value="1.69539256758606" calcext:value-type="float">
            <text:p>1.69539256758606</text:p>
          </table:table-cell>
        </table:table-row>
        <table:table-row table:style-name="ro1">
          <table:table-cell table:number-columns-repeated="2"/>
          <table:table-cell office:value-type="float" office:value="1.69536808270347" calcext:value-type="float">
            <text:p>1.69536808270347</text:p>
          </table:table-cell>
        </table:table-row>
        <table:table-row table:style-name="ro1">
          <table:table-cell table:number-columns-repeated="2"/>
          <table:table-cell office:value-type="float" office:value="1.69534402366014" calcext:value-type="float">
            <text:p>1.69534402366014</text:p>
          </table:table-cell>
        </table:table-row>
        <table:table-row table:style-name="ro1">
          <table:table-cell table:number-columns-repeated="2"/>
          <table:table-cell office:value-type="float" office:value="1.69532038295208" calcext:value-type="float">
            <text:p>1.69532038295208</text:p>
          </table:table-cell>
        </table:table-row>
        <table:table-row table:style-name="ro1">
          <table:table-cell table:number-columns-repeated="2"/>
          <table:table-cell office:value-type="float" office:value="1.69529715321132" calcext:value-type="float">
            <text:p>1.69529715321132</text:p>
          </table:table-cell>
        </table:table-row>
        <table:table-row table:style-name="ro1">
          <table:table-cell table:number-columns-repeated="2"/>
          <table:table-cell office:value-type="float" office:value="1.69527432720327" calcext:value-type="float">
            <text:p>1.69527432720327</text:p>
          </table:table-cell>
        </table:table-row>
        <table:table-row table:style-name="ro1">
          <table:table-cell table:number-columns-repeated="2"/>
          <table:table-cell office:value-type="float" office:value="1.69525189782421" calcext:value-type="float">
            <text:p>1.69525189782421</text:p>
          </table:table-cell>
        </table:table-row>
        <table:table-row table:style-name="ro1">
          <table:table-cell table:number-columns-repeated="2"/>
          <table:table-cell office:value-type="float" office:value="1.69522985809875" calcext:value-type="float">
            <text:p>1.69522985809875</text:p>
          </table:table-cell>
        </table:table-row>
        <table:table-row table:style-name="ro1">
          <table:table-cell table:number-columns-repeated="2"/>
          <table:table-cell office:value-type="float" office:value="1.69520820117736" calcext:value-type="float">
            <text:p>1.69520820117736</text:p>
          </table:table-cell>
        </table:table-row>
        <table:table-row table:style-name="ro1">
          <table:table-cell table:number-columns-repeated="2"/>
          <table:table-cell office:value-type="float" office:value="1.69518692033403" calcext:value-type="float">
            <text:p>1.69518692033403</text:p>
          </table:table-cell>
        </table:table-row>
        <table:table-row table:style-name="ro1">
          <table:table-cell table:number-columns-repeated="2"/>
          <table:table-cell office:value-type="float" office:value="1.69516600896387" calcext:value-type="float">
            <text:p>1.69516600896387</text:p>
          </table:table-cell>
        </table:table-row>
        <table:table-row table:style-name="ro1">
          <table:table-cell table:number-columns-repeated="2"/>
          <table:table-cell office:value-type="float" office:value="1.69514546058084" calcext:value-type="float">
            <text:p>1.69514546058084</text:p>
          </table:table-cell>
        </table:table-row>
        <table:table-row table:style-name="ro1">
          <table:table-cell table:number-columns-repeated="2"/>
          <table:table-cell office:value-type="float" office:value="1.69512526881548" calcext:value-type="float">
            <text:p>1.69512526881548</text:p>
          </table:table-cell>
        </table:table-row>
        <table:table-row table:style-name="ro1">
          <table:table-cell table:number-columns-repeated="2"/>
          <table:table-cell office:value-type="float" office:value="1.69510542741273" calcext:value-type="float">
            <text:p>1.69510542741273</text:p>
          </table:table-cell>
        </table:table-row>
        <table:table-row table:style-name="ro1">
          <table:table-cell table:number-columns-repeated="2"/>
          <table:table-cell office:value-type="float" office:value="1.69508593022975" calcext:value-type="float">
            <text:p>1.69508593022975</text:p>
          </table:table-cell>
        </table:table-row>
        <table:table-row table:style-name="ro1">
          <table:table-cell table:number-columns-repeated="2"/>
          <table:table-cell office:value-type="float" office:value="1.69506677123381" calcext:value-type="float">
            <text:p>1.69506677123381</text:p>
          </table:table-cell>
        </table:table-row>
        <table:table-row table:style-name="ro1">
          <table:table-cell table:number-columns-repeated="2"/>
          <table:table-cell office:value-type="float" office:value="1.69504794450023" calcext:value-type="float">
            <text:p>1.69504794450023</text:p>
          </table:table-cell>
        </table:table-row>
        <table:table-row table:style-name="ro1">
          <table:table-cell table:number-columns-repeated="2"/>
          <table:table-cell office:value-type="float" office:value="1.69502944421038" calcext:value-type="float">
            <text:p>1.69502944421038</text:p>
          </table:table-cell>
        </table:table-row>
        <table:table-row table:style-name="ro1">
          <table:table-cell table:number-columns-repeated="2"/>
          <table:table-cell office:value-type="float" office:value="1.69501126464962" calcext:value-type="float">
            <text:p>1.69501126464962</text:p>
          </table:table-cell>
        </table:table-row>
        <table:table-row table:style-name="ro1">
          <table:table-cell table:number-columns-repeated="2"/>
          <table:table-cell office:value-type="float" office:value="1.69499340020544" calcext:value-type="float">
            <text:p>1.69499340020544</text:p>
          </table:table-cell>
        </table:table-row>
        <table:table-row table:style-name="ro1">
          <table:table-cell table:number-columns-repeated="2"/>
          <table:table-cell office:value-type="float" office:value="1.69497584536551" calcext:value-type="float">
            <text:p>1.69497584536551</text:p>
          </table:table-cell>
        </table:table-row>
        <table:table-row table:style-name="ro1">
          <table:table-cell table:number-columns-repeated="2"/>
          <table:table-cell office:value-type="float" office:value="1.69495859471582" calcext:value-type="float">
            <text:p>1.69495859471582</text:p>
          </table:table-cell>
        </table:table-row>
        <table:table-row table:style-name="ro1">
          <table:table-cell table:number-columns-repeated="2"/>
          <table:table-cell office:value-type="float" office:value="1.69494164293886" calcext:value-type="float">
            <text:p>1.69494164293886</text:p>
          </table:table-cell>
        </table:table-row>
        <table:table-row table:style-name="ro1">
          <table:table-cell table:number-columns-repeated="2"/>
          <table:table-cell office:value-type="float" office:value="1.69492498481183" calcext:value-type="float">
            <text:p>1.69492498481183</text:p>
          </table:table-cell>
        </table:table-row>
        <table:table-row table:style-name="ro1">
          <table:table-cell table:number-columns-repeated="2"/>
          <table:table-cell office:value-type="float" office:value="1.69490861520487" calcext:value-type="float">
            <text:p>1.69490861520487</text:p>
          </table:table-cell>
        </table:table-row>
        <table:table-row table:style-name="ro1">
          <table:table-cell table:number-columns-repeated="2"/>
          <table:table-cell office:value-type="float" office:value="1.69489252907938" calcext:value-type="float">
            <text:p>1.69489252907938</text:p>
          </table:table-cell>
        </table:table-row>
        <table:table-row table:style-name="ro1">
          <table:table-cell table:number-columns-repeated="2"/>
          <table:table-cell office:value-type="float" office:value="1.69487672148626" calcext:value-type="float">
            <text:p>1.69487672148626</text:p>
          </table:table-cell>
        </table:table-row>
        <table:table-row table:style-name="ro1">
          <table:table-cell table:number-columns-repeated="2"/>
          <table:table-cell office:value-type="float" office:value="1.69486118756435" calcext:value-type="float">
            <text:p>1.69486118756435</text:p>
          </table:table-cell>
        </table:table-row>
        <table:table-row table:style-name="ro1">
          <table:table-cell table:number-columns-repeated="2"/>
          <table:table-cell office:value-type="float" office:value="1.69484592253875" calcext:value-type="float">
            <text:p>1.69484592253875</text:p>
          </table:table-cell>
        </table:table-row>
        <table:table-row table:style-name="ro1">
          <table:table-cell table:number-columns-repeated="2"/>
          <table:table-cell office:value-type="float" office:value="1.69483092171926" calcext:value-type="float">
            <text:p>1.69483092171926</text:p>
          </table:table-cell>
        </table:table-row>
        <table:table-row table:style-name="ro1">
          <table:table-cell table:number-columns-repeated="2"/>
          <table:table-cell office:value-type="float" office:value="1.69481618049878" calcext:value-type="float">
            <text:p>1.69481618049878</text:p>
          </table:table-cell>
        </table:table-row>
        <table:table-row table:style-name="ro1">
          <table:table-cell table:number-columns-repeated="2"/>
          <table:table-cell office:value-type="float" office:value="1.69480169435188" calcext:value-type="float">
            <text:p>1.69480169435188</text:p>
          </table:table-cell>
        </table:table-row>
        <table:table-row table:style-name="ro1">
          <table:table-cell table:number-columns-repeated="2"/>
          <table:table-cell office:value-type="float" office:value="1.69478745883319" calcext:value-type="float">
            <text:p>1.69478745883319</text:p>
          </table:table-cell>
        </table:table-row>
        <table:table-row table:style-name="ro1">
          <table:table-cell table:number-columns-repeated="2"/>
          <table:table-cell office:value-type="float" office:value="1.69477346957603" calcext:value-type="float">
            <text:p>1.69477346957603</text:p>
          </table:table-cell>
        </table:table-row>
        <table:table-row table:style-name="ro1">
          <table:table-cell table:number-columns-repeated="2"/>
          <table:table-cell office:value-type="float" office:value="1.69475972229092" calcext:value-type="float">
            <text:p>1.69475972229092</text:p>
          </table:table-cell>
        </table:table-row>
        <table:table-row table:style-name="ro1">
          <table:table-cell table:number-columns-repeated="2"/>
          <table:table-cell office:value-type="float" office:value="1.69474621276418" calcext:value-type="float">
            <text:p>1.69474621276418</text:p>
          </table:table-cell>
        </table:table-row>
        <table:table-row table:style-name="ro1">
          <table:table-cell table:number-columns-repeated="2"/>
          <table:table-cell office:value-type="float" office:value="1.69473293685656" calcext:value-type="float">
            <text:p>1.69473293685656</text:p>
          </table:table-cell>
        </table:table-row>
        <table:table-row table:style-name="ro1">
          <table:table-cell table:number-columns-repeated="2"/>
          <table:table-cell office:value-type="float" office:value="1.6947198905019" calcext:value-type="float">
            <text:p>1.6947198905019</text:p>
          </table:table-cell>
        </table:table-row>
        <table:table-row table:style-name="ro1">
          <table:table-cell table:number-columns-repeated="2"/>
          <table:table-cell office:value-type="float" office:value="1.69470706970574" calcext:value-type="float">
            <text:p>1.69470706970574</text:p>
          </table:table-cell>
        </table:table-row>
        <table:table-row table:style-name="ro1">
          <table:table-cell table:number-columns-repeated="2"/>
          <table:table-cell office:value-type="float" office:value="1.6946944705441" calcext:value-type="float">
            <text:p>1.6946944705441</text:p>
          </table:table-cell>
        </table:table-row>
        <table:table-row table:style-name="ro1">
          <table:table-cell table:number-columns-repeated="2"/>
          <table:table-cell office:value-type="float" office:value="1.69468208916215" calcext:value-type="float">
            <text:p>1.69468208916215</text:p>
          </table:table-cell>
        </table:table-row>
        <table:table-row table:style-name="ro1">
          <table:table-cell table:number-columns-repeated="2"/>
          <table:table-cell office:value-type="float" office:value="1.69466992177295" calcext:value-type="float">
            <text:p>1.69466992177295</text:p>
          </table:table-cell>
        </table:table-row>
        <table:table-row table:style-name="ro1">
          <table:table-cell table:number-columns-repeated="2"/>
          <table:table-cell office:value-type="float" office:value="1.69465796465626" calcext:value-type="float">
            <text:p>1.69465796465626</text:p>
          </table:table-cell>
        </table:table-row>
        <table:table-row table:style-name="ro1">
          <table:table-cell table:number-columns-repeated="2"/>
          <table:table-cell office:value-type="float" office:value="1.69464621415732" calcext:value-type="float">
            <text:p>1.69464621415732</text:p>
          </table:table-cell>
        </table:table-row>
        <table:table-row table:style-name="ro1">
          <table:table-cell table:number-columns-repeated="2"/>
          <table:table-cell office:value-type="float" office:value="1.69463466668564" calcext:value-type="float">
            <text:p>1.69463466668564</text:p>
          </table:table-cell>
        </table:table-row>
        <table:table-row table:style-name="ro1">
          <table:table-cell table:number-columns-repeated="2"/>
          <table:table-cell office:value-type="float" office:value="1.69462331871388" calcext:value-type="float">
            <text:p>1.69462331871388</text:p>
          </table:table-cell>
        </table:table-row>
        <table:table-row table:style-name="ro1">
          <table:table-cell table:number-columns-repeated="2"/>
          <table:table-cell office:value-type="float" office:value="1.6946121667767" calcext:value-type="float">
            <text:p>1.6946121667767</text:p>
          </table:table-cell>
        </table:table-row>
        <table:table-row table:style-name="ro1">
          <table:table-cell table:number-columns-repeated="2"/>
          <table:table-cell office:value-type="float" office:value="1.69460120746961" calcext:value-type="float">
            <text:p>1.69460120746961</text:p>
          </table:table-cell>
        </table:table-row>
        <table:table-row table:style-name="ro1">
          <table:table-cell table:number-columns-repeated="2"/>
          <table:table-cell office:value-type="float" office:value="1.69459043744793" calcext:value-type="float">
            <text:p>1.69459043744793</text:p>
          </table:table-cell>
        </table:table-row>
        <table:table-row table:style-name="ro1">
          <table:table-cell table:number-columns-repeated="2"/>
          <table:table-cell office:value-type="float" office:value="1.69457985342567" calcext:value-type="float">
            <text:p>1.69457985342567</text:p>
          </table:table-cell>
        </table:table-row>
        <table:table-row table:style-name="ro1">
          <table:table-cell table:number-columns-repeated="2"/>
          <table:table-cell office:value-type="float" office:value="1.69456945217452" calcext:value-type="float">
            <text:p>1.69456945217452</text:p>
          </table:table-cell>
        </table:table-row>
        <table:table-row table:style-name="ro1">
          <table:table-cell table:number-columns-repeated="2"/>
          <table:table-cell office:value-type="float" office:value="1.69455923052277" calcext:value-type="float">
            <text:p>1.69455923052277</text:p>
          </table:table-cell>
        </table:table-row>
        <table:table-row table:style-name="ro1">
          <table:table-cell table:number-columns-repeated="2"/>
          <table:table-cell office:value-type="float" office:value="1.69454918535431" calcext:value-type="float">
            <text:p>1.69454918535431</text:p>
          </table:table-cell>
        </table:table-row>
        <table:table-row table:style-name="ro1">
          <table:table-cell table:number-columns-repeated="2"/>
          <table:table-cell office:value-type="float" office:value="1.69453931360766" calcext:value-type="float">
            <text:p>1.69453931360766</text:p>
          </table:table-cell>
        </table:table-row>
        <table:table-row table:style-name="ro1">
          <table:table-cell table:number-columns-repeated="2"/>
          <table:table-cell office:value-type="float" office:value="1.69452961227495" calcext:value-type="float">
            <text:p>1.69452961227495</text:p>
          </table:table-cell>
        </table:table-row>
        <table:table-row table:style-name="ro1">
          <table:table-cell table:number-columns-repeated="2"/>
          <table:table-cell office:value-type="float" office:value="1.694520078401" calcext:value-type="float">
            <text:p>1.694520078401</text:p>
          </table:table-cell>
        </table:table-row>
        <table:table-row table:style-name="ro1">
          <table:table-cell table:number-columns-repeated="2"/>
          <table:table-cell office:value-type="float" office:value="1.69451070908234" calcext:value-type="float">
            <text:p>1.69451070908234</text:p>
          </table:table-cell>
        </table:table-row>
        <table:table-row table:style-name="ro1">
          <table:table-cell table:number-columns-repeated="2"/>
          <table:table-cell office:value-type="float" office:value="1.69450150146635" calcext:value-type="float">
            <text:p>1.69450150146635</text:p>
          </table:table-cell>
        </table:table-row>
        <table:table-row table:style-name="ro1">
          <table:table-cell table:number-columns-repeated="2"/>
          <table:table-cell office:value-type="float" office:value="1.69449245275026" calcext:value-type="float">
            <text:p>1.69449245275026</text:p>
          </table:table-cell>
        </table:table-row>
        <table:table-row table:style-name="ro1">
          <table:table-cell table:number-columns-repeated="2"/>
          <table:table-cell office:value-type="float" office:value="1.69448356018035" calcext:value-type="float">
            <text:p>1.69448356018035</text:p>
          </table:table-cell>
        </table:table-row>
        <table:table-row table:style-name="ro1">
          <table:table-cell table:number-columns-repeated="2"/>
          <table:table-cell office:value-type="float" office:value="1.69447482105103" calcext:value-type="float">
            <text:p>1.69447482105103</text:p>
          </table:table-cell>
        </table:table-row>
        <table:table-row table:style-name="ro1">
          <table:table-cell table:number-columns-repeated="2"/>
          <table:table-cell office:value-type="float" office:value="1.69446623270397" calcext:value-type="float">
            <text:p>1.69446623270397</text:p>
          </table:table-cell>
        </table:table-row>
        <table:table-row table:style-name="ro1">
          <table:table-cell table:number-columns-repeated="2"/>
          <table:table-cell office:value-type="float" office:value="1.69445779252732" calcext:value-type="float">
            <text:p>1.69445779252732</text:p>
          </table:table-cell>
        </table:table-row>
        <table:table-row table:style-name="ro1">
          <table:table-cell table:number-columns-repeated="2"/>
          <table:table-cell office:value-type="float" office:value="1.69444949795481" calcext:value-type="float">
            <text:p>1.69444949795481</text:p>
          </table:table-cell>
        </table:table-row>
        <table:table-row table:style-name="ro1">
          <table:table-cell table:number-columns-repeated="2"/>
          <table:table-cell office:value-type="float" office:value="1.694441346465" calcext:value-type="float">
            <text:p>1.694441346465</text:p>
          </table:table-cell>
        </table:table-row>
        <table:table-row table:style-name="ro1">
          <table:table-cell table:number-columns-repeated="2"/>
          <table:table-cell office:value-type="float" office:value="1.69443333558044" calcext:value-type="float">
            <text:p>1.69443333558044</text:p>
          </table:table-cell>
        </table:table-row>
        <table:table-row table:style-name="ro1">
          <table:table-cell table:number-columns-repeated="2"/>
          <table:table-cell office:value-type="float" office:value="1.69442546286693" calcext:value-type="float">
            <text:p>1.69442546286693</text:p>
          </table:table-cell>
        </table:table-row>
        <table:table-row table:style-name="ro1">
          <table:table-cell table:number-columns-repeated="2"/>
          <table:table-cell office:value-type="float" office:value="1.69441772593271" calcext:value-type="float">
            <text:p>1.69441772593271</text:p>
          </table:table-cell>
        </table:table-row>
        <table:table-row table:style-name="ro1">
          <table:table-cell table:number-columns-repeated="2"/>
          <table:table-cell office:value-type="float" office:value="1.69441012242775" calcext:value-type="float">
            <text:p>1.69441012242775</text:p>
          </table:table-cell>
        </table:table-row>
        <table:table-row table:style-name="ro1">
          <table:table-cell table:number-columns-repeated="2"/>
          <table:table-cell office:value-type="float" office:value="1.69440265004297" calcext:value-type="float">
            <text:p>1.69440265004297</text:p>
          </table:table-cell>
        </table:table-row>
        <table:table-row table:style-name="ro1">
          <table:table-cell table:number-columns-repeated="2"/>
          <table:table-cell office:value-type="float" office:value="1.69439530650956" calcext:value-type="float">
            <text:p>1.69439530650956</text:p>
          </table:table-cell>
        </table:table-row>
        <table:table-row table:style-name="ro1">
          <table:table-cell table:number-columns-repeated="2"/>
          <table:table-cell office:value-type="float" office:value="1.69438808959822" calcext:value-type="float">
            <text:p>1.69438808959822</text:p>
          </table:table-cell>
        </table:table-row>
        <table:table-row table:style-name="ro1">
          <table:table-cell table:number-columns-repeated="2"/>
          <table:table-cell office:value-type="float" office:value="1.69438099711851" calcext:value-type="float">
            <text:p>1.69438099711851</text:p>
          </table:table-cell>
        </table:table-row>
        <table:table-row table:style-name="ro1">
          <table:table-cell table:number-columns-repeated="2"/>
          <table:table-cell office:value-type="float" office:value="1.69437402691812" calcext:value-type="float">
            <text:p>1.69437402691812</text:p>
          </table:table-cell>
        </table:table-row>
        <table:table-row table:style-name="ro1">
          <table:table-cell table:number-columns-repeated="2"/>
          <table:table-cell office:value-type="float" office:value="1.69436717688222" calcext:value-type="float">
            <text:p>1.69436717688222</text:p>
          </table:table-cell>
        </table:table-row>
        <table:table-row table:style-name="ro1">
          <table:table-cell table:number-columns-repeated="2"/>
          <table:table-cell office:value-type="float" office:value="1.69436044493279" calcext:value-type="float">
            <text:p>1.69436044493279</text:p>
          </table:table-cell>
        </table:table-row>
        <table:table-row table:style-name="ro1">
          <table:table-cell table:number-columns-repeated="2"/>
          <table:table-cell office:value-type="float" office:value="1.69435382902799" calcext:value-type="float">
            <text:p>1.69435382902799</text:p>
          </table:table-cell>
        </table:table-row>
        <table:table-row table:style-name="ro1">
          <table:table-cell table:number-columns-repeated="2"/>
          <table:table-cell office:value-type="float" office:value="1.69434732716149" calcext:value-type="float">
            <text:p>1.69434732716149</text:p>
          </table:table-cell>
        </table:table-row>
        <table:table-row table:style-name="ro1">
          <table:table-cell table:number-columns-repeated="2"/>
          <table:table-cell office:value-type="float" office:value="1.69434093736186" calcext:value-type="float">
            <text:p>1.69434093736186</text:p>
          </table:table-cell>
        </table:table-row>
        <table:table-row table:style-name="ro1">
          <table:table-cell table:number-columns-repeated="2"/>
          <table:table-cell office:value-type="float" office:value="1.69433465769197" calcext:value-type="float">
            <text:p>1.69433465769197</text:p>
          </table:table-cell>
        </table:table-row>
        <table:table-row table:style-name="ro1">
          <table:table-cell table:number-columns-repeated="2"/>
          <table:table-cell office:value-type="float" office:value="1.69432848624836" calcext:value-type="float">
            <text:p>1.69432848624836</text:p>
          </table:table-cell>
        </table:table-row>
        <table:table-row table:style-name="ro1">
          <table:table-cell table:number-columns-repeated="2"/>
          <table:table-cell office:value-type="float" office:value="1.69432242116066" calcext:value-type="float">
            <text:p>1.69432242116066</text:p>
          </table:table-cell>
        </table:table-row>
        <table:table-row table:style-name="ro1">
          <table:table-cell table:number-columns-repeated="2"/>
          <table:table-cell office:value-type="float" office:value="1.69431646059102" calcext:value-type="float">
            <text:p>1.69431646059102</text:p>
          </table:table-cell>
        </table:table-row>
        <table:table-row table:style-name="ro1">
          <table:table-cell table:number-columns-repeated="2"/>
          <table:table-cell office:value-type="float" office:value="1.6943106027335" calcext:value-type="float">
            <text:p>1.6943106027335</text:p>
          </table:table-cell>
        </table:table-row>
        <table:table-row table:style-name="ro1">
          <table:table-cell table:number-columns-repeated="2"/>
          <table:table-cell office:value-type="float" office:value="1.69430484581356" calcext:value-type="float">
            <text:p>1.69430484581356</text:p>
          </table:table-cell>
        </table:table-row>
        <table:table-row table:style-name="ro1">
          <table:table-cell table:number-columns-repeated="2"/>
          <table:table-cell office:value-type="float" office:value="1.69429918808747" calcext:value-type="float">
            <text:p>1.69429918808747</text:p>
          </table:table-cell>
        </table:table-row>
        <table:table-row table:style-name="ro1">
          <table:table-cell table:number-columns-repeated="2"/>
          <table:table-cell office:value-type="float" office:value="1.69429362784177" calcext:value-type="float">
            <text:p>1.69429362784177</text:p>
          </table:table-cell>
        </table:table-row>
        <table:table-row table:style-name="ro1">
          <table:table-cell table:number-columns-repeated="2"/>
          <table:table-cell office:value-type="float" office:value="1.69428816339279" calcext:value-type="float">
            <text:p>1.69428816339279</text:p>
          </table:table-cell>
        </table:table-row>
        <table:table-row table:style-name="ro1">
          <table:table-cell table:number-columns-repeated="2"/>
          <table:table-cell office:value-type="float" office:value="1.69428279308604" calcext:value-type="float">
            <text:p>1.69428279308604</text:p>
          </table:table-cell>
        </table:table-row>
        <table:table-row table:style-name="ro1">
          <table:table-cell table:number-columns-repeated="2"/>
          <table:table-cell office:value-type="float" office:value="1.69427751529577" calcext:value-type="float">
            <text:p>1.69427751529577</text:p>
          </table:table-cell>
        </table:table-row>
        <table:table-row table:style-name="ro1">
          <table:table-cell table:number-columns-repeated="2"/>
          <table:table-cell office:value-type="float" office:value="1.69427232842444" calcext:value-type="float">
            <text:p>1.69427232842444</text:p>
          </table:table-cell>
        </table:table-row>
        <table:table-row table:style-name="ro1">
          <table:table-cell table:number-columns-repeated="2"/>
          <table:table-cell office:value-type="float" office:value="1.69426723090223" calcext:value-type="float">
            <text:p>1.69426723090223</text:p>
          </table:table-cell>
        </table:table-row>
        <table:table-row table:style-name="ro1">
          <table:table-cell table:number-columns-repeated="2"/>
          <table:table-cell office:value-type="float" office:value="1.69426222118655" calcext:value-type="float">
            <text:p>1.69426222118655</text:p>
          </table:table-cell>
        </table:table-row>
        <table:table-row table:style-name="ro1">
          <table:table-cell table:number-columns-repeated="2"/>
          <table:table-cell office:value-type="float" office:value="1.69425729776155" calcext:value-type="float">
            <text:p>1.69425729776155</text:p>
          </table:table-cell>
        </table:table-row>
        <table:table-row table:style-name="ro1">
          <table:table-cell table:number-columns-repeated="2"/>
          <table:table-cell office:value-type="float" office:value="1.69425245913769" calcext:value-type="float">
            <text:p>1.69425245913769</text:p>
          </table:table-cell>
        </table:table-row>
        <table:table-row table:style-name="ro1">
          <table:table-cell table:number-columns-repeated="2"/>
          <table:table-cell office:value-type="float" office:value="1.69424770385125" calcext:value-type="float">
            <text:p>1.69424770385125</text:p>
          </table:table-cell>
        </table:table-row>
        <table:table-row table:style-name="ro1">
          <table:table-cell table:number-columns-repeated="2"/>
          <table:table-cell office:value-type="float" office:value="1.69424303046387" calcext:value-type="float">
            <text:p>1.69424303046387</text:p>
          </table:table-cell>
        </table:table-row>
        <table:table-row table:style-name="ro1">
          <table:table-cell table:number-columns-repeated="2"/>
          <table:table-cell office:value-type="float" office:value="1.69423843756213" calcext:value-type="float">
            <text:p>1.69423843756213</text:p>
          </table:table-cell>
        </table:table-row>
        <table:table-row table:style-name="ro1">
          <table:table-cell table:number-columns-repeated="2"/>
          <table:table-cell office:value-type="float" office:value="1.69423392375711" calcext:value-type="float">
            <text:p>1.69423392375711</text:p>
          </table:table-cell>
        </table:table-row>
        <table:table-row table:style-name="ro1">
          <table:table-cell table:number-columns-repeated="2"/>
          <table:table-cell office:value-type="float" office:value="1.69422948768395" calcext:value-type="float">
            <text:p>1.69422948768395</text:p>
          </table:table-cell>
        </table:table-row>
        <table:table-row table:style-name="ro1">
          <table:table-cell table:number-columns-repeated="2"/>
          <table:table-cell office:value-type="float" office:value="1.69422512800144" calcext:value-type="float">
            <text:p>1.69422512800144</text:p>
          </table:table-cell>
        </table:table-row>
        <table:table-row table:style-name="ro1">
          <table:table-cell table:number-columns-repeated="2"/>
          <table:table-cell office:value-type="float" office:value="1.6942208433916" calcext:value-type="float">
            <text:p>1.6942208433916</text:p>
          </table:table-cell>
        </table:table-row>
        <table:table-row table:style-name="ro1">
          <table:table-cell table:number-columns-repeated="2"/>
          <table:table-cell office:value-type="float" office:value="1.69421663255929" calcext:value-type="float">
            <text:p>1.69421663255929</text:p>
          </table:table-cell>
        </table:table-row>
        <table:table-row table:style-name="ro1">
          <table:table-cell table:number-columns-repeated="2"/>
          <table:table-cell office:value-type="float" office:value="1.69421249423176" calcext:value-type="float">
            <text:p>1.69421249423176</text:p>
          </table:table-cell>
        </table:table-row>
        <table:table-row table:style-name="ro1">
          <table:table-cell table:number-columns-repeated="2"/>
          <table:table-cell office:value-type="float" office:value="1.69420842715836" calcext:value-type="float">
            <text:p>1.69420842715836</text:p>
          </table:table-cell>
        </table:table-row>
        <table:table-row table:style-name="ro1">
          <table:table-cell table:number-columns-repeated="2"/>
          <table:table-cell office:value-type="float" office:value="1.69420443011003" calcext:value-type="float">
            <text:p>1.69420443011003</text:p>
          </table:table-cell>
        </table:table-row>
        <table:table-row table:style-name="ro1">
          <table:table-cell table:number-columns-repeated="2"/>
          <table:table-cell office:value-type="float" office:value="1.69420050187902" calcext:value-type="float">
            <text:p>1.69420050187902</text:p>
          </table:table-cell>
        </table:table-row>
        <table:table-row table:style-name="ro1">
          <table:table-cell table:number-columns-repeated="2"/>
          <table:table-cell office:value-type="float" office:value="1.69419664127849" calcext:value-type="float">
            <text:p>1.69419664127849</text:p>
          </table:table-cell>
        </table:table-row>
        <table:table-row table:style-name="ro1">
          <table:table-cell table:number-columns-repeated="2"/>
          <table:table-cell office:value-type="float" office:value="1.69419284714211" calcext:value-type="float">
            <text:p>1.69419284714211</text:p>
          </table:table-cell>
        </table:table-row>
        <table:table-row table:style-name="ro1">
          <table:table-cell table:number-columns-repeated="2"/>
          <table:table-cell office:value-type="float" office:value="1.69418911832377" calcext:value-type="float">
            <text:p>1.69418911832377</text:p>
          </table:table-cell>
        </table:table-row>
        <table:table-row table:style-name="ro1">
          <table:table-cell table:number-columns-repeated="2"/>
          <table:table-cell office:value-type="float" office:value="1.69418545369714" calcext:value-type="float">
            <text:p>1.69418545369714</text:p>
          </table:table-cell>
        </table:table-row>
        <table:table-row table:style-name="ro1">
          <table:table-cell table:number-columns-repeated="2"/>
          <table:table-cell office:value-type="float" office:value="1.69418185215544" calcext:value-type="float">
            <text:p>1.69418185215544</text:p>
          </table:table-cell>
        </table:table-row>
        <table:table-row table:style-name="ro1">
          <table:table-cell table:number-columns-repeated="2"/>
          <table:table-cell office:value-type="float" office:value="1.69417831261097" calcext:value-type="float">
            <text:p>1.69417831261097</text:p>
          </table:table-cell>
        </table:table-row>
        <table:table-row table:style-name="ro1">
          <table:table-cell table:number-columns-repeated="2"/>
          <table:table-cell office:value-type="float" office:value="1.69417483399489" calcext:value-type="float">
            <text:p>1.69417483399489</text:p>
          </table:table-cell>
        </table:table-row>
        <table:table-row table:style-name="ro1">
          <table:table-cell table:number-columns-repeated="2"/>
          <table:table-cell office:value-type="float" office:value="1.69417141525681" calcext:value-type="float">
            <text:p>1.69417141525681</text:p>
          </table:table-cell>
        </table:table-row>
        <table:table-row table:style-name="ro1">
          <table:table-cell table:number-columns-repeated="2"/>
          <table:table-cell office:value-type="float" office:value="1.69416805536453" calcext:value-type="float">
            <text:p>1.69416805536453</text:p>
          </table:table-cell>
        </table:table-row>
        <table:table-row table:style-name="ro1">
          <table:table-cell table:number-columns-repeated="2"/>
          <table:table-cell office:value-type="float" office:value="1.69416475330369" calcext:value-type="float">
            <text:p>1.69416475330369</text:p>
          </table:table-cell>
        </table:table-row>
        <table:table-row table:style-name="ro1">
          <table:table-cell table:number-columns-repeated="2"/>
          <table:table-cell office:value-type="float" office:value="1.69416150807746" calcext:value-type="float">
            <text:p>1.69416150807746</text:p>
          </table:table-cell>
        </table:table-row>
        <table:table-row table:style-name="ro1">
          <table:table-cell table:number-columns-repeated="2"/>
          <table:table-cell office:value-type="float" office:value="1.69415831870624" calcext:value-type="float">
            <text:p>1.69415831870624</text:p>
          </table:table-cell>
        </table:table-row>
        <table:table-row table:style-name="ro1">
          <table:table-cell table:number-columns-repeated="2"/>
          <table:table-cell office:value-type="float" office:value="1.69415518422737" calcext:value-type="float">
            <text:p>1.69415518422737</text:p>
          </table:table-cell>
        </table:table-row>
        <table:table-row table:style-name="ro1">
          <table:table-cell table:number-columns-repeated="2"/>
          <table:table-cell office:value-type="float" office:value="1.69415210369482" calcext:value-type="float">
            <text:p>1.69415210369482</text:p>
          </table:table-cell>
        </table:table-row>
        <table:table-row table:style-name="ro1">
          <table:table-cell table:number-columns-repeated="2"/>
          <table:table-cell office:value-type="float" office:value="1.69414907617892" calcext:value-type="float">
            <text:p>1.69414907617892</text:p>
          </table:table-cell>
        </table:table-row>
        <table:table-row table:style-name="ro1">
          <table:table-cell table:number-columns-repeated="2"/>
          <table:table-cell office:value-type="float" office:value="1.69414610076605" calcext:value-type="float">
            <text:p>1.69414610076605</text:p>
          </table:table-cell>
        </table:table-row>
        <table:table-row table:style-name="ro1">
          <table:table-cell table:number-columns-repeated="2"/>
          <table:table-cell office:value-type="float" office:value="1.69414317655838" calcext:value-type="float">
            <text:p>1.69414317655838</text:p>
          </table:table-cell>
        </table:table-row>
        <table:table-row table:style-name="ro1">
          <table:table-cell table:number-columns-repeated="2"/>
          <table:table-cell office:value-type="float" office:value="1.69414030267359" calcext:value-type="float">
            <text:p>1.69414030267359</text:p>
          </table:table-cell>
        </table:table-row>
        <table:table-row table:style-name="ro1">
          <table:table-cell table:number-columns-repeated="2"/>
          <table:table-cell office:value-type="float" office:value="1.69413747824462" calcext:value-type="float">
            <text:p>1.69413747824462</text:p>
          </table:table-cell>
        </table:table-row>
        <table:table-row table:style-name="ro1">
          <table:table-cell table:number-columns-repeated="2"/>
          <table:table-cell office:value-type="float" office:value="1.69413470241935" calcext:value-type="float">
            <text:p>1.69413470241935</text:p>
          </table:table-cell>
        </table:table-row>
        <table:table-row table:style-name="ro1">
          <table:table-cell table:number-columns-repeated="2"/>
          <table:table-cell office:value-type="float" office:value="1.69413197436042" calcext:value-type="float">
            <text:p>1.69413197436042</text:p>
          </table:table-cell>
        </table:table-row>
        <table:table-row table:style-name="ro1">
          <table:table-cell table:number-columns-repeated="2"/>
          <table:table-cell office:value-type="float" office:value="1.6941292932449" calcext:value-type="float">
            <text:p>1.6941292932449</text:p>
          </table:table-cell>
        </table:table-row>
        <table:table-row table:style-name="ro1">
          <table:table-cell table:number-columns-repeated="2"/>
          <table:table-cell office:value-type="float" office:value="1.69412665826407" calcext:value-type="float">
            <text:p>1.69412665826407</text:p>
          </table:table-cell>
        </table:table-row>
        <table:table-row table:style-name="ro1">
          <table:table-cell table:number-columns-repeated="2"/>
          <table:table-cell office:value-type="float" office:value="1.69412406862321" calcext:value-type="float">
            <text:p>1.69412406862321</text:p>
          </table:table-cell>
        </table:table-row>
        <table:table-row table:style-name="ro1">
          <table:table-cell table:number-columns-repeated="2"/>
          <table:table-cell office:value-type="float" office:value="1.69412152354127" calcext:value-type="float">
            <text:p>1.69412152354127</text:p>
          </table:table-cell>
        </table:table-row>
        <table:table-row table:style-name="ro1">
          <table:table-cell table:number-columns-repeated="2"/>
          <table:table-cell office:value-type="float" office:value="1.69411902225072" calcext:value-type="float">
            <text:p>1.69411902225072</text:p>
          </table:table-cell>
        </table:table-row>
        <table:table-row table:style-name="ro1">
          <table:table-cell table:number-columns-repeated="2"/>
          <table:table-cell office:value-type="float" office:value="1.69411656399728" calcext:value-type="float">
            <text:p>1.69411656399728</text:p>
          </table:table-cell>
        </table:table-row>
        <table:table-row table:style-name="ro1">
          <table:table-cell table:number-columns-repeated="2"/>
          <table:table-cell office:value-type="float" office:value="1.69411414803967" calcext:value-type="float">
            <text:p>1.69411414803967</text:p>
          </table:table-cell>
        </table:table-row>
        <table:table-row table:style-name="ro1">
          <table:table-cell table:number-columns-repeated="2"/>
          <table:table-cell office:value-type="float" office:value="1.69411177364942" calcext:value-type="float">
            <text:p>1.69411177364942</text:p>
          </table:table-cell>
        </table:table-row>
        <table:table-row table:style-name="ro1">
          <table:table-cell table:number-columns-repeated="2"/>
          <table:table-cell office:value-type="float" office:value="1.69410944011062" calcext:value-type="float">
            <text:p>1.69410944011062</text:p>
          </table:table-cell>
        </table:table-row>
        <table:table-row table:style-name="ro1">
          <table:table-cell table:number-columns-repeated="2"/>
          <table:table-cell office:value-type="float" office:value="1.69410714671973" calcext:value-type="float">
            <text:p>1.69410714671973</text:p>
          </table:table-cell>
        </table:table-row>
        <table:table-row table:style-name="ro1">
          <table:table-cell table:number-columns-repeated="2"/>
          <table:table-cell office:value-type="float" office:value="1.69410489278534" calcext:value-type="float">
            <text:p>1.69410489278534</text:p>
          </table:table-cell>
        </table:table-row>
        <table:table-row table:style-name="ro1">
          <table:table-cell table:number-columns-repeated="2"/>
          <table:table-cell office:value-type="float" office:value="1.69410267762797" calcext:value-type="float">
            <text:p>1.69410267762797</text:p>
          </table:table-cell>
        </table:table-row>
        <table:table-row table:style-name="ro1">
          <table:table-cell table:number-columns-repeated="2"/>
          <table:table-cell office:value-type="float" office:value="1.69410050057988" calcext:value-type="float">
            <text:p>1.69410050057988</text:p>
          </table:table-cell>
        </table:table-row>
        <table:table-row table:style-name="ro1">
          <table:table-cell table:number-columns-repeated="2"/>
          <table:table-cell office:value-type="float" office:value="1.69409836098482" calcext:value-type="float">
            <text:p>1.69409836098482</text:p>
          </table:table-cell>
        </table:table-row>
        <table:table-row table:style-name="ro1">
          <table:table-cell table:number-columns-repeated="2"/>
          <table:table-cell office:value-type="float" office:value="1.6940962581979" calcext:value-type="float">
            <text:p>1.6940962581979</text:p>
          </table:table-cell>
        </table:table-row>
        <table:table-row table:style-name="ro1">
          <table:table-cell table:number-columns-repeated="2"/>
          <table:table-cell office:value-type="float" office:value="1.69409419158531" calcext:value-type="float">
            <text:p>1.69409419158531</text:p>
          </table:table-cell>
        </table:table-row>
        <table:table-row table:style-name="ro1">
          <table:table-cell table:number-columns-repeated="2"/>
          <table:table-cell office:value-type="float" office:value="1.69409216052422" calcext:value-type="float">
            <text:p>1.69409216052422</text:p>
          </table:table-cell>
        </table:table-row>
        <table:table-row table:style-name="ro1">
          <table:table-cell table:number-columns-repeated="2"/>
          <table:table-cell office:value-type="float" office:value="1.6940901644025" calcext:value-type="float">
            <text:p>1.6940901644025</text:p>
          </table:table-cell>
        </table:table-row>
        <table:table-row table:style-name="ro1">
          <table:table-cell table:number-columns-repeated="2"/>
          <table:table-cell office:value-type="float" office:value="1.69408820261861" calcext:value-type="float">
            <text:p>1.69408820261861</text:p>
          </table:table-cell>
        </table:table-row>
        <table:table-row table:style-name="ro1">
          <table:table-cell table:number-columns-repeated="2"/>
          <table:table-cell office:value-type="float" office:value="1.69408627458137" calcext:value-type="float">
            <text:p>1.69408627458137</text:p>
          </table:table-cell>
        </table:table-row>
        <table:table-row table:style-name="ro1">
          <table:table-cell table:number-columns-repeated="2"/>
          <table:table-cell office:value-type="float" office:value="1.6940843797098" calcext:value-type="float">
            <text:p>1.6940843797098</text:p>
          </table:table-cell>
        </table:table-row>
        <table:table-row table:style-name="ro1">
          <table:table-cell table:number-columns-repeated="2"/>
          <table:table-cell office:value-type="float" office:value="1.69408251743292" calcext:value-type="float">
            <text:p>1.69408251743292</text:p>
          </table:table-cell>
        </table:table-row>
        <table:table-row table:style-name="ro1">
          <table:table-cell table:number-columns-repeated="2"/>
          <table:table-cell office:value-type="float" office:value="1.69408068718962" calcext:value-type="float">
            <text:p>1.69408068718962</text:p>
          </table:table-cell>
        </table:table-row>
        <table:table-row table:style-name="ro1">
          <table:table-cell table:number-columns-repeated="2"/>
          <table:table-cell office:value-type="float" office:value="1.69407888842845" calcext:value-type="float">
            <text:p>1.69407888842845</text:p>
          </table:table-cell>
        </table:table-row>
        <table:table-row table:style-name="ro1">
          <table:table-cell table:number-columns-repeated="2"/>
          <table:table-cell office:value-type="float" office:value="1.69407712060749" calcext:value-type="float">
            <text:p>1.69407712060749</text:p>
          </table:table-cell>
        </table:table-row>
        <table:table-row table:style-name="ro1">
          <table:table-cell table:number-columns-repeated="2"/>
          <table:table-cell office:value-type="float" office:value="1.69407538319413" calcext:value-type="float">
            <text:p>1.69407538319413</text:p>
          </table:table-cell>
        </table:table-row>
        <table:table-row table:style-name="ro1">
          <table:table-cell table:number-columns-repeated="2"/>
          <table:table-cell office:value-type="float" office:value="1.69407367566495" calcext:value-type="float">
            <text:p>1.69407367566495</text:p>
          </table:table-cell>
        </table:table-row>
        <table:table-row table:style-name="ro1">
          <table:table-cell table:number-columns-repeated="2"/>
          <table:table-cell office:value-type="float" office:value="1.69407199750559" calcext:value-type="float">
            <text:p>1.69407199750559</text:p>
          </table:table-cell>
        </table:table-row>
        <table:table-row table:style-name="ro1">
          <table:table-cell table:number-columns-repeated="2"/>
          <table:table-cell office:value-type="float" office:value="1.6940703482105" calcext:value-type="float">
            <text:p>1.6940703482105</text:p>
          </table:table-cell>
        </table:table-row>
        <table:table-row table:style-name="ro1">
          <table:table-cell table:number-columns-repeated="2"/>
          <table:table-cell office:value-type="float" office:value="1.69406872728288" calcext:value-type="float">
            <text:p>1.69406872728288</text:p>
          </table:table-cell>
        </table:table-row>
        <table:table-row table:style-name="ro1">
          <table:table-cell table:number-columns-repeated="2"/>
          <table:table-cell office:value-type="float" office:value="1.69406713423448" calcext:value-type="float">
            <text:p>1.69406713423448</text:p>
          </table:table-cell>
        </table:table-row>
        <table:table-row table:style-name="ro1">
          <table:table-cell table:number-columns-repeated="2"/>
          <table:table-cell office:value-type="float" office:value="1.69406556858548" calcext:value-type="float">
            <text:p>1.69406556858548</text:p>
          </table:table-cell>
        </table:table-row>
        <table:table-row table:style-name="ro1">
          <table:table-cell table:number-columns-repeated="2"/>
          <table:table-cell office:value-type="float" office:value="1.6940640298643" calcext:value-type="float">
            <text:p>1.6940640298643</text:p>
          </table:table-cell>
        </table:table-row>
        <table:table-row table:style-name="ro1">
          <table:table-cell table:number-columns-repeated="2"/>
          <table:table-cell office:value-type="float" office:value="1.69406251760752" calcext:value-type="float">
            <text:p>1.69406251760752</text:p>
          </table:table-cell>
        </table:table-row>
        <table:table-row table:style-name="ro1">
          <table:table-cell table:number-columns-repeated="2"/>
          <table:table-cell office:value-type="float" office:value="1.69406103135969" calcext:value-type="float">
            <text:p>1.69406103135969</text:p>
          </table:table-cell>
        </table:table-row>
        <table:table-row table:style-name="ro1">
          <table:table-cell table:number-columns-repeated="2"/>
          <table:table-cell office:value-type="float" office:value="1.69405957067321" calcext:value-type="float">
            <text:p>1.69405957067321</text:p>
          </table:table-cell>
        </table:table-row>
        <table:table-row table:style-name="ro1">
          <table:table-cell table:number-columns-repeated="2"/>
          <table:table-cell office:value-type="float" office:value="1.69405813510818" calcext:value-type="float">
            <text:p>1.69405813510818</text:p>
          </table:table-cell>
        </table:table-row>
        <table:table-row table:style-name="ro1">
          <table:table-cell table:number-columns-repeated="2"/>
          <table:table-cell office:value-type="float" office:value="1.6940567242323" calcext:value-type="float">
            <text:p>1.6940567242323</text:p>
          </table:table-cell>
        </table:table-row>
        <table:table-row table:style-name="ro1">
          <table:table-cell table:number-columns-repeated="2"/>
          <table:table-cell office:value-type="float" office:value="1.6940553376207" calcext:value-type="float">
            <text:p>1.6940553376207</text:p>
          </table:table-cell>
        </table:table-row>
        <table:table-row table:style-name="ro1">
          <table:table-cell table:number-columns-repeated="2"/>
          <table:table-cell office:value-type="float" office:value="1.69405397485586" calcext:value-type="float">
            <text:p>1.69405397485586</text:p>
          </table:table-cell>
        </table:table-row>
        <table:table-row table:style-name="ro1">
          <table:table-cell table:number-columns-repeated="2"/>
          <table:table-cell office:value-type="float" office:value="1.69405263552741" calcext:value-type="float">
            <text:p>1.69405263552741</text:p>
          </table:table-cell>
        </table:table-row>
        <table:table-row table:style-name="ro1">
          <table:table-cell table:number-columns-repeated="2"/>
          <table:table-cell office:value-type="float" office:value="1.69405131923209" calcext:value-type="float">
            <text:p>1.69405131923209</text:p>
          </table:table-cell>
        </table:table-row>
        <table:table-row table:style-name="ro1">
          <table:table-cell table:number-columns-repeated="2"/>
          <table:table-cell office:value-type="float" office:value="1.69405002557355" calcext:value-type="float">
            <text:p>1.69405002557355</text:p>
          </table:table-cell>
        </table:table-row>
        <table:table-row table:style-name="ro1">
          <table:table-cell table:number-columns-repeated="2"/>
          <table:table-cell office:value-type="float" office:value="1.69404875416231" calcext:value-type="float">
            <text:p>1.69404875416231</text:p>
          </table:table-cell>
        </table:table-row>
        <table:table-row table:style-name="ro1">
          <table:table-cell table:number-columns-repeated="2"/>
          <table:table-cell office:value-type="float" office:value="1.69404750461556" calcext:value-type="float">
            <text:p>1.69404750461556</text:p>
          </table:table-cell>
        </table:table-row>
        <table:table-row table:style-name="ro1">
          <table:table-cell table:number-columns-repeated="2"/>
          <table:table-cell office:value-type="float" office:value="1.6940462765571" calcext:value-type="float">
            <text:p>1.6940462765571</text:p>
          </table:table-cell>
        </table:table-row>
        <table:table-row table:style-name="ro1">
          <table:table-cell table:number-columns-repeated="2"/>
          <table:table-cell office:value-type="float" office:value="1.69404506961721" calcext:value-type="float">
            <text:p>1.69404506961721</text:p>
          </table:table-cell>
        </table:table-row>
        <table:table-row table:style-name="ro1">
          <table:table-cell table:number-columns-repeated="2"/>
          <table:table-cell office:value-type="float" office:value="1.69404388343253" calcext:value-type="float">
            <text:p>1.69404388343253</text:p>
          </table:table-cell>
        </table:table-row>
        <table:table-row table:style-name="ro1">
          <table:table-cell table:number-columns-repeated="2"/>
          <table:table-cell office:value-type="float" office:value="1.69404271764598" calcext:value-type="float">
            <text:p>1.69404271764598</text:p>
          </table:table-cell>
        </table:table-row>
        <table:table-row table:style-name="ro1">
          <table:table-cell table:number-columns-repeated="2"/>
          <table:table-cell office:value-type="float" office:value="1.69404157190661" calcext:value-type="float">
            <text:p>1.69404157190661</text:p>
          </table:table-cell>
        </table:table-row>
        <table:table-row table:style-name="ro1">
          <table:table-cell table:number-columns-repeated="2"/>
          <table:table-cell office:value-type="float" office:value="1.69404044586951" calcext:value-type="float">
            <text:p>1.69404044586951</text:p>
          </table:table-cell>
        </table:table-row>
        <table:table-row table:style-name="ro1">
          <table:table-cell table:number-columns-repeated="2"/>
          <table:table-cell office:value-type="float" office:value="1.69403933919573" calcext:value-type="float">
            <text:p>1.69403933919573</text:p>
          </table:table-cell>
        </table:table-row>
        <table:table-row table:style-name="ro1">
          <table:table-cell table:number-columns-repeated="2"/>
          <table:table-cell office:value-type="float" office:value="1.69403825155213" calcext:value-type="float">
            <text:p>1.69403825155213</text:p>
          </table:table-cell>
        </table:table-row>
        <table:table-row table:style-name="ro1">
          <table:table-cell table:number-columns-repeated="2"/>
          <table:table-cell office:value-type="float" office:value="1.69403718261133" calcext:value-type="float">
            <text:p>1.69403718261133</text:p>
          </table:table-cell>
        </table:table-row>
        <table:table-row table:style-name="ro1">
          <table:table-cell table:number-columns-repeated="2"/>
          <table:table-cell office:value-type="float" office:value="1.69403613205158" calcext:value-type="float">
            <text:p>1.69403613205158</text:p>
          </table:table-cell>
        </table:table-row>
        <table:table-row table:style-name="ro1">
          <table:table-cell table:number-columns-repeated="2"/>
          <table:table-cell office:value-type="float" office:value="1.69403509955666" calcext:value-type="float">
            <text:p>1.69403509955666</text:p>
          </table:table-cell>
        </table:table-row>
        <table:table-row table:style-name="ro1">
          <table:table-cell table:number-columns-repeated="2"/>
          <table:table-cell office:value-type="float" office:value="1.69403408481582" calcext:value-type="float">
            <text:p>1.69403408481582</text:p>
          </table:table-cell>
        </table:table-row>
        <table:table-row table:style-name="ro1">
          <table:table-cell table:number-columns-repeated="2"/>
          <table:table-cell office:value-type="float" office:value="1.69403308752363" calcext:value-type="float">
            <text:p>1.69403308752363</text:p>
          </table:table-cell>
        </table:table-row>
        <table:table-row table:style-name="ro1">
          <table:table-cell table:number-columns-repeated="2"/>
          <table:table-cell office:value-type="float" office:value="1.69403210737993" calcext:value-type="float">
            <text:p>1.69403210737993</text:p>
          </table:table-cell>
        </table:table-row>
        <table:table-row table:style-name="ro1">
          <table:table-cell table:number-columns-repeated="2"/>
          <table:table-cell office:value-type="float" office:value="1.69403114408975" calcext:value-type="float">
            <text:p>1.69403114408975</text:p>
          </table:table-cell>
        </table:table-row>
        <table:table-row table:style-name="ro1">
          <table:table-cell table:number-columns-repeated="2"/>
          <table:table-cell office:value-type="float" office:value="1.69403019736315" calcext:value-type="float">
            <text:p>1.69403019736315</text:p>
          </table:table-cell>
        </table:table-row>
        <table:table-row table:style-name="ro1">
          <table:table-cell table:number-columns-repeated="2"/>
          <table:table-cell office:value-type="float" office:value="1.69402926691524" calcext:value-type="float">
            <text:p>1.69402926691524</text:p>
          </table:table-cell>
        </table:table-row>
        <table:table-row table:style-name="ro1">
          <table:table-cell table:number-columns-repeated="2"/>
          <table:table-cell office:value-type="float" office:value="1.69402835246598" calcext:value-type="float">
            <text:p>1.69402835246598</text:p>
          </table:table-cell>
        </table:table-row>
        <table:table-row table:style-name="ro1">
          <table:table-cell table:number-columns-repeated="2"/>
          <table:table-cell office:value-type="float" office:value="1.69402745374019" calcext:value-type="float">
            <text:p>1.69402745374019</text:p>
          </table:table-cell>
        </table:table-row>
        <table:table-row table:style-name="ro1">
          <table:table-cell table:number-columns-repeated="2"/>
          <table:table-cell office:value-type="float" office:value="1.6940265704674" calcext:value-type="float">
            <text:p>1.6940265704674</text:p>
          </table:table-cell>
        </table:table-row>
        <table:table-row table:style-name="ro1">
          <table:table-cell table:number-columns-repeated="2"/>
          <table:table-cell office:value-type="float" office:value="1.69402570238182" calcext:value-type="float">
            <text:p>1.69402570238182</text:p>
          </table:table-cell>
        </table:table-row>
        <table:table-row table:style-name="ro1">
          <table:table-cell table:number-columns-repeated="2"/>
          <table:table-cell office:value-type="float" office:value="1.69402484922222" calcext:value-type="float">
            <text:p>1.69402484922222</text:p>
          </table:table-cell>
        </table:table-row>
        <table:table-row table:style-name="ro1">
          <table:table-cell table:number-columns-repeated="2"/>
          <table:table-cell office:value-type="float" office:value="1.69402401073186" calcext:value-type="float">
            <text:p>1.69402401073186</text:p>
          </table:table-cell>
        </table:table-row>
        <table:table-row table:style-name="ro1">
          <table:table-cell table:number-columns-repeated="2"/>
          <table:table-cell office:value-type="float" office:value="1.69402318665844" calcext:value-type="float">
            <text:p>1.69402318665844</text:p>
          </table:table-cell>
        </table:table-row>
        <table:table-row table:style-name="ro1">
          <table:table-cell table:number-columns-repeated="2"/>
          <table:table-cell office:value-type="float" office:value="1.69402237675399" calcext:value-type="float">
            <text:p>1.69402237675399</text:p>
          </table:table-cell>
        </table:table-row>
        <table:table-row table:style-name="ro1">
          <table:table-cell table:number-columns-repeated="2"/>
          <table:table-cell office:value-type="float" office:value="1.69402158077481" calcext:value-type="float">
            <text:p>1.69402158077481</text:p>
          </table:table-cell>
        </table:table-row>
        <table:table-row table:style-name="ro1">
          <table:table-cell table:number-columns-repeated="2"/>
          <table:table-cell office:value-type="float" office:value="1.69402079848138" calcext:value-type="float">
            <text:p>1.69402079848138</text:p>
          </table:table-cell>
        </table:table-row>
        <table:table-row table:style-name="ro1">
          <table:table-cell table:number-columns-repeated="2"/>
          <table:table-cell office:value-type="float" office:value="1.69402002963834" calcext:value-type="float">
            <text:p>1.69402002963834</text:p>
          </table:table-cell>
        </table:table-row>
        <table:table-row table:style-name="ro1">
          <table:table-cell table:number-columns-repeated="2"/>
          <table:table-cell office:value-type="float" office:value="1.69401927401433" calcext:value-type="float">
            <text:p>1.69401927401433</text:p>
          </table:table-cell>
        </table:table-row>
        <table:table-row table:style-name="ro1">
          <table:table-cell table:number-columns-repeated="2"/>
          <table:table-cell office:value-type="float" office:value="1.69401853138202" calcext:value-type="float">
            <text:p>1.69401853138202</text:p>
          </table:table-cell>
        </table:table-row>
        <table:table-row table:style-name="ro1">
          <table:table-cell table:number-columns-repeated="2"/>
          <table:table-cell office:value-type="float" office:value="1.69401780151796" calcext:value-type="float">
            <text:p>1.69401780151796</text:p>
          </table:table-cell>
        </table:table-row>
        <table:table-row table:style-name="ro1">
          <table:table-cell table:number-columns-repeated="2"/>
          <table:table-cell office:value-type="float" office:value="1.69401708420255" calcext:value-type="float">
            <text:p>1.69401708420255</text:p>
          </table:table-cell>
        </table:table-row>
        <table:table-row table:style-name="ro1">
          <table:table-cell table:number-columns-repeated="2"/>
          <table:table-cell office:value-type="float" office:value="1.69401637921999" calcext:value-type="float">
            <text:p>1.69401637921999</text:p>
          </table:table-cell>
        </table:table-row>
        <table:table-row table:style-name="ro1">
          <table:table-cell table:number-columns-repeated="2"/>
          <table:table-cell office:value-type="float" office:value="1.69401568635818" calcext:value-type="float">
            <text:p>1.69401568635818</text:p>
          </table:table-cell>
        </table:table-row>
        <table:table-row table:style-name="ro1">
          <table:table-cell table:number-columns-repeated="2"/>
          <table:table-cell office:value-type="float" office:value="1.69401500540865" calcext:value-type="float">
            <text:p>1.69401500540865</text:p>
          </table:table-cell>
        </table:table-row>
        <table:table-row table:style-name="ro1">
          <table:table-cell table:number-columns-repeated="2"/>
          <table:table-cell office:value-type="float" office:value="1.69401433616654" calcext:value-type="float">
            <text:p>1.69401433616654</text:p>
          </table:table-cell>
        </table:table-row>
        <table:table-row table:style-name="ro1">
          <table:table-cell table:number-columns-repeated="2"/>
          <table:table-cell office:value-type="float" office:value="1.69401367843053" calcext:value-type="float">
            <text:p>1.69401367843053</text:p>
          </table:table-cell>
        </table:table-row>
        <table:table-row table:style-name="ro1">
          <table:table-cell table:number-columns-repeated="2"/>
          <table:table-cell office:value-type="float" office:value="1.69401303200272" calcext:value-type="float">
            <text:p>1.69401303200272</text:p>
          </table:table-cell>
        </table:table-row>
        <table:table-row table:style-name="ro1">
          <table:table-cell table:number-columns-repeated="2"/>
          <table:table-cell office:value-type="float" office:value="1.69401239668865" calcext:value-type="float">
            <text:p>1.69401239668865</text:p>
          </table:table-cell>
        </table:table-row>
        <table:table-row table:style-name="ro1">
          <table:table-cell table:number-columns-repeated="2"/>
          <table:table-cell office:value-type="float" office:value="1.69401177229721" calcext:value-type="float">
            <text:p>1.69401177229721</text:p>
          </table:table-cell>
        </table:table-row>
        <table:table-row table:style-name="ro1">
          <table:table-cell table:number-columns-repeated="2"/>
          <table:table-cell office:value-type="float" office:value="1.69401115864054" calcext:value-type="float">
            <text:p>1.69401115864054</text:p>
          </table:table-cell>
        </table:table-row>
        <table:table-row table:style-name="ro1">
          <table:table-cell table:number-columns-repeated="2"/>
          <table:table-cell office:value-type="float" office:value="1.69401055553406" calcext:value-type="float">
            <text:p>1.69401055553406</text:p>
          </table:table-cell>
        </table:table-row>
        <table:table-row table:style-name="ro1">
          <table:table-cell table:number-columns-repeated="2"/>
          <table:table-cell office:value-type="float" office:value="1.69400996279632" calcext:value-type="float">
            <text:p>1.69400996279632</text:p>
          </table:table-cell>
        </table:table-row>
        <table:table-row table:style-name="ro1">
          <table:table-cell table:number-columns-repeated="2"/>
          <table:table-cell office:value-type="float" office:value="1.69400938024903" calcext:value-type="float">
            <text:p>1.69400938024903</text:p>
          </table:table-cell>
        </table:table-row>
        <table:table-row table:style-name="ro1">
          <table:table-cell table:number-columns-repeated="2"/>
          <table:table-cell office:value-type="float" office:value="1.69400880771695" calcext:value-type="float">
            <text:p>1.69400880771695</text:p>
          </table:table-cell>
        </table:table-row>
        <table:table-row table:style-name="ro1">
          <table:table-cell table:number-columns-repeated="2"/>
          <table:table-cell office:value-type="float" office:value="1.69400824502785" calcext:value-type="float">
            <text:p>1.69400824502785</text:p>
          </table:table-cell>
        </table:table-row>
        <table:table-row table:style-name="ro1">
          <table:table-cell table:number-columns-repeated="2"/>
          <table:table-cell office:value-type="float" office:value="1.69400769201247" calcext:value-type="float">
            <text:p>1.69400769201247</text:p>
          </table:table-cell>
        </table:table-row>
        <table:table-row table:style-name="ro1">
          <table:table-cell table:number-columns-repeated="2"/>
          <table:table-cell office:value-type="float" office:value="1.69400714850447" calcext:value-type="float">
            <text:p>1.69400714850447</text:p>
          </table:table-cell>
        </table:table-row>
        <table:table-row table:style-name="ro1">
          <table:table-cell table:number-columns-repeated="2"/>
          <table:table-cell office:value-type="float" office:value="1.69400661434036" calcext:value-type="float">
            <text:p>1.69400661434036</text:p>
          </table:table-cell>
        </table:table-row>
        <table:table-row table:style-name="ro1">
          <table:table-cell table:number-columns-repeated="2"/>
          <table:table-cell office:value-type="float" office:value="1.69400608935947" calcext:value-type="float">
            <text:p>1.69400608935947</text:p>
          </table:table-cell>
        </table:table-row>
        <table:table-row table:style-name="ro1">
          <table:table-cell table:number-columns-repeated="2"/>
          <table:table-cell office:value-type="float" office:value="1.69400557340388" calcext:value-type="float">
            <text:p>1.69400557340388</text:p>
          </table:table-cell>
        </table:table-row>
        <table:table-row table:style-name="ro1">
          <table:table-cell table:number-columns-repeated="2"/>
          <table:table-cell office:value-type="float" office:value="1.6940050663184" calcext:value-type="float">
            <text:p>1.6940050663184</text:p>
          </table:table-cell>
        </table:table-row>
        <table:table-row table:style-name="ro1">
          <table:table-cell table:number-columns-repeated="2"/>
          <table:table-cell office:value-type="float" office:value="1.69400456795051" calcext:value-type="float">
            <text:p>1.69400456795051</text:p>
          </table:table-cell>
        </table:table-row>
        <table:table-row table:style-name="ro1">
          <table:table-cell table:number-columns-repeated="2"/>
          <table:table-cell office:value-type="float" office:value="1.69400407815031" calcext:value-type="float">
            <text:p>1.69400407815031</text:p>
          </table:table-cell>
        </table:table-row>
        <table:table-row table:style-name="ro1">
          <table:table-cell table:number-columns-repeated="2"/>
          <table:table-cell office:value-type="float" office:value="1.69400359677047" calcext:value-type="float">
            <text:p>1.69400359677047</text:p>
          </table:table-cell>
        </table:table-row>
        <table:table-row table:style-name="ro1">
          <table:table-cell table:number-columns-repeated="2"/>
          <table:table-cell office:value-type="float" office:value="1.69400312366622" calcext:value-type="float">
            <text:p>1.69400312366622</text:p>
          </table:table-cell>
        </table:table-row>
        <table:table-row table:style-name="ro1">
          <table:table-cell table:number-columns-repeated="2"/>
          <table:table-cell office:value-type="float" office:value="1.69400265869525" calcext:value-type="float">
            <text:p>1.69400265869525</text:p>
          </table:table-cell>
        </table:table-row>
        <table:table-row table:style-name="ro1">
          <table:table-cell table:number-columns-repeated="2"/>
          <table:table-cell office:value-type="float" office:value="1.69400220171771" calcext:value-type="float">
            <text:p>1.69400220171771</text:p>
          </table:table-cell>
        </table:table-row>
        <table:table-row table:style-name="ro1">
          <table:table-cell table:number-columns-repeated="2"/>
          <table:table-cell office:value-type="float" office:value="1.69400175259617" calcext:value-type="float">
            <text:p>1.69400175259617</text:p>
          </table:table-cell>
        </table:table-row>
        <table:table-row table:style-name="ro1">
          <table:table-cell table:number-columns-repeated="2"/>
          <table:table-cell office:value-type="float" office:value="1.69400131119553" calcext:value-type="float">
            <text:p>1.69400131119553</text:p>
          </table:table-cell>
        </table:table-row>
        <table:table-row table:style-name="ro1">
          <table:table-cell table:number-columns-repeated="2"/>
          <table:table-cell office:value-type="float" office:value="1.69400087738306" calcext:value-type="float">
            <text:p>1.69400087738306</text:p>
          </table:table-cell>
        </table:table-row>
        <table:table-row table:style-name="ro1">
          <table:table-cell table:number-columns-repeated="2"/>
          <table:table-cell office:value-type="float" office:value="1.69400045102827" calcext:value-type="float">
            <text:p>1.69400045102827</text:p>
          </table:table-cell>
        </table:table-row>
        <table:table-row table:style-name="ro1">
          <table:table-cell table:number-columns-repeated="2"/>
          <table:table-cell office:value-type="float" office:value="1.69400003200294" calcext:value-type="float">
            <text:p>1.69400003200294</text:p>
          </table:table-cell>
        </table:table-row>
        <table:table-row table:style-name="ro1">
          <table:table-cell table:number-columns-repeated="2"/>
          <table:table-cell office:value-type="float" office:value="1.69399962018104" calcext:value-type="float">
            <text:p>1.69399962018104</text:p>
          </table:table-cell>
        </table:table-row>
        <table:table-row table:style-name="ro1">
          <table:table-cell table:number-columns-repeated="2"/>
          <table:table-cell office:value-type="float" office:value="1.69399921543872" calcext:value-type="float">
            <text:p>1.69399921543872</text:p>
          </table:table-cell>
        </table:table-row>
        <table:table-row table:style-name="ro1">
          <table:table-cell table:number-columns-repeated="2"/>
          <table:table-cell office:value-type="float" office:value="1.69399881765426" calcext:value-type="float">
            <text:p>1.69399881765426</text:p>
          </table:table-cell>
        </table:table-row>
        <table:table-row table:style-name="ro1">
          <table:table-cell table:number-columns-repeated="2"/>
          <table:table-cell office:value-type="float" office:value="1.69399842670803" calcext:value-type="float">
            <text:p>1.69399842670803</text:p>
          </table:table-cell>
        </table:table-row>
        <table:table-row table:style-name="ro1">
          <table:table-cell table:number-columns-repeated="2"/>
          <table:table-cell office:value-type="float" office:value="1.69399804248244" calcext:value-type="float">
            <text:p>1.69399804248244</text:p>
          </table:table-cell>
        </table:table-row>
        <table:table-row table:style-name="ro1">
          <table:table-cell table:number-columns-repeated="2"/>
          <table:table-cell office:value-type="float" office:value="1.69399766486195" calcext:value-type="float">
            <text:p>1.69399766486195</text:p>
          </table:table-cell>
        </table:table-row>
        <table:table-row table:style-name="ro1">
          <table:table-cell table:number-columns-repeated="2"/>
          <table:table-cell office:value-type="float" office:value="1.693997293733" calcext:value-type="float">
            <text:p>1.693997293733</text:p>
          </table:table-cell>
        </table:table-row>
        <table:table-row table:style-name="ro1">
          <table:table-cell table:number-columns-repeated="2"/>
          <table:table-cell office:value-type="float" office:value="1.69399692898398" calcext:value-type="float">
            <text:p>1.69399692898398</text:p>
          </table:table-cell>
        </table:table-row>
        <table:table-row table:style-name="ro1">
          <table:table-cell table:number-columns-repeated="2"/>
          <table:table-cell office:value-type="float" office:value="1.69399657050519" calcext:value-type="float">
            <text:p>1.69399657050519</text:p>
          </table:table-cell>
        </table:table-row>
        <table:table-row table:style-name="ro1">
          <table:table-cell table:number-columns-repeated="2"/>
          <table:table-cell office:value-type="float" office:value="1.69399621818883" calcext:value-type="float">
            <text:p>1.69399621818883</text:p>
          </table:table-cell>
        </table:table-row>
        <table:table-row table:style-name="ro1">
          <table:table-cell table:number-columns-repeated="2"/>
          <table:table-cell office:value-type="float" office:value="1.69399587192894" calcext:value-type="float">
            <text:p>1.69399587192894</text:p>
          </table:table-cell>
        </table:table-row>
        <table:table-row table:style-name="ro1">
          <table:table-cell table:number-columns-repeated="2"/>
          <table:table-cell office:value-type="float" office:value="1.69399553162141" calcext:value-type="float">
            <text:p>1.69399553162141</text:p>
          </table:table-cell>
        </table:table-row>
        <table:table-row table:style-name="ro1">
          <table:table-cell table:number-columns-repeated="2"/>
          <table:table-cell office:value-type="float" office:value="1.69399519716389" calcext:value-type="float">
            <text:p>1.69399519716389</text:p>
          </table:table-cell>
        </table:table-row>
        <table:table-row table:style-name="ro1">
          <table:table-cell table:number-columns-repeated="2"/>
          <table:table-cell office:value-type="float" office:value="1.69399486845581" calcext:value-type="float">
            <text:p>1.69399486845581</text:p>
          </table:table-cell>
        </table:table-row>
        <table:table-row table:style-name="ro1">
          <table:table-cell table:number-columns-repeated="2"/>
          <table:table-cell office:value-type="float" office:value="1.69399454539831" calcext:value-type="float">
            <text:p>1.69399454539831</text:p>
          </table:table-cell>
        </table:table-row>
        <table:table-row table:style-name="ro1">
          <table:table-cell table:number-columns-repeated="2"/>
          <table:table-cell office:value-type="float" office:value="1.69399422789425" calcext:value-type="float">
            <text:p>1.69399422789425</text:p>
          </table:table-cell>
        </table:table-row>
        <table:table-row table:style-name="ro1">
          <table:table-cell table:number-columns-repeated="2"/>
          <table:table-cell office:value-type="float" office:value="1.69399391584815" calcext:value-type="float">
            <text:p>1.69399391584815</text:p>
          </table:table-cell>
        </table:table-row>
        <table:table-row table:style-name="ro1">
          <table:table-cell table:number-columns-repeated="2"/>
          <table:table-cell office:value-type="float" office:value="1.69399360916617" calcext:value-type="float">
            <text:p>1.69399360916617</text:p>
          </table:table-cell>
        </table:table-row>
        <table:table-row table:style-name="ro1">
          <table:table-cell table:number-columns-repeated="2"/>
          <table:table-cell office:value-type="float" office:value="1.6939933077561" calcext:value-type="float">
            <text:p>1.6939933077561</text:p>
          </table:table-cell>
        </table:table-row>
        <table:table-row table:style-name="ro1">
          <table:table-cell table:number-columns-repeated="2"/>
          <table:table-cell office:value-type="float" office:value="1.6939930115273" calcext:value-type="float">
            <text:p>1.6939930115273</text:p>
          </table:table-cell>
        </table:table-row>
        <table:table-row table:style-name="ro1">
          <table:table-cell table:number-columns-repeated="2"/>
          <table:table-cell office:value-type="float" office:value="1.69399272039068" calcext:value-type="float">
            <text:p>1.69399272039068</text:p>
          </table:table-cell>
        </table:table-row>
        <table:table-row table:style-name="ro1">
          <table:table-cell table:number-columns-repeated="2"/>
          <table:table-cell office:value-type="float" office:value="1.69399243425872" calcext:value-type="float">
            <text:p>1.69399243425872</text:p>
          </table:table-cell>
        </table:table-row>
        <table:table-row table:style-name="ro1">
          <table:table-cell table:number-columns-repeated="2"/>
          <table:table-cell office:value-type="float" office:value="1.69399215304535" calcext:value-type="float">
            <text:p>1.69399215304535</text:p>
          </table:table-cell>
        </table:table-row>
        <table:table-row table:style-name="ro1">
          <table:table-cell table:number-columns-repeated="2"/>
          <table:table-cell office:value-type="float" office:value="1.69399187666603" calcext:value-type="float">
            <text:p>1.69399187666603</text:p>
          </table:table-cell>
        </table:table-row>
        <table:table-row table:style-name="ro1">
          <table:table-cell table:number-columns-repeated="2"/>
          <table:table-cell office:value-type="float" office:value="1.69399160503765" calcext:value-type="float">
            <text:p>1.69399160503765</text:p>
          </table:table-cell>
        </table:table-row>
        <table:table-row table:style-name="ro1">
          <table:table-cell table:number-columns-repeated="2"/>
          <table:table-cell office:value-type="float" office:value="1.69399133807852" calcext:value-type="float">
            <text:p>1.69399133807852</text:p>
          </table:table-cell>
        </table:table-row>
        <table:table-row table:style-name="ro1">
          <table:table-cell table:number-columns-repeated="2"/>
          <table:table-cell office:value-type="float" office:value="1.69399107570839" calcext:value-type="float">
            <text:p>1.69399107570839</text:p>
          </table:table-cell>
        </table:table-row>
        <table:table-row table:style-name="ro1">
          <table:table-cell table:number-columns-repeated="2"/>
          <table:table-cell office:value-type="float" office:value="1.69399081784835" calcext:value-type="float">
            <text:p>1.69399081784835</text:p>
          </table:table-cell>
        </table:table-row>
        <table:table-row table:style-name="ro1">
          <table:table-cell table:number-columns-repeated="2"/>
          <table:table-cell office:value-type="float" office:value="1.69399056442086" calcext:value-type="float">
            <text:p>1.69399056442086</text:p>
          </table:table-cell>
        </table:table-row>
        <table:table-row table:style-name="ro1">
          <table:table-cell table:number-columns-repeated="2"/>
          <table:table-cell office:value-type="float" office:value="1.69399031534974" calcext:value-type="float">
            <text:p>1.69399031534974</text:p>
          </table:table-cell>
        </table:table-row>
        <table:table-row table:style-name="ro1">
          <table:table-cell table:number-columns-repeated="2"/>
          <table:table-cell office:value-type="float" office:value="1.69399007056007" calcext:value-type="float">
            <text:p>1.69399007056007</text:p>
          </table:table-cell>
        </table:table-row>
        <table:table-row table:style-name="ro1">
          <table:table-cell table:number-columns-repeated="2"/>
          <table:table-cell office:value-type="float" office:value="1.69398982997827" calcext:value-type="float">
            <text:p>1.69398982997827</text:p>
          </table:table-cell>
        </table:table-row>
        <table:table-row table:style-name="ro1">
          <table:table-cell table:number-columns-repeated="2"/>
          <table:table-cell office:value-type="float" office:value="1.69398959353198" calcext:value-type="float">
            <text:p>1.69398959353198</text:p>
          </table:table-cell>
        </table:table-row>
        <table:table-row table:style-name="ro1">
          <table:table-cell table:number-columns-repeated="2"/>
          <table:table-cell office:value-type="float" office:value="1.69398936115013" calcext:value-type="float">
            <text:p>1.69398936115013</text:p>
          </table:table-cell>
        </table:table-row>
        <table:table-row table:style-name="ro1">
          <table:table-cell table:number-columns-repeated="2"/>
          <table:table-cell office:value-type="float" office:value="1.69398913276282" calcext:value-type="float">
            <text:p>1.69398913276282</text:p>
          </table:table-cell>
        </table:table-row>
        <table:table-row table:style-name="ro1">
          <table:table-cell table:number-columns-repeated="2"/>
          <table:table-cell office:value-type="float" office:value="1.69398890830139" calcext:value-type="float">
            <text:p>1.69398890830139</text:p>
          </table:table-cell>
        </table:table-row>
        <table:table-row table:style-name="ro1">
          <table:table-cell table:number-columns-repeated="2"/>
          <table:table-cell office:value-type="float" office:value="1.69398868769836" calcext:value-type="float">
            <text:p>1.69398868769836</text:p>
          </table:table-cell>
        </table:table-row>
        <table:table-row table:style-name="ro1">
          <table:table-cell table:number-columns-repeated="2"/>
          <table:table-cell office:value-type="float" office:value="1.69398847088738" calcext:value-type="float">
            <text:p>1.69398847088738</text:p>
          </table:table-cell>
        </table:table-row>
        <table:table-row table:style-name="ro1">
          <table:table-cell table:number-columns-repeated="2"/>
          <table:table-cell office:value-type="float" office:value="1.69398825780328" calcext:value-type="float">
            <text:p>1.69398825780328</text:p>
          </table:table-cell>
        </table:table-row>
        <table:table-row table:style-name="ro1">
          <table:table-cell table:number-columns-repeated="2"/>
          <table:table-cell office:value-type="float" office:value="1.69398804838198" calcext:value-type="float">
            <text:p>1.69398804838198</text:p>
          </table:table-cell>
        </table:table-row>
        <table:table-row table:style-name="ro1">
          <table:table-cell table:number-columns-repeated="2"/>
          <table:table-cell office:value-type="float" office:value="1.69398784256051" calcext:value-type="float">
            <text:p>1.69398784256051</text:p>
          </table:table-cell>
        </table:table-row>
        <table:table-row table:style-name="ro1">
          <table:table-cell table:number-columns-repeated="2"/>
          <table:table-cell office:value-type="float" office:value="1.69398764027699" calcext:value-type="float">
            <text:p>1.69398764027699</text:p>
          </table:table-cell>
        </table:table-row>
        <table:table-row table:style-name="ro1">
          <table:table-cell table:number-columns-repeated="2"/>
          <table:table-cell office:value-type="float" office:value="1.69398744147061" calcext:value-type="float">
            <text:p>1.69398744147061</text:p>
          </table:table-cell>
        </table:table-row>
        <table:table-row table:style-name="ro1">
          <table:table-cell table:number-columns-repeated="2"/>
          <table:table-cell office:value-type="float" office:value="1.69398724608158" calcext:value-type="float">
            <text:p>1.69398724608158</text:p>
          </table:table-cell>
        </table:table-row>
        <table:table-row table:style-name="ro1">
          <table:table-cell table:number-columns-repeated="2"/>
          <table:table-cell office:value-type="float" office:value="1.69398705405116" calcext:value-type="float">
            <text:p>1.69398705405116</text:p>
          </table:table-cell>
        </table:table-row>
        <table:table-row table:style-name="ro1">
          <table:table-cell table:number-columns-repeated="2"/>
          <table:table-cell office:value-type="float" office:value="1.69398686532161" calcext:value-type="float">
            <text:p>1.69398686532161</text:p>
          </table:table-cell>
        </table:table-row>
        <table:table-row table:style-name="ro1">
          <table:table-cell table:number-columns-repeated="2"/>
          <table:table-cell office:value-type="float" office:value="1.69398667983619" calcext:value-type="float">
            <text:p>1.69398667983619</text:p>
          </table:table-cell>
        </table:table-row>
        <table:table-row table:style-name="ro1">
          <table:table-cell table:number-columns-repeated="2"/>
          <table:table-cell office:value-type="float" office:value="1.69398649753913" calcext:value-type="float">
            <text:p>1.69398649753913</text:p>
          </table:table-cell>
        </table:table-row>
        <table:table-row table:style-name="ro1">
          <table:table-cell table:number-columns-repeated="2"/>
          <table:table-cell office:value-type="float" office:value="1.69398631837562" calcext:value-type="float">
            <text:p>1.69398631837562</text:p>
          </table:table-cell>
        </table:table-row>
        <table:table-row table:style-name="ro1">
          <table:table-cell table:number-columns-repeated="2"/>
          <table:table-cell office:value-type="float" office:value="1.69398614229179" calcext:value-type="float">
            <text:p>1.69398614229179</text:p>
          </table:table-cell>
        </table:table-row>
        <table:table-row table:style-name="ro1">
          <table:table-cell table:number-columns-repeated="2"/>
          <table:table-cell office:value-type="float" office:value="1.6939859692347" calcext:value-type="float">
            <text:p>1.6939859692347</text:p>
          </table:table-cell>
        </table:table-row>
        <table:table-row table:style-name="ro1">
          <table:table-cell table:number-columns-repeated="2"/>
          <table:table-cell office:value-type="float" office:value="1.69398579915232" calcext:value-type="float">
            <text:p>1.69398579915232</text:p>
          </table:table-cell>
        </table:table-row>
        <table:table-row table:style-name="ro1">
          <table:table-cell table:number-columns-repeated="2"/>
          <table:table-cell office:value-type="float" office:value="1.69398563199352" calcext:value-type="float">
            <text:p>1.69398563199352</text:p>
          </table:table-cell>
        </table:table-row>
        <table:table-row table:style-name="ro1">
          <table:table-cell table:number-columns-repeated="2"/>
          <table:table-cell office:value-type="float" office:value="1.69398546770803" calcext:value-type="float">
            <text:p>1.69398546770803</text:p>
          </table:table-cell>
        </table:table-row>
        <table:table-row table:style-name="ro1">
          <table:table-cell table:number-columns-repeated="2"/>
          <table:table-cell office:value-type="float" office:value="1.69398530624646" calcext:value-type="float">
            <text:p>1.69398530624646</text:p>
          </table:table-cell>
        </table:table-row>
        <table:table-row table:style-name="ro1">
          <table:table-cell table:number-columns-repeated="2"/>
          <table:table-cell office:value-type="float" office:value="1.69398514756028" calcext:value-type="float">
            <text:p>1.69398514756028</text:p>
          </table:table-cell>
        </table:table-row>
        <table:table-row table:style-name="ro1">
          <table:table-cell table:number-columns-repeated="2"/>
          <table:table-cell office:value-type="float" office:value="1.69398499160176" calcext:value-type="float">
            <text:p>1.69398499160176</text:p>
          </table:table-cell>
        </table:table-row>
        <table:table-row table:style-name="ro1">
          <table:table-cell table:number-columns-repeated="2"/>
          <table:table-cell office:value-type="float" office:value="1.69398483832403" calcext:value-type="float">
            <text:p>1.69398483832403</text:p>
          </table:table-cell>
        </table:table-row>
        <table:table-row table:style-name="ro1">
          <table:table-cell table:number-columns-repeated="2"/>
          <table:table-cell office:value-type="float" office:value="1.69398468768099" calcext:value-type="float">
            <text:p>1.69398468768099</text:p>
          </table:table-cell>
        </table:table-row>
        <table:table-row table:style-name="ro1">
          <table:table-cell table:number-columns-repeated="2"/>
          <table:table-cell office:value-type="float" office:value="1.69398453962736" calcext:value-type="float">
            <text:p>1.69398453962736</text:p>
          </table:table-cell>
        </table:table-row>
        <table:table-row table:style-name="ro1">
          <table:table-cell table:number-columns-repeated="2"/>
          <table:table-cell office:value-type="float" office:value="1.69398439411863" calcext:value-type="float">
            <text:p>1.69398439411863</text:p>
          </table:table-cell>
        </table:table-row>
        <table:table-row table:style-name="ro1">
          <table:table-cell table:number-columns-repeated="2"/>
          <table:table-cell office:value-type="float" office:value="1.69398425111104" calcext:value-type="float">
            <text:p>1.69398425111104</text:p>
          </table:table-cell>
        </table:table-row>
        <table:table-row table:style-name="ro1">
          <table:table-cell table:number-columns-repeated="2"/>
          <table:table-cell office:value-type="float" office:value="1.69398411056161" calcext:value-type="float">
            <text:p>1.69398411056161</text:p>
          </table:table-cell>
        </table:table-row>
        <table:table-row table:style-name="ro1">
          <table:table-cell table:number-columns-repeated="2"/>
          <table:table-cell office:value-type="float" office:value="1.69398397242807" calcext:value-type="float">
            <text:p>1.69398397242807</text:p>
          </table:table-cell>
        </table:table-row>
        <table:table-row table:style-name="ro1">
          <table:table-cell table:number-columns-repeated="2"/>
          <table:table-cell office:value-type="float" office:value="1.6939838366689" calcext:value-type="float">
            <text:p>1.6939838366689</text:p>
          </table:table-cell>
        </table:table-row>
        <table:table-row table:style-name="ro1">
          <table:table-cell table:number-columns-repeated="2"/>
          <table:table-cell office:value-type="float" office:value="1.69398370324329" calcext:value-type="float">
            <text:p>1.69398370324329</text:p>
          </table:table-cell>
        </table:table-row>
        <table:table-row table:style-name="ro1">
          <table:table-cell table:number-columns-repeated="2"/>
          <table:table-cell office:value-type="float" office:value="1.69398357211112" calcext:value-type="float">
            <text:p>1.69398357211112</text:p>
          </table:table-cell>
        </table:table-row>
        <table:table-row table:style-name="ro1">
          <table:table-cell table:number-columns-repeated="2"/>
          <table:table-cell office:value-type="float" office:value="1.69398344323296" calcext:value-type="float">
            <text:p>1.69398344323296</text:p>
          </table:table-cell>
        </table:table-row>
        <table:table-row table:style-name="ro1">
          <table:table-cell table:number-columns-repeated="2"/>
          <table:table-cell office:value-type="float" office:value="1.69398331657007" calcext:value-type="float">
            <text:p>1.69398331657007</text:p>
          </table:table-cell>
        </table:table-row>
        <table:table-row table:style-name="ro1">
          <table:table-cell table:number-columns-repeated="2"/>
          <table:table-cell office:value-type="float" office:value="1.69398319208437" calcext:value-type="float">
            <text:p>1.69398319208437</text:p>
          </table:table-cell>
        </table:table-row>
        <table:table-row table:style-name="ro1">
          <table:table-cell table:number-columns-repeated="2"/>
          <table:table-cell office:value-type="float" office:value="1.69398306973844" calcext:value-type="float">
            <text:p>1.69398306973844</text:p>
          </table:table-cell>
        </table:table-row>
        <table:table-row table:style-name="ro1">
          <table:table-cell table:number-columns-repeated="2"/>
          <table:table-cell office:value-type="float" office:value="1.69398294949549" calcext:value-type="float">
            <text:p>1.69398294949549</text:p>
          </table:table-cell>
        </table:table-row>
        <table:table-row table:style-name="ro1">
          <table:table-cell table:number-columns-repeated="2"/>
          <table:table-cell office:value-type="float" office:value="1.69398283131937" calcext:value-type="float">
            <text:p>1.69398283131937</text:p>
          </table:table-cell>
        </table:table-row>
        <table:table-row table:style-name="ro1">
          <table:table-cell table:number-columns-repeated="2"/>
          <table:table-cell office:value-type="float" office:value="1.69398271517456" calcext:value-type="float">
            <text:p>1.69398271517456</text:p>
          </table:table-cell>
        </table:table-row>
        <table:table-row table:style-name="ro1">
          <table:table-cell table:number-columns-repeated="2"/>
          <table:table-cell office:value-type="float" office:value="1.69398260102614" calcext:value-type="float">
            <text:p>1.69398260102614</text:p>
          </table:table-cell>
        </table:table-row>
        <table:table-row table:style-name="ro1">
          <table:table-cell table:number-columns-repeated="2"/>
          <table:table-cell office:value-type="float" office:value="1.69398248883978" calcext:value-type="float">
            <text:p>1.69398248883978</text:p>
          </table:table-cell>
        </table:table-row>
        <table:table-row table:style-name="ro1">
          <table:table-cell table:number-columns-repeated="2"/>
          <table:table-cell office:value-type="float" office:value="1.69398237858177" calcext:value-type="float">
            <text:p>1.69398237858177</text:p>
          </table:table-cell>
        </table:table-row>
        <table:table-row table:style-name="ro1">
          <table:table-cell table:number-columns-repeated="2"/>
          <table:table-cell office:value-type="float" office:value="1.69398227021896" calcext:value-type="float">
            <text:p>1.69398227021896</text:p>
          </table:table-cell>
        </table:table-row>
        <table:table-row table:style-name="ro1">
          <table:table-cell table:number-columns-repeated="2"/>
          <table:table-cell office:value-type="float" office:value="1.69398216371876" calcext:value-type="float">
            <text:p>1.69398216371876</text:p>
          </table:table-cell>
        </table:table-row>
        <table:table-row table:style-name="ro1">
          <table:table-cell table:number-columns-repeated="2"/>
          <table:table-cell office:value-type="float" office:value="1.69398205904917" calcext:value-type="float">
            <text:p>1.69398205904917</text:p>
          </table:table-cell>
        </table:table-row>
        <table:table-row table:style-name="ro1">
          <table:table-cell table:number-columns-repeated="2"/>
          <table:table-cell office:value-type="float" office:value="1.69398195617871" calcext:value-type="float">
            <text:p>1.69398195617871</text:p>
          </table:table-cell>
        </table:table-row>
        <table:table-row table:style-name="ro1">
          <table:table-cell table:number-columns-repeated="2"/>
          <table:table-cell office:value-type="float" office:value="1.69398185507646" calcext:value-type="float">
            <text:p>1.69398185507646</text:p>
          </table:table-cell>
        </table:table-row>
        <table:table-row table:style-name="ro1">
          <table:table-cell table:number-columns-repeated="2"/>
          <table:table-cell office:value-type="float" office:value="1.69398175571202" calcext:value-type="float">
            <text:p>1.69398175571202</text:p>
          </table:table-cell>
        </table:table-row>
        <table:table-row table:style-name="ro1">
          <table:table-cell table:number-columns-repeated="2"/>
          <table:table-cell office:value-type="float" office:value="1.69398165805553" calcext:value-type="float">
            <text:p>1.69398165805553</text:p>
          </table:table-cell>
        </table:table-row>
        <table:table-row table:style-name="ro1">
          <table:table-cell table:number-columns-repeated="2"/>
          <table:table-cell office:value-type="float" office:value="1.69398156207762" calcext:value-type="float">
            <text:p>1.69398156207762</text:p>
          </table:table-cell>
        </table:table-row>
        <table:table-row table:style-name="ro1">
          <table:table-cell table:number-columns-repeated="2"/>
          <table:table-cell office:value-type="float" office:value="1.69398146774943" calcext:value-type="float">
            <text:p>1.69398146774943</text:p>
          </table:table-cell>
        </table:table-row>
        <table:table-row table:style-name="ro1">
          <table:table-cell table:number-columns-repeated="2"/>
          <table:table-cell office:value-type="float" office:value="1.69398137504262" calcext:value-type="float">
            <text:p>1.69398137504262</text:p>
          </table:table-cell>
        </table:table-row>
        <table:table-row table:style-name="ro1">
          <table:table-cell table:number-columns-repeated="2"/>
          <table:table-cell office:value-type="float" office:value="1.69398128392931" calcext:value-type="float">
            <text:p>1.69398128392931</text:p>
          </table:table-cell>
        </table:table-row>
        <table:table-row table:style-name="ro1">
          <table:table-cell table:number-columns-repeated="2"/>
          <table:table-cell office:value-type="float" office:value="1.69398119438211" calcext:value-type="float">
            <text:p>1.69398119438211</text:p>
          </table:table-cell>
        </table:table-row>
        <table:table-row table:style-name="ro1">
          <table:table-cell table:number-columns-repeated="2"/>
          <table:table-cell office:value-type="float" office:value="1.69398110637411" calcext:value-type="float">
            <text:p>1.69398110637411</text:p>
          </table:table-cell>
        </table:table-row>
        <table:table-row table:style-name="ro1">
          <table:table-cell table:number-columns-repeated="2"/>
          <table:table-cell office:value-type="float" office:value="1.69398101987883" calcext:value-type="float">
            <text:p>1.69398101987883</text:p>
          </table:table-cell>
        </table:table-row>
        <table:table-row table:style-name="ro1">
          <table:table-cell table:number-columns-repeated="2"/>
          <table:table-cell office:value-type="float" office:value="1.69398093487029" calcext:value-type="float">
            <text:p>1.69398093487029</text:p>
          </table:table-cell>
        </table:table-row>
        <table:table-row table:style-name="ro1">
          <table:table-cell table:number-columns-repeated="2"/>
          <table:table-cell office:value-type="float" office:value="1.69398085132292" calcext:value-type="float">
            <text:p>1.69398085132292</text:p>
          </table:table-cell>
        </table:table-row>
        <table:table-row table:style-name="ro1">
          <table:table-cell table:number-columns-repeated="2"/>
          <table:table-cell office:value-type="float" office:value="1.6939807692116" calcext:value-type="float">
            <text:p>1.6939807692116</text:p>
          </table:table-cell>
        </table:table-row>
        <table:table-row table:style-name="ro1">
          <table:table-cell table:number-columns-repeated="2"/>
          <table:table-cell office:value-type="float" office:value="1.69398068851166" calcext:value-type="float">
            <text:p>1.69398068851166</text:p>
          </table:table-cell>
        </table:table-row>
        <table:table-row table:style-name="ro1">
          <table:table-cell table:number-columns-repeated="2"/>
          <table:table-cell office:value-type="float" office:value="1.69398060919884" calcext:value-type="float">
            <text:p>1.69398060919884</text:p>
          </table:table-cell>
        </table:table-row>
        <table:table-row table:style-name="ro1">
          <table:table-cell table:number-columns-repeated="2"/>
          <table:table-cell office:value-type="float" office:value="1.69398053124928" calcext:value-type="float">
            <text:p>1.69398053124928</text:p>
          </table:table-cell>
        </table:table-row>
        <table:table-row table:style-name="ro1">
          <table:table-cell table:number-columns-repeated="2"/>
          <table:table-cell office:value-type="float" office:value="1.69398045463957" calcext:value-type="float">
            <text:p>1.69398045463957</text:p>
          </table:table-cell>
        </table:table-row>
        <table:table-row table:style-name="ro1">
          <table:table-cell table:number-columns-repeated="2"/>
          <table:table-cell office:value-type="float" office:value="1.69398037934665" calcext:value-type="float">
            <text:p>1.69398037934665</text:p>
          </table:table-cell>
        </table:table-row>
        <table:table-row table:style-name="ro1">
          <table:table-cell table:number-columns-repeated="2"/>
          <table:table-cell office:value-type="float" office:value="1.69398030534791" calcext:value-type="float">
            <text:p>1.69398030534791</text:p>
          </table:table-cell>
        </table:table-row>
        <table:table-row table:style-name="ro1">
          <table:table-cell table:number-columns-repeated="2"/>
          <table:table-cell office:value-type="float" office:value="1.6939802326211" calcext:value-type="float">
            <text:p>1.6939802326211</text:p>
          </table:table-cell>
        </table:table-row>
        <table:table-row table:style-name="ro1">
          <table:table-cell table:number-columns-repeated="2"/>
          <table:table-cell office:value-type="float" office:value="1.69398016114435" calcext:value-type="float">
            <text:p>1.69398016114435</text:p>
          </table:table-cell>
        </table:table-row>
        <table:table-row table:style-name="ro1">
          <table:table-cell table:number-columns-repeated="2"/>
          <table:table-cell office:value-type="float" office:value="1.69398009089617" calcext:value-type="float">
            <text:p>1.69398009089617</text:p>
          </table:table-cell>
        </table:table-row>
        <table:table-row table:style-name="ro1">
          <table:table-cell table:number-columns-repeated="2"/>
          <table:table-cell office:value-type="float" office:value="1.69398002185545" calcext:value-type="float">
            <text:p>1.69398002185545</text:p>
          </table:table-cell>
        </table:table-row>
        <table:table-row table:style-name="ro1">
          <table:table-cell table:number-columns-repeated="2"/>
          <table:table-cell office:value-type="float" office:value="1.69397995400144" calcext:value-type="float">
            <text:p>1.69397995400144</text:p>
          </table:table-cell>
        </table:table-row>
        <table:table-row table:style-name="ro1">
          <table:table-cell table:number-columns-repeated="2"/>
          <table:table-cell office:value-type="float" office:value="1.69397988731373" calcext:value-type="float">
            <text:p>1.69397988731373</text:p>
          </table:table-cell>
        </table:table-row>
        <table:table-row table:style-name="ro1">
          <table:table-cell table:number-columns-repeated="2"/>
          <table:table-cell office:value-type="float" office:value="1.69397982177227" calcext:value-type="float">
            <text:p>1.69397982177227</text:p>
          </table:table-cell>
        </table:table-row>
        <table:table-row table:style-name="ro1">
          <table:table-cell table:number-columns-repeated="2"/>
          <table:table-cell office:value-type="float" office:value="1.69397975735737" calcext:value-type="float">
            <text:p>1.69397975735737</text:p>
          </table:table-cell>
        </table:table-row>
        <table:table-row table:style-name="ro1">
          <table:table-cell table:number-columns-repeated="2"/>
          <table:table-cell office:value-type="float" office:value="1.69397969404966" calcext:value-type="float">
            <text:p>1.69397969404966</text:p>
          </table:table-cell>
        </table:table-row>
        <table:table-row table:style-name="ro1">
          <table:table-cell table:number-columns-repeated="2"/>
          <table:table-cell office:value-type="float" office:value="1.69397963183011" calcext:value-type="float">
            <text:p>1.69397963183011</text:p>
          </table:table-cell>
        </table:table-row>
        <table:table-row table:style-name="ro1">
          <table:table-cell table:number-columns-repeated="2"/>
          <table:table-cell office:value-type="float" office:value="1.69397957068002" calcext:value-type="float">
            <text:p>1.69397957068002</text:p>
          </table:table-cell>
        </table:table-row>
        <table:table-row table:style-name="ro1">
          <table:table-cell table:number-columns-repeated="2"/>
          <table:table-cell office:value-type="float" office:value="1.69397951058099" calcext:value-type="float">
            <text:p>1.69397951058099</text:p>
          </table:table-cell>
        </table:table-row>
        <table:table-row table:style-name="ro1">
          <table:table-cell table:number-columns-repeated="2"/>
          <table:table-cell office:value-type="float" office:value="1.69397945151497" calcext:value-type="float">
            <text:p>1.69397945151497</text:p>
          </table:table-cell>
        </table:table-row>
        <table:table-row table:style-name="ro1">
          <table:table-cell table:number-columns-repeated="2"/>
          <table:table-cell office:value-type="float" office:value="1.6939793934642" calcext:value-type="float">
            <text:p>1.6939793934642</text:p>
          </table:table-cell>
        </table:table-row>
        <table:table-row table:style-name="ro1">
          <table:table-cell table:number-columns-repeated="2"/>
          <table:table-cell office:value-type="float" office:value="1.69397933641123" calcext:value-type="float">
            <text:p>1.69397933641123</text:p>
          </table:table-cell>
        </table:table-row>
        <table:table-row table:style-name="ro1">
          <table:table-cell table:number-columns-repeated="2"/>
          <table:table-cell office:value-type="float" office:value="1.69397928033891" calcext:value-type="float">
            <text:p>1.69397928033891</text:p>
          </table:table-cell>
        </table:table-row>
        <table:table-row table:style-name="ro1">
          <table:table-cell table:number-columns-repeated="2"/>
          <table:table-cell office:value-type="float" office:value="1.69397922523037" calcext:value-type="float">
            <text:p>1.69397922523037</text:p>
          </table:table-cell>
        </table:table-row>
        <table:table-row table:style-name="ro1">
          <table:table-cell table:number-columns-repeated="2"/>
          <table:table-cell office:value-type="float" office:value="1.69397917106906" calcext:value-type="float">
            <text:p>1.69397917106906</text:p>
          </table:table-cell>
        </table:table-row>
        <table:table-row table:style-name="ro1">
          <table:table-cell table:number-columns-repeated="2"/>
          <table:table-cell office:value-type="float" office:value="1.6939791178387" calcext:value-type="float">
            <text:p>1.6939791178387</text:p>
          </table:table-cell>
        </table:table-row>
        <table:table-row table:style-name="ro1">
          <table:table-cell table:number-columns-repeated="2"/>
          <table:table-cell office:value-type="float" office:value="1.69397906552327" calcext:value-type="float">
            <text:p>1.69397906552327</text:p>
          </table:table-cell>
        </table:table-row>
        <table:table-row table:style-name="ro1">
          <table:table-cell table:number-columns-repeated="2"/>
          <table:table-cell office:value-type="float" office:value="1.69397901410706" calcext:value-type="float">
            <text:p>1.69397901410706</text:p>
          </table:table-cell>
        </table:table-row>
        <table:table-row table:style-name="ro1">
          <table:table-cell table:number-columns-repeated="2"/>
          <table:table-cell office:value-type="float" office:value="1.69397896357461" calcext:value-type="float">
            <text:p>1.69397896357461</text:p>
          </table:table-cell>
        </table:table-row>
        <table:table-row table:style-name="ro1">
          <table:table-cell table:number-columns-repeated="2"/>
          <table:table-cell office:value-type="float" office:value="1.69397891391073" calcext:value-type="float">
            <text:p>1.69397891391073</text:p>
          </table:table-cell>
        </table:table-row>
        <table:table-row table:style-name="ro1">
          <table:table-cell table:number-columns-repeated="2"/>
          <table:table-cell office:value-type="float" office:value="1.69397886510048" calcext:value-type="float">
            <text:p>1.69397886510048</text:p>
          </table:table-cell>
        </table:table-row>
        <table:table-row table:style-name="ro1">
          <table:table-cell table:number-columns-repeated="2"/>
          <table:table-cell office:value-type="float" office:value="1.69397881712921" calcext:value-type="float">
            <text:p>1.69397881712921</text:p>
          </table:table-cell>
        </table:table-row>
        <table:table-row table:style-name="ro1">
          <table:table-cell table:number-columns-repeated="2"/>
          <table:table-cell office:value-type="float" office:value="1.69397876998247" calcext:value-type="float">
            <text:p>1.69397876998247</text:p>
          </table:table-cell>
        </table:table-row>
        <table:table-row table:style-name="ro1">
          <table:table-cell table:number-columns-repeated="2"/>
          <table:table-cell office:value-type="float" office:value="1.69397872364611" calcext:value-type="float">
            <text:p>1.69397872364611</text:p>
          </table:table-cell>
        </table:table-row>
        <table:table-row table:style-name="ro1">
          <table:table-cell table:number-columns-repeated="2"/>
          <table:table-cell office:value-type="float" office:value="1.69397867810619" calcext:value-type="float">
            <text:p>1.69397867810619</text:p>
          </table:table-cell>
        </table:table-row>
        <table:table-row table:style-name="ro1">
          <table:table-cell table:number-columns-repeated="2"/>
          <table:table-cell office:value-type="float" office:value="1.69397863334902" calcext:value-type="float">
            <text:p>1.69397863334902</text:p>
          </table:table-cell>
        </table:table-row>
        <table:table-row table:style-name="ro1">
          <table:table-cell table:number-columns-repeated="2"/>
          <table:table-cell office:value-type="float" office:value="1.69397858936115" calcext:value-type="float">
            <text:p>1.69397858936115</text:p>
          </table:table-cell>
        </table:table-row>
        <table:table-row table:style-name="ro1">
          <table:table-cell table:number-columns-repeated="2"/>
          <table:table-cell office:value-type="float" office:value="1.69397854612936" calcext:value-type="float">
            <text:p>1.69397854612936</text:p>
          </table:table-cell>
        </table:table-row>
        <table:table-row table:style-name="ro1">
          <table:table-cell table:number-columns-repeated="2"/>
          <table:table-cell office:value-type="float" office:value="1.69397850364064" calcext:value-type="float">
            <text:p>1.69397850364064</text:p>
          </table:table-cell>
        </table:table-row>
        <table:table-row table:style-name="ro1">
          <table:table-cell table:number-columns-repeated="2"/>
          <table:table-cell office:value-type="float" office:value="1.69397846188224" calcext:value-type="float">
            <text:p>1.69397846188224</text:p>
          </table:table-cell>
        </table:table-row>
        <table:table-row table:style-name="ro1">
          <table:table-cell table:number-columns-repeated="2"/>
          <table:table-cell office:value-type="float" office:value="1.69397842084158" calcext:value-type="float">
            <text:p>1.69397842084158</text:p>
          </table:table-cell>
        </table:table-row>
        <table:table-row table:style-name="ro1">
          <table:table-cell table:number-columns-repeated="2"/>
          <table:table-cell office:value-type="float" office:value="1.69397838050635" calcext:value-type="float">
            <text:p>1.69397838050635</text:p>
          </table:table-cell>
        </table:table-row>
        <table:table-row table:style-name="ro1">
          <table:table-cell table:number-columns-repeated="2"/>
          <table:table-cell office:value-type="float" office:value="1.6939783408644" calcext:value-type="float">
            <text:p>1.6939783408644</text:p>
          </table:table-cell>
        </table:table-row>
        <table:table-row table:style-name="ro1">
          <table:table-cell table:number-columns-repeated="2"/>
          <table:table-cell office:value-type="float" office:value="1.69397830190383" calcext:value-type="float">
            <text:p>1.69397830190383</text:p>
          </table:table-cell>
        </table:table-row>
        <table:table-row table:style-name="ro1">
          <table:table-cell table:number-columns-repeated="2"/>
          <table:table-cell office:value-type="float" office:value="1.69397826361293" calcext:value-type="float">
            <text:p>1.69397826361293</text:p>
          </table:table-cell>
        </table:table-row>
        <table:table-row table:style-name="ro1">
          <table:table-cell table:number-columns-repeated="2"/>
          <table:table-cell office:value-type="float" office:value="1.69397822598018" calcext:value-type="float">
            <text:p>1.69397822598018</text:p>
          </table:table-cell>
        </table:table-row>
        <table:table-row table:style-name="ro1">
          <table:table-cell table:number-columns-repeated="2"/>
          <table:table-cell office:value-type="float" office:value="1.69397818899427" calcext:value-type="float">
            <text:p>1.69397818899427</text:p>
          </table:table-cell>
        </table:table-row>
        <table:table-row table:style-name="ro1">
          <table:table-cell table:number-columns-repeated="2"/>
          <table:table-cell office:value-type="float" office:value="1.69397815264408" calcext:value-type="float">
            <text:p>1.69397815264408</text:p>
          </table:table-cell>
        </table:table-row>
        <table:table-row table:style-name="ro1">
          <table:table-cell table:number-columns-repeated="2"/>
          <table:table-cell office:value-type="float" office:value="1.69397811691868" calcext:value-type="float">
            <text:p>1.69397811691868</text:p>
          </table:table-cell>
        </table:table-row>
        <table:table-row table:style-name="ro1">
          <table:table-cell table:number-columns-repeated="2"/>
          <table:table-cell office:value-type="float" office:value="1.69397808180734" calcext:value-type="float">
            <text:p>1.69397808180734</text:p>
          </table:table-cell>
        </table:table-row>
        <table:table-row table:style-name="ro1">
          <table:table-cell table:number-columns-repeated="2"/>
          <table:table-cell office:value-type="float" office:value="1.6939780472995" calcext:value-type="float">
            <text:p>1.6939780472995</text:p>
          </table:table-cell>
        </table:table-row>
        <table:table-row table:style-name="ro1">
          <table:table-cell table:number-columns-repeated="2"/>
          <table:table-cell office:value-type="float" office:value="1.69397801338479" calcext:value-type="float">
            <text:p>1.69397801338479</text:p>
          </table:table-cell>
        </table:table-row>
        <table:table-row table:style-name="ro1">
          <table:table-cell table:number-columns-repeated="2"/>
          <table:table-cell office:value-type="float" office:value="1.69397798005301" calcext:value-type="float">
            <text:p>1.69397798005301</text:p>
          </table:table-cell>
        </table:table-row>
        <table:table-row table:style-name="ro1">
          <table:table-cell table:number-columns-repeated="2"/>
          <table:table-cell office:value-type="float" office:value="1.69397794729415" calcext:value-type="float">
            <text:p>1.69397794729415</text:p>
          </table:table-cell>
        </table:table-row>
        <table:table-row table:style-name="ro1">
          <table:table-cell table:number-columns-repeated="2"/>
          <table:table-cell office:value-type="float" office:value="1.69397791509835" calcext:value-type="float">
            <text:p>1.69397791509835</text:p>
          </table:table-cell>
        </table:table-row>
        <table:table-row table:style-name="ro1">
          <table:table-cell table:number-columns-repeated="2"/>
          <table:table-cell office:value-type="float" office:value="1.69397788345594" calcext:value-type="float">
            <text:p>1.69397788345594</text:p>
          </table:table-cell>
        </table:table-row>
        <table:table-row table:style-name="ro1">
          <table:table-cell table:number-columns-repeated="2"/>
          <table:table-cell office:value-type="float" office:value="1.6939778523574" calcext:value-type="float">
            <text:p>1.6939778523574</text:p>
          </table:table-cell>
        </table:table-row>
        <table:table-row table:style-name="ro1">
          <table:table-cell table:number-columns-repeated="2"/>
          <table:table-cell office:value-type="float" office:value="1.69397782179339" calcext:value-type="float">
            <text:p>1.69397782179339</text:p>
          </table:table-cell>
        </table:table-row>
        <table:table-row table:style-name="ro1">
          <table:table-cell table:number-columns-repeated="2"/>
          <table:table-cell office:value-type="float" office:value="1.69397779175473" calcext:value-type="float">
            <text:p>1.69397779175473</text:p>
          </table:table-cell>
        </table:table-row>
        <table:table-row table:style-name="ro1">
          <table:table-cell table:number-columns-repeated="2"/>
          <table:table-cell office:value-type="float" office:value="1.69397776223237" calcext:value-type="float">
            <text:p>1.69397776223237</text:p>
          </table:table-cell>
        </table:table-row>
        <table:table-row table:style-name="ro1">
          <table:table-cell table:number-columns-repeated="2"/>
          <table:table-cell office:value-type="float" office:value="1.69397773321744" calcext:value-type="float">
            <text:p>1.69397773321744</text:p>
          </table:table-cell>
        </table:table-row>
        <table:table-row table:style-name="ro1">
          <table:table-cell table:number-columns-repeated="2"/>
          <table:table-cell office:value-type="float" office:value="1.69397770470123" calcext:value-type="float">
            <text:p>1.69397770470123</text:p>
          </table:table-cell>
        </table:table-row>
        <table:table-row table:style-name="ro1">
          <table:table-cell table:number-columns-repeated="2"/>
          <table:table-cell office:value-type="float" office:value="1.69397767667516" calcext:value-type="float">
            <text:p>1.69397767667516</text:p>
          </table:table-cell>
        </table:table-row>
        <table:table-row table:style-name="ro1">
          <table:table-cell table:number-columns-repeated="2"/>
          <table:table-cell office:value-type="float" office:value="1.69397764913081" calcext:value-type="float">
            <text:p>1.69397764913081</text:p>
          </table:table-cell>
        </table:table-row>
        <table:table-row table:style-name="ro1">
          <table:table-cell table:number-columns-repeated="2"/>
          <table:table-cell office:value-type="float" office:value="1.69397762205989" calcext:value-type="float">
            <text:p>1.69397762205989</text:p>
          </table:table-cell>
        </table:table-row>
        <table:table-row table:style-name="ro1">
          <table:table-cell table:number-columns-repeated="2"/>
          <table:table-cell office:value-type="float" office:value="1.69397759545427" calcext:value-type="float">
            <text:p>1.69397759545427</text:p>
          </table:table-cell>
        </table:table-row>
        <table:table-row table:style-name="ro1">
          <table:table-cell table:number-columns-repeated="2"/>
          <table:table-cell office:value-type="float" office:value="1.69397756930596" calcext:value-type="float">
            <text:p>1.69397756930596</text:p>
          </table:table-cell>
        </table:table-row>
        <table:table-row table:style-name="ro1">
          <table:table-cell table:number-columns-repeated="2"/>
          <table:table-cell office:value-type="float" office:value="1.69397754360708" calcext:value-type="float">
            <text:p>1.69397754360708</text:p>
          </table:table-cell>
        </table:table-row>
        <table:table-row table:style-name="ro1">
          <table:table-cell table:number-columns-repeated="2"/>
          <table:table-cell office:value-type="float" office:value="1.69397751834992" calcext:value-type="float">
            <text:p>1.69397751834992</text:p>
          </table:table-cell>
        </table:table-row>
        <table:table-row table:style-name="ro1">
          <table:table-cell table:number-columns-repeated="2"/>
          <table:table-cell office:value-type="float" office:value="1.69397749352689" calcext:value-type="float">
            <text:p>1.69397749352689</text:p>
          </table:table-cell>
        </table:table-row>
        <table:table-row table:style-name="ro1">
          <table:table-cell table:number-columns-repeated="2"/>
          <table:table-cell office:value-type="float" office:value="1.69397746913051" calcext:value-type="float">
            <text:p>1.69397746913051</text:p>
          </table:table-cell>
        </table:table-row>
        <table:table-row table:style-name="ro1">
          <table:table-cell table:number-columns-repeated="2"/>
          <table:table-cell office:value-type="float" office:value="1.69397744515347" calcext:value-type="float">
            <text:p>1.69397744515347</text:p>
          </table:table-cell>
        </table:table-row>
        <table:table-row table:style-name="ro1">
          <table:table-cell table:number-columns-repeated="2"/>
          <table:table-cell office:value-type="float" office:value="1.69397742158854" calcext:value-type="float">
            <text:p>1.69397742158854</text:p>
          </table:table-cell>
        </table:table-row>
        <table:table-row table:style-name="ro1">
          <table:table-cell table:number-columns-repeated="2"/>
          <table:table-cell office:value-type="float" office:value="1.69397739842865" calcext:value-type="float">
            <text:p>1.69397739842865</text:p>
          </table:table-cell>
        </table:table-row>
        <table:table-row table:style-name="ro1">
          <table:table-cell table:number-columns-repeated="2"/>
          <table:table-cell office:value-type="float" office:value="1.69397737566684" calcext:value-type="float">
            <text:p>1.69397737566684</text:p>
          </table:table-cell>
        </table:table-row>
        <table:table-row table:style-name="ro1">
          <table:table-cell table:number-columns-repeated="2"/>
          <table:table-cell office:value-type="float" office:value="1.69397735329626" calcext:value-type="float">
            <text:p>1.69397735329626</text:p>
          </table:table-cell>
        </table:table-row>
        <table:table-row table:style-name="ro1">
          <table:table-cell table:number-columns-repeated="2"/>
          <table:table-cell office:value-type="float" office:value="1.69397733131019" calcext:value-type="float">
            <text:p>1.69397733131019</text:p>
          </table:table-cell>
        </table:table-row>
        <table:table-row table:style-name="ro1">
          <table:table-cell table:number-columns-repeated="2"/>
          <table:table-cell office:value-type="float" office:value="1.69397730970201" calcext:value-type="float">
            <text:p>1.69397730970201</text:p>
          </table:table-cell>
        </table:table-row>
        <table:table-row table:style-name="ro1">
          <table:table-cell table:number-columns-repeated="2"/>
          <table:table-cell office:value-type="float" office:value="1.69397728846524" calcext:value-type="float">
            <text:p>1.69397728846524</text:p>
          </table:table-cell>
        </table:table-row>
        <table:table-row table:style-name="ro1">
          <table:table-cell table:number-columns-repeated="2"/>
          <table:table-cell office:value-type="float" office:value="1.6939772675935" calcext:value-type="float">
            <text:p>1.6939772675935</text:p>
          </table:table-cell>
        </table:table-row>
        <table:table-row table:style-name="ro1">
          <table:table-cell table:number-columns-repeated="2"/>
          <table:table-cell office:value-type="float" office:value="1.69397724708049" calcext:value-type="float">
            <text:p>1.69397724708049</text:p>
          </table:table-cell>
        </table:table-row>
        <table:table-row table:style-name="ro1">
          <table:table-cell table:number-columns-repeated="2"/>
          <table:table-cell office:value-type="float" office:value="1.69397722692007" calcext:value-type="float">
            <text:p>1.69397722692007</text:p>
          </table:table-cell>
        </table:table-row>
        <table:table-row table:style-name="ro1">
          <table:table-cell table:number-columns-repeated="2"/>
          <table:table-cell office:value-type="float" office:value="1.69397720710616" calcext:value-type="float">
            <text:p>1.69397720710616</text:p>
          </table:table-cell>
        </table:table-row>
        <table:table-row table:style-name="ro1">
          <table:table-cell table:number-columns-repeated="2"/>
          <table:table-cell office:value-type="float" office:value="1.69397718763282" calcext:value-type="float">
            <text:p>1.69397718763282</text:p>
          </table:table-cell>
        </table:table-row>
        <table:table-row table:style-name="ro1">
          <table:table-cell table:number-columns-repeated="2"/>
          <table:table-cell office:value-type="float" office:value="1.69397716849419" calcext:value-type="float">
            <text:p>1.69397716849419</text:p>
          </table:table-cell>
        </table:table-row>
        <table:table-row table:style-name="ro1">
          <table:table-cell table:number-columns-repeated="2"/>
          <table:table-cell office:value-type="float" office:value="1.69397714968451" calcext:value-type="float">
            <text:p>1.69397714968451</text:p>
          </table:table-cell>
        </table:table-row>
        <table:table-row table:style-name="ro1">
          <table:table-cell table:number-columns-repeated="2"/>
          <table:table-cell office:value-type="float" office:value="1.69397713119814" calcext:value-type="float">
            <text:p>1.69397713119814</text:p>
          </table:table-cell>
        </table:table-row>
        <table:table-row table:style-name="ro1">
          <table:table-cell table:number-columns-repeated="2"/>
          <table:table-cell office:value-type="float" office:value="1.69397711302952" calcext:value-type="float">
            <text:p>1.69397711302952</text:p>
          </table:table-cell>
        </table:table-row>
        <table:table-row table:style-name="ro1">
          <table:table-cell table:number-columns-repeated="2"/>
          <table:table-cell office:value-type="float" office:value="1.69397709517317" calcext:value-type="float">
            <text:p>1.69397709517317</text:p>
          </table:table-cell>
        </table:table-row>
        <table:table-row table:style-name="ro1">
          <table:table-cell table:number-columns-repeated="2"/>
          <table:table-cell office:value-type="float" office:value="1.69397707762375" calcext:value-type="float">
            <text:p>1.69397707762375</text:p>
          </table:table-cell>
        </table:table-row>
        <table:table-row table:style-name="ro1">
          <table:table-cell table:number-columns-repeated="2"/>
          <table:table-cell office:value-type="float" office:value="1.69397706037596" calcext:value-type="float">
            <text:p>1.69397706037596</text:p>
          </table:table-cell>
        </table:table-row>
        <table:table-row table:style-name="ro1">
          <table:table-cell table:number-columns-repeated="2"/>
          <table:table-cell office:value-type="float" office:value="1.69397704342463" calcext:value-type="float">
            <text:p>1.69397704342463</text:p>
          </table:table-cell>
        </table:table-row>
        <table:table-row table:style-name="ro1">
          <table:table-cell table:number-columns-repeated="2"/>
          <table:table-cell office:value-type="float" office:value="1.69397702676466" calcext:value-type="float">
            <text:p>1.69397702676466</text:p>
          </table:table-cell>
        </table:table-row>
        <table:table-row table:style-name="ro1">
          <table:table-cell table:number-columns-repeated="2"/>
          <table:table-cell office:value-type="float" office:value="1.69397701039105" calcext:value-type="float">
            <text:p>1.69397701039105</text:p>
          </table:table-cell>
        </table:table-row>
        <table:table-row table:style-name="ro1">
          <table:table-cell table:number-columns-repeated="2"/>
          <table:table-cell office:value-type="float" office:value="1.69397699429886" calcext:value-type="float">
            <text:p>1.69397699429886</text:p>
          </table:table-cell>
        </table:table-row>
        <table:table-row table:style-name="ro1">
          <table:table-cell table:number-columns-repeated="2"/>
          <table:table-cell office:value-type="float" office:value="1.69397697848327" calcext:value-type="float">
            <text:p>1.69397697848327</text:p>
          </table:table-cell>
        </table:table-row>
        <table:table-row table:style-name="ro1">
          <table:table-cell table:number-columns-repeated="2"/>
          <table:table-cell office:value-type="float" office:value="1.69397696293952" calcext:value-type="float">
            <text:p>1.69397696293952</text:p>
          </table:table-cell>
        </table:table-row>
        <table:table-row table:style-name="ro1">
          <table:table-cell table:number-columns-repeated="2"/>
          <table:table-cell office:value-type="float" office:value="1.69397694766293" calcext:value-type="float">
            <text:p>1.69397694766293</text:p>
          </table:table-cell>
        </table:table-row>
        <table:table-row table:style-name="ro1">
          <table:table-cell table:number-columns-repeated="2"/>
          <table:table-cell office:value-type="float" office:value="1.69397693264892" calcext:value-type="float">
            <text:p>1.69397693264892</text:p>
          </table:table-cell>
        </table:table-row>
        <table:table-row table:style-name="ro1">
          <table:table-cell table:number-columns-repeated="2"/>
          <table:table-cell office:value-type="float" office:value="1.69397691789298" calcext:value-type="float">
            <text:p>1.69397691789298</text:p>
          </table:table-cell>
        </table:table-row>
        <table:table-row table:style-name="ro1">
          <table:table-cell table:number-columns-repeated="2"/>
          <table:table-cell office:value-type="float" office:value="1.69397690339065" calcext:value-type="float">
            <text:p>1.69397690339065</text:p>
          </table:table-cell>
        </table:table-row>
        <table:table-row table:style-name="ro1">
          <table:table-cell table:number-columns-repeated="2"/>
          <table:table-cell office:value-type="float" office:value="1.6939768891376" calcext:value-type="float">
            <text:p>1.6939768891376</text:p>
          </table:table-cell>
        </table:table-row>
        <table:table-row table:style-name="ro1">
          <table:table-cell table:number-columns-repeated="2"/>
          <table:table-cell office:value-type="float" office:value="1.69397687512953" calcext:value-type="float">
            <text:p>1.69397687512953</text:p>
          </table:table-cell>
        </table:table-row>
        <table:table-row table:style-name="ro1">
          <table:table-cell table:number-columns-repeated="2"/>
          <table:table-cell office:value-type="float" office:value="1.69397686136223" calcext:value-type="float">
            <text:p>1.69397686136223</text:p>
          </table:table-cell>
        </table:table-row>
        <table:table-row table:style-name="ro1">
          <table:table-cell table:number-columns-repeated="2"/>
          <table:table-cell office:value-type="float" office:value="1.69397684783156" calcext:value-type="float">
            <text:p>1.69397684783156</text:p>
          </table:table-cell>
        </table:table-row>
        <table:table-row table:style-name="ro1">
          <table:table-cell table:number-columns-repeated="2"/>
          <table:table-cell office:value-type="float" office:value="1.69397683453346" calcext:value-type="float">
            <text:p>1.69397683453346</text:p>
          </table:table-cell>
        </table:table-row>
        <table:table-row table:style-name="ro1">
          <table:table-cell table:number-columns-repeated="2"/>
          <table:table-cell office:value-type="float" office:value="1.69397682146392" calcext:value-type="float">
            <text:p>1.69397682146392</text:p>
          </table:table-cell>
        </table:table-row>
        <table:table-row table:style-name="ro1">
          <table:table-cell table:number-columns-repeated="2"/>
          <table:table-cell office:value-type="float" office:value="1.69397680861903" calcext:value-type="float">
            <text:p>1.69397680861903</text:p>
          </table:table-cell>
        </table:table-row>
        <table:table-row table:style-name="ro1">
          <table:table-cell table:number-columns-repeated="2"/>
          <table:table-cell office:value-type="float" office:value="1.69397679599492" calcext:value-type="float">
            <text:p>1.69397679599492</text:p>
          </table:table-cell>
        </table:table-row>
        <table:table-row table:style-name="ro1">
          <table:table-cell table:number-columns-repeated="2"/>
          <table:table-cell office:value-type="float" office:value="1.69397678358778" calcext:value-type="float">
            <text:p>1.69397678358778</text:p>
          </table:table-cell>
        </table:table-row>
        <table:table-row table:style-name="ro1">
          <table:table-cell table:number-columns-repeated="2"/>
          <table:table-cell office:value-type="float" office:value="1.69397677139391" calcext:value-type="float">
            <text:p>1.69397677139391</text:p>
          </table:table-cell>
        </table:table-row>
        <table:table-row table:style-name="ro1">
          <table:table-cell table:number-columns-repeated="2"/>
          <table:table-cell office:value-type="float" office:value="1.69397675940962" calcext:value-type="float">
            <text:p>1.69397675940962</text:p>
          </table:table-cell>
        </table:table-row>
        <table:table-row table:style-name="ro1">
          <table:table-cell table:number-columns-repeated="2"/>
          <table:table-cell office:value-type="float" office:value="1.69397674763132" calcext:value-type="float">
            <text:p>1.69397674763132</text:p>
          </table:table-cell>
        </table:table-row>
        <table:table-row table:style-name="ro1">
          <table:table-cell table:number-columns-repeated="2"/>
          <table:table-cell office:value-type="float" office:value="1.69397673605546" calcext:value-type="float">
            <text:p>1.69397673605546</text:p>
          </table:table-cell>
        </table:table-row>
        <table:table-row table:style-name="ro1">
          <table:table-cell table:number-columns-repeated="2"/>
          <table:table-cell office:value-type="float" office:value="1.69397672467858" calcext:value-type="float">
            <text:p>1.69397672467858</text:p>
          </table:table-cell>
        </table:table-row>
        <table:table-row table:style-name="ro1">
          <table:table-cell table:number-columns-repeated="2"/>
          <table:table-cell office:value-type="float" office:value="1.69397671349723" calcext:value-type="float">
            <text:p>1.69397671349723</text:p>
          </table:table-cell>
        </table:table-row>
        <table:table-row table:style-name="ro1">
          <table:table-cell table:number-columns-repeated="2"/>
          <table:table-cell office:value-type="float" office:value="1.69397670250808" calcext:value-type="float">
            <text:p>1.69397670250808</text:p>
          </table:table-cell>
        </table:table-row>
        <table:table-row table:style-name="ro1">
          <table:table-cell table:number-columns-repeated="2"/>
          <table:table-cell office:value-type="float" office:value="1.6939766917078" calcext:value-type="float">
            <text:p>1.6939766917078</text:p>
          </table:table-cell>
        </table:table-row>
        <table:table-row table:style-name="ro1">
          <table:table-cell table:number-columns-repeated="2"/>
          <table:table-cell office:value-type="float" office:value="1.69397668109316" calcext:value-type="float">
            <text:p>1.69397668109316</text:p>
          </table:table-cell>
        </table:table-row>
        <table:table-row table:style-name="ro1">
          <table:table-cell table:number-columns-repeated="2"/>
          <table:table-cell office:value-type="float" office:value="1.69397667066097" calcext:value-type="float">
            <text:p>1.69397667066097</text:p>
          </table:table-cell>
        </table:table-row>
        <table:table-row table:style-name="ro1">
          <table:table-cell table:number-columns-repeated="2"/>
          <table:table-cell office:value-type="float" office:value="1.69397666040808" calcext:value-type="float">
            <text:p>1.69397666040808</text:p>
          </table:table-cell>
        </table:table-row>
        <table:table-row table:style-name="ro1">
          <table:table-cell table:number-columns-repeated="2"/>
          <table:table-cell office:value-type="float" office:value="1.69397665033142" calcext:value-type="float">
            <text:p>1.69397665033142</text:p>
          </table:table-cell>
        </table:table-row>
        <table:table-row table:style-name="ro1">
          <table:table-cell table:number-columns-repeated="2"/>
          <table:table-cell office:value-type="float" office:value="1.69397664042796" calcext:value-type="float">
            <text:p>1.69397664042796</text:p>
          </table:table-cell>
        </table:table-row>
        <table:table-row table:style-name="ro1">
          <table:table-cell table:number-columns-repeated="2"/>
          <table:table-cell office:value-type="float" office:value="1.69397663069472" calcext:value-type="float">
            <text:p>1.69397663069472</text:p>
          </table:table-cell>
        </table:table-row>
        <table:table-row table:style-name="ro1">
          <table:table-cell table:number-columns-repeated="2"/>
          <table:table-cell office:value-type="float" office:value="1.69397662112878" calcext:value-type="float">
            <text:p>1.69397662112878</text:p>
          </table:table-cell>
        </table:table-row>
        <table:table-row table:style-name="ro1">
          <table:table-cell table:number-columns-repeated="2"/>
          <table:table-cell office:value-type="float" office:value="1.69397661172725" calcext:value-type="float">
            <text:p>1.69397661172725</text:p>
          </table:table-cell>
        </table:table-row>
        <table:table-row table:style-name="ro1">
          <table:table-cell table:number-columns-repeated="2"/>
          <table:table-cell office:value-type="float" office:value="1.69397660248732" calcext:value-type="float">
            <text:p>1.69397660248732</text:p>
          </table:table-cell>
        </table:table-row>
        <table:table-row table:style-name="ro1">
          <table:table-cell table:number-columns-repeated="2"/>
          <table:table-cell office:value-type="float" office:value="1.6939765934062" calcext:value-type="float">
            <text:p>1.6939765934062</text:p>
          </table:table-cell>
        </table:table-row>
        <table:table-row table:style-name="ro1">
          <table:table-cell table:number-columns-repeated="2"/>
          <table:table-cell office:value-type="float" office:value="1.69397658448117" calcext:value-type="float">
            <text:p>1.69397658448117</text:p>
          </table:table-cell>
        </table:table-row>
        <table:table-row table:style-name="ro1">
          <table:table-cell table:number-columns-repeated="2"/>
          <table:table-cell office:value-type="float" office:value="1.69397657570955" calcext:value-type="float">
            <text:p>1.69397657570955</text:p>
          </table:table-cell>
        </table:table-row>
        <table:table-row table:style-name="ro1">
          <table:table-cell table:number-columns-repeated="2"/>
          <table:table-cell office:value-type="float" office:value="1.69397656708869" calcext:value-type="float">
            <text:p>1.69397656708869</text:p>
          </table:table-cell>
        </table:table-row>
        <table:table-row table:style-name="ro1">
          <table:table-cell table:number-columns-repeated="2"/>
          <table:table-cell office:value-type="float" office:value="1.69397655861601" calcext:value-type="float">
            <text:p>1.69397655861601</text:p>
          </table:table-cell>
        </table:table-row>
        <table:table-row table:style-name="ro1">
          <table:table-cell table:number-columns-repeated="2"/>
          <table:table-cell office:value-type="float" office:value="1.69397655028895" calcext:value-type="float">
            <text:p>1.69397655028895</text:p>
          </table:table-cell>
        </table:table-row>
        <table:table-row table:style-name="ro1">
          <table:table-cell table:number-columns-repeated="2"/>
          <table:table-cell office:value-type="float" office:value="1.69397654210503" calcext:value-type="float">
            <text:p>1.69397654210503</text:p>
          </table:table-cell>
        </table:table-row>
        <table:table-row table:style-name="ro1">
          <table:table-cell table:number-columns-repeated="2"/>
          <table:table-cell office:value-type="float" office:value="1.69397653406176" calcext:value-type="float">
            <text:p>1.69397653406176</text:p>
          </table:table-cell>
        </table:table-row>
        <table:table-row table:style-name="ro1">
          <table:table-cell table:number-columns-repeated="2"/>
          <table:table-cell office:value-type="float" office:value="1.69397652615675" calcext:value-type="float">
            <text:p>1.69397652615675</text:p>
          </table:table-cell>
        </table:table-row>
        <table:table-row table:style-name="ro1">
          <table:table-cell table:number-columns-repeated="2"/>
          <table:table-cell office:value-type="float" office:value="1.6939765183876" calcext:value-type="float">
            <text:p>1.6939765183876</text:p>
          </table:table-cell>
        </table:table-row>
        <table:table-row table:style-name="ro1">
          <table:table-cell table:number-columns-repeated="2"/>
          <table:table-cell office:value-type="float" office:value="1.693976510752" calcext:value-type="float">
            <text:p>1.693976510752</text:p>
          </table:table-cell>
        </table:table-row>
        <table:table-row table:style-name="ro1">
          <table:table-cell table:number-columns-repeated="2"/>
          <table:table-cell office:value-type="float" office:value="1.69397650324763" calcext:value-type="float">
            <text:p>1.69397650324763</text:p>
          </table:table-cell>
        </table:table-row>
        <table:table-row table:style-name="ro1">
          <table:table-cell table:number-columns-repeated="2"/>
          <table:table-cell office:value-type="float" office:value="1.69397649587225" calcext:value-type="float">
            <text:p>1.69397649587225</text:p>
          </table:table-cell>
        </table:table-row>
        <table:table-row table:style-name="ro1">
          <table:table-cell table:number-columns-repeated="2"/>
          <table:table-cell office:value-type="float" office:value="1.69397648862363" calcext:value-type="float">
            <text:p>1.69397648862363</text:p>
          </table:table-cell>
        </table:table-row>
        <table:table-row table:style-name="ro1">
          <table:table-cell table:number-columns-repeated="2"/>
          <table:table-cell office:value-type="float" office:value="1.69397648149961" calcext:value-type="float">
            <text:p>1.69397648149961</text:p>
          </table:table-cell>
        </table:table-row>
        <table:table-row table:style-name="ro1">
          <table:table-cell table:number-columns-repeated="2"/>
          <table:table-cell office:value-type="float" office:value="1.69397647449803" calcext:value-type="float">
            <text:p>1.69397647449803</text:p>
          </table:table-cell>
        </table:table-row>
        <table:table-row table:style-name="ro1">
          <table:table-cell table:number-columns-repeated="2"/>
          <table:table-cell office:value-type="float" office:value="1.6939764676168" calcext:value-type="float">
            <text:p>1.6939764676168</text:p>
          </table:table-cell>
        </table:table-row>
        <table:table-row table:style-name="ro1">
          <table:table-cell table:number-columns-repeated="2"/>
          <table:table-cell office:value-type="float" office:value="1.69397646085384" calcext:value-type="float">
            <text:p>1.69397646085384</text:p>
          </table:table-cell>
        </table:table-row>
        <table:table-row table:style-name="ro1">
          <table:table-cell table:number-columns-repeated="2"/>
          <table:table-cell office:value-type="float" office:value="1.69397645420712" calcext:value-type="float">
            <text:p>1.69397645420712</text:p>
          </table:table-cell>
        </table:table-row>
        <table:table-row table:style-name="ro1">
          <table:table-cell table:number-columns-repeated="2"/>
          <table:table-cell office:value-type="float" office:value="1.69397644767465" calcext:value-type="float">
            <text:p>1.69397644767465</text:p>
          </table:table-cell>
        </table:table-row>
        <table:table-row table:style-name="ro1">
          <table:table-cell table:number-columns-repeated="2"/>
          <table:table-cell office:value-type="float" office:value="1.69397644125446" calcext:value-type="float">
            <text:p>1.69397644125446</text:p>
          </table:table-cell>
        </table:table-row>
        <table:table-row table:style-name="ro1">
          <table:table-cell table:number-columns-repeated="2"/>
          <table:table-cell office:value-type="float" office:value="1.69397643494462" calcext:value-type="float">
            <text:p>1.69397643494462</text:p>
          </table:table-cell>
        </table:table-row>
        <table:table-row table:style-name="ro1">
          <table:table-cell table:number-columns-repeated="2"/>
          <table:table-cell office:value-type="float" office:value="1.69397642874323" calcext:value-type="float">
            <text:p>1.69397642874323</text:p>
          </table:table-cell>
        </table:table-row>
        <table:table-row table:style-name="ro1">
          <table:table-cell table:number-columns-repeated="2"/>
          <table:table-cell office:value-type="float" office:value="1.69397642264843" calcext:value-type="float">
            <text:p>1.69397642264843</text:p>
          </table:table-cell>
        </table:table-row>
        <table:table-row table:style-name="ro1">
          <table:table-cell table:number-columns-repeated="2"/>
          <table:table-cell office:value-type="float" office:value="1.69397641665839" calcext:value-type="float">
            <text:p>1.69397641665839</text:p>
          </table:table-cell>
        </table:table-row>
        <table:table-row table:style-name="ro1">
          <table:table-cell table:number-columns-repeated="2"/>
          <table:table-cell office:value-type="float" office:value="1.6939764107713" calcext:value-type="float">
            <text:p>1.6939764107713</text:p>
          </table:table-cell>
        </table:table-row>
        <table:table-row table:style-name="ro1">
          <table:table-cell table:number-columns-repeated="2"/>
          <table:table-cell office:value-type="float" office:value="1.6939764049854" calcext:value-type="float">
            <text:p>1.6939764049854</text:p>
          </table:table-cell>
        </table:table-row>
        <table:table-row table:style-name="ro1">
          <table:table-cell table:number-columns-repeated="2"/>
          <table:table-cell office:value-type="float" office:value="1.69397639929895" calcext:value-type="float">
            <text:p>1.69397639929895</text:p>
          </table:table-cell>
        </table:table-row>
        <table:table-row table:style-name="ro1">
          <table:table-cell table:number-columns-repeated="2"/>
          <table:table-cell office:value-type="float" office:value="1.69397639371024" calcext:value-type="float">
            <text:p>1.69397639371024</text:p>
          </table:table-cell>
        </table:table-row>
        <table:table-row table:style-name="ro1">
          <table:table-cell table:number-columns-repeated="2"/>
          <table:table-cell office:value-type="float" office:value="1.69397638821759" calcext:value-type="float">
            <text:p>1.69397638821759</text:p>
          </table:table-cell>
        </table:table-row>
        <table:table-row table:style-name="ro1">
          <table:table-cell table:number-columns-repeated="2"/>
          <table:table-cell office:value-type="float" office:value="1.69397638281934" calcext:value-type="float">
            <text:p>1.69397638281934</text:p>
          </table:table-cell>
        </table:table-row>
        <table:table-row table:style-name="ro1">
          <table:table-cell table:number-columns-repeated="2"/>
          <table:table-cell office:value-type="float" office:value="1.69397637751388" calcext:value-type="float">
            <text:p>1.69397637751388</text:p>
          </table:table-cell>
        </table:table-row>
        <table:table-row table:style-name="ro1">
          <table:table-cell table:number-columns-repeated="2"/>
          <table:table-cell office:value-type="float" office:value="1.69397637229962" calcext:value-type="float">
            <text:p>1.69397637229962</text:p>
          </table:table-cell>
        </table:table-row>
        <table:table-row table:style-name="ro1">
          <table:table-cell table:number-columns-repeated="2"/>
          <table:table-cell office:value-type="float" office:value="1.69397636717497" calcext:value-type="float">
            <text:p>1.69397636717497</text:p>
          </table:table-cell>
        </table:table-row>
        <table:table-row table:style-name="ro1">
          <table:table-cell table:number-columns-repeated="2"/>
          <table:table-cell office:value-type="float" office:value="1.6939763621384" calcext:value-type="float">
            <text:p>1.6939763621384</text:p>
          </table:table-cell>
        </table:table-row>
        <table:table-row table:style-name="ro1">
          <table:table-cell table:number-columns-repeated="2"/>
          <table:table-cell office:value-type="float" office:value="1.69397635718841" calcext:value-type="float">
            <text:p>1.69397635718841</text:p>
          </table:table-cell>
        </table:table-row>
        <table:table-row table:style-name="ro1">
          <table:table-cell table:number-columns-repeated="2"/>
          <table:table-cell office:value-type="float" office:value="1.69397635232349" calcext:value-type="float">
            <text:p>1.69397635232349</text:p>
          </table:table-cell>
        </table:table-row>
        <table:table-row table:style-name="ro1">
          <table:table-cell table:number-columns-repeated="2"/>
          <table:table-cell office:value-type="float" office:value="1.6939763475422" calcext:value-type="float">
            <text:p>1.6939763475422</text:p>
          </table:table-cell>
        </table:table-row>
        <table:table-row table:style-name="ro1">
          <table:table-cell table:number-columns-repeated="2"/>
          <table:table-cell office:value-type="float" office:value="1.69397634284308" calcext:value-type="float">
            <text:p>1.69397634284308</text:p>
          </table:table-cell>
        </table:table-row>
        <table:table-row table:style-name="ro1">
          <table:table-cell table:number-columns-repeated="2"/>
          <table:table-cell office:value-type="float" office:value="1.69397633822473" calcext:value-type="float">
            <text:p>1.69397633822473</text:p>
          </table:table-cell>
        </table:table-row>
        <table:table-row table:style-name="ro1">
          <table:table-cell table:number-columns-repeated="2"/>
          <table:table-cell office:value-type="float" office:value="1.69397633368576" calcext:value-type="float">
            <text:p>1.69397633368576</text:p>
          </table:table-cell>
        </table:table-row>
        <table:table-row table:style-name="ro1">
          <table:table-cell table:number-columns-repeated="2"/>
          <table:table-cell office:value-type="float" office:value="1.69397632922481" calcext:value-type="float">
            <text:p>1.69397632922481</text:p>
          </table:table-cell>
        </table:table-row>
        <table:table-row table:style-name="ro1">
          <table:table-cell table:number-columns-repeated="2"/>
          <table:table-cell office:value-type="float" office:value="1.69397632484054" calcext:value-type="float">
            <text:p>1.69397632484054</text:p>
          </table:table-cell>
        </table:table-row>
        <table:table-row table:style-name="ro1">
          <table:table-cell table:number-columns-repeated="2"/>
          <table:table-cell office:value-type="float" office:value="1.69397632053162" calcext:value-type="float">
            <text:p>1.69397632053162</text:p>
          </table:table-cell>
        </table:table-row>
        <table:table-row table:style-name="ro1">
          <table:table-cell table:number-columns-repeated="2"/>
          <table:table-cell office:value-type="float" office:value="1.69397631629676" calcext:value-type="float">
            <text:p>1.69397631629676</text:p>
          </table:table-cell>
        </table:table-row>
        <table:table-row table:style-name="ro1">
          <table:table-cell table:number-columns-repeated="2"/>
          <table:table-cell office:value-type="float" office:value="1.69397631213469" calcext:value-type="float">
            <text:p>1.69397631213469</text:p>
          </table:table-cell>
        </table:table-row>
        <table:table-row table:style-name="ro1">
          <table:table-cell table:number-columns-repeated="2"/>
          <table:table-cell office:value-type="float" office:value="1.69397630804415" calcext:value-type="float">
            <text:p>1.69397630804415</text:p>
          </table:table-cell>
        </table:table-row>
        <table:table-row table:style-name="ro1">
          <table:table-cell table:number-columns-repeated="2"/>
          <table:table-cell office:value-type="float" office:value="1.69397630402393" calcext:value-type="float">
            <text:p>1.69397630402393</text:p>
          </table:table-cell>
        </table:table-row>
        <table:table-row table:style-name="ro1">
          <table:table-cell table:number-columns-repeated="2"/>
          <table:table-cell office:value-type="float" office:value="1.69397630007281" calcext:value-type="float">
            <text:p>1.69397630007281</text:p>
          </table:table-cell>
        </table:table-row>
        <table:table-row table:style-name="ro1">
          <table:table-cell table:number-columns-repeated="2"/>
          <table:table-cell office:value-type="float" office:value="1.69397629618959" calcext:value-type="float">
            <text:p>1.69397629618959</text:p>
          </table:table-cell>
        </table:table-row>
        <table:table-row table:style-name="ro1">
          <table:table-cell table:number-columns-repeated="2"/>
          <table:table-cell office:value-type="float" office:value="1.69397629237312" calcext:value-type="float">
            <text:p>1.69397629237312</text:p>
          </table:table-cell>
        </table:table-row>
        <table:table-row table:style-name="ro1">
          <table:table-cell table:number-columns-repeated="2"/>
          <table:table-cell office:value-type="float" office:value="1.69397628862225" calcext:value-type="float">
            <text:p>1.69397628862225</text:p>
          </table:table-cell>
        </table:table-row>
        <table:table-row table:style-name="ro1">
          <table:table-cell table:number-columns-repeated="2"/>
          <table:table-cell office:value-type="float" office:value="1.69397628493585" calcext:value-type="float">
            <text:p>1.69397628493585</text:p>
          </table:table-cell>
        </table:table-row>
        <table:table-row table:style-name="ro1">
          <table:table-cell table:number-columns-repeated="2"/>
          <table:table-cell office:value-type="float" office:value="1.69397628131281" calcext:value-type="float">
            <text:p>1.69397628131281</text:p>
          </table:table-cell>
        </table:table-row>
        <table:table-row table:style-name="ro1">
          <table:table-cell table:number-columns-repeated="2"/>
          <table:table-cell office:value-type="float" office:value="1.69397627775205" calcext:value-type="float">
            <text:p>1.69397627775205</text:p>
          </table:table-cell>
        </table:table-row>
        <table:table-row table:style-name="ro1">
          <table:table-cell table:number-columns-repeated="2"/>
          <table:table-cell office:value-type="float" office:value="1.69397627425248" calcext:value-type="float">
            <text:p>1.69397627425248</text:p>
          </table:table-cell>
        </table:table-row>
        <table:table-row table:style-name="ro1">
          <table:table-cell table:number-columns-repeated="2"/>
          <table:table-cell office:value-type="float" office:value="1.69397627081307" calcext:value-type="float">
            <text:p>1.69397627081307</text:p>
          </table:table-cell>
        </table:table-row>
        <table:table-row table:style-name="ro1">
          <table:table-cell table:number-columns-repeated="2"/>
          <table:table-cell office:value-type="float" office:value="1.69397626743277" calcext:value-type="float">
            <text:p>1.69397626743277</text:p>
          </table:table-cell>
        </table:table-row>
        <table:table-row table:style-name="ro1">
          <table:table-cell table:number-columns-repeated="2"/>
          <table:table-cell office:value-type="float" office:value="1.69397626411058" calcext:value-type="float">
            <text:p>1.69397626411058</text:p>
          </table:table-cell>
        </table:table-row>
        <table:table-row table:style-name="ro1">
          <table:table-cell table:number-columns-repeated="2"/>
          <table:table-cell office:value-type="float" office:value="1.69397626084548" calcext:value-type="float">
            <text:p>1.69397626084548</text:p>
          </table:table-cell>
        </table:table-row>
        <table:table-row table:style-name="ro1">
          <table:table-cell table:number-columns-repeated="2"/>
          <table:table-cell office:value-type="float" office:value="1.69397625763651" calcext:value-type="float">
            <text:p>1.69397625763651</text:p>
          </table:table-cell>
        </table:table-row>
        <table:table-row table:style-name="ro1">
          <table:table-cell table:number-columns-repeated="2"/>
          <table:table-cell office:value-type="float" office:value="1.69397625448269" calcext:value-type="float">
            <text:p>1.69397625448269</text:p>
          </table:table-cell>
        </table:table-row>
        <table:table-row table:style-name="ro1">
          <table:table-cell table:number-columns-repeated="2"/>
          <table:table-cell office:value-type="float" office:value="1.69397625138308" calcext:value-type="float">
            <text:p>1.69397625138308</text:p>
          </table:table-cell>
        </table:table-row>
        <table:table-row table:style-name="ro1">
          <table:table-cell table:number-columns-repeated="2"/>
          <table:table-cell office:value-type="float" office:value="1.69397624833675" calcext:value-type="float">
            <text:p>1.69397624833675</text:p>
          </table:table-cell>
        </table:table-row>
        <table:table-row table:style-name="ro1">
          <table:table-cell table:number-columns-repeated="2"/>
          <table:table-cell office:value-type="float" office:value="1.69397624534277" calcext:value-type="float">
            <text:p>1.69397624534277</text:p>
          </table:table-cell>
        </table:table-row>
        <table:table-row table:style-name="ro1">
          <table:table-cell table:number-columns-repeated="2"/>
          <table:table-cell office:value-type="float" office:value="1.69397624240026" calcext:value-type="float">
            <text:p>1.69397624240026</text:p>
          </table:table-cell>
        </table:table-row>
        <table:table-row table:style-name="ro1">
          <table:table-cell table:number-columns-repeated="2"/>
          <table:table-cell office:value-type="float" office:value="1.69397623950832" calcext:value-type="float">
            <text:p>1.69397623950832</text:p>
          </table:table-cell>
        </table:table-row>
        <table:table-row table:style-name="ro1">
          <table:table-cell table:number-columns-repeated="2"/>
          <table:table-cell office:value-type="float" office:value="1.69397623666609" calcext:value-type="float">
            <text:p>1.69397623666609</text:p>
          </table:table-cell>
        </table:table-row>
        <table:table-row table:style-name="ro1">
          <table:table-cell table:number-columns-repeated="2"/>
          <table:table-cell office:value-type="float" office:value="1.69397623387271" calcext:value-type="float">
            <text:p>1.69397623387271</text:p>
          </table:table-cell>
        </table:table-row>
        <table:table-row table:style-name="ro1">
          <table:table-cell table:number-columns-repeated="2"/>
          <table:table-cell office:value-type="float" office:value="1.69397623112734" calcext:value-type="float">
            <text:p>1.69397623112734</text:p>
          </table:table-cell>
        </table:table-row>
        <table:table-row table:style-name="ro1">
          <table:table-cell table:number-columns-repeated="2"/>
          <table:table-cell office:value-type="float" office:value="1.69397622842916" calcext:value-type="float">
            <text:p>1.69397622842916</text:p>
          </table:table-cell>
        </table:table-row>
        <table:table-row table:style-name="ro1">
          <table:table-cell table:number-columns-repeated="2"/>
          <table:table-cell office:value-type="float" office:value="1.69397622577736" calcext:value-type="float">
            <text:p>1.69397622577736</text:p>
          </table:table-cell>
        </table:table-row>
        <table:table-row table:style-name="ro1">
          <table:table-cell table:number-columns-repeated="2"/>
          <table:table-cell office:value-type="float" office:value="1.69397622317114" calcext:value-type="float">
            <text:p>1.69397622317114</text:p>
          </table:table-cell>
        </table:table-row>
        <table:table-row table:style-name="ro1">
          <table:table-cell table:number-columns-repeated="2"/>
          <table:table-cell office:value-type="float" office:value="1.69397622060971" calcext:value-type="float">
            <text:p>1.69397622060971</text:p>
          </table:table-cell>
        </table:table-row>
        <table:table-row table:style-name="ro1">
          <table:table-cell table:number-columns-repeated="2"/>
          <table:table-cell office:value-type="float" office:value="1.69397621809231" calcext:value-type="float">
            <text:p>1.69397621809231</text:p>
          </table:table-cell>
        </table:table-row>
        <table:table-row table:style-name="ro1">
          <table:table-cell table:number-columns-repeated="2"/>
          <table:table-cell office:value-type="float" office:value="1.69397621561817" calcext:value-type="float">
            <text:p>1.69397621561817</text:p>
          </table:table-cell>
        </table:table-row>
        <table:table-row table:style-name="ro1">
          <table:table-cell table:number-columns-repeated="2"/>
          <table:table-cell office:value-type="float" office:value="1.69397621318656" calcext:value-type="float">
            <text:p>1.69397621318656</text:p>
          </table:table-cell>
        </table:table-row>
        <table:table-row table:style-name="ro1">
          <table:table-cell table:number-columns-repeated="2"/>
          <table:table-cell office:value-type="float" office:value="1.69397621079675" calcext:value-type="float">
            <text:p>1.69397621079675</text:p>
          </table:table-cell>
        </table:table-row>
        <table:table-row table:style-name="ro1">
          <table:table-cell table:number-columns-repeated="2"/>
          <table:table-cell office:value-type="float" office:value="1.69397620844801" calcext:value-type="float">
            <text:p>1.69397620844801</text:p>
          </table:table-cell>
        </table:table-row>
        <table:table-row table:style-name="ro1">
          <table:table-cell table:number-columns-repeated="2"/>
          <table:table-cell office:value-type="float" office:value="1.69397620613965" calcext:value-type="float">
            <text:p>1.69397620613965</text:p>
          </table:table-cell>
        </table:table-row>
        <table:table-row table:style-name="ro1">
          <table:table-cell table:number-columns-repeated="2"/>
          <table:table-cell office:value-type="float" office:value="1.69397620387095" calcext:value-type="float">
            <text:p>1.69397620387095</text:p>
          </table:table-cell>
        </table:table-row>
        <table:table-row table:style-name="ro1">
          <table:table-cell table:number-columns-repeated="2"/>
          <table:table-cell office:value-type="float" office:value="1.69397620164126" calcext:value-type="float">
            <text:p>1.69397620164126</text:p>
          </table:table-cell>
        </table:table-row>
        <table:table-row table:style-name="ro1">
          <table:table-cell table:number-columns-repeated="2"/>
          <table:table-cell office:value-type="float" office:value="1.69397619944988" calcext:value-type="float">
            <text:p>1.69397619944988</text:p>
          </table:table-cell>
        </table:table-row>
        <table:table-row table:style-name="ro1">
          <table:table-cell table:number-columns-repeated="2"/>
          <table:table-cell office:value-type="float" office:value="1.69397619729618" calcext:value-type="float">
            <text:p>1.69397619729618</text:p>
          </table:table-cell>
        </table:table-row>
        <table:table-row table:style-name="ro1">
          <table:table-cell table:number-columns-repeated="2"/>
          <table:table-cell office:value-type="float" office:value="1.69397619517949" calcext:value-type="float">
            <text:p>1.69397619517949</text:p>
          </table:table-cell>
        </table:table-row>
        <table:table-row table:style-name="ro1">
          <table:table-cell table:number-columns-repeated="2"/>
          <table:table-cell office:value-type="float" office:value="1.69397619309918" calcext:value-type="float">
            <text:p>1.69397619309918</text:p>
          </table:table-cell>
        </table:table-row>
        <table:table-row table:style-name="ro1">
          <table:table-cell table:number-columns-repeated="2"/>
          <table:table-cell office:value-type="float" office:value="1.69397619105463" calcext:value-type="float">
            <text:p>1.69397619105463</text:p>
          </table:table-cell>
        </table:table-row>
        <table:table-row table:style-name="ro1">
          <table:table-cell table:number-columns-repeated="2"/>
          <table:table-cell office:value-type="float" office:value="1.69397618904522" calcext:value-type="float">
            <text:p>1.69397618904522</text:p>
          </table:table-cell>
        </table:table-row>
        <table:table-row table:style-name="ro1">
          <table:table-cell table:number-columns-repeated="2"/>
          <table:table-cell office:value-type="float" office:value="1.69397618707034" calcext:value-type="float">
            <text:p>1.69397618707034</text:p>
          </table:table-cell>
        </table:table-row>
        <table:table-row table:style-name="ro1">
          <table:table-cell table:number-columns-repeated="2"/>
          <table:table-cell office:value-type="float" office:value="1.69397618512941" calcext:value-type="float">
            <text:p>1.69397618512941</text:p>
          </table:table-cell>
        </table:table-row>
        <table:table-row table:style-name="ro1">
          <table:table-cell table:number-columns-repeated="2"/>
          <table:table-cell office:value-type="float" office:value="1.69397618322185" calcext:value-type="float">
            <text:p>1.69397618322185</text:p>
          </table:table-cell>
        </table:table-row>
        <table:table-row table:style-name="ro1">
          <table:table-cell table:number-columns-repeated="2"/>
          <table:table-cell office:value-type="float" office:value="1.69397618134707" calcext:value-type="float">
            <text:p>1.69397618134707</text:p>
          </table:table-cell>
        </table:table-row>
        <table:table-row table:style-name="ro1">
          <table:table-cell table:number-columns-repeated="2"/>
          <table:table-cell office:value-type="float" office:value="1.69397617950451" calcext:value-type="float">
            <text:p>1.69397617950451</text:p>
          </table:table-cell>
        </table:table-row>
        <table:table-row table:style-name="ro1">
          <table:table-cell table:number-columns-repeated="2"/>
          <table:table-cell office:value-type="float" office:value="1.69397617769362" calcext:value-type="float">
            <text:p>1.69397617769362</text:p>
          </table:table-cell>
        </table:table-row>
        <table:table-row table:style-name="ro1">
          <table:table-cell table:number-columns-repeated="2"/>
          <table:table-cell office:value-type="float" office:value="1.69397617591386" calcext:value-type="float">
            <text:p>1.69397617591386</text:p>
          </table:table-cell>
        </table:table-row>
        <table:table-row table:style-name="ro1">
          <table:table-cell table:number-columns-repeated="2"/>
          <table:table-cell office:value-type="float" office:value="1.69397617416469" calcext:value-type="float">
            <text:p>1.69397617416469</text:p>
          </table:table-cell>
        </table:table-row>
        <table:table-row table:style-name="ro1">
          <table:table-cell table:number-columns-repeated="2"/>
          <table:table-cell office:value-type="float" office:value="1.69397617244558" calcext:value-type="float">
            <text:p>1.69397617244558</text:p>
          </table:table-cell>
        </table:table-row>
        <table:table-row table:style-name="ro1">
          <table:table-cell table:number-columns-repeated="2"/>
          <table:table-cell office:value-type="float" office:value="1.69397617075602" calcext:value-type="float">
            <text:p>1.69397617075602</text:p>
          </table:table-cell>
        </table:table-row>
        <table:table-row table:style-name="ro1">
          <table:table-cell table:number-columns-repeated="2"/>
          <table:table-cell office:value-type="float" office:value="1.6939761690955" calcext:value-type="float">
            <text:p>1.6939761690955</text:p>
          </table:table-cell>
        </table:table-row>
        <table:table-row table:style-name="ro1">
          <table:table-cell table:number-columns-repeated="2"/>
          <table:table-cell office:value-type="float" office:value="1.69397616746353" calcext:value-type="float">
            <text:p>1.69397616746353</text:p>
          </table:table-cell>
        </table:table-row>
        <table:table-row table:style-name="ro1">
          <table:table-cell table:number-columns-repeated="2"/>
          <table:table-cell office:value-type="float" office:value="1.6939761658596" calcext:value-type="float">
            <text:p>1.6939761658596</text:p>
          </table:table-cell>
        </table:table-row>
        <table:table-row table:style-name="ro1">
          <table:table-cell table:number-columns-repeated="2"/>
          <table:table-cell office:value-type="float" office:value="1.69397616428324" calcext:value-type="float">
            <text:p>1.69397616428324</text:p>
          </table:table-cell>
        </table:table-row>
        <table:table-row table:style-name="ro1">
          <table:table-cell table:number-columns-repeated="2"/>
          <table:table-cell office:value-type="float" office:value="1.69397616273398" calcext:value-type="float">
            <text:p>1.69397616273398</text:p>
          </table:table-cell>
        </table:table-row>
        <table:table-row table:style-name="ro1">
          <table:table-cell table:number-columns-repeated="2"/>
          <table:table-cell office:value-type="float" office:value="1.69397616121134" calcext:value-type="float">
            <text:p>1.69397616121134</text:p>
          </table:table-cell>
        </table:table-row>
        <table:table-row table:style-name="ro1">
          <table:table-cell table:number-columns-repeated="2"/>
          <table:table-cell office:value-type="float" office:value="1.69397615971488" calcext:value-type="float">
            <text:p>1.69397615971488</text:p>
          </table:table-cell>
        </table:table-row>
        <table:table-row table:style-name="ro1">
          <table:table-cell table:number-columns-repeated="2"/>
          <table:table-cell office:value-type="float" office:value="1.69397615824413" calcext:value-type="float">
            <text:p>1.69397615824413</text:p>
          </table:table-cell>
        </table:table-row>
        <table:table-row table:style-name="ro1">
          <table:table-cell table:number-columns-repeated="2"/>
          <table:table-cell office:value-type="float" office:value="1.69397615679867" calcext:value-type="float">
            <text:p>1.69397615679867</text:p>
          </table:table-cell>
        </table:table-row>
        <table:table-row table:style-name="ro1">
          <table:table-cell table:number-columns-repeated="2"/>
          <table:table-cell office:value-type="float" office:value="1.69397615537805" calcext:value-type="float">
            <text:p>1.69397615537805</text:p>
          </table:table-cell>
        </table:table-row>
        <table:table-row table:style-name="ro1">
          <table:table-cell table:number-columns-repeated="2"/>
          <table:table-cell office:value-type="float" office:value="1.69397615398185" calcext:value-type="float">
            <text:p>1.69397615398185</text:p>
          </table:table-cell>
        </table:table-row>
        <table:table-row table:style-name="ro1">
          <table:table-cell table:number-columns-repeated="2"/>
          <table:table-cell office:value-type="float" office:value="1.69397615260964" calcext:value-type="float">
            <text:p>1.69397615260964</text:p>
          </table:table-cell>
        </table:table-row>
        <table:table-row table:style-name="ro1">
          <table:table-cell table:number-columns-repeated="2"/>
          <table:table-cell office:value-type="float" office:value="1.69397615126102" calcext:value-type="float">
            <text:p>1.69397615126102</text:p>
          </table:table-cell>
        </table:table-row>
        <table:table-row table:style-name="ro1">
          <table:table-cell table:number-columns-repeated="2"/>
          <table:table-cell office:value-type="float" office:value="1.69397614993558" calcext:value-type="float">
            <text:p>1.69397614993558</text:p>
          </table:table-cell>
        </table:table-row>
        <table:table-row table:style-name="ro1">
          <table:table-cell table:number-columns-repeated="2"/>
          <table:table-cell office:value-type="float" office:value="1.69397614863293" calcext:value-type="float">
            <text:p>1.69397614863293</text:p>
          </table:table-cell>
        </table:table-row>
        <table:table-row table:style-name="ro1">
          <table:table-cell table:number-columns-repeated="2"/>
          <table:table-cell office:value-type="float" office:value="1.69397614735266" calcext:value-type="float">
            <text:p>1.69397614735266</text:p>
          </table:table-cell>
        </table:table-row>
        <table:table-row table:style-name="ro1">
          <table:table-cell table:number-columns-repeated="2"/>
          <table:table-cell office:value-type="float" office:value="1.6939761460944" calcext:value-type="float">
            <text:p>1.6939761460944</text:p>
          </table:table-cell>
        </table:table-row>
        <table:table-row table:style-name="ro1">
          <table:table-cell table:number-columns-repeated="2"/>
          <table:table-cell office:value-type="float" office:value="1.69397614485776" calcext:value-type="float">
            <text:p>1.69397614485776</text:p>
          </table:table-cell>
        </table:table-row>
        <table:table-row table:style-name="ro1">
          <table:table-cell table:number-columns-repeated="2"/>
          <table:table-cell office:value-type="float" office:value="1.69397614364238" calcext:value-type="float">
            <text:p>1.69397614364238</text:p>
          </table:table-cell>
        </table:table-row>
        <table:table-row table:style-name="ro1">
          <table:table-cell table:number-columns-repeated="2"/>
          <table:table-cell office:value-type="float" office:value="1.69397614244789" calcext:value-type="float">
            <text:p>1.69397614244789</text:p>
          </table:table-cell>
        </table:table-row>
        <table:table-row table:style-name="ro1">
          <table:table-cell table:number-columns-repeated="2"/>
          <table:table-cell office:value-type="float" office:value="1.69397614127393" calcext:value-type="float">
            <text:p>1.69397614127393</text:p>
          </table:table-cell>
        </table:table-row>
        <table:table-row table:style-name="ro1">
          <table:table-cell table:number-columns-repeated="2"/>
          <table:table-cell office:value-type="float" office:value="1.69397614012015" calcext:value-type="float">
            <text:p>1.69397614012015</text:p>
          </table:table-cell>
        </table:table-row>
        <table:table-row table:style-name="ro1">
          <table:table-cell table:number-columns-repeated="2"/>
          <table:table-cell office:value-type="float" office:value="1.6939761389862" calcext:value-type="float">
            <text:p>1.6939761389862</text:p>
          </table:table-cell>
        </table:table-row>
        <table:table-row table:style-name="ro1">
          <table:table-cell table:number-columns-repeated="2"/>
          <table:table-cell office:value-type="float" office:value="1.69397613787174" calcext:value-type="float">
            <text:p>1.69397613787174</text:p>
          </table:table-cell>
        </table:table-row>
        <table:table-row table:style-name="ro1">
          <table:table-cell table:number-columns-repeated="2"/>
          <table:table-cell office:value-type="float" office:value="1.69397613677644" calcext:value-type="float">
            <text:p>1.69397613677644</text:p>
          </table:table-cell>
        </table:table-row>
        <table:table-row table:style-name="ro1">
          <table:table-cell table:number-columns-repeated="2"/>
          <table:table-cell office:value-type="float" office:value="1.69397613569996" calcext:value-type="float">
            <text:p>1.69397613569996</text:p>
          </table:table-cell>
        </table:table-row>
        <table:table-row table:style-name="ro1">
          <table:table-cell table:number-columns-repeated="2"/>
          <table:table-cell office:value-type="float" office:value="1.69397613464198" calcext:value-type="float">
            <text:p>1.69397613464198</text:p>
          </table:table-cell>
        </table:table-row>
        <table:table-row table:style-name="ro1">
          <table:table-cell table:number-columns-repeated="2"/>
          <table:table-cell office:value-type="float" office:value="1.69397613360219" calcext:value-type="float">
            <text:p>1.69397613360219</text:p>
          </table:table-cell>
        </table:table-row>
        <table:table-row table:style-name="ro1">
          <table:table-cell table:number-columns-repeated="2"/>
          <table:table-cell office:value-type="float" office:value="1.69397613258027" calcext:value-type="float">
            <text:p>1.69397613258027</text:p>
          </table:table-cell>
        </table:table-row>
        <table:table-row table:style-name="ro1">
          <table:table-cell table:number-columns-repeated="2"/>
          <table:table-cell office:value-type="float" office:value="1.69397613157592" calcext:value-type="float">
            <text:p>1.69397613157592</text:p>
          </table:table-cell>
        </table:table-row>
        <table:table-row table:style-name="ro1">
          <table:table-cell table:number-columns-repeated="2"/>
          <table:table-cell office:value-type="float" office:value="1.69397613058882" calcext:value-type="float">
            <text:p>1.69397613058882</text:p>
          </table:table-cell>
        </table:table-row>
        <table:table-row table:style-name="ro1">
          <table:table-cell table:number-columns-repeated="2"/>
          <table:table-cell office:value-type="float" office:value="1.6939761296187" calcext:value-type="float">
            <text:p>1.6939761296187</text:p>
          </table:table-cell>
        </table:table-row>
        <table:table-row table:style-name="ro1">
          <table:table-cell table:number-columns-repeated="2"/>
          <table:table-cell office:value-type="float" office:value="1.69397612866525" calcext:value-type="float">
            <text:p>1.69397612866525</text:p>
          </table:table-cell>
        </table:table-row>
        <table:table-row table:style-name="ro1">
          <table:table-cell table:number-columns-repeated="2"/>
          <table:table-cell office:value-type="float" office:value="1.69397612772818" calcext:value-type="float">
            <text:p>1.69397612772818</text:p>
          </table:table-cell>
        </table:table-row>
        <table:table-row table:style-name="ro1">
          <table:table-cell table:number-columns-repeated="2"/>
          <table:table-cell office:value-type="float" office:value="1.69397612680722" calcext:value-type="float">
            <text:p>1.69397612680722</text:p>
          </table:table-cell>
        </table:table-row>
        <table:table-row table:style-name="ro1">
          <table:table-cell table:number-columns-repeated="2"/>
          <table:table-cell office:value-type="float" office:value="1.6939761259021" calcext:value-type="float">
            <text:p>1.6939761259021</text:p>
          </table:table-cell>
        </table:table-row>
        <table:table-row table:style-name="ro1">
          <table:table-cell table:number-columns-repeated="2"/>
          <table:table-cell office:value-type="float" office:value="1.69397612501253" calcext:value-type="float">
            <text:p>1.69397612501253</text:p>
          </table:table-cell>
        </table:table-row>
        <table:table-row table:style-name="ro1">
          <table:table-cell table:number-columns-repeated="2"/>
          <table:table-cell office:value-type="float" office:value="1.69397612413825" calcext:value-type="float">
            <text:p>1.69397612413825</text:p>
          </table:table-cell>
        </table:table-row>
        <table:table-row table:style-name="ro1">
          <table:table-cell table:number-columns-repeated="2"/>
          <table:table-cell office:value-type="float" office:value="1.69397612327899" calcext:value-type="float">
            <text:p>1.69397612327899</text:p>
          </table:table-cell>
        </table:table-row>
        <table:table-row table:style-name="ro1">
          <table:table-cell table:number-columns-repeated="2"/>
          <table:table-cell office:value-type="float" office:value="1.69397612243451" calcext:value-type="float">
            <text:p>1.69397612243451</text:p>
          </table:table-cell>
        </table:table-row>
        <table:table-row table:style-name="ro1">
          <table:table-cell table:number-columns-repeated="2"/>
          <table:table-cell office:value-type="float" office:value="1.69397612160454" calcext:value-type="float">
            <text:p>1.69397612160454</text:p>
          </table:table-cell>
        </table:table-row>
        <table:table-row table:style-name="ro1">
          <table:table-cell table:number-columns-repeated="2"/>
          <table:table-cell office:value-type="float" office:value="1.69397612078883" calcext:value-type="float">
            <text:p>1.69397612078883</text:p>
          </table:table-cell>
        </table:table-row>
        <table:table-row table:style-name="ro1">
          <table:table-cell table:number-columns-repeated="2"/>
          <table:table-cell office:value-type="float" office:value="1.69397611998715" calcext:value-type="float">
            <text:p>1.69397611998715</text:p>
          </table:table-cell>
        </table:table-row>
        <table:table-row table:style-name="ro1">
          <table:table-cell table:number-columns-repeated="2"/>
          <table:table-cell office:value-type="float" office:value="1.69397611919924" calcext:value-type="float">
            <text:p>1.69397611919924</text:p>
          </table:table-cell>
        </table:table-row>
        <table:table-row table:style-name="ro1">
          <table:table-cell table:number-columns-repeated="2"/>
          <table:table-cell office:value-type="float" office:value="1.69397611842488" calcext:value-type="float">
            <text:p>1.69397611842488</text:p>
          </table:table-cell>
        </table:table-row>
        <table:table-row table:style-name="ro1">
          <table:table-cell table:number-columns-repeated="2"/>
          <table:table-cell office:value-type="float" office:value="1.69397611766383" calcext:value-type="float">
            <text:p>1.69397611766383</text:p>
          </table:table-cell>
        </table:table-row>
        <table:table-row table:style-name="ro1">
          <table:table-cell table:number-columns-repeated="2"/>
          <table:table-cell office:value-type="float" office:value="1.69397611691586" calcext:value-type="float">
            <text:p>1.69397611691586</text:p>
          </table:table-cell>
        </table:table-row>
        <table:table-row table:style-name="ro1">
          <table:table-cell table:number-columns-repeated="2"/>
          <table:table-cell office:value-type="float" office:value="1.69397611618074" calcext:value-type="float">
            <text:p>1.69397611618074</text:p>
          </table:table-cell>
        </table:table-row>
        <table:table-row table:style-name="ro1">
          <table:table-cell table:number-columns-repeated="2"/>
          <table:table-cell office:value-type="float" office:value="1.69397611545826" calcext:value-type="float">
            <text:p>1.69397611545826</text:p>
          </table:table-cell>
        </table:table-row>
        <table:table-row table:style-name="ro1">
          <table:table-cell table:number-columns-repeated="2"/>
          <table:table-cell office:value-type="float" office:value="1.6939761147482" calcext:value-type="float">
            <text:p>1.6939761147482</text:p>
          </table:table-cell>
        </table:table-row>
        <table:table-row table:style-name="ro1">
          <table:table-cell table:number-columns-repeated="2"/>
          <table:table-cell office:value-type="float" office:value="1.69397611405034" calcext:value-type="float">
            <text:p>1.69397611405034</text:p>
          </table:table-cell>
        </table:table-row>
        <table:table-row table:style-name="ro1">
          <table:table-cell table:number-columns-repeated="2"/>
          <table:table-cell office:value-type="float" office:value="1.69397611336448" calcext:value-type="float">
            <text:p>1.69397611336448</text:p>
          </table:table-cell>
        </table:table-row>
        <table:table-row table:style-name="ro1">
          <table:table-cell table:number-columns-repeated="2"/>
          <table:table-cell office:value-type="float" office:value="1.6939761126904" calcext:value-type="float">
            <text:p>1.6939761126904</text:p>
          </table:table-cell>
        </table:table-row>
        <table:table-row table:style-name="ro1">
          <table:table-cell table:number-columns-repeated="2"/>
          <table:table-cell office:value-type="float" office:value="1.69397611202792" calcext:value-type="float">
            <text:p>1.69397611202792</text:p>
          </table:table-cell>
        </table:table-row>
        <table:table-row table:style-name="ro1">
          <table:table-cell table:number-columns-repeated="2"/>
          <table:table-cell office:value-type="float" office:value="1.69397611137681" calcext:value-type="float">
            <text:p>1.69397611137681</text:p>
          </table:table-cell>
        </table:table-row>
        <table:table-row table:style-name="ro1">
          <table:table-cell table:number-columns-repeated="2"/>
          <table:table-cell office:value-type="float" office:value="1.6939761107369" calcext:value-type="float">
            <text:p>1.6939761107369</text:p>
          </table:table-cell>
        </table:table-row>
        <table:table-row table:style-name="ro1">
          <table:table-cell table:number-columns-repeated="2"/>
          <table:table-cell office:value-type="float" office:value="1.69397611010799" calcext:value-type="float">
            <text:p>1.69397611010799</text:p>
          </table:table-cell>
        </table:table-row>
        <table:table-row table:style-name="ro1">
          <table:table-cell table:number-columns-repeated="2"/>
          <table:table-cell office:value-type="float" office:value="1.69397610948989" calcext:value-type="float">
            <text:p>1.69397610948989</text:p>
          </table:table-cell>
        </table:table-row>
        <table:table-row table:style-name="ro1">
          <table:table-cell table:number-columns-repeated="2"/>
          <table:table-cell office:value-type="float" office:value="1.69397610888241" calcext:value-type="float">
            <text:p>1.69397610888241</text:p>
          </table:table-cell>
        </table:table-row>
        <table:table-row table:style-name="ro1">
          <table:table-cell table:number-columns-repeated="2"/>
          <table:table-cell office:value-type="float" office:value="1.69397610828537" calcext:value-type="float">
            <text:p>1.69397610828537</text:p>
          </table:table-cell>
        </table:table-row>
        <table:table-row table:style-name="ro1">
          <table:table-cell table:number-columns-repeated="2"/>
          <table:table-cell office:value-type="float" office:value="1.6939761076986" calcext:value-type="float">
            <text:p>1.6939761076986</text:p>
          </table:table-cell>
        </table:table-row>
        <table:table-row table:style-name="ro1">
          <table:table-cell table:number-columns-repeated="2"/>
          <table:table-cell office:value-type="float" office:value="1.69397610712191" calcext:value-type="float">
            <text:p>1.69397610712191</text:p>
          </table:table-cell>
        </table:table-row>
        <table:table-row table:style-name="ro1">
          <table:table-cell table:number-columns-repeated="2"/>
          <table:table-cell office:value-type="float" office:value="1.69397610655513" calcext:value-type="float">
            <text:p>1.69397610655513</text:p>
          </table:table-cell>
        </table:table-row>
        <table:table-row table:style-name="ro1">
          <table:table-cell table:number-columns-repeated="2"/>
          <table:table-cell office:value-type="float" office:value="1.6939761059981" calcext:value-type="float">
            <text:p>1.6939761059981</text:p>
          </table:table-cell>
        </table:table-row>
        <table:table-row table:style-name="ro1">
          <table:table-cell table:number-columns-repeated="2"/>
          <table:table-cell office:value-type="float" office:value="1.69397610545064" calcext:value-type="float">
            <text:p>1.69397610545064</text:p>
          </table:table-cell>
        </table:table-row>
        <table:table-row table:style-name="ro1">
          <table:table-cell table:number-columns-repeated="2"/>
          <table:table-cell office:value-type="float" office:value="1.69397610491258" calcext:value-type="float">
            <text:p>1.69397610491258</text:p>
          </table:table-cell>
        </table:table-row>
        <table:table-row table:style-name="ro1">
          <table:table-cell table:number-columns-repeated="2"/>
          <table:table-cell office:value-type="float" office:value="1.69397610438378" calcext:value-type="float">
            <text:p>1.69397610438378</text:p>
          </table:table-cell>
        </table:table-row>
        <table:table-row table:style-name="ro1">
          <table:table-cell table:number-columns-repeated="2"/>
          <table:table-cell office:value-type="float" office:value="1.69397610386407" calcext:value-type="float">
            <text:p>1.69397610386407</text:p>
          </table:table-cell>
        </table:table-row>
        <table:table-row table:style-name="ro1">
          <table:table-cell table:number-columns-repeated="2"/>
          <table:table-cell office:value-type="float" office:value="1.69397610335328" calcext:value-type="float">
            <text:p>1.69397610335328</text:p>
          </table:table-cell>
        </table:table-row>
        <table:table-row table:style-name="ro1">
          <table:table-cell table:number-columns-repeated="2"/>
          <table:table-cell office:value-type="float" office:value="1.69397610285128" calcext:value-type="float">
            <text:p>1.69397610285128</text:p>
          </table:table-cell>
        </table:table-row>
        <table:table-row table:style-name="ro1">
          <table:table-cell table:number-columns-repeated="2"/>
          <table:table-cell office:value-type="float" office:value="1.69397610235791" calcext:value-type="float">
            <text:p>1.69397610235791</text:p>
          </table:table-cell>
        </table:table-row>
        <table:table-row table:style-name="ro1">
          <table:table-cell table:number-columns-repeated="2"/>
          <table:table-cell office:value-type="float" office:value="1.69397610187301" calcext:value-type="float">
            <text:p>1.69397610187301</text:p>
          </table:table-cell>
        </table:table-row>
        <table:table-row table:style-name="ro1">
          <table:table-cell table:number-columns-repeated="2"/>
          <table:table-cell office:value-type="float" office:value="1.69397610139645" calcext:value-type="float">
            <text:p>1.69397610139645</text:p>
          </table:table-cell>
        </table:table-row>
        <table:table-row table:style-name="ro1">
          <table:table-cell table:number-columns-repeated="2"/>
          <table:table-cell office:value-type="float" office:value="1.69397610092809" calcext:value-type="float">
            <text:p>1.69397610092809</text:p>
          </table:table-cell>
        </table:table-row>
        <table:table-row table:style-name="ro1">
          <table:table-cell table:number-columns-repeated="2"/>
          <table:table-cell office:value-type="float" office:value="1.69397610046777" calcext:value-type="float">
            <text:p>1.69397610046777</text:p>
          </table:table-cell>
        </table:table-row>
        <table:table-row table:style-name="ro1">
          <table:table-cell table:number-columns-repeated="2"/>
          <table:table-cell office:value-type="float" office:value="1.69397610001536" calcext:value-type="float">
            <text:p>1.69397610001536</text:p>
          </table:table-cell>
        </table:table-row>
        <table:table-row table:style-name="ro1">
          <table:table-cell table:number-columns-repeated="2"/>
          <table:table-cell office:value-type="float" office:value="1.69397609957073" calcext:value-type="float">
            <text:p>1.69397609957073</text:p>
          </table:table-cell>
        </table:table-row>
        <table:table-row table:style-name="ro1">
          <table:table-cell table:number-columns-repeated="2"/>
          <table:table-cell office:value-type="float" office:value="1.69397609913374" calcext:value-type="float">
            <text:p>1.69397609913374</text:p>
          </table:table-cell>
        </table:table-row>
        <table:table-row table:style-name="ro1">
          <table:table-cell table:number-columns-repeated="2"/>
          <table:table-cell office:value-type="float" office:value="1.69397609870427" calcext:value-type="float">
            <text:p>1.69397609870427</text:p>
          </table:table-cell>
        </table:table-row>
        <table:table-row table:style-name="ro1">
          <table:table-cell table:number-columns-repeated="2"/>
          <table:table-cell office:value-type="float" office:value="1.69397609828217" calcext:value-type="float">
            <text:p>1.69397609828217</text:p>
          </table:table-cell>
        </table:table-row>
        <table:table-row table:style-name="ro1">
          <table:table-cell table:number-columns-repeated="2"/>
          <table:table-cell office:value-type="float" office:value="1.69397609786733" calcext:value-type="float">
            <text:p>1.69397609786733</text:p>
          </table:table-cell>
        </table:table-row>
        <table:table-row table:style-name="ro1">
          <table:table-cell table:number-columns-repeated="2"/>
          <table:table-cell office:value-type="float" office:value="1.69397609745962" calcext:value-type="float">
            <text:p>1.69397609745962</text:p>
          </table:table-cell>
        </table:table-row>
        <table:table-row table:style-name="ro1">
          <table:table-cell table:number-columns-repeated="2"/>
          <table:table-cell office:value-type="float" office:value="1.69397609705892" calcext:value-type="float">
            <text:p>1.69397609705892</text:p>
          </table:table-cell>
        </table:table-row>
        <table:table-row table:style-name="ro1">
          <table:table-cell table:number-columns-repeated="2"/>
          <table:table-cell office:value-type="float" office:value="1.6939760966651" calcext:value-type="float">
            <text:p>1.6939760966651</text:p>
          </table:table-cell>
        </table:table-row>
        <table:table-row table:style-name="ro1">
          <table:table-cell table:number-columns-repeated="2"/>
          <table:table-cell office:value-type="float" office:value="1.69397609627806" calcext:value-type="float">
            <text:p>1.69397609627806</text:p>
          </table:table-cell>
        </table:table-row>
        <table:table-row table:style-name="ro1">
          <table:table-cell table:number-columns-repeated="2"/>
          <table:table-cell office:value-type="float" office:value="1.69397609589766" calcext:value-type="float">
            <text:p>1.69397609589766</text:p>
          </table:table-cell>
        </table:table-row>
        <table:table-row table:style-name="ro1">
          <table:table-cell table:number-columns-repeated="2"/>
          <table:table-cell office:value-type="float" office:value="1.69397609552381" calcext:value-type="float">
            <text:p>1.69397609552381</text:p>
          </table:table-cell>
        </table:table-row>
        <table:table-row table:style-name="ro1">
          <table:table-cell table:number-columns-repeated="2"/>
          <table:table-cell office:value-type="float" office:value="1.69397609515638" calcext:value-type="float">
            <text:p>1.69397609515638</text:p>
          </table:table-cell>
        </table:table-row>
        <table:table-row table:style-name="ro1">
          <table:table-cell table:number-columns-repeated="2"/>
          <table:table-cell office:value-type="float" office:value="1.69397609479526" calcext:value-type="float">
            <text:p>1.69397609479526</text:p>
          </table:table-cell>
        </table:table-row>
        <table:table-row table:style-name="ro1">
          <table:table-cell table:number-columns-repeated="2"/>
          <table:table-cell office:value-type="float" office:value="1.69397609444036" calcext:value-type="float">
            <text:p>1.69397609444036</text:p>
          </table:table-cell>
        </table:table-row>
        <table:table-row table:style-name="ro1">
          <table:table-cell table:number-columns-repeated="2"/>
          <table:table-cell office:value-type="float" office:value="1.69397609409155" calcext:value-type="float">
            <text:p>1.69397609409155</text:p>
          </table:table-cell>
        </table:table-row>
        <table:table-row table:style-name="ro1">
          <table:table-cell table:number-columns-repeated="2"/>
          <table:table-cell office:value-type="float" office:value="1.69397609374874" calcext:value-type="float">
            <text:p>1.69397609374874</text:p>
          </table:table-cell>
        </table:table-row>
        <table:table-row table:style-name="ro1">
          <table:table-cell table:number-columns-repeated="2"/>
          <table:table-cell office:value-type="float" office:value="1.69397609341182" calcext:value-type="float">
            <text:p>1.69397609341182</text:p>
          </table:table-cell>
        </table:table-row>
        <table:table-row table:style-name="ro1">
          <table:table-cell table:number-columns-repeated="2"/>
          <table:table-cell office:value-type="float" office:value="1.69397609308069" calcext:value-type="float">
            <text:p>1.69397609308069</text:p>
          </table:table-cell>
        </table:table-row>
        <table:table-row table:style-name="ro1">
          <table:table-cell table:number-columns-repeated="2"/>
          <table:table-cell office:value-type="float" office:value="1.69397609275525" calcext:value-type="float">
            <text:p>1.69397609275525</text:p>
          </table:table-cell>
        </table:table-row>
        <table:table-row table:style-name="ro1">
          <table:table-cell table:number-columns-repeated="2"/>
          <table:table-cell office:value-type="float" office:value="1.69397609243541" calcext:value-type="float">
            <text:p>1.69397609243541</text:p>
          </table:table-cell>
        </table:table-row>
        <table:table-row table:style-name="ro1">
          <table:table-cell table:number-columns-repeated="2"/>
          <table:table-cell office:value-type="float" office:value="1.69397609212106" calcext:value-type="float">
            <text:p>1.69397609212106</text:p>
          </table:table-cell>
        </table:table-row>
        <table:table-row table:style-name="ro1">
          <table:table-cell table:number-columns-repeated="2"/>
          <table:table-cell office:value-type="float" office:value="1.69397609181212" calcext:value-type="float">
            <text:p>1.69397609181212</text:p>
          </table:table-cell>
        </table:table-row>
        <table:table-row table:style-name="ro1">
          <table:table-cell table:number-columns-repeated="2"/>
          <table:table-cell office:value-type="float" office:value="1.69397609150848" calcext:value-type="float">
            <text:p>1.69397609150848</text:p>
          </table:table-cell>
        </table:table-row>
        <table:table-row table:style-name="ro1">
          <table:table-cell table:number-columns-repeated="2"/>
          <table:table-cell office:value-type="float" office:value="1.69397609121007" calcext:value-type="float">
            <text:p>1.69397609121007</text:p>
          </table:table-cell>
        </table:table-row>
        <table:table-row table:style-name="ro1">
          <table:table-cell table:number-columns-repeated="2"/>
          <table:table-cell office:value-type="float" office:value="1.69397609091678" calcext:value-type="float">
            <text:p>1.69397609091678</text:p>
          </table:table-cell>
        </table:table-row>
        <table:table-row table:style-name="ro1">
          <table:table-cell table:number-columns-repeated="2"/>
          <table:table-cell office:value-type="float" office:value="1.69397609062854" calcext:value-type="float">
            <text:p>1.69397609062854</text:p>
          </table:table-cell>
        </table:table-row>
        <table:table-row table:style-name="ro1">
          <table:table-cell table:number-columns-repeated="2"/>
          <table:table-cell office:value-type="float" office:value="1.69397609034525" calcext:value-type="float">
            <text:p>1.69397609034525</text:p>
          </table:table-cell>
        </table:table-row>
        <table:table-row table:style-name="ro1">
          <table:table-cell table:number-columns-repeated="2"/>
          <table:table-cell office:value-type="float" office:value="1.69397609006683" calcext:value-type="float">
            <text:p>1.69397609006683</text:p>
          </table:table-cell>
        </table:table-row>
        <table:table-row table:style-name="ro1">
          <table:table-cell table:number-columns-repeated="2"/>
          <table:table-cell office:value-type="float" office:value="1.69397608979319" calcext:value-type="float">
            <text:p>1.69397608979319</text:p>
          </table:table-cell>
        </table:table-row>
        <table:table-row table:style-name="ro1">
          <table:table-cell table:number-columns-repeated="2"/>
          <table:table-cell office:value-type="float" office:value="1.69397608952426" calcext:value-type="float">
            <text:p>1.69397608952426</text:p>
          </table:table-cell>
        </table:table-row>
        <table:table-row table:style-name="ro1">
          <table:table-cell table:number-columns-repeated="2"/>
          <table:table-cell office:value-type="float" office:value="1.69397608925995" calcext:value-type="float">
            <text:p>1.69397608925995</text:p>
          </table:table-cell>
        </table:table-row>
        <table:table-row table:style-name="ro1">
          <table:table-cell table:number-columns-repeated="2"/>
          <table:table-cell office:value-type="float" office:value="1.69397608900018" calcext:value-type="float">
            <text:p>1.69397608900018</text:p>
          </table:table-cell>
        </table:table-row>
        <table:table-row table:style-name="ro1">
          <table:table-cell table:number-columns-repeated="2"/>
          <table:table-cell office:value-type="float" office:value="1.69397608874488" calcext:value-type="float">
            <text:p>1.69397608874488</text:p>
          </table:table-cell>
        </table:table-row>
        <table:table-row table:style-name="ro1">
          <table:table-cell table:number-columns-repeated="2"/>
          <table:table-cell office:value-type="float" office:value="1.69397608849397" calcext:value-type="float">
            <text:p>1.69397608849397</text:p>
          </table:table-cell>
        </table:table-row>
        <table:table-row table:style-name="ro1">
          <table:table-cell table:number-columns-repeated="2"/>
          <table:table-cell office:value-type="float" office:value="1.69397608824737" calcext:value-type="float">
            <text:p>1.69397608824737</text:p>
          </table:table-cell>
        </table:table-row>
        <table:table-row table:style-name="ro1">
          <table:table-cell table:number-columns-repeated="2"/>
          <table:table-cell office:value-type="float" office:value="1.69397608800501" calcext:value-type="float">
            <text:p>1.69397608800501</text:p>
          </table:table-cell>
        </table:table-row>
        <table:table-row table:style-name="ro1">
          <table:table-cell table:number-columns-repeated="2"/>
          <table:table-cell office:value-type="float" office:value="1.69397608776681" calcext:value-type="float">
            <text:p>1.69397608776681</text:p>
          </table:table-cell>
        </table:table-row>
        <table:table-row table:style-name="ro1">
          <table:table-cell table:number-columns-repeated="2"/>
          <table:table-cell office:value-type="float" office:value="1.69397608753271" calcext:value-type="float">
            <text:p>1.69397608753271</text:p>
          </table:table-cell>
        </table:table-row>
        <table:table-row table:style-name="ro1">
          <table:table-cell table:number-columns-repeated="2"/>
          <table:table-cell office:value-type="float" office:value="1.69397608730263" calcext:value-type="float">
            <text:p>1.69397608730263</text:p>
          </table:table-cell>
        </table:table-row>
        <table:table-row table:style-name="ro1">
          <table:table-cell table:number-columns-repeated="2"/>
          <table:table-cell office:value-type="float" office:value="1.6939760870765" calcext:value-type="float">
            <text:p>1.6939760870765</text:p>
          </table:table-cell>
        </table:table-row>
        <table:table-row table:style-name="ro1">
          <table:table-cell table:number-columns-repeated="2"/>
          <table:table-cell office:value-type="float" office:value="1.69397608685426" calcext:value-type="float">
            <text:p>1.69397608685426</text:p>
          </table:table-cell>
        </table:table-row>
        <table:table-row table:style-name="ro1">
          <table:table-cell table:number-columns-repeated="2"/>
          <table:table-cell office:value-type="float" office:value="1.69397608663585" calcext:value-type="float">
            <text:p>1.69397608663585</text:p>
          </table:table-cell>
        </table:table-row>
        <table:table-row table:style-name="ro1">
          <table:table-cell table:number-columns-repeated="2"/>
          <table:table-cell office:value-type="float" office:value="1.69397608642118" calcext:value-type="float">
            <text:p>1.69397608642118</text:p>
          </table:table-cell>
        </table:table-row>
        <table:table-row table:style-name="ro1">
          <table:table-cell table:number-columns-repeated="2"/>
          <table:table-cell office:value-type="float" office:value="1.69397608621021" calcext:value-type="float">
            <text:p>1.69397608621021</text:p>
          </table:table-cell>
        </table:table-row>
        <table:table-row table:style-name="ro1">
          <table:table-cell table:number-columns-repeated="2"/>
          <table:table-cell office:value-type="float" office:value="1.69397608600286" calcext:value-type="float">
            <text:p>1.69397608600286</text:p>
          </table:table-cell>
        </table:table-row>
        <table:table-row table:style-name="ro1">
          <table:table-cell table:number-columns-repeated="2"/>
          <table:table-cell office:value-type="float" office:value="1.69397608579908" calcext:value-type="float">
            <text:p>1.69397608579908</text:p>
          </table:table-cell>
        </table:table-row>
        <table:table-row table:style-name="ro1">
          <table:table-cell table:number-columns-repeated="2"/>
          <table:table-cell office:value-type="float" office:value="1.6939760855988" calcext:value-type="float">
            <text:p>1.6939760855988</text:p>
          </table:table-cell>
        </table:table-row>
        <table:table-row table:style-name="ro1">
          <table:table-cell table:number-columns-repeated="2"/>
          <table:table-cell office:value-type="float" office:value="1.69397608540196" calcext:value-type="float">
            <text:p>1.69397608540196</text:p>
          </table:table-cell>
        </table:table-row>
        <table:table-row table:style-name="ro1">
          <table:table-cell table:number-columns-repeated="2"/>
          <table:table-cell office:value-type="float" office:value="1.6939760852085" calcext:value-type="float">
            <text:p>1.6939760852085</text:p>
          </table:table-cell>
        </table:table-row>
        <table:table-row table:style-name="ro1">
          <table:table-cell table:number-columns-repeated="2"/>
          <table:table-cell office:value-type="float" office:value="1.69397608501837" calcext:value-type="float">
            <text:p>1.69397608501837</text:p>
          </table:table-cell>
        </table:table-row>
        <table:table-row table:style-name="ro1">
          <table:table-cell table:number-columns-repeated="2"/>
          <table:table-cell office:value-type="float" office:value="1.69397608483151" calcext:value-type="float">
            <text:p>1.69397608483151</text:p>
          </table:table-cell>
        </table:table-row>
        <table:table-row table:style-name="ro1">
          <table:table-cell table:number-columns-repeated="2"/>
          <table:table-cell office:value-type="float" office:value="1.69397608464786" calcext:value-type="float">
            <text:p>1.69397608464786</text:p>
          </table:table-cell>
        </table:table-row>
        <table:table-row table:style-name="ro1">
          <table:table-cell table:number-columns-repeated="2"/>
          <table:table-cell office:value-type="float" office:value="1.69397608446736" calcext:value-type="float">
            <text:p>1.69397608446736</text:p>
          </table:table-cell>
        </table:table-row>
        <table:table-row table:style-name="ro1">
          <table:table-cell table:number-columns-repeated="2"/>
          <table:table-cell office:value-type="float" office:value="1.69397608428997" calcext:value-type="float">
            <text:p>1.69397608428997</text:p>
          </table:table-cell>
        </table:table-row>
        <table:table-row table:style-name="ro1">
          <table:table-cell table:number-columns-repeated="2"/>
          <table:table-cell office:value-type="float" office:value="1.69397608411563" calcext:value-type="float">
            <text:p>1.69397608411563</text:p>
          </table:table-cell>
        </table:table-row>
        <table:table-row table:style-name="ro1">
          <table:table-cell table:number-columns-repeated="2"/>
          <table:table-cell office:value-type="float" office:value="1.69397608394428" calcext:value-type="float">
            <text:p>1.69397608394428</text:p>
          </table:table-cell>
        </table:table-row>
        <table:table-row table:style-name="ro1">
          <table:table-cell table:number-columns-repeated="2"/>
          <table:table-cell office:value-type="float" office:value="1.69397608377588" calcext:value-type="float">
            <text:p>1.69397608377588</text:p>
          </table:table-cell>
        </table:table-row>
        <table:table-row table:style-name="ro1">
          <table:table-cell table:number-columns-repeated="2"/>
          <table:table-cell office:value-type="float" office:value="1.69397608361037" calcext:value-type="float">
            <text:p>1.69397608361037</text:p>
          </table:table-cell>
        </table:table-row>
        <table:table-row table:style-name="ro1">
          <table:table-cell table:number-columns-repeated="2"/>
          <table:table-cell office:value-type="float" office:value="1.69397608344771" calcext:value-type="float">
            <text:p>1.69397608344771</text:p>
          </table:table-cell>
        </table:table-row>
        <table:table-row table:style-name="ro1">
          <table:table-cell table:number-columns-repeated="2"/>
          <table:table-cell office:value-type="float" office:value="1.69397608328785" calcext:value-type="float">
            <text:p>1.69397608328785</text:p>
          </table:table-cell>
        </table:table-row>
        <table:table-row table:style-name="ro1">
          <table:table-cell table:number-columns-repeated="2"/>
          <table:table-cell office:value-type="float" office:value="1.69397608313073" calcext:value-type="float">
            <text:p>1.69397608313073</text:p>
          </table:table-cell>
        </table:table-row>
        <table:table-row table:style-name="ro1">
          <table:table-cell table:number-columns-repeated="2"/>
          <table:table-cell office:value-type="float" office:value="1.69397608297631" calcext:value-type="float">
            <text:p>1.69397608297631</text:p>
          </table:table-cell>
        </table:table-row>
        <table:table-row table:style-name="ro1">
          <table:table-cell table:number-columns-repeated="2"/>
          <table:table-cell office:value-type="float" office:value="1.69397608282455" calcext:value-type="float">
            <text:p>1.69397608282455</text:p>
          </table:table-cell>
        </table:table-row>
        <table:table-row table:style-name="ro1">
          <table:table-cell table:number-columns-repeated="2"/>
          <table:table-cell office:value-type="float" office:value="1.69397608267539" calcext:value-type="float">
            <text:p>1.69397608267539</text:p>
          </table:table-cell>
        </table:table-row>
        <table:table-row table:style-name="ro1">
          <table:table-cell table:number-columns-repeated="2"/>
          <table:table-cell office:value-type="float" office:value="1.6939760825288" calcext:value-type="float">
            <text:p>1.6939760825288</text:p>
          </table:table-cell>
        </table:table-row>
        <table:table-row table:style-name="ro1">
          <table:table-cell table:number-columns-repeated="2"/>
          <table:table-cell office:value-type="float" office:value="1.69397608238473" calcext:value-type="float">
            <text:p>1.69397608238473</text:p>
          </table:table-cell>
        </table:table-row>
        <table:table-row table:style-name="ro1">
          <table:table-cell table:number-columns-repeated="2"/>
          <table:table-cell office:value-type="float" office:value="1.69397608224313" calcext:value-type="float">
            <text:p>1.69397608224313</text:p>
          </table:table-cell>
        </table:table-row>
        <table:table-row table:style-name="ro1">
          <table:table-cell table:number-columns-repeated="2"/>
          <table:table-cell office:value-type="float" office:value="1.69397608210397" calcext:value-type="float">
            <text:p>1.69397608210397</text:p>
          </table:table-cell>
        </table:table-row>
        <table:table-row table:style-name="ro1">
          <table:table-cell table:number-columns-repeated="2"/>
          <table:table-cell office:value-type="float" office:value="1.6939760819672" calcext:value-type="float">
            <text:p>1.6939760819672</text:p>
          </table:table-cell>
        </table:table-row>
        <table:table-row table:style-name="ro1">
          <table:table-cell table:number-columns-repeated="2"/>
          <table:table-cell office:value-type="float" office:value="1.69397608183278" calcext:value-type="float">
            <text:p>1.69397608183278</text:p>
          </table:table-cell>
        </table:table-row>
        <table:table-row table:style-name="ro1">
          <table:table-cell table:number-columns-repeated="2"/>
          <table:table-cell office:value-type="float" office:value="1.69397608170067" calcext:value-type="float">
            <text:p>1.69397608170067</text:p>
          </table:table-cell>
        </table:table-row>
        <table:table-row table:style-name="ro1">
          <table:table-cell table:number-columns-repeated="2"/>
          <table:table-cell office:value-type="float" office:value="1.69397608157083" calcext:value-type="float">
            <text:p>1.69397608157083</text:p>
          </table:table-cell>
        </table:table-row>
        <table:table-row table:style-name="ro1">
          <table:table-cell table:number-columns-repeated="2"/>
          <table:table-cell office:value-type="float" office:value="1.69397608144323" calcext:value-type="float">
            <text:p>1.69397608144323</text:p>
          </table:table-cell>
        </table:table-row>
        <table:table-row table:style-name="ro1">
          <table:table-cell table:number-columns-repeated="2"/>
          <table:table-cell office:value-type="float" office:value="1.69397608131781" calcext:value-type="float">
            <text:p>1.69397608131781</text:p>
          </table:table-cell>
        </table:table-row>
        <table:table-row table:style-name="ro1">
          <table:table-cell table:number-columns-repeated="2"/>
          <table:table-cell office:value-type="float" office:value="1.69397608119456" calcext:value-type="float">
            <text:p>1.69397608119456</text:p>
          </table:table-cell>
        </table:table-row>
        <table:table-row table:style-name="ro1">
          <table:table-cell table:number-columns-repeated="2"/>
          <table:table-cell office:value-type="float" office:value="1.69397608107342" calcext:value-type="float">
            <text:p>1.69397608107342</text:p>
          </table:table-cell>
        </table:table-row>
        <table:table-row table:style-name="ro1">
          <table:table-cell table:number-columns-repeated="2"/>
          <table:table-cell office:value-type="float" office:value="1.69397608095436" calcext:value-type="float">
            <text:p>1.69397608095436</text:p>
          </table:table-cell>
        </table:table-row>
        <table:table-row table:style-name="ro1">
          <table:table-cell table:number-columns-repeated="2"/>
          <table:table-cell office:value-type="float" office:value="1.69397608083735" calcext:value-type="float">
            <text:p>1.69397608083735</text:p>
          </table:table-cell>
        </table:table-row>
        <table:table-row table:style-name="ro1">
          <table:table-cell table:number-columns-repeated="2"/>
          <table:table-cell office:value-type="float" office:value="1.69397608072235" calcext:value-type="float">
            <text:p>1.69397608072235</text:p>
          </table:table-cell>
        </table:table-row>
        <table:table-row table:style-name="ro1">
          <table:table-cell table:number-columns-repeated="2"/>
          <table:table-cell office:value-type="float" office:value="1.69397608060933" calcext:value-type="float">
            <text:p>1.69397608060933</text:p>
          </table:table-cell>
        </table:table-row>
        <table:table-row table:style-name="ro1">
          <table:table-cell table:number-columns-repeated="2"/>
          <table:table-cell office:value-type="float" office:value="1.69397608049825" calcext:value-type="float">
            <text:p>1.69397608049825</text:p>
          </table:table-cell>
        </table:table-row>
        <table:table-row table:style-name="ro1">
          <table:table-cell table:number-columns-repeated="2"/>
          <table:table-cell office:value-type="float" office:value="1.69397608038908" calcext:value-type="float">
            <text:p>1.69397608038908</text:p>
          </table:table-cell>
        </table:table-row>
        <table:table-row table:style-name="ro1">
          <table:table-cell table:number-columns-repeated="2"/>
          <table:table-cell office:value-type="float" office:value="1.69397608028178" calcext:value-type="float">
            <text:p>1.69397608028178</text:p>
          </table:table-cell>
        </table:table-row>
        <table:table-row table:style-name="ro1">
          <table:table-cell table:number-columns-repeated="2"/>
          <table:table-cell office:value-type="float" office:value="1.69397608017633" calcext:value-type="float">
            <text:p>1.69397608017633</text:p>
          </table:table-cell>
        </table:table-row>
        <table:table-row table:style-name="ro1">
          <table:table-cell table:number-columns-repeated="2"/>
          <table:table-cell office:value-type="float" office:value="1.69397608007269" calcext:value-type="float">
            <text:p>1.69397608007269</text:p>
          </table:table-cell>
        </table:table-row>
        <table:table-row table:style-name="ro1">
          <table:table-cell table:number-columns-repeated="2"/>
          <table:table-cell office:value-type="float" office:value="1.69397607997084" calcext:value-type="float">
            <text:p>1.69397607997084</text:p>
          </table:table-cell>
        </table:table-row>
        <table:table-row table:style-name="ro1">
          <table:table-cell table:number-columns-repeated="2"/>
          <table:table-cell office:value-type="float" office:value="1.69397607987073" calcext:value-type="float">
            <text:p>1.69397607987073</text:p>
          </table:table-cell>
        </table:table-row>
        <table:table-row table:style-name="ro1">
          <table:table-cell table:number-columns-repeated="2"/>
          <table:table-cell office:value-type="float" office:value="1.69397607977235" calcext:value-type="float">
            <text:p>1.69397607977235</text:p>
          </table:table-cell>
        </table:table-row>
        <table:table-row table:style-name="ro1">
          <table:table-cell table:number-columns-repeated="2"/>
          <table:table-cell office:value-type="float" office:value="1.69397607967565" calcext:value-type="float">
            <text:p>1.69397607967565</text:p>
          </table:table-cell>
        </table:table-row>
        <table:table-row table:style-name="ro1">
          <table:table-cell table:number-columns-repeated="2"/>
          <table:table-cell office:value-type="float" office:value="1.69397607958062" calcext:value-type="float">
            <text:p>1.69397607958062</text:p>
          </table:table-cell>
        </table:table-row>
        <table:table-row table:style-name="ro1">
          <table:table-cell table:number-columns-repeated="2"/>
          <table:table-cell office:value-type="float" office:value="1.69397607948722" calcext:value-type="float">
            <text:p>1.69397607948722</text:p>
          </table:table-cell>
        </table:table-row>
        <table:table-row table:style-name="ro1">
          <table:table-cell table:number-columns-repeated="2"/>
          <table:table-cell office:value-type="float" office:value="1.69397607939543" calcext:value-type="float">
            <text:p>1.69397607939543</text:p>
          </table:table-cell>
        </table:table-row>
        <table:table-row table:style-name="ro1">
          <table:table-cell table:number-columns-repeated="2"/>
          <table:table-cell office:value-type="float" office:value="1.69397607930521" calcext:value-type="float">
            <text:p>1.69397607930521</text:p>
          </table:table-cell>
        </table:table-row>
        <table:table-row table:style-name="ro1">
          <table:table-cell table:number-columns-repeated="2"/>
          <table:table-cell office:value-type="float" office:value="1.69397607921655" calcext:value-type="float">
            <text:p>1.69397607921655</text:p>
          </table:table-cell>
        </table:table-row>
        <table:table-row table:style-name="ro1">
          <table:table-cell table:number-columns-repeated="2"/>
          <table:table-cell office:value-type="float" office:value="1.69397607912941" calcext:value-type="float">
            <text:p>1.69397607912941</text:p>
          </table:table-cell>
        </table:table-row>
        <table:table-row table:style-name="ro1">
          <table:table-cell table:number-columns-repeated="2"/>
          <table:table-cell office:value-type="float" office:value="1.69397607904376" calcext:value-type="float">
            <text:p>1.69397607904376</text:p>
          </table:table-cell>
        </table:table-row>
        <table:table-row table:style-name="ro1">
          <table:table-cell table:number-columns-repeated="2"/>
          <table:table-cell office:value-type="float" office:value="1.69397607895959" calcext:value-type="float">
            <text:p>1.69397607895959</text:p>
          </table:table-cell>
        </table:table-row>
        <table:table-row table:style-name="ro1">
          <table:table-cell table:number-columns-repeated="2"/>
          <table:table-cell office:value-type="float" office:value="1.69397607887687" calcext:value-type="float">
            <text:p>1.69397607887687</text:p>
          </table:table-cell>
        </table:table-row>
        <table:table-row table:style-name="ro1">
          <table:table-cell table:number-columns-repeated="2"/>
          <table:table-cell office:value-type="float" office:value="1.69397607879556" calcext:value-type="float">
            <text:p>1.69397607879556</text:p>
          </table:table-cell>
        </table:table-row>
        <table:table-row table:style-name="ro1">
          <table:table-cell table:number-columns-repeated="2"/>
          <table:table-cell office:value-type="float" office:value="1.69397607871566" calcext:value-type="float">
            <text:p>1.69397607871566</text:p>
          </table:table-cell>
        </table:table-row>
        <table:table-row table:style-name="ro1">
          <table:table-cell table:number-columns-repeated="2"/>
          <table:table-cell office:value-type="float" office:value="1.69397607863713" calcext:value-type="float">
            <text:p>1.69397607863713</text:p>
          </table:table-cell>
        </table:table-row>
        <table:table-row table:style-name="ro1">
          <table:table-cell table:number-columns-repeated="2"/>
          <table:table-cell office:value-type="float" office:value="1.69397607855994" calcext:value-type="float">
            <text:p>1.69397607855994</text:p>
          </table:table-cell>
        </table:table-row>
        <table:table-row table:style-name="ro1">
          <table:table-cell table:number-columns-repeated="2"/>
          <table:table-cell office:value-type="float" office:value="1.69397607848409" calcext:value-type="float">
            <text:p>1.69397607848409</text:p>
          </table:table-cell>
        </table:table-row>
        <table:table-row table:style-name="ro1">
          <table:table-cell table:number-columns-repeated="2"/>
          <table:table-cell office:value-type="float" office:value="1.69397607840954" calcext:value-type="float">
            <text:p>1.69397607840954</text:p>
          </table:table-cell>
        </table:table-row>
        <table:table-row table:style-name="ro1">
          <table:table-cell table:number-columns-repeated="2"/>
          <table:table-cell office:value-type="float" office:value="1.69397607833627" calcext:value-type="float">
            <text:p>1.69397607833627</text:p>
          </table:table-cell>
        </table:table-row>
        <table:table-row table:style-name="ro1">
          <table:table-cell table:number-columns-repeated="2"/>
          <table:table-cell office:value-type="float" office:value="1.69397607826426" calcext:value-type="float">
            <text:p>1.69397607826426</text:p>
          </table:table-cell>
        </table:table-row>
        <table:table-row table:style-name="ro1">
          <table:table-cell table:number-columns-repeated="2"/>
          <table:table-cell office:value-type="float" office:value="1.69397607819348" calcext:value-type="float">
            <text:p>1.69397607819348</text:p>
          </table:table-cell>
        </table:table-row>
        <table:table-row table:style-name="ro1">
          <table:table-cell table:number-columns-repeated="2"/>
          <table:table-cell office:value-type="float" office:value="1.69397607812393" calcext:value-type="float">
            <text:p>1.69397607812393</text:p>
          </table:table-cell>
        </table:table-row>
        <table:table-row table:style-name="ro1">
          <table:table-cell table:number-columns-repeated="2"/>
          <table:table-cell office:value-type="float" office:value="1.69397607805556" calcext:value-type="float">
            <text:p>1.69397607805556</text:p>
          </table:table-cell>
        </table:table-row>
        <table:table-row table:style-name="ro1">
          <table:table-cell table:number-columns-repeated="2"/>
          <table:table-cell office:value-type="float" office:value="1.69397607798838" calcext:value-type="float">
            <text:p>1.69397607798838</text:p>
          </table:table-cell>
        </table:table-row>
        <table:table-row table:style-name="ro1">
          <table:table-cell table:number-columns-repeated="2"/>
          <table:table-cell office:value-type="float" office:value="1.69397607792235" calcext:value-type="float">
            <text:p>1.69397607792235</text:p>
          </table:table-cell>
        </table:table-row>
        <table:table-row table:style-name="ro1">
          <table:table-cell table:number-columns-repeated="2"/>
          <table:table-cell office:value-type="float" office:value="1.69397607785745" calcext:value-type="float">
            <text:p>1.69397607785745</text:p>
          </table:table-cell>
        </table:table-row>
        <table:table-row table:style-name="ro1">
          <table:table-cell table:number-columns-repeated="2"/>
          <table:table-cell office:value-type="float" office:value="1.69397607779367" calcext:value-type="float">
            <text:p>1.69397607779367</text:p>
          </table:table-cell>
        </table:table-row>
        <table:table-row table:style-name="ro1">
          <table:table-cell table:number-columns-repeated="2"/>
          <table:table-cell office:value-type="float" office:value="1.69397607773098" calcext:value-type="float">
            <text:p>1.69397607773098</text:p>
          </table:table-cell>
        </table:table-row>
        <table:table-row table:style-name="ro1">
          <table:table-cell table:number-columns-repeated="2"/>
          <table:table-cell office:value-type="float" office:value="1.69397607766938" calcext:value-type="float">
            <text:p>1.69397607766938</text:p>
          </table:table-cell>
        </table:table-row>
        <table:table-row table:style-name="ro1">
          <table:table-cell table:number-columns-repeated="2"/>
          <table:table-cell office:value-type="float" office:value="1.69397607760883" calcext:value-type="float">
            <text:p>1.69397607760883</text:p>
          </table:table-cell>
        </table:table-row>
        <table:table-row table:style-name="ro1">
          <table:table-cell table:number-columns-repeated="2"/>
          <table:table-cell office:value-type="float" office:value="1.69397607754932" calcext:value-type="float">
            <text:p>1.69397607754932</text:p>
          </table:table-cell>
        </table:table-row>
        <table:table-row table:style-name="ro1">
          <table:table-cell table:number-columns-repeated="2"/>
          <table:table-cell office:value-type="float" office:value="1.69397607749084" calcext:value-type="float">
            <text:p>1.69397607749084</text:p>
          </table:table-cell>
        </table:table-row>
        <table:table-row table:style-name="ro1">
          <table:table-cell table:number-columns-repeated="2"/>
          <table:table-cell office:value-type="float" office:value="1.69397607743336" calcext:value-type="float">
            <text:p>1.69397607743336</text:p>
          </table:table-cell>
        </table:table-row>
        <table:table-row table:style-name="ro1">
          <table:table-cell table:number-columns-repeated="2"/>
          <table:table-cell office:value-type="float" office:value="1.69397607737686" calcext:value-type="float">
            <text:p>1.69397607737686</text:p>
          </table:table-cell>
        </table:table-row>
        <table:table-row table:style-name="ro1">
          <table:table-cell table:number-columns-repeated="2"/>
          <table:table-cell office:value-type="float" office:value="1.69397607732134" calcext:value-type="float">
            <text:p>1.69397607732134</text:p>
          </table:table-cell>
        </table:table-row>
        <table:table-row table:style-name="ro1">
          <table:table-cell table:number-columns-repeated="2"/>
          <table:table-cell office:value-type="float" office:value="1.69397607726678" calcext:value-type="float">
            <text:p>1.69397607726678</text:p>
          </table:table-cell>
        </table:table-row>
        <table:table-row table:style-name="ro1">
          <table:table-cell table:number-columns-repeated="2"/>
          <table:table-cell office:value-type="float" office:value="1.69397607721315" calcext:value-type="float">
            <text:p>1.69397607721315</text:p>
          </table:table-cell>
        </table:table-row>
        <table:table-row table:style-name="ro1">
          <table:table-cell table:number-columns-repeated="2"/>
          <table:table-cell office:value-type="float" office:value="1.69397607716044" calcext:value-type="float">
            <text:p>1.69397607716044</text:p>
          </table:table-cell>
        </table:table-row>
        <table:table-row table:style-name="ro1">
          <table:table-cell table:number-columns-repeated="2"/>
          <table:table-cell office:value-type="float" office:value="1.69397607710864" calcext:value-type="float">
            <text:p>1.69397607710864</text:p>
          </table:table-cell>
        </table:table-row>
        <table:table-row table:style-name="ro1">
          <table:table-cell table:number-columns-repeated="2"/>
          <table:table-cell office:value-type="float" office:value="1.69397607705773" calcext:value-type="float">
            <text:p>1.69397607705773</text:p>
          </table:table-cell>
        </table:table-row>
        <table:table-row table:style-name="ro1">
          <table:table-cell table:number-columns-repeated="2"/>
          <table:table-cell office:value-type="float" office:value="1.6939760770077" calcext:value-type="float">
            <text:p>1.6939760770077</text:p>
          </table:table-cell>
        </table:table-row>
        <table:table-row table:style-name="ro1">
          <table:table-cell table:number-columns-repeated="2"/>
          <table:table-cell office:value-type="float" office:value="1.69397607695852" calcext:value-type="float">
            <text:p>1.69397607695852</text:p>
          </table:table-cell>
        </table:table-row>
        <table:table-row table:style-name="ro1">
          <table:table-cell table:number-columns-repeated="2"/>
          <table:table-cell office:value-type="float" office:value="1.69397607691019" calcext:value-type="float">
            <text:p>1.69397607691019</text:p>
          </table:table-cell>
        </table:table-row>
        <table:table-row table:style-name="ro1">
          <table:table-cell table:number-columns-repeated="2"/>
          <table:table-cell office:value-type="float" office:value="1.69397607686269" calcext:value-type="float">
            <text:p>1.69397607686269</text:p>
          </table:table-cell>
        </table:table-row>
        <table:table-row table:style-name="ro1">
          <table:table-cell table:number-columns-repeated="2"/>
          <table:table-cell office:value-type="float" office:value="1.69397607681601" calcext:value-type="float">
            <text:p>1.69397607681601</text:p>
          </table:table-cell>
        </table:table-row>
        <table:table-row table:style-name="ro1">
          <table:table-cell table:number-columns-repeated="2"/>
          <table:table-cell office:value-type="float" office:value="1.69397607677013" calcext:value-type="float">
            <text:p>1.69397607677013</text:p>
          </table:table-cell>
        </table:table-row>
        <table:table-row table:style-name="ro1">
          <table:table-cell table:number-columns-repeated="2"/>
          <table:table-cell office:value-type="float" office:value="1.69397607672503" calcext:value-type="float">
            <text:p>1.69397607672503</text:p>
          </table:table-cell>
        </table:table-row>
        <table:table-row table:style-name="ro1">
          <table:table-cell table:number-columns-repeated="2"/>
          <table:table-cell office:value-type="float" office:value="1.69397607668072" calcext:value-type="float">
            <text:p>1.69397607668072</text:p>
          </table:table-cell>
        </table:table-row>
        <table:table-row table:style-name="ro1">
          <table:table-cell table:number-columns-repeated="2"/>
          <table:table-cell office:value-type="float" office:value="1.69397607663716" calcext:value-type="float">
            <text:p>1.69397607663716</text:p>
          </table:table-cell>
        </table:table-row>
        <table:table-row table:style-name="ro1">
          <table:table-cell table:number-columns-repeated="2"/>
          <table:table-cell office:value-type="float" office:value="1.69397607659436" calcext:value-type="float">
            <text:p>1.69397607659436</text:p>
          </table:table-cell>
        </table:table-row>
        <table:table-row table:style-name="ro1">
          <table:table-cell table:number-columns-repeated="2"/>
          <table:table-cell office:value-type="float" office:value="1.69397607655228" calcext:value-type="float">
            <text:p>1.69397607655228</text:p>
          </table:table-cell>
        </table:table-row>
        <table:table-row table:style-name="ro1">
          <table:table-cell table:number-columns-repeated="2"/>
          <table:table-cell office:value-type="float" office:value="1.69397607651094" calcext:value-type="float">
            <text:p>1.69397607651094</text:p>
          </table:table-cell>
        </table:table-row>
        <table:table-row table:style-name="ro1">
          <table:table-cell table:number-columns-repeated="2"/>
          <table:table-cell office:value-type="float" office:value="1.6939760764703" calcext:value-type="float">
            <text:p>1.6939760764703</text:p>
          </table:table-cell>
        </table:table-row>
        <table:table-row table:style-name="ro1">
          <table:table-cell table:number-columns-repeated="2"/>
          <table:table-cell office:value-type="float" office:value="1.69397607643036" calcext:value-type="float">
            <text:p>1.69397607643036</text:p>
          </table:table-cell>
        </table:table-row>
        <table:table-row table:style-name="ro1">
          <table:table-cell table:number-columns-repeated="2"/>
          <table:table-cell office:value-type="float" office:value="1.69397607639111" calcext:value-type="float">
            <text:p>1.69397607639111</text:p>
          </table:table-cell>
        </table:table-row>
        <table:table-row table:style-name="ro1">
          <table:table-cell table:number-columns-repeated="2"/>
          <table:table-cell office:value-type="float" office:value="1.69397607635253" calcext:value-type="float">
            <text:p>1.69397607635253</text:p>
          </table:table-cell>
        </table:table-row>
        <table:table-row table:style-name="ro1">
          <table:table-cell table:number-columns-repeated="2"/>
          <table:table-cell office:value-type="float" office:value="1.69397607631462" calcext:value-type="float">
            <text:p>1.69397607631462</text:p>
          </table:table-cell>
        </table:table-row>
        <table:table-row table:style-name="ro1">
          <table:table-cell table:number-columns-repeated="2"/>
          <table:table-cell office:value-type="float" office:value="1.69397607627735" calcext:value-type="float">
            <text:p>1.69397607627735</text:p>
          </table:table-cell>
        </table:table-row>
        <table:table-row table:style-name="ro1">
          <table:table-cell table:number-columns-repeated="2"/>
          <table:table-cell office:value-type="float" office:value="1.69397607624073" calcext:value-type="float">
            <text:p>1.69397607624073</text:p>
          </table:table-cell>
        </table:table-row>
        <table:table-row table:style-name="ro1">
          <table:table-cell table:number-columns-repeated="2"/>
          <table:table-cell office:value-type="float" office:value="1.69397607620474" calcext:value-type="float">
            <text:p>1.69397607620474</text:p>
          </table:table-cell>
        </table:table-row>
        <table:table-row table:style-name="ro1">
          <table:table-cell table:number-columns-repeated="2"/>
          <table:table-cell office:value-type="float" office:value="1.69397607616936" calcext:value-type="float">
            <text:p>1.69397607616936</text:p>
          </table:table-cell>
        </table:table-row>
        <table:table-row table:style-name="ro1">
          <table:table-cell table:number-columns-repeated="2"/>
          <table:table-cell office:value-type="float" office:value="1.6939760761346" calcext:value-type="float">
            <text:p>1.6939760761346</text:p>
          </table:table-cell>
        </table:table-row>
        <table:table-row table:style-name="ro1">
          <table:table-cell table:number-columns-repeated="2"/>
          <table:table-cell office:value-type="float" office:value="1.69397607610043" calcext:value-type="float">
            <text:p>1.69397607610043</text:p>
          </table:table-cell>
        </table:table-row>
        <table:table-row table:style-name="ro1">
          <table:table-cell table:number-columns-repeated="2"/>
          <table:table-cell office:value-type="float" office:value="1.69397607606685" calcext:value-type="float">
            <text:p>1.69397607606685</text:p>
          </table:table-cell>
        </table:table-row>
        <table:table-row table:style-name="ro1">
          <table:table-cell table:number-columns-repeated="2"/>
          <table:table-cell office:value-type="float" office:value="1.69397607603384" calcext:value-type="float">
            <text:p>1.69397607603384</text:p>
          </table:table-cell>
        </table:table-row>
        <table:table-row table:style-name="ro1">
          <table:table-cell table:number-columns-repeated="2"/>
          <table:table-cell office:value-type="float" office:value="1.69397607600141" calcext:value-type="float">
            <text:p>1.69397607600141</text:p>
          </table:table-cell>
        </table:table-row>
        <table:table-row table:style-name="ro1">
          <table:table-cell table:number-columns-repeated="2"/>
          <table:table-cell office:value-type="float" office:value="1.69397607596953" calcext:value-type="float">
            <text:p>1.69397607596953</text:p>
          </table:table-cell>
        </table:table-row>
        <table:table-row table:style-name="ro1">
          <table:table-cell table:number-columns-repeated="2"/>
          <table:table-cell office:value-type="float" office:value="1.6939760759382" calcext:value-type="float">
            <text:p>1.6939760759382</text:p>
          </table:table-cell>
        </table:table-row>
        <table:table-row table:style-name="ro1">
          <table:table-cell table:number-columns-repeated="2"/>
          <table:table-cell office:value-type="float" office:value="1.6939760759074" calcext:value-type="float">
            <text:p>1.6939760759074</text:p>
          </table:table-cell>
        </table:table-row>
        <table:table-row table:style-name="ro1">
          <table:table-cell table:number-columns-repeated="2"/>
          <table:table-cell office:value-type="float" office:value="1.69397607587714" calcext:value-type="float">
            <text:p>1.69397607587714</text:p>
          </table:table-cell>
        </table:table-row>
        <table:table-row table:style-name="ro1">
          <table:table-cell table:number-columns-repeated="2"/>
          <table:table-cell office:value-type="float" office:value="1.6939760758474" calcext:value-type="float">
            <text:p>1.6939760758474</text:p>
          </table:table-cell>
        </table:table-row>
        <table:table-row table:style-name="ro1">
          <table:table-cell table:number-columns-repeated="2"/>
          <table:table-cell office:value-type="float" office:value="1.69397607581816" calcext:value-type="float">
            <text:p>1.69397607581816</text:p>
          </table:table-cell>
        </table:table-row>
        <table:table-row table:style-name="ro1">
          <table:table-cell table:number-columns-repeated="2"/>
          <table:table-cell office:value-type="float" office:value="1.69397607578943" calcext:value-type="float">
            <text:p>1.69397607578943</text:p>
          </table:table-cell>
        </table:table-row>
        <table:table-row table:style-name="ro1">
          <table:table-cell table:number-columns-repeated="2"/>
          <table:table-cell office:value-type="float" office:value="1.6939760757612" calcext:value-type="float">
            <text:p>1.6939760757612</text:p>
          </table:table-cell>
        </table:table-row>
        <table:table-row table:style-name="ro1">
          <table:table-cell table:number-columns-repeated="2"/>
          <table:table-cell office:value-type="float" office:value="1.69397607573345" calcext:value-type="float">
            <text:p>1.69397607573345</text:p>
          </table:table-cell>
        </table:table-row>
        <table:table-row table:style-name="ro1">
          <table:table-cell table:number-columns-repeated="2"/>
          <table:table-cell office:value-type="float" office:value="1.69397607570617" calcext:value-type="float">
            <text:p>1.69397607570617</text:p>
          </table:table-cell>
        </table:table-row>
        <table:table-row table:style-name="ro1">
          <table:table-cell table:number-columns-repeated="2"/>
          <table:table-cell office:value-type="float" office:value="1.69397607567937" calcext:value-type="float">
            <text:p>1.69397607567937</text:p>
          </table:table-cell>
        </table:table-row>
        <table:table-row table:style-name="ro1">
          <table:table-cell table:number-columns-repeated="2"/>
          <table:table-cell office:value-type="float" office:value="1.69397607565302" calcext:value-type="float">
            <text:p>1.69397607565302</text:p>
          </table:table-cell>
        </table:table-row>
        <table:table-row table:style-name="ro1">
          <table:table-cell table:number-columns-repeated="2"/>
          <table:table-cell office:value-type="float" office:value="1.69397607562713" calcext:value-type="float">
            <text:p>1.69397607562713</text:p>
          </table:table-cell>
        </table:table-row>
        <table:table-row table:style-name="ro1">
          <table:table-cell table:number-columns-repeated="2"/>
          <table:table-cell office:value-type="float" office:value="1.69397607560169" calcext:value-type="float">
            <text:p>1.69397607560169</text:p>
          </table:table-cell>
        </table:table-row>
        <table:table-row table:style-name="ro1">
          <table:table-cell table:number-columns-repeated="2"/>
          <table:table-cell office:value-type="float" office:value="1.69397607557668" calcext:value-type="float">
            <text:p>1.69397607557668</text:p>
          </table:table-cell>
        </table:table-row>
        <table:table-row table:style-name="ro1">
          <table:table-cell table:number-columns-repeated="2"/>
          <table:table-cell office:value-type="float" office:value="1.6939760755521" calcext:value-type="float">
            <text:p>1.6939760755521</text:p>
          </table:table-cell>
        </table:table-row>
        <table:table-row table:style-name="ro1">
          <table:table-cell table:number-columns-repeated="2"/>
          <table:table-cell office:value-type="float" office:value="1.69397607552794" calcext:value-type="float">
            <text:p>1.69397607552794</text:p>
          </table:table-cell>
        </table:table-row>
        <table:table-row table:style-name="ro1">
          <table:table-cell table:number-columns-repeated="2"/>
          <table:table-cell office:value-type="float" office:value="1.6939760755042" calcext:value-type="float">
            <text:p>1.6939760755042</text:p>
          </table:table-cell>
        </table:table-row>
        <table:table-row table:style-name="ro1">
          <table:table-cell table:number-columns-repeated="2"/>
          <table:table-cell office:value-type="float" office:value="1.69397607548087" calcext:value-type="float">
            <text:p>1.69397607548087</text:p>
          </table:table-cell>
        </table:table-row>
        <table:table-row table:style-name="ro1">
          <table:table-cell table:number-columns-repeated="2"/>
          <table:table-cell office:value-type="float" office:value="1.69397607545793" calcext:value-type="float">
            <text:p>1.69397607545793</text:p>
          </table:table-cell>
        </table:table-row>
        <table:table-row table:style-name="ro1">
          <table:table-cell table:number-columns-repeated="2"/>
          <table:table-cell office:value-type="float" office:value="1.6939760754354" calcext:value-type="float">
            <text:p>1.6939760754354</text:p>
          </table:table-cell>
        </table:table-row>
        <table:table-row table:style-name="ro1">
          <table:table-cell table:number-columns-repeated="2"/>
          <table:table-cell office:value-type="float" office:value="1.69397607541324" calcext:value-type="float">
            <text:p>1.69397607541324</text:p>
          </table:table-cell>
        </table:table-row>
        <table:table-row table:style-name="ro1">
          <table:table-cell table:number-columns-repeated="2"/>
          <table:table-cell office:value-type="float" office:value="1.69397607539147" calcext:value-type="float">
            <text:p>1.69397607539147</text:p>
          </table:table-cell>
        </table:table-row>
        <table:table-row table:style-name="ro1">
          <table:table-cell table:number-columns-repeated="2"/>
          <table:table-cell office:value-type="float" office:value="1.69397607537008" calcext:value-type="float">
            <text:p>1.69397607537008</text:p>
          </table:table-cell>
        </table:table-row>
        <table:table-row table:style-name="ro1">
          <table:table-cell table:number-columns-repeated="2"/>
          <table:table-cell office:value-type="float" office:value="1.69397607534905" calcext:value-type="float">
            <text:p>1.69397607534905</text:p>
          </table:table-cell>
        </table:table-row>
        <table:table-row table:style-name="ro1">
          <table:table-cell table:number-columns-repeated="2"/>
          <table:table-cell office:value-type="float" office:value="1.69397607532838" calcext:value-type="float">
            <text:p>1.69397607532838</text:p>
          </table:table-cell>
        </table:table-row>
        <table:table-row table:style-name="ro1">
          <table:table-cell table:number-columns-repeated="2"/>
          <table:table-cell office:value-type="float" office:value="1.69397607530807" calcext:value-type="float">
            <text:p>1.69397607530807</text:p>
          </table:table-cell>
        </table:table-row>
        <table:table-row table:style-name="ro1">
          <table:table-cell table:number-columns-repeated="2"/>
          <table:table-cell office:value-type="float" office:value="1.69397607528811" calcext:value-type="float">
            <text:p>1.69397607528811</text:p>
          </table:table-cell>
        </table:table-row>
        <table:table-row table:style-name="ro1">
          <table:table-cell table:number-columns-repeated="2"/>
          <table:table-cell office:value-type="float" office:value="1.69397607526849" calcext:value-type="float">
            <text:p>1.69397607526849</text:p>
          </table:table-cell>
        </table:table-row>
        <table:table-row table:style-name="ro1">
          <table:table-cell table:number-columns-repeated="2"/>
          <table:table-cell office:value-type="float" office:value="1.69397607524921" calcext:value-type="float">
            <text:p>1.69397607524921</text:p>
          </table:table-cell>
        </table:table-row>
        <table:table-row table:style-name="ro1">
          <table:table-cell table:number-columns-repeated="2"/>
          <table:table-cell office:value-type="float" office:value="1.69397607523026" calcext:value-type="float">
            <text:p>1.69397607523026</text:p>
          </table:table-cell>
        </table:table-row>
        <table:table-row table:style-name="ro1">
          <table:table-cell table:number-columns-repeated="2"/>
          <table:table-cell office:value-type="float" office:value="1.69397607521163" calcext:value-type="float">
            <text:p>1.69397607521163</text:p>
          </table:table-cell>
        </table:table-row>
        <table:table-row table:style-name="ro1">
          <table:table-cell table:number-columns-repeated="2"/>
          <table:table-cell office:value-type="float" office:value="1.69397607519333" calcext:value-type="float">
            <text:p>1.69397607519333</text:p>
          </table:table-cell>
        </table:table-row>
        <table:table-row table:style-name="ro1">
          <table:table-cell table:number-columns-repeated="2"/>
          <table:table-cell office:value-type="float" office:value="1.69397607517534" calcext:value-type="float">
            <text:p>1.69397607517534</text:p>
          </table:table-cell>
        </table:table-row>
        <table:table-row table:style-name="ro1">
          <table:table-cell table:number-columns-repeated="2"/>
          <table:table-cell office:value-type="float" office:value="1.69397607515766" calcext:value-type="float">
            <text:p>1.69397607515766</text:p>
          </table:table-cell>
        </table:table-row>
        <table:table-row table:style-name="ro1">
          <table:table-cell table:number-columns-repeated="2"/>
          <table:table-cell office:value-type="float" office:value="1.69397607514028" calcext:value-type="float">
            <text:p>1.69397607514028</text:p>
          </table:table-cell>
        </table:table-row>
        <table:table-row table:style-name="ro1">
          <table:table-cell table:number-columns-repeated="2"/>
          <table:table-cell office:value-type="float" office:value="1.6939760751232" calcext:value-type="float">
            <text:p>1.6939760751232</text:p>
          </table:table-cell>
        </table:table-row>
        <table:table-row table:style-name="ro1">
          <table:table-cell table:number-columns-repeated="2"/>
          <table:table-cell office:value-type="float" office:value="1.69397607510642" calcext:value-type="float">
            <text:p>1.69397607510642</text:p>
          </table:table-cell>
        </table:table-row>
        <table:table-row table:style-name="ro1">
          <table:table-cell table:number-columns-repeated="2"/>
          <table:table-cell office:value-type="float" office:value="1.69397607508992" calcext:value-type="float">
            <text:p>1.69397607508992</text:p>
          </table:table-cell>
        </table:table-row>
        <table:table-row table:style-name="ro1">
          <table:table-cell table:number-columns-repeated="2"/>
          <table:table-cell office:value-type="float" office:value="1.69397607507371" calcext:value-type="float">
            <text:p>1.69397607507371</text:p>
          </table:table-cell>
        </table:table-row>
        <table:table-row table:style-name="ro1">
          <table:table-cell table:number-columns-repeated="2"/>
          <table:table-cell office:value-type="float" office:value="1.69397607505777" calcext:value-type="float">
            <text:p>1.69397607505777</text:p>
          </table:table-cell>
        </table:table-row>
        <table:table-row table:style-name="ro1">
          <table:table-cell table:number-columns-repeated="2"/>
          <table:table-cell office:value-type="float" office:value="1.69397607504211" calcext:value-type="float">
            <text:p>1.69397607504211</text:p>
          </table:table-cell>
        </table:table-row>
        <table:table-row table:style-name="ro1">
          <table:table-cell table:number-columns-repeated="2"/>
          <table:table-cell office:value-type="float" office:value="1.69397607502672" calcext:value-type="float">
            <text:p>1.69397607502672</text:p>
          </table:table-cell>
        </table:table-row>
        <table:table-row table:style-name="ro1">
          <table:table-cell table:number-columns-repeated="2"/>
          <table:table-cell office:value-type="float" office:value="1.6939760750116" calcext:value-type="float">
            <text:p>1.6939760750116</text:p>
          </table:table-cell>
        </table:table-row>
        <table:table-row table:style-name="ro1">
          <table:table-cell table:number-columns-repeated="2"/>
          <table:table-cell office:value-type="float" office:value="1.69397607499673" calcext:value-type="float">
            <text:p>1.69397607499673</text:p>
          </table:table-cell>
        </table:table-row>
        <table:table-row table:style-name="ro1">
          <table:table-cell table:number-columns-repeated="2"/>
          <table:table-cell office:value-type="float" office:value="1.69397607498212" calcext:value-type="float">
            <text:p>1.69397607498212</text:p>
          </table:table-cell>
        </table:table-row>
        <table:table-row table:style-name="ro1">
          <table:table-cell table:number-columns-repeated="2"/>
          <table:table-cell office:value-type="float" office:value="1.69397607496776" calcext:value-type="float">
            <text:p>1.69397607496776</text:p>
          </table:table-cell>
        </table:table-row>
        <table:table-row table:style-name="ro1">
          <table:table-cell table:number-columns-repeated="2"/>
          <table:table-cell office:value-type="float" office:value="1.69397607495364" calcext:value-type="float">
            <text:p>1.69397607495364</text:p>
          </table:table-cell>
        </table:table-row>
        <table:table-row table:style-name="ro1">
          <table:table-cell table:number-columns-repeated="2"/>
          <table:table-cell office:value-type="float" office:value="1.69397607493977" calcext:value-type="float">
            <text:p>1.69397607493977</text:p>
          </table:table-cell>
        </table:table-row>
        <table:table-row table:style-name="ro1">
          <table:table-cell table:number-columns-repeated="2"/>
          <table:table-cell office:value-type="float" office:value="1.69397607492614" calcext:value-type="float">
            <text:p>1.69397607492614</text:p>
          </table:table-cell>
        </table:table-row>
        <table:table-row table:style-name="ro1">
          <table:table-cell table:number-columns-repeated="2"/>
          <table:table-cell office:value-type="float" office:value="1.69397607491274" calcext:value-type="float">
            <text:p>1.69397607491274</text:p>
          </table:table-cell>
        </table:table-row>
        <table:table-row table:style-name="ro1">
          <table:table-cell table:number-columns-repeated="2"/>
          <table:table-cell office:value-type="float" office:value="1.69397607489958" calcext:value-type="float">
            <text:p>1.69397607489958</text:p>
          </table:table-cell>
        </table:table-row>
        <table:table-row table:style-name="ro1">
          <table:table-cell table:number-columns-repeated="2"/>
          <table:table-cell office:value-type="float" office:value="1.69397607488664" calcext:value-type="float">
            <text:p>1.69397607488664</text:p>
          </table:table-cell>
        </table:table-row>
        <table:table-row table:style-name="ro1">
          <table:table-cell table:number-columns-repeated="2"/>
          <table:table-cell office:value-type="float" office:value="1.69397607487392" calcext:value-type="float">
            <text:p>1.69397607487392</text:p>
          </table:table-cell>
        </table:table-row>
        <table:table-row table:style-name="ro1">
          <table:table-cell table:number-columns-repeated="2"/>
          <table:table-cell office:value-type="float" office:value="1.69397607486142" calcext:value-type="float">
            <text:p>1.69397607486142</text:p>
          </table:table-cell>
        </table:table-row>
        <table:table-row table:style-name="ro1">
          <table:table-cell table:number-columns-repeated="2"/>
          <table:table-cell office:value-type="float" office:value="1.69397607484913" calcext:value-type="float">
            <text:p>1.69397607484913</text:p>
          </table:table-cell>
        </table:table-row>
        <table:table-row table:style-name="ro1">
          <table:table-cell table:number-columns-repeated="2"/>
          <table:table-cell office:value-type="float" office:value="1.69397607483706" calcext:value-type="float">
            <text:p>1.69397607483706</text:p>
          </table:table-cell>
        </table:table-row>
        <table:table-row table:style-name="ro1">
          <table:table-cell table:number-columns-repeated="2"/>
          <table:table-cell office:value-type="float" office:value="1.69397607482519" calcext:value-type="float">
            <text:p>1.69397607482519</text:p>
          </table:table-cell>
        </table:table-row>
        <table:table-row table:style-name="ro1">
          <table:table-cell table:number-columns-repeated="2"/>
          <table:table-cell office:value-type="float" office:value="1.69397607481353" calcext:value-type="float">
            <text:p>1.69397607481353</text:p>
          </table:table-cell>
        </table:table-row>
        <table:table-row table:style-name="ro1">
          <table:table-cell table:number-columns-repeated="2"/>
          <table:table-cell office:value-type="float" office:value="1.69397607480207" calcext:value-type="float">
            <text:p>1.69397607480207</text:p>
          </table:table-cell>
        </table:table-row>
        <table:table-row table:style-name="ro1">
          <table:table-cell table:number-columns-repeated="2"/>
          <table:table-cell office:value-type="float" office:value="1.6939760747908" calcext:value-type="float">
            <text:p>1.6939760747908</text:p>
          </table:table-cell>
        </table:table-row>
        <table:table-row table:style-name="ro1">
          <table:table-cell table:number-columns-repeated="2"/>
          <table:table-cell office:value-type="float" office:value="1.69397607477973" calcext:value-type="float">
            <text:p>1.69397607477973</text:p>
          </table:table-cell>
        </table:table-row>
        <table:table-row table:style-name="ro1">
          <table:table-cell table:number-columns-repeated="2"/>
          <table:table-cell office:value-type="float" office:value="1.69397607476885" calcext:value-type="float">
            <text:p>1.69397607476885</text:p>
          </table:table-cell>
        </table:table-row>
        <table:table-row table:style-name="ro1">
          <table:table-cell table:number-columns-repeated="2"/>
          <table:table-cell office:value-type="float" office:value="1.69397607475815" calcext:value-type="float">
            <text:p>1.69397607475815</text:p>
          </table:table-cell>
        </table:table-row>
        <table:table-row table:style-name="ro1">
          <table:table-cell table:number-columns-repeated="2"/>
          <table:table-cell office:value-type="float" office:value="1.69397607474764" calcext:value-type="float">
            <text:p>1.69397607474764</text:p>
          </table:table-cell>
        </table:table-row>
        <table:table-row table:style-name="ro1">
          <table:table-cell table:number-columns-repeated="2"/>
          <table:table-cell office:value-type="float" office:value="1.69397607473731" calcext:value-type="float">
            <text:p>1.69397607473731</text:p>
          </table:table-cell>
        </table:table-row>
        <table:table-row table:style-name="ro1">
          <table:table-cell table:number-columns-repeated="2"/>
          <table:table-cell office:value-type="float" office:value="1.69397607472716" calcext:value-type="float">
            <text:p>1.69397607472716</text:p>
          </table:table-cell>
        </table:table-row>
        <table:table-row table:style-name="ro1">
          <table:table-cell table:number-columns-repeated="2"/>
          <table:table-cell office:value-type="float" office:value="1.69397607471718" calcext:value-type="float">
            <text:p>1.69397607471718</text:p>
          </table:table-cell>
        </table:table-row>
        <table:table-row table:style-name="ro1">
          <table:table-cell table:number-columns-repeated="2"/>
          <table:table-cell office:value-type="float" office:value="1.69397607470738" calcext:value-type="float">
            <text:p>1.69397607470738</text:p>
          </table:table-cell>
        </table:table-row>
        <table:table-row table:style-name="ro1">
          <table:table-cell table:number-columns-repeated="2"/>
          <table:table-cell office:value-type="float" office:value="1.69397607469774" calcext:value-type="float">
            <text:p>1.69397607469774</text:p>
          </table:table-cell>
        </table:table-row>
        <table:table-row table:style-name="ro1">
          <table:table-cell table:number-columns-repeated="2"/>
          <table:table-cell office:value-type="float" office:value="1.69397607468827" calcext:value-type="float">
            <text:p>1.69397607468827</text:p>
          </table:table-cell>
        </table:table-row>
        <table:table-row table:style-name="ro1">
          <table:table-cell table:number-columns-repeated="2"/>
          <table:table-cell office:value-type="float" office:value="1.69397607467896" calcext:value-type="float">
            <text:p>1.69397607467896</text:p>
          </table:table-cell>
        </table:table-row>
        <table:table-row table:style-name="ro1">
          <table:table-cell table:number-columns-repeated="2"/>
          <table:table-cell office:value-type="float" office:value="1.69397607466981" calcext:value-type="float">
            <text:p>1.69397607466981</text:p>
          </table:table-cell>
        </table:table-row>
        <table:table-row table:style-name="ro1">
          <table:table-cell table:number-columns-repeated="2"/>
          <table:table-cell office:value-type="float" office:value="1.69397607466082" calcext:value-type="float">
            <text:p>1.69397607466082</text:p>
          </table:table-cell>
        </table:table-row>
        <table:table-row table:style-name="ro1">
          <table:table-cell table:number-columns-repeated="2"/>
          <table:table-cell office:value-type="float" office:value="1.69397607465198" calcext:value-type="float">
            <text:p>1.69397607465198</text:p>
          </table:table-cell>
        </table:table-row>
        <table:table-row table:style-name="ro1">
          <table:table-cell table:number-columns-repeated="2"/>
          <table:table-cell office:value-type="float" office:value="1.69397607464329" calcext:value-type="float">
            <text:p>1.69397607464329</text:p>
          </table:table-cell>
        </table:table-row>
        <table:table-row table:style-name="ro1">
          <table:table-cell table:number-columns-repeated="2"/>
          <table:table-cell office:value-type="float" office:value="1.69397607463476" calcext:value-type="float">
            <text:p>1.69397607463476</text:p>
          </table:table-cell>
        </table:table-row>
        <table:table-row table:style-name="ro1">
          <table:table-cell table:number-columns-repeated="2"/>
          <table:table-cell office:value-type="float" office:value="1.69397607462637" calcext:value-type="float">
            <text:p>1.69397607462637</text:p>
          </table:table-cell>
        </table:table-row>
        <table:table-row table:style-name="ro1">
          <table:table-cell table:number-columns-repeated="2"/>
          <table:table-cell office:value-type="float" office:value="1.69397607461812" calcext:value-type="float">
            <text:p>1.69397607461812</text:p>
          </table:table-cell>
        </table:table-row>
        <table:table-row table:style-name="ro1">
          <table:table-cell table:number-columns-repeated="2"/>
          <table:table-cell office:value-type="float" office:value="1.69397607461002" calcext:value-type="float">
            <text:p>1.69397607461002</text:p>
          </table:table-cell>
        </table:table-row>
        <table:table-row table:style-name="ro1">
          <table:table-cell table:number-columns-repeated="2"/>
          <table:table-cell office:value-type="float" office:value="1.69397607460206" calcext:value-type="float">
            <text:p>1.69397607460206</text:p>
          </table:table-cell>
        </table:table-row>
        <table:table-row table:style-name="ro1">
          <table:table-cell table:number-columns-repeated="2"/>
          <table:table-cell office:value-type="float" office:value="1.69397607459423" calcext:value-type="float">
            <text:p>1.69397607459423</text:p>
          </table:table-cell>
        </table:table-row>
        <table:table-row table:style-name="ro1">
          <table:table-cell table:number-columns-repeated="2"/>
          <table:table-cell office:value-type="float" office:value="1.69397607458654" calcext:value-type="float">
            <text:p>1.69397607458654</text:p>
          </table:table-cell>
        </table:table-row>
        <table:table-row table:style-name="ro1">
          <table:table-cell table:number-columns-repeated="2"/>
          <table:table-cell office:value-type="float" office:value="1.69397607457897" calcext:value-type="float">
            <text:p>1.69397607457897</text:p>
          </table:table-cell>
        </table:table-row>
        <table:table-row table:style-name="ro1">
          <table:table-cell table:number-columns-repeated="2"/>
          <table:table-cell office:value-type="float" office:value="1.69397607457154" calcext:value-type="float">
            <text:p>1.69397607457154</text:p>
          </table:table-cell>
        </table:table-row>
        <table:table-row table:style-name="ro1">
          <table:table-cell table:number-columns-repeated="2"/>
          <table:table-cell office:value-type="float" office:value="1.69397607456424" calcext:value-type="float">
            <text:p>1.69397607456424</text:p>
          </table:table-cell>
        </table:table-row>
        <table:table-row table:style-name="ro1">
          <table:table-cell table:number-columns-repeated="2"/>
          <table:table-cell office:value-type="float" office:value="1.69397607455706" calcext:value-type="float">
            <text:p>1.69397607455706</text:p>
          </table:table-cell>
        </table:table-row>
        <table:table-row table:style-name="ro1">
          <table:table-cell table:number-columns-repeated="2"/>
          <table:table-cell office:value-type="float" office:value="1.69397607455001" calcext:value-type="float">
            <text:p>1.69397607455001</text:p>
          </table:table-cell>
        </table:table-row>
        <table:table-row table:style-name="ro1">
          <table:table-cell table:number-columns-repeated="2"/>
          <table:table-cell office:value-type="float" office:value="1.69397607454308" calcext:value-type="float">
            <text:p>1.69397607454308</text:p>
          </table:table-cell>
        </table:table-row>
        <table:table-row table:style-name="ro1">
          <table:table-cell table:number-columns-repeated="2"/>
          <table:table-cell office:value-type="float" office:value="1.69397607453626" calcext:value-type="float">
            <text:p>1.69397607453626</text:p>
          </table:table-cell>
        </table:table-row>
        <table:table-row table:style-name="ro1">
          <table:table-cell table:number-columns-repeated="2"/>
          <table:table-cell office:value-type="float" office:value="1.69397607452957" calcext:value-type="float">
            <text:p>1.69397607452957</text:p>
          </table:table-cell>
        </table:table-row>
        <table:table-row table:style-name="ro1">
          <table:table-cell table:number-columns-repeated="2"/>
          <table:table-cell office:value-type="float" office:value="1.69397607452298" calcext:value-type="float">
            <text:p>1.69397607452298</text:p>
          </table:table-cell>
        </table:table-row>
        <table:table-row table:style-name="ro1">
          <table:table-cell table:number-columns-repeated="2"/>
          <table:table-cell office:value-type="float" office:value="1.69397607451652" calcext:value-type="float">
            <text:p>1.69397607451652</text:p>
          </table:table-cell>
        </table:table-row>
        <table:table-row table:style-name="ro1">
          <table:table-cell table:number-columns-repeated="2"/>
          <table:table-cell office:value-type="float" office:value="1.69397607451016" calcext:value-type="float">
            <text:p>1.69397607451016</text:p>
          </table:table-cell>
        </table:table-row>
        <table:table-row table:style-name="ro1">
          <table:table-cell table:number-columns-repeated="2"/>
          <table:table-cell office:value-type="float" office:value="1.69397607450391" calcext:value-type="float">
            <text:p>1.69397607450391</text:p>
          </table:table-cell>
        </table:table-row>
        <table:table-row table:style-name="ro1">
          <table:table-cell table:number-columns-repeated="2"/>
          <table:table-cell office:value-type="float" office:value="1.69397607449777" calcext:value-type="float">
            <text:p>1.69397607449777</text:p>
          </table:table-cell>
        </table:table-row>
        <table:table-row table:style-name="ro1">
          <table:table-cell table:number-columns-repeated="2"/>
          <table:table-cell office:value-type="float" office:value="1.69397607449174" calcext:value-type="float">
            <text:p>1.69397607449174</text:p>
          </table:table-cell>
        </table:table-row>
        <table:table-row table:style-name="ro1">
          <table:table-cell table:number-columns-repeated="2"/>
          <table:table-cell office:value-type="float" office:value="1.6939760744858" calcext:value-type="float">
            <text:p>1.6939760744858</text:p>
          </table:table-cell>
        </table:table-row>
        <table:table-row table:style-name="ro1">
          <table:table-cell table:number-columns-repeated="2"/>
          <table:table-cell office:value-type="float" office:value="1.69397607447998" calcext:value-type="float">
            <text:p>1.69397607447998</text:p>
          </table:table-cell>
        </table:table-row>
        <table:table-row table:style-name="ro1">
          <table:table-cell table:number-columns-repeated="2"/>
          <table:table-cell office:value-type="float" office:value="1.69397607447425" calcext:value-type="float">
            <text:p>1.69397607447425</text:p>
          </table:table-cell>
        </table:table-row>
        <table:table-row table:style-name="ro1">
          <table:table-cell table:number-columns-repeated="2"/>
          <table:table-cell office:value-type="float" office:value="1.69397607446862" calcext:value-type="float">
            <text:p>1.69397607446862</text:p>
          </table:table-cell>
        </table:table-row>
        <table:table-row table:style-name="ro1">
          <table:table-cell table:number-columns-repeated="2"/>
          <table:table-cell office:value-type="float" office:value="1.69397607446308" calcext:value-type="float">
            <text:p>1.69397607446308</text:p>
          </table:table-cell>
        </table:table-row>
        <table:table-row table:style-name="ro1">
          <table:table-cell table:number-columns-repeated="2"/>
          <table:table-cell office:value-type="float" office:value="1.69397607445764" calcext:value-type="float">
            <text:p>1.69397607445764</text:p>
          </table:table-cell>
        </table:table-row>
        <table:table-row table:style-name="ro1">
          <table:table-cell table:number-columns-repeated="2"/>
          <table:table-cell office:value-type="float" office:value="1.6939760744523" calcext:value-type="float">
            <text:p>1.6939760744523</text:p>
          </table:table-cell>
        </table:table-row>
        <table:table-row table:style-name="ro1">
          <table:table-cell table:number-columns-repeated="2"/>
          <table:table-cell office:value-type="float" office:value="1.69397607444704" calcext:value-type="float">
            <text:p>1.69397607444704</text:p>
          </table:table-cell>
        </table:table-row>
        <table:table-row table:style-name="ro1">
          <table:table-cell table:number-columns-repeated="2"/>
          <table:table-cell office:value-type="float" office:value="1.69397607444188" calcext:value-type="float">
            <text:p>1.69397607444188</text:p>
          </table:table-cell>
        </table:table-row>
        <table:table-row table:style-name="ro1">
          <table:table-cell table:number-columns-repeated="2"/>
          <table:table-cell office:value-type="float" office:value="1.69397607443681" calcext:value-type="float">
            <text:p>1.69397607443681</text:p>
          </table:table-cell>
        </table:table-row>
        <table:table-row table:style-name="ro1">
          <table:table-cell table:number-columns-repeated="2"/>
          <table:table-cell office:value-type="float" office:value="1.69397607443182" calcext:value-type="float">
            <text:p>1.69397607443182</text:p>
          </table:table-cell>
        </table:table-row>
        <table:table-row table:style-name="ro1">
          <table:table-cell table:number-columns-repeated="2"/>
          <table:table-cell office:value-type="float" office:value="1.69397607442692" calcext:value-type="float">
            <text:p>1.69397607442692</text:p>
          </table:table-cell>
        </table:table-row>
        <table:table-row table:style-name="ro1">
          <table:table-cell table:number-columns-repeated="2"/>
          <table:table-cell office:value-type="float" office:value="1.6939760744221" calcext:value-type="float">
            <text:p>1.6939760744221</text:p>
          </table:table-cell>
        </table:table-row>
        <table:table-row table:style-name="ro1">
          <table:table-cell table:number-columns-repeated="2"/>
          <table:table-cell office:value-type="float" office:value="1.69397607441737" calcext:value-type="float">
            <text:p>1.69397607441737</text:p>
          </table:table-cell>
        </table:table-row>
        <table:table-row table:style-name="ro1">
          <table:table-cell table:number-columns-repeated="2"/>
          <table:table-cell office:value-type="float" office:value="1.69397607441271" calcext:value-type="float">
            <text:p>1.69397607441271</text:p>
          </table:table-cell>
        </table:table-row>
        <table:table-row table:style-name="ro1">
          <table:table-cell table:number-columns-repeated="2"/>
          <table:table-cell office:value-type="float" office:value="1.69397607440814" calcext:value-type="float">
            <text:p>1.69397607440814</text:p>
          </table:table-cell>
        </table:table-row>
        <table:table-row table:style-name="ro1">
          <table:table-cell table:number-columns-repeated="2"/>
          <table:table-cell office:value-type="float" office:value="1.69397607440365" calcext:value-type="float">
            <text:p>1.69397607440365</text:p>
          </table:table-cell>
        </table:table-row>
        <table:table-row table:style-name="ro1">
          <table:table-cell table:number-columns-repeated="2"/>
          <table:table-cell office:value-type="float" office:value="1.69397607439923" calcext:value-type="float">
            <text:p>1.69397607439923</text:p>
          </table:table-cell>
        </table:table-row>
        <table:table-row table:style-name="ro1">
          <table:table-cell table:number-columns-repeated="2"/>
          <table:table-cell office:value-type="float" office:value="1.69397607439489" calcext:value-type="float">
            <text:p>1.69397607439489</text:p>
          </table:table-cell>
        </table:table-row>
        <table:table-row table:style-name="ro1">
          <table:table-cell table:number-columns-repeated="2"/>
          <table:table-cell office:value-type="float" office:value="1.69397607439062" calcext:value-type="float">
            <text:p>1.69397607439062</text:p>
          </table:table-cell>
        </table:table-row>
        <table:table-row table:style-name="ro1">
          <table:table-cell table:number-columns-repeated="2"/>
          <table:table-cell office:value-type="float" office:value="1.69397607438643" calcext:value-type="float">
            <text:p>1.69397607438643</text:p>
          </table:table-cell>
        </table:table-row>
        <table:table-row table:style-name="ro1">
          <table:table-cell table:number-columns-repeated="2"/>
          <table:table-cell office:value-type="float" office:value="1.69397607438231" calcext:value-type="float">
            <text:p>1.69397607438231</text:p>
          </table:table-cell>
        </table:table-row>
        <table:table-row table:style-name="ro1">
          <table:table-cell table:number-columns-repeated="2"/>
          <table:table-cell office:value-type="float" office:value="1.69397607437826" calcext:value-type="float">
            <text:p>1.69397607437826</text:p>
          </table:table-cell>
        </table:table-row>
        <table:table-row table:style-name="ro1">
          <table:table-cell table:number-columns-repeated="2"/>
          <table:table-cell office:value-type="float" office:value="1.69397607437428" calcext:value-type="float">
            <text:p>1.69397607437428</text:p>
          </table:table-cell>
        </table:table-row>
        <table:table-row table:style-name="ro1">
          <table:table-cell table:number-columns-repeated="2"/>
          <table:table-cell office:value-type="float" office:value="1.69397607437036" calcext:value-type="float">
            <text:p>1.69397607437036</text:p>
          </table:table-cell>
        </table:table-row>
        <table:table-row table:style-name="ro1">
          <table:table-cell table:number-columns-repeated="2"/>
          <table:table-cell office:value-type="float" office:value="1.69397607436652" calcext:value-type="float">
            <text:p>1.69397607436652</text:p>
          </table:table-cell>
        </table:table-row>
        <table:table-row table:style-name="ro1">
          <table:table-cell table:number-columns-repeated="2"/>
          <table:table-cell office:value-type="float" office:value="1.69397607436274" calcext:value-type="float">
            <text:p>1.69397607436274</text:p>
          </table:table-cell>
        </table:table-row>
        <table:table-row table:style-name="ro1">
          <table:table-cell table:number-columns-repeated="2"/>
          <table:table-cell office:value-type="float" office:value="1.69397607435903" calcext:value-type="float">
            <text:p>1.69397607435903</text:p>
          </table:table-cell>
        </table:table-row>
        <table:table-row table:style-name="ro1">
          <table:table-cell table:number-columns-repeated="2"/>
          <table:table-cell office:value-type="float" office:value="1.69397607435538" calcext:value-type="float">
            <text:p>1.69397607435538</text:p>
          </table:table-cell>
        </table:table-row>
        <table:table-row table:style-name="ro1">
          <table:table-cell table:number-columns-repeated="2"/>
          <table:table-cell office:value-type="float" office:value="1.69397607435179" calcext:value-type="float">
            <text:p>1.69397607435179</text:p>
          </table:table-cell>
        </table:table-row>
        <table:table-row table:style-name="ro1">
          <table:table-cell table:number-columns-repeated="2"/>
          <table:table-cell office:value-type="float" office:value="1.69397607434826" calcext:value-type="float">
            <text:p>1.69397607434826</text:p>
          </table:table-cell>
        </table:table-row>
        <table:table-row table:style-name="ro1">
          <table:table-cell table:number-columns-repeated="2"/>
          <table:table-cell office:value-type="float" office:value="1.6939760743448" calcext:value-type="float">
            <text:p>1.6939760743448</text:p>
          </table:table-cell>
        </table:table-row>
        <table:table-row table:style-name="ro1">
          <table:table-cell table:number-columns-repeated="2"/>
          <table:table-cell office:value-type="float" office:value="1.69397607434139" calcext:value-type="float">
            <text:p>1.69397607434139</text:p>
          </table:table-cell>
        </table:table-row>
        <table:table-row table:style-name="ro1">
          <table:table-cell table:number-columns-repeated="2"/>
          <table:table-cell office:value-type="float" office:value="1.69397607433804" calcext:value-type="float">
            <text:p>1.69397607433804</text:p>
          </table:table-cell>
        </table:table-row>
        <table:table-row table:style-name="ro1">
          <table:table-cell table:number-columns-repeated="2"/>
          <table:table-cell office:value-type="float" office:value="1.69397607433475" calcext:value-type="float">
            <text:p>1.69397607433475</text:p>
          </table:table-cell>
        </table:table-row>
        <table:table-row table:style-name="ro1">
          <table:table-cell table:number-columns-repeated="2"/>
          <table:table-cell office:value-type="float" office:value="1.69397607433152" calcext:value-type="float">
            <text:p>1.69397607433152</text:p>
          </table:table-cell>
        </table:table-row>
        <table:table-row table:style-name="ro1">
          <table:table-cell table:number-columns-repeated="2"/>
          <table:table-cell office:value-type="float" office:value="1.69397607432834" calcext:value-type="float">
            <text:p>1.69397607432834</text:p>
          </table:table-cell>
        </table:table-row>
        <table:table-row table:style-name="ro1">
          <table:table-cell table:number-columns-repeated="2"/>
          <table:table-cell office:value-type="float" office:value="1.69397607432522" calcext:value-type="float">
            <text:p>1.69397607432522</text:p>
          </table:table-cell>
        </table:table-row>
        <table:table-row table:style-name="ro1">
          <table:table-cell table:number-columns-repeated="2"/>
          <table:table-cell office:value-type="float" office:value="1.69397607432215" calcext:value-type="float">
            <text:p>1.69397607432215</text:p>
          </table:table-cell>
        </table:table-row>
        <table:table-row table:style-name="ro1">
          <table:table-cell table:number-columns-repeated="2"/>
          <table:table-cell office:value-type="float" office:value="1.69397607431914" calcext:value-type="float">
            <text:p>1.69397607431914</text:p>
          </table:table-cell>
        </table:table-row>
        <table:table-row table:style-name="ro1">
          <table:table-cell table:number-columns-repeated="2"/>
          <table:table-cell office:value-type="float" office:value="1.69397607431617" calcext:value-type="float">
            <text:p>1.69397607431617</text:p>
          </table:table-cell>
        </table:table-row>
        <table:table-row table:style-name="ro1">
          <table:table-cell table:number-columns-repeated="2"/>
          <table:table-cell office:value-type="float" office:value="1.69397607431326" calcext:value-type="float">
            <text:p>1.69397607431326</text:p>
          </table:table-cell>
        </table:table-row>
        <table:table-row table:style-name="ro1">
          <table:table-cell table:number-columns-repeated="2"/>
          <table:table-cell office:value-type="float" office:value="1.69397607431039" calcext:value-type="float">
            <text:p>1.69397607431039</text:p>
          </table:table-cell>
        </table:table-row>
        <table:table-row table:style-name="ro1">
          <table:table-cell table:number-columns-repeated="2"/>
          <table:table-cell office:value-type="float" office:value="1.69397607430758" calcext:value-type="float">
            <text:p>1.69397607430758</text:p>
          </table:table-cell>
        </table:table-row>
        <table:table-row table:style-name="ro1">
          <table:table-cell table:number-columns-repeated="2"/>
          <table:table-cell office:value-type="float" office:value="1.69397607430481" calcext:value-type="float">
            <text:p>1.69397607430481</text:p>
          </table:table-cell>
        </table:table-row>
        <table:table-row table:style-name="ro1">
          <table:table-cell table:number-columns-repeated="2"/>
          <table:table-cell office:value-type="float" office:value="1.69397607430209" calcext:value-type="float">
            <text:p>1.69397607430209</text:p>
          </table:table-cell>
        </table:table-row>
        <table:table-row table:style-name="ro1">
          <table:table-cell table:number-columns-repeated="2"/>
          <table:table-cell office:value-type="float" office:value="1.69397607429942" calcext:value-type="float">
            <text:p>1.69397607429942</text:p>
          </table:table-cell>
        </table:table-row>
        <table:table-row table:style-name="ro1">
          <table:table-cell table:number-columns-repeated="2"/>
          <table:table-cell office:value-type="float" office:value="1.6939760742968" calcext:value-type="float">
            <text:p>1.6939760742968</text:p>
          </table:table-cell>
        </table:table-row>
        <table:table-row table:style-name="ro1">
          <table:table-cell table:number-columns-repeated="2"/>
          <table:table-cell office:value-type="float" office:value="1.69397607429422" calcext:value-type="float">
            <text:p>1.69397607429422</text:p>
          </table:table-cell>
        </table:table-row>
        <table:table-row table:style-name="ro1">
          <table:table-cell table:number-columns-repeated="2"/>
          <table:table-cell office:value-type="float" office:value="1.69397607429168" calcext:value-type="float">
            <text:p>1.69397607429168</text:p>
          </table:table-cell>
        </table:table-row>
        <table:table-row table:style-name="ro1">
          <table:table-cell table:number-columns-repeated="2"/>
          <table:table-cell office:value-type="float" office:value="1.69397607428919" calcext:value-type="float">
            <text:p>1.69397607428919</text:p>
          </table:table-cell>
        </table:table-row>
        <table:table-row table:style-name="ro1">
          <table:table-cell table:number-columns-repeated="2"/>
          <table:table-cell office:value-type="float" office:value="1.69397607428674" calcext:value-type="float">
            <text:p>1.69397607428674</text:p>
          </table:table-cell>
        </table:table-row>
        <table:table-row table:style-name="ro1">
          <table:table-cell table:number-columns-repeated="2"/>
          <table:table-cell office:value-type="float" office:value="1.69397607428433" calcext:value-type="float">
            <text:p>1.69397607428433</text:p>
          </table:table-cell>
        </table:table-row>
        <table:table-row table:style-name="ro1">
          <table:table-cell table:number-columns-repeated="2"/>
          <table:table-cell office:value-type="float" office:value="1.69397607428196" calcext:value-type="float">
            <text:p>1.69397607428196</text:p>
          </table:table-cell>
        </table:table-row>
        <table:table-row table:style-name="ro1">
          <table:table-cell table:number-columns-repeated="2"/>
          <table:table-cell office:value-type="float" office:value="1.69397607427964" calcext:value-type="float">
            <text:p>1.69397607427964</text:p>
          </table:table-cell>
        </table:table-row>
        <table:table-row table:style-name="ro1">
          <table:table-cell table:number-columns-repeated="2"/>
          <table:table-cell office:value-type="float" office:value="1.69397607427735" calcext:value-type="float">
            <text:p>1.69397607427735</text:p>
          </table:table-cell>
        </table:table-row>
        <table:table-row table:style-name="ro1">
          <table:table-cell table:number-columns-repeated="2"/>
          <table:table-cell office:value-type="float" office:value="1.69397607427511" calcext:value-type="float">
            <text:p>1.69397607427511</text:p>
          </table:table-cell>
        </table:table-row>
        <table:table-row table:style-name="ro1">
          <table:table-cell table:number-columns-repeated="2"/>
          <table:table-cell office:value-type="float" office:value="1.6939760742729" calcext:value-type="float">
            <text:p>1.6939760742729</text:p>
          </table:table-cell>
        </table:table-row>
        <table:table-row table:style-name="ro1">
          <table:table-cell table:number-columns-repeated="2"/>
          <table:table-cell office:value-type="float" office:value="1.69397607427073" calcext:value-type="float">
            <text:p>1.69397607427073</text:p>
          </table:table-cell>
        </table:table-row>
        <table:table-row table:style-name="ro1">
          <table:table-cell table:number-columns-repeated="2"/>
          <table:table-cell office:value-type="float" office:value="1.6939760742686" calcext:value-type="float">
            <text:p>1.6939760742686</text:p>
          </table:table-cell>
        </table:table-row>
        <table:table-row table:style-name="ro1">
          <table:table-cell table:number-columns-repeated="2"/>
          <table:table-cell office:value-type="float" office:value="1.6939760742665" calcext:value-type="float">
            <text:p>1.6939760742665</text:p>
          </table:table-cell>
        </table:table-row>
        <table:table-row table:style-name="ro1">
          <table:table-cell table:number-columns-repeated="2"/>
          <table:table-cell office:value-type="float" office:value="1.69397607426444" calcext:value-type="float">
            <text:p>1.69397607426444</text:p>
          </table:table-cell>
        </table:table-row>
        <table:table-row table:style-name="ro1">
          <table:table-cell table:number-columns-repeated="2"/>
          <table:table-cell office:value-type="float" office:value="1.69397607426242" calcext:value-type="float">
            <text:p>1.69397607426242</text:p>
          </table:table-cell>
        </table:table-row>
        <table:table-row table:style-name="ro1">
          <table:table-cell table:number-columns-repeated="2"/>
          <table:table-cell office:value-type="float" office:value="1.69397607426043" calcext:value-type="float">
            <text:p>1.69397607426043</text:p>
          </table:table-cell>
        </table:table-row>
        <table:table-row table:style-name="ro1">
          <table:table-cell table:number-columns-repeated="2"/>
          <table:table-cell office:value-type="float" office:value="1.69397607425847" calcext:value-type="float">
            <text:p>1.69397607425847</text:p>
          </table:table-cell>
        </table:table-row>
        <table:table-row table:style-name="ro1">
          <table:table-cell table:number-columns-repeated="2"/>
          <table:table-cell office:value-type="float" office:value="1.69397607425655" calcext:value-type="float">
            <text:p>1.69397607425655</text:p>
          </table:table-cell>
        </table:table-row>
        <table:table-row table:style-name="ro1">
          <table:table-cell table:number-columns-repeated="2"/>
          <table:table-cell office:value-type="float" office:value="1.69397607425466" calcext:value-type="float">
            <text:p>1.69397607425466</text:p>
          </table:table-cell>
        </table:table-row>
        <table:table-row table:style-name="ro1">
          <table:table-cell table:number-columns-repeated="2"/>
          <table:table-cell office:value-type="float" office:value="1.6939760742528" calcext:value-type="float">
            <text:p>1.6939760742528</text:p>
          </table:table-cell>
        </table:table-row>
        <table:table-row table:style-name="ro1">
          <table:table-cell table:number-columns-repeated="2"/>
          <table:table-cell office:value-type="float" office:value="1.69397607425098" calcext:value-type="float">
            <text:p>1.69397607425098</text:p>
          </table:table-cell>
        </table:table-row>
        <table:table-row table:style-name="ro1">
          <table:table-cell table:number-columns-repeated="2"/>
          <table:table-cell office:value-type="float" office:value="1.69397607424919" calcext:value-type="float">
            <text:p>1.69397607424919</text:p>
          </table:table-cell>
        </table:table-row>
        <table:table-row table:style-name="ro1">
          <table:table-cell table:number-columns-repeated="2"/>
          <table:table-cell office:value-type="float" office:value="1.69397607424742" calcext:value-type="float">
            <text:p>1.69397607424742</text:p>
          </table:table-cell>
        </table:table-row>
        <table:table-row table:style-name="ro1">
          <table:table-cell table:number-columns-repeated="2"/>
          <table:table-cell office:value-type="float" office:value="1.69397607424569" calcext:value-type="float">
            <text:p>1.69397607424569</text:p>
          </table:table-cell>
        </table:table-row>
        <table:table-row table:style-name="ro1">
          <table:table-cell table:number-columns-repeated="2"/>
          <table:table-cell office:value-type="float" office:value="1.69397607424399" calcext:value-type="float">
            <text:p>1.69397607424399</text:p>
          </table:table-cell>
        </table:table-row>
        <table:table-row table:style-name="ro1">
          <table:table-cell table:number-columns-repeated="2"/>
          <table:table-cell office:value-type="float" office:value="1.69397607424232" calcext:value-type="float">
            <text:p>1.69397607424232</text:p>
          </table:table-cell>
        </table:table-row>
        <table:table-row table:style-name="ro1">
          <table:table-cell table:number-columns-repeated="2"/>
          <table:table-cell office:value-type="float" office:value="1.69397607424067" calcext:value-type="float">
            <text:p>1.69397607424067</text:p>
          </table:table-cell>
        </table:table-row>
        <table:table-row table:style-name="ro1">
          <table:table-cell table:number-columns-repeated="2"/>
          <table:table-cell office:value-type="float" office:value="1.69397607423906" calcext:value-type="float">
            <text:p>1.69397607423906</text:p>
          </table:table-cell>
        </table:table-row>
        <table:table-row table:style-name="ro1">
          <table:table-cell table:number-columns-repeated="2"/>
          <table:table-cell office:value-type="float" office:value="1.69397607423747" calcext:value-type="float">
            <text:p>1.69397607423747</text:p>
          </table:table-cell>
        </table:table-row>
        <table:table-row table:style-name="ro1">
          <table:table-cell table:number-columns-repeated="2"/>
          <table:table-cell office:value-type="float" office:value="1.69397607423591" calcext:value-type="float">
            <text:p>1.69397607423591</text:p>
          </table:table-cell>
        </table:table-row>
        <table:table-row table:style-name="ro1">
          <table:table-cell table:number-columns-repeated="2"/>
          <table:table-cell office:value-type="float" office:value="1.69397607423437" calcext:value-type="float">
            <text:p>1.69397607423437</text:p>
          </table:table-cell>
        </table:table-row>
        <table:table-row table:style-name="ro1">
          <table:table-cell table:number-columns-repeated="2"/>
          <table:table-cell office:value-type="float" office:value="1.69397607423287" calcext:value-type="float">
            <text:p>1.69397607423287</text:p>
          </table:table-cell>
        </table:table-row>
        <table:table-row table:style-name="ro1">
          <table:table-cell table:number-columns-repeated="2"/>
          <table:table-cell office:value-type="float" office:value="1.69397607423138" calcext:value-type="float">
            <text:p>1.69397607423138</text:p>
          </table:table-cell>
        </table:table-row>
        <table:table-row table:style-name="ro1">
          <table:table-cell table:number-columns-repeated="2"/>
          <table:table-cell office:value-type="float" office:value="1.69397607422993" calcext:value-type="float">
            <text:p>1.69397607422993</text:p>
          </table:table-cell>
        </table:table-row>
        <table:table-row table:style-name="ro1">
          <table:table-cell table:number-columns-repeated="2"/>
          <table:table-cell office:value-type="float" office:value="1.6939760742285" calcext:value-type="float">
            <text:p>1.6939760742285</text:p>
          </table:table-cell>
        </table:table-row>
        <table:table-row table:style-name="ro1">
          <table:table-cell table:number-columns-repeated="2"/>
          <table:table-cell office:value-type="float" office:value="1.69397607422709" calcext:value-type="float">
            <text:p>1.69397607422709</text:p>
          </table:table-cell>
        </table:table-row>
        <table:table-row table:style-name="ro1">
          <table:table-cell table:number-columns-repeated="2"/>
          <table:table-cell office:value-type="float" office:value="1.69397607422571" calcext:value-type="float">
            <text:p>1.69397607422571</text:p>
          </table:table-cell>
        </table:table-row>
        <table:table-row table:style-name="ro1">
          <table:table-cell table:number-columns-repeated="2"/>
          <table:table-cell office:value-type="float" office:value="1.69397607422435" calcext:value-type="float">
            <text:p>1.69397607422435</text:p>
          </table:table-cell>
        </table:table-row>
        <table:table-row table:style-name="ro1">
          <table:table-cell table:number-columns-repeated="2"/>
          <table:table-cell office:value-type="float" office:value="1.69397607422301" calcext:value-type="float">
            <text:p>1.69397607422301</text:p>
          </table:table-cell>
        </table:table-row>
        <table:table-row table:style-name="ro1">
          <table:table-cell table:number-columns-repeated="2"/>
          <table:table-cell office:value-type="float" office:value="1.6939760742217" calcext:value-type="float">
            <text:p>1.6939760742217</text:p>
          </table:table-cell>
        </table:table-row>
        <table:table-row table:style-name="ro1">
          <table:table-cell table:number-columns-repeated="2"/>
          <table:table-cell office:value-type="float" office:value="1.69397607422041" calcext:value-type="float">
            <text:p>1.69397607422041</text:p>
          </table:table-cell>
        </table:table-row>
        <table:table-row table:style-name="ro1">
          <table:table-cell table:number-columns-repeated="2"/>
          <table:table-cell office:value-type="float" office:value="1.69397607421914" calcext:value-type="float">
            <text:p>1.69397607421914</text:p>
          </table:table-cell>
        </table:table-row>
        <table:table-row table:style-name="ro1">
          <table:table-cell table:number-columns-repeated="2"/>
          <table:table-cell office:value-type="float" office:value="1.6939760742179" calcext:value-type="float">
            <text:p>1.6939760742179</text:p>
          </table:table-cell>
        </table:table-row>
        <table:table-row table:style-name="ro1">
          <table:table-cell table:number-columns-repeated="2"/>
          <table:table-cell office:value-type="float" office:value="1.69397607421667" calcext:value-type="float">
            <text:p>1.69397607421667</text:p>
          </table:table-cell>
        </table:table-row>
        <table:table-row table:style-name="ro1">
          <table:table-cell table:number-columns-repeated="2"/>
          <table:table-cell office:value-type="float" office:value="1.69397607421547" calcext:value-type="float">
            <text:p>1.69397607421547</text:p>
          </table:table-cell>
        </table:table-row>
        <table:table-row table:style-name="ro1">
          <table:table-cell table:number-columns-repeated="2"/>
          <table:table-cell office:value-type="float" office:value="1.69397607421429" calcext:value-type="float">
            <text:p>1.69397607421429</text:p>
          </table:table-cell>
        </table:table-row>
        <table:table-row table:style-name="ro1">
          <table:table-cell table:number-columns-repeated="2"/>
          <table:table-cell office:value-type="float" office:value="1.69397607421312" calcext:value-type="float">
            <text:p>1.69397607421312</text:p>
          </table:table-cell>
        </table:table-row>
        <table:table-row table:style-name="ro1">
          <table:table-cell table:number-columns-repeated="2"/>
          <table:table-cell office:value-type="float" office:value="1.69397607421198" calcext:value-type="float">
            <text:p>1.69397607421198</text:p>
          </table:table-cell>
        </table:table-row>
        <table:table-row table:style-name="ro1">
          <table:table-cell table:number-columns-repeated="2"/>
          <table:table-cell office:value-type="float" office:value="1.69397607421086" calcext:value-type="float">
            <text:p>1.69397607421086</text:p>
          </table:table-cell>
        </table:table-row>
        <table:table-row table:style-name="ro1">
          <table:table-cell table:number-columns-repeated="2"/>
          <table:table-cell office:value-type="float" office:value="1.69397607420975" calcext:value-type="float">
            <text:p>1.69397607420975</text:p>
          </table:table-cell>
        </table:table-row>
        <table:table-row table:style-name="ro1">
          <table:table-cell table:number-columns-repeated="2"/>
          <table:table-cell office:value-type="float" office:value="1.69397607420867" calcext:value-type="float">
            <text:p>1.69397607420867</text:p>
          </table:table-cell>
        </table:table-row>
        <table:table-row table:style-name="ro1">
          <table:table-cell table:number-columns-repeated="2"/>
          <table:table-cell office:value-type="float" office:value="1.6939760742076" calcext:value-type="float">
            <text:p>1.6939760742076</text:p>
          </table:table-cell>
        </table:table-row>
        <table:table-row table:style-name="ro1">
          <table:table-cell table:number-columns-repeated="2"/>
          <table:table-cell office:value-type="float" office:value="1.69397607420656" calcext:value-type="float">
            <text:p>1.69397607420656</text:p>
          </table:table-cell>
        </table:table-row>
        <table:table-row table:style-name="ro1">
          <table:table-cell table:number-columns-repeated="2"/>
          <table:table-cell office:value-type="float" office:value="1.69397607420553" calcext:value-type="float">
            <text:p>1.69397607420553</text:p>
          </table:table-cell>
        </table:table-row>
        <table:table-row table:style-name="ro1">
          <table:table-cell table:number-columns-repeated="2"/>
          <table:table-cell office:value-type="float" office:value="1.69397607420452" calcext:value-type="float">
            <text:p>1.69397607420452</text:p>
          </table:table-cell>
        </table:table-row>
        <table:table-row table:style-name="ro1">
          <table:table-cell table:number-columns-repeated="2"/>
          <table:table-cell office:value-type="float" office:value="1.69397607420352" calcext:value-type="float">
            <text:p>1.69397607420352</text:p>
          </table:table-cell>
        </table:table-row>
        <table:table-row table:style-name="ro1">
          <table:table-cell table:number-columns-repeated="2"/>
          <table:table-cell office:value-type="float" office:value="1.69397607420254" calcext:value-type="float">
            <text:p>1.69397607420254</text:p>
          </table:table-cell>
        </table:table-row>
        <table:table-row table:style-name="ro1">
          <table:table-cell table:number-columns-repeated="2"/>
          <table:table-cell office:value-type="float" office:value="1.69397607420158" calcext:value-type="float">
            <text:p>1.69397607420158</text:p>
          </table:table-cell>
        </table:table-row>
        <table:table-row table:style-name="ro1">
          <table:table-cell table:number-columns-repeated="2"/>
          <table:table-cell office:value-type="float" office:value="1.69397607420064" calcext:value-type="float">
            <text:p>1.69397607420064</text:p>
          </table:table-cell>
        </table:table-row>
        <table:table-row table:style-name="ro1">
          <table:table-cell table:number-columns-repeated="2"/>
          <table:table-cell office:value-type="float" office:value="1.69397607419971" calcext:value-type="float">
            <text:p>1.69397607419971</text:p>
          </table:table-cell>
        </table:table-row>
        <table:table-row table:style-name="ro1">
          <table:table-cell table:number-columns-repeated="2"/>
          <table:table-cell office:value-type="float" office:value="1.6939760741988" calcext:value-type="float">
            <text:p>1.6939760741988</text:p>
          </table:table-cell>
        </table:table-row>
        <table:table-row table:style-name="ro1">
          <table:table-cell table:number-columns-repeated="2"/>
          <table:table-cell office:value-type="float" office:value="1.6939760741979" calcext:value-type="float">
            <text:p>1.6939760741979</text:p>
          </table:table-cell>
        </table:table-row>
        <table:table-row table:style-name="ro1">
          <table:table-cell table:number-columns-repeated="2"/>
          <table:table-cell office:value-type="float" office:value="1.69397607419702" calcext:value-type="float">
            <text:p>1.69397607419702</text:p>
          </table:table-cell>
        </table:table-row>
        <table:table-row table:style-name="ro1">
          <table:table-cell table:number-columns-repeated="2"/>
          <table:table-cell office:value-type="float" office:value="1.69397607419616" calcext:value-type="float">
            <text:p>1.69397607419616</text:p>
          </table:table-cell>
        </table:table-row>
        <table:table-row table:style-name="ro1">
          <table:table-cell table:number-columns-repeated="2"/>
          <table:table-cell office:value-type="float" office:value="1.69397607419531" calcext:value-type="float">
            <text:p>1.69397607419531</text:p>
          </table:table-cell>
        </table:table-row>
        <table:table-row table:style-name="ro1">
          <table:table-cell table:number-columns-repeated="2"/>
          <table:table-cell office:value-type="float" office:value="1.69397607419447" calcext:value-type="float">
            <text:p>1.69397607419447</text:p>
          </table:table-cell>
        </table:table-row>
        <table:table-row table:style-name="ro1">
          <table:table-cell table:number-columns-repeated="2"/>
          <table:table-cell office:value-type="float" office:value="1.69397607419365" calcext:value-type="float">
            <text:p>1.69397607419365</text:p>
          </table:table-cell>
        </table:table-row>
        <table:table-row table:style-name="ro1">
          <table:table-cell table:number-columns-repeated="2"/>
          <table:table-cell office:value-type="float" office:value="1.69397607419284" calcext:value-type="float">
            <text:p>1.69397607419284</text:p>
          </table:table-cell>
        </table:table-row>
        <table:table-row table:style-name="ro1">
          <table:table-cell table:number-columns-repeated="2"/>
          <table:table-cell office:value-type="float" office:value="1.69397607419205" calcext:value-type="float">
            <text:p>1.69397607419205</text:p>
          </table:table-cell>
        </table:table-row>
        <table:table-row table:style-name="ro1">
          <table:table-cell table:number-columns-repeated="2"/>
          <table:table-cell office:value-type="float" office:value="1.69397607419127" calcext:value-type="float">
            <text:p>1.69397607419127</text:p>
          </table:table-cell>
        </table:table-row>
        <table:table-row table:style-name="ro1">
          <table:table-cell table:number-columns-repeated="2"/>
          <table:table-cell office:value-type="float" office:value="1.6939760741905" calcext:value-type="float">
            <text:p>1.6939760741905</text:p>
          </table:table-cell>
        </table:table-row>
        <table:table-row table:style-name="ro1">
          <table:table-cell table:number-columns-repeated="2"/>
          <table:table-cell office:value-type="float" office:value="1.69397607418975" calcext:value-type="float">
            <text:p>1.69397607418975</text:p>
          </table:table-cell>
        </table:table-row>
        <table:table-row table:style-name="ro1">
          <table:table-cell table:number-columns-repeated="2"/>
          <table:table-cell office:value-type="float" office:value="1.693976074189" calcext:value-type="float">
            <text:p>1.693976074189</text:p>
          </table:table-cell>
        </table:table-row>
        <table:table-row table:style-name="ro1">
          <table:table-cell table:number-columns-repeated="2"/>
          <table:table-cell office:value-type="float" office:value="1.69397607418828" calcext:value-type="float">
            <text:p>1.69397607418828</text:p>
          </table:table-cell>
        </table:table-row>
        <table:table-row table:style-name="ro1">
          <table:table-cell table:number-columns-repeated="2"/>
          <table:table-cell office:value-type="float" office:value="1.69397607418756" calcext:value-type="float">
            <text:p>1.69397607418756</text:p>
          </table:table-cell>
        </table:table-row>
        <table:table-row table:style-name="ro1">
          <table:table-cell table:number-columns-repeated="2"/>
          <table:table-cell office:value-type="float" office:value="1.69397607418686" calcext:value-type="float">
            <text:p>1.69397607418686</text:p>
          </table:table-cell>
        </table:table-row>
        <table:table-row table:style-name="ro1">
          <table:table-cell table:number-columns-repeated="2"/>
          <table:table-cell office:value-type="float" office:value="1.69397607418617" calcext:value-type="float">
            <text:p>1.69397607418617</text:p>
          </table:table-cell>
        </table:table-row>
        <table:table-row table:style-name="ro1">
          <table:table-cell table:number-columns-repeated="2"/>
          <table:table-cell office:value-type="float" office:value="1.69397607418549" calcext:value-type="float">
            <text:p>1.69397607418549</text:p>
          </table:table-cell>
        </table:table-row>
        <table:table-row table:style-name="ro1">
          <table:table-cell table:number-columns-repeated="2"/>
          <table:table-cell office:value-type="float" office:value="1.69397607418482" calcext:value-type="float">
            <text:p>1.69397607418482</text:p>
          </table:table-cell>
        </table:table-row>
        <table:table-row table:style-name="ro1">
          <table:table-cell table:number-columns-repeated="2"/>
          <table:table-cell office:value-type="float" office:value="1.69397607418416" calcext:value-type="float">
            <text:p>1.69397607418416</text:p>
          </table:table-cell>
        </table:table-row>
        <table:table-row table:style-name="ro1">
          <table:table-cell table:number-columns-repeated="2"/>
          <table:table-cell office:value-type="float" office:value="1.69397607418352" calcext:value-type="float">
            <text:p>1.69397607418352</text:p>
          </table:table-cell>
        </table:table-row>
        <table:table-row table:style-name="ro1">
          <table:table-cell table:number-columns-repeated="2"/>
          <table:table-cell office:value-type="float" office:value="1.69397607418289" calcext:value-type="float">
            <text:p>1.69397607418289</text:p>
          </table:table-cell>
        </table:table-row>
        <table:table-row table:style-name="ro1">
          <table:table-cell table:number-columns-repeated="2"/>
          <table:table-cell office:value-type="float" office:value="1.69397607418226" calcext:value-type="float">
            <text:p>1.69397607418226</text:p>
          </table:table-cell>
        </table:table-row>
        <table:table-row table:style-name="ro1">
          <table:table-cell table:number-columns-repeated="2"/>
          <table:table-cell office:value-type="float" office:value="1.69397607418165" calcext:value-type="float">
            <text:p>1.69397607418165</text:p>
          </table:table-cell>
        </table:table-row>
        <table:table-row table:style-name="ro1">
          <table:table-cell table:number-columns-repeated="2"/>
          <table:table-cell office:value-type="float" office:value="1.69397607418105" calcext:value-type="float">
            <text:p>1.69397607418105</text:p>
          </table:table-cell>
        </table:table-row>
        <table:table-row table:style-name="ro1">
          <table:table-cell table:number-columns-repeated="2"/>
          <table:table-cell office:value-type="float" office:value="1.69397607418046" calcext:value-type="float">
            <text:p>1.69397607418046</text:p>
          </table:table-cell>
        </table:table-row>
        <table:table-row table:style-name="ro1">
          <table:table-cell table:number-columns-repeated="2"/>
          <table:table-cell office:value-type="float" office:value="1.69397607417988" calcext:value-type="float">
            <text:p>1.69397607417988</text:p>
          </table:table-cell>
        </table:table-row>
        <table:table-row table:style-name="ro1">
          <table:table-cell table:number-columns-repeated="2"/>
          <table:table-cell office:value-type="float" office:value="1.69397607417931" calcext:value-type="float">
            <text:p>1.69397607417931</text:p>
          </table:table-cell>
        </table:table-row>
        <table:table-row table:style-name="ro1">
          <table:table-cell table:number-columns-repeated="2"/>
          <table:table-cell office:value-type="float" office:value="1.69397607417875" calcext:value-type="float">
            <text:p>1.69397607417875</text:p>
          </table:table-cell>
        </table:table-row>
        <table:table-row table:style-name="ro1">
          <table:table-cell table:number-columns-repeated="2"/>
          <table:table-cell office:value-type="float" office:value="1.69397607417819" calcext:value-type="float">
            <text:p>1.69397607417819</text:p>
          </table:table-cell>
        </table:table-row>
        <table:table-row table:style-name="ro1">
          <table:table-cell table:number-columns-repeated="2"/>
          <table:table-cell office:value-type="float" office:value="1.69397607417765" calcext:value-type="float">
            <text:p>1.69397607417765</text:p>
          </table:table-cell>
        </table:table-row>
        <table:table-row table:style-name="ro1">
          <table:table-cell table:number-columns-repeated="2"/>
          <table:table-cell office:value-type="float" office:value="1.69397607417712" calcext:value-type="float">
            <text:p>1.69397607417712</text:p>
          </table:table-cell>
        </table:table-row>
        <table:table-row table:style-name="ro1">
          <table:table-cell table:number-columns-repeated="2"/>
          <table:table-cell office:value-type="float" office:value="1.6939760741766" calcext:value-type="float">
            <text:p>1.6939760741766</text:p>
          </table:table-cell>
        </table:table-row>
        <table:table-row table:style-name="ro1">
          <table:table-cell table:number-columns-repeated="2"/>
          <table:table-cell office:value-type="float" office:value="1.69397607417608" calcext:value-type="float">
            <text:p>1.69397607417608</text:p>
          </table:table-cell>
        </table:table-row>
        <table:table-row table:style-name="ro1">
          <table:table-cell table:number-columns-repeated="2"/>
          <table:table-cell office:value-type="float" office:value="1.69397607417558" calcext:value-type="float">
            <text:p>1.69397607417558</text:p>
          </table:table-cell>
        </table:table-row>
        <table:table-row table:style-name="ro1">
          <table:table-cell table:number-columns-repeated="2"/>
          <table:table-cell office:value-type="float" office:value="1.69397607417508" calcext:value-type="float">
            <text:p>1.69397607417508</text:p>
          </table:table-cell>
        </table:table-row>
        <table:table-row table:style-name="ro1">
          <table:table-cell table:number-columns-repeated="2"/>
          <table:table-cell office:value-type="float" office:value="1.69397607417459" calcext:value-type="float">
            <text:p>1.69397607417459</text:p>
          </table:table-cell>
        </table:table-row>
        <table:table-row table:style-name="ro1">
          <table:table-cell table:number-columns-repeated="2"/>
          <table:table-cell office:value-type="float" office:value="1.69397607417411" calcext:value-type="float">
            <text:p>1.69397607417411</text:p>
          </table:table-cell>
        </table:table-row>
        <table:table-row table:style-name="ro1">
          <table:table-cell table:number-columns-repeated="2"/>
          <table:table-cell office:value-type="float" office:value="1.69397607417364" calcext:value-type="float">
            <text:p>1.69397607417364</text:p>
          </table:table-cell>
        </table:table-row>
        <table:table-row table:style-name="ro1">
          <table:table-cell table:number-columns-repeated="2"/>
          <table:table-cell office:value-type="float" office:value="1.69397607417317" calcext:value-type="float">
            <text:p>1.69397607417317</text:p>
          </table:table-cell>
        </table:table-row>
        <table:table-row table:style-name="ro1">
          <table:table-cell table:number-columns-repeated="2"/>
          <table:table-cell office:value-type="float" office:value="1.69397607417272" calcext:value-type="float">
            <text:p>1.69397607417272</text:p>
          </table:table-cell>
        </table:table-row>
        <table:table-row table:style-name="ro1">
          <table:table-cell table:number-columns-repeated="2"/>
          <table:table-cell office:value-type="float" office:value="1.69397607417227" calcext:value-type="float">
            <text:p>1.69397607417227</text:p>
          </table:table-cell>
        </table:table-row>
        <table:table-row table:style-name="ro1">
          <table:table-cell table:number-columns-repeated="2"/>
          <table:table-cell office:value-type="float" office:value="1.69397607417183" calcext:value-type="float">
            <text:p>1.69397607417183</text:p>
          </table:table-cell>
        </table:table-row>
        <table:table-row table:style-name="ro1">
          <table:table-cell table:number-columns-repeated="2"/>
          <table:table-cell office:value-type="float" office:value="1.6939760741714" calcext:value-type="float">
            <text:p>1.6939760741714</text:p>
          </table:table-cell>
        </table:table-row>
        <table:table-row table:style-name="ro1">
          <table:table-cell table:number-columns-repeated="2"/>
          <table:table-cell office:value-type="float" office:value="1.69397607417097" calcext:value-type="float">
            <text:p>1.69397607417097</text:p>
          </table:table-cell>
        </table:table-row>
        <table:table-row table:style-name="ro1">
          <table:table-cell table:number-columns-repeated="2"/>
          <table:table-cell office:value-type="float" office:value="1.69397607417055" calcext:value-type="float">
            <text:p>1.69397607417055</text:p>
          </table:table-cell>
        </table:table-row>
        <table:table-row table:style-name="ro1">
          <table:table-cell table:number-columns-repeated="2"/>
          <table:table-cell office:value-type="float" office:value="1.69397607417014" calcext:value-type="float">
            <text:p>1.69397607417014</text:p>
          </table:table-cell>
        </table:table-row>
        <table:table-row table:style-name="ro1">
          <table:table-cell table:number-columns-repeated="2"/>
          <table:table-cell office:value-type="float" office:value="1.69397607416974" calcext:value-type="float">
            <text:p>1.69397607416974</text:p>
          </table:table-cell>
        </table:table-row>
        <table:table-row table:style-name="ro1">
          <table:table-cell table:number-columns-repeated="2"/>
          <table:table-cell office:value-type="float" office:value="1.69397607416934" calcext:value-type="float">
            <text:p>1.69397607416934</text:p>
          </table:table-cell>
        </table:table-row>
        <table:table-row table:style-name="ro1">
          <table:table-cell table:number-columns-repeated="2"/>
          <table:table-cell office:value-type="float" office:value="1.69397607416895" calcext:value-type="float">
            <text:p>1.69397607416895</text:p>
          </table:table-cell>
        </table:table-row>
        <table:table-row table:style-name="ro1">
          <table:table-cell table:number-columns-repeated="2"/>
          <table:table-cell office:value-type="float" office:value="1.69397607416857" calcext:value-type="float">
            <text:p>1.69397607416857</text:p>
          </table:table-cell>
        </table:table-row>
        <table:table-row table:style-name="ro1">
          <table:table-cell table:number-columns-repeated="2"/>
          <table:table-cell office:value-type="float" office:value="1.69397607416819" calcext:value-type="float">
            <text:p>1.69397607416819</text:p>
          </table:table-cell>
        </table:table-row>
        <table:table-row table:style-name="ro1">
          <table:table-cell table:number-columns-repeated="2"/>
          <table:table-cell office:value-type="float" office:value="1.69397607416782" calcext:value-type="float">
            <text:p>1.69397607416782</text:p>
          </table:table-cell>
        </table:table-row>
        <table:table-row table:style-name="ro1">
          <table:table-cell table:number-columns-repeated="2"/>
          <table:table-cell office:value-type="float" office:value="1.69397607416746" calcext:value-type="float">
            <text:p>1.69397607416746</text:p>
          </table:table-cell>
        </table:table-row>
        <table:table-row table:style-name="ro1">
          <table:table-cell table:number-columns-repeated="2"/>
          <table:table-cell office:value-type="float" office:value="1.6939760741671" calcext:value-type="float">
            <text:p>1.6939760741671</text:p>
          </table:table-cell>
        </table:table-row>
        <table:table-row table:style-name="ro1">
          <table:table-cell table:number-columns-repeated="2"/>
          <table:table-cell office:value-type="float" office:value="1.69397607416675" calcext:value-type="float">
            <text:p>1.69397607416675</text:p>
          </table:table-cell>
        </table:table-row>
        <table:table-row table:style-name="ro1">
          <table:table-cell table:number-columns-repeated="2"/>
          <table:table-cell office:value-type="float" office:value="1.6939760741664" calcext:value-type="float">
            <text:p>1.6939760741664</text:p>
          </table:table-cell>
        </table:table-row>
        <table:table-row table:style-name="ro1">
          <table:table-cell table:number-columns-repeated="2"/>
          <table:table-cell office:value-type="float" office:value="1.69397607416606" calcext:value-type="float">
            <text:p>1.69397607416606</text:p>
          </table:table-cell>
        </table:table-row>
        <table:table-row table:style-name="ro1">
          <table:table-cell table:number-columns-repeated="2"/>
          <table:table-cell office:value-type="float" office:value="1.69397607416573" calcext:value-type="float">
            <text:p>1.69397607416573</text:p>
          </table:table-cell>
        </table:table-row>
        <table:table-row table:style-name="ro1">
          <table:table-cell table:number-columns-repeated="2"/>
          <table:table-cell office:value-type="float" office:value="1.6939760741654" calcext:value-type="float">
            <text:p>1.6939760741654</text:p>
          </table:table-cell>
        </table:table-row>
        <table:table-row table:style-name="ro1">
          <table:table-cell table:number-columns-repeated="2"/>
          <table:table-cell office:value-type="float" office:value="1.69397607416508" calcext:value-type="float">
            <text:p>1.69397607416508</text:p>
          </table:table-cell>
        </table:table-row>
        <table:table-row table:style-name="ro1">
          <table:table-cell table:number-columns-repeated="2"/>
          <table:table-cell office:value-type="float" office:value="1.69397607416476" calcext:value-type="float">
            <text:p>1.69397607416476</text:p>
          </table:table-cell>
        </table:table-row>
        <table:table-row table:style-name="ro1">
          <table:table-cell table:number-columns-repeated="2"/>
          <table:table-cell office:value-type="float" office:value="1.69397607416445" calcext:value-type="float">
            <text:p>1.69397607416445</text:p>
          </table:table-cell>
        </table:table-row>
        <table:table-row table:style-name="ro1">
          <table:table-cell table:number-columns-repeated="2"/>
          <table:table-cell office:value-type="float" office:value="1.69397607416415" calcext:value-type="float">
            <text:p>1.69397607416415</text:p>
          </table:table-cell>
        </table:table-row>
        <table:table-row table:style-name="ro1">
          <table:table-cell table:number-columns-repeated="2"/>
          <table:table-cell office:value-type="float" office:value="1.69397607416385" calcext:value-type="float">
            <text:p>1.69397607416385</text:p>
          </table:table-cell>
        </table:table-row>
        <table:table-row table:style-name="ro1">
          <table:table-cell table:number-columns-repeated="2"/>
          <table:table-cell office:value-type="float" office:value="1.69397607416355" calcext:value-type="float">
            <text:p>1.69397607416355</text:p>
          </table:table-cell>
        </table:table-row>
        <table:table-row table:style-name="ro1">
          <table:table-cell table:number-columns-repeated="2"/>
          <table:table-cell office:value-type="float" office:value="1.69397607416326" calcext:value-type="float">
            <text:p>1.69397607416326</text:p>
          </table:table-cell>
        </table:table-row>
        <table:table-row table:style-name="ro1">
          <table:table-cell table:number-columns-repeated="2"/>
          <table:table-cell office:value-type="float" office:value="1.69397607416297" calcext:value-type="float">
            <text:p>1.69397607416297</text:p>
          </table:table-cell>
        </table:table-row>
        <table:table-row table:style-name="ro1">
          <table:table-cell table:number-columns-repeated="2"/>
          <table:table-cell office:value-type="float" office:value="1.69397607416269" calcext:value-type="float">
            <text:p>1.69397607416269</text:p>
          </table:table-cell>
        </table:table-row>
        <table:table-row table:style-name="ro1">
          <table:table-cell table:number-columns-repeated="2"/>
          <table:table-cell office:value-type="float" office:value="1.69397607416242" calcext:value-type="float">
            <text:p>1.69397607416242</text:p>
          </table:table-cell>
        </table:table-row>
        <table:table-row table:style-name="ro1">
          <table:table-cell table:number-columns-repeated="2"/>
          <table:table-cell office:value-type="float" office:value="1.69397607416215" calcext:value-type="float">
            <text:p>1.69397607416215</text:p>
          </table:table-cell>
        </table:table-row>
        <table:table-row table:style-name="ro1">
          <table:table-cell table:number-columns-repeated="2"/>
          <table:table-cell office:value-type="float" office:value="1.69397607416188" calcext:value-type="float">
            <text:p>1.69397607416188</text:p>
          </table:table-cell>
        </table:table-row>
        <table:table-row table:style-name="ro1">
          <table:table-cell table:number-columns-repeated="2"/>
          <table:table-cell office:value-type="float" office:value="1.69397607416162" calcext:value-type="float">
            <text:p>1.69397607416162</text:p>
          </table:table-cell>
        </table:table-row>
        <table:table-row table:style-name="ro1">
          <table:table-cell table:number-columns-repeated="2"/>
          <table:table-cell office:value-type="float" office:value="1.69397607416136" calcext:value-type="float">
            <text:p>1.69397607416136</text:p>
          </table:table-cell>
        </table:table-row>
        <table:table-row table:style-name="ro1">
          <table:table-cell table:number-columns-repeated="2"/>
          <table:table-cell office:value-type="float" office:value="1.69397607416111" calcext:value-type="float">
            <text:p>1.69397607416111</text:p>
          </table:table-cell>
        </table:table-row>
        <table:table-row table:style-name="ro1">
          <table:table-cell table:number-columns-repeated="2"/>
          <table:table-cell office:value-type="float" office:value="1.69397607416086" calcext:value-type="float">
            <text:p>1.69397607416086</text:p>
          </table:table-cell>
        </table:table-row>
        <table:table-row table:style-name="ro1">
          <table:table-cell table:number-columns-repeated="2"/>
          <table:table-cell office:value-type="float" office:value="1.69397607416062" calcext:value-type="float">
            <text:p>1.69397607416062</text:p>
          </table:table-cell>
        </table:table-row>
        <table:table-row table:style-name="ro1">
          <table:table-cell table:number-columns-repeated="2"/>
          <table:table-cell office:value-type="float" office:value="1.69397607416038" calcext:value-type="float">
            <text:p>1.69397607416038</text:p>
          </table:table-cell>
        </table:table-row>
        <table:table-row table:style-name="ro1">
          <table:table-cell table:number-columns-repeated="2"/>
          <table:table-cell office:value-type="float" office:value="1.69397607416014" calcext:value-type="float">
            <text:p>1.69397607416014</text:p>
          </table:table-cell>
        </table:table-row>
        <table:table-row table:style-name="ro1">
          <table:table-cell table:number-columns-repeated="2"/>
          <table:table-cell office:value-type="float" office:value="1.69397607415991" calcext:value-type="float">
            <text:p>1.69397607415991</text:p>
          </table:table-cell>
        </table:table-row>
        <table:table-row table:style-name="ro1">
          <table:table-cell table:number-columns-repeated="2"/>
          <table:table-cell office:value-type="float" office:value="1.69397607415968" calcext:value-type="float">
            <text:p>1.69397607415968</text:p>
          </table:table-cell>
        </table:table-row>
        <table:table-row table:style-name="ro1">
          <table:table-cell table:number-columns-repeated="2"/>
          <table:table-cell office:value-type="float" office:value="1.69397607415946" calcext:value-type="float">
            <text:p>1.69397607415946</text:p>
          </table:table-cell>
        </table:table-row>
        <table:table-row table:style-name="ro1">
          <table:table-cell table:number-columns-repeated="2"/>
          <table:table-cell office:value-type="float" office:value="1.69397607415924" calcext:value-type="float">
            <text:p>1.69397607415924</text:p>
          </table:table-cell>
        </table:table-row>
        <table:table-row table:style-name="ro1">
          <table:table-cell table:number-columns-repeated="2"/>
          <table:table-cell office:value-type="float" office:value="1.69397607415902" calcext:value-type="float">
            <text:p>1.69397607415902</text:p>
          </table:table-cell>
        </table:table-row>
        <table:table-row table:style-name="ro1">
          <table:table-cell table:number-columns-repeated="2"/>
          <table:table-cell office:value-type="float" office:value="1.69397607415881" calcext:value-type="float">
            <text:p>1.69397607415881</text:p>
          </table:table-cell>
        </table:table-row>
        <table:table-row table:style-name="ro1">
          <table:table-cell table:number-columns-repeated="2"/>
          <table:table-cell office:value-type="float" office:value="1.6939760741586" calcext:value-type="float">
            <text:p>1.6939760741586</text:p>
          </table:table-cell>
        </table:table-row>
        <table:table-row table:style-name="ro1">
          <table:table-cell table:number-columns-repeated="2"/>
          <table:table-cell office:value-type="float" office:value="1.69397607415839" calcext:value-type="float">
            <text:p>1.69397607415839</text:p>
          </table:table-cell>
        </table:table-row>
        <table:table-row table:style-name="ro1">
          <table:table-cell table:number-columns-repeated="2"/>
          <table:table-cell office:value-type="float" office:value="1.69397607415819" calcext:value-type="float">
            <text:p>1.69397607415819</text:p>
          </table:table-cell>
        </table:table-row>
        <table:table-row table:style-name="ro1">
          <table:table-cell table:number-columns-repeated="2"/>
          <table:table-cell office:value-type="float" office:value="1.69397607415799" calcext:value-type="float">
            <text:p>1.69397607415799</text:p>
          </table:table-cell>
        </table:table-row>
        <table:table-row table:style-name="ro1">
          <table:table-cell table:number-columns-repeated="2"/>
          <table:table-cell office:value-type="float" office:value="1.6939760741578" calcext:value-type="float">
            <text:p>1.6939760741578</text:p>
          </table:table-cell>
        </table:table-row>
        <table:table-row table:style-name="ro1">
          <table:table-cell table:number-columns-repeated="2"/>
          <table:table-cell office:value-type="float" office:value="1.69397607415761" calcext:value-type="float">
            <text:p>1.69397607415761</text:p>
          </table:table-cell>
        </table:table-row>
        <table:table-row table:style-name="ro1">
          <table:table-cell table:number-columns-repeated="2"/>
          <table:table-cell office:value-type="float" office:value="1.69397607415742" calcext:value-type="float">
            <text:p>1.69397607415742</text:p>
          </table:table-cell>
        </table:table-row>
        <table:table-row table:style-name="ro1">
          <table:table-cell table:number-columns-repeated="2"/>
          <table:table-cell office:value-type="float" office:value="1.69397607415723" calcext:value-type="float">
            <text:p>1.69397607415723</text:p>
          </table:table-cell>
        </table:table-row>
        <table:table-row table:style-name="ro1">
          <table:table-cell table:number-columns-repeated="2"/>
          <table:table-cell office:value-type="float" office:value="1.69397607415705" calcext:value-type="float">
            <text:p>1.69397607415705</text:p>
          </table:table-cell>
        </table:table-row>
        <table:table-row table:style-name="ro1">
          <table:table-cell table:number-columns-repeated="2"/>
          <table:table-cell office:value-type="float" office:value="1.69397607415687" calcext:value-type="float">
            <text:p>1.69397607415687</text:p>
          </table:table-cell>
        </table:table-row>
        <table:table-row table:style-name="ro1">
          <table:table-cell table:number-columns-repeated="2"/>
          <table:table-cell office:value-type="float" office:value="1.6939760741567" calcext:value-type="float">
            <text:p>1.6939760741567</text:p>
          </table:table-cell>
        </table:table-row>
        <table:table-row table:style-name="ro1">
          <table:table-cell table:number-columns-repeated="2"/>
          <table:table-cell office:value-type="float" office:value="1.69397607415653" calcext:value-type="float">
            <text:p>1.69397607415653</text:p>
          </table:table-cell>
        </table:table-row>
        <table:table-row table:style-name="ro1">
          <table:table-cell table:number-columns-repeated="2"/>
          <table:table-cell office:value-type="float" office:value="1.69397607415636" calcext:value-type="float">
            <text:p>1.69397607415636</text:p>
          </table:table-cell>
        </table:table-row>
        <table:table-row table:style-name="ro1">
          <table:table-cell table:number-columns-repeated="2"/>
          <table:table-cell office:value-type="float" office:value="1.69397607415619" calcext:value-type="float">
            <text:p>1.69397607415619</text:p>
          </table:table-cell>
        </table:table-row>
        <table:table-row table:style-name="ro1">
          <table:table-cell table:number-columns-repeated="2"/>
          <table:table-cell office:value-type="float" office:value="1.69397607415603" calcext:value-type="float">
            <text:p>1.69397607415603</text:p>
          </table:table-cell>
        </table:table-row>
        <table:table-row table:style-name="ro1">
          <table:table-cell table:number-columns-repeated="2"/>
          <table:table-cell office:value-type="float" office:value="1.69397607415586" calcext:value-type="float">
            <text:p>1.69397607415586</text:p>
          </table:table-cell>
        </table:table-row>
        <table:table-row table:style-name="ro1">
          <table:table-cell table:number-columns-repeated="2"/>
          <table:table-cell office:value-type="float" office:value="1.69397607415571" calcext:value-type="float">
            <text:p>1.69397607415571</text:p>
          </table:table-cell>
        </table:table-row>
        <table:table-row table:style-name="ro1">
          <table:table-cell table:number-columns-repeated="2"/>
          <table:table-cell office:value-type="float" office:value="1.69397607415555" calcext:value-type="float">
            <text:p>1.69397607415555</text:p>
          </table:table-cell>
        </table:table-row>
        <table:table-row table:style-name="ro1">
          <table:table-cell table:number-columns-repeated="2"/>
          <table:table-cell office:value-type="float" office:value="1.6939760741554" calcext:value-type="float">
            <text:p>1.6939760741554</text:p>
          </table:table-cell>
        </table:table-row>
        <table:table-row table:style-name="ro1">
          <table:table-cell table:number-columns-repeated="2"/>
          <table:table-cell office:value-type="float" office:value="1.69397607415525" calcext:value-type="float">
            <text:p>1.69397607415525</text:p>
          </table:table-cell>
        </table:table-row>
        <table:table-row table:style-name="ro1">
          <table:table-cell table:number-columns-repeated="2"/>
          <table:table-cell office:value-type="float" office:value="1.6939760741551" calcext:value-type="float">
            <text:p>1.6939760741551</text:p>
          </table:table-cell>
        </table:table-row>
        <table:table-row table:style-name="ro1">
          <table:table-cell table:number-columns-repeated="2"/>
          <table:table-cell office:value-type="float" office:value="1.69397607415495" calcext:value-type="float">
            <text:p>1.69397607415495</text:p>
          </table:table-cell>
        </table:table-row>
        <table:table-row table:style-name="ro1">
          <table:table-cell table:number-columns-repeated="2"/>
          <table:table-cell office:value-type="float" office:value="1.69397607415481" calcext:value-type="float">
            <text:p>1.69397607415481</text:p>
          </table:table-cell>
        </table:table-row>
        <table:table-row table:style-name="ro1">
          <table:table-cell table:number-columns-repeated="2"/>
          <table:table-cell office:value-type="float" office:value="1.69397607415467" calcext:value-type="float">
            <text:p>1.69397607415467</text:p>
          </table:table-cell>
        </table:table-row>
        <table:table-row table:style-name="ro1">
          <table:table-cell table:number-columns-repeated="2"/>
          <table:table-cell office:value-type="float" office:value="1.69397607415453" calcext:value-type="float">
            <text:p>1.69397607415453</text:p>
          </table:table-cell>
        </table:table-row>
        <table:table-row table:style-name="ro1">
          <table:table-cell table:number-columns-repeated="2"/>
          <table:table-cell office:value-type="float" office:value="1.6939760741544" calcext:value-type="float">
            <text:p>1.6939760741544</text:p>
          </table:table-cell>
        </table:table-row>
        <table:table-row table:style-name="ro1">
          <table:table-cell table:number-columns-repeated="2"/>
          <table:table-cell office:value-type="float" office:value="1.69397607415427" calcext:value-type="float">
            <text:p>1.69397607415427</text:p>
          </table:table-cell>
        </table:table-row>
        <table:table-row table:style-name="ro1">
          <table:table-cell table:number-columns-repeated="2"/>
          <table:table-cell office:value-type="float" office:value="1.69397607415413" calcext:value-type="float">
            <text:p>1.69397607415413</text:p>
          </table:table-cell>
        </table:table-row>
        <table:table-row table:style-name="ro1">
          <table:table-cell table:number-columns-repeated="2"/>
          <table:table-cell office:value-type="float" office:value="1.69397607415401" calcext:value-type="float">
            <text:p>1.69397607415401</text:p>
          </table:table-cell>
        </table:table-row>
        <table:table-row table:style-name="ro1">
          <table:table-cell table:number-columns-repeated="2"/>
          <table:table-cell office:value-type="float" office:value="1.69397607415388" calcext:value-type="float">
            <text:p>1.69397607415388</text:p>
          </table:table-cell>
        </table:table-row>
        <table:table-row table:style-name="ro1">
          <table:table-cell table:number-columns-repeated="2"/>
          <table:table-cell office:value-type="float" office:value="1.69397607415376" calcext:value-type="float">
            <text:p>1.69397607415376</text:p>
          </table:table-cell>
        </table:table-row>
        <table:table-row table:style-name="ro1">
          <table:table-cell table:number-columns-repeated="2"/>
          <table:table-cell office:value-type="float" office:value="1.69397607415363" calcext:value-type="float">
            <text:p>1.69397607415363</text:p>
          </table:table-cell>
        </table:table-row>
        <table:table-row table:style-name="ro1">
          <table:table-cell table:number-columns-repeated="2"/>
          <table:table-cell office:value-type="float" office:value="1.69397607415351" calcext:value-type="float">
            <text:p>1.69397607415351</text:p>
          </table:table-cell>
        </table:table-row>
        <table:table-row table:style-name="ro1">
          <table:table-cell table:number-columns-repeated="2"/>
          <table:table-cell office:value-type="float" office:value="1.6939760741534" calcext:value-type="float">
            <text:p>1.6939760741534</text:p>
          </table:table-cell>
        </table:table-row>
        <table:table-row table:style-name="ro1">
          <table:table-cell table:number-columns-repeated="2"/>
          <table:table-cell office:value-type="float" office:value="1.69397607415328" calcext:value-type="float">
            <text:p>1.69397607415328</text:p>
          </table:table-cell>
        </table:table-row>
        <table:table-row table:style-name="ro1">
          <table:table-cell table:number-columns-repeated="2"/>
          <table:table-cell office:value-type="float" office:value="1.69397607415317" calcext:value-type="float">
            <text:p>1.69397607415317</text:p>
          </table:table-cell>
        </table:table-row>
        <table:table-row table:style-name="ro1">
          <table:table-cell table:number-columns-repeated="2"/>
          <table:table-cell office:value-type="float" office:value="1.69397607415305" calcext:value-type="float">
            <text:p>1.69397607415305</text:p>
          </table:table-cell>
        </table:table-row>
        <table:table-row table:style-name="ro1">
          <table:table-cell table:number-columns-repeated="2"/>
          <table:table-cell office:value-type="float" office:value="1.69397607415294" calcext:value-type="float">
            <text:p>1.69397607415294</text:p>
          </table:table-cell>
        </table:table-row>
        <table:table-row table:style-name="ro1">
          <table:table-cell table:number-columns-repeated="2"/>
          <table:table-cell office:value-type="float" office:value="1.69397607415284" calcext:value-type="float">
            <text:p>1.69397607415284</text:p>
          </table:table-cell>
        </table:table-row>
        <table:table-row table:style-name="ro1">
          <table:table-cell table:number-columns-repeated="2"/>
          <table:table-cell office:value-type="float" office:value="1.69397607415273" calcext:value-type="float">
            <text:p>1.69397607415273</text:p>
          </table:table-cell>
        </table:table-row>
        <table:table-row table:style-name="ro1">
          <table:table-cell table:number-columns-repeated="2"/>
          <table:table-cell office:value-type="float" office:value="1.69397607415263" calcext:value-type="float">
            <text:p>1.69397607415263</text:p>
          </table:table-cell>
        </table:table-row>
        <table:table-row table:style-name="ro1">
          <table:table-cell table:number-columns-repeated="2"/>
          <table:table-cell office:value-type="float" office:value="1.69397607415252" calcext:value-type="float">
            <text:p>1.69397607415252</text:p>
          </table:table-cell>
        </table:table-row>
        <table:table-row table:style-name="ro1">
          <table:table-cell table:number-columns-repeated="2"/>
          <table:table-cell office:value-type="float" office:value="1.69397607415242" calcext:value-type="float">
            <text:p>1.69397607415242</text:p>
          </table:table-cell>
        </table:table-row>
        <table:table-row table:style-name="ro1">
          <table:table-cell table:number-columns-repeated="2"/>
          <table:table-cell office:value-type="float" office:value="1.69397607415232" calcext:value-type="float">
            <text:p>1.69397607415232</text:p>
          </table:table-cell>
        </table:table-row>
        <table:table-row table:style-name="ro1">
          <table:table-cell table:number-columns-repeated="2"/>
          <table:table-cell office:value-type="float" office:value="1.69397607415223" calcext:value-type="float">
            <text:p>1.69397607415223</text:p>
          </table:table-cell>
        </table:table-row>
        <table:table-row table:style-name="ro1">
          <table:table-cell table:number-columns-repeated="2"/>
          <table:table-cell office:value-type="float" office:value="1.69397607415213" calcext:value-type="float">
            <text:p>1.69397607415213</text:p>
          </table:table-cell>
        </table:table-row>
        <table:table-row table:style-name="ro1">
          <table:table-cell table:number-columns-repeated="2"/>
          <table:table-cell office:value-type="float" office:value="1.69397607415204" calcext:value-type="float">
            <text:p>1.69397607415204</text:p>
          </table:table-cell>
        </table:table-row>
        <table:table-row table:style-name="ro1">
          <table:table-cell table:number-columns-repeated="2"/>
          <table:table-cell office:value-type="float" office:value="1.69397607415194" calcext:value-type="float">
            <text:p>1.69397607415194</text:p>
          </table:table-cell>
        </table:table-row>
        <table:table-row table:style-name="ro1">
          <table:table-cell table:number-columns-repeated="2"/>
          <table:table-cell office:value-type="float" office:value="1.69397607415185" calcext:value-type="float">
            <text:p>1.69397607415185</text:p>
          </table:table-cell>
        </table:table-row>
        <table:table-row table:style-name="ro1">
          <table:table-cell table:number-columns-repeated="2"/>
          <table:table-cell office:value-type="float" office:value="1.69397607415176" calcext:value-type="float">
            <text:p>1.69397607415176</text:p>
          </table:table-cell>
        </table:table-row>
        <table:table-row table:style-name="ro1">
          <table:table-cell table:number-columns-repeated="2"/>
          <table:table-cell office:value-type="float" office:value="1.69397607415167" calcext:value-type="float">
            <text:p>1.69397607415167</text:p>
          </table:table-cell>
        </table:table-row>
        <table:table-row table:style-name="ro1">
          <table:table-cell table:number-columns-repeated="2"/>
          <table:table-cell office:value-type="float" office:value="1.69397607415159" calcext:value-type="float">
            <text:p>1.69397607415159</text:p>
          </table:table-cell>
        </table:table-row>
        <table:table-row table:style-name="ro1">
          <table:table-cell table:number-columns-repeated="2"/>
          <table:table-cell office:value-type="float" office:value="1.6939760741515" calcext:value-type="float">
            <text:p>1.6939760741515</text:p>
          </table:table-cell>
        </table:table-row>
        <table:table-row table:style-name="ro1">
          <table:table-cell table:number-columns-repeated="2"/>
          <table:table-cell office:value-type="float" office:value="1.69397607415142" calcext:value-type="float">
            <text:p>1.69397607415142</text:p>
          </table:table-cell>
        </table:table-row>
        <table:table-row table:style-name="ro1">
          <table:table-cell table:number-columns-repeated="2"/>
          <table:table-cell office:value-type="float" office:value="1.69397607415134" calcext:value-type="float">
            <text:p>1.69397607415134</text:p>
          </table:table-cell>
        </table:table-row>
        <table:table-row table:style-name="ro1">
          <table:table-cell table:number-columns-repeated="2"/>
          <table:table-cell office:value-type="float" office:value="1.69397607415126" calcext:value-type="float">
            <text:p>1.69397607415126</text:p>
          </table:table-cell>
        </table:table-row>
        <table:table-row table:style-name="ro1">
          <table:table-cell table:number-columns-repeated="2"/>
          <table:table-cell office:value-type="float" office:value="1.69397607415118" calcext:value-type="float">
            <text:p>1.69397607415118</text:p>
          </table:table-cell>
        </table:table-row>
        <table:table-row table:style-name="ro1">
          <table:table-cell table:number-columns-repeated="2"/>
          <table:table-cell office:value-type="float" office:value="1.6939760741511" calcext:value-type="float">
            <text:p>1.6939760741511</text:p>
          </table:table-cell>
        </table:table-row>
        <table:table-row table:style-name="ro1">
          <table:table-cell table:number-columns-repeated="2"/>
          <table:table-cell office:value-type="float" office:value="1.69397607415102" calcext:value-type="float">
            <text:p>1.69397607415102</text:p>
          </table:table-cell>
        </table:table-row>
        <table:table-row table:style-name="ro1">
          <table:table-cell table:number-columns-repeated="2"/>
          <table:table-cell office:value-type="float" office:value="1.69397607415095" calcext:value-type="float">
            <text:p>1.69397607415095</text:p>
          </table:table-cell>
        </table:table-row>
        <table:table-row table:style-name="ro1">
          <table:table-cell table:number-columns-repeated="2"/>
          <table:table-cell office:value-type="float" office:value="1.69397607415088" calcext:value-type="float">
            <text:p>1.69397607415088</text:p>
          </table:table-cell>
        </table:table-row>
        <table:table-row table:style-name="ro1">
          <table:table-cell table:number-columns-repeated="2"/>
          <table:table-cell office:value-type="float" office:value="1.6939760741508" calcext:value-type="float">
            <text:p>1.6939760741508</text:p>
          </table:table-cell>
        </table:table-row>
        <table:table-row table:style-name="ro1">
          <table:table-cell table:number-columns-repeated="2"/>
          <table:table-cell office:value-type="float" office:value="1.69397607415073" calcext:value-type="float">
            <text:p>1.69397607415073</text:p>
          </table:table-cell>
        </table:table-row>
        <table:table-row table:style-name="ro1">
          <table:table-cell table:number-columns-repeated="2"/>
          <table:table-cell office:value-type="float" office:value="1.69397607415066" calcext:value-type="float">
            <text:p>1.69397607415066</text:p>
          </table:table-cell>
        </table:table-row>
        <table:table-row table:style-name="ro1">
          <table:table-cell table:number-columns-repeated="2"/>
          <table:table-cell office:value-type="float" office:value="1.69397607415059" calcext:value-type="float">
            <text:p>1.69397607415059</text:p>
          </table:table-cell>
        </table:table-row>
        <table:table-row table:style-name="ro1">
          <table:table-cell table:number-columns-repeated="2"/>
          <table:table-cell office:value-type="float" office:value="1.69397607415053" calcext:value-type="float">
            <text:p>1.69397607415053</text:p>
          </table:table-cell>
        </table:table-row>
        <table:table-row table:style-name="ro1">
          <table:table-cell table:number-columns-repeated="2"/>
          <table:table-cell office:value-type="float" office:value="1.69397607415046" calcext:value-type="float">
            <text:p>1.69397607415046</text:p>
          </table:table-cell>
        </table:table-row>
        <table:table-row table:style-name="ro1">
          <table:table-cell table:number-columns-repeated="2"/>
          <table:table-cell office:value-type="float" office:value="1.69397607415039" calcext:value-type="float">
            <text:p>1.69397607415039</text:p>
          </table:table-cell>
        </table:table-row>
        <table:table-row table:style-name="ro1">
          <table:table-cell table:number-columns-repeated="2"/>
          <table:table-cell office:value-type="float" office:value="1.69397607415033" calcext:value-type="float">
            <text:p>1.69397607415033</text:p>
          </table:table-cell>
        </table:table-row>
        <table:table-row table:style-name="ro1">
          <table:table-cell table:number-columns-repeated="2"/>
          <table:table-cell office:value-type="float" office:value="1.69397607415027" calcext:value-type="float">
            <text:p>1.69397607415027</text:p>
          </table:table-cell>
        </table:table-row>
        <table:table-row table:style-name="ro1">
          <table:table-cell table:number-columns-repeated="2"/>
          <table:table-cell office:value-type="float" office:value="1.6939760741502" calcext:value-type="float">
            <text:p>1.6939760741502</text:p>
          </table:table-cell>
        </table:table-row>
        <table:table-row table:style-name="ro1">
          <table:table-cell table:number-columns-repeated="2"/>
          <table:table-cell office:value-type="float" office:value="1.69397607415014" calcext:value-type="float">
            <text:p>1.69397607415014</text:p>
          </table:table-cell>
        </table:table-row>
        <table:table-row table:style-name="ro1">
          <table:table-cell table:number-columns-repeated="2"/>
          <table:table-cell office:value-type="float" office:value="1.69397607415008" calcext:value-type="float">
            <text:p>1.69397607415008</text:p>
          </table:table-cell>
        </table:table-row>
        <table:table-row table:style-name="ro1">
          <table:table-cell table:number-columns-repeated="2"/>
          <table:table-cell office:value-type="float" office:value="1.69397607415002" calcext:value-type="float">
            <text:p>1.69397607415002</text:p>
          </table:table-cell>
        </table:table-row>
        <table:table-row table:style-name="ro1">
          <table:table-cell table:number-columns-repeated="2"/>
          <table:table-cell office:value-type="float" office:value="1.69397607414997" calcext:value-type="float">
            <text:p>1.69397607414997</text:p>
          </table:table-cell>
        </table:table-row>
        <table:table-row table:style-name="ro1">
          <table:table-cell table:number-columns-repeated="2"/>
          <table:table-cell office:value-type="float" office:value="1.69397607414991" calcext:value-type="float">
            <text:p>1.69397607414991</text:p>
          </table:table-cell>
        </table:table-row>
        <table:table-row table:style-name="ro1">
          <table:table-cell table:number-columns-repeated="2"/>
          <table:table-cell office:value-type="float" office:value="1.69397607414985" calcext:value-type="float">
            <text:p>1.69397607414985</text:p>
          </table:table-cell>
        </table:table-row>
        <table:table-row table:style-name="ro1">
          <table:table-cell table:number-columns-repeated="2"/>
          <table:table-cell office:value-type="float" office:value="1.6939760741498" calcext:value-type="float">
            <text:p>1.6939760741498</text:p>
          </table:table-cell>
        </table:table-row>
        <table:table-row table:style-name="ro1">
          <table:table-cell table:number-columns-repeated="2"/>
          <table:table-cell office:value-type="float" office:value="1.69397607414974" calcext:value-type="float">
            <text:p>1.69397607414974</text:p>
          </table:table-cell>
        </table:table-row>
        <table:table-row table:style-name="ro1">
          <table:table-cell table:number-columns-repeated="2"/>
          <table:table-cell office:value-type="float" office:value="1.69397607414969" calcext:value-type="float">
            <text:p>1.69397607414969</text:p>
          </table:table-cell>
        </table:table-row>
        <table:table-row table:style-name="ro1">
          <table:table-cell table:number-columns-repeated="2"/>
          <table:table-cell office:value-type="float" office:value="1.69397607414964" calcext:value-type="float">
            <text:p>1.69397607414964</text:p>
          </table:table-cell>
        </table:table-row>
        <table:table-row table:style-name="ro1">
          <table:table-cell table:number-columns-repeated="2"/>
          <table:table-cell office:value-type="float" office:value="1.69397607414959" calcext:value-type="float">
            <text:p>1.69397607414959</text:p>
          </table:table-cell>
        </table:table-row>
        <table:table-row table:style-name="ro1">
          <table:table-cell table:number-columns-repeated="2"/>
          <table:table-cell office:value-type="float" office:value="1.69397607414954" calcext:value-type="float">
            <text:p>1.69397607414954</text:p>
          </table:table-cell>
        </table:table-row>
        <table:table-row table:style-name="ro1">
          <table:table-cell table:number-columns-repeated="2"/>
          <table:table-cell office:value-type="float" office:value="1.69397607414949" calcext:value-type="float">
            <text:p>1.69397607414949</text:p>
          </table:table-cell>
        </table:table-row>
        <table:table-row table:style-name="ro1">
          <table:table-cell table:number-columns-repeated="2"/>
          <table:table-cell office:value-type="float" office:value="1.69397607414944" calcext:value-type="float">
            <text:p>1.69397607414944</text:p>
          </table:table-cell>
        </table:table-row>
        <table:table-row table:style-name="ro1">
          <table:table-cell table:number-columns-repeated="2"/>
          <table:table-cell office:value-type="float" office:value="1.69397607414939" calcext:value-type="float">
            <text:p>1.69397607414939</text:p>
          </table:table-cell>
        </table:table-row>
        <table:table-row table:style-name="ro1">
          <table:table-cell table:number-columns-repeated="2"/>
          <table:table-cell office:value-type="float" office:value="1.69397607414934" calcext:value-type="float">
            <text:p>1.69397607414934</text:p>
          </table:table-cell>
        </table:table-row>
        <table:table-row table:style-name="ro1">
          <table:table-cell table:number-columns-repeated="2"/>
          <table:table-cell office:value-type="float" office:value="1.6939760741493" calcext:value-type="float">
            <text:p>1.6939760741493</text:p>
          </table:table-cell>
        </table:table-row>
        <table:table-row table:style-name="ro1">
          <table:table-cell table:number-columns-repeated="2"/>
          <table:table-cell office:value-type="float" office:value="1.69397607414925" calcext:value-type="float">
            <text:p>1.69397607414925</text:p>
          </table:table-cell>
        </table:table-row>
        <table:table-row table:style-name="ro1">
          <table:table-cell table:number-columns-repeated="2"/>
          <table:table-cell office:value-type="float" office:value="1.69397607414921" calcext:value-type="float">
            <text:p>1.69397607414921</text:p>
          </table:table-cell>
        </table:table-row>
        <table:table-row table:style-name="ro1">
          <table:table-cell table:number-columns-repeated="2"/>
          <table:table-cell office:value-type="float" office:value="1.69397607414916" calcext:value-type="float">
            <text:p>1.69397607414916</text:p>
          </table:table-cell>
        </table:table-row>
        <table:table-row table:style-name="ro1">
          <table:table-cell table:number-columns-repeated="2"/>
          <table:table-cell office:value-type="float" office:value="1.69397607414912" calcext:value-type="float">
            <text:p>1.69397607414912</text:p>
          </table:table-cell>
        </table:table-row>
        <table:table-row table:style-name="ro1">
          <table:table-cell table:number-columns-repeated="2"/>
          <table:table-cell office:value-type="float" office:value="1.69397607414908" calcext:value-type="float">
            <text:p>1.69397607414908</text:p>
          </table:table-cell>
        </table:table-row>
        <table:table-row table:style-name="ro1">
          <table:table-cell table:number-columns-repeated="2"/>
          <table:table-cell office:value-type="float" office:value="1.69397607414904" calcext:value-type="float">
            <text:p>1.69397607414904</text:p>
          </table:table-cell>
        </table:table-row>
        <table:table-row table:style-name="ro1">
          <table:table-cell table:number-columns-repeated="2"/>
          <table:table-cell office:value-type="float" office:value="1.693976074149" calcext:value-type="float">
            <text:p>1.693976074149</text:p>
          </table:table-cell>
        </table:table-row>
        <table:table-row table:style-name="ro1">
          <table:table-cell table:number-columns-repeated="2"/>
          <table:table-cell office:value-type="float" office:value="1.69397607414896" calcext:value-type="float">
            <text:p>1.69397607414896</text:p>
          </table:table-cell>
        </table:table-row>
        <table:table-row table:style-name="ro1">
          <table:table-cell table:number-columns-repeated="2"/>
          <table:table-cell office:value-type="float" office:value="1.69397607414892" calcext:value-type="float">
            <text:p>1.69397607414892</text:p>
          </table:table-cell>
        </table:table-row>
        <table:table-row table:style-name="ro1">
          <table:table-cell table:number-columns-repeated="2"/>
          <table:table-cell office:value-type="float" office:value="1.69397607414888" calcext:value-type="float">
            <text:p>1.69397607414888</text:p>
          </table:table-cell>
        </table:table-row>
        <table:table-row table:style-name="ro1">
          <table:table-cell table:number-columns-repeated="2"/>
          <table:table-cell office:value-type="float" office:value="1.69397607414884" calcext:value-type="float">
            <text:p>1.69397607414884</text:p>
          </table:table-cell>
        </table:table-row>
        <table:table-row table:style-name="ro1">
          <table:table-cell table:number-columns-repeated="2"/>
          <table:table-cell office:value-type="float" office:value="1.6939760741488" calcext:value-type="float">
            <text:p>1.6939760741488</text:p>
          </table:table-cell>
        </table:table-row>
        <table:table-row table:style-name="ro1">
          <table:table-cell table:number-columns-repeated="2"/>
          <table:table-cell office:value-type="float" office:value="1.69397607414876" calcext:value-type="float">
            <text:p>1.69397607414876</text:p>
          </table:table-cell>
        </table:table-row>
        <table:table-row table:style-name="ro1">
          <table:table-cell table:number-columns-repeated="2"/>
          <table:table-cell office:value-type="float" office:value="1.69397607414873" calcext:value-type="float">
            <text:p>1.69397607414873</text:p>
          </table:table-cell>
        </table:table-row>
        <table:table-row table:style-name="ro1">
          <table:table-cell table:number-columns-repeated="2"/>
          <table:table-cell office:value-type="float" office:value="1.69397607414869" calcext:value-type="float">
            <text:p>1.69397607414869</text:p>
          </table:table-cell>
        </table:table-row>
        <table:table-row table:style-name="ro1">
          <table:table-cell table:number-columns-repeated="2"/>
          <table:table-cell office:value-type="float" office:value="1.69397607414866" calcext:value-type="float">
            <text:p>1.69397607414866</text:p>
          </table:table-cell>
        </table:table-row>
        <table:table-row table:style-name="ro1">
          <table:table-cell table:number-columns-repeated="2"/>
          <table:table-cell office:value-type="float" office:value="1.69397607414862" calcext:value-type="float">
            <text:p>1.69397607414862</text:p>
          </table:table-cell>
        </table:table-row>
        <table:table-row table:style-name="ro1">
          <table:table-cell table:number-columns-repeated="2"/>
          <table:table-cell office:value-type="float" office:value="1.69397607414859" calcext:value-type="float">
            <text:p>1.69397607414859</text:p>
          </table:table-cell>
        </table:table-row>
        <table:table-row table:style-name="ro1">
          <table:table-cell table:number-columns-repeated="2"/>
          <table:table-cell office:value-type="float" office:value="1.69397607414856" calcext:value-type="float">
            <text:p>1.69397607414856</text:p>
          </table:table-cell>
        </table:table-row>
        <table:table-row table:style-name="ro1">
          <table:table-cell table:number-columns-repeated="2"/>
          <table:table-cell office:value-type="float" office:value="1.69397607414852" calcext:value-type="float">
            <text:p>1.69397607414852</text:p>
          </table:table-cell>
        </table:table-row>
        <table:table-row table:style-name="ro1">
          <table:table-cell table:number-columns-repeated="2"/>
          <table:table-cell office:value-type="float" office:value="1.69397607414849" calcext:value-type="float">
            <text:p>1.69397607414849</text:p>
          </table:table-cell>
        </table:table-row>
        <table:table-row table:style-name="ro1">
          <table:table-cell table:number-columns-repeated="2"/>
          <table:table-cell office:value-type="float" office:value="1.69397607414846" calcext:value-type="float">
            <text:p>1.69397607414846</text:p>
          </table:table-cell>
        </table:table-row>
        <table:table-row table:style-name="ro1">
          <table:table-cell table:number-columns-repeated="2"/>
          <table:table-cell office:value-type="float" office:value="1.69397607414843" calcext:value-type="float">
            <text:p>1.69397607414843</text:p>
          </table:table-cell>
        </table:table-row>
        <table:table-row table:style-name="ro1">
          <table:table-cell table:number-columns-repeated="2"/>
          <table:table-cell office:value-type="float" office:value="1.6939760741484" calcext:value-type="float">
            <text:p>1.6939760741484</text:p>
          </table:table-cell>
        </table:table-row>
        <table:table-row table:style-name="ro1">
          <table:table-cell table:number-columns-repeated="2"/>
          <table:table-cell office:value-type="float" office:value="1.69397607414837" calcext:value-type="float">
            <text:p>1.69397607414837</text:p>
          </table:table-cell>
        </table:table-row>
        <table:table-row table:style-name="ro1">
          <table:table-cell table:number-columns-repeated="2"/>
          <table:table-cell office:value-type="float" office:value="1.69397607414834" calcext:value-type="float">
            <text:p>1.69397607414834</text:p>
          </table:table-cell>
        </table:table-row>
        <table:table-row table:style-name="ro1">
          <table:table-cell table:number-columns-repeated="2"/>
          <table:table-cell office:value-type="float" office:value="1.69397607414831" calcext:value-type="float">
            <text:p>1.69397607414831</text:p>
          </table:table-cell>
        </table:table-row>
        <table:table-row table:style-name="ro1">
          <table:table-cell table:number-columns-repeated="2"/>
          <table:table-cell office:value-type="float" office:value="1.69397607414828" calcext:value-type="float">
            <text:p>1.69397607414828</text:p>
          </table:table-cell>
        </table:table-row>
        <table:table-row table:style-name="ro1">
          <table:table-cell table:number-columns-repeated="2"/>
          <table:table-cell office:value-type="float" office:value="1.69397607414825" calcext:value-type="float">
            <text:p>1.69397607414825</text:p>
          </table:table-cell>
        </table:table-row>
        <table:table-row table:style-name="ro1">
          <table:table-cell table:number-columns-repeated="2"/>
          <table:table-cell office:value-type="float" office:value="1.69397607414823" calcext:value-type="float">
            <text:p>1.69397607414823</text:p>
          </table:table-cell>
        </table:table-row>
        <table:table-row table:style-name="ro1">
          <table:table-cell table:number-columns-repeated="2"/>
          <table:table-cell office:value-type="float" office:value="1.6939760741482" calcext:value-type="float">
            <text:p>1.6939760741482</text:p>
          </table:table-cell>
        </table:table-row>
        <table:table-row table:style-name="ro1">
          <table:table-cell table:number-columns-repeated="2"/>
          <table:table-cell office:value-type="float" office:value="1.69397607414817" calcext:value-type="float">
            <text:p>1.69397607414817</text:p>
          </table:table-cell>
        </table:table-row>
        <table:table-row table:style-name="ro1">
          <table:table-cell table:number-columns-repeated="2"/>
          <table:table-cell office:value-type="float" office:value="1.69397607414815" calcext:value-type="float">
            <text:p>1.69397607414815</text:p>
          </table:table-cell>
        </table:table-row>
        <table:table-row table:style-name="ro1">
          <table:table-cell table:number-columns-repeated="2"/>
          <table:table-cell office:value-type="float" office:value="1.69397607414812" calcext:value-type="float">
            <text:p>1.69397607414812</text:p>
          </table:table-cell>
        </table:table-row>
        <table:table-row table:style-name="ro1">
          <table:table-cell table:number-columns-repeated="2"/>
          <table:table-cell office:value-type="float" office:value="1.6939760741481" calcext:value-type="float">
            <text:p>1.6939760741481</text:p>
          </table:table-cell>
        </table:table-row>
        <table:table-row table:style-name="ro1">
          <table:table-cell table:number-columns-repeated="2"/>
          <table:table-cell office:value-type="float" office:value="1.69397607414807" calcext:value-type="float">
            <text:p>1.69397607414807</text:p>
          </table:table-cell>
        </table:table-row>
        <table:table-row table:style-name="ro1">
          <table:table-cell table:number-columns-repeated="2"/>
          <table:table-cell office:value-type="float" office:value="1.69397607414805" calcext:value-type="float">
            <text:p>1.69397607414805</text:p>
          </table:table-cell>
        </table:table-row>
        <table:table-row table:style-name="ro1">
          <table:table-cell table:number-columns-repeated="2"/>
          <table:table-cell office:value-type="float" office:value="1.69397607414802" calcext:value-type="float">
            <text:p>1.69397607414802</text:p>
          </table:table-cell>
        </table:table-row>
        <table:table-row table:style-name="ro1">
          <table:table-cell table:number-columns-repeated="2"/>
          <table:table-cell office:value-type="float" office:value="1.693976074148" calcext:value-type="float">
            <text:p>1.693976074148</text:p>
          </table:table-cell>
        </table:table-row>
        <table:table-row table:style-name="ro1">
          <table:table-cell table:number-columns-repeated="2"/>
          <table:table-cell office:value-type="float" office:value="1.69397607414798" calcext:value-type="float">
            <text:p>1.69397607414798</text:p>
          </table:table-cell>
        </table:table-row>
        <table:table-row table:style-name="ro1">
          <table:table-cell table:number-columns-repeated="2"/>
          <table:table-cell office:value-type="float" office:value="1.69397607414795" calcext:value-type="float">
            <text:p>1.69397607414795</text:p>
          </table:table-cell>
        </table:table-row>
        <table:table-row table:style-name="ro1">
          <table:table-cell table:number-columns-repeated="2"/>
          <table:table-cell office:value-type="float" office:value="1.69397607414793" calcext:value-type="float">
            <text:p>1.69397607414793</text:p>
          </table:table-cell>
        </table:table-row>
        <table:table-row table:style-name="ro1">
          <table:table-cell table:number-columns-repeated="2"/>
          <table:table-cell office:value-type="float" office:value="1.69397607414791" calcext:value-type="float">
            <text:p>1.69397607414791</text:p>
          </table:table-cell>
        </table:table-row>
        <table:table-row table:style-name="ro1">
          <table:table-cell table:number-columns-repeated="2"/>
          <table:table-cell office:value-type="float" office:value="1.69397607414789" calcext:value-type="float">
            <text:p>1.69397607414789</text:p>
          </table:table-cell>
        </table:table-row>
        <table:table-row table:style-name="ro1">
          <table:table-cell table:number-columns-repeated="2"/>
          <table:table-cell office:value-type="float" office:value="1.69397607414787" calcext:value-type="float">
            <text:p>1.69397607414787</text:p>
          </table:table-cell>
        </table:table-row>
        <table:table-row table:style-name="ro1">
          <table:table-cell table:number-columns-repeated="2"/>
          <table:table-cell office:value-type="float" office:value="1.69397607414785" calcext:value-type="float">
            <text:p>1.69397607414785</text:p>
          </table:table-cell>
        </table:table-row>
        <table:table-row table:style-name="ro1">
          <table:table-cell table:number-columns-repeated="2"/>
          <table:table-cell office:value-type="float" office:value="1.69397607414783" calcext:value-type="float">
            <text:p>1.69397607414783</text:p>
          </table:table-cell>
        </table:table-row>
        <table:table-row table:style-name="ro1">
          <table:table-cell table:number-columns-repeated="2"/>
          <table:table-cell office:value-type="float" office:value="1.69397607414781" calcext:value-type="float">
            <text:p>1.69397607414781</text:p>
          </table:table-cell>
        </table:table-row>
        <table:table-row table:style-name="ro1">
          <table:table-cell table:number-columns-repeated="2"/>
          <table:table-cell office:value-type="float" office:value="1.69397607414779" calcext:value-type="float">
            <text:p>1.69397607414779</text:p>
          </table:table-cell>
        </table:table-row>
        <table:table-row table:style-name="ro1">
          <table:table-cell table:number-columns-repeated="2"/>
          <table:table-cell office:value-type="float" office:value="1.69397607414777" calcext:value-type="float">
            <text:p>1.69397607414777</text:p>
          </table:table-cell>
        </table:table-row>
        <table:table-row table:style-name="ro1">
          <table:table-cell table:number-columns-repeated="2"/>
          <table:table-cell office:value-type="float" office:value="1.69397607414775" calcext:value-type="float">
            <text:p>1.69397607414775</text:p>
          </table:table-cell>
        </table:table-row>
        <table:table-row table:style-name="ro1">
          <table:table-cell table:number-columns-repeated="2"/>
          <table:table-cell office:value-type="float" office:value="1.69397607414773" calcext:value-type="float">
            <text:p>1.69397607414773</text:p>
          </table:table-cell>
        </table:table-row>
        <table:table-row table:style-name="ro1">
          <table:table-cell table:number-columns-repeated="2"/>
          <table:table-cell office:value-type="float" office:value="1.69397607414771" calcext:value-type="float">
            <text:p>1.69397607414771</text:p>
          </table:table-cell>
        </table:table-row>
        <table:table-row table:style-name="ro1">
          <table:table-cell table:number-columns-repeated="2"/>
          <table:table-cell office:value-type="float" office:value="1.69397607414769" calcext:value-type="float">
            <text:p>1.69397607414769</text:p>
          </table:table-cell>
        </table:table-row>
        <table:table-row table:style-name="ro1">
          <table:table-cell table:number-columns-repeated="2"/>
          <table:table-cell office:value-type="float" office:value="1.69397607414767" calcext:value-type="float">
            <text:p>1.69397607414767</text:p>
          </table:table-cell>
        </table:table-row>
        <table:table-row table:style-name="ro1">
          <table:table-cell table:number-columns-repeated="2"/>
          <table:table-cell office:value-type="float" office:value="1.69397607414766" calcext:value-type="float">
            <text:p>1.69397607414766</text:p>
          </table:table-cell>
        </table:table-row>
        <table:table-row table:style-name="ro1">
          <table:table-cell table:number-columns-repeated="2"/>
          <table:table-cell office:value-type="float" office:value="1.69397607414764" calcext:value-type="float">
            <text:p>1.69397607414764</text:p>
          </table:table-cell>
        </table:table-row>
        <table:table-row table:style-name="ro1">
          <table:table-cell table:number-columns-repeated="2"/>
          <table:table-cell office:value-type="float" office:value="1.69397607414762" calcext:value-type="float">
            <text:p>1.69397607414762</text:p>
          </table:table-cell>
        </table:table-row>
        <table:table-row table:style-name="ro1">
          <table:table-cell table:number-columns-repeated="2"/>
          <table:table-cell office:value-type="float" office:value="1.69397607414761" calcext:value-type="float">
            <text:p>1.69397607414761</text:p>
          </table:table-cell>
        </table:table-row>
        <table:table-row table:style-name="ro1">
          <table:table-cell table:number-columns-repeated="2"/>
          <table:table-cell office:value-type="float" office:value="1.69397607414759" calcext:value-type="float">
            <text:p>1.69397607414759</text:p>
          </table:table-cell>
        </table:table-row>
        <table:table-row table:style-name="ro1">
          <table:table-cell table:number-columns-repeated="2"/>
          <table:table-cell office:value-type="float" office:value="1.69397607414757" calcext:value-type="float">
            <text:p>1.69397607414757</text:p>
          </table:table-cell>
        </table:table-row>
        <table:table-row table:style-name="ro1">
          <table:table-cell table:number-columns-repeated="2"/>
          <table:table-cell office:value-type="float" office:value="1.69397607414756" calcext:value-type="float">
            <text:p>1.69397607414756</text:p>
          </table:table-cell>
        </table:table-row>
        <table:table-row table:style-name="ro1">
          <table:table-cell table:number-columns-repeated="2"/>
          <table:table-cell office:value-type="float" office:value="1.69397607414754" calcext:value-type="float">
            <text:p>1.69397607414754</text:p>
          </table:table-cell>
        </table:table-row>
        <table:table-row table:style-name="ro1">
          <table:table-cell table:number-columns-repeated="2"/>
          <table:table-cell office:value-type="float" office:value="1.69397607414753" calcext:value-type="float">
            <text:p>1.69397607414753</text:p>
          </table:table-cell>
        </table:table-row>
        <table:table-row table:style-name="ro1">
          <table:table-cell table:number-columns-repeated="2"/>
          <table:table-cell office:value-type="float" office:value="1.69397607414751" calcext:value-type="float">
            <text:p>1.69397607414751</text:p>
          </table:table-cell>
        </table:table-row>
        <table:table-row table:style-name="ro1">
          <table:table-cell table:number-columns-repeated="2"/>
          <table:table-cell office:value-type="float" office:value="1.6939760741475" calcext:value-type="float">
            <text:p>1.6939760741475</text:p>
          </table:table-cell>
        </table:table-row>
        <table:table-row table:style-name="ro1">
          <table:table-cell table:number-columns-repeated="2"/>
          <table:table-cell office:value-type="float" office:value="1.69397607414748" calcext:value-type="float">
            <text:p>1.69397607414748</text:p>
          </table:table-cell>
        </table:table-row>
        <table:table-row table:style-name="ro1">
          <table:table-cell table:number-columns-repeated="2"/>
          <table:table-cell office:value-type="float" office:value="1.69397607414747" calcext:value-type="float">
            <text:p>1.69397607414747</text:p>
          </table:table-cell>
        </table:table-row>
        <table:table-row table:style-name="ro1">
          <table:table-cell table:number-columns-repeated="2"/>
          <table:table-cell office:value-type="float" office:value="1.69397607414745" calcext:value-type="float">
            <text:p>1.69397607414745</text:p>
          </table:table-cell>
        </table:table-row>
        <table:table-row table:style-name="ro1">
          <table:table-cell table:number-columns-repeated="2"/>
          <table:table-cell office:value-type="float" office:value="1.69397607414744" calcext:value-type="float">
            <text:p>1.69397607414744</text:p>
          </table:table-cell>
        </table:table-row>
        <table:table-row table:style-name="ro1">
          <table:table-cell table:number-columns-repeated="2"/>
          <table:table-cell office:value-type="float" office:value="1.69397607414743" calcext:value-type="float">
            <text:p>1.69397607414743</text:p>
          </table:table-cell>
        </table:table-row>
        <table:table-row table:style-name="ro1">
          <table:table-cell table:number-columns-repeated="2"/>
          <table:table-cell office:value-type="float" office:value="1.69397607414741" calcext:value-type="float">
            <text:p>1.69397607414741</text:p>
          </table:table-cell>
        </table:table-row>
        <table:table-row table:style-name="ro1">
          <table:table-cell table:number-columns-repeated="2"/>
          <table:table-cell office:value-type="float" office:value="1.6939760741474" calcext:value-type="float">
            <text:p>1.6939760741474</text:p>
          </table:table-cell>
        </table:table-row>
        <table:table-row table:style-name="ro1">
          <table:table-cell table:number-columns-repeated="2"/>
          <table:table-cell office:value-type="float" office:value="1.69397607414739" calcext:value-type="float">
            <text:p>1.69397607414739</text:p>
          </table:table-cell>
        </table:table-row>
        <table:table-row table:style-name="ro1">
          <table:table-cell table:number-columns-repeated="2"/>
          <table:table-cell office:value-type="float" office:value="1.69397607414738" calcext:value-type="float">
            <text:p>1.69397607414738</text:p>
          </table:table-cell>
        </table:table-row>
        <table:table-row table:style-name="ro1">
          <table:table-cell table:number-columns-repeated="2"/>
          <table:table-cell office:value-type="float" office:value="1.69397607414736" calcext:value-type="float">
            <text:p>1.69397607414736</text:p>
          </table:table-cell>
        </table:table-row>
        <table:table-row table:style-name="ro1">
          <table:table-cell table:number-columns-repeated="2"/>
          <table:table-cell office:value-type="float" office:value="1.69397607414735" calcext:value-type="float">
            <text:p>1.69397607414735</text:p>
          </table:table-cell>
        </table:table-row>
        <table:table-row table:style-name="ro1">
          <table:table-cell table:number-columns-repeated="2"/>
          <table:table-cell office:value-type="float" office:value="1.69397607414734" calcext:value-type="float">
            <text:p>1.69397607414734</text:p>
          </table:table-cell>
        </table:table-row>
        <table:table-row table:style-name="ro1">
          <table:table-cell table:number-columns-repeated="2"/>
          <table:table-cell office:value-type="float" office:value="1.69397607414733" calcext:value-type="float">
            <text:p>1.69397607414733</text:p>
          </table:table-cell>
        </table:table-row>
        <table:table-row table:style-name="ro1">
          <table:table-cell table:number-columns-repeated="2"/>
          <table:table-cell office:value-type="float" office:value="1.69397607414731" calcext:value-type="float">
            <text:p>1.69397607414731</text:p>
          </table:table-cell>
        </table:table-row>
        <table:table-row table:style-name="ro1">
          <table:table-cell table:number-columns-repeated="2"/>
          <table:table-cell office:value-type="float" office:value="1.6939760741473" calcext:value-type="float">
            <text:p>1.6939760741473</text:p>
          </table:table-cell>
        </table:table-row>
        <table:table-row table:style-name="ro1">
          <table:table-cell table:number-columns-repeated="2"/>
          <table:table-cell office:value-type="float" office:value="1.69397607414729" calcext:value-type="float">
            <text:p>1.69397607414729</text:p>
          </table:table-cell>
        </table:table-row>
        <table:table-row table:style-name="ro1">
          <table:table-cell table:number-columns-repeated="2"/>
          <table:table-cell office:value-type="float" office:value="1.69397607414728" calcext:value-type="float">
            <text:p>1.69397607414728</text:p>
          </table:table-cell>
        </table:table-row>
        <table:table-row table:style-name="ro1">
          <table:table-cell table:number-columns-repeated="2"/>
          <table:table-cell office:value-type="float" office:value="1.69397607414727" calcext:value-type="float">
            <text:p>1.69397607414727</text:p>
          </table:table-cell>
        </table:table-row>
        <table:table-row table:style-name="ro1">
          <table:table-cell table:number-columns-repeated="2"/>
          <table:table-cell office:value-type="float" office:value="1.69397607414726" calcext:value-type="float">
            <text:p>1.69397607414726</text:p>
          </table:table-cell>
        </table:table-row>
        <table:table-row table:style-name="ro1">
          <table:table-cell table:number-columns-repeated="2"/>
          <table:table-cell office:value-type="float" office:value="1.69397607414725" calcext:value-type="float">
            <text:p>1.69397607414725</text:p>
          </table:table-cell>
        </table:table-row>
        <table:table-row table:style-name="ro1">
          <table:table-cell table:number-columns-repeated="2"/>
          <table:table-cell office:value-type="float" office:value="1.69397607414724" calcext:value-type="float">
            <text:p>1.69397607414724</text:p>
          </table:table-cell>
        </table:table-row>
        <table:table-row table:style-name="ro1">
          <table:table-cell table:number-columns-repeated="2"/>
          <table:table-cell office:value-type="float" office:value="1.69397607414723" calcext:value-type="float">
            <text:p>1.69397607414723</text:p>
          </table:table-cell>
        </table:table-row>
        <table:table-row table:style-name="ro1">
          <table:table-cell table:number-columns-repeated="2"/>
          <table:table-cell office:value-type="float" office:value="1.69397607414722" calcext:value-type="float">
            <text:p>1.69397607414722</text:p>
          </table:table-cell>
        </table:table-row>
        <table:table-row table:style-name="ro1">
          <table:table-cell table:number-columns-repeated="2"/>
          <table:table-cell office:value-type="float" office:value="1.69397607414721" calcext:value-type="float">
            <text:p>1.69397607414721</text:p>
          </table:table-cell>
        </table:table-row>
        <table:table-row table:style-name="ro1">
          <table:table-cell table:number-columns-repeated="2"/>
          <table:table-cell office:value-type="float" office:value="1.6939760741472" calcext:value-type="float">
            <text:p>1.6939760741472</text:p>
          </table:table-cell>
        </table:table-row>
        <table:table-row table:style-name="ro1">
          <table:table-cell table:number-columns-repeated="2"/>
          <table:table-cell office:value-type="float" office:value="1.69397607414719" calcext:value-type="float">
            <text:p>1.69397607414719</text:p>
          </table:table-cell>
        </table:table-row>
        <table:table-row table:style-name="ro1">
          <table:table-cell table:number-columns-repeated="2"/>
          <table:table-cell office:value-type="float" office:value="1.69397607414718" calcext:value-type="float">
            <text:p>1.69397607414718</text:p>
          </table:table-cell>
        </table:table-row>
        <table:table-row table:style-name="ro1">
          <table:table-cell table:number-columns-repeated="2"/>
          <table:table-cell office:value-type="float" office:value="1.69397607414717" calcext:value-type="float">
            <text:p>1.69397607414717</text:p>
          </table:table-cell>
        </table:table-row>
        <table:table-row table:style-name="ro1">
          <table:table-cell table:number-columns-repeated="2"/>
          <table:table-cell office:value-type="float" office:value="1.69397607414716" calcext:value-type="float">
            <text:p>1.69397607414716</text:p>
          </table:table-cell>
        </table:table-row>
        <table:table-row table:style-name="ro1">
          <table:table-cell table:number-columns-repeated="2"/>
          <table:table-cell office:value-type="float" office:value="1.69397607414716" calcext:value-type="float">
            <text:p>1.69397607414716</text:p>
          </table:table-cell>
        </table:table-row>
        <table:table-row table:style-name="ro1">
          <table:table-cell table:number-columns-repeated="2"/>
          <table:table-cell office:value-type="float" office:value="1.69397607414715" calcext:value-type="float">
            <text:p>1.69397607414715</text:p>
          </table:table-cell>
        </table:table-row>
        <table:table-row table:style-name="ro1">
          <table:table-cell table:number-columns-repeated="2"/>
          <table:table-cell office:value-type="float" office:value="1.69397607414714" calcext:value-type="float">
            <text:p>1.69397607414714</text:p>
          </table:table-cell>
        </table:table-row>
        <table:table-row table:style-name="ro1">
          <table:table-cell table:number-columns-repeated="2"/>
          <table:table-cell office:value-type="float" office:value="1.69397607414713" calcext:value-type="float">
            <text:p>1.69397607414713</text:p>
          </table:table-cell>
        </table:table-row>
        <table:table-row table:style-name="ro1">
          <table:table-cell table:number-columns-repeated="2"/>
          <table:table-cell office:value-type="float" office:value="1.69397607414712" calcext:value-type="float">
            <text:p>1.69397607414712</text:p>
          </table:table-cell>
        </table:table-row>
        <table:table-row table:style-name="ro1">
          <table:table-cell table:number-columns-repeated="2"/>
          <table:table-cell office:value-type="float" office:value="1.69397607414711" calcext:value-type="float">
            <text:p>1.69397607414711</text:p>
          </table:table-cell>
        </table:table-row>
        <table:table-row table:style-name="ro1">
          <table:table-cell table:number-columns-repeated="2"/>
          <table:table-cell office:value-type="float" office:value="1.69397607414711" calcext:value-type="float">
            <text:p>1.69397607414711</text:p>
          </table:table-cell>
        </table:table-row>
        <table:table-row table:style-name="ro1">
          <table:table-cell table:number-columns-repeated="2"/>
          <table:table-cell office:value-type="float" office:value="1.6939760741471" calcext:value-type="float">
            <text:p>1.6939760741471</text:p>
          </table:table-cell>
        </table:table-row>
        <table:table-row table:style-name="ro1">
          <table:table-cell table:number-columns-repeated="2"/>
          <table:table-cell office:value-type="float" office:value="1.69397607414709" calcext:value-type="float">
            <text:p>1.69397607414709</text:p>
          </table:table-cell>
        </table:table-row>
        <table:table-row table:style-name="ro1">
          <table:table-cell table:number-columns-repeated="2"/>
          <table:table-cell office:value-type="float" office:value="1.69397607414708" calcext:value-type="float">
            <text:p>1.69397607414708</text:p>
          </table:table-cell>
        </table:table-row>
        <table:table-row table:style-name="ro1">
          <table:table-cell table:number-columns-repeated="2"/>
          <table:table-cell office:value-type="float" office:value="1.69397607414708" calcext:value-type="float">
            <text:p>1.69397607414708</text:p>
          </table:table-cell>
        </table:table-row>
        <table:table-row table:style-name="ro1">
          <table:table-cell table:number-columns-repeated="2"/>
          <table:table-cell office:value-type="float" office:value="1.69397607414707" calcext:value-type="float">
            <text:p>1.69397607414707</text:p>
          </table:table-cell>
        </table:table-row>
        <table:table-row table:style-name="ro1">
          <table:table-cell table:number-columns-repeated="2"/>
          <table:table-cell office:value-type="float" office:value="1.69397607414706" calcext:value-type="float">
            <text:p>1.69397607414706</text:p>
          </table:table-cell>
        </table:table-row>
        <table:table-row table:style-name="ro1">
          <table:table-cell table:number-columns-repeated="2"/>
          <table:table-cell office:value-type="float" office:value="1.69397607414705" calcext:value-type="float">
            <text:p>1.69397607414705</text:p>
          </table:table-cell>
        </table:table-row>
        <table:table-row table:style-name="ro1">
          <table:table-cell table:number-columns-repeated="2"/>
          <table:table-cell office:value-type="float" office:value="1.69397607414705" calcext:value-type="float">
            <text:p>1.69397607414705</text:p>
          </table:table-cell>
        </table:table-row>
        <table:table-row table:style-name="ro1">
          <table:table-cell table:number-columns-repeated="2"/>
          <table:table-cell office:value-type="float" office:value="1.69397607414704" calcext:value-type="float">
            <text:p>1.69397607414704</text:p>
          </table:table-cell>
        </table:table-row>
        <table:table-row table:style-name="ro1">
          <table:table-cell table:number-columns-repeated="2"/>
          <table:table-cell office:value-type="float" office:value="1.69397607414703" calcext:value-type="float">
            <text:p>1.69397607414703</text:p>
          </table:table-cell>
        </table:table-row>
        <table:table-row table:style-name="ro1">
          <table:table-cell table:number-columns-repeated="2"/>
          <table:table-cell office:value-type="float" office:value="1.69397607414703" calcext:value-type="float">
            <text:p>1.69397607414703</text:p>
          </table:table-cell>
        </table:table-row>
        <table:table-row table:style-name="ro1">
          <table:table-cell table:number-columns-repeated="2"/>
          <table:table-cell office:value-type="float" office:value="1.69397607414702" calcext:value-type="float">
            <text:p>1.69397607414702</text:p>
          </table:table-cell>
        </table:table-row>
        <table:table-row table:style-name="ro1">
          <table:table-cell table:number-columns-repeated="2"/>
          <table:table-cell office:value-type="float" office:value="1.69397607414702" calcext:value-type="float">
            <text:p>1.69397607414702</text:p>
          </table:table-cell>
        </table:table-row>
        <table:table-row table:style-name="ro1">
          <table:table-cell table:number-columns-repeated="2"/>
          <table:table-cell office:value-type="float" office:value="1.69397607414701" calcext:value-type="float">
            <text:p>1.69397607414701</text:p>
          </table:table-cell>
        </table:table-row>
        <table:table-row table:style-name="ro1">
          <table:table-cell table:number-columns-repeated="2"/>
          <table:table-cell office:value-type="float" office:value="1.693976074147" calcext:value-type="float">
            <text:p>1.693976074147</text:p>
          </table:table-cell>
        </table:table-row>
        <table:table-row table:style-name="ro1">
          <table:table-cell table:number-columns-repeated="2"/>
          <table:table-cell office:value-type="float" office:value="1.693976074147" calcext:value-type="float">
            <text:p>1.693976074147</text:p>
          </table:table-cell>
        </table:table-row>
        <table:table-row table:style-name="ro1">
          <table:table-cell table:number-columns-repeated="2"/>
          <table:table-cell office:value-type="float" office:value="1.69397607414699" calcext:value-type="float">
            <text:p>1.69397607414699</text:p>
          </table:table-cell>
        </table:table-row>
        <table:table-row table:style-name="ro1">
          <table:table-cell table:number-columns-repeated="2"/>
          <table:table-cell office:value-type="float" office:value="1.69397607414699" calcext:value-type="float">
            <text:p>1.69397607414699</text:p>
          </table:table-cell>
        </table:table-row>
        <table:table-row table:style-name="ro1">
          <table:table-cell table:number-columns-repeated="2"/>
          <table:table-cell office:value-type="float" office:value="1.69397607414698" calcext:value-type="float">
            <text:p>1.69397607414698</text:p>
          </table:table-cell>
        </table:table-row>
        <table:table-row table:style-name="ro1">
          <table:table-cell table:number-columns-repeated="2"/>
          <table:table-cell office:value-type="float" office:value="1.69397607414697" calcext:value-type="float">
            <text:p>1.69397607414697</text:p>
          </table:table-cell>
        </table:table-row>
        <table:table-row table:style-name="ro1">
          <table:table-cell table:number-columns-repeated="2"/>
          <table:table-cell office:value-type="float" office:value="1.69397607414697" calcext:value-type="float">
            <text:p>1.69397607414697</text:p>
          </table:table-cell>
        </table:table-row>
        <table:table-row table:style-name="ro1">
          <table:table-cell table:number-columns-repeated="2"/>
          <table:table-cell office:value-type="float" office:value="1.69397607414696" calcext:value-type="float">
            <text:p>1.69397607414696</text:p>
          </table:table-cell>
        </table:table-row>
        <table:table-row table:style-name="ro1">
          <table:table-cell table:number-columns-repeated="2"/>
          <table:table-cell office:value-type="float" office:value="1.69397607414696" calcext:value-type="float">
            <text:p>1.69397607414696</text:p>
          </table:table-cell>
        </table:table-row>
        <table:table-row table:style-name="ro1">
          <table:table-cell table:number-columns-repeated="2"/>
          <table:table-cell office:value-type="float" office:value="1.69397607414695" calcext:value-type="float">
            <text:p>1.69397607414695</text:p>
          </table:table-cell>
        </table:table-row>
        <table:table-row table:style-name="ro1">
          <table:table-cell table:number-columns-repeated="2"/>
          <table:table-cell office:value-type="float" office:value="1.69397607414695" calcext:value-type="float">
            <text:p>1.69397607414695</text:p>
          </table:table-cell>
        </table:table-row>
        <table:table-row table:style-name="ro1">
          <table:table-cell table:number-columns-repeated="2"/>
          <table:table-cell office:value-type="float" office:value="1.69397607414694" calcext:value-type="float">
            <text:p>1.69397607414694</text:p>
          </table:table-cell>
        </table:table-row>
        <table:table-row table:style-name="ro1">
          <table:table-cell table:number-columns-repeated="2"/>
          <table:table-cell office:value-type="float" office:value="1.69397607414694" calcext:value-type="float">
            <text:p>1.69397607414694</text:p>
          </table:table-cell>
        </table:table-row>
        <table:table-row table:style-name="ro1">
          <table:table-cell table:number-columns-repeated="2"/>
          <table:table-cell office:value-type="float" office:value="1.69397607414693" calcext:value-type="float">
            <text:p>1.69397607414693</text:p>
          </table:table-cell>
        </table:table-row>
        <table:table-row table:style-name="ro1">
          <table:table-cell table:number-columns-repeated="2"/>
          <table:table-cell office:value-type="float" office:value="1.69397607414693" calcext:value-type="float">
            <text:p>1.69397607414693</text:p>
          </table:table-cell>
        </table:table-row>
        <table:table-row table:style-name="ro1">
          <table:table-cell table:number-columns-repeated="2"/>
          <table:table-cell office:value-type="float" office:value="1.69397607414692" calcext:value-type="float">
            <text:p>1.69397607414692</text:p>
          </table:table-cell>
        </table:table-row>
        <table:table-row table:style-name="ro1">
          <table:table-cell table:number-columns-repeated="2"/>
          <table:table-cell office:value-type="float" office:value="1.69397607414692" calcext:value-type="float">
            <text:p>1.69397607414692</text:p>
          </table:table-cell>
        </table:table-row>
        <table:table-row table:style-name="ro1">
          <table:table-cell table:number-columns-repeated="2"/>
          <table:table-cell office:value-type="float" office:value="1.69397607414691" calcext:value-type="float">
            <text:p>1.69397607414691</text:p>
          </table:table-cell>
        </table:table-row>
        <table:table-row table:style-name="ro1">
          <table:table-cell table:number-columns-repeated="2"/>
          <table:table-cell office:value-type="float" office:value="1.69397607414691" calcext:value-type="float">
            <text:p>1.69397607414691</text:p>
          </table:table-cell>
        </table:table-row>
        <table:table-row table:style-name="ro1">
          <table:table-cell table:number-columns-repeated="2"/>
          <table:table-cell office:value-type="float" office:value="1.69397607414691" calcext:value-type="float">
            <text:p>1.69397607414691</text:p>
          </table:table-cell>
        </table:table-row>
        <table:table-row table:style-name="ro1">
          <table:table-cell table:number-columns-repeated="2"/>
          <table:table-cell office:value-type="float" office:value="1.6939760741469" calcext:value-type="float">
            <text:p>1.6939760741469</text:p>
          </table:table-cell>
        </table:table-row>
        <table:table-row table:style-name="ro1">
          <table:table-cell table:number-columns-repeated="2"/>
          <table:table-cell office:value-type="float" office:value="1.6939760741469" calcext:value-type="float">
            <text:p>1.6939760741469</text:p>
          </table:table-cell>
        </table:table-row>
        <table:table-row table:style-name="ro1">
          <table:table-cell table:number-columns-repeated="2"/>
          <table:table-cell office:value-type="float" office:value="1.69397607414689" calcext:value-type="float">
            <text:p>1.69397607414689</text:p>
          </table:table-cell>
        </table:table-row>
        <table:table-row table:style-name="ro1">
          <table:table-cell table:number-columns-repeated="2"/>
          <table:table-cell office:value-type="float" office:value="1.69397607414689" calcext:value-type="float">
            <text:p>1.69397607414689</text:p>
          </table:table-cell>
        </table:table-row>
        <table:table-row table:style-name="ro1">
          <table:table-cell table:number-columns-repeated="2"/>
          <table:table-cell office:value-type="float" office:value="1.69397607414688" calcext:value-type="float">
            <text:p>1.69397607414688</text:p>
          </table:table-cell>
        </table:table-row>
        <table:table-row table:style-name="ro1">
          <table:table-cell table:number-columns-repeated="2"/>
          <table:table-cell office:value-type="float" office:value="1.69397607414688" calcext:value-type="float">
            <text:p>1.69397607414688</text:p>
          </table:table-cell>
        </table:table-row>
        <table:table-row table:style-name="ro1">
          <table:table-cell table:number-columns-repeated="2"/>
          <table:table-cell office:value-type="float" office:value="1.69397607414688" calcext:value-type="float">
            <text:p>1.69397607414688</text:p>
          </table:table-cell>
        </table:table-row>
        <table:table-row table:style-name="ro1">
          <table:table-cell table:number-columns-repeated="2"/>
          <table:table-cell office:value-type="float" office:value="1.69397607414687" calcext:value-type="float">
            <text:p>1.69397607414687</text:p>
          </table:table-cell>
        </table:table-row>
        <table:table-row table:style-name="ro1">
          <table:table-cell table:number-columns-repeated="2"/>
          <table:table-cell office:value-type="float" office:value="1.69397607414687" calcext:value-type="float">
            <text:p>1.69397607414687</text:p>
          </table:table-cell>
        </table:table-row>
        <table:table-row table:style-name="ro1">
          <table:table-cell table:number-columns-repeated="2"/>
          <table:table-cell office:value-type="float" office:value="1.69397607414687" calcext:value-type="float">
            <text:p>1.69397607414687</text:p>
          </table:table-cell>
        </table:table-row>
        <table:table-row table:style-name="ro1">
          <table:table-cell table:number-columns-repeated="2"/>
          <table:table-cell office:value-type="float" office:value="1.69397607414686" calcext:value-type="float">
            <text:p>1.69397607414686</text:p>
          </table:table-cell>
        </table:table-row>
        <table:table-row table:style-name="ro1">
          <table:table-cell table:number-columns-repeated="2"/>
          <table:table-cell office:value-type="float" office:value="1.69397607414686" calcext:value-type="float">
            <text:p>1.69397607414686</text:p>
          </table:table-cell>
        </table:table-row>
        <table:table-row table:style-name="ro1">
          <table:table-cell table:number-columns-repeated="2"/>
          <table:table-cell office:value-type="float" office:value="1.69397607414685" calcext:value-type="float">
            <text:p>1.69397607414685</text:p>
          </table:table-cell>
        </table:table-row>
        <table:table-row table:style-name="ro1">
          <table:table-cell table:number-columns-repeated="2"/>
          <table:table-cell office:value-type="float" office:value="1.69397607414685" calcext:value-type="float">
            <text:p>1.69397607414685</text:p>
          </table:table-cell>
        </table:table-row>
        <table:table-row table:style-name="ro1">
          <table:table-cell table:number-columns-repeated="2"/>
          <table:table-cell office:value-type="float" office:value="1.69397607414685" calcext:value-type="float">
            <text:p>1.69397607414685</text:p>
          </table:table-cell>
        </table:table-row>
        <table:table-row table:style-name="ro1">
          <table:table-cell table:number-columns-repeated="2"/>
          <table:table-cell office:value-type="float" office:value="1.69397607414684" calcext:value-type="float">
            <text:p>1.69397607414684</text:p>
          </table:table-cell>
        </table:table-row>
        <table:table-row table:style-name="ro1">
          <table:table-cell table:number-columns-repeated="2"/>
          <table:table-cell office:value-type="float" office:value="1.69397607414684" calcext:value-type="float">
            <text:p>1.69397607414684</text:p>
          </table:table-cell>
        </table:table-row>
        <table:table-row table:style-name="ro1">
          <table:table-cell table:number-columns-repeated="2"/>
          <table:table-cell office:value-type="float" office:value="1.69397607414684" calcext:value-type="float">
            <text:p>1.69397607414684</text:p>
          </table:table-cell>
        </table:table-row>
        <table:table-row table:style-name="ro1">
          <table:table-cell table:number-columns-repeated="2"/>
          <table:table-cell office:value-type="float" office:value="1.69397607414683" calcext:value-type="float">
            <text:p>1.69397607414683</text:p>
          </table:table-cell>
        </table:table-row>
        <table:table-row table:style-name="ro1">
          <table:table-cell table:number-columns-repeated="2"/>
          <table:table-cell office:value-type="float" office:value="1.69397607414683" calcext:value-type="float">
            <text:p>1.69397607414683</text:p>
          </table:table-cell>
        </table:table-row>
        <table:table-row table:style-name="ro1">
          <table:table-cell table:number-columns-repeated="2"/>
          <table:table-cell office:value-type="float" office:value="1.69397607414683" calcext:value-type="float">
            <text:p>1.69397607414683</text:p>
          </table:table-cell>
        </table:table-row>
        <table:table-row table:style-name="ro1">
          <table:table-cell table:number-columns-repeated="2"/>
          <table:table-cell office:value-type="float" office:value="1.69397607414683" calcext:value-type="float">
            <text:p>1.69397607414683</text:p>
          </table:table-cell>
        </table:table-row>
        <table:table-row table:style-name="ro1">
          <table:table-cell table:number-columns-repeated="2"/>
          <table:table-cell office:value-type="float" office:value="1.69397607414682" calcext:value-type="float">
            <text:p>1.69397607414682</text:p>
          </table:table-cell>
        </table:table-row>
        <table:table-row table:style-name="ro1">
          <table:table-cell table:number-columns-repeated="2"/>
          <table:table-cell office:value-type="float" office:value="1.69397607414682" calcext:value-type="float">
            <text:p>1.69397607414682</text:p>
          </table:table-cell>
        </table:table-row>
        <table:table-row table:style-name="ro1">
          <table:table-cell table:number-columns-repeated="2"/>
          <table:table-cell office:value-type="float" office:value="1.69397607414682" calcext:value-type="float">
            <text:p>1.69397607414682</text:p>
          </table:table-cell>
        </table:table-row>
        <table:table-row table:style-name="ro1">
          <table:table-cell table:number-columns-repeated="2"/>
          <table:table-cell office:value-type="float" office:value="1.69397607414681" calcext:value-type="float">
            <text:p>1.69397607414681</text:p>
          </table:table-cell>
        </table:table-row>
        <table:table-row table:style-name="ro1">
          <table:table-cell table:number-columns-repeated="2"/>
          <table:table-cell office:value-type="float" office:value="1.69397607414681" calcext:value-type="float">
            <text:p>1.69397607414681</text:p>
          </table:table-cell>
        </table:table-row>
        <table:table-row table:style-name="ro1">
          <table:table-cell table:number-columns-repeated="2"/>
          <table:table-cell office:value-type="float" office:value="1.69397607414681" calcext:value-type="float">
            <text:p>1.69397607414681</text:p>
          </table:table-cell>
        </table:table-row>
        <table:table-row table:style-name="ro1">
          <table:table-cell table:number-columns-repeated="2"/>
          <table:table-cell office:value-type="float" office:value="1.69397607414681" calcext:value-type="float">
            <text:p>1.69397607414681</text:p>
          </table:table-cell>
        </table:table-row>
        <table:table-row table:style-name="ro1">
          <table:table-cell table:number-columns-repeated="2"/>
          <table:table-cell office:value-type="float" office:value="1.6939760741468" calcext:value-type="float">
            <text:p>1.6939760741468</text:p>
          </table:table-cell>
        </table:table-row>
        <table:table-row table:style-name="ro1">
          <table:table-cell table:number-columns-repeated="2"/>
          <table:table-cell office:value-type="float" office:value="1.6939760741468" calcext:value-type="float">
            <text:p>1.6939760741468</text:p>
          </table:table-cell>
        </table:table-row>
        <table:table-row table:style-name="ro1">
          <table:table-cell table:number-columns-repeated="2"/>
          <table:table-cell office:value-type="float" office:value="1.6939760741468" calcext:value-type="float">
            <text:p>1.6939760741468</text:p>
          </table:table-cell>
        </table:table-row>
        <table:table-row table:style-name="ro1">
          <table:table-cell table:number-columns-repeated="2"/>
          <table:table-cell office:value-type="float" office:value="1.6939760741468" calcext:value-type="float">
            <text:p>1.6939760741468</text:p>
          </table:table-cell>
        </table:table-row>
        <table:table-row table:style-name="ro1">
          <table:table-cell table:number-columns-repeated="2"/>
          <table:table-cell office:value-type="float" office:value="1.69397607414679" calcext:value-type="float">
            <text:p>1.69397607414679</text:p>
          </table:table-cell>
        </table:table-row>
        <table:table-row table:style-name="ro1">
          <table:table-cell table:number-columns-repeated="2"/>
          <table:table-cell office:value-type="float" office:value="1.69397607414679" calcext:value-type="float">
            <text:p>1.69397607414679</text:p>
          </table:table-cell>
        </table:table-row>
        <table:table-row table:style-name="ro1">
          <table:table-cell table:number-columns-repeated="2"/>
          <table:table-cell office:value-type="float" office:value="1.69397607414679" calcext:value-type="float">
            <text:p>1.69397607414679</text:p>
          </table:table-cell>
        </table:table-row>
        <table:table-row table:style-name="ro1">
          <table:table-cell table:number-columns-repeated="2"/>
          <table:table-cell office:value-type="float" office:value="1.69397607414679" calcext:value-type="float">
            <text:p>1.69397607414679</text:p>
          </table:table-cell>
        </table:table-row>
        <table:table-row table:style-name="ro1">
          <table:table-cell table:number-columns-repeated="2"/>
          <table:table-cell office:value-type="float" office:value="1.69397607414678" calcext:value-type="float">
            <text:p>1.69397607414678</text:p>
          </table:table-cell>
        </table:table-row>
        <table:table-row table:style-name="ro1">
          <table:table-cell table:number-columns-repeated="2"/>
          <table:table-cell office:value-type="float" office:value="1.69397607414678" calcext:value-type="float">
            <text:p>1.69397607414678</text:p>
          </table:table-cell>
        </table:table-row>
        <table:table-row table:style-name="ro1">
          <table:table-cell table:number-columns-repeated="2"/>
          <table:table-cell office:value-type="float" office:value="1.69397607414678" calcext:value-type="float">
            <text:p>1.69397607414678</text:p>
          </table:table-cell>
        </table:table-row>
        <table:table-row table:style-name="ro1">
          <table:table-cell table:number-columns-repeated="2"/>
          <table:table-cell office:value-type="float" office:value="1.69397607414678" calcext:value-type="float">
            <text:p>1.69397607414678</text:p>
          </table:table-cell>
        </table:table-row>
        <table:table-row table:style-name="ro1">
          <table:table-cell table:number-columns-repeated="2"/>
          <table:table-cell office:value-type="float" office:value="1.69397607414678" calcext:value-type="float">
            <text:p>1.69397607414678</text:p>
          </table:table-cell>
        </table:table-row>
        <table:table-row table:style-name="ro1">
          <table:table-cell table:number-columns-repeated="2"/>
          <table:table-cell office:value-type="float" office:value="1.69397607414677" calcext:value-type="float">
            <text:p>1.69397607414677</text:p>
          </table:table-cell>
        </table:table-row>
        <table:table-row table:style-name="ro1">
          <table:table-cell table:number-columns-repeated="2"/>
          <table:table-cell office:value-type="float" office:value="1.69397607414677" calcext:value-type="float">
            <text:p>1.69397607414677</text:p>
          </table:table-cell>
        </table:table-row>
        <table:table-row table:style-name="ro1">
          <table:table-cell table:number-columns-repeated="2"/>
          <table:table-cell office:value-type="float" office:value="1.69397607414677" calcext:value-type="float">
            <text:p>1.69397607414677</text:p>
          </table:table-cell>
        </table:table-row>
        <table:table-row table:style-name="ro1">
          <table:table-cell table:number-columns-repeated="2"/>
          <table:table-cell office:value-type="float" office:value="1.69397607414677" calcext:value-type="float">
            <text:p>1.69397607414677</text:p>
          </table:table-cell>
        </table:table-row>
        <table:table-row table:style-name="ro1">
          <table:table-cell table:number-columns-repeated="2"/>
          <table:table-cell office:value-type="float" office:value="1.69397607414677" calcext:value-type="float">
            <text:p>1.69397607414677</text:p>
          </table:table-cell>
        </table:table-row>
        <table:table-row table:style-name="ro1">
          <table:table-cell table:number-columns-repeated="2"/>
          <table:table-cell office:value-type="float" office:value="1.69397607414676" calcext:value-type="float">
            <text:p>1.69397607414676</text:p>
          </table:table-cell>
        </table:table-row>
        <table:table-row table:style-name="ro1">
          <table:table-cell table:number-columns-repeated="2"/>
          <table:table-cell office:value-type="float" office:value="1.69397607414676" calcext:value-type="float">
            <text:p>1.69397607414676</text:p>
          </table:table-cell>
        </table:table-row>
        <table:table-row table:style-name="ro1">
          <table:table-cell table:number-columns-repeated="2"/>
          <table:table-cell office:value-type="float" office:value="1.69397607414676" calcext:value-type="float">
            <text:p>1.69397607414676</text:p>
          </table:table-cell>
        </table:table-row>
        <table:table-row table:style-name="ro1">
          <table:table-cell table:number-columns-repeated="2"/>
          <table:table-cell office:value-type="float" office:value="1.69397607414676" calcext:value-type="float">
            <text:p>1.69397607414676</text:p>
          </table:table-cell>
        </table:table-row>
        <table:table-row table:style-name="ro1">
          <table:table-cell table:number-columns-repeated="2"/>
          <table:table-cell office:value-type="float" office:value="1.69397607414676" calcext:value-type="float">
            <text:p>1.69397607414676</text:p>
          </table:table-cell>
        </table:table-row>
        <table:table-row table:style-name="ro1">
          <table:table-cell table:number-columns-repeated="2"/>
          <table:table-cell office:value-type="float" office:value="1.69397607414676" calcext:value-type="float">
            <text:p>1.69397607414676</text:p>
          </table:table-cell>
        </table:table-row>
        <table:table-row table:style-name="ro1">
          <table:table-cell table:number-columns-repeated="2"/>
          <table:table-cell office:value-type="float" office:value="1.69397607414675" calcext:value-type="float">
            <text:p>1.69397607414675</text:p>
          </table:table-cell>
        </table:table-row>
        <table:table-row table:style-name="ro1">
          <table:table-cell table:number-columns-repeated="2"/>
          <table:table-cell office:value-type="float" office:value="1.69397607414675" calcext:value-type="float">
            <text:p>1.69397607414675</text:p>
          </table:table-cell>
        </table:table-row>
        <table:table-row table:style-name="ro1">
          <table:table-cell table:number-columns-repeated="2"/>
          <table:table-cell office:value-type="float" office:value="1.69397607414675" calcext:value-type="float">
            <text:p>1.69397607414675</text:p>
          </table:table-cell>
        </table:table-row>
        <table:table-row table:style-name="ro1">
          <table:table-cell table:number-columns-repeated="2"/>
          <table:table-cell office:value-type="float" office:value="1.69397607414675" calcext:value-type="float">
            <text:p>1.69397607414675</text:p>
          </table:table-cell>
        </table:table-row>
        <table:table-row table:style-name="ro1">
          <table:table-cell table:number-columns-repeated="2"/>
          <table:table-cell office:value-type="float" office:value="1.69397607414675" calcext:value-type="float">
            <text:p>1.69397607414675</text:p>
          </table:table-cell>
        </table:table-row>
        <table:table-row table:style-name="ro1">
          <table:table-cell table:number-columns-repeated="2"/>
          <table:table-cell office:value-type="float" office:value="1.69397607414675" calcext:value-type="float">
            <text:p>1.69397607414675</text:p>
          </table:table-cell>
        </table:table-row>
        <table:table-row table:style-name="ro1">
          <table:table-cell table:number-columns-repeated="2"/>
          <table:table-cell office:value-type="float" office:value="1.69397607414674" calcext:value-type="float">
            <text:p>1.69397607414674</text:p>
          </table:table-cell>
        </table:table-row>
        <table:table-row table:style-name="ro1">
          <table:table-cell table:number-columns-repeated="2"/>
          <table:table-cell office:value-type="float" office:value="1.69397607414674" calcext:value-type="float">
            <text:p>1.69397607414674</text:p>
          </table:table-cell>
        </table:table-row>
        <table:table-row table:style-name="ro1">
          <table:table-cell table:number-columns-repeated="2"/>
          <table:table-cell office:value-type="float" office:value="1.69397607414674" calcext:value-type="float">
            <text:p>1.69397607414674</text:p>
          </table:table-cell>
        </table:table-row>
        <table:table-row table:style-name="ro1">
          <table:table-cell table:number-columns-repeated="2"/>
          <table:table-cell office:value-type="float" office:value="1.69397607414674" calcext:value-type="float">
            <text:p>1.69397607414674</text:p>
          </table:table-cell>
        </table:table-row>
        <table:table-row table:style-name="ro1">
          <table:table-cell table:number-columns-repeated="2"/>
          <table:table-cell office:value-type="float" office:value="1.69397607414674" calcext:value-type="float">
            <text:p>1.69397607414674</text:p>
          </table:table-cell>
        </table:table-row>
        <table:table-row table:style-name="ro1">
          <table:table-cell table:number-columns-repeated="2"/>
          <table:table-cell office:value-type="float" office:value="1.69397607414674" calcext:value-type="float">
            <text:p>1.69397607414674</text:p>
          </table:table-cell>
        </table:table-row>
        <table:table-row table:style-name="ro1">
          <table:table-cell table:number-columns-repeated="2"/>
          <table:table-cell office:value-type="float" office:value="1.69397607414674" calcext:value-type="float">
            <text:p>1.69397607414674</text:p>
          </table:table-cell>
        </table:table-row>
        <table:table-row table:style-name="ro1">
          <table:table-cell table:number-columns-repeated="2"/>
          <table:table-cell office:value-type="float" office:value="1.69397607414673" calcext:value-type="float">
            <text:p>1.69397607414673</text:p>
          </table:table-cell>
        </table:table-row>
        <table:table-row table:style-name="ro1">
          <table:table-cell table:number-columns-repeated="2"/>
          <table:table-cell office:value-type="float" office:value="1.69397607414673" calcext:value-type="float">
            <text:p>1.69397607414673</text:p>
          </table:table-cell>
        </table:table-row>
        <table:table-row table:style-name="ro1">
          <table:table-cell table:number-columns-repeated="2"/>
          <table:table-cell office:value-type="float" office:value="1.69397607414673" calcext:value-type="float">
            <text:p>1.69397607414673</text:p>
          </table:table-cell>
        </table:table-row>
        <table:table-row table:style-name="ro1">
          <table:table-cell table:number-columns-repeated="2"/>
          <table:table-cell office:value-type="float" office:value="1.69397607414673" calcext:value-type="float">
            <text:p>1.69397607414673</text:p>
          </table:table-cell>
        </table:table-row>
        <table:table-row table:style-name="ro1">
          <table:table-cell table:number-columns-repeated="2"/>
          <table:table-cell office:value-type="float" office:value="1.69397607414673" calcext:value-type="float">
            <text:p>1.69397607414673</text:p>
          </table:table-cell>
        </table:table-row>
        <table:table-row table:style-name="ro1">
          <table:table-cell table:number-columns-repeated="2"/>
          <table:table-cell office:value-type="float" office:value="1.69397607414673" calcext:value-type="float">
            <text:p>1.69397607414673</text:p>
          </table:table-cell>
        </table:table-row>
        <table:table-row table:style-name="ro1">
          <table:table-cell table:number-columns-repeated="2"/>
          <table:table-cell office:value-type="float" office:value="1.69397607414673" calcext:value-type="float">
            <text:p>1.69397607414673</text:p>
          </table:table-cell>
        </table:table-row>
        <table:table-row table:style-name="ro1">
          <table:table-cell table:number-columns-repeated="2"/>
          <table:table-cell office:value-type="float" office:value="1.69397607414673" calcext:value-type="float">
            <text:p>1.69397607414673</text:p>
          </table:table-cell>
        </table:table-row>
        <table:table-row table:style-name="ro1">
          <table:table-cell table:number-columns-repeated="2"/>
          <table:table-cell office:value-type="float" office:value="1.69397607414672" calcext:value-type="float">
            <text:p>1.69397607414672</text:p>
          </table:table-cell>
        </table:table-row>
        <table:table-row table:style-name="ro1">
          <table:table-cell table:number-columns-repeated="2"/>
          <table:table-cell office:value-type="float" office:value="1.69397607414672" calcext:value-type="float">
            <text:p>1.69397607414672</text:p>
          </table:table-cell>
        </table:table-row>
        <table:table-row table:style-name="ro1">
          <table:table-cell table:number-columns-repeated="2"/>
          <table:table-cell office:value-type="float" office:value="1.69397607414672" calcext:value-type="float">
            <text:p>1.69397607414672</text:p>
          </table:table-cell>
        </table:table-row>
        <table:table-row table:style-name="ro1">
          <table:table-cell table:number-columns-repeated="2"/>
          <table:table-cell office:value-type="float" office:value="1.69397607414672" calcext:value-type="float">
            <text:p>1.69397607414672</text:p>
          </table:table-cell>
        </table:table-row>
        <table:table-row table:style-name="ro1">
          <table:table-cell table:number-columns-repeated="2"/>
          <table:table-cell office:value-type="float" office:value="1.69397607414672" calcext:value-type="float">
            <text:p>1.69397607414672</text:p>
          </table:table-cell>
        </table:table-row>
        <table:table-row table:style-name="ro1">
          <table:table-cell table:number-columns-repeated="2"/>
          <table:table-cell office:value-type="float" office:value="1.69397607414672" calcext:value-type="float">
            <text:p>1.69397607414672</text:p>
          </table:table-cell>
        </table:table-row>
        <table:table-row table:style-name="ro1">
          <table:table-cell table:number-columns-repeated="2"/>
          <table:table-cell office:value-type="float" office:value="1.69397607414672" calcext:value-type="float">
            <text:p>1.69397607414672</text:p>
          </table:table-cell>
        </table:table-row>
        <table:table-row table:style-name="ro1">
          <table:table-cell table:number-columns-repeated="2"/>
          <table:table-cell office:value-type="float" office:value="1.69397607414672" calcext:value-type="float">
            <text:p>1.69397607414672</text:p>
          </table:table-cell>
        </table:table-row>
        <table:table-row table:style-name="ro1">
          <table:table-cell table:number-columns-repeated="2"/>
          <table:table-cell office:value-type="float" office:value="1.69397607414672" calcext:value-type="float">
            <text:p>1.69397607414672</text:p>
          </table:table-cell>
        </table:table-row>
        <table:table-row table:style-name="ro1">
          <table:table-cell table:number-columns-repeated="2"/>
          <table:table-cell office:value-type="float" office:value="1.69397607414671" calcext:value-type="float">
            <text:p>1.69397607414671</text:p>
          </table:table-cell>
        </table:table-row>
        <table:table-row table:style-name="ro1">
          <table:table-cell table:number-columns-repeated="2"/>
          <table:table-cell office:value-type="float" office:value="1.69397607414671" calcext:value-type="float">
            <text:p>1.69397607414671</text:p>
          </table:table-cell>
        </table:table-row>
        <table:table-row table:style-name="ro1">
          <table:table-cell table:number-columns-repeated="2"/>
          <table:table-cell office:value-type="float" office:value="1.69397607414671" calcext:value-type="float">
            <text:p>1.69397607414671</text:p>
          </table:table-cell>
        </table:table-row>
        <table:table-row table:style-name="ro1">
          <table:table-cell table:number-columns-repeated="2"/>
          <table:table-cell office:value-type="float" office:value="1.69397607414671" calcext:value-type="float">
            <text:p>1.69397607414671</text:p>
          </table:table-cell>
        </table:table-row>
        <table:table-row table:style-name="ro1">
          <table:table-cell table:number-columns-repeated="2"/>
          <table:table-cell office:value-type="float" office:value="1.69397607414671" calcext:value-type="float">
            <text:p>1.69397607414671</text:p>
          </table:table-cell>
        </table:table-row>
        <table:table-row table:style-name="ro1">
          <table:table-cell table:number-columns-repeated="2"/>
          <table:table-cell office:value-type="float" office:value="1.69397607414671" calcext:value-type="float">
            <text:p>1.69397607414671</text:p>
          </table:table-cell>
        </table:table-row>
        <table:table-row table:style-name="ro1">
          <table:table-cell table:number-columns-repeated="2"/>
          <table:table-cell office:value-type="float" office:value="1.69397607414671" calcext:value-type="float">
            <text:p>1.69397607414671</text:p>
          </table:table-cell>
        </table:table-row>
        <table:table-row table:style-name="ro1">
          <table:table-cell table:number-columns-repeated="2"/>
          <table:table-cell office:value-type="float" office:value="1.69397607414671" calcext:value-type="float">
            <text:p>1.69397607414671</text:p>
          </table:table-cell>
        </table:table-row>
        <table:table-row table:style-name="ro1">
          <table:table-cell table:number-columns-repeated="2"/>
          <table:table-cell office:value-type="float" office:value="1.69397607414671" calcext:value-type="float">
            <text:p>1.69397607414671</text:p>
          </table:table-cell>
        </table:table-row>
        <table:table-row table:style-name="ro1">
          <table:table-cell table:number-columns-repeated="2"/>
          <table:table-cell office:value-type="float" office:value="1.6939760741467" calcext:value-type="float">
            <text:p>1.6939760741467</text:p>
          </table:table-cell>
        </table:table-row>
        <table:table-row table:style-name="ro1">
          <table:table-cell table:number-columns-repeated="2"/>
          <table:table-cell office:value-type="float" office:value="1.6939760741467" calcext:value-type="float">
            <text:p>1.6939760741467</text:p>
          </table:table-cell>
        </table:table-row>
        <table:table-row table:style-name="ro1">
          <table:table-cell table:number-columns-repeated="2"/>
          <table:table-cell office:value-type="float" office:value="1.6939760741467" calcext:value-type="float">
            <text:p>1.6939760741467</text:p>
          </table:table-cell>
        </table:table-row>
        <table:table-row table:style-name="ro1">
          <table:table-cell table:number-columns-repeated="2"/>
          <table:table-cell office:value-type="float" office:value="1.6939760741467" calcext:value-type="float">
            <text:p>1.6939760741467</text:p>
          </table:table-cell>
        </table:table-row>
        <table:table-row table:style-name="ro1">
          <table:table-cell table:number-columns-repeated="2"/>
          <table:table-cell office:value-type="float" office:value="1.6939760741467" calcext:value-type="float">
            <text:p>1.6939760741467</text:p>
          </table:table-cell>
        </table:table-row>
        <table:table-row table:style-name="ro1">
          <table:table-cell table:number-columns-repeated="2"/>
          <table:table-cell office:value-type="float" office:value="1.6939760741467" calcext:value-type="float">
            <text:p>1.6939760741467</text:p>
          </table:table-cell>
        </table:table-row>
        <table:table-row table:style-name="ro1">
          <table:table-cell table:number-columns-repeated="2"/>
          <table:table-cell office:value-type="float" office:value="1.6939760741467" calcext:value-type="float">
            <text:p>1.6939760741467</text:p>
          </table:table-cell>
        </table:table-row>
        <table:table-row table:style-name="ro1">
          <table:table-cell table:number-columns-repeated="2"/>
          <table:table-cell office:value-type="float" office:value="1.6939760741467" calcext:value-type="float">
            <text:p>1.6939760741467</text:p>
          </table:table-cell>
        </table:table-row>
        <table:table-row table:style-name="ro1">
          <table:table-cell table:number-columns-repeated="2"/>
          <table:table-cell office:value-type="float" office:value="1.6939760741467" calcext:value-type="float">
            <text:p>1.6939760741467</text:p>
          </table:table-cell>
        </table:table-row>
        <table:table-row table:style-name="ro1">
          <table:table-cell table:number-columns-repeated="2"/>
          <table:table-cell office:value-type="float" office:value="1.6939760741467" calcext:value-type="float">
            <text:p>1.6939760741467</text:p>
          </table:table-cell>
        </table:table-row>
        <table:table-row table:style-name="ro1">
          <table:table-cell table:number-columns-repeated="2"/>
          <table:table-cell office:value-type="float" office:value="1.6939760741467" calcext:value-type="float">
            <text:p>1.6939760741467</text:p>
          </table:table-cell>
        </table:table-row>
        <table:table-row table:style-name="ro1">
          <table:table-cell table:number-columns-repeated="2"/>
          <table:table-cell office:value-type="float" office:value="1.6939760741467" calcext:value-type="float">
            <text:p>1.6939760741467</text:p>
          </table:table-cell>
        </table:table-row>
        <table:table-row table:style-name="ro1">
          <table:table-cell table:number-columns-repeated="2"/>
          <table:table-cell office:value-type="float" office:value="1.69397607414669" calcext:value-type="float">
            <text:p>1.69397607414669</text:p>
          </table:table-cell>
        </table:table-row>
        <table:table-row table:style-name="ro1">
          <table:table-cell table:number-columns-repeated="2"/>
          <table:table-cell office:value-type="float" office:value="1.69397607414669" calcext:value-type="float">
            <text:p>1.69397607414669</text:p>
          </table:table-cell>
        </table:table-row>
        <table:table-row table:style-name="ro1">
          <table:table-cell table:number-columns-repeated="2"/>
          <table:table-cell office:value-type="float" office:value="1.69397607414669" calcext:value-type="float">
            <text:p>1.69397607414669</text:p>
          </table:table-cell>
        </table:table-row>
        <table:table-row table:style-name="ro1">
          <table:table-cell table:number-columns-repeated="2"/>
          <table:table-cell office:value-type="float" office:value="1.69397607414669" calcext:value-type="float">
            <text:p>1.69397607414669</text:p>
          </table:table-cell>
        </table:table-row>
        <table:table-row table:style-name="ro1">
          <table:table-cell table:number-columns-repeated="2"/>
          <table:table-cell office:value-type="float" office:value="1.69397607414669" calcext:value-type="float">
            <text:p>1.69397607414669</text:p>
          </table:table-cell>
        </table:table-row>
        <table:table-row table:style-name="ro1">
          <table:table-cell table:number-columns-repeated="2"/>
          <table:table-cell office:value-type="float" office:value="1.69397607414669" calcext:value-type="float">
            <text:p>1.69397607414669</text:p>
          </table:table-cell>
        </table:table-row>
        <table:table-row table:style-name="ro1">
          <table:table-cell table:number-columns-repeated="2"/>
          <table:table-cell office:value-type="float" office:value="1.69397607414669" calcext:value-type="float">
            <text:p>1.69397607414669</text:p>
          </table:table-cell>
        </table:table-row>
        <table:table-row table:style-name="ro1">
          <table:table-cell table:number-columns-repeated="2"/>
          <table:table-cell office:value-type="float" office:value="1.69397607414669" calcext:value-type="float">
            <text:p>1.69397607414669</text:p>
          </table:table-cell>
        </table:table-row>
        <table:table-row table:style-name="ro1">
          <table:table-cell table:number-columns-repeated="2"/>
          <table:table-cell office:value-type="float" office:value="1.69397607414669" calcext:value-type="float">
            <text:p>1.69397607414669</text:p>
          </table:table-cell>
        </table:table-row>
        <table:table-row table:style-name="ro1">
          <table:table-cell table:number-columns-repeated="2"/>
          <table:table-cell office:value-type="float" office:value="1.69397607414669" calcext:value-type="float">
            <text:p>1.69397607414669</text:p>
          </table:table-cell>
        </table:table-row>
        <table:table-row table:style-name="ro1">
          <table:table-cell table:number-columns-repeated="2"/>
          <table:table-cell office:value-type="float" office:value="1.69397607414669" calcext:value-type="float">
            <text:p>1.69397607414669</text:p>
          </table:table-cell>
        </table:table-row>
        <table:table-row table:style-name="ro1">
          <table:table-cell table:number-columns-repeated="2"/>
          <table:table-cell office:value-type="float" office:value="1.69397607414669" calcext:value-type="float">
            <text:p>1.69397607414669</text:p>
          </table:table-cell>
        </table:table-row>
        <table:table-row table:style-name="ro1">
          <table:table-cell table:number-columns-repeated="2"/>
          <table:table-cell office:value-type="float" office:value="1.69397607414669" calcext:value-type="float">
            <text:p>1.69397607414669</text:p>
          </table:table-cell>
        </table:table-row>
        <table:table-row table:style-name="ro1">
          <table:table-cell table:number-columns-repeated="2"/>
          <table:table-cell office:value-type="float" office:value="1.69397607414669" calcext:value-type="float">
            <text:p>1.69397607414669</text:p>
          </table:table-cell>
        </table:table-row>
        <table:table-row table:style-name="ro1">
          <table:table-cell table:number-columns-repeated="2"/>
          <table:table-cell office:value-type="float" office:value="1.69397607414669" calcext:value-type="float">
            <text:p>1.69397607414669</text:p>
          </table:table-cell>
        </table:table-row>
        <table:table-row table:style-name="ro1">
          <table:table-cell table:number-columns-repeated="2"/>
          <table:table-cell office:value-type="float" office:value="1.69397607414669" calcext:value-type="float">
            <text:p>1.69397607414669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8" calcext:value-type="float">
            <text:p>1.69397607414668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7" calcext:value-type="float">
            <text:p>1.69397607414667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  <table:table-row table:style-name="ro1">
          <table:table-cell table:number-columns-repeated="2"/>
          <table:table-cell office:value-type="float" office:value="1.69397607414666" calcext:value-type="float">
            <text:p>1.69397607414666</text:p>
          </table:table-cell>
        </table:table-row>
      </table:table>
      <table:named-expressions>
        <table:named-range table:name="C1980000" table:base-cell-address="$Sheet1.$C$198000" table:cell-range-address="$Sheet1.$C$1980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JP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8:15:05.030051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8:04:38.858862036</meta:creation-date>
    <dc:date>2019-04-24T02:37:52.149737962</dc:date>
    <meta:editing-duration>PT8H20M31S</meta:editing-duration>
    <meta:editing-cycles>3</meta:editing-cycles>
    <meta:generator>LibreOffice/6.0.7.3$Linux_X86_64 LibreOffice_project/00m0$Build-3</meta:generator>
    <meta:document-statistic meta:table-count="1" meta:cell-count="70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a65d" draw:fill-color="#00a65d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27cm" svg:height="11.635cm" xlink:href=".." xlink:type="simple" chart:class="chart:line" chart:style-name="ch1">
        <chart:title svg:x="7.125cm" svg:y="0.368cm" chart:style-name="ch2">
          <text:p>Forecasted Series of NAR Model</text:p>
        </chart:title>
        <chart:legend svg:x="16.698cm" svg:y="1.734cm" style:legend-expansion="custom" chartooo:width="2.589cm" chartooo:height="1.594cm" style:legend-expansion-aspect-ratio="1.62421580928482" chart:style-name="ch3"/>
        <chart:plot-area chart:style-name="ch4" table:cell-range-address="Sheet1.A1:Sheet1.C1 Sheet1.A1500:Sheet1.C2500" chart:data-source-has-labels="row" svg:x="1.243cm" svg:y="1.179cm" svg:width="18.471cm" svg:height="9.973cm">
          <chartooo:coordinate-region svg:x="2.155cm" svg:y="1.378cm" svg:width="17.559cm" svg:height="8.85cm"/>
          <chart:axis chart:dimension="x" chart:name="primary-x" chart:style-name="ch5">
            <chart:title svg:x="9.706cm" svg:y="11.075cm" chart:style-name="ch6">
              <text:p>Time-step</text:p>
            </chart:title>
          </chart:axis>
          <chart:axis chart:dimension="y" chart:name="primary-y" chart:style-name="ch7">
            <chart:title svg:x="0.265cm" svg:y="7.439cm" chart:style-name="ch8">
              <text:p>Risk Index Value</text:p>
            </chart:title>
            <chart:grid chart:style-name="ch9" chart:class="major"/>
          </chart:axis>
          <chart:series chart:style-name="ch10" chart:values-cell-range-address="Sheet1.A1500:Sheet1.A2500" chart:label-cell-address="Sheet1.A1:Sheet1.A1" chart:class="chart:line">
            <chart:data-point chart:repeated="1001"/>
          </chart:series>
          <chart:series chart:style-name="ch11" chart:values-cell-range-address="Sheet1.B1500:Sheet1.B2500" chart:label-cell-address="Sheet1.B1:Sheet1.B1" chart:class="chart:line">
            <chart:data-point chart:repeated="1001"/>
          </chart:series>
          <chart:series chart:style-name="ch12" chart:values-cell-range-address="Sheet1.C1500:Sheet1.C2500" chart:label-cell-address="Sheet1.C1:Sheet1.C1" chart:class="chart:line">
            <chart:data-point chart:repeated="10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A1:Sheet1.A1</svg:desc>
                </draw:g>
              </table:table-cell>
              <table:table-cell office:value-type="string">
                <text:p>Predicted</text:p>
                <draw:g>
                  <svg:desc>Sheet1.B1:Sheet1.B1</svg:desc>
                </draw:g>
              </table:table-cell>
              <table:table-cell office:value-type="string">
                <text:p>Forecas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919">
                <text:p>1.6919</text:p>
                <draw:g>
                  <svg:desc>Sheet1.A1500:Sheet1.A2500</svg:desc>
                </draw:g>
              </table:table-cell>
              <table:table-cell office:value-type="float" office:value="1.69191845116895">
                <text:p>1.69191845116895</text:p>
                <draw:g>
                  <svg:desc>Sheet1.B1500:Sheet1.B2500</svg:desc>
                </draw:g>
              </table:table-cell>
              <table:table-cell office:value-type="float" office:value="NaN">
                <text:p>NaN</text:p>
                <draw:g>
                  <svg:desc>Sheet1.C1500:Sheet1.C2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92">
                <text:p>1.692</text:p>
              </table:table-cell>
              <table:table-cell office:value-type="float" office:value="1.69193363956238">
                <text:p>1.69193363956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918">
                <text:p>1.6918</text:p>
              </table:table-cell>
              <table:table-cell office:value-type="float" office:value="1.69203709111369">
                <text:p>1.6920370911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18">
                <text:p>1.6918</text:p>
              </table:table-cell>
              <table:table-cell office:value-type="float" office:value="1.69182510515381">
                <text:p>1.69182510515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915">
                <text:p>1.6915</text:p>
              </table:table-cell>
              <table:table-cell office:value-type="float" office:value="1.69183524920766">
                <text:p>1.69183524920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918">
                <text:p>1.6918</text:p>
              </table:table-cell>
              <table:table-cell office:value-type="float" office:value="1.69152479485413">
                <text:p>1.69152479485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918">
                <text:p>1.6918</text:p>
              </table:table-cell>
              <table:table-cell office:value-type="float" office:value="1.6918504906074">
                <text:p>1.6918504906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919">
                <text:p>1.6919</text:p>
              </table:table-cell>
              <table:table-cell office:value-type="float" office:value="1.69183524920766">
                <text:p>1.69183524920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917">
                <text:p>1.6917</text:p>
              </table:table-cell>
              <table:table-cell office:value-type="float" office:value="1.69193870909493">
                <text:p>1.69193870909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921">
                <text:p>1.6921</text:p>
              </table:table-cell>
              <table:table-cell office:value-type="float" office:value="1.69172669895458">
                <text:p>1.69172669895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918">
                <text:p>1.6918</text:p>
              </table:table-cell>
              <table:table-cell office:value-type="float" office:value="1.69215065558237">
                <text:p>1.69215065558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917">
                <text:p>1.6917</text:p>
              </table:table-cell>
              <table:table-cell office:value-type="float" office:value="1.69182003820432">
                <text:p>1.69182003820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918">
                <text:p>1.6918</text:p>
              </table:table-cell>
              <table:table-cell office:value-type="float" office:value="1.69173177683255">
                <text:p>1.6917317768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918">
                <text:p>1.6918</text:p>
              </table:table-cell>
              <table:table-cell office:value-type="float" office:value="1.69184032630293">
                <text:p>1.69184032630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918">
                <text:p>1.6918</text:p>
              </table:table-cell>
              <table:table-cell office:value-type="float" office:value="1.69183524920766">
                <text:p>1.69183524920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92">
                <text:p>1.692</text:p>
              </table:table-cell>
              <table:table-cell office:value-type="float" office:value="1.69183524920766">
                <text:p>1.69183524920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918">
                <text:p>1.6918</text:p>
              </table:table-cell>
              <table:table-cell office:value-type="float" office:value="1.69204215643569">
                <text:p>1.69204215643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919">
                <text:p>1.6919</text:p>
              </table:table-cell>
              <table:table-cell office:value-type="float" office:value="1.69182510515381">
                <text:p>1.69182510515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93">
                <text:p>1.693</text:p>
              </table:table-cell>
              <table:table-cell office:value-type="float" office:value="1.69193870909493">
                <text:p>1.69193870909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929">
                <text:p>1.6929</text:p>
              </table:table-cell>
              <table:table-cell office:value-type="float" office:value="1.69307090514149">
                <text:p>1.69307090514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93">
                <text:p>1.693</text:p>
              </table:table-cell>
              <table:table-cell office:value-type="float" office:value="1.69291250417715">
                <text:p>1.69291250417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932">
                <text:p>1.6932</text:p>
              </table:table-cell>
              <table:table-cell office:value-type="float" office:value="1.69302086193274">
                <text:p>1.69302086193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931">
                <text:p>1.6931</text:p>
              </table:table-cell>
              <table:table-cell office:value-type="float" office:value="1.69322257861889">
                <text:p>1.69322257861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93">
                <text:p>1.693</text:p>
              </table:table-cell>
              <table:table-cell office:value-type="float" office:value="1.69310927818609">
                <text:p>1.69310927818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93">
                <text:p>1.693</text:p>
              </table:table-cell>
              <table:table-cell office:value-type="float" office:value="1.69301089174474">
                <text:p>1.69301089174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93">
                <text:p>1.693</text:p>
              </table:table-cell>
              <table:table-cell office:value-type="float" office:value="1.69301587522831">
                <text:p>1.69301587522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93">
                <text:p>1.693</text:p>
              </table:table-cell>
              <table:table-cell office:value-type="float" office:value="1.69301587522831">
                <text:p>1.69301587522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927">
                <text:p>1.6927</text:p>
              </table:table-cell>
              <table:table-cell office:value-type="float" office:value="1.69301587522831">
                <text:p>1.69301587522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932">
                <text:p>1.6932</text:p>
              </table:table-cell>
              <table:table-cell office:value-type="float" office:value="1.69270572365113">
                <text:p>1.69270572365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935">
                <text:p>1.6935</text:p>
              </table:table-cell>
              <table:table-cell office:value-type="float" office:value="1.69323752244027">
                <text:p>1.6932375224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929">
                <text:p>1.6929</text:p>
              </table:table-cell>
              <table:table-cell office:value-type="float" office:value="1.69352261548567">
                <text:p>1.69352261548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932">
                <text:p>1.6932</text:p>
              </table:table-cell>
              <table:table-cell office:value-type="float" office:value="1.69288759797982">
                <text:p>1.69288759797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919">
                <text:p>1.6919</text:p>
              </table:table-cell>
              <table:table-cell office:value-type="float" office:value="1.69322755671277">
                <text:p>1.6932275567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918">
                <text:p>1.6918</text:p>
              </table:table-cell>
              <table:table-cell office:value-type="float" office:value="1.69186804344449">
                <text:p>1.69186804344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914">
                <text:p>1.6914</text:p>
              </table:table-cell>
              <table:table-cell office:value-type="float" office:value="1.69183017548977">
                <text:p>1.69183017548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907">
                <text:p>1.6907</text:p>
              </table:table-cell>
              <table:table-cell office:value-type="float" office:value="1.69142128536885">
                <text:p>1.69142128536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908">
                <text:p>1.6908</text:p>
              </table:table-cell>
              <table:table-cell office:value-type="float" office:value="1.6907168872445">
                <text:p>1.6907168872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908">
                <text:p>1.6908</text:p>
              </table:table-cell>
              <table:table-cell office:value-type="float" office:value="1.69085646270802">
                <text:p>1.69085646270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906">
                <text:p>1.6906</text:p>
              </table:table-cell>
              <table:table-cell office:value-type="float" office:value="1.6908513096958">
                <text:p>1.6908513096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905">
                <text:p>1.6905</text:p>
              </table:table-cell>
              <table:table-cell office:value-type="float" office:value="1.69064418966048">
                <text:p>1.69064418966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907">
                <text:p>1.6907</text:p>
              </table:table-cell>
              <table:table-cell office:value-type="float" office:value="1.690550945591">
                <text:p>1.69055094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906">
                <text:p>1.6906</text:p>
              </table:table-cell>
              <table:table-cell office:value-type="float" office:value="1.69076323761523">
                <text:p>1.69076323761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909">
                <text:p>1.6909</text:p>
              </table:table-cell>
              <table:table-cell office:value-type="float" office:value="1.69064935084599">
                <text:p>1.69064935084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909">
                <text:p>1.6909</text:p>
              </table:table-cell>
              <table:table-cell office:value-type="float" office:value="1.69096515277841">
                <text:p>1.69096515277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91">
                <text:p>1.691</text:p>
              </table:table-cell>
              <table:table-cell office:value-type="float" office:value="1.69094970612144">
                <text:p>1.6909497061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908">
                <text:p>1.6908</text:p>
              </table:table-cell>
              <table:table-cell office:value-type="float" office:value="1.69105323986786">
                <text:p>1.69105323986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912">
                <text:p>1.6912</text:p>
              </table:table-cell>
              <table:table-cell office:value-type="float" office:value="1.69084101419869">
                <text:p>1.69084101419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909">
                <text:p>1.6909</text:p>
              </table:table-cell>
              <table:table-cell office:value-type="float" office:value="1.69126540349306">
                <text:p>1.69126540349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91">
                <text:p>1.691</text:p>
              </table:table-cell>
              <table:table-cell office:value-type="float" office:value="1.69093429091551">
                <text:p>1.69093429091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91">
                <text:p>1.691</text:p>
              </table:table-cell>
              <table:table-cell office:value-type="float" office:value="1.69105323986786">
                <text:p>1.69105323986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911">
                <text:p>1.6911</text:p>
              </table:table-cell>
              <table:table-cell office:value-type="float" office:value="1.69104810208047">
                <text:p>1.69104810208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913">
                <text:p>1.6913</text:p>
              </table:table-cell>
              <table:table-cell office:value-type="float" office:value="1.6911516277243">
                <text:p>1.6911516277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91">
                <text:p>1.691</text:p>
              </table:table-cell>
              <table:table-cell office:value-type="float" office:value="1.69135352026072">
                <text:p>1.69135352026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909">
                <text:p>1.6909</text:p>
              </table:table-cell>
              <table:table-cell office:value-type="float" office:value="1.69103270962607">
                <text:p>1.69103270962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911">
                <text:p>1.6911</text:p>
              </table:table-cell>
              <table:table-cell office:value-type="float" office:value="1.69094456421874">
                <text:p>1.69094456421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915">
                <text:p>1.6915</text:p>
              </table:table-cell>
              <table:table-cell office:value-type="float" office:value="1.69115676137087">
                <text:p>1.69115676137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912">
                <text:p>1.6912</text:p>
              </table:table-cell>
              <table:table-cell office:value-type="float" office:value="1.69156049349816">
                <text:p>1.69156049349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912">
                <text:p>1.6912</text:p>
              </table:table-cell>
              <table:table-cell office:value-type="float" office:value="1.69122954547618">
                <text:p>1.69122954547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913">
                <text:p>1.6913</text:p>
              </table:table-cell>
              <table:table-cell office:value-type="float" office:value="1.69124489247376">
                <text:p>1.6912448924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913">
                <text:p>1.6913</text:p>
              </table:table-cell>
              <table:table-cell office:value-type="float" office:value="1.69134840183418">
                <text:p>1.69134840183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913">
                <text:p>1.6913</text:p>
              </table:table-cell>
              <table:table-cell office:value-type="float" office:value="1.69134328684556">
                <text:p>1.69134328684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913">
                <text:p>1.6913</text:p>
              </table:table-cell>
              <table:table-cell office:value-type="float" office:value="1.69134328684556">
                <text:p>1.69134328684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912">
                <text:p>1.6912</text:p>
              </table:table-cell>
              <table:table-cell office:value-type="float" office:value="1.69134328684556">
                <text:p>1.69134328684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915">
                <text:p>1.6915</text:p>
              </table:table-cell>
              <table:table-cell office:value-type="float" office:value="1.69123977334625">
                <text:p>1.6912397733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918">
                <text:p>1.6918</text:p>
              </table:table-cell>
              <table:table-cell office:value-type="float" office:value="1.69155538346079">
                <text:p>1.69155538346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917">
                <text:p>1.6917</text:p>
              </table:table-cell>
              <table:table-cell office:value-type="float" office:value="1.6918504906074">
                <text:p>1.6918504906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919">
                <text:p>1.6919</text:p>
              </table:table-cell>
              <table:table-cell office:value-type="float" office:value="1.69173177683255">
                <text:p>1.6917317768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19">
                <text:p>1.6919</text:p>
              </table:table-cell>
              <table:table-cell office:value-type="float" office:value="1.69194378198729">
                <text:p>1.69194378198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916">
                <text:p>1.6916</text:p>
              </table:table-cell>
              <table:table-cell office:value-type="float" office:value="1.69193363956238">
                <text:p>1.69193363956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922">
                <text:p>1.6922</text:p>
              </table:table-cell>
              <table:table-cell office:value-type="float" office:value="1.69162321001565">
                <text:p>1.69162321001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918">
                <text:p>1.6918</text:p>
              </table:table-cell>
              <table:table-cell office:value-type="float" office:value="1.69225913681142">
                <text:p>1.69225913681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921">
                <text:p>1.6921</text:p>
              </table:table-cell>
              <table:table-cell office:value-type="float" office:value="1.69181497464585">
                <text:p>1.69181497464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919">
                <text:p>1.6919</text:p>
              </table:table-cell>
              <table:table-cell office:value-type="float" office:value="1.69214559117141">
                <text:p>1.6921455911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92">
                <text:p>1.692</text:p>
              </table:table-cell>
              <table:table-cell office:value-type="float" office:value="1.69192351059485">
                <text:p>1.69192351059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919">
                <text:p>1.6919</text:p>
              </table:table-cell>
              <table:table-cell office:value-type="float" office:value="1.69203709111369">
                <text:p>1.6920370911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921">
                <text:p>1.6921</text:p>
              </table:table-cell>
              <table:table-cell office:value-type="float" office:value="1.69192857339417">
                <text:p>1.69192857339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921">
                <text:p>1.6921</text:p>
              </table:table-cell>
              <table:table-cell office:value-type="float" office:value="1.69214053008514">
                <text:p>1.69214053008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922">
                <text:p>1.6922</text:p>
              </table:table-cell>
              <table:table-cell office:value-type="float" office:value="1.69213041790476">
                <text:p>1.69213041790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92">
                <text:p>1.692</text:p>
              </table:table-cell>
              <table:table-cell office:value-type="float" office:value="1.692233852707">
                <text:p>1.692233852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922">
                <text:p>1.6922</text:p>
              </table:table-cell>
              <table:table-cell office:value-type="float" office:value="1.69202191524648">
                <text:p>1.69202191524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922">
                <text:p>1.6922</text:p>
              </table:table-cell>
              <table:table-cell office:value-type="float" office:value="1.69223890290456">
                <text:p>1.69223890290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923">
                <text:p>1.6923</text:p>
              </table:table-cell>
              <table:table-cell office:value-type="float" office:value="1.69222880583016">
                <text:p>1.69222880583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921">
                <text:p>1.6921</text:p>
              </table:table-cell>
              <table:table-cell office:value-type="float" office:value="1.69233223221936">
                <text:p>1.6923322322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922">
                <text:p>1.6922</text:p>
              </table:table-cell>
              <table:table-cell office:value-type="float" office:value="1.69212031907749">
                <text:p>1.69212031907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923">
                <text:p>1.6923</text:p>
              </table:table-cell>
              <table:table-cell office:value-type="float" office:value="1.692233852707">
                <text:p>1.692233852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923">
                <text:p>1.6923</text:p>
              </table:table-cell>
              <table:table-cell office:value-type="float" office:value="1.69233223221936">
                <text:p>1.6923322322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923">
                <text:p>1.6923</text:p>
              </table:table-cell>
              <table:table-cell office:value-type="float" office:value="1.69232719288351">
                <text:p>1.69232719288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921">
                <text:p>1.6921</text:p>
              </table:table-cell>
              <table:table-cell office:value-type="float" office:value="1.69232719288351">
                <text:p>1.69232719288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925">
                <text:p>1.6925</text:p>
              </table:table-cell>
              <table:table-cell office:value-type="float" office:value="1.69212031907749">
                <text:p>1.69212031907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923">
                <text:p>1.6923</text:p>
              </table:table-cell>
              <table:table-cell office:value-type="float" office:value="1.69254408100284">
                <text:p>1.69254408100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923">
                <text:p>1.6923</text:p>
              </table:table-cell>
              <table:table-cell office:value-type="float" office:value="1.69231712415292">
                <text:p>1.69231712415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92">
                <text:p>1.692</text:p>
              </table:table-cell>
              <table:table-cell office:value-type="float" office:value="1.69232719288351">
                <text:p>1.69232719288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926">
                <text:p>1.6926</text:p>
              </table:table-cell>
              <table:table-cell office:value-type="float" office:value="1.69201686333878">
                <text:p>1.69201686333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921">
                <text:p>1.6921</text:p>
              </table:table-cell>
              <table:table-cell office:value-type="float" office:value="1.69265249791474">
                <text:p>1.69265249791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923">
                <text:p>1.6923</text:p>
              </table:table-cell>
              <table:table-cell office:value-type="float" office:value="1.6921051959528">
                <text:p>1.6921051959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924">
                <text:p>1.6924</text:p>
              </table:table-cell>
              <table:table-cell office:value-type="float" office:value="1.69233727486288">
                <text:p>1.69233727486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923">
                <text:p>1.6923</text:p>
              </table:table-cell>
              <table:table-cell office:value-type="float" office:value="1.69243061083407">
                <text:p>1.69243061083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924">
                <text:p>1.6924</text:p>
              </table:table-cell>
              <table:table-cell office:value-type="float" office:value="1.69232215685986">
                <text:p>1.69232215685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924">
                <text:p>1.6924</text:p>
              </table:table-cell>
              <table:table-cell office:value-type="float" office:value="1.69243061083407">
                <text:p>1.69243061083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923">
                <text:p>1.6923</text:p>
              </table:table-cell>
              <table:table-cell office:value-type="float" office:value="1.69242557903372">
                <text:p>1.69242557903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926">
                <text:p>1.6926</text:p>
              </table:table-cell>
              <table:table-cell office:value-type="float" office:value="1.69232215685986">
                <text:p>1.69232215685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924">
                <text:p>1.6924</text:p>
              </table:table-cell>
              <table:table-cell office:value-type="float" office:value="1.69263740853942">
                <text:p>1.69263740853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924">
                <text:p>1.6924</text:p>
              </table:table-cell>
              <table:table-cell office:value-type="float" office:value="1.69241552533499">
                <text:p>1.69241552533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922">
                <text:p>1.6922</text:p>
              </table:table-cell>
              <table:table-cell office:value-type="float" office:value="1.69242557903372">
                <text:p>1.69242557903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923">
                <text:p>1.6923</text:p>
              </table:table-cell>
              <table:table-cell office:value-type="float" office:value="1.6922187220567">
                <text:p>1.6922187220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924">
                <text:p>1.6924</text:p>
              </table:table-cell>
              <table:table-cell office:value-type="float" office:value="1.69233223221936">
                <text:p>1.6923322322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927">
                <text:p>1.6927</text:p>
              </table:table-cell>
              <table:table-cell office:value-type="float" office:value="1.69243061083407">
                <text:p>1.69243061083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924">
                <text:p>1.6924</text:p>
              </table:table-cell>
              <table:table-cell office:value-type="float" office:value="1.69273576919804">
                <text:p>1.69273576919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922">
                <text:p>1.6922</text:p>
              </table:table-cell>
              <table:table-cell office:value-type="float" office:value="1.69241050344561">
                <text:p>1.69241050344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924">
                <text:p>1.6924</text:p>
              </table:table-cell>
              <table:table-cell office:value-type="float" office:value="1.6922187220567">
                <text:p>1.6922187220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6921">
                <text:p>1.6921</text:p>
              </table:table-cell>
              <table:table-cell office:value-type="float" office:value="1.69243564592906">
                <text:p>1.69243564592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6923">
                <text:p>1.6923</text:p>
              </table:table-cell>
              <table:table-cell office:value-type="float" office:value="1.69211527468258">
                <text:p>1.69211527468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922">
                <text:p>1.6922</text:p>
              </table:table-cell>
              <table:table-cell office:value-type="float" office:value="1.69233727486288">
                <text:p>1.69233727486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923">
                <text:p>1.6923</text:p>
              </table:table-cell>
              <table:table-cell office:value-type="float" office:value="1.69222376227855">
                <text:p>1.69222376227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92">
                <text:p>1.692</text:p>
              </table:table-cell>
              <table:table-cell office:value-type="float" office:value="1.69233223221936">
                <text:p>1.6923322322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924">
                <text:p>1.6924</text:p>
              </table:table-cell>
              <table:table-cell office:value-type="float" office:value="1.69201686333878">
                <text:p>1.69201686333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923">
                <text:p>1.6923</text:p>
              </table:table-cell>
              <table:table-cell office:value-type="float" office:value="1.69244572598495">
                <text:p>1.69244572598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918">
                <text:p>1.6918</text:p>
              </table:table-cell>
              <table:table-cell office:value-type="float" office:value="1.69232215685986">
                <text:p>1.69232215685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6922">
                <text:p>1.6922</text:p>
              </table:table-cell>
              <table:table-cell office:value-type="float" office:value="1.69180991448294">
                <text:p>1.69180991448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918">
                <text:p>1.6918</text:p>
              </table:table-cell>
              <table:table-cell office:value-type="float" office:value="1.69224901324372">
                <text:p>1.69224901324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918">
                <text:p>1.6918</text:p>
              </table:table-cell>
              <table:table-cell office:value-type="float" office:value="1.69181497464585">
                <text:p>1.69181497464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919">
                <text:p>1.6919</text:p>
              </table:table-cell>
              <table:table-cell office:value-type="float" office:value="1.69183524920766">
                <text:p>1.69183524920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918">
                <text:p>1.6918</text:p>
              </table:table-cell>
              <table:table-cell office:value-type="float" office:value="1.69193870909493">
                <text:p>1.69193870909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917">
                <text:p>1.6917</text:p>
              </table:table-cell>
              <table:table-cell office:value-type="float" office:value="1.69183017548977">
                <text:p>1.69183017548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919">
                <text:p>1.6919</text:p>
              </table:table-cell>
              <table:table-cell office:value-type="float" office:value="1.69173177683255">
                <text:p>1.6917317768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919">
                <text:p>1.6919</text:p>
              </table:table-cell>
              <table:table-cell office:value-type="float" office:value="1.69194378198729">
                <text:p>1.69194378198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92">
                <text:p>1.692</text:p>
              </table:table-cell>
              <table:table-cell office:value-type="float" office:value="1.69193363956238">
                <text:p>1.69193363956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917">
                <text:p>1.6917</text:p>
              </table:table-cell>
              <table:table-cell office:value-type="float" office:value="1.69203709111369">
                <text:p>1.6920370911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917">
                <text:p>1.6917</text:p>
              </table:table-cell>
              <table:table-cell office:value-type="float" office:value="1.69172162447614">
                <text:p>1.69172162447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918">
                <text:p>1.6918</text:p>
              </table:table-cell>
              <table:table-cell office:value-type="float" office:value="1.69173685810548">
                <text:p>1.69173685810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918">
                <text:p>1.6918</text:p>
              </table:table-cell>
              <table:table-cell office:value-type="float" office:value="1.69184032630293">
                <text:p>1.69184032630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917">
                <text:p>1.6917</text:p>
              </table:table-cell>
              <table:table-cell office:value-type="float" office:value="1.69183524920766">
                <text:p>1.69183524920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918">
                <text:p>1.6918</text:p>
              </table:table-cell>
              <table:table-cell office:value-type="float" office:value="1.69173177683255">
                <text:p>1.6917317768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6919">
                <text:p>1.6919</text:p>
              </table:table-cell>
              <table:table-cell office:value-type="float" office:value="1.69184032630293">
                <text:p>1.69184032630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6917">
                <text:p>1.6917</text:p>
              </table:table-cell>
              <table:table-cell office:value-type="float" office:value="1.69193870909493">
                <text:p>1.69193870909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918">
                <text:p>1.6918</text:p>
              </table:table-cell>
              <table:table-cell office:value-type="float" office:value="1.69172669895458">
                <text:p>1.69172669895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921">
                <text:p>1.6921</text:p>
              </table:table-cell>
              <table:table-cell office:value-type="float" office:value="1.69184032630293">
                <text:p>1.69184032630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6919">
                <text:p>1.6919</text:p>
              </table:table-cell>
              <table:table-cell office:value-type="float" office:value="1.69214559117141">
                <text:p>1.6921455911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6917">
                <text:p>1.6917</text:p>
              </table:table-cell>
              <table:table-cell office:value-type="float" office:value="1.69192351059485">
                <text:p>1.69192351059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919">
                <text:p>1.6919</text:p>
              </table:table-cell>
              <table:table-cell office:value-type="float" office:value="1.69172669895458">
                <text:p>1.69172669895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6919">
                <text:p>1.6919</text:p>
              </table:table-cell>
              <table:table-cell office:value-type="float" office:value="1.69194378198729">
                <text:p>1.69194378198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6915">
                <text:p>1.6915</text:p>
              </table:table-cell>
              <table:table-cell office:value-type="float" office:value="1.69193363956238">
                <text:p>1.69193363956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916">
                <text:p>1.6916</text:p>
              </table:table-cell>
              <table:table-cell office:value-type="float" office:value="1.69151970873196">
                <text:p>1.69151970873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917">
                <text:p>1.6917</text:p>
              </table:table-cell>
              <table:table-cell office:value-type="float" office:value="1.69164355852373">
                <text:p>1.69164355852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918">
                <text:p>1.6918</text:p>
              </table:table-cell>
              <table:table-cell office:value-type="float" office:value="1.69174194276882">
                <text:p>1.69174194276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6917">
                <text:p>1.6917</text:p>
              </table:table-cell>
              <table:table-cell office:value-type="float" office:value="1.69184032630293">
                <text:p>1.69184032630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6915">
                <text:p>1.6915</text:p>
              </table:table-cell>
              <table:table-cell office:value-type="float" office:value="1.69173177683255">
                <text:p>1.6917317768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6916">
                <text:p>1.6916</text:p>
              </table:table-cell>
              <table:table-cell office:value-type="float" office:value="1.69152988440646">
                <text:p>1.69152988440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6918">
                <text:p>1.6918</text:p>
              </table:table-cell>
              <table:table-cell office:value-type="float" office:value="1.69164355852373">
                <text:p>1.69164355852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6917">
                <text:p>1.6917</text:p>
              </table:table-cell>
              <table:table-cell office:value-type="float" office:value="1.69184540677103">
                <text:p>1.69184540677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917">
                <text:p>1.6917</text:p>
              </table:table-cell>
              <table:table-cell office:value-type="float" office:value="1.69173177683255">
                <text:p>1.6917317768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6917">
                <text:p>1.6917</text:p>
              </table:table-cell>
              <table:table-cell office:value-type="float" office:value="1.69173685810548">
                <text:p>1.69173685810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6915">
                <text:p>1.6915</text:p>
              </table:table-cell>
              <table:table-cell office:value-type="float" office:value="1.69173685810548">
                <text:p>1.69173685810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6918">
                <text:p>1.6918</text:p>
              </table:table-cell>
              <table:table-cell office:value-type="float" office:value="1.69152988440646">
                <text:p>1.69152988440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917">
                <text:p>1.6917</text:p>
              </table:table-cell>
              <table:table-cell office:value-type="float" office:value="1.6918504906074">
                <text:p>1.6918504906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918">
                <text:p>1.6918</text:p>
              </table:table-cell>
              <table:table-cell office:value-type="float" office:value="1.69173177683255">
                <text:p>1.6917317768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916">
                <text:p>1.6916</text:p>
              </table:table-cell>
              <table:table-cell office:value-type="float" office:value="1.69184032630293">
                <text:p>1.69184032630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918">
                <text:p>1.6918</text:p>
              </table:table-cell>
              <table:table-cell office:value-type="float" office:value="1.69162829202839">
                <text:p>1.69162829202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919">
                <text:p>1.6919</text:p>
              </table:table-cell>
              <table:table-cell office:value-type="float" office:value="1.69184540677103">
                <text:p>1.69184540677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919">
                <text:p>1.6919</text:p>
              </table:table-cell>
              <table:table-cell office:value-type="float" office:value="1.69193870909493">
                <text:p>1.69193870909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918">
                <text:p>1.6918</text:p>
              </table:table-cell>
              <table:table-cell office:value-type="float" office:value="1.69193363956238">
                <text:p>1.69193363956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916">
                <text:p>1.6916</text:p>
              </table:table-cell>
              <table:table-cell office:value-type="float" office:value="1.69183017548977">
                <text:p>1.69183017548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917">
                <text:p>1.6917</text:p>
              </table:table-cell>
              <table:table-cell office:value-type="float" office:value="1.69162829202839">
                <text:p>1.69162829202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915">
                <text:p>1.6915</text:p>
              </table:table-cell>
              <table:table-cell office:value-type="float" office:value="1.69174194276882">
                <text:p>1.69174194276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918">
                <text:p>1.6918</text:p>
              </table:table-cell>
              <table:table-cell office:value-type="float" office:value="1.69152988440646">
                <text:p>1.69152988440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919">
                <text:p>1.6919</text:p>
              </table:table-cell>
              <table:table-cell office:value-type="float" office:value="1.6918504906074">
                <text:p>1.6918504906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915">
                <text:p>1.6915</text:p>
              </table:table-cell>
              <table:table-cell office:value-type="float" office:value="1.69193870909493">
                <text:p>1.69193870909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917">
                <text:p>1.6917</text:p>
              </table:table-cell>
              <table:table-cell office:value-type="float" office:value="1.69151970873196">
                <text:p>1.69151970873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18">
                <text:p>1.6918</text:p>
              </table:table-cell>
              <table:table-cell office:value-type="float" office:value="1.69174703081801">
                <text:p>1.69174703081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18">
                <text:p>1.6918</text:p>
              </table:table-cell>
              <table:table-cell office:value-type="float" office:value="1.69184032630293">
                <text:p>1.69184032630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6918">
                <text:p>1.6918</text:p>
              </table:table-cell>
              <table:table-cell office:value-type="float" office:value="1.69183524920766">
                <text:p>1.69183524920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6917">
                <text:p>1.6917</text:p>
              </table:table-cell>
              <table:table-cell office:value-type="float" office:value="1.69183524920766">
                <text:p>1.69183524920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6918">
                <text:p>1.6918</text:p>
              </table:table-cell>
              <table:table-cell office:value-type="float" office:value="1.69173177683255">
                <text:p>1.6917317768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6917">
                <text:p>1.6917</text:p>
              </table:table-cell>
              <table:table-cell office:value-type="float" office:value="1.69184032630293">
                <text:p>1.69184032630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6916">
                <text:p>1.6916</text:p>
              </table:table-cell>
              <table:table-cell office:value-type="float" office:value="1.69173177683255">
                <text:p>1.6917317768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917">
                <text:p>1.6917</text:p>
              </table:table-cell>
              <table:table-cell office:value-type="float" office:value="1.69163337745369">
                <text:p>1.69163337745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6915">
                <text:p>1.6915</text:p>
              </table:table-cell>
              <table:table-cell office:value-type="float" office:value="1.69174194276882">
                <text:p>1.69174194276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917">
                <text:p>1.6917</text:p>
              </table:table-cell>
              <table:table-cell office:value-type="float" office:value="1.69152988440646">
                <text:p>1.69152988440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916">
                <text:p>1.6916</text:p>
              </table:table-cell>
              <table:table-cell office:value-type="float" office:value="1.69174703081801">
                <text:p>1.69174703081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6916">
                <text:p>1.6916</text:p>
              </table:table-cell>
              <table:table-cell office:value-type="float" office:value="1.69163337745369">
                <text:p>1.69163337745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6916">
                <text:p>1.6916</text:p>
              </table:table-cell>
              <table:table-cell office:value-type="float" office:value="1.69163846628699">
                <text:p>1.69163846628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6919">
                <text:p>1.6919</text:p>
              </table:table-cell>
              <table:table-cell office:value-type="float" office:value="1.69163846628699">
                <text:p>1.69163846628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916">
                <text:p>1.6916</text:p>
              </table:table-cell>
              <table:table-cell office:value-type="float" office:value="1.69194885823491">
                <text:p>1.69194885823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6917">
                <text:p>1.6917</text:p>
              </table:table-cell>
              <table:table-cell office:value-type="float" office:value="1.69162321001565">
                <text:p>1.69162321001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6915">
                <text:p>1.6915</text:p>
              </table:table-cell>
              <table:table-cell office:value-type="float" office:value="1.69174194276882">
                <text:p>1.69174194276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6916">
                <text:p>1.6916</text:p>
              </table:table-cell>
              <table:table-cell office:value-type="float" office:value="1.69152988440646">
                <text:p>1.69152988440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6917">
                <text:p>1.6917</text:p>
              </table:table-cell>
              <table:table-cell office:value-type="float" office:value="1.69164355852373">
                <text:p>1.69164355852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6917">
                <text:p>1.6917</text:p>
              </table:table-cell>
              <table:table-cell office:value-type="float" office:value="1.69174194276882">
                <text:p>1.69174194276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6916">
                <text:p>1.6916</text:p>
              </table:table-cell>
              <table:table-cell office:value-type="float" office:value="1.69173685810548">
                <text:p>1.69173685810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6917">
                <text:p>1.6917</text:p>
              </table:table-cell>
              <table:table-cell office:value-type="float" office:value="1.69163337745369">
                <text:p>1.69163337745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6915">
                <text:p>1.6915</text:p>
              </table:table-cell>
              <table:table-cell office:value-type="float" office:value="1.69174194276882">
                <text:p>1.69174194276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6916">
                <text:p>1.6916</text:p>
              </table:table-cell>
              <table:table-cell office:value-type="float" office:value="1.69152988440646">
                <text:p>1.69152988440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914">
                <text:p>1.6914</text:p>
              </table:table-cell>
              <table:table-cell office:value-type="float" office:value="1.69164355852373">
                <text:p>1.69164355852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6915">
                <text:p>1.6915</text:p>
              </table:table-cell>
              <table:table-cell office:value-type="float" office:value="1.69143147612006">
                <text:p>1.69143147612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913">
                <text:p>1.6913</text:p>
              </table:table-cell>
              <table:table-cell office:value-type="float" office:value="1.69154517359882">
                <text:p>1.69154517359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6915">
                <text:p>1.6915</text:p>
              </table:table-cell>
              <table:table-cell office:value-type="float" office:value="1.69133306720044">
                <text:p>1.69133306720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8237">
                <text:p>1.8237</text:p>
              </table:table-cell>
              <table:table-cell office:value-type="float" office:value="1.69155027682615">
                <text:p>1.69155027682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086">
                <text:p>1.8086</text:p>
              </table:table-cell>
              <table:table-cell office:value-type="float" office:value="1.81144444573429">
                <text:p>1.81144444573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889">
                <text:p>1.6889</text:p>
              </table:table-cell>
              <table:table-cell office:value-type="float" office:value="1.80529173796356">
                <text:p>1.80529173796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6844">
                <text:p>1.6844</text:p>
              </table:table-cell>
              <table:table-cell office:value-type="float" office:value="1.68657466753423">
                <text:p>1.68657466753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832">
                <text:p>1.6832</text:p>
              </table:table-cell>
              <table:table-cell office:value-type="float" office:value="1.68430473379003">
                <text:p>1.68430473379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825">
                <text:p>1.6825</text:p>
              </table:table-cell>
              <table:table-cell office:value-type="float" office:value="1.68330561657139">
                <text:p>1.68330561657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821">
                <text:p>1.6821</text:p>
              </table:table-cell>
              <table:table-cell office:value-type="float" office:value="1.68264539933143">
                <text:p>1.68264539933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6809">
                <text:p>1.6809</text:p>
              </table:table-cell>
              <table:table-cell office:value-type="float" office:value="1.68226930577172">
                <text:p>1.68226930577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6815">
                <text:p>1.6815</text:p>
              </table:table-cell>
              <table:table-cell office:value-type="float" office:value="1.68104221552693">
                <text:p>1.68104221552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6815">
                <text:p>1.6815</text:p>
              </table:table-cell>
              <table:table-cell office:value-type="float" office:value="1.68173807140948">
                <text:p>1.68173807140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6815">
                <text:p>1.6815</text:p>
              </table:table-cell>
              <table:table-cell office:value-type="float" office:value="1.68170272809774">
                <text:p>1.68170272809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6813">
                <text:p>1.6813</text:p>
              </table:table-cell>
              <table:table-cell office:value-type="float" office:value="1.68170272809774">
                <text:p>1.68170272809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6815">
                <text:p>1.6815</text:p>
              </table:table-cell>
              <table:table-cell office:value-type="float" office:value="1.68149435331193">
                <text:p>1.68149435331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6809">
                <text:p>1.6809</text:p>
              </table:table-cell>
              <table:table-cell office:value-type="float" office:value="1.68171449047684">
                <text:p>1.68171449047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6808">
                <text:p>1.6808</text:p>
              </table:table-cell>
              <table:table-cell office:value-type="float" office:value="1.68107750129444">
                <text:p>1.68107750129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6378">
                <text:p>1.6378</text:p>
              </table:table-cell>
              <table:table-cell office:value-type="float" office:value="1.68100874466573">
                <text:p>1.6810087446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6269">
                <text:p>1.6269</text:p>
              </table:table-cell>
              <table:table-cell office:value-type="float" office:value="1.63647291908582">
                <text:p>1.63647291908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6168">
                <text:p>1.6168</text:p>
              </table:table-cell>
              <table:table-cell office:value-type="float" office:value="1.62811153187496">
                <text:p>1.62811153187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5898">
                <text:p>1.5898</text:p>
              </table:table-cell>
              <table:table-cell office:value-type="float" office:value="1.61877307560183">
                <text:p>1.61877307560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944">
                <text:p>1.5944</text:p>
              </table:table-cell>
              <table:table-cell office:value-type="float" office:value="1.59335218980566">
                <text:p>1.59335218980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904">
                <text:p>1.5904</text:p>
              </table:table-cell>
              <table:table-cell office:value-type="float" office:value="1.59974655253101">
                <text:p>1.59974655253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893">
                <text:p>1.5893</text:p>
              </table:table-cell>
              <table:table-cell office:value-type="float" office:value="1.59543537131273">
                <text:p>1.59543537131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877">
                <text:p>1.5877</text:p>
              </table:table-cell>
              <table:table-cell office:value-type="float" office:value="1.59470642397915">
                <text:p>1.59470642397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91">
                <text:p>1.591</text:p>
              </table:table-cell>
              <table:table-cell office:value-type="float" office:value="1.59325431950983">
                <text:p>1.59325431950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937">
                <text:p>1.5937</text:p>
              </table:table-cell>
              <table:table-cell office:value-type="float" office:value="1.59659779893836">
                <text:p>1.5965977989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5955">
                <text:p>1.5955</text:p>
              </table:table-cell>
              <table:table-cell office:value-type="float" office:value="1.59894583459623">
                <text:p>1.59894583459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963">
                <text:p>1.5963</text:p>
              </table:table-cell>
              <table:table-cell office:value-type="float" office:value="1.60047094533533">
                <text:p>1.6004709453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98">
                <text:p>1.598</text:p>
              </table:table-cell>
              <table:table-cell office:value-type="float" office:value="1.60109567955889">
                <text:p>1.60109567955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99">
                <text:p>1.599</text:p>
              </table:table-cell>
              <table:table-cell office:value-type="float" office:value="1.60270159841923">
                <text:p>1.6027015984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997">
                <text:p>1.5997</text:p>
              </table:table-cell>
              <table:table-cell office:value-type="float" office:value="1.60353560865762">
                <text:p>1.60353560865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6004">
                <text:p>1.6004</text:p>
              </table:table-cell>
              <table:table-cell office:value-type="float" office:value="1.60413770084823">
                <text:p>1.60413770084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6037">
                <text:p>1.6037</text:p>
              </table:table-cell>
              <table:table-cell office:value-type="float" office:value="1.60476799130949">
                <text:p>1.60476799130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6001">
                <text:p>1.6001</text:p>
              </table:table-cell>
              <table:table-cell office:value-type="float" office:value="1.6079940392796">
                <text:p>1.6079940392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6082">
                <text:p>1.6082</text:p>
              </table:table-cell>
              <table:table-cell office:value-type="float" office:value="1.60411303918826">
                <text:p>1.60411303918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6105">
                <text:p>1.6105</text:p>
              </table:table-cell>
              <table:table-cell office:value-type="float" office:value="1.61256111935632">
                <text:p>1.6125611193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6127">
                <text:p>1.6127</text:p>
              </table:table-cell>
              <table:table-cell office:value-type="float" office:value="1.61409203841849">
                <text:p>1.61409203841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6153">
                <text:p>1.6153</text:p>
              </table:table-cell>
              <table:table-cell office:value-type="float" office:value="1.61609931501409">
                <text:p>1.6160993150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6861">
                <text:p>1.6861</text:p>
              </table:table-cell>
              <table:table-cell office:value-type="float" office:value="1.61852945107348">
                <text:p>1.61852945107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7316">
                <text:p>1.7316</text:p>
              </table:table-cell>
              <table:table-cell office:value-type="float" office:value="1.69081064410669">
                <text:p>1.69081064410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7316">
                <text:p>1.7316</text:p>
              </table:table-cell>
              <table:table-cell office:value-type="float" office:value="1.73166412926559">
                <text:p>1.73166412926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7313">
                <text:p>1.7313</text:p>
              </table:table-cell>
              <table:table-cell office:value-type="float" office:value="1.73065533024865">
                <text:p>1.73065533024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7311">
                <text:p>1.7311</text:p>
              </table:table-cell>
              <table:table-cell office:value-type="float" office:value="1.73035880216318">
                <text:p>1.73035880216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15">
                <text:p>1.715</text:p>
              </table:table-cell>
              <table:table-cell office:value-type="float" office:value="1.73016898114782">
                <text:p>1.73016898114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147">
                <text:p>1.7147</text:p>
              </table:table-cell>
              <table:table-cell office:value-type="float" office:value="1.71402420284639">
                <text:p>1.71402420284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058">
                <text:p>1.7058</text:p>
              </table:table-cell>
              <table:table-cell office:value-type="float" office:value="1.71427765213776">
                <text:p>1.71427765213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6931">
                <text:p>1.6931</text:p>
              </table:table-cell>
              <table:table-cell office:value-type="float" office:value="1.70523220169366">
                <text:p>1.70523220169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6932">
                <text:p>1.6932</text:p>
              </table:table-cell>
              <table:table-cell office:value-type="float" office:value="1.69250945703323">
                <text:p>1.69250945703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694">
                <text:p>1.694</text:p>
              </table:table-cell>
              <table:table-cell office:value-type="float" office:value="1.69321760371087">
                <text:p>1.69321760371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6946">
                <text:p>1.6946</text:p>
              </table:table-cell>
              <table:table-cell office:value-type="float" office:value="1.69403899145877">
                <text:p>1.69403899145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939">
                <text:p>1.6939</text:p>
              </table:table-cell>
              <table:table-cell office:value-type="float" office:value="1.69461903288138">
                <text:p>1.69461903288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694">
                <text:p>1.694</text:p>
              </table:table-cell>
              <table:table-cell office:value-type="float" office:value="1.69386689280802">
                <text:p>1.69386689280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6939">
                <text:p>1.6939</text:p>
              </table:table-cell>
              <table:table-cell office:value-type="float" office:value="1.69400452127976">
                <text:p>1.69400452127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938">
                <text:p>1.6938</text:p>
              </table:table-cell>
              <table:table-cell office:value-type="float" office:value="1.69389632545296">
                <text:p>1.69389632545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688">
                <text:p>1.688</text:p>
              </table:table-cell>
              <table:table-cell office:value-type="float" office:value="1.69379794913696">
                <text:p>1.6937979491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6787">
                <text:p>1.6787</text:p>
              </table:table-cell>
              <table:table-cell office:value-type="float" office:value="1.68779157199511">
                <text:p>1.68779157199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6708">
                <text:p>1.6708</text:p>
              </table:table-cell>
              <table:table-cell office:value-type="float" office:value="1.6784066753181">
                <text:p>1.6784066753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6639">
                <text:p>1.6639</text:p>
              </table:table-cell>
              <table:table-cell office:value-type="float" office:value="1.67069224442997">
                <text:p>1.67069224442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6584">
                <text:p>1.6584</text:p>
              </table:table-cell>
              <table:table-cell office:value-type="float" office:value="1.66398125884758">
                <text:p>1.66398125884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655">
                <text:p>1.655</text:p>
              </table:table-cell>
              <table:table-cell office:value-type="float" office:value="1.65870819009895">
                <text:p>1.65870819009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6524">
                <text:p>1.6524</text:p>
              </table:table-cell>
              <table:table-cell office:value-type="float" office:value="1.65556111531691">
                <text:p>1.65556111531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6476">
                <text:p>1.6476</text:p>
              </table:table-cell>
              <table:table-cell office:value-type="float" office:value="1.6531067201567">
                <text:p>1.6531067201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6448">
                <text:p>1.6448</text:p>
              </table:table-cell>
              <table:table-cell office:value-type="float" office:value="1.6483025370565">
                <text:p>1.6483025370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6439">
                <text:p>1.6439</text:p>
              </table:table-cell>
              <table:table-cell office:value-type="float" office:value="1.64577530683462">
                <text:p>1.64577530683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6436">
                <text:p>1.6436</text:p>
              </table:table-cell>
              <table:table-cell office:value-type="float" office:value="1.64507298551623">
                <text:p>1.64507298551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6434">
                <text:p>1.6434</text:p>
              </table:table-cell>
              <table:table-cell office:value-type="float" office:value="1.64483731048914">
                <text:p>1.64483731048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6431">
                <text:p>1.6431</text:p>
              </table:table-cell>
              <table:table-cell office:value-type="float" office:value="1.64465472639582">
                <text:p>1.64465472639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6429">
                <text:p>1.6429</text:p>
              </table:table-cell>
              <table:table-cell office:value-type="float" office:value="1.64435947544144">
                <text:p>1.64435947544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6424">
                <text:p>1.6424</text:p>
              </table:table-cell>
              <table:table-cell office:value-type="float" office:value="1.64417702553065">
                <text:p>1.64417702553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6423">
                <text:p>1.6423</text:p>
              </table:table-cell>
              <table:table-cell office:value-type="float" office:value="1.64367371925515">
                <text:p>1.64367371925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642">
                <text:p>1.642</text:p>
              </table:table-cell>
              <table:table-cell office:value-type="float" office:value="1.64361279009444">
                <text:p>1.64361279009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642">
                <text:p>1.642</text:p>
              </table:table-cell>
              <table:table-cell office:value-type="float" office:value="1.64330919332729">
                <text:p>1.64330919332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6422">
                <text:p>1.6422</text:p>
              </table:table-cell>
              <table:table-cell office:value-type="float" office:value="1.6433351825033">
                <text:p>1.6433351825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6413">
                <text:p>1.6413</text:p>
              </table:table-cell>
              <table:table-cell office:value-type="float" office:value="1.64354336343229">
                <text:p>1.64354336343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641">
                <text:p>1.641</text:p>
              </table:table-cell>
              <table:table-cell office:value-type="float" office:value="1.64258956967362">
                <text:p>1.64258956967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6411">
                <text:p>1.6411</text:p>
              </table:table-cell>
              <table:table-cell office:value-type="float" office:value="1.64235554183779">
                <text:p>1.64235554183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6408">
                <text:p>1.6408</text:p>
              </table:table-cell>
              <table:table-cell office:value-type="float" office:value="1.64248570612203">
                <text:p>1.64248570612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6408">
                <text:p>1.6408</text:p>
              </table:table-cell>
              <table:table-cell office:value-type="float" office:value="1.64216494410043">
                <text:p>1.64216494410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6407">
                <text:p>1.6407</text:p>
              </table:table-cell>
              <table:table-cell office:value-type="float" office:value="1.6421911115127">
                <text:p>1.6421911115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6402">
                <text:p>1.6402</text:p>
              </table:table-cell>
              <table:table-cell office:value-type="float" office:value="1.64208710774758">
                <text:p>1.64208710774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6404">
                <text:p>1.6404</text:p>
              </table:table-cell>
              <table:table-cell office:value-type="float" office:value="1.64157595911342">
                <text:p>1.6415759591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6404">
                <text:p>1.6404</text:p>
              </table:table-cell>
              <table:table-cell office:value-type="float" office:value="1.6418276346022">
                <text:p>1.6418276346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6403">
                <text:p>1.6403</text:p>
              </table:table-cell>
              <table:table-cell office:value-type="float" office:value="1.64181010720288">
                <text:p>1.6418101072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64">
                <text:p>1.64</text:p>
              </table:table-cell>
              <table:table-cell office:value-type="float" office:value="1.6417061285057">
                <text:p>1.6417061285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6399">
                <text:p>1.6399</text:p>
              </table:table-cell>
              <table:table-cell office:value-type="float" office:value="1.64140299807958">
                <text:p>1.64140299807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64">
                <text:p>1.64</text:p>
              </table:table-cell>
              <table:table-cell office:value-type="float" office:value="1.64132532725494">
                <text:p>1.64132532725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6399">
                <text:p>1.6399</text:p>
              </table:table-cell>
              <table:table-cell office:value-type="float" office:value="1.64143805884687">
                <text:p>1.64143805884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6398">
                <text:p>1.6398</text:p>
              </table:table-cell>
              <table:table-cell office:value-type="float" office:value="1.64132532725494">
                <text:p>1.64132532725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6398">
                <text:p>1.6398</text:p>
              </table:table-cell>
              <table:table-cell office:value-type="float" office:value="1.64123015483682">
                <text:p>1.64123015483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399">
                <text:p>1.6399</text:p>
              </table:table-cell>
              <table:table-cell office:value-type="float" office:value="1.6412389338684">
                <text:p>1.6412389338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6397">
                <text:p>1.6397</text:p>
              </table:table-cell>
              <table:table-cell office:value-type="float" office:value="1.64134288471302">
                <text:p>1.64134288471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6395">
                <text:p>1.6395</text:p>
              </table:table-cell>
              <table:table-cell office:value-type="float" office:value="1.64112621870876">
                <text:p>1.64112621870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6394">
                <text:p>1.6394</text:p>
              </table:table-cell>
              <table:table-cell office:value-type="float" office:value="1.6409359204996">
                <text:p>1.6409359204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6392">
                <text:p>1.6392</text:p>
              </table:table-cell>
              <table:table-cell office:value-type="float" office:value="1.64084957707303">
                <text:p>1.64084957707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6414">
                <text:p>1.6414</text:p>
              </table:table-cell>
              <table:table-cell office:value-type="float" office:value="1.64065055743318">
                <text:p>1.64065055743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6453">
                <text:p>1.6453</text:p>
              </table:table-cell>
              <table:table-cell office:value-type="float" office:value="1.64295657259911">
                <text:p>1.64295657259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6494">
                <text:p>1.6494</text:p>
              </table:table-cell>
              <table:table-cell office:value-type="float" office:value="1.64682725183781">
                <text:p>1.64682725183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6547">
                <text:p>1.6547</text:p>
              </table:table-cell>
              <table:table-cell office:value-type="float" office:value="1.65076958130023">
                <text:p>1.65076958130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6599">
                <text:p>1.6599</text:p>
              </table:table-cell>
              <table:table-cell office:value-type="float" office:value="1.65596537446136">
                <text:p>1.65596537446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6643">
                <text:p>1.6643</text:p>
              </table:table-cell>
              <table:table-cell office:value-type="float" office:value="1.6609767188507">
                <text:p>1.6609767188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6688">
                <text:p>1.6688</text:p>
              </table:table-cell>
              <table:table-cell office:value-type="float" office:value="1.66517995363722">
                <text:p>1.66517995363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6734">
                <text:p>1.6734</text:p>
              </table:table-cell>
              <table:table-cell office:value-type="float" office:value="1.66956403556266">
                <text:p>1.66956403556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6775">
                <text:p>1.6775</text:p>
              </table:table-cell>
              <table:table-cell office:value-type="float" office:value="1.67405678686552">
                <text:p>1.67405678686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6813">
                <text:p>1.6813</text:p>
              </table:table-cell>
              <table:table-cell office:value-type="float" office:value="1.67803119769938">
                <text:p>1.67803119769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6848">
                <text:p>1.6848</text:p>
              </table:table-cell>
              <table:table-cell office:value-type="float" office:value="1.68173339635112">
                <text:p>1.68173339635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6884">
                <text:p>1.6884</text:p>
              </table:table-cell>
              <table:table-cell office:value-type="float" office:value="1.68514699336114">
                <text:p>1.68514699336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6909">
                <text:p>1.6909</text:p>
              </table:table-cell>
              <table:table-cell office:value-type="float" office:value="1.68868424465467">
                <text:p>1.68868424465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6936">
                <text:p>1.6936</text:p>
              </table:table-cell>
              <table:table-cell office:value-type="float" office:value="1.69107937735141">
                <text:p>1.69107937735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6964">
                <text:p>1.6964</text:p>
              </table:table-cell>
              <table:table-cell office:value-type="float" office:value="1.69374064854359">
                <text:p>1.69374064854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6989">
                <text:p>1.6989</text:p>
              </table:table-cell>
              <table:table-cell office:value-type="float" office:value="1.69649354890032">
                <text:p>1.6964935489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7013">
                <text:p>1.7013</text:p>
              </table:table-cell>
              <table:table-cell office:value-type="float" office:value="1.69893186613859">
                <text:p>1.69893186613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7036">
                <text:p>1.7036</text:p>
              </table:table-cell>
              <table:table-cell office:value-type="float" office:value="1.70128045589788">
                <text:p>1.70128045589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7052">
                <text:p>1.7052</text:p>
              </table:table-cell>
              <table:table-cell office:value-type="float" office:value="1.70352949592094">
                <text:p>1.70352949592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7061">
                <text:p>1.7061</text:p>
              </table:table-cell>
              <table:table-cell office:value-type="float" office:value="1.70506682492933">
                <text:p>1.70506682492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7066">
                <text:p>1.7066</text:p>
              </table:table-cell>
              <table:table-cell office:value-type="float" office:value="1.70591929766776">
                <text:p>1.70591929766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7069">
                <text:p>1.7069</text:p>
              </table:table-cell>
              <table:table-cell office:value-type="float" office:value="1.70639267538946">
                <text:p>1.70639267538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7072">
                <text:p>1.7072</text:p>
              </table:table-cell>
              <table:table-cell office:value-type="float" office:value="1.70667838556362">
                <text:p>1.70667838556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7074">
                <text:p>1.7074</text:p>
              </table:table-cell>
              <table:table-cell office:value-type="float" office:value="1.70697211767807">
                <text:p>1.70697211767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7078">
                <text:p>1.7078</text:p>
              </table:table-cell>
              <table:table-cell office:value-type="float" office:value="1.70716393414335">
                <text:p>1.70716393414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7078">
                <text:p>1.7078</text:p>
              </table:table-cell>
              <table:table-cell office:value-type="float" office:value="1.70756339726224">
                <text:p>1.70756339726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7079">
                <text:p>1.7079</text:p>
              </table:table-cell>
              <table:table-cell office:value-type="float" office:value="1.70754758641857">
                <text:p>1.70754758641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7081">
                <text:p>1.7081</text:p>
              </table:table-cell>
              <table:table-cell office:value-type="float" office:value="1.70764941923439">
                <text:p>1.70764941923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7079">
                <text:p>1.7079</text:p>
              </table:table-cell>
              <table:table-cell office:value-type="float" office:value="1.70784910010334">
                <text:p>1.70784910010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7081">
                <text:p>1.7081</text:p>
              </table:table-cell>
              <table:table-cell office:value-type="float" office:value="1.70763759020606">
                <text:p>1.70763759020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7082">
                <text:p>1.7082</text:p>
              </table:table-cell>
              <table:table-cell office:value-type="float" office:value="1.70784910010334">
                <text:p>1.70784910010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7084">
                <text:p>1.7084</text:p>
              </table:table-cell>
              <table:table-cell office:value-type="float" office:value="1.70794303341215">
                <text:p>1.7079430334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7085">
                <text:p>1.7085</text:p>
              </table:table-cell>
              <table:table-cell office:value-type="float" office:value="1.70814266274079">
                <text:p>1.70814266274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7083">
                <text:p>1.7083</text:p>
              </table:table-cell>
              <table:table-cell office:value-type="float" office:value="1.70823659907021">
                <text:p>1.70823659907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7085">
                <text:p>1.7085</text:p>
              </table:table-cell>
              <table:table-cell office:value-type="float" office:value="1.70802914192851">
                <text:p>1.70802914192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7088">
                <text:p>1.7088</text:p>
              </table:table-cell>
              <table:table-cell office:value-type="float" office:value="1.70824050612425">
                <text:p>1.70824050612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7086">
                <text:p>1.7086</text:p>
              </table:table-cell>
              <table:table-cell office:value-type="float" office:value="1.70853789252648">
                <text:p>1.7085378925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7087">
                <text:p>1.7087</text:p>
              </table:table-cell>
              <table:table-cell office:value-type="float" office:value="1.70832274869965">
                <text:p>1.70832274869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7086">
                <text:p>1.7086</text:p>
              </table:table-cell>
              <table:table-cell office:value-type="float" office:value="1.70843228224063">
                <text:p>1.7084322822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7088">
                <text:p>1.7088</text:p>
              </table:table-cell>
              <table:table-cell office:value-type="float" office:value="1.70832664571689">
                <text:p>1.70832664571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7089">
                <text:p>1.7089</text:p>
              </table:table-cell>
              <table:table-cell office:value-type="float" office:value="1.70853400346047">
                <text:p>1.70853400346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7091">
                <text:p>1.7091</text:p>
              </table:table-cell>
              <table:table-cell office:value-type="float" office:value="1.70862794337934">
                <text:p>1.70862794337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709">
                <text:p>1.709</text:p>
              </table:table-cell>
              <table:table-cell office:value-type="float" office:value="1.70882745108929">
                <text:p>1.70882745108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7091">
                <text:p>1.7091</text:p>
              </table:table-cell>
              <table:table-cell office:value-type="float" office:value="1.70871801882196">
                <text:p>1.70871801882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7093">
                <text:p>1.7093</text:p>
              </table:table-cell>
              <table:table-cell office:value-type="float" office:value="1.70882358230181">
                <text:p>1.70882358230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093">
                <text:p>1.7093</text:p>
              </table:table-cell>
              <table:table-cell office:value-type="float" office:value="1.7090230549205">
                <text:p>1.709023054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7091">
                <text:p>1.7091</text:p>
              </table:table-cell>
              <table:table-cell office:value-type="float" office:value="1.70901534385227">
                <text:p>1.70901534385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7092">
                <text:p>1.7092</text:p>
              </table:table-cell>
              <table:table-cell office:value-type="float" office:value="1.70881198283977">
                <text:p>1.70881198283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7094">
                <text:p>1.7094</text:p>
              </table:table-cell>
              <table:table-cell office:value-type="float" office:value="1.70892139337466">
                <text:p>1.70892139337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7095">
                <text:p>1.7095</text:p>
              </table:table-cell>
              <table:table-cell office:value-type="float" office:value="1.7091208483914">
                <text:p>1.7091208483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7095">
                <text:p>1.7095</text:p>
              </table:table-cell>
              <table:table-cell office:value-type="float" office:value="1.70921479276677">
                <text:p>1.70921479276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7094">
                <text:p>1.7094</text:p>
              </table:table-cell>
              <table:table-cell office:value-type="float" office:value="1.70921095042963">
                <text:p>1.7092109504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7096">
                <text:p>1.7096</text:p>
              </table:table-cell>
              <table:table-cell office:value-type="float" office:value="1.70910930244232">
                <text:p>1.70910930244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7095">
                <text:p>1.7095</text:p>
              </table:table-cell>
              <table:table-cell office:value-type="float" office:value="1.70931641833087">
                <text:p>1.7093164183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7097">
                <text:p>1.7097</text:p>
              </table:table-cell>
              <table:table-cell office:value-type="float" office:value="1.70920710919453">
                <text:p>1.70920710919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7097">
                <text:p>1.7097</text:p>
              </table:table-cell>
              <table:table-cell office:value-type="float" office:value="1.70941419475452">
                <text:p>1.70941419475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7096">
                <text:p>1.7096</text:p>
              </table:table-cell>
              <table:table-cell office:value-type="float" office:value="1.70940653421367">
                <text:p>1.70940653421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7098">
                <text:p>1.7098</text:p>
              </table:table-cell>
              <table:table-cell office:value-type="float" office:value="1.70930491024046">
                <text:p>1.70930491024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7096">
                <text:p>1.7096</text:p>
              </table:table-cell>
              <table:table-cell office:value-type="float" office:value="1.70951196545099">
                <text:p>1.70951196545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7095">
                <text:p>1.7095</text:p>
              </table:table-cell>
              <table:table-cell office:value-type="float" office:value="1.70930107639229">
                <text:p>1.70930107639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7099">
                <text:p>1.7099</text:p>
              </table:table-cell>
              <table:table-cell office:value-type="float" office:value="1.70920710919453">
                <text:p>1.70920710919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7097">
                <text:p>1.7097</text:p>
              </table:table-cell>
              <table:table-cell office:value-type="float" office:value="1.70961736995379">
                <text:p>1.70961736995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71">
                <text:p>1.71</text:p>
              </table:table-cell>
              <table:table-cell office:value-type="float" office:value="1.70939887798285">
                <text:p>1.70939887798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7099">
                <text:p>1.7099</text:p>
              </table:table-cell>
              <table:table-cell office:value-type="float" office:value="1.70971130253179">
                <text:p>1.70971130253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7095">
                <text:p>1.7095</text:p>
              </table:table-cell>
              <table:table-cell office:value-type="float" office:value="1.7095982789169">
                <text:p>1.7095982789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7095">
                <text:p>1.7095</text:p>
              </table:table-cell>
              <table:table-cell office:value-type="float" office:value="1.70919559213771">
                <text:p>1.70919559213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7095">
                <text:p>1.7095</text:p>
              </table:table-cell>
              <table:table-cell office:value-type="float" office:value="1.70921095042963">
                <text:p>1.7092109504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7096">
                <text:p>1.7096</text:p>
              </table:table-cell>
              <table:table-cell office:value-type="float" office:value="1.70921095042963">
                <text:p>1.7092109504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7097">
                <text:p>1.7097</text:p>
              </table:table-cell>
              <table:table-cell office:value-type="float" office:value="1.70931258121337">
                <text:p>1.70931258121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7095">
                <text:p>1.7095</text:p>
              </table:table-cell>
              <table:table-cell office:value-type="float" office:value="1.70941036394714">
                <text:p>1.70941036394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7096">
                <text:p>1.7096</text:p>
              </table:table-cell>
              <table:table-cell office:value-type="float" office:value="1.70920326906511">
                <text:p>1.70920326906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7099">
                <text:p>1.7099</text:p>
              </table:table-cell>
              <table:table-cell office:value-type="float" office:value="1.70931258121337">
                <text:p>1.70931258121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7095">
                <text:p>1.7095</text:p>
              </table:table-cell>
              <table:table-cell office:value-type="float" office:value="1.70961354965481">
                <text:p>1.70961354965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7096">
                <text:p>1.7096</text:p>
              </table:table-cell>
              <table:table-cell office:value-type="float" office:value="1.70919559213771">
                <text:p>1.70919559213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7094">
                <text:p>1.7094</text:p>
              </table:table-cell>
              <table:table-cell office:value-type="float" office:value="1.70931258121337">
                <text:p>1.70931258121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7098">
                <text:p>1.7098</text:p>
              </table:table-cell>
              <table:table-cell office:value-type="float" office:value="1.70910545602373">
                <text:p>1.70910545602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101">
                <text:p>1.7101</text:p>
              </table:table-cell>
              <table:table-cell office:value-type="float" office:value="1.70951961763191">
                <text:p>1.70951961763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7096">
                <text:p>1.7096</text:p>
              </table:table-cell>
              <table:table-cell office:value-type="float" office:value="1.70980904962311">
                <text:p>1.70980904962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7098">
                <text:p>1.7098</text:p>
              </table:table-cell>
              <table:table-cell office:value-type="float" office:value="1.70928958144415">
                <text:p>1.70928958144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7095">
                <text:p>1.7095</text:p>
              </table:table-cell>
              <table:table-cell office:value-type="float" office:value="1.70951196545099">
                <text:p>1.70951196545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7099">
                <text:p>1.7099</text:p>
              </table:table-cell>
              <table:table-cell office:value-type="float" office:value="1.70919943004496">
                <text:p>1.70919943004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71">
                <text:p>1.71</text:p>
              </table:table-cell>
              <table:table-cell office:value-type="float" office:value="1.70961736995379">
                <text:p>1.70961736995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7098">
                <text:p>1.7098</text:p>
              </table:table-cell>
              <table:table-cell office:value-type="float" office:value="1.70970367764879">
                <text:p>1.70970367764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7097">
                <text:p>1.7097</text:p>
              </table:table-cell>
              <table:table-cell office:value-type="float" office:value="1.70949667381448">
                <text:p>1.7094966738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7098">
                <text:p>1.7098</text:p>
              </table:table-cell>
              <table:table-cell office:value-type="float" office:value="1.7094027055577">
                <text:p>1.7094027055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7099">
                <text:p>1.7099</text:p>
              </table:table-cell>
              <table:table-cell office:value-type="float" office:value="1.70950814094578">
                <text:p>1.70950814094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7099">
                <text:p>1.7099</text:p>
              </table:table-cell>
              <table:table-cell office:value-type="float" office:value="1.70960591218705">
                <text:p>1.70960591218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7099">
                <text:p>1.7099</text:p>
              </table:table-cell>
              <table:table-cell office:value-type="float" office:value="1.70960209502547">
                <text:p>1.70960209502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71">
                <text:p>1.71</text:p>
              </table:table-cell>
              <table:table-cell office:value-type="float" office:value="1.70960209502547">
                <text:p>1.70960209502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7099">
                <text:p>1.7099</text:p>
              </table:table-cell>
              <table:table-cell office:value-type="float" office:value="1.70970367764879">
                <text:p>1.70970367764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7098">
                <text:p>1.7098</text:p>
              </table:table-cell>
              <table:table-cell office:value-type="float" office:value="1.7095982789169">
                <text:p>1.7095982789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7099">
                <text:p>1.7099</text:p>
              </table:table-cell>
              <table:table-cell office:value-type="float" office:value="1.70950049512392">
                <text:p>1.70950049512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7102">
                <text:p>1.7102</text:p>
              </table:table-cell>
              <table:table-cell office:value-type="float" office:value="1.70960591218705">
                <text:p>1.70960591218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7097">
                <text:p>1.7097</text:p>
              </table:table-cell>
              <table:table-cell office:value-type="float" office:value="1.7099067909068">
                <text:p>1.7099067909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7105">
                <text:p>1.7105</text:p>
              </table:table-cell>
              <table:table-cell office:value-type="float" office:value="1.70938740178105">
                <text:p>1.70938740178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7106">
                <text:p>1.7106</text:p>
              </table:table-cell>
              <table:table-cell office:value-type="float" office:value="1.71021890208296">
                <text:p>1.71021890208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7104">
                <text:p>1.7104</text:p>
              </table:table-cell>
              <table:table-cell office:value-type="float" office:value="1.7102901478208">
                <text:p>1.7102901478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7108">
                <text:p>1.7108</text:p>
              </table:table-cell>
              <table:table-cell office:value-type="float" office:value="1.71008332662809">
                <text:p>1.71008332662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7106">
                <text:p>1.7106</text:p>
              </table:table-cell>
              <table:table-cell office:value-type="float" office:value="1.71049687921956">
                <text:p>1.71049687921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7107">
                <text:p>1.7107</text:p>
              </table:table-cell>
              <table:table-cell office:value-type="float" office:value="1.71027883049737">
                <text:p>1.71027883049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7107">
                <text:p>1.7107</text:p>
              </table:table-cell>
              <table:table-cell office:value-type="float" office:value="1.71038787221356">
                <text:p>1.7103878722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7106">
                <text:p>1.7106</text:p>
              </table:table-cell>
              <table:table-cell office:value-type="float" office:value="1.71038410502212">
                <text:p>1.7103841050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7105">
                <text:p>1.7105</text:p>
              </table:table-cell>
              <table:table-cell office:value-type="float" office:value="1.71028260196851">
                <text:p>1.71028260196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7106">
                <text:p>1.7106</text:p>
              </table:table-cell>
              <table:table-cell office:value-type="float" office:value="1.71018485920309">
                <text:p>1.71018485920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7105">
                <text:p>1.7105</text:p>
              </table:table-cell>
              <table:table-cell office:value-type="float" office:value="1.7102901478208">
                <text:p>1.7102901478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7106">
                <text:p>1.7106</text:p>
              </table:table-cell>
              <table:table-cell office:value-type="float" office:value="1.71018485920309">
                <text:p>1.71018485920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7101">
                <text:p>1.7101</text:p>
              </table:table-cell>
              <table:table-cell office:value-type="float" office:value="1.7102901478208">
                <text:p>1.7102901478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7107">
                <text:p>1.7107</text:p>
              </table:table-cell>
              <table:table-cell office:value-type="float" office:value="1.70977862508052">
                <text:p>1.70977862508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7106">
                <text:p>1.7106</text:p>
              </table:table-cell>
              <table:table-cell office:value-type="float" office:value="1.71040672237715">
                <text:p>1.71040672237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7104">
                <text:p>1.7104</text:p>
              </table:table-cell>
              <table:table-cell office:value-type="float" office:value="1.71028260196851">
                <text:p>1.71028260196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7108">
                <text:p>1.7108</text:p>
              </table:table-cell>
              <table:table-cell office:value-type="float" office:value="1.71008332662809">
                <text:p>1.71008332662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7107">
                <text:p>1.7107</text:p>
              </table:table-cell>
              <table:table-cell office:value-type="float" office:value="1.71049687921956">
                <text:p>1.71049687921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7108">
                <text:p>1.7108</text:p>
              </table:table-cell>
              <table:table-cell office:value-type="float" office:value="1.71038033878613">
                <text:p>1.71038033878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7105">
                <text:p>1.7105</text:p>
              </table:table-cell>
              <table:table-cell office:value-type="float" office:value="1.71048559065293">
                <text:p>1.71048559065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7106">
                <text:p>1.7106</text:p>
              </table:table-cell>
              <table:table-cell office:value-type="float" office:value="1.71017730484353">
                <text:p>1.71017730484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7105">
                <text:p>1.7105</text:p>
              </table:table-cell>
              <table:table-cell office:value-type="float" office:value="1.7102901478208">
                <text:p>1.7102901478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7106">
                <text:p>1.7106</text:p>
              </table:table-cell>
              <table:table-cell office:value-type="float" office:value="1.71018485920309">
                <text:p>1.71018485920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7107">
                <text:p>1.7107</text:p>
              </table:table-cell>
              <table:table-cell office:value-type="float" office:value="1.7102901478208">
                <text:p>1.7102901478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7105">
                <text:p>1.7105</text:p>
              </table:table-cell>
              <table:table-cell office:value-type="float" office:value="1.71038787221356">
                <text:p>1.7103878722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7103">
                <text:p>1.7103</text:p>
              </table:table-cell>
              <table:table-cell office:value-type="float" office:value="1.71018108152984">
                <text:p>1.71018108152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7108">
                <text:p>1.7108</text:p>
              </table:table-cell>
              <table:table-cell office:value-type="float" office:value="1.70998556581372">
                <text:p>1.70998556581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7107">
                <text:p>1.7107</text:p>
              </table:table-cell>
              <table:table-cell office:value-type="float" office:value="1.71050064393785">
                <text:p>1.71050064393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7105">
                <text:p>1.7105</text:p>
              </table:table-cell>
              <table:table-cell office:value-type="float" office:value="1.71038033878613">
                <text:p>1.71038033878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7106">
                <text:p>1.7106</text:p>
              </table:table-cell>
              <table:table-cell office:value-type="float" office:value="1.71018108152984">
                <text:p>1.71018108152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7109">
                <text:p>1.7109</text:p>
              </table:table-cell>
              <table:table-cell office:value-type="float" office:value="1.7102901478208">
                <text:p>1.7102901478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7108">
                <text:p>1.7108</text:p>
              </table:table-cell>
              <table:table-cell office:value-type="float" office:value="1.71059081545323">
                <text:p>1.71059081545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7107">
                <text:p>1.7107</text:p>
              </table:table-cell>
              <table:table-cell office:value-type="float" office:value="1.71047806963454">
                <text:p>1.71047806963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7109">
                <text:p>1.7109</text:p>
              </table:table-cell>
              <table:table-cell office:value-type="float" office:value="1.71038033878613">
                <text:p>1.71038033878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7108">
                <text:p>1.7108</text:p>
              </table:table-cell>
              <table:table-cell office:value-type="float" office:value="1.71058705882341">
                <text:p>1.7105870588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711">
                <text:p>1.711</text:p>
              </table:table-cell>
              <table:table-cell office:value-type="float" office:value="1.71047806963454">
                <text:p>1.71047806963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7106">
                <text:p>1.7106</text:p>
              </table:table-cell>
              <table:table-cell office:value-type="float" office:value="1.71068475908532">
                <text:p>1.71068475908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7104">
                <text:p>1.7104</text:p>
              </table:table-cell>
              <table:table-cell office:value-type="float" office:value="1.710271290483">
                <text:p>1.710271290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7106">
                <text:p>1.7106</text:p>
              </table:table-cell>
              <table:table-cell office:value-type="float" office:value="1.71008332662809">
                <text:p>1.71008332662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7108">
                <text:p>1.7108</text:p>
              </table:table-cell>
              <table:table-cell office:value-type="float" office:value="1.71029392219478">
                <text:p>1.71029392219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7108">
                <text:p>1.7108</text:p>
              </table:table-cell>
              <table:table-cell office:value-type="float" office:value="1.71048935257352">
                <text:p>1.71048935257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7106">
                <text:p>1.7106</text:p>
              </table:table-cell>
              <table:table-cell office:value-type="float" office:value="1.71048182967208">
                <text:p>1.71048182967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7108">
                <text:p>1.7108</text:p>
              </table:table-cell>
              <table:table-cell office:value-type="float" office:value="1.71027883049737">
                <text:p>1.71027883049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7107">
                <text:p>1.7107</text:p>
              </table:table-cell>
              <table:table-cell office:value-type="float" office:value="1.71048935257352">
                <text:p>1.71048935257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7105">
                <text:p>1.7105</text:p>
              </table:table-cell>
              <table:table-cell office:value-type="float" office:value="1.71038033878613">
                <text:p>1.71038033878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7109">
                <text:p>1.7109</text:p>
              </table:table-cell>
              <table:table-cell office:value-type="float" office:value="1.71018108152984">
                <text:p>1.71018108152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711">
                <text:p>1.711</text:p>
              </table:table-cell>
              <table:table-cell office:value-type="float" office:value="1.71059457300349">
                <text:p>1.71059457300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7108">
                <text:p>1.7108</text:p>
              </table:table-cell>
              <table:table-cell office:value-type="float" office:value="1.7106810095864">
                <text:p>1.7106810095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7109">
                <text:p>1.7109</text:p>
              </table:table-cell>
              <table:table-cell office:value-type="float" office:value="1.7104743105439">
                <text:p>1.7104743105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7107">
                <text:p>1.7107</text:p>
              </table:table-cell>
              <table:table-cell office:value-type="float" office:value="1.71058330311762">
                <text:p>1.71058330311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7109">
                <text:p>1.7109</text:p>
              </table:table-cell>
              <table:table-cell office:value-type="float" office:value="1.71037657350919">
                <text:p>1.71037657350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7109">
                <text:p>1.7109</text:p>
              </table:table-cell>
              <table:table-cell office:value-type="float" office:value="1.71058705882341">
                <text:p>1.7105870588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7102">
                <text:p>1.7102</text:p>
              </table:table-cell>
              <table:table-cell office:value-type="float" office:value="1.71057954833944">
                <text:p>1.71057954833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7103">
                <text:p>1.7103</text:p>
              </table:table-cell>
              <table:table-cell office:value-type="float" office:value="1.70986883289814">
                <text:p>1.70986883289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7101">
                <text:p>1.7101</text:p>
              </table:table-cell>
              <table:table-cell office:value-type="float" office:value="1.70999693913685">
                <text:p>1.70999693913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7103">
                <text:p>1.7103</text:p>
              </table:table-cell>
              <table:table-cell office:value-type="float" office:value="1.7097900265339">
                <text:p>1.7097900265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7102">
                <text:p>1.7102</text:p>
              </table:table-cell>
              <table:table-cell office:value-type="float" office:value="1.71000073225044">
                <text:p>1.7100007322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7103">
                <text:p>1.7103</text:p>
              </table:table-cell>
              <table:table-cell office:value-type="float" office:value="1.7098915954354">
                <text:p>1.7098915954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7104">
                <text:p>1.7104</text:p>
              </table:table-cell>
              <table:table-cell office:value-type="float" office:value="1.70999693913685">
                <text:p>1.70999693913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7104">
                <text:p>1.7104</text:p>
              </table:table-cell>
              <table:table-cell office:value-type="float" office:value="1.7100946812609">
                <text:p>1.7100946812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7103">
                <text:p>1.7103</text:p>
              </table:table-cell>
              <table:table-cell office:value-type="float" office:value="1.71009089539015">
                <text:p>1.71009089539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7102">
                <text:p>1.7102</text:p>
              </table:table-cell>
              <table:table-cell office:value-type="float" office:value="1.70998935591489">
                <text:p>1.709989355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7104">
                <text:p>1.7104</text:p>
              </table:table-cell>
              <table:table-cell office:value-type="float" office:value="1.7098915954354">
                <text:p>1.7098915954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7103">
                <text:p>1.7103</text:p>
              </table:table-cell>
              <table:table-cell office:value-type="float" office:value="1.71009846812002">
                <text:p>1.71009846812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7101">
                <text:p>1.7101</text:p>
              </table:table-cell>
              <table:table-cell office:value-type="float" office:value="1.70998935591489">
                <text:p>1.709989355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7102">
                <text:p>1.7102</text:p>
              </table:table-cell>
              <table:table-cell office:value-type="float" office:value="1.7097900265339">
                <text:p>1.7097900265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7104">
                <text:p>1.7104</text:p>
              </table:table-cell>
              <table:table-cell office:value-type="float" office:value="1.70989919114561">
                <text:p>1.70989919114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7102">
                <text:p>1.7102</text:p>
              </table:table-cell>
              <table:table-cell office:value-type="float" office:value="1.71009846812002">
                <text:p>1.71009846812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7103">
                <text:p>1.7103</text:p>
              </table:table-cell>
              <table:table-cell office:value-type="float" office:value="1.7098877991084">
                <text:p>1.709887799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7104">
                <text:p>1.7104</text:p>
              </table:table-cell>
              <table:table-cell office:value-type="float" office:value="1.70999693913685">
                <text:p>1.70999693913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7103">
                <text:p>1.7103</text:p>
              </table:table-cell>
              <table:table-cell office:value-type="float" office:value="1.7100946812609">
                <text:p>1.7100946812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7105">
                <text:p>1.7105</text:p>
              </table:table-cell>
              <table:table-cell office:value-type="float" office:value="1.70998935591489">
                <text:p>1.709989355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7104">
                <text:p>1.7104</text:p>
              </table:table-cell>
              <table:table-cell office:value-type="float" office:value="1.71019619810866">
                <text:p>1.71019619810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7102">
                <text:p>1.7102</text:p>
              </table:table-cell>
              <table:table-cell office:value-type="float" office:value="1.71008711051135">
                <text:p>1.71008711051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7108">
                <text:p>1.7108</text:p>
              </table:table-cell>
              <table:table-cell office:value-type="float" office:value="1.7098877991084">
                <text:p>1.709887799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7109">
                <text:p>1.7109</text:p>
              </table:table-cell>
              <table:table-cell office:value-type="float" office:value="1.71050440958154">
                <text:p>1.71050440958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7108">
                <text:p>1.7108</text:p>
              </table:table-cell>
              <table:table-cell office:value-type="float" office:value="1.71058330311762">
                <text:p>1.71058330311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7108">
                <text:p>1.7108</text:p>
              </table:table-cell>
              <table:table-cell office:value-type="float" office:value="1.71047806963454">
                <text:p>1.71047806963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711">
                <text:p>1.711</text:p>
              </table:table-cell>
              <table:table-cell office:value-type="float" office:value="1.71048182967208">
                <text:p>1.71048182967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7112">
                <text:p>1.7112</text:p>
              </table:table-cell>
              <table:table-cell office:value-type="float" office:value="1.71068475908532">
                <text:p>1.71068475908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7108">
                <text:p>1.7108</text:p>
              </table:table-cell>
              <table:table-cell office:value-type="float" office:value="1.71088014156079">
                <text:p>1.71088014156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7108">
                <text:p>1.7108</text:p>
              </table:table-cell>
              <table:table-cell office:value-type="float" office:value="1.71046679521764">
                <text:p>1.71046679521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7109">
                <text:p>1.7109</text:p>
              </table:table-cell>
              <table:table-cell office:value-type="float" office:value="1.71048182967208">
                <text:p>1.71048182967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7109">
                <text:p>1.7109</text:p>
              </table:table-cell>
              <table:table-cell office:value-type="float" office:value="1.71058330311762">
                <text:p>1.71058330311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7107">
                <text:p>1.7107</text:p>
              </table:table-cell>
              <table:table-cell office:value-type="float" office:value="1.71057954833944">
                <text:p>1.71057954833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711">
                <text:p>1.711</text:p>
              </table:table-cell>
              <table:table-cell office:value-type="float" office:value="1.71037657350919">
                <text:p>1.71037657350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7108">
                <text:p>1.7108</text:p>
              </table:table-cell>
              <table:table-cell office:value-type="float" office:value="1.71068850949616">
                <text:p>1.71068850949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7109">
                <text:p>1.7109</text:p>
              </table:table-cell>
              <table:table-cell office:value-type="float" office:value="1.7104743105439">
                <text:p>1.7104743105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7106">
                <text:p>1.7106</text:p>
              </table:table-cell>
              <table:table-cell office:value-type="float" office:value="1.71058330311762">
                <text:p>1.71058330311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7109">
                <text:p>1.7109</text:p>
              </table:table-cell>
              <table:table-cell office:value-type="float" office:value="1.710275060001">
                <text:p>1.71027506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711">
                <text:p>1.711</text:p>
              </table:table-cell>
              <table:table-cell office:value-type="float" office:value="1.71059081545323">
                <text:p>1.71059081545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7106">
                <text:p>1.7106</text:p>
              </table:table-cell>
              <table:table-cell office:value-type="float" office:value="1.7106810095864">
                <text:p>1.7106810095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711">
                <text:p>1.711</text:p>
              </table:table-cell>
              <table:table-cell office:value-type="float" office:value="1.710271290483">
                <text:p>1.710271290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106">
                <text:p>1.7106</text:p>
              </table:table-cell>
              <table:table-cell office:value-type="float" office:value="1.71069226081533">
                <text:p>1.71069226081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7107">
                <text:p>1.7107</text:p>
              </table:table-cell>
              <table:table-cell office:value-type="float" office:value="1.710271290483">
                <text:p>1.710271290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108">
                <text:p>1.7108</text:p>
              </table:table-cell>
              <table:table-cell office:value-type="float" office:value="1.71038787221356">
                <text:p>1.7103878722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7109">
                <text:p>1.7109</text:p>
              </table:table-cell>
              <table:table-cell office:value-type="float" office:value="1.71048559065293">
                <text:p>1.71048559065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7107">
                <text:p>1.7107</text:p>
              </table:table-cell>
              <table:table-cell office:value-type="float" office:value="1.71058330311762">
                <text:p>1.71058330311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7108">
                <text:p>1.7108</text:p>
              </table:table-cell>
              <table:table-cell office:value-type="float" office:value="1.71037657350919">
                <text:p>1.71037657350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711">
                <text:p>1.711</text:p>
              </table:table-cell>
              <table:table-cell office:value-type="float" office:value="1.71048559065293">
                <text:p>1.71048559065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7111">
                <text:p>1.7111</text:p>
              </table:table-cell>
              <table:table-cell office:value-type="float" office:value="1.71068475908532">
                <text:p>1.71068475908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7112">
                <text:p>1.7112</text:p>
              </table:table-cell>
              <table:table-cell office:value-type="float" office:value="1.71077871003814">
                <text:p>1.71077871003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7109">
                <text:p>1.7109</text:p>
              </table:table-cell>
              <table:table-cell office:value-type="float" office:value="1.71087640445183">
                <text:p>1.71087640445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7108">
                <text:p>1.7108</text:p>
              </table:table-cell>
              <table:table-cell office:value-type="float" office:value="1.71056828960632">
                <text:p>1.71056828960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7108">
                <text:p>1.7108</text:p>
              </table:table-cell>
              <table:table-cell office:value-type="float" office:value="1.71047806963454">
                <text:p>1.71047806963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711">
                <text:p>1.711</text:p>
              </table:table-cell>
              <table:table-cell office:value-type="float" office:value="1.71048182967208">
                <text:p>1.71048182967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7108">
                <text:p>1.7108</text:p>
              </table:table-cell>
              <table:table-cell office:value-type="float" office:value="1.71068475908532">
                <text:p>1.71068475908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7108">
                <text:p>1.7108</text:p>
              </table:table-cell>
              <table:table-cell office:value-type="float" office:value="1.7104743105439">
                <text:p>1.7104743105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711">
                <text:p>1.711</text:p>
              </table:table-cell>
              <table:table-cell office:value-type="float" office:value="1.71048182967208">
                <text:p>1.71048182967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7109">
                <text:p>1.7109</text:p>
              </table:table-cell>
              <table:table-cell office:value-type="float" office:value="1.71068475908532">
                <text:p>1.71068475908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711">
                <text:p>1.711</text:p>
              </table:table-cell>
              <table:table-cell office:value-type="float" office:value="1.71057579449244">
                <text:p>1.7105757944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7109">
                <text:p>1.7109</text:p>
              </table:table-cell>
              <table:table-cell office:value-type="float" office:value="1.7106810095864">
                <text:p>1.7106810095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7111">
                <text:p>1.7111</text:p>
              </table:table-cell>
              <table:table-cell office:value-type="float" office:value="1.71057579449244">
                <text:p>1.7105757944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7111">
                <text:p>1.7111</text:p>
              </table:table-cell>
              <table:table-cell office:value-type="float" office:value="1.71078245333813">
                <text:p>1.71078245333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7108">
                <text:p>1.7108</text:p>
              </table:table-cell>
              <table:table-cell office:value-type="float" office:value="1.71077496764155">
                <text:p>1.71077496764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7108">
                <text:p>1.7108</text:p>
              </table:table-cell>
              <table:table-cell office:value-type="float" office:value="1.71047055240374">
                <text:p>1.71047055240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109">
                <text:p>1.7109</text:p>
              </table:table-cell>
              <table:table-cell office:value-type="float" office:value="1.71048182967208">
                <text:p>1.71048182967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711">
                <text:p>1.711</text:p>
              </table:table-cell>
              <table:table-cell office:value-type="float" office:value="1.71058330311762">
                <text:p>1.71058330311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06810095864">
                <text:p>1.710681009586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0353531706">
                <text:p>1.7103535317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003307374066">
                <text:p>1.7100330737406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972000360786">
                <text:p>1.7097200036078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941411601675">
                <text:p>1.709414116016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911519295588">
                <text:p>1.709115192955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882302485972">
                <text:p>1.708823024859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853741093427">
                <text:p>1.7085374109342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825815870513">
                <text:p>1.708258158705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798508356589">
                <text:p>1.707985083565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771800835501">
                <text:p>1.707718008355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745676296007">
                <text:p>1.707456762960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720118394746">
                <text:p>1.707201183947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695111421561">
                <text:p>1.7069511142156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670640267005">
                <text:p>1.706706402670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646690391878">
                <text:p>1.7064669039187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623247798635">
                <text:p>1.7062324779863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600299004547">
                <text:p>1.7060029900454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577831016486">
                <text:p>1.705778310164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55583130722">
                <text:p>1.70555831307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534287793116">
                <text:p>1.705342877931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513188813148">
                <text:p>1.705131888131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492523109134">
                <text:p>1.7049252310913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472279807107">
                <text:p>1.704722798071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452448399754">
                <text:p>1.704524483997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433018729839">
                <text:p>1.7043301872983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413980974567">
                <text:p>1.704139809745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395325630803">
                <text:p>1.703953256308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377043501114">
                <text:p>1.7037704350111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359125680558">
                <text:p>1.703591256805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341563544201">
                <text:p>1.703415635442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324348735287">
                <text:p>1.7032434873528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307473154039">
                <text:p>1.7030747315403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29092894705">
                <text:p>1.70290928947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27470849722">
                <text:p>1.70274708497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258804414214">
                <text:p>1.702588044142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243209525403">
                <text:p>1.702432095254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227916867265">
                <text:p>1.7022791686726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212919677218">
                <text:p>1.702129196772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198211385852">
                <text:p>1.701982113858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183785609546">
                <text:p>1.701837856095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169636143446">
                <text:p>1.701696361434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155756954777">
                <text:p>1.701557569547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142142176478">
                <text:p>1.7014214217647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128786101137">
                <text:p>1.701287861011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115683175208">
                <text:p>1.701156831752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102827993501">
                <text:p>1.701028279935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090215293924">
                <text:p>1.7009021529392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077839952459">
                <text:p>1.700778399524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065696978377">
                <text:p>1.700656969783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053781509654">
                <text:p>1.700537815096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042088808601">
                <text:p>1.7004208880860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030614257679">
                <text:p>1.700306142576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019353355499">
                <text:p>1.700193533554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008301712992">
                <text:p>1.7000830171299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99745504975">
                <text:p>1.69997455049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986809190512">
                <text:p>1.699868091905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976360061805">
                <text:p>1.699763600618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966103688718">
                <text:p>1.6996610368871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956036191816">
                <text:p>1.699560361918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946153784177">
                <text:p>1.699461537841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936452768543">
                <text:p>1.699364527685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926929534596">
                <text:p>1.699269295345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917580556334">
                <text:p>1.699175805563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908402389549">
                <text:p>1.6990840238954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99391669415">
                <text:p>1.698993916694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90545108151">
                <text:p>1.698905451081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8185949279">
                <text:p>1.698818594927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73331683023">
                <text:p>1.698733316830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64958609126">
                <text:p>1.698649586091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56737269964">
                <text:p>1.6985673726996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48664731072">
                <text:p>1.698486647310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40738122801">
                <text:p>1.698407381228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3295463853">
                <text:p>1.698329546385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25311532951">
                <text:p>1.698253115329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17806120406">
                <text:p>1.6981780612040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10435773284">
                <text:p>1.6981043577328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03197920477">
                <text:p>1.6980319792047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96090045889">
                <text:p>1.697960900458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89109686993">
                <text:p>1.6978910968699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82254433436">
                <text:p>1.697822544334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755219257">
                <text:p>1.69775521925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68909853794">
                <text:p>1.697689098537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62415956002">
                <text:p>1.6976241595600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5603801766">
                <text:p>1.697560380176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49773869987">
                <text:p>1.697497738699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43621388936">
                <text:p>1.6974362138893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37578494098">
                <text:p>1.6973757849409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3164314763">
                <text:p>1.69731643147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2581335322">
                <text:p>1.697258133532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20087155087">
                <text:p>1.6972008715508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14462637004">
                <text:p>1.697144626370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0893792136">
                <text:p>1.697089379213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03511168245">
                <text:p>1.697035111682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98180574558">
                <text:p>1.6969818057455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92944373157">
                <text:p>1.6969294437315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87800832013">
                <text:p>1.696878008320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82748253407">
                <text:p>1.696827482534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77784973139">
                <text:p>1.696777849731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72909359766">
                <text:p>1.696729093597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68119813855">
                <text:p>1.696681198138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63414767268">
                <text:p>1.6966341476726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58792682453">
                <text:p>1.6965879268245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54252051767">
                <text:p>1.696542520517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49791396808">
                <text:p>1.696497913968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45409267777">
                <text:p>1.6964540926777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41104242843">
                <text:p>1.696411042428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36874927537">
                <text:p>1.696368749275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32719954155">
                <text:p>1.696327199541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28637981181">
                <text:p>1.6962863798118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24627692722">
                <text:p>1.6962462769272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20687797962">
                <text:p>1.6962068779796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16817030623">
                <text:p>1.6961681703062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1301414845">
                <text:p>1.696130141484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09277932698">
                <text:p>1.6960927793269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05607187644">
                <text:p>1.696056071876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02000740097">
                <text:p>1.6960200074009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98457438936">
                <text:p>1.6959845743893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94976154645">
                <text:p>1.695949761546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91555778872">
                <text:p>1.6959155577887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88195223987">
                <text:p>1.6958819522398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84893422663">
                <text:p>1.695848934226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81649327456">
                <text:p>1.695816493274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78461910402">
                <text:p>1.6957846191040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75330162622">
                <text:p>1.695753301626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72253093934">
                <text:p>1.6957225309393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69229732481">
                <text:p>1.6956922973248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66259124356">
                <text:p>1.695662591243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63340333249">
                <text:p>1.695633403332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6047244009">
                <text:p>1.695604724400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57654542714">
                <text:p>1.695576545427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54885755516">
                <text:p>1.695548857555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52165209134">
                <text:p>1.695521652091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49492050119">
                <text:p>1.695494920501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4686544063">
                <text:p>1.69546865440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44284558125">
                <text:p>1.695442845581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41748595062">
                <text:p>1.6954174859506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39256758606">
                <text:p>1.6953925675860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36808270347">
                <text:p>1.6953680827034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34402366014">
                <text:p>1.695344023660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32038295208">
                <text:p>1.695320382952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29715321132">
                <text:p>1.695297153211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27432720327">
                <text:p>1.695274327203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25189782421">
                <text:p>1.6952518978242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22985809875">
                <text:p>1.695229858098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20820117736">
                <text:p>1.6952082011773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18692033403">
                <text:p>1.695186920334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16600896387">
                <text:p>1.695166008963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14546058084">
                <text:p>1.6951454605808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12526881548">
                <text:p>1.695125268815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10542741273">
                <text:p>1.6951054274127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08593022975">
                <text:p>1.6950859302297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06677123381">
                <text:p>1.6950667712338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04794450023">
                <text:p>1.695047944500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02944421038">
                <text:p>1.6950294442103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01126464962">
                <text:p>1.6950112646496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99340020544">
                <text:p>1.6949934002054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97584536551">
                <text:p>1.694975845365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95859471582">
                <text:p>1.6949585947158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94164293886">
                <text:p>1.6949416429388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92498481183">
                <text:p>1.6949249848118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90861520487">
                <text:p>1.694908615204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89252907938">
                <text:p>1.6948925290793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87672148626">
                <text:p>1.6948767214862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86118756435">
                <text:p>1.6948611875643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84592253875">
                <text:p>1.694845922538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83092171926">
                <text:p>1.6948309217192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81618049878">
                <text:p>1.6948161804987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80169435188">
                <text:p>1.6948016943518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78745883319">
                <text:p>1.694787458833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77346957603">
                <text:p>1.694773469576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75972229092">
                <text:p>1.6947597222909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74621276418">
                <text:p>1.6947462127641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73293685656">
                <text:p>1.6947329368565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7198905019">
                <text:p>1.69471989050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70706970574">
                <text:p>1.694707069705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6944705441">
                <text:p>1.69469447054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68208916215">
                <text:p>1.694682089162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66992177295">
                <text:p>1.6946699217729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65796465626">
                <text:p>1.6946579646562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64621415732">
                <text:p>1.6946462141573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63466668564">
                <text:p>1.6946346666856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62331871388">
                <text:p>1.6946233187138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6121667767">
                <text:p>1.69461216677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60120746961">
                <text:p>1.6946012074696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59043744793">
                <text:p>1.694590437447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57985342567">
                <text:p>1.6945798534256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56945217452">
                <text:p>1.6945694521745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55923052277">
                <text:p>1.6945592305227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54918535431">
                <text:p>1.6945491853543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53931360766">
                <text:p>1.6945393136076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52961227495">
                <text:p>1.6945296122749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520078401">
                <text:p>1.69452007840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51070908234">
                <text:p>1.694510709082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50150146635">
                <text:p>1.6945015014663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49245275026">
                <text:p>1.694492452750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48356018035">
                <text:p>1.6944835601803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47482105103">
                <text:p>1.6944748210510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46623270397">
                <text:p>1.6944662327039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45779252732">
                <text:p>1.694457792527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44949795481">
                <text:p>1.6944494979548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441346465">
                <text:p>1.69444134646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43333558044">
                <text:p>1.6944333355804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42546286693">
                <text:p>1.6944254628669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41772593271">
                <text:p>1.6944177259327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41012242775">
                <text:p>1.694410122427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40265004297">
                <text:p>1.6944026500429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39530650956">
                <text:p>1.694395306509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38808959822">
                <text:p>1.6943880895982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38099711851">
                <text:p>1.6943809971185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37402691812">
                <text:p>1.694374026918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36717688222">
                <text:p>1.6943671768822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36044493279">
                <text:p>1.6943604449327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35382902799">
                <text:p>1.694353829027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34732716149">
                <text:p>1.6943473271614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34093736186">
                <text:p>1.6943409373618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33465769197">
                <text:p>1.6943346576919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32848624836">
                <text:p>1.6943284862483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32242116066">
                <text:p>1.6943224211606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31646059102">
                <text:p>1.694316460591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3106027335">
                <text:p>1.694310602733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30484581356">
                <text:p>1.6943048458135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9918808747">
                <text:p>1.694299188087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9362784177">
                <text:p>1.6942936278417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8816339279">
                <text:p>1.6942881633927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8279308604">
                <text:p>1.694282793086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7751529577">
                <text:p>1.6942775152957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7232842444">
                <text:p>1.694272328424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6723090223">
                <text:p>1.6942672309022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6222118655">
                <text:p>1.694262221186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5729776155">
                <text:p>1.694257297761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5245913769">
                <text:p>1.6942524591376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4770385125">
                <text:p>1.694247703851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4303046387">
                <text:p>1.6942430304638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3843756213">
                <text:p>1.6942384375621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3392375711">
                <text:p>1.694233923757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2948768395">
                <text:p>1.694229487683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2512800144">
                <text:p>1.6942251280014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208433916">
                <text:p>1.69422084339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1663255929">
                <text:p>1.694216632559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1249423176">
                <text:p>1.6942124942317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0842715836">
                <text:p>1.6942084271583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0443011003">
                <text:p>1.6942044301100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0050187902">
                <text:p>1.6942005018790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9664127849">
                <text:p>1.6941966412784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9284714211">
                <text:p>1.6941928471421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8911832377">
                <text:p>1.6941891183237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8545369714">
                <text:p>1.694185453697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8185215544">
                <text:p>1.6941818521554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7831261097">
                <text:p>1.6941783126109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7483399489">
                <text:p>1.694174833994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7141525681">
                <text:p>1.6941714152568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6805536453">
                <text:p>1.6941680553645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6475330369">
                <text:p>1.6941647533036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6150807746">
                <text:p>1.6941615080774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5831870624">
                <text:p>1.694158318706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5518422737">
                <text:p>1.6941551842273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5210369482">
                <text:p>1.6941521036948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4907617892">
                <text:p>1.6941490761789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4610076605">
                <text:p>1.6941461007660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4317655838">
                <text:p>1.6941431765583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4030267359">
                <text:p>1.6941403026735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3747824462">
                <text:p>1.694137478244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3470241935">
                <text:p>1.694134702419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3197436042">
                <text:p>1.6941319743604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292932449">
                <text:p>1.69412929324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2665826407">
                <text:p>1.6941266582640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2406862321">
                <text:p>1.6941240686232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2152354127">
                <text:p>1.6941215235412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1902225072">
                <text:p>1.694119022250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1656399728">
                <text:p>1.6941165639972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1414803967">
                <text:p>1.6941141480396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1177364942">
                <text:p>1.6941117736494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0944011062">
                <text:p>1.6941094401106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0714671973">
                <text:p>1.6941071467197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0489278534">
                <text:p>1.694104892785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0267762797">
                <text:p>1.6941026776279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0050057988">
                <text:p>1.6941005005798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9836098482">
                <text:p>1.6940983609848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962581979">
                <text:p>1.694096258197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9419158531">
                <text:p>1.6940941915853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9216052422">
                <text:p>1.694092160524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901644025">
                <text:p>1.69409016440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8820261861">
                <text:p>1.694088202618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8627458137">
                <text:p>1.6940862745813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843797098">
                <text:p>1.694084379709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8251743292">
                <text:p>1.694082517432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8068718962">
                <text:p>1.6940806871896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7888842845">
                <text:p>1.694078888428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7712060749">
                <text:p>1.6940771206074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7538319413">
                <text:p>1.694075383194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7367566495">
                <text:p>1.6940736756649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7199750559">
                <text:p>1.6940719975055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703482105">
                <text:p>1.69407034821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6872728288">
                <text:p>1.694068727282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6713423448">
                <text:p>1.6940671342344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6556858548">
                <text:p>1.6940655685854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640298643">
                <text:p>1.694064029864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6251760752">
                <text:p>1.6940625176075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6103135969">
                <text:p>1.6940610313596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5957067321">
                <text:p>1.6940595706732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5813510818">
                <text:p>1.6940581351081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567242323">
                <text:p>1.694056724232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553376207">
                <text:p>1.694055337620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5397485586">
                <text:p>1.6940539748558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5263552741">
                <text:p>1.6940526355274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5131923209">
                <text:p>1.694051319232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5002557355">
                <text:p>1.6940500255735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4875416231">
                <text:p>1.6940487541623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4750461556">
                <text:p>1.6940475046155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462765571">
                <text:p>1.694046276557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4506961721">
                <text:p>1.694045069617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4388343253">
                <text:p>1.6940438834325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4271764598">
                <text:p>1.6940427176459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4157190661">
                <text:p>1.6940415719066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4044586951">
                <text:p>1.6940404458695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3933919573">
                <text:p>1.694039339195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3825155213">
                <text:p>1.694038251552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3718261133">
                <text:p>1.694037182611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3613205158">
                <text:p>1.6940361320515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3509955666">
                <text:p>1.6940350995566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3408481582">
                <text:p>1.6940340848158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3308752363">
                <text:p>1.6940330875236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3210737993">
                <text:p>1.6940321073799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3114408975">
                <text:p>1.694031144089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3019736315">
                <text:p>1.6940301973631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2926691524">
                <text:p>1.694029266915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2835246598">
                <text:p>1.6940283524659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2745374019">
                <text:p>1.6940274537401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265704674">
                <text:p>1.694026570467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2570238182">
                <text:p>1.6940257023818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2484922222">
                <text:p>1.694024849222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2401073186">
                <text:p>1.6940240107318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2318665844">
                <text:p>1.694023186658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2237675399">
                <text:p>1.6940223767539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2158077481">
                <text:p>1.6940215807748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2079848138">
                <text:p>1.6940207984813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2002963834">
                <text:p>1.6940200296383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1927401433">
                <text:p>1.6940192740143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1853138202">
                <text:p>1.694018531382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1780151796">
                <text:p>1.6940178015179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1708420255">
                <text:p>1.694017084202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1637921999">
                <text:p>1.6940163792199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1568635818">
                <text:p>1.694015686358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1500540865">
                <text:p>1.6940150054086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1433616654">
                <text:p>1.694014336166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1367843053">
                <text:p>1.6940136784305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1303200272">
                <text:p>1.6940130320027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1239668865">
                <text:p>1.6940123966886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1177229721">
                <text:p>1.694011772297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1115864054">
                <text:p>1.6940111586405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1055553406">
                <text:p>1.6940105555340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996279632">
                <text:p>1.694009962796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938024903">
                <text:p>1.6940093802490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880771695">
                <text:p>1.6940088077169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824502785">
                <text:p>1.6940082450278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769201247">
                <text:p>1.6940076920124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714850447">
                <text:p>1.6940071485044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661434036">
                <text:p>1.6940066143403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608935947">
                <text:p>1.6940060893594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557340388">
                <text:p>1.6940055734038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50663184">
                <text:p>1.694005066318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456795051">
                <text:p>1.6940045679505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407815031">
                <text:p>1.6940040781503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359677047">
                <text:p>1.6940035967704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312366622">
                <text:p>1.694003123666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265869525">
                <text:p>1.694002658695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220171771">
                <text:p>1.6940022017177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175259617">
                <text:p>1.6940017525961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131119553">
                <text:p>1.6940013111955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087738306">
                <text:p>1.6940008773830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045102827">
                <text:p>1.6940004510282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00003200294">
                <text:p>1.6940000320029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962018104">
                <text:p>1.6939996201810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921543872">
                <text:p>1.6939992154387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881765426">
                <text:p>1.6939988176542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842670803">
                <text:p>1.6939984267080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804248244">
                <text:p>1.6939980424824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766486195">
                <text:p>1.6939976648619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7293733">
                <text:p>1.6939972937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692898398">
                <text:p>1.6939969289839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657050519">
                <text:p>1.6939965705051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621818883">
                <text:p>1.693996218188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587192894">
                <text:p>1.6939958719289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553162141">
                <text:p>1.6939955316214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519716389">
                <text:p>1.6939951971638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486845581">
                <text:p>1.6939948684558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454539831">
                <text:p>1.6939945453983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422789425">
                <text:p>1.693994227894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391584815">
                <text:p>1.693993915848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360916617">
                <text:p>1.6939936091661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33077561">
                <text:p>1.693993307756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30115273">
                <text:p>1.693993011527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272039068">
                <text:p>1.6939927203906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243425872">
                <text:p>1.6939924342587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215304535">
                <text:p>1.693992153045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187666603">
                <text:p>1.6939918766660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160503765">
                <text:p>1.693991605037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133807852">
                <text:p>1.6939913380785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107570839">
                <text:p>1.6939910757083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081784835">
                <text:p>1.6939908178483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056442086">
                <text:p>1.6939905644208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031534974">
                <text:p>1.6939903153497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9007056007">
                <text:p>1.6939900705600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982997827">
                <text:p>1.6939898299782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959353198">
                <text:p>1.6939895935319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936115013">
                <text:p>1.693989361150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913276282">
                <text:p>1.6939891327628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890830139">
                <text:p>1.693988908301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868769836">
                <text:p>1.6939886876983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847088738">
                <text:p>1.6939884708873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825780328">
                <text:p>1.6939882578032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804838198">
                <text:p>1.6939880483819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784256051">
                <text:p>1.6939878425605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764027699">
                <text:p>1.6939876402769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744147061">
                <text:p>1.6939874414706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724608158">
                <text:p>1.6939872460815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705405116">
                <text:p>1.693987054051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686532161">
                <text:p>1.6939868653216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667983619">
                <text:p>1.6939866798361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649753913">
                <text:p>1.693986497539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631837562">
                <text:p>1.6939863183756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614229179">
                <text:p>1.693986142291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59692347">
                <text:p>1.693985969234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579915232">
                <text:p>1.693985799152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563199352">
                <text:p>1.693985631993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546770803">
                <text:p>1.6939854677080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530624646">
                <text:p>1.6939853062464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514756028">
                <text:p>1.6939851475602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499160176">
                <text:p>1.6939849916017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483832403">
                <text:p>1.6939848383240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468768099">
                <text:p>1.6939846876809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453962736">
                <text:p>1.6939845396273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439411863">
                <text:p>1.6939843941186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425111104">
                <text:p>1.6939842511110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411056161">
                <text:p>1.6939841105616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397242807">
                <text:p>1.6939839724280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38366689">
                <text:p>1.693983836668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370324329">
                <text:p>1.6939837032432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357211112">
                <text:p>1.6939835721111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344323296">
                <text:p>1.6939834432329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331657007">
                <text:p>1.6939833165700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319208437">
                <text:p>1.693983192084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306973844">
                <text:p>1.6939830697384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294949549">
                <text:p>1.6939829494954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283131937">
                <text:p>1.6939828313193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271517456">
                <text:p>1.6939827151745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260102614">
                <text:p>1.6939826010261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248883978">
                <text:p>1.6939824888397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237858177">
                <text:p>1.6939823785817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227021896">
                <text:p>1.6939822702189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216371876">
                <text:p>1.6939821637187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205904917">
                <text:p>1.6939820590491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195617871">
                <text:p>1.6939819561787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185507646">
                <text:p>1.6939818550764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175571202">
                <text:p>1.693981755712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165805553">
                <text:p>1.6939816580555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156207762">
                <text:p>1.6939815620776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146774943">
                <text:p>1.6939814677494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137504262">
                <text:p>1.6939813750426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128392931">
                <text:p>1.6939812839293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119438211">
                <text:p>1.693981194382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110637411">
                <text:p>1.6939811063741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101987883">
                <text:p>1.6939810198788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093487029">
                <text:p>1.693980934870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085132292">
                <text:p>1.6939808513229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07692116">
                <text:p>1.693980769211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068851166">
                <text:p>1.6939806885116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060919884">
                <text:p>1.693980609198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053124928">
                <text:p>1.6939805312492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045463957">
                <text:p>1.6939804546395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037934665">
                <text:p>1.6939803793466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030534791">
                <text:p>1.693980305347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02326211">
                <text:p>1.693980232621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016114435">
                <text:p>1.6939801611443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009089617">
                <text:p>1.6939800908961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8002185545">
                <text:p>1.693980021855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995400144">
                <text:p>1.6939799540014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988731373">
                <text:p>1.6939798873137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982177227">
                <text:p>1.6939798217722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975735737">
                <text:p>1.6939797573573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969404966">
                <text:p>1.6939796940496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963183011">
                <text:p>1.693979631830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957068002">
                <text:p>1.6939795706800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951058099">
                <text:p>1.6939795105809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945151497">
                <text:p>1.6939794515149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93934642">
                <text:p>1.693979393464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933641123">
                <text:p>1.6939793364112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928033891">
                <text:p>1.693979280338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922523037">
                <text:p>1.6939792252303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917106906">
                <text:p>1.6939791710690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91178387">
                <text:p>1.693979117838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906552327">
                <text:p>1.6939790655232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901410706">
                <text:p>1.6939790141070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896357461">
                <text:p>1.6939789635746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891391073">
                <text:p>1.6939789139107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886510048">
                <text:p>1.6939788651004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881712921">
                <text:p>1.6939788171292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876998247">
                <text:p>1.6939787699824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97872364611">
                <text:p>1.69397872364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